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9.34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4.3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IPO</text:p>
          </table:table-cell>
          <table:table-cell table:style-name="ce1" office:value-type="string" calcext:value-type="string">
            <text:p>First Value</text:p>
          </table:table-cell>
          <table:table-cell table:style-name="ce1" office:value-type="string" calcext:value-type="string">
            <text:p>Last Value</text:p>
          </table:table-cell>
          <table:table-cell table:style-name="ce1" office:value-type="string" calcext:value-type="string">
            <text:p>Last Date</text:p>
          </table:table-cell>
          <table:table-cell table:style-name="ce1" office:value-type="string" calcext:value-type="string">
            <text:p>How Much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1999-08-03 00:00:00-04:00</text:p>
          </table:table-cell>
          <table:table-cell office:value-type="float" office:value="21.75" calcext:value-type="float">
            <text:p>21,75</text:p>
          </table:table-cell>
          <table:table-cell office:value-type="float" office:value="7.6399998664856" calcext:value-type="float">
            <text:p>7,6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735638322501" calcext:value-type="float">
            <text:p>-64,873563832250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983-08-1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0.9599990844727" calcext:value-type="float">
            <text:p>40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2021-06-10 00:00:00-04:00</text:p>
          </table:table-cell>
          <table:table-cell office:value-type="float" office:value="21.5" calcext:value-type="float">
            <text:p>21,5</text:p>
          </table:table-cell>
          <table:table-cell office:value-type="float" office:value="3.8199999332428" calcext:value-type="float">
            <text:p>3,81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2325584500335" calcext:value-type="float">
            <text:p>-82,2325584500335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011-01-26 00:00:00-05:00</text:p>
          </table:table-cell>
          <table:table-cell office:value-type="float" office:value="1.29999995231628" calcext:value-type="float">
            <text:p>1,29999995231628</text:p>
          </table:table-cell>
          <table:table-cell office:value-type="float" office:value="0.72000002861023" calcext:value-type="float">
            <text:p>0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615380383102" calcext:value-type="float">
            <text:p>-44,61538038310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20-11-23 00:00:00-05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1454733649336" calcext:value-type="float">
            <text:p>-79,1454733649336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2021-11-03 00:00:00-04:00</text:p>
          </table:table-cell>
          <table:table-cell office:value-type="float" office:value="13.7700004577637" calcext:value-type="float">
            <text:p>13,7700004577637</text:p>
          </table:table-cell>
          <table:table-cell office:value-type="float" office:value="11.539999961853" calcext:value-type="float">
            <text:p>11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1946290615651" calcext:value-type="float">
            <text:p>-16,1946290615651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014-03-28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7692301823543" calcext:value-type="float">
            <text:p>-71,7692301823543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988-03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9399995803833" calcext:value-type="float">
            <text:p>8,93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2020-12-11 00:00:00-05:00</text:p>
          </table:table-cell>
          <table:table-cell office:value-type="float" office:value="40" calcext:value-type="float">
            <text:p>40</text:p>
          </table:table-cell>
          <table:table-cell office:value-type="float" office:value="16.1000003814697" calcext:value-type="float">
            <text:p>16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7499990463257" calcext:value-type="float">
            <text:p>-59,7499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2022-03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666666666667" calcext:value-type="float">
            <text:p>-84,166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1997-07-02 00:00:00-04:00</text:p>
          </table:table-cell>
          <table:table-cell office:value-type="float" office:value="6.875" calcext:value-type="float">
            <text:p>6,875</text:p>
          </table:table-cell>
          <table:table-cell office:value-type="float" office:value="2.66000008583069" calcext:value-type="float">
            <text:p>2,660000085830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3090896606445" calcext:value-type="float">
            <text:p>-61,3090896606445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2020-12-18 00:00:00-05:00</text:p>
          </table:table-cell>
          <table:table-cell office:value-type="float" office:value="45.5099983215332" calcext:value-type="float">
            <text:p>45,5099983215332</text:p>
          </table:table-cell>
          <table:table-cell office:value-type="float" office:value="7.21000003814697" calcext:value-type="float">
            <text:p>7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573273916481" calcext:value-type="float">
            <text:p>-84,1573273916481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021-09-22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0.330000013113022" calcext:value-type="float">
            <text:p>0,33000001311302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263156514419" calcext:value-type="float">
            <text:p>-96,5263156514419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4-03-21 00:00:00-04:00</text:p>
          </table:table-cell>
          <table:table-cell office:value-type="float" office:value="13.4662086284174" calcext:value-type="float">
            <text:p>13,4662086284174</text:p>
          </table:table-cell>
          <table:table-cell office:value-type="float" office:value="14.0900001525879" calcext:value-type="float">
            <text:p>14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.63227283479119" calcext:value-type="float">
            <text:p>4,63227283479119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2018-02-16 00:00:00-05:00</text:p>
          </table:table-cell>
          <table:table-cell office:value-type="float" office:value="69.75" calcext:value-type="float">
            <text:p>69,75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8028674655491" calcext:value-type="float">
            <text:p>-88,802867465549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992-12-16 00:00:00-05:00</text:p>
          </table:table-cell>
          <table:table-cell office:value-type="float" office:value="0.0831056162714958" calcext:value-type="float">
            <text:p>0,0831056162714958</text:p>
          </table:table-cell>
          <table:table-cell office:value-type="float" office:value="99.4000015258789" calcext:value-type="float">
            <text:p>99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506.840049355" calcext:value-type="float">
            <text:p>119506,840049355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2.3800010681152" calcext:value-type="float">
            <text:p>52,38000106811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2020-12-11 00:00:00-05:00</text:p>
          </table:table-cell>
          <table:table-cell office:value-type="float" office:value="61" calcext:value-type="float">
            <text:p>61</text:p>
          </table:table-cell>
          <table:table-cell office:value-type="float" office:value="6.40999984741211" calcext:value-type="float">
            <text:p>6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4918035288326" calcext:value-type="float">
            <text:p>-89,4918035288326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1996-09-26 00:00:00-04:00</text:p>
          </table:table-cell>
          <table:table-cell office:value-type="float" office:value="7.31151659166491" calcext:value-type="float">
            <text:p>7,31151659166491</text:p>
          </table:table-cell>
          <table:table-cell office:value-type="float" office:value="22.2399997711182" calcext:value-type="float">
            <text:p>22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177655788563" calcext:value-type="float">
            <text:p>204,177655788563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2.5699996948242" calcext:value-type="float">
            <text:p>42,5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021-07-22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7142854645139" calcext:value-type="float">
            <text:p>-93,7142854645139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020-10-02 00:00:00-04:00</text:p>
          </table:table-cell>
          <table:table-cell office:value-type="float" office:value="11.9956690962381" calcext:value-type="float">
            <text:p>11,9956690962381</text:p>
          </table:table-cell>
          <table:table-cell office:value-type="float" office:value="61.7200012207031" calcext:value-type="float">
            <text:p>61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414.519037875583" calcext:value-type="float">
            <text:p>414,519037875583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004-05-27 00:00:00-04:00</text:p>
          </table:table-cell>
          <table:table-cell office:value-type="float" office:value="7.44000005722046" calcext:value-type="float">
            <text:p>7,44000005722046</text:p>
          </table:table-cell>
          <table:table-cell office:value-type="float" office:value="21.6599998474121" calcext:value-type="float">
            <text:p>21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129027968101" calcext:value-type="float">
            <text:p>191,129027968101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1993-05-27 00:00:00-04:00</text:p>
          </table:table-cell>
          <table:table-cell office:value-type="float" office:value="4.03787256653901" calcext:value-type="float">
            <text:p>4,03787256653901</text:p>
          </table:table-cell>
          <table:table-cell office:value-type="float" office:value="13.5900001525879" calcext:value-type="float">
            <text:p>13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6.563374119464" calcext:value-type="float">
            <text:p>236,563374119464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017-08-24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9.48999977111816" calcext:value-type="float">
            <text:p>9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16326952635961" calcext:value-type="float">
            <text:p>-3,16326952635961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2005-08-17 00:00:00-04:00</text:p>
          </table:table-cell>
          <table:table-cell office:value-type="float" office:value="19.1251893191225" calcext:value-type="float">
            <text:p>19,1251893191225</text:p>
          </table:table-cell>
          <table:table-cell office:value-type="float" office:value="4.86999988555908" calcext:value-type="float">
            <text:p>4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5362003779499" calcext:value-type="float">
            <text:p>-74,5362003779499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2020-07-01 00:00:00-04:00</text:p>
          </table:table-cell>
          <table:table-cell office:value-type="float" office:value="0.550000011920929" calcext:value-type="float">
            <text:p>0,550000011920929</text:p>
          </table:table-cell>
          <table:table-cell office:value-type="float" office:value="11.8699998855591" calcext:value-type="float">
            <text:p>11,8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8.18175059705" calcext:value-type="float">
            <text:p>2058,18175059705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2017-03-16 00:00:00-04:00</text:p>
          </table:table-cell>
          <table:table-cell office:value-type="float" office:value="2.75" calcext:value-type="float">
            <text:p>2,75</text:p>
          </table:table-cell>
          <table:table-cell office:value-type="float" office:value="15.710000038147" calcext:value-type="float">
            <text:p>15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71.27272865989" calcext:value-type="float">
            <text:p>471,27272865989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1995-02-24 00:00:00-05:00</text:p>
          </table:table-cell>
          <table:table-cell office:value-type="float" office:value="3.1041669845581" calcext:value-type="float">
            <text:p>3,1041669845581</text:p>
          </table:table-cell>
          <table:table-cell office:value-type="float" office:value="24.3500003814697" calcext:value-type="float">
            <text:p>24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684.429462158463" calcext:value-type="float">
            <text:p>684,429462158463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2015-10-06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8.93000030517578" calcext:value-type="float">
            <text:p>8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181790438565" calcext:value-type="float">
            <text:p>-18,8181790438565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2017-11-02 00:00:00-04:00</text:p>
          </table:table-cell>
          <table:table-cell office:value-type="float" office:value="1.86666703224182" calcext:value-type="float">
            <text:p>1,86666703224182</text:p>
          </table:table-cell>
          <table:table-cell office:value-type="float" office:value="10.3299999237061" calcext:value-type="float">
            <text:p>10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3.392744677125" calcext:value-type="float">
            <text:p>453,392744677125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1994-04-04 00:00:00-04:00</text:p>
          </table:table-cell>
          <table:table-cell office:value-type="float" office:value="7.56119012832642" calcext:value-type="float">
            <text:p>7,56119012832642</text:p>
          </table:table-cell>
          <table:table-cell office:value-type="float" office:value="28.1399993896484" calcext:value-type="float">
            <text:p>28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163626519955" calcext:value-type="float">
            <text:p>272,163626519955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016-10-28 00:00:00-04:00</text:p>
          </table:table-cell>
          <table:table-cell office:value-type="float" office:value="15.0447769996079" calcext:value-type="float">
            <text:p>15,0447769996079</text:p>
          </table:table-cell>
          <table:table-cell office:value-type="float" office:value="53.7400016784668" calcext:value-type="float">
            <text:p>53,7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57.200387083619" calcext:value-type="float">
            <text:p>257,200387083619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021-03-24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13.539999961853" calcext:value-type="float">
            <text:p>13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6875001192093" calcext:value-type="float">
            <text:p>-57,6875001192093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2018-05-31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1.2600002288818" calcext:value-type="float">
            <text:p>11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0824788689855" calcext:value-type="float">
            <text:p>16,0824788689855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019-06-27 00:00:00-04:00</text:p>
          </table:table-cell>
          <table:table-cell office:value-type="float" office:value="39.0099983215332" calcext:value-type="float">
            <text:p>39,0099983215332</text:p>
          </table:table-cell>
          <table:table-cell office:value-type="float" office:value="6.51999998092651" calcext:value-type="float">
            <text:p>6,5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2863361664706" calcext:value-type="float">
            <text:p>-83,2863361664706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009-10-28 00:00:00-04:00</text:p>
          </table:table-cell>
          <table:table-cell office:value-type="float" office:value="9.39999961853027" calcext:value-type="float">
            <text:p>9,39999961853027</text:p>
          </table:table-cell>
          <table:table-cell office:value-type="float" office:value="82.1500015258789" calcext:value-type="float">
            <text:p>82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773.9362219115" calcext:value-type="float">
            <text:p>773,9362219115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018-01-26 00:00:00-05:00</text:p>
          </table:table-cell>
          <table:table-cell office:value-type="float" office:value="130.339996337891" calcext:value-type="float">
            <text:p>130,339996337891</text:p>
          </table:table-cell>
          <table:table-cell office:value-type="float" office:value="6.42999982833862" calcext:value-type="float">
            <text:p>6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667484970081" calcext:value-type="float">
            <text:p>-95,0667484970081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2016-10-17 00:00:00-04:00</text:p>
          </table:table-cell>
          <table:table-cell office:value-type="float" office:value="49.3764121636627" calcext:value-type="float">
            <text:p>49,3764121636627</text:p>
          </table:table-cell>
          <table:table-cell office:value-type="float" office:value="34.4700012207031" calcext:value-type="float">
            <text:p>3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1893359394986" calcext:value-type="float">
            <text:p>-30,1893359394986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2013-10-17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3.47000002861023" calcext:value-type="float">
            <text:p>3,47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4285710198539" calcext:value-type="float">
            <text:p>-50,4285710198539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1991-06-2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5099983215332" calcext:value-type="float">
            <text:p>42,50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21-04-20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.46000003814697" calcext:value-type="float">
            <text:p>1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999996185303" calcext:value-type="float">
            <text:p>-85,39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994-08-10 00:00:00-04:00</text:p>
          </table:table-cell>
          <table:table-cell office:value-type="float" office:value="3.71023240980211" calcext:value-type="float">
            <text:p>3,71023240980211</text:p>
          </table:table-cell>
          <table:table-cell office:value-type="float" office:value="8.69999980926514" calcext:value-type="float">
            <text:p>8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134.486653350353" calcext:value-type="float">
            <text:p>134,486653350353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995-11-17 00:00:00-05:00</text:p>
          </table:table-cell>
          <table:table-cell office:value-type="float" office:value="10.6442250013351" calcext:value-type="float">
            <text:p>10,6442250013351</text:p>
          </table:table-cell>
          <table:table-cell office:value-type="float" office:value="85.0999984741211" calcext:value-type="float">
            <text:p>85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699.494547169443" calcext:value-type="float">
            <text:p>699,494547169443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2016-09-15 00:00:00-04:00</text:p>
          </table:table-cell>
          <table:table-cell office:value-type="float" office:value="11.7700177621848" calcext:value-type="float">
            <text:p>11,7700177621848</text:p>
          </table:table-cell>
          <table:table-cell office:value-type="float" office:value="36.3600006103516" calcext:value-type="float">
            <text:p>36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920524548149" calcext:value-type="float">
            <text:p>208,920524548149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2020-01-02 00:00:00-05:00</text:p>
          </table:table-cell>
          <table:table-cell office:value-type="float" office:value="10.3999996185303" calcext:value-type="float">
            <text:p>10,3999996185303</text:p>
          </table:table-cell>
          <table:table-cell office:value-type="float" office:value="1.19000005722046" calcext:value-type="float">
            <text:p>1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576913377942" calcext:value-type="float">
            <text:p>-88,5576913377942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006-06-27 00:00:00-04:00</text:p>
          </table:table-cell>
          <table:table-cell office:value-type="float" office:value="41.25" calcext:value-type="float">
            <text:p>41,25</text:p>
          </table:table-cell>
          <table:table-cell office:value-type="float" office:value="1.69000005722046" calcext:value-type="float">
            <text:p>1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03030164314" calcext:value-type="float">
            <text:p>-95,903030164314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1981-02-02 00:00:00-05:00</text:p>
          </table:table-cell>
          <table:table-cell office:value-type="float" office:value="1.66429507850453" calcext:value-type="float">
            <text:p>1,66429507850453</text:p>
          </table:table-cell>
          <table:table-cell office:value-type="float" office:value="56.3499984741211" calcext:value-type="float">
            <text:p>56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3285.81776764941" calcext:value-type="float">
            <text:p>3285,81776764941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2021-06-30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21.1499996185303" calcext:value-type="float">
            <text:p>21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4642870766776" calcext:value-type="float">
            <text:p>-24,4642870766776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007-01-23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101.830001831055" calcext:value-type="float">
            <text:p>101,8300018310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7.320007324219" calcext:value-type="float">
            <text:p>307,320007324219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019-02-28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6.2700004577637" calcext:value-type="float">
            <text:p>16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6010476779858" calcext:value-type="float">
            <text:p>68,6010476779858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020-02-27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1.02999997138977" calcext:value-type="float">
            <text:p>1,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2708340576953" calcext:value-type="float">
            <text:p>-89,2708340576953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2021-01-11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0.175999999046326" calcext:value-type="float">
            <text:p>0,1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4000000086698" calcext:value-type="float">
            <text:p>-98,4000000086698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2021-03-19 00:00:00-04:00</text:p>
          </table:table-cell>
          <table:table-cell office:value-type="float" office:value="16.6264791074006" calcext:value-type="float">
            <text:p>16,6264791074006</text:p>
          </table:table-cell>
          <table:table-cell office:value-type="float" office:value="11.0900001525879" calcext:value-type="float">
            <text:p>11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2991664624196" calcext:value-type="float">
            <text:p>-33,2991664624196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2014-09-12 00:00:00-04:00</text:p>
          </table:table-cell>
          <table:table-cell office:value-type="float" office:value="6.94999980926514" calcext:value-type="float">
            <text:p>6,94999980926514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4100715969298" calcext:value-type="float">
            <text:p>-87,4100715969298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2000-02-08 00:00:00-05:00</text:p>
          </table:table-cell>
          <table:table-cell office:value-type="float" office:value="309.862609863281" calcext:value-type="float">
            <text:p>309,862609863281</text:p>
          </table:table-cell>
          <table:table-cell office:value-type="float" office:value="1.54999995231628" calcext:value-type="float">
            <text:p>1,5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49977832014" calcext:value-type="float">
            <text:p>-99,49977832014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021-04-23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16.0100002288818" calcext:value-type="float">
            <text:p>16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249215016075206" calcext:value-type="float">
            <text:p>-0,249215016075206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75" calcext:value-type="float">
            <text:p>77,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013-07-24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24.9300003051758" calcext:value-type="float">
            <text:p>24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0344817062904" calcext:value-type="float">
            <text:p>-14,0344817062904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994-04-15 00:00:00-04:00</text:p>
          </table:table-cell>
          <table:table-cell office:value-type="float" office:value="2.34376493784097" calcext:value-type="float">
            <text:p>2,34376493784097</text:p>
          </table:table-cell>
          <table:table-cell office:value-type="float" office:value="68.2799987792969" calcext:value-type="float">
            <text:p>68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2813.26138030697" calcext:value-type="float">
            <text:p>2813,26138030697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003-07-23 00:00:00-04:00</text:p>
          </table:table-cell>
          <table:table-cell office:value-type="float" office:value="0.300000011920929" calcext:value-type="float">
            <text:p>0,300000011920929</text:p>
          </table:table-cell>
          <table:table-cell office:value-type="float" office:value="18.1900005340576" calcext:value-type="float">
            <text:p>18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5963.33327041732" calcext:value-type="float">
            <text:p>5963,33327041732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021-10-29 00:00:00-04:00</text:p>
          </table:table-cell>
          <table:table-cell office:value-type="float" office:value="12.3077055740974" calcext:value-type="float">
            <text:p>12,3077055740974</text:p>
          </table:table-cell>
          <table:table-cell office:value-type="float" office:value="5.01000022888184" calcext:value-type="float">
            <text:p>5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2937920173699" calcext:value-type="float">
            <text:p>-59,2937920173699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19-06-20 00:00:00-04:00</text:p>
          </table:table-cell>
          <table:table-cell office:value-type="float" office:value="16.1599998474121" calcext:value-type="float">
            <text:p>16,15999984741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78.465349164012" calcext:value-type="float">
            <text:p>178,465349164012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2015-06-04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2.76999998092651" calcext:value-type="float">
            <text:p>2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7500004768372" calcext:value-type="float">
            <text:p>-30,75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2021-04-16 00:00:00-04:00</text:p>
          </table:table-cell>
          <table:table-cell office:value-type="float" office:value="26" calcext:value-type="float">
            <text:p>26</text:p>
          </table:table-cell>
          <table:table-cell office:value-type="float" office:value="7.19000005722046" calcext:value-type="float">
            <text:p>7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3461536260752" calcext:value-type="float">
            <text:p>-72,3461536260752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93-03-19 00:00:00-05:00</text:p>
          </table:table-cell>
          <table:table-cell office:value-type="float" office:value="7.80035328378483" calcext:value-type="float">
            <text:p>7,80035328378483</text:p>
          </table:table-cell>
          <table:table-cell office:value-type="float" office:value="177.960006713867" calcext:value-type="float">
            <text:p>177,960006713867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1.43521504091" calcext:value-type="float">
            <text:p>2181,43521504091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015-06-26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45.9099998474121" calcext:value-type="float">
            <text:p>45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86.043626353594" calcext:value-type="float">
            <text:p>186,043626353594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1987-09-30 00:00:00-04:00</text:p>
          </table:table-cell>
          <table:table-cell office:value-type="float" office:value="8.95993089384746" calcext:value-type="float">
            <text:p>8,95993089384746</text:p>
          </table:table-cell>
          <table:table-cell office:value-type="float" office:value="91.1999969482422" calcext:value-type="float">
            <text:p>91,19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917.864959325375" calcext:value-type="float">
            <text:p>917,864959325375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2019-02-07 00:00:00-05:00</text:p>
          </table:table-cell>
          <table:table-cell office:value-type="float" office:value="18.7000007629395" calcext:value-type="float">
            <text:p>18,7000007629395</text:p>
          </table:table-cell>
          <table:table-cell office:value-type="float" office:value="6.94000005722046" calcext:value-type="float">
            <text:p>6,9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8877017429086" calcext:value-type="float">
            <text:p>-62,8877017429086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03-03-20 00:00:00-05:00</text:p>
          </table:table-cell>
          <table:table-cell office:value-type="float" office:value="2.92237305641174" calcext:value-type="float">
            <text:p>2,92237305641174</text:p>
          </table:table-cell>
          <table:table-cell office:value-type="float" office:value="13.9399995803833" calcext:value-type="float">
            <text:p>13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377.009584720837" calcext:value-type="float">
            <text:p>377,009584720837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2012-06-14 00:00:00-04:00</text:p>
          </table:table-cell>
          <table:table-cell office:value-type="float" office:value="14.1766975237774" calcext:value-type="float">
            <text:p>14,1766975237774</text:p>
          </table:table-cell>
          <table:table-cell office:value-type="float" office:value="19.4400005340576" calcext:value-type="float">
            <text:p>19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1264393660971" calcext:value-type="float">
            <text:p>37,1264393660971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1.5" calcext:value-type="float">
            <text:p>171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1973-05-03 00:00:00-04:00</text:p>
          </table:table-cell>
          <table:table-cell office:value-type="float" office:value="2.02879738807678" calcext:value-type="float">
            <text:p>2,02879738807678</text:p>
          </table:table-cell>
          <table:table-cell office:value-type="float" office:value="22.9099998474121" calcext:value-type="float">
            <text:p>22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9.2404052792" calcext:value-type="float">
            <text:p>1029,2404052792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2020-07-17 00:00:00-04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943888832589" calcext:value-type="float">
            <text:p>-15,7943888832589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021-03-26 00:00:00-04:00</text:p>
          </table:table-cell>
          <table:table-cell office:value-type="float" office:value="19.0499992370606" calcext:value-type="float">
            <text:p>19,0499992370606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1496049235028" calcext:value-type="float">
            <text:p>-63,1496049235028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2021-04-14 00:00:00-04:00</text:p>
          </table:table-cell>
          <table:table-cell office:value-type="float" office:value="41.2599983215332" calcext:value-type="float">
            <text:p>41,2599983215332</text:p>
          </table:table-cell>
          <table:table-cell office:value-type="float" office:value="11.7700004577637" calcext:value-type="float">
            <text:p>11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4735798919773" calcext:value-type="float">
            <text:p>-71,4735798919773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991-07-16 00:00:00-04:00</text:p>
          </table:table-cell>
          <table:table-cell office:value-type="float" office:value="5.125" calcext:value-type="float">
            <text:p>5,125</text:p>
          </table:table-cell>
          <table:table-cell office:value-type="float" office:value="28.8400001525879" calcext:value-type="float">
            <text:p>28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62.731710294398" calcext:value-type="float">
            <text:p>462,731710294398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021-11-03 00:00:00-04:00</text:p>
          </table:table-cell>
          <table:table-cell office:value-type="float" office:value="21.4200000762939" calcext:value-type="float">
            <text:p>21,4200000762939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3510736048684" calcext:value-type="float">
            <text:p>-94,3510736048684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1999-11-29 00:00:00-05:00</text:p>
          </table:table-cell>
          <table:table-cell office:value-type="float" office:value="17.3068111155293" calcext:value-type="float">
            <text:p>17,30681111552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010590510793" calcext:value-type="float">
            <text:p>108,010590510793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2006-12-08 00:00:00-05:00</text:p>
          </table:table-cell>
          <table:table-cell office:value-type="float" office:value="20.1123864510162" calcext:value-type="float">
            <text:p>20,1123864510162</text:p>
          </table:table-cell>
          <table:table-cell office:value-type="float" office:value="104.680000305176" calcext:value-type="float">
            <text:p>104,68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20.475283030805" calcext:value-type="float">
            <text:p>420,475283030805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1973-05-03 00:00:00-04:00</text:p>
          </table:table-cell>
          <table:table-cell office:value-type="float" office:value="2.21393203735352" calcext:value-type="float">
            <text:p>2,21393203735352</text:p>
          </table:table-cell>
          <table:table-cell office:value-type="float" office:value="62.5800018310547" calcext:value-type="float">
            <text:p>62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6.64511715822" calcext:value-type="float">
            <text:p>2726,64511715822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1980-10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5.2599983215332" calcext:value-type="float">
            <text:p>35,2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2018-10-11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6.48999977111816" calcext:value-type="float">
            <text:p>6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500001040372" calcext:value-type="float">
            <text:p>-70,500001040372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2020-07-30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7619047619048" calcext:value-type="float">
            <text:p>-79,7619047619048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1999-07-26 00:00:00-04:00</text:p>
          </table:table-cell>
          <table:table-cell office:value-type="float" office:value="7.26567942301432" calcext:value-type="float">
            <text:p>7,26567942301432</text:p>
          </table:table-cell>
          <table:table-cell office:value-type="float" office:value="12.170000076294" calcext:value-type="float">
            <text:p>12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4998216649223" calcext:value-type="float">
            <text:p>67,4998216649223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010-04-29 00:00:00-04:00</text:p>
          </table:table-cell>
          <table:table-cell office:value-type="float" office:value="18.1100006103516" calcext:value-type="float">
            <text:p>18,1100006103516</text:p>
          </table:table-cell>
          <table:table-cell office:value-type="float" office:value="22.6299991607666" calcext:value-type="float">
            <text:p>22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.9585775708447" calcext:value-type="float">
            <text:p>24,9585775708447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2021-02-08 00:00:00-05:00</text:p>
          </table:table-cell>
          <table:table-cell office:value-type="float" office:value="12.4319306615657" calcext:value-type="float">
            <text:p>12,4319306615657</text:p>
          </table:table-cell>
          <table:table-cell office:value-type="float" office:value="141.970001220703" calcext:value-type="float">
            <text:p>141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1.97870858156" calcext:value-type="float">
            <text:p>1041,97870858156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021-06-25 00:00:00-04:00</text:p>
          </table:table-cell>
          <table:table-cell office:value-type="float" office:value="20.7199993133545" calcext:value-type="float">
            <text:p>20,7199993133545</text:p>
          </table:table-cell>
          <table:table-cell office:value-type="float" office:value="1.84700000286102" calcext:value-type="float">
            <text:p>1,8470000028610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0859070266929" calcext:value-type="float">
            <text:p>-91,0859070266929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2006-06-12 00:00:00-04:00</text:p>
          </table:table-cell>
          <table:table-cell office:value-type="float" office:value="105.599998474121" calcext:value-type="float">
            <text:p>105,599998474121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5587119125411" calcext:value-type="float">
            <text:p>-85,5587119125411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2015-06-17 00:00:00-04:00</text:p>
          </table:table-cell>
          <table:table-cell office:value-type="float" office:value="66" calcext:value-type="float">
            <text:p>66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500000260093" calcext:value-type="float">
            <text:p>-89,500000260093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019-04-25 00:00:00-04:00</text:p>
          </table:table-cell>
          <table:table-cell office:value-type="float" office:value="9.58480072021484" calcext:value-type="float">
            <text:p>9,58480072021484</text:p>
          </table:table-cell>
          <table:table-cell office:value-type="float" office:value="13.3699998855591" calcext:value-type="float">
            <text:p>13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39.4916835084642" calcext:value-type="float">
            <text:p>39,4916835084642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office:value-type="string" calcext:value-type="string">
            <text:p>2017-11-01 00:00:00-04:00</text:p>
          </table:table-cell>
          <table:table-cell office:value-type="float" office:value="17.1000003814697" calcext:value-type="float">
            <text:p>17,10000038146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7.660809842365" calcext:value-type="float">
            <text:p>297,660809842365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2005-03-24 00:00:00-05:00</text:p>
          </table:table-cell>
          <table:table-cell office:value-type="float" office:value="976.5" calcext:value-type="float">
            <text:p>976,5</text:p>
          </table:table-cell>
          <table:table-cell office:value-type="float" office:value="1.39999997615814" calcext:value-type="float">
            <text:p>1,3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566308268143" calcext:value-type="float">
            <text:p>-99,8566308268143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office:value-type="string" calcext:value-type="string">
            <text:p>2006-12-15 00:00:00-05:00</text:p>
          </table:table-cell>
          <table:table-cell office:value-type="float" office:value="11.4748059799985" calcext:value-type="float">
            <text:p>11,4748059799985</text:p>
          </table:table-cell>
          <table:table-cell office:value-type="float" office:value="61.9799995422363" calcext:value-type="float">
            <text:p>61,9799995422363</text:p>
          </table:table-cell>
          <table:table-cell office:value-type="string" calcext:value-type="string">
            <text:p>2023-03-27 00:00:00-04:00</text:p>
          </table:table-cell>
          <table:table-cell office:value-type="float" office:value="440.139847682589" calcext:value-type="float">
            <text:p>440,139847682589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2021-02-01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4.30000019073486" calcext:value-type="float">
            <text:p>4,3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048778626977" calcext:value-type="float">
            <text:p>-58,048778626977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office:value-type="string" calcext:value-type="string">
            <text:p>2020-07-17 00:00:00-04:00</text:p>
          </table:table-cell>
          <table:table-cell office:value-type="float" office:value="37.5" calcext:value-type="float">
            <text:p>37,5</text:p>
          </table:table-cell>
          <table:table-cell office:value-type="float" office:value="6.40999984741211" calcext:value-type="float">
            <text:p>6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9066670735677" calcext:value-type="float">
            <text:p>-82,9066670735677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2018-08-09 00:00:00-04:00</text:p>
          </table:table-cell>
          <table:table-cell office:value-type="float" office:value="14.7152904163707" calcext:value-type="float">
            <text:p>14,7152904163707</text:p>
          </table:table-cell>
          <table:table-cell office:value-type="float" office:value="15.3500003814697" calcext:value-type="float">
            <text:p>15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31326835651761" calcext:value-type="float">
            <text:p>4,31326835651761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office:value-type="string" calcext:value-type="string">
            <text:p>2014-03-17 00:00:00-04:00</text:p>
          </table:table-cell>
          <table:table-cell office:value-type="float" office:value="4.90838454640284" calcext:value-type="float">
            <text:p>4,90838454640284</text:p>
          </table:table-cell>
          <table:table-cell office:value-type="float" office:value="35.3699989318848" calcext:value-type="float">
            <text:p>35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620.603664963578" calcext:value-type="float">
            <text:p>620,603664963578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office:value-type="string" calcext:value-type="string">
            <text:p>2013-05-01 00:00:00-04:00</text:p>
          </table:table-cell>
          <table:table-cell office:value-type="float" office:value="18.6100006103516" calcext:value-type="float">
            <text:p>18,6100006103516</text:p>
          </table:table-cell>
          <table:table-cell office:value-type="float" office:value="14.5600004196167" calcext:value-type="float">
            <text:p>14,5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7624935943425" calcext:value-type="float">
            <text:p>-21,7624935943425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2012-10-10 00:00:00-04:00</text:p>
          </table:table-cell>
          <table:table-cell office:value-type="float" office:value="6.71000003814697" calcext:value-type="float">
            <text:p>6,71000003814697</text:p>
          </table:table-cell>
          <table:table-cell office:value-type="float" office:value="65.0599975585938" calcext:value-type="float">
            <text:p>65,0599975585938</text:p>
          </table:table-cell>
          <table:table-cell office:value-type="string" calcext:value-type="string">
            <text:p>2023-05-05 00:00:00-04:00</text:p>
          </table:table-cell>
          <table:table-cell office:value-type="float" office:value="869.597573602409" calcext:value-type="float">
            <text:p>869,597573602409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office:value-type="string" calcext:value-type="string">
            <text:p>2011-06-16 00:00:00-04:00</text:p>
          </table:table-cell>
          <table:table-cell office:value-type="float" office:value="31.1499996185303" calcext:value-type="float">
            <text:p>31,1499996185303</text:p>
          </table:table-cell>
          <table:table-cell office:value-type="float" office:value="15.0299997329712" calcext:value-type="float">
            <text:p>15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7495989822412" calcext:value-type="float">
            <text:p>-51,7495989822412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1982-04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920000076294" calcext:value-type="float">
            <text:p>17,92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2018-10-18 00:00:00-04:00</text:p>
          </table:table-cell>
          <table:table-cell office:value-type="float" office:value="29.4991836547852" calcext:value-type="float">
            <text:p>29,4991836547852</text:p>
          </table:table-cell>
          <table:table-cell office:value-type="float" office:value="17.2900009155273" calcext:value-type="float">
            <text:p>1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388205457263" calcext:value-type="float">
            <text:p>-41,388205457263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office:value-type="string" calcext:value-type="string">
            <text:p>2010-07-22 00:00:00-04:00</text:p>
          </table:table-cell>
          <table:table-cell office:value-type="float" office:value="10.25" calcext:value-type="float">
            <text:p>10,25</text:p>
          </table:table-cell>
          <table:table-cell office:value-type="float" office:value="42.9799995422363" calcext:value-type="float">
            <text:p>42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9.317068704745" calcext:value-type="float">
            <text:p>319,317068704745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office:value-type="string" calcext:value-type="string">
            <text:p>1987-03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5299987792969" calcext:value-type="float">
            <text:p>77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2011-01-13 00:00:00-05:00</text:p>
          </table:table-cell>
          <table:table-cell office:value-type="float" office:value="14.8055964638831" calcext:value-type="float">
            <text:p>14,8055964638831</text:p>
          </table:table-cell>
          <table:table-cell office:value-type="float" office:value="19.0300006866455" calcext:value-type="float">
            <text:p>19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5324825181307" calcext:value-type="float">
            <text:p>28,5324825181307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1999-01-29 00:00:00-05:00</text:p>
          </table:table-cell>
          <table:table-cell office:value-type="float" office:value="14.2713963624203" calcext:value-type="float">
            <text:p>14,2713963624203</text:p>
          </table:table-cell>
          <table:table-cell office:value-type="float" office:value="7.32999992370606" calcext:value-type="float">
            <text:p>7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6385232561577" calcext:value-type="float">
            <text:p>-48,6385232561577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1994-04-14 00:00:00-04:00</text:p>
          </table:table-cell>
          <table:table-cell office:value-type="float" office:value="0.467682358535437" calcext:value-type="float">
            <text:p>0,467682358535437</text:p>
          </table:table-cell>
          <table:table-cell office:value-type="float" office:value="12.8000001907349" calcext:value-type="float">
            <text:p>12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6.90036776638" calcext:value-type="float">
            <text:p>2636,90036776638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2003-12-04 00:00:00-05:00</text:p>
          </table:table-cell>
          <table:table-cell office:value-type="float" office:value="7.62386948761767" calcext:value-type="float">
            <text:p>7,62386948761767</text:p>
          </table:table-cell>
          <table:table-cell office:value-type="float" office:value="38.8499984741211" calcext:value-type="float">
            <text:p>38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09.583729590589" calcext:value-type="float">
            <text:p>409,583729590589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1999-04-13 00:00:00-04:00</text:p>
          </table:table-cell>
          <table:table-cell office:value-type="float" office:value="5.7234296798706" calcext:value-type="float">
            <text:p>5,7234296798706</text:p>
          </table:table-cell>
          <table:table-cell office:value-type="float" office:value="26.8199996948242" calcext:value-type="float">
            <text:p>26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68.600143531956" calcext:value-type="float">
            <text:p>368,600143531956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office:value-type="string" calcext:value-type="string">
            <text:p>2007-11-09 00:00:00-05:00</text:p>
          </table:table-cell>
          <table:table-cell office:value-type="float" office:value="30" calcext:value-type="float">
            <text:p>30</text:p>
          </table:table-cell>
          <table:table-cell office:value-type="float" office:value="5.21000003814697" calcext:value-type="float">
            <text:p>5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6333332061768" calcext:value-type="float">
            <text:p>-82,6333332061768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office:value-type="string" calcext:value-type="string">
            <text:p>1983-02-2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170000076294" calcext:value-type="float">
            <text:p>12,17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1973-02-21 00:00:00-05:00</text:p>
          </table:table-cell>
          <table:table-cell office:value-type="float" office:value="0.553479731082916" calcext:value-type="float">
            <text:p>0,553479731082916</text:p>
          </table:table-cell>
          <table:table-cell office:value-type="float" office:value="91.129997253418" calcext:value-type="float">
            <text:p>91,129997253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64.9204181546" calcext:value-type="float">
            <text:p>16364,9204181546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1987-03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6000003814697" calcext:value-type="float">
            <text:p>18,60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office:value-type="string" calcext:value-type="string">
            <text:p>2020-09-17 00:00:00-04:00</text:p>
          </table:table-cell>
          <table:table-cell office:value-type="float" office:value="25.5100002288818" calcext:value-type="float">
            <text:p>25,5100002288818</text:p>
          </table:table-cell>
          <table:table-cell office:value-type="float" office:value="2.02999997138977" calcext:value-type="float">
            <text:p>2,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0423365222418" calcext:value-type="float">
            <text:p>-92,0423365222418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office:value-type="string" calcext:value-type="string">
            <text:p>1986-07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1994-05-19 00:00:00-04:00</text:p>
          </table:table-cell>
          <table:table-cell office:value-type="float" office:value="2.85378718101523" calcext:value-type="float">
            <text:p>2,85378718101523</text:p>
          </table:table-cell>
          <table:table-cell office:value-type="float" office:value="31.0900001525879" calcext:value-type="float">
            <text:p>31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989.429525768899" calcext:value-type="float">
            <text:p>989,429525768899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2005-11-18 00:00:00-05:00</text:p>
          </table:table-cell>
          <table:table-cell office:value-type="float" office:value="4.67510880142598" calcext:value-type="float">
            <text:p>4,67510880142598</text:p>
          </table:table-cell>
          <table:table-cell office:value-type="float" office:value="56.4900016784668" calcext:value-type="float">
            <text:p>56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08.31416075785" calcext:value-type="float">
            <text:p>1108,31416075785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2007-05-31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1.9399995803833" calcext:value-type="float">
            <text:p>11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3750026226044" calcext:value-type="float">
            <text:p>-25,3750026226044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1998-05-01 00:00:00-04:00</text:p>
          </table:table-cell>
          <table:table-cell office:value-type="float" office:value="12.0983925134363" calcext:value-type="float">
            <text:p>12,0983925134363</text:p>
          </table:table-cell>
          <table:table-cell office:value-type="float" office:value="20.7700004577637" calcext:value-type="float">
            <text:p>2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1.6757034845477" calcext:value-type="float">
            <text:p>71,6757034845477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office:value-type="string" calcext:value-type="string">
            <text:p>2017-02-07 00:00:00-05:00</text:p>
          </table:table-cell>
          <table:table-cell office:value-type="float" office:value="3.90000009536743" calcext:value-type="float">
            <text:p>3,90000009536743</text:p>
          </table:table-cell>
          <table:table-cell office:value-type="float" office:value="1.77999997138977" calcext:value-type="float">
            <text:p>1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3589762086385" calcext:value-type="float">
            <text:p>-54,3589762086385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2001-11-13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91.9100036621094" calcext:value-type="float">
            <text:p>91,91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37.666684105283" calcext:value-type="float">
            <text:p>337,666684105283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office:value-type="string" calcext:value-type="string">
            <text:p>2018-05-07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1.87999999523163" calcext:value-type="float">
            <text:p>1,8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9411764986375" calcext:value-type="float">
            <text:p>-88,9411764986375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office:value-type="string" calcext:value-type="string">
            <text:p>2014-06-25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36.7900009155273" calcext:value-type="float">
            <text:p>3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5.571441650391" calcext:value-type="float">
            <text:p>425,571441650391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office:value-type="string" calcext:value-type="string">
            <text:p>2012-04-20 00:00:00-04:00</text:p>
          </table:table-cell>
          <table:table-cell office:value-type="float" office:value="110.385160446167" calcext:value-type="float">
            <text:p>110,385160446167</text:p>
          </table:table-cell>
          <table:table-cell office:value-type="float" office:value="7.26999998092651" calcext:value-type="float">
            <text:p>7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4139698202713" calcext:value-type="float">
            <text:p>-93,4139698202713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office:value-type="string" calcext:value-type="string">
            <text:p>2021-09-28 00:00:00-04:00</text:p>
          </table:table-cell>
          <table:table-cell office:value-type="float" office:value="50" calcext:value-type="float">
            <text:p>50</text:p>
          </table:table-cell>
          <table:table-cell office:value-type="float" office:value="11.2299995422363" calcext:value-type="float">
            <text:p>11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5400009155274" calcext:value-type="float">
            <text:p>-77,5400009155274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office:value-type="string" calcext:value-type="string">
            <text:p>2022-01-07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28.3099994659424" calcext:value-type="float">
            <text:p>28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4.8095212663923" calcext:value-type="float">
            <text:p>34,8095212663923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office:value-type="string" calcext:value-type="string">
            <text:p>2010-09-28 00:00:00-04:00</text:p>
          </table:table-cell>
          <table:table-cell office:value-type="float" office:value="247.5" calcext:value-type="float">
            <text:p>247,5</text:p>
          </table:table-cell>
          <table:table-cell office:value-type="float" office:value="0.850000023841858" calcext:value-type="float">
            <text:p>0,8500000238418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6565656469326" calcext:value-type="float">
            <text:p>-99,6565656469326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office:value-type="string" calcext:value-type="string">
            <text:p>2022-03-25 00:00:00-04:00</text:p>
          </table:table-cell>
          <table:table-cell office:value-type="float" office:value="16.8500003814697" calcext:value-type="float">
            <text:p>16,8500003814697</text:p>
          </table:table-cell>
          <table:table-cell office:value-type="float" office:value="5.17999982833862" calcext:value-type="float">
            <text:p>5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2581619521198" calcext:value-type="float">
            <text:p>-69,2581619521198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2017-01-26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21.2900009155273" calcext:value-type="float">
            <text:p>21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0625057220459" calcext:value-type="float">
            <text:p>33,0625057220459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office:value-type="string" calcext:value-type="string">
            <text:p>2006-08-02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6.25" calcext:value-type="float">
            <text:p>6,25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1996-02-20 00:00:00-05:00</text:p>
          </table:table-cell>
          <table:table-cell office:value-type="float" office:value="3.17176953151029" calcext:value-type="float">
            <text:p>3,17176953151029</text:p>
          </table:table-cell>
          <table:table-cell office:value-type="float" office:value="37.2799987792969" calcext:value-type="float">
            <text:p>37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5.36909314926" calcext:value-type="float">
            <text:p>1075,36909314926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2021-06-17 00:00:00-04:00</text:p>
          </table:table-cell>
          <table:table-cell office:value-type="float" office:value="15.4215055838272" calcext:value-type="float">
            <text:p>15,4215055838272</text:p>
          </table:table-cell>
          <table:table-cell office:value-type="float" office:value="7.8899998664856" calcext:value-type="float">
            <text:p>7,8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8376810967147" calcext:value-type="float">
            <text:p>-48,8376810967147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office:value-type="string" calcext:value-type="string">
            <text:p>2004-06-01 00:00:00-04:00</text:p>
          </table:table-cell>
          <table:table-cell office:value-type="float" office:value="14.170000076294" calcext:value-type="float">
            <text:p>14,170000076294</text:p>
          </table:table-cell>
          <table:table-cell office:value-type="float" office:value="8.53999996185303" calcext:value-type="float">
            <text:p>8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7318283989269" calcext:value-type="float">
            <text:p>-39,7318283989269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office:value-type="string" calcext:value-type="string">
            <text:p>2000-05-05 00:00:00-04:00</text:p>
          </table:table-cell>
          <table:table-cell office:value-type="float" office:value="213.75" calcext:value-type="float">
            <text:p>213,75</text:p>
          </table:table-cell>
          <table:table-cell office:value-type="float" office:value="38.3400001525879" calcext:value-type="float">
            <text:p>38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0631578233507" calcext:value-type="float">
            <text:p>-82,0631578233507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office:value-type="string" calcext:value-type="string">
            <text:p>1993-05-03 00:00:00-04:00</text:p>
          </table:table-cell>
          <table:table-cell office:value-type="float" office:value="4.25" calcext:value-type="float">
            <text:p>4,25</text:p>
          </table:table-cell>
          <table:table-cell office:value-type="float" office:value="26.2099990844727" calcext:value-type="float">
            <text:p>26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6.705860811121" calcext:value-type="float">
            <text:p>516,705860811121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office:value-type="string" calcext:value-type="string">
            <text:p>2015-02-03 00:00:00-05:00</text:p>
          </table:table-cell>
          <table:table-cell office:value-type="float" office:value="39" calcext:value-type="float">
            <text:p>39</text:p>
          </table:table-cell>
          <table:table-cell office:value-type="float" office:value="30.9300003051758" calcext:value-type="float">
            <text:p>3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6923069098057" calcext:value-type="float">
            <text:p>-20,6923069098057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office:value-type="string" calcext:value-type="string">
            <text:p>2012-10-11 00:00:00-04:00</text:p>
          </table:table-cell>
          <table:table-cell office:value-type="float" office:value="30.6618684968165" calcext:value-type="float">
            <text:p>30,6618684968165</text:p>
          </table:table-cell>
          <table:table-cell office:value-type="float" office:value="4.88000011444092" calcext:value-type="float">
            <text:p>4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844659713168" calcext:value-type="float">
            <text:p>-84,0844659713168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1994-07-22 00:00:00-04:00</text:p>
          </table:table-cell>
          <table:table-cell office:value-type="float" office:value="0.331262439489365" calcext:value-type="float">
            <text:p>0,331262439489365</text:p>
          </table:table-cell>
          <table:table-cell office:value-type="float" office:value="7.71000003814697" calcext:value-type="float">
            <text:p>7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7.45977782202" calcext:value-type="float">
            <text:p>2227,45977782202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2020-04-29 00:00:00-04:00</text:p>
          </table:table-cell>
          <table:table-cell office:value-type="float" office:value="10.1300001144409" calcext:value-type="float">
            <text:p>10,1300001144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.176700409289" calcext:value-type="float">
            <text:p>117,176700409289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office:value-type="string" calcext:value-type="string">
            <text:p>1973-05-03 00:00:00-04:00</text:p>
          </table:table-cell>
          <table:table-cell office:value-type="float" office:value="0.110613793134689" calcext:value-type="float">
            <text:p>0,110613793134689</text:p>
          </table:table-cell>
          <table:table-cell office:value-type="float" office:value="40.1100006103516" calcext:value-type="float">
            <text:p>40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6161.3011213814" calcext:value-type="float">
            <text:p>36161,3011213814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2009-09-24 00:00:00-04:00</text:p>
          </table:table-cell>
          <table:table-cell office:value-type="float" office:value="4.63498608996756" calcext:value-type="float">
            <text:p>4,6349860899675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96285890831" calcext:value-type="float">
            <text:p>104,96285890831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office:value-type="string" calcext:value-type="string">
            <text:p>2009-03-11 00:00:00-04:00</text:p>
          </table:table-cell>
          <table:table-cell office:value-type="float" office:value="9.39999961853027" calcext:value-type="float">
            <text:p>9,39999961853027</text:p>
          </table:table-cell>
          <table:table-cell office:value-type="float" office:value="34.8899993896484" calcext:value-type="float">
            <text:p>34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1.170221335643" calcext:value-type="float">
            <text:p>271,170221335643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office:value-type="string" calcext:value-type="string">
            <text:p>2015-06-26 00:00:00-04:00</text:p>
          </table:table-cell>
          <table:table-cell office:value-type="float" office:value="12.1499996185303" calcext:value-type="float">
            <text:p>12,1499996185303</text:p>
          </table:table-cell>
          <table:table-cell office:value-type="float" office:value="135.380004882813" calcext:value-type="float">
            <text:p>135,38000488281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4.23875829873" calcext:value-type="float">
            <text:p>1014,23875829873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office:value-type="string" calcext:value-type="string">
            <text:p>2020-06-12 00:00:00-04:00</text:p>
          </table:table-cell>
          <table:table-cell office:value-type="float" office:value="10.0100002288818" calcext:value-type="float">
            <text:p>10,0100002288818</text:p>
          </table:table-cell>
          <table:table-cell office:value-type="float" office:value="0.469999998807907" calcext:value-type="float">
            <text:p>0,46999999880790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304695423964" calcext:value-type="float">
            <text:p>-95,304695423964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office:value-type="string" calcext:value-type="string">
            <text:p>2017-05-25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4.2999992370605" calcext:value-type="float">
            <text:p>34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666661580404" calcext:value-type="float">
            <text:p>128,666661580404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office:value-type="string" calcext:value-type="string">
            <text:p>2015-05-18 00:00:00-04:00</text:p>
          </table:table-cell>
          <table:table-cell office:value-type="float" office:value="12.1014642715454" calcext:value-type="float">
            <text:p>12,1014642715454</text:p>
          </table:table-cell>
          <table:table-cell office:value-type="float" office:value="15.4099998474121" calcext:value-type="float">
            <text:p>15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3399606991872" calcext:value-type="float">
            <text:p>27,3399606991872</text:p>
          </table:table-cell>
          <table:table-cell table:number-columns-repeated="101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office:value-type="string" calcext:value-type="string">
            <text:p>2022-04-13 00:00:00-04:00</text:p>
          </table:table-cell>
          <table:table-cell office:value-type="float" office:value="4.69999980926514" calcext:value-type="float">
            <text:p>4,69999980926514</text:p>
          </table:table-cell>
          <table:table-cell office:value-type="float" office:value="3.30999994277954" calcext:value-type="float">
            <text:p>3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74466444562" calcext:value-type="float">
            <text:p>-29,574466444562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9.850006103516" calcext:value-type="float">
            <text:p>129,85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2004-04-07 00:00:00-04:00</text:p>
          </table:table-cell>
          <table:table-cell office:value-type="float" office:value="4.64300653072585" calcext:value-type="float">
            <text:p>4,64300653072585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.899720853558" calcext:value-type="float">
            <text:p>147,899720853558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office:value-type="string" calcext:value-type="string">
            <text:p>2007-07-26 00:00:00-04:00</text:p>
          </table:table-cell>
          <table:table-cell office:value-type="float" office:value="6.30000019073486" calcext:value-type="float">
            <text:p>6,30000019073486</text:p>
          </table:table-cell>
          <table:table-cell office:value-type="float" office:value="2.58999991416931" calcext:value-type="float">
            <text:p>2,58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88891495935" calcext:value-type="float">
            <text:p>-58,888891495935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1992-05-13 00:00:00-04:00</text:p>
          </table:table-cell>
          <table:table-cell office:value-type="float" office:value="10.2228356599808" calcext:value-type="float">
            <text:p>10,2228356599808</text:p>
          </table:table-cell>
          <table:table-cell office:value-type="float" office:value="86.7799987792969" calcext:value-type="float">
            <text:p>86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748.883828965515" calcext:value-type="float">
            <text:p>748,883828965515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office:value-type="string" calcext:value-type="string">
            <text:p>2022-02-04 00:00:00-05:00</text:p>
          </table:table-cell>
          <table:table-cell office:value-type="float" office:value="19" calcext:value-type="float">
            <text:p>19</text:p>
          </table:table-cell>
          <table:table-cell office:value-type="float" office:value="43.6199989318848" calcext:value-type="float">
            <text:p>43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578941746762" calcext:value-type="float">
            <text:p>129,578941746762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016-10-05 00:00:00-04:00</text:p>
          </table:table-cell>
          <table:table-cell office:value-type="float" office:value="54.6865081787109" calcext:value-type="float">
            <text:p>54,6865081787109</text:p>
          </table:table-cell>
          <table:table-cell office:value-type="float" office:value="120.839996337891" calcext:value-type="float">
            <text:p>120,8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.968572253682" calcext:value-type="float">
            <text:p>120,968572253682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2020-12-18 00:00:00-05:00</text:p>
          </table:table-cell>
          <table:table-cell office:value-type="float" office:value="10.1499996185303" calcext:value-type="float">
            <text:p>10,1499996185303</text:p>
          </table:table-cell>
          <table:table-cell office:value-type="float" office:value="2.05999994277954" calcext:value-type="float">
            <text:p>2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7044332985125" calcext:value-type="float">
            <text:p>-79,7044332985125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2007-08-21 00:00:00-04:00</text:p>
          </table:table-cell>
          <table:table-cell office:value-type="float" office:value="48.3808840482187" calcext:value-type="float">
            <text:p>48,3808840482187</text:p>
          </table:table-cell>
          <table:table-cell office:value-type="float" office:value="10.1499996185303" calcext:value-type="float">
            <text:p>10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020640448789" calcext:value-type="float">
            <text:p>-79,020640448789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office:value-type="string" calcext:value-type="string">
            <text:p>2020-04-01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28.9300003051758" calcext:value-type="float">
            <text:p>28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8666687011719" calcext:value-type="float">
            <text:p>92,8666687011719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2018-11-05 00:00:00-05:00</text:p>
          </table:table-cell>
          <table:table-cell office:value-type="float" office:value="27.8314068462365" calcext:value-type="float">
            <text:p>27,8314068462365</text:p>
          </table:table-cell>
          <table:table-cell office:value-type="float" office:value="67.7799987792969" calcext:value-type="float">
            <text:p>67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3.537810193243" calcext:value-type="float">
            <text:p>143,537810193243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office:value-type="string" calcext:value-type="string">
            <text:p>2013-05-22 00:00:00-04:00</text:p>
          </table:table-cell>
          <table:table-cell office:value-type="float" office:value="57.75" calcext:value-type="float">
            <text:p>57,75</text:p>
          </table:table-cell>
          <table:table-cell office:value-type="float" office:value="27.0900001525879" calcext:value-type="float">
            <text:p>2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0909088266876" calcext:value-type="float">
            <text:p>-53,0909088266876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office:value-type="string" calcext:value-type="string">
            <text:p>2018-03-15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9.6200008392334" calcext:value-type="float">
            <text:p>19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89999580383301" calcext:value-type="float">
            <text:p>-1,89999580383301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office:value-type="string" calcext:value-type="string">
            <text:p>2020-01-31 00:00:00-05:00</text:p>
          </table:table-cell>
          <table:table-cell office:value-type="float" office:value="23.0599994659424" calcext:value-type="float">
            <text:p>23,0599994659424</text:p>
          </table:table-cell>
          <table:table-cell office:value-type="float" office:value="14.6000003814697" calcext:value-type="float">
            <text:p>14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869006088545" calcext:value-type="float">
            <text:p>-36,6869006088545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2013-08-01 00:00:00-04:00</text:p>
          </table:table-cell>
          <table:table-cell office:value-type="float" office:value="11.4127206802368" calcext:value-type="float">
            <text:p>11,4127206802368</text:p>
          </table:table-cell>
          <table:table-cell office:value-type="float" office:value="13.5100002288818" calcext:value-type="float">
            <text:p>13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8.3766834167495" calcext:value-type="float">
            <text:p>18,3766834167495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2008-01-29 00:00:00-05:00</text:p>
          </table:table-cell>
          <table:table-cell office:value-type="float" office:value="6.15999984741211" calcext:value-type="float">
            <text:p>6,15999984741211</text:p>
          </table:table-cell>
          <table:table-cell office:value-type="float" office:value="4.26000022888184" calcext:value-type="float">
            <text:p>4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8441504154986" calcext:value-type="float">
            <text:p>-30,8441504154986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2012-04-27 00:00:00-04:00</text:p>
          </table:table-cell>
          <table:table-cell office:value-type="float" office:value="6.82989189978349" calcext:value-type="float">
            <text:p>6,82989189978349</text:p>
          </table:table-cell>
          <table:table-cell office:value-type="float" office:value="7.98999977111816" calcext:value-type="float">
            <text:p>7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9857427958918" calcext:value-type="float">
            <text:p>16,9857427958918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1995-08-18 00:00:00-04:00</text:p>
          </table:table-cell>
          <table:table-cell office:value-type="float" office:value="0.163702592253685" calcext:value-type="float">
            <text:p>0,163702592253685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87.2710052299" calcext:value-type="float">
            <text:p>24487,2710052299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1986-11-14 00:00:00-05:00</text:p>
          </table:table-cell>
          <table:table-cell office:value-type="float" office:value="4.14177040611063" calcext:value-type="float">
            <text:p>4,14177040611063</text:p>
          </table:table-cell>
          <table:table-cell office:value-type="float" office:value="29.4300003051758" calcext:value-type="float">
            <text:p>29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610.565710300014" calcext:value-type="float">
            <text:p>610,565710300014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2021-10-22 00:00:00-04:00</text:p>
          </table:table-cell>
          <table:table-cell office:value-type="float" office:value="15.2825365472476" calcext:value-type="float">
            <text:p>15,2825365472476</text:p>
          </table:table-cell>
          <table:table-cell office:value-type="float" office:value="7.07000017166138" calcext:value-type="float">
            <text:p>7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7380450568288" calcext:value-type="float">
            <text:p>-53,7380450568288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2019-07-23 00:00:00-04:00</text:p>
          </table:table-cell>
          <table:table-cell office:value-type="float" office:value="9.72823572591549" calcext:value-type="float">
            <text:p>9,72823572591549</text:p>
          </table:table-cell>
          <table:table-cell office:value-type="float" office:value="8.14999961853027" calcext:value-type="float">
            <text:p>8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2232510791333" calcext:value-type="float">
            <text:p>-16,2232510791333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office:value-type="string" calcext:value-type="string">
            <text:p>2018-08-03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6.57999992370606" calcext:value-type="float">
            <text:p>6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4324328448321" calcext:value-type="float">
            <text:p>-64,4324328448321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2013-05-08 00:00:00-04:00</text:p>
          </table:table-cell>
          <table:table-cell office:value-type="float" office:value="6.50859781050211" calcext:value-type="float">
            <text:p>6,50859781050211</text:p>
          </table:table-cell>
          <table:table-cell office:value-type="float" office:value="12.0200004577637" calcext:value-type="float">
            <text:p>12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6788019128866" calcext:value-type="float">
            <text:p>84,6788019128866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2007-12-03 00:00:00-05:00</text:p>
          </table:table-cell>
          <table:table-cell office:value-type="float" office:value="10.6912662558876" calcext:value-type="float">
            <text:p>10,691266255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232854927296" calcext:value-type="float">
            <text:p>-53,232854927296</text:p>
          </table:table-cell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2020-10-15 00:00:00-04:00</text:p>
          </table:table-cell>
          <table:table-cell office:value-type="float" office:value="29.5" calcext:value-type="float">
            <text:p>29,5</text:p>
          </table:table-cell>
          <table:table-cell office:value-type="float" office:value="18.3600006103516" calcext:value-type="float">
            <text:p>18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7627097954184" calcext:value-type="float">
            <text:p>-37,7627097954184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1980-09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0.3899993896484" calcext:value-type="float">
            <text:p>20,38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office:value-type="string" calcext:value-type="string">
            <text:p>1993-12-16 00:00:00-05:00</text:p>
          </table:table-cell>
          <table:table-cell office:value-type="float" office:value="2925" calcext:value-type="float">
            <text:p>2925</text:p>
          </table:table-cell>
          <table:table-cell office:value-type="float" office:value="40.7000007629395" calcext:value-type="float">
            <text:p>40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085469824636" calcext:value-type="float">
            <text:p>-98,6085469824636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2021-10-27 00:00:00-04:00</text:p>
          </table:table-cell>
          <table:table-cell office:value-type="float" office:value="16.5100002288818" calcext:value-type="float">
            <text:p>16,5100002288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7722595727008" calcext:value-type="float">
            <text:p>-75,7722595727008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office:value-type="string" calcext:value-type="string">
            <text:p>1994-04-28 00:00:00-04:00</text:p>
          </table:table-cell>
          <table:table-cell office:value-type="float" office:value="1.66477656364441" calcext:value-type="float">
            <text:p>1,66477656364441</text:p>
          </table:table-cell>
          <table:table-cell office:value-type="float" office:value="55.1100006103516" calcext:value-type="float">
            <text:p>55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210.35418288859" calcext:value-type="float">
            <text:p>3210,35418288859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2013-03-07 00:00:00-05:00</text:p>
          </table:table-cell>
          <table:table-cell office:value-type="float" office:value="14.6199701922665" calcext:value-type="float">
            <text:p>14,6199701922665</text:p>
          </table:table-cell>
          <table:table-cell office:value-type="float" office:value="32.4599990844727" calcext:value-type="float">
            <text:p>32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.025070212817" calcext:value-type="float">
            <text:p>122,025070212817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993-02-12 00:00:00-05:00</text:p>
          </table:table-cell>
          <table:table-cell office:value-type="float" office:value="4.13195663181034" calcext:value-type="float">
            <text:p>4,13195663181034</text:p>
          </table:table-cell>
          <table:table-cell office:value-type="float" office:value="14.9799995422363" calcext:value-type="float">
            <text:p>14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540096062749" calcext:value-type="float">
            <text:p>262,540096062749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office:value-type="string" calcext:value-type="string">
            <text:p>2018-09-27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23.9899997711182" calcext:value-type="float">
            <text:p>23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2380941481817" calcext:value-type="float">
            <text:p>14,2380941481817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2020-09-30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6.1399993896484" calcext:value-type="float">
            <text:p>16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0.2222244827836" calcext:value-type="float">
            <text:p>-40,2222244827836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02-03-21 00:00:00-05:00</text:p>
          </table:table-cell>
          <table:table-cell office:value-type="float" office:value="14.0343799591065" calcext:value-type="float">
            <text:p>14,0343799591065</text:p>
          </table:table-cell>
          <table:table-cell office:value-type="float" office:value="192.5" calcext:value-type="float">
            <text:p>19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1.63166852336" calcext:value-type="float">
            <text:p>1271,63166852336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1992-09-22 00:00:00-04:00</text:p>
          </table:table-cell>
          <table:table-cell office:value-type="float" office:value="2" calcext:value-type="float">
            <text:p>2</text:p>
          </table:table-cell>
          <table:table-cell office:value-type="float" office:value="65.7600021362305" calcext:value-type="float">
            <text:p>65,76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3188.00010681152" calcext:value-type="float">
            <text:p>3188,00010681152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2003-08-26 00:00:00-04:00</text:p>
          </table:table-cell>
          <table:table-cell office:value-type="float" office:value="214.651824951172" calcext:value-type="float">
            <text:p>214,651824951172</text:p>
          </table:table-cell>
          <table:table-cell office:value-type="float" office:value="4.55000019073486" calcext:value-type="float">
            <text:p>4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880288140215" calcext:value-type="float">
            <text:p>-97,880288140215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2014-06-13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7.63000011444092" calcext:value-type="float">
            <text:p>7,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363625959917" calcext:value-type="float">
            <text:p>-30,6363625959917</text:p>
          </table:table-cell>
          <table:table-cell table:number-columns-repeated="101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2019-07-18 00:00:00-04:00</text:p>
          </table:table-cell>
          <table:table-cell office:value-type="float" office:value="25.4500007629394" calcext:value-type="float">
            <text:p>25,4500007629394</text:p>
          </table:table-cell>
          <table:table-cell office:value-type="float" office:value="26.7299995422363" calcext:value-type="float">
            <text:p>2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5.0294646008845" calcext:value-type="float">
            <text:p>5,0294646008845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8699998855591" calcext:value-type="float">
            <text:p>15,86999988555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2017-11-09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92.4700012207031" calcext:value-type="float">
            <text:p>92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537.724146349677" calcext:value-type="float">
            <text:p>537,724146349677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986-06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1.2000007629395" calcext:value-type="float">
            <text:p>41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2020-10-07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0.379000008106232" calcext:value-type="float">
            <text:p>0,37900000810623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909546193828" calcext:value-type="float">
            <text:p>-96,1909546193828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6899995803833" calcext:value-type="float">
            <text:p>14,68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2014-10-16 00:00:00-04:00</text:p>
          </table:table-cell>
          <table:table-cell office:value-type="float" office:value="9.89000034332275" calcext:value-type="float">
            <text:p>9,89000034332275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8908000517241" calcext:value-type="float">
            <text:p>-71,8908000517241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2020-10-30 00:00:00-04:00</text:p>
          </table:table-cell>
          <table:table-cell office:value-type="float" office:value="27.0300006866455" calcext:value-type="float">
            <text:p>27,0300006866455</text:p>
          </table:table-cell>
          <table:table-cell office:value-type="float" office:value="3.34999990463257" calcext:value-type="float">
            <text:p>3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6063639676943" calcext:value-type="float">
            <text:p>-87,6063639676943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2019-06-12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716000020503998" calcext:value-type="float">
            <text:p>0,7160000205039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83999979496" calcext:value-type="float">
            <text:p>-92,83999979496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2020-09-18 00:00:00-04:00</text:p>
          </table:table-cell>
          <table:table-cell office:value-type="float" office:value="19.9500007629395" calcext:value-type="float">
            <text:p>19,9500007629395</text:p>
          </table:table-cell>
          <table:table-cell office:value-type="float" office:value="2.96000003814697" calcext:value-type="float">
            <text:p>2,9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1629076443662" calcext:value-type="float">
            <text:p>-85,1629076443662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2020-10-02 00:00:00-04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0.26800000667572" calcext:value-type="float">
            <text:p>0,2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173171890301" calcext:value-type="float">
            <text:p>-97,3173171890301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2016-06-10 00:00:00-04:00</text:p>
          </table:table-cell>
          <table:table-cell office:value-type="float" office:value="15.75" calcext:value-type="float">
            <text:p>15,75</text:p>
          </table:table-cell>
          <table:table-cell office:value-type="float" office:value="125.559997558594" calcext:value-type="float">
            <text:p>125,55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97.206333705357" calcext:value-type="float">
            <text:p>697,206333705357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1993-10-06 00:00:00-04:00</text:p>
          </table:table-cell>
          <table:table-cell office:value-type="float" office:value="3.4112298076506" calcext:value-type="float">
            <text:p>3,4112298076506</text:p>
          </table:table-cell>
          <table:table-cell office:value-type="float" office:value="25.2399997711182" calcext:value-type="float">
            <text:p>25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39.909100070322" calcext:value-type="float">
            <text:p>639,909100070322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1999-04-23 00:00:00-04:00</text:p>
          </table:table-cell>
          <table:table-cell office:value-type="float" office:value="10.7846211060234" calcext:value-type="float">
            <text:p>10,7846211060234</text:p>
          </table:table-cell>
          <table:table-cell office:value-type="float" office:value="27.6200008392334" calcext:value-type="float">
            <text:p>27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6.105435394547" calcext:value-type="float">
            <text:p>156,105435394547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004-07-22 00:00:00-04:00</text:p>
          </table:table-cell>
          <table:table-cell office:value-type="float" office:value="16.75" calcext:value-type="float">
            <text:p>16,75</text:p>
          </table:table-cell>
          <table:table-cell office:value-type="float" office:value="102.480003356934" calcext:value-type="float">
            <text:p>102,480003356934</text:p>
          </table:table-cell>
          <table:table-cell office:value-type="string" calcext:value-type="string">
            <text:p>2023-03-24 00:00:00-04:00</text:p>
          </table:table-cell>
          <table:table-cell office:value-type="float" office:value="511.820915563783" calcext:value-type="float">
            <text:p>511,820915563783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019-01-23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2023-04-28 00:00:00-04:00</text:p>
          </table:table-cell>
          <table:table-cell office:value-type="float" office:value="26.9430101994731" calcext:value-type="float">
            <text:p>26,9430101994731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991-11-14 00:00:00-05:00</text:p>
          </table:table-cell>
          <table:table-cell office:value-type="float" office:value="3.96579475714998" calcext:value-type="float">
            <text:p>3,96579475714998</text:p>
          </table:table-cell>
          <table:table-cell office:value-type="float" office:value="36.2599983215332" calcext:value-type="float">
            <text:p>36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814.318580308767" calcext:value-type="float">
            <text:p>814,318580308767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2016-08-08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9.1899995803833" calcext:value-type="float">
            <text:p>9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8749947547913" calcext:value-type="float">
            <text:p>14,8749947547913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2005-08-05 00:00:00-04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47.75" calcext:value-type="float">
            <text:p>47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628086732341" calcext:value-type="float">
            <text:p>294,628086732341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13.159973144531" calcext:value-type="float">
            <text:p>613,1599731445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1999-01-29 00:00:00-05:00</text:p>
          </table:table-cell>
          <table:table-cell office:value-type="float" office:value="21.0800301156393" calcext:value-type="float">
            <text:p>21,0800301156393</text:p>
          </table:table-cell>
          <table:table-cell office:value-type="float" office:value="0.119999997317791" calcext:value-type="float">
            <text:p>0,1199999973177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4307408639385" calcext:value-type="float">
            <text:p>-99,4307408639385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021-10-29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9.3100004196167" calcext:value-type="float">
            <text:p>9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9716300160393" calcext:value-type="float">
            <text:p>-33,9716300160393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2014-09-03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11.5249996185303" calcext:value-type="float">
            <text:p>11,524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88.124990463257" calcext:value-type="float">
            <text:p>188,124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014-10-21 00:00:00-04:00</text:p>
          </table:table-cell>
          <table:table-cell office:value-type="float" office:value="32.810001373291" calcext:value-type="float">
            <text:p>32,810001373291</text:p>
          </table:table-cell>
          <table:table-cell office:value-type="float" office:value="23.8400001525879" calcext:value-type="float">
            <text:p>23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3392284219932" calcext:value-type="float">
            <text:p>-27,3392284219932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021-04-28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7499998807907" calcext:value-type="float">
            <text:p>-90,7499998807907</text:p>
          </table:table-cell>
          <table:table-cell table:number-columns-repeated="101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2019-11-05 00:00:00-05:00</text:p>
          </table:table-cell>
          <table:table-cell office:value-type="float" office:value="9.77999973297119" calcext:value-type="float">
            <text:p>9,77999973297119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9877288050509" calcext:value-type="float">
            <text:p>-53,9877288050509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87-05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9899997711182" calcext:value-type="float">
            <text:p>28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1994-04-04 00:00:00-04:00</text:p>
          </table:table-cell>
          <table:table-cell office:value-type="float" office:value="66.0018775576637" calcext:value-type="float">
            <text:p>66,0018775576637</text:p>
          </table:table-cell>
          <table:table-cell office:value-type="float" office:value="18.7000007629395" calcext:value-type="float">
            <text:p>18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6674715100311" calcext:value-type="float">
            <text:p>-71,6674715100311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993-03-12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24.4300003051758" calcext:value-type="float">
            <text:p>2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27999877929687" calcext:value-type="float">
            <text:p>-2,27999877929687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2020-06-12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11.3900003433228" calcext:value-type="float">
            <text:p>11,3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188666289707" calcext:value-type="float">
            <text:p>-57,0188666289707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2021-10-13 00:00:00-04:00</text:p>
          </table:table-cell>
          <table:table-cell office:value-type="float" office:value="24.1399993896484" calcext:value-type="float">
            <text:p>24,1399993896484</text:p>
          </table:table-cell>
          <table:table-cell office:value-type="float" office:value="8.1899995803833" calcext:value-type="float">
            <text:p>8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0729089169104" calcext:value-type="float">
            <text:p>-66,0729089169104</text:p>
          </table:table-cell>
          <table:table-cell table:number-columns-repeated="101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999-09-13 00:00:00-04:00</text:p>
          </table:table-cell>
          <table:table-cell office:value-type="float" office:value="8.89042081882816" calcext:value-type="float">
            <text:p>8,89042081882816</text:p>
          </table:table-cell>
          <table:table-cell office:value-type="float" office:value="37.75" calcext:value-type="float">
            <text:p>37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324.614321068502" calcext:value-type="float">
            <text:p>324,614321068502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4.2200012207031" calcext:value-type="float">
            <text:p>44,22000122070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2000-07-11 00:00:00-04:00</text:p>
          </table:table-cell>
          <table:table-cell office:value-type="float" office:value="110" calcext:value-type="float">
            <text:p>110</text:p>
          </table:table-cell>
          <table:table-cell office:value-type="float" office:value="114.779998779297" calcext:value-type="float">
            <text:p>114,77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34545343572443" calcext:value-type="float">
            <text:p>4,34545343572443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986-12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11999988555908" calcext:value-type="float">
            <text:p>9,11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2018-10-31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51.0999984741211" calcext:value-type="float">
            <text:p>51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.380067932512" calcext:value-type="float">
            <text:p>218,380067932512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2005-03-16 00:00:00-05:00</text:p>
          </table:table-cell>
          <table:table-cell office:value-type="float" office:value="2.88750004768372" calcext:value-type="float">
            <text:p>2,887500047683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250.64932834494" calcext:value-type="float">
            <text:p>1250,64932834494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2015-11-19 00:00:00-05:00</text:p>
          </table:table-cell>
          <table:table-cell office:value-type="float" office:value="9" calcext:value-type="float">
            <text:p>9</text:p>
          </table:table-cell>
          <table:table-cell office:value-type="float" office:value="71.7850036621094" calcext:value-type="float">
            <text:p>71,785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97.611151801215" calcext:value-type="float">
            <text:p>697,611151801215</text:p>
          </table:table-cell>
          <table:table-cell table:number-columns-repeated="101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1998-05-21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5238097962879" calcext:value-type="float">
            <text:p>-73,5238097962879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6.9599990844727" calcext:value-type="float">
            <text:p>36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2007-08-13 00:00:00-04:00</text:p>
          </table:table-cell>
          <table:table-cell office:value-type="float" office:value="108.484383466612" calcext:value-type="float">
            <text:p>108,484383466612</text:p>
          </table:table-cell>
          <table:table-cell office:value-type="float" office:value="30.4699993133545" calcext:value-type="float">
            <text:p>30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130087302083" calcext:value-type="float">
            <text:p>-71,9130087302083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007-05-23 00:00:00-04:00</text:p>
          </table:table-cell>
          <table:table-cell office:value-type="float" office:value="4.99134524390544" calcext:value-type="float">
            <text:p>4,99134524390544</text:p>
          </table:table-cell>
          <table:table-cell office:value-type="float" office:value="15.4799995422363" calcext:value-type="float">
            <text:p>15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0.136822555759" calcext:value-type="float">
            <text:p>210,136822555759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2015-06-16 00:00:00-04:00</text:p>
          </table:table-cell>
          <table:table-cell office:value-type="float" office:value="220.5" calcext:value-type="float">
            <text:p>220,5</text:p>
          </table:table-cell>
          <table:table-cell office:value-type="float" office:value="5.84000015258789" calcext:value-type="float">
            <text:p>5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514738537017" calcext:value-type="float">
            <text:p>-97,3514738537017</text:p>
          </table:table-cell>
          <table:table-cell table:number-columns-repeated="101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2021-04-01 00:00:00-04:00</text:p>
          </table:table-cell>
          <table:table-cell office:value-type="float" office:value="244" calcext:value-type="float">
            <text:p>244</text:p>
          </table:table-cell>
          <table:table-cell office:value-type="float" office:value="7.21000003814697" calcext:value-type="float">
            <text:p>7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450819515791" calcext:value-type="float">
            <text:p>-97,0450819515791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8.160003662109" calcext:value-type="float">
            <text:p>138,1600036621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2020-11-1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1.39999997615814" calcext:value-type="float">
            <text:p>1,3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2727274894714" calcext:value-type="float">
            <text:p>-87,2727274894714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1986-06-03 00:00:00-04:00</text:p>
          </table:table-cell>
          <table:table-cell office:value-type="float" office:value="0.198815367915289" calcext:value-type="float">
            <text:p>0,198815367915289</text:p>
          </table:table-cell>
          <table:table-cell office:value-type="float" office:value="130.970001220703" calcext:value-type="float">
            <text:p>130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65775.1899282285" calcext:value-type="float">
            <text:p>65775,1899282285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019-03-29 00:00:00-04:00</text:p>
          </table:table-cell>
          <table:table-cell office:value-type="float" office:value="28.657939671233" calcext:value-type="float">
            <text:p>28,657939671233</text:p>
          </table:table-cell>
          <table:table-cell office:value-type="float" office:value="15.5799999237061" calcext:value-type="float">
            <text:p>15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346125979693" calcext:value-type="float">
            <text:p>-45,6346125979693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002-08-23 00:00:00-04:00</text:p>
          </table:table-cell>
          <table:table-cell office:value-type="float" office:value="7.87392975152736" calcext:value-type="float">
            <text:p>7,87392975152736</text:p>
          </table:table-cell>
          <table:table-cell office:value-type="float" office:value="10.5500001907349" calcext:value-type="float">
            <text:p>10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9864657630253" calcext:value-type="float">
            <text:p>33,9864657630253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015-11-10 00:00:00-05:00</text:p>
          </table:table-cell>
          <table:table-cell office:value-type="float" office:value="25.077444359231" calcext:value-type="float">
            <text:p>25,077444359231</text:p>
          </table:table-cell>
          <table:table-cell office:value-type="float" office:value="36.8499984741211" calcext:value-type="float">
            <text:p>36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9447920858673" calcext:value-type="float">
            <text:p>46,9447920858673</text:p>
          </table:table-cell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2017-11-09 00:00:00-05:00</text:p>
          </table:table-cell>
          <table:table-cell office:value-type="float" office:value="20" calcext:value-type="float">
            <text:p>20</text:p>
          </table:table-cell>
          <table:table-cell office:value-type="float" office:value="11.3699998855591" calcext:value-type="float">
            <text:p>11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1500005722046" calcext:value-type="float">
            <text:p>-43,15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2003-10-15 00:00:00-04:00</text:p>
          </table:table-cell>
          <table:table-cell office:value-type="float" office:value="12.2821102142334" calcext:value-type="float">
            <text:p>12,2821102142334</text:p>
          </table:table-cell>
          <table:table-cell office:value-type="float" office:value="68.120002746582" calcext:value-type="float">
            <text:p>68,1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54.62784129424" calcext:value-type="float">
            <text:p>454,62784129424</text:p>
          </table:table-cell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1999-12-23 00:00:00-05:00</text:p>
          </table:table-cell>
          <table:table-cell office:value-type="float" office:value="3.84279093545311" calcext:value-type="float">
            <text:p>3,84279093545311</text:p>
          </table:table-cell>
          <table:table-cell office:value-type="float" office:value="14.420000076294" calcext:value-type="float">
            <text:p>14,4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5.248102707249" calcext:value-type="float">
            <text:p>275,248102707249</text:p>
          </table:table-cell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2016-09-16 00:00:00-04:00</text:p>
          </table:table-cell>
          <table:table-cell office:value-type="float" office:value="18.5705093740068" calcext:value-type="float">
            <text:p>18,5705093740068</text:p>
          </table:table-cell>
          <table:table-cell office:value-type="float" office:value="23.5400009155273" calcext:value-type="float">
            <text:p>2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7601251071573" calcext:value-type="float">
            <text:p>26,7601251071573</text:p>
          </table:table-cell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011-01-28 00:00:00-05:00</text:p>
          </table:table-cell>
          <table:table-cell office:value-type="float" office:value="21.1829033191157" calcext:value-type="float">
            <text:p>21,1829033191157</text:p>
          </table:table-cell>
          <table:table-cell office:value-type="float" office:value="18.5300006866455" calcext:value-type="float">
            <text:p>18,5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5237914392794" calcext:value-type="float">
            <text:p>-12,5237914392794</text:p>
          </table:table-cell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2010-04-05 00:00:00-04:00</text:p>
          </table:table-cell>
          <table:table-cell office:value-type="float" office:value="14.7657661437988" calcext:value-type="float">
            <text:p>14,7657661437988</text:p>
          </table:table-cell>
          <table:table-cell office:value-type="float" office:value="22.0400009155273" calcext:value-type="float">
            <text:p>22,0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2641878578273" calcext:value-type="float">
            <text:p>49,2641878578273</text:p>
          </table:table-cell>
          <table:table-cell table:number-columns-repeated="101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1995-11-01 00:00:00-05:00</text:p>
          </table:table-cell>
          <table:table-cell office:value-type="float" office:value="37.7963625378503" calcext:value-type="float">
            <text:p>37,7963625378503</text:p>
          </table:table-cell>
          <table:table-cell office:value-type="float" office:value="44.9000015258789" calcext:value-type="float">
            <text:p>44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.7945043148394" calcext:value-type="float">
            <text:p>18,7945043148394</text:p>
          </table:table-cell>
          <table:table-cell table:number-columns-repeated="101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1997-09-23 00:00:00-04:00</text:p>
          </table:table-cell>
          <table:table-cell office:value-type="float" office:value="4.26002685603273" calcext:value-type="float">
            <text:p>4,26002685603273</text:p>
          </table:table-cell>
          <table:table-cell office:value-type="float" office:value="22.6200008392334" calcext:value-type="float">
            <text:p>22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430.982587755301" calcext:value-type="float">
            <text:p>430,982587755301</text:p>
          </table:table-cell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2020-12-18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1.04999995231628" calcext:value-type="float">
            <text:p>1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9230772898747" calcext:value-type="float">
            <text:p>-91,9230772898747</text:p>
          </table:table-cell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6599998474121" calcext:value-type="float">
            <text:p>41,6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993-06-11 00:00:00-04:00</text:p>
          </table:table-cell>
          <table:table-cell office:value-type="float" office:value="1.82246401977117" calcext:value-type="float">
            <text:p>1,82246401977117</text:p>
          </table:table-cell>
          <table:table-cell office:value-type="float" office:value="79.1699981689453" calcext:value-type="float">
            <text:p>79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44.11858396448" calcext:value-type="float">
            <text:p>4244,11858396448</text:p>
          </table:table-cell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019-12-24 00:00:00-05:00</text:p>
          </table:table-cell>
          <table:table-cell office:value-type="float" office:value="2" calcext:value-type="float">
            <text:p>2</text:p>
          </table:table-cell>
          <table:table-cell office:value-type="float" office:value="6.19999980926514" calcext:value-type="float">
            <text:p>6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209.999990463257" calcext:value-type="float">
            <text:p>209,999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2005-11-10 00:00:00-05:00</text:p>
          </table:table-cell>
          <table:table-cell office:value-type="float" office:value="11.8219633102417" calcext:value-type="float">
            <text:p>11,8219633102417</text:p>
          </table:table-cell>
          <table:table-cell office:value-type="float" office:value="15.710000038147" calcext:value-type="float">
            <text:p>15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2.8882489809198" calcext:value-type="float">
            <text:p>32,8882489809198</text:p>
          </table:table-cell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2003-10-15 00:00:00-04:00</text:p>
          </table:table-cell>
          <table:table-cell office:value-type="float" office:value="4.67409992218018" calcext:value-type="float">
            <text:p>4,67409992218018</text:p>
          </table:table-cell>
          <table:table-cell office:value-type="float" office:value="10.8199996948242" calcext:value-type="float">
            <text:p>10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488412207015" calcext:value-type="float">
            <text:p>131,488412207015</text:p>
          </table:table-cell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004-09-23 00:00:00-04:00</text:p>
          </table:table-cell>
          <table:table-cell office:value-type="float" office:value="9.67333316802979" calcext:value-type="float">
            <text:p>9,67333316802979</text:p>
          </table:table-cell>
          <table:table-cell office:value-type="float" office:value="57.0900001525879" calcext:value-type="float">
            <text:p>5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90.17919843048" calcext:value-type="float">
            <text:p>490,17919843048</text:p>
          </table:table-cell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2020-02-06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33.939998626709" calcext:value-type="float">
            <text:p>33,9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41.4166609446208" calcext:value-type="float">
            <text:p>41,4166609446208</text:p>
          </table:table-cell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020-11-24 00:00:00-05:00</text:p>
          </table:table-cell>
          <table:table-cell office:value-type="float" office:value="10.8400001525879" calcext:value-type="float">
            <text:p>10,8400001525879</text:p>
          </table:table-cell>
          <table:table-cell office:value-type="float" office:value="10.1000003814697" calcext:value-type="float">
            <text:p>10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82656605813331" calcext:value-type="float">
            <text:p>-6,82656605813331</text:p>
          </table:table-cell>
          <table:table-cell table:number-columns-repeated="101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1994-02-23 00:00:00-05:00</text:p>
          </table:table-cell>
          <table:table-cell office:value-type="float" office:value="28.9798061566202" calcext:value-type="float">
            <text:p>28,9798061566202</text:p>
          </table:table-cell>
          <table:table-cell office:value-type="float" office:value="20.2000007629394" calcext:value-type="float">
            <text:p>20,2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2962875121754" calcext:value-type="float">
            <text:p>-30,2962875121754</text:p>
          </table:table-cell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1992-06-05 00:00:00-04:00</text:p>
          </table:table-cell>
          <table:table-cell office:value-type="float" office:value="0.921590805053711" calcext:value-type="float">
            <text:p>0,921590805053711</text:p>
          </table:table-cell>
          <table:table-cell office:value-type="float" office:value="0.0750999972224236" calcext:value-type="float">
            <text:p>0,07509999722242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851047470244" calcext:value-type="float">
            <text:p>-91,851047470244</text:p>
          </table:table-cell>
          <table:table-cell table:number-columns-repeated="101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1993-11-24 00:00:00-05:00</text:p>
          </table:table-cell>
          <table:table-cell office:value-type="float" office:value="5.38014103522941" calcext:value-type="float">
            <text:p>5,38014103522941</text:p>
          </table:table-cell>
          <table:table-cell office:value-type="float" office:value="80.129997253418" calcext:value-type="float">
            <text:p>80,129997253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9.36611008379" calcext:value-type="float">
            <text:p>1389,36611008379</text:p>
          </table:table-cell>
          <table:table-cell table:number-columns-repeated="101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2019-10-18 00:00:00-04:00</text:p>
          </table:table-cell>
          <table:table-cell office:value-type="float" office:value="16.1200008392334" calcext:value-type="float">
            <text:p>16,1200008392334</text:p>
          </table:table-cell>
          <table:table-cell office:value-type="float" office:value="36.7299995422363" calcext:value-type="float">
            <text:p>3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853583312735" calcext:value-type="float">
            <text:p>127,853583312735</text:p>
          </table:table-cell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1990-06-2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7099990844727" calcext:value-type="float">
            <text:p>21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021-02-26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1.12999999523163" calcext:value-type="float">
            <text:p>1,12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272727706216" calcext:value-type="float">
            <text:p>-89,7272727706216</text:p>
          </table:table-cell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2020-07-17 00:00:00-04:00</text:p>
          </table:table-cell>
          <table:table-cell office:value-type="float" office:value="51.0050010681152" calcext:value-type="float">
            <text:p>51,0050010681152</text:p>
          </table:table-cell>
          <table:table-cell office:value-type="float" office:value="0.950100004673004" calcext:value-type="float">
            <text:p>0,95010000467300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1372414767639" calcext:value-type="float">
            <text:p>-98,1372414767639</text:p>
          </table:table-cell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2021-02-11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1.37000000476837" calcext:value-type="float">
            <text:p>1,3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8222221798367" calcext:value-type="float">
            <text:p>-87,8222221798367</text:p>
          </table:table-cell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000-06-28 00:00:00-04:00</text:p>
          </table:table-cell>
          <table:table-cell office:value-type="float" office:value="7.09974947314577" calcext:value-type="float">
            <text:p>7,09974947314577</text:p>
          </table:table-cell>
          <table:table-cell office:value-type="float" office:value="19.6399993896484" calcext:value-type="float">
            <text:p>19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6.62947071492" calcext:value-type="float">
            <text:p>176,62947071492</text:p>
          </table:table-cell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2018-07-18 00:00:00-04:00</text:p>
          </table:table-cell>
          <table:table-cell office:value-type="float" office:value="9.64566119800914" calcext:value-type="float">
            <text:p>9,64566119800914</text:p>
          </table:table-cell>
          <table:table-cell office:value-type="float" office:value="6.96999979019165" calcext:value-type="float">
            <text:p>6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7395333807676" calcext:value-type="float">
            <text:p>-27,7395333807676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2019-05-02 00:00:00-04:00</text:p>
          </table:table-cell>
          <table:table-cell office:value-type="float" office:value="46" calcext:value-type="float">
            <text:p>46</text:p>
          </table:table-cell>
          <table:table-cell office:value-type="float" office:value="12.9499998092651" calcext:value-type="float">
            <text:p>12,9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8478265015975" calcext:value-type="float">
            <text:p>-71,8478265015975</text:p>
          </table:table-cell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999-12-10 00:00:00-05:00</text:p>
          </table:table-cell>
          <table:table-cell office:value-type="float" office:value="7.80177773691986" calcext:value-type="float">
            <text:p>7,80177773691986</text:p>
          </table:table-cell>
          <table:table-cell office:value-type="float" office:value="4.13000011444092" calcext:value-type="float">
            <text:p>4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0633456411251" calcext:value-type="float">
            <text:p>-47,0633456411251</text:p>
          </table:table-cell>
          <table:table-cell table:number-columns-repeated="101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002-06-25 00:00:00-04:00</text:p>
          </table:table-cell>
          <table:table-cell office:value-type="float" office:value="5.76124400620426" calcext:value-type="float">
            <text:p>5,76124400620426</text:p>
          </table:table-cell>
          <table:table-cell office:value-type="float" office:value="7.46999979019165" calcext:value-type="float">
            <text:p>7,4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6594933689188" calcext:value-type="float">
            <text:p>29,6594933689188</text:p>
          </table:table-cell>
          <table:table-cell table:number-columns-repeated="101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1985-06-20 00:00:00-04:00</text:p>
          </table:table-cell>
          <table:table-cell office:value-type="float" office:value="2.01076131973668" calcext:value-type="float">
            <text:p>2,01076131973668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6.650518725962" calcext:value-type="float">
            <text:p>336,650518725962</text:p>
          </table:table-cell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2020-08-05 00:00:00-04:00</text:p>
          </table:table-cell>
          <table:table-cell office:value-type="float" office:value="68" calcext:value-type="float">
            <text:p>68</text:p>
          </table:table-cell>
          <table:table-cell office:value-type="float" office:value="7.21999979019165" calcext:value-type="float">
            <text:p>7,2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3823532497182" calcext:value-type="float">
            <text:p>-89,3823532497182</text:p>
          </table:table-cell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5.360000610352" calcext:value-type="float">
            <text:p>185,3600006103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1994-03-04 00:00:00-05:00</text:p>
          </table:table-cell>
          <table:table-cell office:value-type="float" office:value="6.25" calcext:value-type="float">
            <text:p>6,25</text:p>
          </table:table-cell>
          <table:table-cell office:value-type="float" office:value="8.52000045776367" calcext:value-type="float">
            <text:p>8,52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3200073242187" calcext:value-type="float">
            <text:p>36,3200073242187</text:p>
          </table:table-cell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022-09-23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13.8999996185303" calcext:value-type="float">
            <text:p>13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666660308838" calcext:value-type="float">
            <text:p>131,666660308838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1989-11-2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5100002288818" calcext:value-type="float">
            <text:p>18,51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018-08-21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0.689999997615814" calcext:value-type="float">
            <text:p>0,68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000000397364" calcext:value-type="float">
            <text:p>-88,5000000397364</text:p>
          </table:table-cell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2021-02-11 00:00:00-05:00</text:p>
          </table:table-cell>
          <table:table-cell office:value-type="float" office:value="15.1000003814697" calcext:value-type="float">
            <text:p>15,1000003814697</text:p>
          </table:table-cell>
          <table:table-cell office:value-type="float" office:value="0.925999999046326" calcext:value-type="float">
            <text:p>0,92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8675498301133" calcext:value-type="float">
            <text:p>-93,8675498301133</text:p>
          </table:table-cell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2018-03-08 00:00:00-05:00</text:p>
          </table:table-cell>
          <table:table-cell office:value-type="float" office:value="11.0200004577637" calcext:value-type="float">
            <text:p>11,0200004577637</text:p>
          </table:table-cell>
          <table:table-cell office:value-type="float" office:value="22.9899997711182" calcext:value-type="float">
            <text:p>22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620678912237" calcext:value-type="float">
            <text:p>108,620678912237</text:p>
          </table:table-cell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2021-03-01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0.135000005364418" calcext:value-type="float">
            <text:p>0,135000005364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7727272239598" calcext:value-type="float">
            <text:p>-98,7727272239598</text:p>
          </table:table-cell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1996-10-09 00:00:00-04:00</text:p>
          </table:table-cell>
          <table:table-cell office:value-type="float" office:value="6.08132928609848" calcext:value-type="float">
            <text:p>6,08132928609848</text:p>
          </table:table-cell>
          <table:table-cell office:value-type="float" office:value="31.9099998474121" calcext:value-type="float">
            <text:p>31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24.720802742195" calcext:value-type="float">
            <text:p>424,720802742195</text:p>
          </table:table-cell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1973-02-22 00:00:00-05:00</text:p>
          </table:table-cell>
          <table:table-cell office:value-type="float" office:value="0.398205697536469" calcext:value-type="float">
            <text:p>0,398205697536469</text:p>
          </table:table-cell>
          <table:table-cell office:value-type="float" office:value="66.3099975585938" calcext:value-type="float">
            <text:p>66,309997558593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552.1970852818" calcext:value-type="float">
            <text:p>16552,1970852818</text:p>
          </table:table-cell>
          <table:table-cell table:number-columns-repeated="101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004-07-26 00:00:00-04:00</text:p>
          </table:table-cell>
          <table:table-cell office:value-type="float" office:value="6.9306767955187" calcext:value-type="float">
            <text:p>6,9306767955187</text:p>
          </table:table-cell>
          <table:table-cell office:value-type="float" office:value="70.0199966430664" calcext:value-type="float">
            <text:p>70,01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910.29089523177" calcext:value-type="float">
            <text:p>910,29089523177</text:p>
          </table:table-cell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016-10-28 00:00:00-04:00</text:p>
          </table:table-cell>
          <table:table-cell office:value-type="float" office:value="24.5200004577637" calcext:value-type="float">
            <text:p>24,52000045776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384987579676" calcext:value-type="float">
            <text:p>128,384987579676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1980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2019-11-05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2.5699999332428" calcext:value-type="float">
            <text:p>2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410263257149" calcext:value-type="float">
            <text:p>-73,6410263257149</text:p>
          </table:table-cell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1990-03-26 00:00:00-05:00</text:p>
          </table:table-cell>
          <table:table-cell office:value-type="float" office:value="0.895890176296234" calcext:value-type="float">
            <text:p>0,895890176296234</text:p>
          </table:table-cell>
          <table:table-cell office:value-type="float" office:value="73.0500030517578" calcext:value-type="float">
            <text:p>73,05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8053.90155897894" calcext:value-type="float">
            <text:p>8053,90155897894</text:p>
          </table:table-cell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1992-09-24 00:00:00-04:00</text:p>
          </table:table-cell>
          <table:table-cell office:value-type="float" office:value="5.12523667378859" calcext:value-type="float">
            <text:p>5,12523667378859</text:p>
          </table:table-cell>
          <table:table-cell office:value-type="float" office:value="17.6399993896484" calcext:value-type="float">
            <text:p>17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.179215759199" calcext:value-type="float">
            <text:p>244,179215759199</text:p>
          </table:table-cell>
          <table:table-cell table:number-columns-repeated="101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018-07-25 00:00:00-04:00</text:p>
          </table:table-cell>
          <table:table-cell office:value-type="float" office:value="18.7000007629395" calcext:value-type="float">
            <text:p>18,700000762939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7647094822558" calcext:value-type="float">
            <text:p>-11,7647094822558</text:p>
          </table:table-cell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2012-08-08 00:00:00-04:00</text:p>
          </table:table-cell>
          <table:table-cell office:value-type="float" office:value="10.2252542472477" calcext:value-type="float">
            <text:p>10,2252542472477</text:p>
          </table:table-cell>
          <table:table-cell office:value-type="float" office:value="24.6399993896484" calcext:value-type="float">
            <text:p>2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40.971997310295" calcext:value-type="float">
            <text:p>140,971997310295</text:p>
          </table:table-cell>
          <table:table-cell table:number-columns-repeated="101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14-03-20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18.1499996185303" calcext:value-type="float">
            <text:p>18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89.0624885136887" calcext:value-type="float">
            <text:p>89,0624885136887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2021-07-16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923059316782" calcext:value-type="float">
            <text:p>-30,6923059316782</text:p>
          </table:table-cell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012-09-25 00:00:00-04:00</text:p>
          </table:table-cell>
          <table:table-cell office:value-type="float" office:value="3.6707706451416" calcext:value-type="float">
            <text:p>3,670770645141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316769557001" calcext:value-type="float">
            <text:p>104,316769557001</text:p>
          </table:table-cell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2013-06-19 00:00:00-04:00</text:p>
          </table:table-cell>
          <table:table-cell office:value-type="float" office:value="16.5155448913574" calcext:value-type="float">
            <text:p>16,5155448913574</text:p>
          </table:table-cell>
          <table:table-cell office:value-type="float" office:value="4.34999990463257" calcext:value-type="float">
            <text:p>4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611784034512" calcext:value-type="float">
            <text:p>-73,6611784034512</text:p>
          </table:table-cell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97-11-19 00:00:00-05:00</text:p>
          </table:table-cell>
          <table:table-cell office:value-type="float" office:value="15.7756824493408" calcext:value-type="float">
            <text:p>15,7756824493408</text:p>
          </table:table-cell>
          <table:table-cell office:value-type="float" office:value="25.1200008392334" calcext:value-type="float">
            <text:p>25,1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9.2324193891405" calcext:value-type="float">
            <text:p>59,2324193891405</text:p>
          </table:table-cell>
          <table:table-cell table:number-columns-repeated="101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2004-12-14 00:00:00-05:00</text:p>
          </table:table-cell>
          <table:table-cell office:value-type="float" office:value="116.359466552734" calcext:value-type="float">
            <text:p>116,359466552734</text:p>
          </table:table-cell>
          <table:table-cell office:value-type="float" office:value="71.0299987792969" calcext:value-type="float">
            <text:p>71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9564073438701" calcext:value-type="float">
            <text:p>-38,9564073438701</text:p>
          </table:table-cell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2015-04-30 00:00:00-04:00</text:p>
          </table:table-cell>
          <table:table-cell office:value-type="float" office:value="23.3999996185303" calcext:value-type="float">
            <text:p>23,3999996185303</text:p>
          </table:table-cell>
          <table:table-cell office:value-type="float" office:value="59.2900009155273" calcext:value-type="float">
            <text:p>5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376076419147" calcext:value-type="float">
            <text:p>153,376076419147</text:p>
          </table:table-cell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2013-02-06 00:00:00-05:00</text:p>
          </table:table-cell>
          <table:table-cell office:value-type="float" office:value="19.7210762578425" calcext:value-type="float">
            <text:p>19,7210762578425</text:p>
          </table:table-cell>
          <table:table-cell office:value-type="float" office:value="68.3600006103516" calcext:value-type="float">
            <text:p>68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6.63422886551" calcext:value-type="float">
            <text:p>246,63422886551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2014-10-30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73.0100021362305" calcext:value-type="float">
            <text:p>73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4.263169138055" calcext:value-type="float">
            <text:p>284,263169138055</text:p>
          </table:table-cell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2019-07-30 00:00:00-04:00</text:p>
          </table:table-cell>
          <table:table-cell office:value-type="float" office:value="18.8899993896484" calcext:value-type="float">
            <text:p>18,8899993896484</text:p>
          </table:table-cell>
          <table:table-cell office:value-type="float" office:value="7.03999996185303" calcext:value-type="float">
            <text:p>7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7316030210626" calcext:value-type="float">
            <text:p>-62,7316030210626</text:p>
          </table:table-cell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2017-06-13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20.1800003051758" calcext:value-type="float">
            <text:p>2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7272588556463" calcext:value-type="float">
            <text:p>-8,27272588556463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021-04-23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4.1999998092651" calcext:value-type="float">
            <text:p>14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3917534895386" calcext:value-type="float">
            <text:p>46,3917534895386</text:p>
          </table:table-cell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015-01-23 00:00:00-05:00</text:p>
          </table:table-cell>
          <table:table-cell office:value-type="float" office:value="20.2000007629394" calcext:value-type="float">
            <text:p>20,2000007629394</text:p>
          </table:table-cell>
          <table:table-cell office:value-type="float" office:value="26.2800006866455" calcext:value-type="float">
            <text:p>26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0990083864794" calcext:value-type="float">
            <text:p>30,0990083864794</text:p>
          </table:table-cell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2021-12-09 00:00:00-05:00</text:p>
          </table:table-cell>
          <table:table-cell office:value-type="float" office:value="8.89999961853027" calcext:value-type="float">
            <text:p>8,89999961853027</text:p>
          </table:table-cell>
          <table:table-cell office:value-type="float" office:value="0.0000999999974737875" calcext:value-type="float">
            <text:p>9,99999974737875E-0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8764044746" calcext:value-type="float">
            <text:p>-99,9988764044746</text:p>
          </table:table-cell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1986-10-31 00:00:00-05:00</text:p>
          </table:table-cell>
          <table:table-cell office:value-type="float" office:value="1.75896465778351" calcext:value-type="float">
            <text:p>1,75896465778351</text:p>
          </table:table-cell>
          <table:table-cell office:value-type="float" office:value="50.6800003051758" calcext:value-type="float">
            <text:p>50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81.24039791898" calcext:value-type="float">
            <text:p>2781,24039791898</text:p>
          </table:table-cell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2013-11-06 00:00:00-05:00</text:p>
          </table:table-cell>
          <table:table-cell office:value-type="float" office:value="14.3231258132995" calcext:value-type="float">
            <text:p>14,3231258132995</text:p>
          </table:table-cell>
          <table:table-cell office:value-type="float" office:value="4.01999998092651" calcext:value-type="float">
            <text:p>4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335008759483" calcext:value-type="float">
            <text:p>-71,9335008759483</text:p>
          </table:table-cell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1986-07-24 00:00:00-04:00</text:p>
          </table:table-cell>
          <table:table-cell office:value-type="float" office:value="4.19070984767034" calcext:value-type="float">
            <text:p>4,19070984767034</text:p>
          </table:table-cell>
          <table:table-cell office:value-type="float" office:value="3.63000011444092" calcext:value-type="float">
            <text:p>3,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3798271321772" calcext:value-type="float">
            <text:p>-13,3798271321772</text:p>
          </table:table-cell>
          <table:table-cell table:number-columns-repeated="101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2022-02-10 00:00:00-05:00</text:p>
          </table:table-cell>
          <table:table-cell office:value-type="float" office:value="14.7200002670288" calcext:value-type="float">
            <text:p>14,7200002670288</text:p>
          </table:table-cell>
          <table:table-cell office:value-type="float" office:value="5.19000005722046" calcext:value-type="float">
            <text:p>5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7418480769631" calcext:value-type="float">
            <text:p>-64,7418480769631</text:p>
          </table:table-cell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2001-06-15 00:00:00-04:00</text:p>
          </table:table-cell>
          <table:table-cell office:value-type="float" office:value="9.58455629797622" calcext:value-type="float">
            <text:p>9,58455629797622</text:p>
          </table:table-cell>
          <table:table-cell office:value-type="float" office:value="24.4300003051758" calcext:value-type="float">
            <text:p>2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.889214958591" calcext:value-type="float">
            <text:p>154,889214958591</text:p>
          </table:table-cell>
          <table:table-cell table:number-columns-repeated="101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019-06-27 00:00:00-04:00</text:p>
          </table:table-cell>
          <table:table-cell office:value-type="float" office:value="30.6100006103516" calcext:value-type="float">
            <text:p>30,6100006103516</text:p>
          </table:table-cell>
          <table:table-cell office:value-type="float" office:value="13.1400003433228" calcext:value-type="float">
            <text:p>13,1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728517434948" calcext:value-type="float">
            <text:p>-57,0728517434948</text:p>
          </table:table-cell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2018-03-14 00:00:00-04:00</text:p>
          </table:table-cell>
          <table:table-cell office:value-type="float" office:value="12.6599998474121" calcext:value-type="float">
            <text:p>12,6599998474121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859398874815" calcext:value-type="float">
            <text:p>-32,859398874815</text:p>
          </table:table-cell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021-06-24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0.153999999165535" calcext:value-type="float">
            <text:p>0,1539999991655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0941176519674" calcext:value-type="float">
            <text:p>-99,0941176519674</text:p>
          </table:table-cell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2012-02-17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3.48000001907349" calcext:value-type="float">
            <text:p>3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9999998684587" calcext:value-type="float">
            <text:p>-75,9999998684587</text:p>
          </table:table-cell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BRIGHTSPHERE INVESTMENT GROUP INC</text:p>
          </table:table-cell>
          <table:table-cell office:value-type="string" calcext:value-type="string">
            <text:p>BSIG</text:p>
          </table:table-cell>
          <table:table-cell office:value-type="string" calcext:value-type="string">
            <text:p>2014-10-09 00:00:00-04:00</text:p>
          </table:table-cell>
          <table:table-cell office:value-type="float" office:value="12.9165377725107" calcext:value-type="float">
            <text:p>12,9165377725107</text:p>
          </table:table-cell>
          <table:table-cell office:value-type="float" office:value="22.6100006103516" calcext:value-type="float">
            <text:p>22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75.0469127916823" calcext:value-type="float">
            <text:p>75,0469127916823</text:p>
          </table:table-cell>
          <table:table-cell table:number-columns-repeated="1016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BRIGHTSPIRE CAPITAL INC (A)</text:p>
          </table:table-cell>
          <table:table-cell office:value-type="string" calcext:value-type="string">
            <text:p>BRSP</text:p>
          </table:table-cell>
          <table:table-cell office:value-type="string" calcext:value-type="string">
            <text:p>2018-02-01 00:00:00-05:00</text:p>
          </table:table-cell>
          <table:table-cell office:value-type="float" office:value="13.2639474868774" calcext:value-type="float">
            <text:p>13,2639474868774</text:p>
          </table:table-cell>
          <table:table-cell office:value-type="float" office:value="5.38000011444092" calcext:value-type="float">
            <text:p>5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438921785814" calcext:value-type="float">
            <text:p>-59,438921785814</text:p>
          </table:table-cell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BRIGHTVIEW HOLDINGS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2018-06-28 00:00:00-04:00</text:p>
          </table:table-cell>
          <table:table-cell office:value-type="float" office:value="21.25" calcext:value-type="float">
            <text:p>21,25</text:p>
          </table:table-cell>
          <table:table-cell office:value-type="float" office:value="6.28999996185303" calcext:value-type="float">
            <text:p>6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4000001795152" calcext:value-type="float">
            <text:p>-70,4000001795152</text:p>
          </table:table-cell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BRINKER INTERNATIONAL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1984-01-0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9.689998626709" calcext:value-type="float">
            <text:p>39,6899986267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BRINKS C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1996-01-03 00:00:00-05:00</text:p>
          </table:table-cell>
          <table:table-cell office:value-type="float" office:value="10.0255214032078" calcext:value-type="float">
            <text:p>10,0255214032078</text:p>
          </table:table-cell>
          <table:table-cell office:value-type="float" office:value="61.2799987792969" calcext:value-type="float">
            <text:p>61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511.240017498634" calcext:value-type="float">
            <text:p>511,240017498634</text:p>
          </table:table-cell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BRISTOW GROUP INC</text:p>
          </table:table-cell>
          <table:table-cell office:value-type="string" calcext:value-type="string">
            <text:p>VTOL</text:p>
          </table:table-cell>
          <table:table-cell office:value-type="string" calcext:value-type="string">
            <text:p>2013-01-22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21.8500003814697" calcext:value-type="float">
            <text:p>21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95833174387614" calcext:value-type="float">
            <text:p>-8,95833174387614</text:p>
          </table:table-cell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BROADMARK REALTY CAPITAL INC (A)</text:p>
          </table:table-cell>
          <table:table-cell office:value-type="string" calcext:value-type="string">
            <text:p>BRMK</text:p>
          </table:table-cell>
          <table:table-cell office:value-type="string" calcext:value-type="string">
            <text:p>2019-11-15 00:00:00-05:00</text:p>
          </table:table-cell>
          <table:table-cell office:value-type="float" office:value="8.05873198614704" calcext:value-type="float">
            <text:p>8,05873198614704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0577246126903" calcext:value-type="float">
            <text:p>-41,0577246126903</text:p>
          </table:table-cell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BROADSTONE NET LEASE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2020-09-17 00:00:00-04:00</text:p>
          </table:table-cell>
          <table:table-cell office:value-type="float" office:value="14.3261241012351" calcext:value-type="float">
            <text:p>14,3261241012351</text:p>
          </table:table-cell>
          <table:table-cell office:value-type="float" office:value="16.2600002288818" calcext:value-type="float">
            <text:p>16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.4989485919647" calcext:value-type="float">
            <text:p>13,4989485919647</text:p>
          </table:table-cell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BROOKDALE SENIOR LIVING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2005-11-22 00:00:00-05:00</text:p>
          </table:table-cell>
          <table:table-cell office:value-type="float" office:value="20.2761149599627" calcext:value-type="float">
            <text:p>20,2761149599627</text:p>
          </table:table-cell>
          <table:table-cell office:value-type="float" office:value="3.94000005722046" calcext:value-type="float">
            <text:p>3,9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5682692912306" calcext:value-type="float">
            <text:p>-80,5682692912306</text:p>
          </table:table-cell>
          <table:table-cell table:number-columns-repeated="101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ROOKFIELD BUSINESS CORPORATION</text:p>
          </table:table-cell>
          <table:table-cell office:value-type="string" calcext:value-type="string">
            <text:p>BBUC</text:p>
          </table:table-cell>
          <table:table-cell office:value-type="string" calcext:value-type="string">
            <text:p>2022-03-07 00:00:00-05:00</text:p>
          </table:table-cell>
          <table:table-cell office:value-type="float" office:value="36.3804473876953" calcext:value-type="float">
            <text:p>36,3804473876953</text:p>
          </table:table-cell>
          <table:table-cell office:value-type="float" office:value="18.0200004577637" calcext:value-type="float">
            <text:p>18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4678975886964" calcext:value-type="float">
            <text:p>-50,4678975886964</text:p>
          </table:table-cell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BROOKFIELD INFRASTRUCTURE</text:p>
          </table:table-cell>
          <table:table-cell office:value-type="string" calcext:value-type="string">
            <text:p>BIPC</text:p>
          </table:table-cell>
          <table:table-cell office:value-type="string" calcext:value-type="string">
            <text:p>2020-03-31 00:00:00-04:00</text:p>
          </table:table-cell>
          <table:table-cell office:value-type="float" office:value="23.3341109040516" calcext:value-type="float">
            <text:p>23,3341109040516</text:p>
          </table:table-cell>
          <table:table-cell office:value-type="float" office:value="42.7099990844727" calcext:value-type="float">
            <text:p>4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83.0367536183122" calcext:value-type="float">
            <text:p>83,0367536183122</text:p>
          </table:table-cell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BROOKLINE BANCORP INC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1998-03-25 00:00:00-05:00</text:p>
          </table:table-cell>
          <table:table-cell office:value-type="float" office:value="3.20083030844058" calcext:value-type="float">
            <text:p>3,20083030844058</text:p>
          </table:table-cell>
          <table:table-cell office:value-type="float" office:value="8.10999965667725" calcext:value-type="float">
            <text:p>8,10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371746552487" calcext:value-type="float">
            <text:p>153,371746552487</text:p>
          </table:table-cell>
          <table:table-cell table:number-columns-repeated="1016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BRP GROUP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2019-10-24 00:00:00-04:00</text:p>
          </table:table-cell>
          <table:table-cell office:value-type="float" office:value="17.2999992370606" calcext:value-type="float">
            <text:p>17,2999992370606</text:p>
          </table:table-cell>
          <table:table-cell office:value-type="float" office:value="23.4899997711182" calcext:value-type="float">
            <text:p>23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5.7803514857805" calcext:value-type="float">
            <text:p>35,7803514857805</text:p>
          </table:table-cell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BRT APARTMENTS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1973-05-03 00:00:00-04:00</text:p>
          </table:table-cell>
          <table:table-cell office:value-type="float" office:value="4.62604149977366" calcext:value-type="float">
            <text:p>4,62604149977366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889002419109" calcext:value-type="float">
            <text:p>272,889002419109</text:p>
          </table:table-cell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BTRS HOLDINGS INC (A)</text:p>
          </table:table-cell>
          <table:table-cell office:value-type="string" calcext:value-type="string">
            <text:p>BTR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BUCKLE INC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1992-05-08 00:00:00-04:00</text:p>
          </table:table-cell>
          <table:table-cell office:value-type="float" office:value="0.400987960587935" calcext:value-type="float">
            <text:p>0,400987960587935</text:p>
          </table:table-cell>
          <table:table-cell office:value-type="float" office:value="33.4700012207031" calcext:value-type="float">
            <text:p>33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8246.88432331705" calcext:value-type="float">
            <text:p>8246,88432331705</text:p>
          </table:table-cell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BUILD-A-BEAR WORKSHOP</text:p>
          </table:table-cell>
          <table:table-cell office:value-type="string" calcext:value-type="string">
            <text:p>BBW</text:p>
          </table:table-cell>
          <table:table-cell office:value-type="string" calcext:value-type="string">
            <text:p>2004-10-28 00:00:00-04:00</text:p>
          </table:table-cell>
          <table:table-cell office:value-type="float" office:value="23.8544028232111" calcext:value-type="float">
            <text:p>23,8544028232111</text:p>
          </table:table-cell>
          <table:table-cell office:value-type="float" office:value="21.8899993896484" calcext:value-type="float">
            <text:p>21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3497216895835" calcext:value-type="float">
            <text:p>-8,23497216895835</text:p>
          </table:table-cell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BMBL</text:p>
          </table:table-cell>
          <table:table-cell office:value-type="string" calcext:value-type="string">
            <text:p>2021-02-11 00:00:00-05:0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" calcext:value-type="float">
            <text:p>-75</text:p>
          </table:table-cell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BLEND LABS</text:p>
          </table:table-cell>
          <table:table-cell office:value-type="string" calcext:value-type="string">
            <text:p>BLND</text:p>
          </table:table-cell>
          <table:table-cell office:value-type="string" calcext:value-type="string">
            <text:p>2021-07-16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0.579999983310699" calcext:value-type="float">
            <text:p>0,57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000000834465" calcext:value-type="float">
            <text:p>-97,1000000834465</text:p>
          </table:table-cell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BLINK CHARGING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2009-12-21 00:00:00-05:00</text:p>
          </table:table-cell>
          <table:table-cell office:value-type="float" office:value="2525" calcext:value-type="float">
            <text:p>2525</text:p>
          </table:table-cell>
          <table:table-cell office:value-type="float" office:value="7.17999982833862" calcext:value-type="float">
            <text:p>7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156435711549" calcext:value-type="float">
            <text:p>-99,7156435711549</text:p>
          </table:table-cell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C3 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2020-12-09 00:00:00-05:00</text:p>
          </table:table-cell>
          <table:table-cell office:value-type="float" office:value="100" calcext:value-type="float">
            <text:p>100</text:p>
          </table:table-cell>
          <table:table-cell office:value-type="float" office:value="18.1800003051758" calcext:value-type="float">
            <text:p>1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199996948242" calcext:value-type="float">
            <text:p>-81,8199996948242</text:p>
          </table:table-cell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C4 THERAPEUTICS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2020-10-02 00:00:00-04:00</text:p>
          </table:table-cell>
          <table:table-cell office:value-type="float" office:value="26.6000003814697" calcext:value-type="float">
            <text:p>26,6000003814697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2180449375634" calcext:value-type="float">
            <text:p>-87,2180449375634</text:p>
          </table:table-cell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CABOT CORP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1980-11-05 00:00:00-05:00</text:p>
          </table:table-cell>
          <table:table-cell office:value-type="float" office:value="1.89876401424408" calcext:value-type="float">
            <text:p>1,89876401424408</text:p>
          </table:table-cell>
          <table:table-cell office:value-type="float" office:value="70.6699981689453" calcext:value-type="float">
            <text:p>70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21.89475041636" calcext:value-type="float">
            <text:p>3621,89475041636</text:p>
          </table:table-cell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CACTUS CLASS A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2018-02-08 00:00:00-05:00</text:p>
          </table:table-cell>
          <table:table-cell office:value-type="float" office:value="20.2643858063883" calcext:value-type="float">
            <text:p>20,2643858063883</text:p>
          </table:table-cell>
          <table:table-cell office:value-type="float" office:value="38.5800018310547" calcext:value-type="float">
            <text:p>38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3832773401519" calcext:value-type="float">
            <text:p>90,3832773401519</text:p>
          </table:table-cell>
          <table:table-cell table:number-columns-repeated="101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CADENCE BANK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985-10-16 00:00:00-04:00</text:p>
          </table:table-cell>
          <table:table-cell office:value-type="float" office:value="0.803538799285889" calcext:value-type="float">
            <text:p>0,803538799285889</text:p>
          </table:table-cell>
          <table:table-cell office:value-type="float" office:value="18.6800003051758" calcext:value-type="float">
            <text:p>18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4.71665609387" calcext:value-type="float">
            <text:p>2224,71665609387</text:p>
          </table:table-cell>
          <table:table-cell table:number-columns-repeated="1016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CADRE HOLDINGS</text:p>
          </table:table-cell>
          <table:table-cell office:value-type="string" calcext:value-type="string">
            <text:p>CDRE</text:p>
          </table:table-cell>
          <table:table-cell office:value-type="string" calcext:value-type="string">
            <text:p>2021-11-04 00:00:00-04:00</text:p>
          </table:table-cell>
          <table:table-cell office:value-type="float" office:value="14.6410342420226" calcext:value-type="float">
            <text:p>14,6410342420226</text:p>
          </table:table-cell>
          <table:table-cell office:value-type="float" office:value="20.579999923706" calcext:value-type="float">
            <text:p>20,5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.5638398456681" calcext:value-type="float">
            <text:p>40,5638398456681</text:p>
          </table:table-cell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CAESARSTONE LTD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2012-03-22 00:00:00-04:00</text:p>
          </table:table-cell>
          <table:table-cell office:value-type="float" office:value="9.93578164508868" calcext:value-type="float">
            <text:p>9,93578164508868</text:p>
          </table:table-cell>
          <table:table-cell office:value-type="float" office:value="4.69999980926514" calcext:value-type="float">
            <text:p>4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696224845195" calcext:value-type="float">
            <text:p>-52,696224845195</text:p>
          </table:table-cell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CALAVO GROWERS INC</text:p>
          </table:table-cell>
          <table:table-cell office:value-type="string" calcext:value-type="string">
            <text:p>CVGW</text:p>
          </table:table-cell>
          <table:table-cell office:value-type="string" calcext:value-type="string">
            <text:p>2002-07-22 00:00:00-04:00</text:p>
          </table:table-cell>
          <table:table-cell office:value-type="float" office:value="4.53311347961426" calcext:value-type="float">
            <text:p>4,53311347961426</text:p>
          </table:table-cell>
          <table:table-cell office:value-type="float" office:value="31.3999996185303" calcext:value-type="float">
            <text:p>31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92.680643441607" calcext:value-type="float">
            <text:p>592,680643441607</text:p>
          </table:table-cell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ALER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6800003051758" calcext:value-type="float">
            <text:p>22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CALIFORNIA RESOURCES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2020-10-28 00:00:00-04:00</text:p>
          </table:table-cell>
          <table:table-cell office:value-type="float" office:value="19.3913270736666" calcext:value-type="float">
            <text:p>19,3913270736666</text:p>
          </table:table-cell>
          <table:table-cell office:value-type="float" office:value="39.6800003051758" calcext:value-type="float">
            <text:p>39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62756444896" calcext:value-type="float">
            <text:p>104,62756444896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CALIFORNIA WATER SERVICE GROUP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17828500270844" calcext:value-type="float">
            <text:p>0,417828500270844</text:p>
          </table:table-cell>
          <table:table-cell office:value-type="float" office:value="56.7799987792969" calcext:value-type="float">
            <text:p>56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3489.3072737956" calcext:value-type="float">
            <text:p>13489,3072737956</text:p>
          </table:table-cell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CALIX NETWORKS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2010-03-24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43.0200004577637" calcext:value-type="float">
            <text:p>43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058826222139" calcext:value-type="float">
            <text:p>153,058826222139</text:p>
          </table:table-cell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CALLAWAY GOLF</text:p>
          </table:table-cell>
          <table:table-cell office:value-type="string" calcext:value-type="string">
            <text:p>E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CALLON PETROLEUM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1990-03-26 00:00:00-05:00</text:p>
          </table:table-cell>
          <table:table-cell office:value-type="float" office:value="45.6237144470215" calcext:value-type="float">
            <text:p>45,6237144470215</text:p>
          </table:table-cell>
          <table:table-cell office:value-type="float" office:value="33.0699996948242" calcext:value-type="float">
            <text:p>33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5157665357885" calcext:value-type="float">
            <text:p>-27,5157665357885</text:p>
          </table:table-cell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CAL-MAINE FOODS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1996-12-12 00:00:00-05:00</text:p>
          </table:table-cell>
          <table:table-cell office:value-type="float" office:value="1.11761382741666" calcext:value-type="float">
            <text:p>1,11761382741666</text:p>
          </table:table-cell>
          <table:table-cell office:value-type="float" office:value="49.0900001525879" calcext:value-type="float">
            <text:p>49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292.39377219039" calcext:value-type="float">
            <text:p>4292,39377219039</text:p>
          </table:table-cell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CAMBIUM NETWORKS</text:p>
          </table:table-cell>
          <table:table-cell office:value-type="string" calcext:value-type="string">
            <text:p>CMBM</text:p>
          </table:table-cell>
          <table:table-cell office:value-type="string" calcext:value-type="string">
            <text:p>2019-06-26 00:00:00-04:00</text:p>
          </table:table-cell>
          <table:table-cell office:value-type="float" office:value="10.079999923706" calcext:value-type="float">
            <text:p>10,079999923706</text:p>
          </table:table-cell>
          <table:table-cell office:value-type="float" office:value="14.3800001144409" calcext:value-type="float">
            <text:p>14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42.6587323738184" calcext:value-type="float">
            <text:p>42,6587323738184</text:p>
          </table:table-cell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1999-01-05 00:00:00-05:00</text:p>
          </table:table-cell>
          <table:table-cell office:value-type="float" office:value="10.0083894729614" calcext:value-type="float">
            <text:p>10,0083894729614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593451634023" calcext:value-type="float">
            <text:p>384,593451634023</text:p>
          </table:table-cell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CAMDEN NATIONAL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1997-10-08 00:00:00-04:00</text:p>
          </table:table-cell>
          <table:table-cell office:value-type="float" office:value="4.37977099135825" calcext:value-type="float">
            <text:p>4,37977099135825</text:p>
          </table:table-cell>
          <table:table-cell office:value-type="float" office:value="29.6200008392334" calcext:value-type="float">
            <text:p>29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76.291086855382" calcext:value-type="float">
            <text:p>576,291086855382</text:p>
          </table:table-cell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CAMPING WORLD HOLDINGS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2016-10-07 00:00:00-04:00</text:p>
          </table:table-cell>
          <table:table-cell office:value-type="float" office:value="16.9591253068712" calcext:value-type="float">
            <text:p>16,9591253068712</text:p>
          </table:table-cell>
          <table:table-cell office:value-type="float" office:value="24.1499996185303" calcext:value-type="float">
            <text:p>24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.4012098592467" calcext:value-type="float">
            <text:p>42,4012098592467</text:p>
          </table:table-cell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CANNAE HOLDINGS</text:p>
          </table:table-cell>
          <table:table-cell office:value-type="string" calcext:value-type="string">
            <text:p>CNNE</text:p>
          </table:table-cell>
          <table:table-cell office:value-type="string" calcext:value-type="string">
            <text:p>2017-11-20 00:00:00-05:00</text:p>
          </table:table-cell>
          <table:table-cell office:value-type="float" office:value="18.8999996185303" calcext:value-type="float">
            <text:p>18,8999996185303</text:p>
          </table:table-cell>
          <table:table-cell office:value-type="float" office:value="17.9799995422363" calcext:value-type="float">
            <text:p>17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.86772536964468" calcext:value-type="float">
            <text:p>-4,86772536964468</text:p>
          </table:table-cell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CANO HEALTH INC (A)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2020-07-02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000007629395" calcext:value-type="float">
            <text:p>-79,2000007629395</text:p>
          </table:table-cell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CANOO INC (A)</text:p>
          </table:table-cell>
          <table:table-cell office:value-type="string" calcext:value-type="string">
            <text:p>GOEV</text:p>
          </table:table-cell>
          <table:table-cell office:value-type="string" calcext:value-type="string">
            <text:p>2019-04-16 00:00:00-04:00</text:p>
          </table:table-cell>
          <table:table-cell office:value-type="float" office:value="9.84000015258789" calcext:value-type="float">
            <text:p>9,84000015258789</text:p>
          </table:table-cell>
          <table:table-cell office:value-type="float" office:value="0.740000009536743" calcext:value-type="float">
            <text:p>0,7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796748164468" calcext:value-type="float">
            <text:p>-92,4796748164468</text:p>
          </table:table-cell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CANTALOUPE INC</text:p>
          </table:table-cell>
          <table:table-cell office:value-type="string" calcext:value-type="string">
            <text:p>CTLP</text:p>
          </table:table-cell>
          <table:table-cell office:value-type="string" calcext:value-type="string">
            <text:p>1999-06-07 00:00:00-04:00</text:p>
          </table:table-cell>
          <table:table-cell office:value-type="float" office:value="325" calcext:value-type="float">
            <text:p>325</text:p>
          </table:table-cell>
          <table:table-cell office:value-type="float" office:value="5.80000019073486" calcext:value-type="float">
            <text:p>5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215384556697" calcext:value-type="float">
            <text:p>-98,215384556697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CAPITAL BANCORP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2018-09-26 00:00:00-04:00</text:p>
          </table:table-cell>
          <table:table-cell office:value-type="float" office:value="12.7930367321814" calcext:value-type="float">
            <text:p>12,7930367321814</text:p>
          </table:table-cell>
          <table:table-cell office:value-type="float" office:value="15.8000001907349" calcext:value-type="float">
            <text:p>15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504688695135" calcext:value-type="float">
            <text:p>23,504688695135</text:p>
          </table:table-cell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CAPITAL CITY BANK GP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1994-06-06 00:00:00-04:00</text:p>
          </table:table-cell>
          <table:table-cell office:value-type="float" office:value="3.27900147438049" calcext:value-type="float">
            <text:p>3,27900147438049</text:p>
          </table:table-cell>
          <table:table-cell office:value-type="float" office:value="29.6599998474121" calcext:value-type="float">
            <text:p>29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804.543656937996" calcext:value-type="float">
            <text:p>804,543656937996</text:p>
          </table:table-cell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CAPITOL FEDERAL FINANCIAL</text:p>
          </table:table-cell>
          <table:table-cell office:value-type="string" calcext:value-type="string">
            <text:p>CFFN</text:p>
          </table:table-cell>
          <table:table-cell office:value-type="string" calcext:value-type="string">
            <text:p>1999-04-01 00:00:00-05:00</text:p>
          </table:table-cell>
          <table:table-cell office:value-type="float" office:value="0.983681719334761" calcext:value-type="float">
            <text:p>0,983681719334761</text:p>
          </table:table-cell>
          <table:table-cell office:value-type="float" office:value="5.76999998092651" calcext:value-type="float">
            <text:p>5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6.57184204141" calcext:value-type="float">
            <text:p>486,57184204141</text:p>
          </table:table-cell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CAPSTAR FINANCIAL HOLDINGS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016-09-22 00:00:00-04:00</text:p>
          </table:table-cell>
          <table:table-cell office:value-type="float" office:value="15.4413335424711" calcext:value-type="float">
            <text:p>15,4413335424711</text:p>
          </table:table-cell>
          <table:table-cell office:value-type="float" office:value="11.6400003433228" calcext:value-type="float">
            <text:p>11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6179074410434" calcext:value-type="float">
            <text:p>-24,6179074410434</text:p>
          </table:table-cell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CARA THERAPEUTICS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2014-01-31 00:00:00-05:00</text:p>
          </table:table-cell>
          <table:table-cell office:value-type="float" office:value="11.6199998855591" calcext:value-type="float">
            <text:p>11,6199998855591</text:p>
          </table:table-cell>
          <table:table-cell office:value-type="float" office:value="4.40000009536743" calcext:value-type="float">
            <text:p>4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1342500972346" calcext:value-type="float">
            <text:p>-62,1342500972346</text:p>
          </table:table-cell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CARDIOVASCULAR SYSTEMS INC</text:p>
          </table:table-cell>
          <table:table-cell office:value-type="string" calcext:value-type="string">
            <text:p>CSII</text:p>
          </table:table-cell>
          <table:table-cell office:value-type="string" calcext:value-type="string">
            <text:p>2006-06-28 00:00:00-04: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2 00:00:00-04:00</text:p>
          </table:table-cell>
          <table:table-cell office:value-type="float" office:value="-80" calcext:value-type="float">
            <text:p>-80</text:p>
          </table:table-cell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CARDLYTICS</text:p>
          </table:table-cell>
          <table:table-cell office:value-type="string" calcext:value-type="string">
            <text:p>CDLX</text:p>
          </table:table-cell>
          <table:table-cell office:value-type="string" calcext:value-type="string">
            <text:p>2018-02-09 00:00:00-05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6.78999996185303" calcext:value-type="float">
            <text:p>6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8842996050527" calcext:value-type="float">
            <text:p>-43,8842996050527</text:p>
          </table:table-cell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CAREDX IN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2014-07-17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57895017925062" calcext:value-type="float">
            <text:p>-7,57895017925062</text:p>
          </table:table-cell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CAREMAX INC (A)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2020-09-21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2.49000000953674" calcext:value-type="float">
            <text:p>2,49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8484837830084" calcext:value-type="float">
            <text:p>-74,8484837830084</text:p>
          </table:table-cell>
          <table:table-cell table:number-columns-repeated="101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CARETRUST REIT</text:p>
          </table:table-cell>
          <table:table-cell office:value-type="string" calcext:value-type="string">
            <text:p>CTRE</text:p>
          </table:table-cell>
          <table:table-cell office:value-type="string" calcext:value-type="string">
            <text:p>2014-05-29 00:00:00-04:00</text:p>
          </table:table-cell>
          <table:table-cell office:value-type="float" office:value="4.53792572021484" calcext:value-type="float">
            <text:p>4,53792572021484</text:p>
          </table:table-cell>
          <table:table-cell office:value-type="float" office:value="19.7600002288818" calcext:value-type="float">
            <text:p>19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35.441244462378" calcext:value-type="float">
            <text:p>335,441244462378</text:p>
          </table:table-cell>
          <table:table-cell table:number-columns-repeated="1016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CARGURUS CLASS A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2017-10-12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15.7700004577637" calcext:value-type="float">
            <text:p>15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20688076677" calcext:value-type="float">
            <text:p>-45,620688076677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CARIBOU BIOSCIENCES</text:p>
          </table:table-cell>
          <table:table-cell office:value-type="string" calcext:value-type="string">
            <text:p>CRBU</text:p>
          </table:table-cell>
          <table:table-cell office:value-type="string" calcext:value-type="string">
            <text:p>2021-07-23 00:00:00-04:00</text:p>
          </table:table-cell>
          <table:table-cell office:value-type="float" office:value="17.6499996185303" calcext:value-type="float">
            <text:p>17,6499996185303</text:p>
          </table:table-cell>
          <table:table-cell office:value-type="float" office:value="4.46999979019165" calcext:value-type="float">
            <text:p>4,4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6742216045222" calcext:value-type="float">
            <text:p>-74,6742216045222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CARPARTS COM</text:p>
          </table:table-cell>
          <table:table-cell office:value-type="string" calcext:value-type="string">
            <text:p>PRTS</text:p>
          </table:table-cell>
          <table:table-cell office:value-type="string" calcext:value-type="string">
            <text:p>2007-02-0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4.32000017166138" calcext:value-type="float">
            <text:p>4,32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7272711667148" calcext:value-type="float">
            <text:p>-60,7272711667148</text:p>
          </table:table-cell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CARPENTER TE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0.810001373291" calcext:value-type="float">
            <text:p>50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CARRIAGE SVC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1996-08-09 00:00:00-04:00</text:p>
          </table:table-cell>
          <table:table-cell office:value-type="float" office:value="12.500393780795" calcext:value-type="float">
            <text:p>12,500393780795</text:p>
          </table:table-cell>
          <table:table-cell office:value-type="float" office:value="26.9300003051758" calcext:value-type="float">
            <text:p>26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433215764368" calcext:value-type="float">
            <text:p>115,433215764368</text:p>
          </table:table-cell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017-06-01 00:00:00-04:00</text:p>
          </table:table-cell>
          <table:table-cell office:value-type="float" office:value="25.5900001525879" calcext:value-type="float">
            <text:p>25,5900001525879</text:p>
          </table:table-cell>
          <table:table-cell office:value-type="float" office:value="17.3099994659424" calcext:value-type="float">
            <text:p>17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3563917048596" calcext:value-type="float">
            <text:p>-32,3563917048596</text:p>
          </table:table-cell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CARTER BANKSHARES INC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2007-03-15 00:00:00-04:00</text:p>
          </table:table-cell>
          <table:table-cell office:value-type="float" office:value="8.40285614301574" calcext:value-type="float">
            <text:p>8,40285614301574</text:p>
          </table:table-cell>
          <table:table-cell office:value-type="float" office:value="13.170000076294" calcext:value-type="float">
            <text:p>13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56.7324235015085" calcext:value-type="float">
            <text:p>56,7324235015085</text:p>
          </table:table-cell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CASA SYSTEMS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2017-12-15 00:00:00-05:00</text:p>
          </table:table-cell>
          <table:table-cell office:value-type="float" office:value="13.5900001525879" calcext:value-type="float">
            <text:p>13,5900001525879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8020604417582" calcext:value-type="float">
            <text:p>-90,8020604417582</text:p>
          </table:table-cell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CASELLA WASTE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1997-10-29 00:00:00-05:00</text:p>
          </table:table-cell>
          <table:table-cell office:value-type="float" office:value="22.75" calcext:value-type="float">
            <text:p>22,75</text:p>
          </table:table-cell>
          <table:table-cell office:value-type="float" office:value="89.6800003051758" calcext:value-type="float">
            <text:p>89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197803539234" calcext:value-type="float">
            <text:p>294,197803539234</text:p>
          </table:table-cell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CASS INFORMATION SYSTEMS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1996-07-02 00:00:00-04:00</text:p>
          </table:table-cell>
          <table:table-cell office:value-type="float" office:value="2.40662503242493" calcext:value-type="float">
            <text:p>2,40662503242493</text:p>
          </table:table-cell>
          <table:table-cell office:value-type="float" office:value="36.5299987792969" calcext:value-type="float">
            <text:p>36,5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17.893244154" calcext:value-type="float">
            <text:p>1417,893244154</text:p>
          </table:table-cell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CASSAVA SCIENCES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2000-07-14 00:00:00-04:00</text:p>
          </table:table-cell>
          <table:table-cell office:value-type="float" office:value="59.151519077846" calcext:value-type="float">
            <text:p>59,151519077846</text:p>
          </table:table-cell>
          <table:table-cell office:value-type="float" office:value="22.1800003051758" calcext:value-type="float">
            <text:p>2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5030757435224" calcext:value-type="float">
            <text:p>-62,5030757435224</text:p>
          </table:table-cell>
          <table:table-cell table:number-columns-repeated="101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CASTLE BIOSCIENCES</text:p>
          </table:table-cell>
          <table:table-cell office:value-type="string" calcext:value-type="string">
            <text:p>CSTL</text:p>
          </table:table-cell>
          <table:table-cell office:value-type="string" calcext:value-type="string">
            <text:p>2019-07-25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22.4599990844727" calcext:value-type="float">
            <text:p>22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2999954223633" calcext:value-type="float">
            <text:p>12,2999954223633</text:p>
          </table:table-cell>
          <table:table-cell table:number-columns-repeated="101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CATALYST PHARMACEUTICALS</text:p>
          </table:table-cell>
          <table:table-cell office:value-type="string" calcext:value-type="string">
            <text:p>CPRX</text:p>
          </table:table-cell>
          <table:table-cell office:value-type="string" calcext:value-type="string">
            <text:p>2006-11-08 00:00:00-05:00</text:p>
          </table:table-cell>
          <table:table-cell office:value-type="float" office:value="6" calcext:value-type="float">
            <text:p>6</text:p>
          </table:table-cell>
          <table:table-cell office:value-type="float" office:value="16.7900009155273" calcext:value-type="float">
            <text:p>1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.833348592122" calcext:value-type="float">
            <text:p>179,833348592122</text:p>
          </table:table-cell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BUSINESS FIRST BANCSHARES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2018-04-23 00:00:00-04:00</text:p>
          </table:table-cell>
          <table:table-cell office:value-type="float" office:value="24.5668277740479" calcext:value-type="float">
            <text:p>24,5668277740479</text:p>
          </table:table-cell>
          <table:table-cell office:value-type="float" office:value="13.920000076294" calcext:value-type="float">
            <text:p>13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3382274491341" calcext:value-type="float">
            <text:p>-43,3382274491341</text:p>
          </table:table-cell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BUTTERFLY NETWORK INC (A)</text:p>
          </table:table-cell>
          <table:table-cell office:value-type="string" calcext:value-type="string">
            <text:p>BFLY</text:p>
          </table:table-cell>
          <table:table-cell office:value-type="string" calcext:value-type="string">
            <text:p>2020-07-13 00:00:00-04:00</text:p>
          </table:table-cell>
          <table:table-cell office:value-type="float" office:value="10.1599998474121" calcext:value-type="float">
            <text:p>10,1599998474121</text:p>
          </table:table-cell>
          <table:table-cell office:value-type="float" office:value="2.10999989509583" calcext:value-type="float">
            <text:p>2,1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322841851885" calcext:value-type="float">
            <text:p>-79,2322841851885</text:p>
          </table:table-cell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BYLINE BANCORP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2017-06-30 00:00:00-04:00</text:p>
          </table:table-cell>
          <table:table-cell office:value-type="float" office:value="19.4908553893592" calcext:value-type="float">
            <text:p>19,4908553893592</text:p>
          </table:table-cell>
          <table:table-cell office:value-type="float" office:value="17.7299995422363" calcext:value-type="float">
            <text:p>17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03426664426541" calcext:value-type="float">
            <text:p>-9,03426664426541</text:p>
          </table:table-cell>
          <table:table-cell table:number-columns-repeated="1016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CAVCO INDUSTRIES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2003-07-01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296.529998779297" calcext:value-type="float">
            <text:p>296,52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3021.36840820312" calcext:value-type="float">
            <text:p>3021,36840820312</text:p>
          </table:table-cell>
          <table:table-cell table:number-columns-repeated="1016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CBIZ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1995-04-27 00:00:00-04:00</text:p>
          </table:table-cell>
          <table:table-cell office:value-type="float" office:value="1.625" calcext:value-type="float">
            <text:p>1,625</text:p>
          </table:table-cell>
          <table:table-cell office:value-type="float" office:value="49.9599990844727" calcext:value-type="float">
            <text:p>49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74.4614821214" calcext:value-type="float">
            <text:p>2974,4614821214</text:p>
          </table:table-cell>
          <table:table-cell table:number-columns-repeated="1016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CBL &amp; ASSOCIATES PROPERTIES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2021-11-02 00:00:00-04:00</text:p>
          </table:table-cell>
          <table:table-cell office:value-type="float" office:value="23.3155670166016" calcext:value-type="float">
            <text:p>23,3155670166016</text:p>
          </table:table-cell>
          <table:table-cell office:value-type="float" office:value="22.7099990844727" calcext:value-type="float">
            <text:p>2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59726873336479" calcext:value-type="float">
            <text:p>-2,59726873336479</text:p>
          </table:table-cell>
          <table:table-cell table:number-columns-repeated="101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number-columns-repeated="2" office:value-type="string" calcext:value-type="string">
            <text:p>CB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CEDAR REALTY TRUST</text:p>
          </table:table-cell>
          <table:table-cell office:value-type="string" calcext:value-type="string">
            <text:p>CD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CELLDEX THERAPEUTICS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1986-05-1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1.5200004577637" calcext:value-type="float">
            <text:p>31,52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CELSIUS HOLDINGS INC.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2007-01-22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100.819999694824" calcext:value-type="float">
            <text:p>100,8199996948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20.083332061768" calcext:value-type="float">
            <text:p>320,083332061768</text:p>
          </table:table-cell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CELULARITY INC (A)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2019-08-08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517000019550324" calcext:value-type="float">
            <text:p>0,5170000195503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244896991012" calcext:value-type="float">
            <text:p>-94,7244896991012</text:p>
          </table:table-cell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CENNTRO ELECTRIC GROUP</text:p>
          </table:table-cell>
          <table:table-cell office:value-type="string" calcext:value-type="string">
            <text:p>CENN</text:p>
          </table:table-cell>
          <table:table-cell office:value-type="string" calcext:value-type="string">
            <text:p>2012-09-25 00:00:00-04:00</text:p>
          </table:table-cell>
          <table:table-cell office:value-type="float" office:value="75000" calcext:value-type="float">
            <text:p>75000</text:p>
          </table:table-cell>
          <table:table-cell office:value-type="float" office:value="0.372999995946884" calcext:value-type="float">
            <text:p>0,3729999959468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95026666721" calcext:value-type="float">
            <text:p>-99,9995026666721</text:p>
          </table:table-cell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ENTENNIAL RESOURCE DEVELOPMENT</text:p>
          </table:table-cell>
          <table:table-cell office:value-type="string" calcext:value-type="string">
            <text:p>CDEV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ENTERSPACE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1997-10-17 00:00:00-04:00</text:p>
          </table:table-cell>
          <table:table-cell office:value-type="float" office:value="14.9867018337908" calcext:value-type="float">
            <text:p>14,9867018337908</text:p>
          </table:table-cell>
          <table:table-cell office:value-type="float" office:value="58.2700004577637" calcext:value-type="float">
            <text:p>58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88.81136826504" calcext:value-type="float">
            <text:p>288,81136826504</text:p>
          </table:table-cell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CENTRAL GARDEN &amp; <text:s/>PET CO <text:s/>A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2007-02-06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37.3600006103516" calcext:value-type="float">
            <text:p>37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655176623114" calcext:value-type="float">
            <text:p>157,655176623114</text:p>
          </table:table-cell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CENTRAL GARDEN &amp; PE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1992-07-15 00:00:00-04:00</text:p>
          </table:table-cell>
          <table:table-cell office:value-type="float" office:value="2.99191254196745" calcext:value-type="float">
            <text:p>2,99191254196745</text:p>
          </table:table-cell>
          <table:table-cell office:value-type="float" office:value="39.060001373291" calcext:value-type="float">
            <text:p>39,0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5.51949047299" calcext:value-type="float">
            <text:p>1205,51949047299</text:p>
          </table:table-cell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CENTRAL PACIFIC FINANCIA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1987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4.2299995422363" calcext:value-type="float">
            <text:p>14,22999954223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CENTRUS ENERGY CORPORATIO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1998-07-23 00:00:00-04:00</text:p>
          </table:table-cell>
          <table:table-cell office:value-type="float" office:value="2175.15454101563" calcext:value-type="float">
            <text:p>2175,15454101563</text:p>
          </table:table-cell>
          <table:table-cell office:value-type="float" office:value="28.2900009155273" calcext:value-type="float">
            <text:p>28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994027145162" calcext:value-type="float">
            <text:p>-98,6994027145162</text:p>
          </table:table-cell>
          <table:table-cell table:number-columns-repeated="101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CENTURY ALUMINIUM</text:p>
          </table:table-cell>
          <table:table-cell office:value-type="string" calcext:value-type="string">
            <text:p>CENX</text:p>
          </table:table-cell>
          <table:table-cell office:value-type="string" calcext:value-type="string">
            <text:p>1996-03-29 00:00:00-05:00</text:p>
          </table:table-cell>
          <table:table-cell office:value-type="float" office:value="11.7129025940501" calcext:value-type="float">
            <text:p>11,7129025940501</text:p>
          </table:table-cell>
          <table:table-cell office:value-type="float" office:value="8.23999977111816" calcext:value-type="float">
            <text:p>8,2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6502322549504" calcext:value-type="float">
            <text:p>-29,6502322549504</text:p>
          </table:table-cell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CENTURY CASINO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1993-11-10 00:00:00-05:00</text:p>
          </table:table-cell>
          <table:table-cell office:value-type="float" office:value="3.875" calcext:value-type="float">
            <text:p>3,875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8387052474483" calcext:value-type="float">
            <text:p>78,8387052474483</text:p>
          </table:table-cell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CENTURY COMMUNITIES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2014-06-18 00:00:00-04:00</text:p>
          </table:table-cell>
          <table:table-cell office:value-type="float" office:value="22.4302064783433" calcext:value-type="float">
            <text:p>22,4302064783433</text:p>
          </table:table-cell>
          <table:table-cell office:value-type="float" office:value="64.9499969482422" calcext:value-type="float">
            <text:p>64,94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564864286704" calcext:value-type="float">
            <text:p>189,564864286704</text:p>
          </table:table-cell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CENTURY THERAPEUTIC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2021-06-18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3.11999988555908" calcext:value-type="float">
            <text:p>3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000005868765" calcext:value-type="float">
            <text:p>-84,0000005868765</text:p>
          </table:table-cell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CEPTON INC (A)</text:p>
          </table:table-cell>
          <table:table-cell office:value-type="string" calcext:value-type="string">
            <text:p>CPTN</text:p>
          </table:table-cell>
          <table:table-cell office:value-type="string" calcext:value-type="string">
            <text:p>2021-03-25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0.370000004768372" calcext:value-type="float">
            <text:p>0,3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458334368136" calcext:value-type="float">
            <text:p>-96,1458334368136</text:p>
          </table:table-cell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CERBERUS CYBER SENTINEL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2022-01-14 00:00:00-05:00</text:p>
          </table:table-cell>
          <table:table-cell office:value-type="float" office:value="7.23000001907349" calcext:value-type="float">
            <text:p>7,23000001907349</text:p>
          </table:table-cell>
          <table:table-cell office:value-type="float" office:value="0.259999990463257" calcext:value-type="float">
            <text:p>0,2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4038728938126" calcext:value-type="float">
            <text:p>-96,4038728938126</text:p>
          </table:table-cell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CERENCE</text:p>
          </table:table-cell>
          <table:table-cell office:value-type="string" calcext:value-type="string">
            <text:p>CRNC</text:p>
          </table:table-cell>
          <table:table-cell office:value-type="string" calcext:value-type="string">
            <text:p>2019-09-16 00:00:00-04:00</text:p>
          </table:table-cell>
          <table:table-cell office:value-type="float" office:value="29.3600006103516" calcext:value-type="float">
            <text:p>29,3600006103516</text:p>
          </table:table-cell>
          <table:table-cell office:value-type="float" office:value="25.9699993133545" calcext:value-type="float">
            <text:p>25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5463257034193" calcext:value-type="float">
            <text:p>-11,5463257034193</text:p>
          </table:table-cell>
          <table:table-cell table:number-columns-repeated="101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CEREVEL THERAPEUTICS HOLDINGS (A)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2020-07-30 00:00:00-04:00</text:p>
          </table:table-cell>
          <table:table-cell office:value-type="float" office:value="13.9399995803833" calcext:value-type="float">
            <text:p>13,93999958038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555243638825" calcext:value-type="float">
            <text:p>129,555243638825</text:p>
          </table:table-cell>
          <table:table-cell table:number-columns-repeated="1016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CERUS CORP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1997-01-31 00:00:00-0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2.22000002861023" calcext:value-type="float">
            <text:p>2,2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775507868553" calcext:value-type="float">
            <text:p>-81,8775507868553</text:p>
          </table:table-cell>
          <table:table-cell table:number-columns-repeated="1016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number-columns-repeated="2" office:value-type="string" calcext:value-type="string">
            <text:p>CEVA</text:p>
          </table:table-cell>
          <table:table-cell office:value-type="string" calcext:value-type="string">
            <text:p>2002-11-01 00:00:00-05:00</text:p>
          </table:table-cell>
          <table:table-cell office:value-type="float" office:value="5.09999990463257" calcext:value-type="float">
            <text:p>5,09999990463257</text:p>
          </table:table-cell>
          <table:table-cell office:value-type="float" office:value="24.8099994659424" calcext:value-type="float">
            <text:p>24,8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.470586860331" calcext:value-type="float">
            <text:p>386,470586860331</text:p>
          </table:table-cell>
          <table:table-cell table:number-columns-repeated="101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2018-04-27 00:00:00-04:00</text:p>
          </table:table-cell>
          <table:table-cell office:value-type="float" office:value="38.3796745099519" calcext:value-type="float">
            <text:p>38,3796745099519</text:p>
          </table:table-cell>
          <table:table-cell office:value-type="float" office:value="27.2199993133545" calcext:value-type="float">
            <text:p>27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0770449178867" calcext:value-type="float">
            <text:p>-29,0770449178867</text:p>
          </table:table-cell>
          <table:table-cell table:number-columns-repeated="101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CHANNELADVISOR CORP</text:p>
          </table:table-cell>
          <table:table-cell office:value-type="string" calcext:value-type="string">
            <text:p>ECO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CHARGE ENTERPRISES</text:p>
          </table:table-cell>
          <table:table-cell office:value-type="string" calcext:value-type="string">
            <text:p>CRGE</text:p>
          </table:table-cell>
          <table:table-cell office:value-type="string" calcext:value-type="string">
            <text:p>2006-11-16 00:00:00-05: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2000007629395" calcext:value-type="float">
            <text:p>0,8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3159999847" calcext:value-type="float">
            <text:p>-99,9983159999847</text:p>
          </table:table-cell>
          <table:table-cell table:number-columns-repeated="101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CHART INDUSTRIES INC.</text:p>
          </table:table-cell>
          <table:table-cell office:value-type="string" calcext:value-type="string">
            <text:p>GTLS</text:p>
          </table:table-cell>
          <table:table-cell office:value-type="string" calcext:value-type="string">
            <text:p>2006-07-26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122.180000305176" calcext:value-type="float">
            <text:p>122,18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714.533335367839" calcext:value-type="float">
            <text:p>714,533335367839</text:p>
          </table:table-cell>
          <table:table-cell table:number-columns-repeated="101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CHASE CORP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1994-04-15 00:00:00-04:00</text:p>
          </table:table-cell>
          <table:table-cell office:value-type="float" office:value="0.692493438720703" calcext:value-type="float">
            <text:p>0,692493438720703</text:p>
          </table:table-cell>
          <table:table-cell office:value-type="float" office:value="112.120002746582" calcext:value-type="float">
            <text:p>112,1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090.7675188533" calcext:value-type="float">
            <text:p>16090,7675188533</text:p>
          </table:table-cell>
          <table:table-cell table:number-columns-repeated="101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CHATHAM LODGING TRUST</text:p>
          </table:table-cell>
          <table:table-cell office:value-type="string" calcext:value-type="string">
            <text:p>CLDT</text:p>
          </table:table-cell>
          <table:table-cell office:value-type="string" calcext:value-type="string">
            <text:p>2010-04-16 00:00:00-04:00</text:p>
          </table:table-cell>
          <table:table-cell office:value-type="float" office:value="11.633781665709" calcext:value-type="float">
            <text:p>11,633781665709</text:p>
          </table:table-cell>
          <table:table-cell office:value-type="float" office:value="10.2399997711182" calcext:value-type="float">
            <text:p>10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9804714807312" calcext:value-type="float">
            <text:p>-11,9804714807312</text:p>
          </table:table-cell>
          <table:table-cell table:number-columns-repeated="1016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CHEESECAKE FACTORY (TH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992-09-18 00:00:00-04:00</text:p>
          </table:table-cell>
          <table:table-cell office:value-type="float" office:value="2.84503397172296" calcext:value-type="float">
            <text:p>2,84503397172296</text:p>
          </table:table-cell>
          <table:table-cell office:value-type="float" office:value="33.0800018310547" calcext:value-type="float">
            <text:p>33,0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2.72783242097" calcext:value-type="float">
            <text:p>1062,72783242097</text:p>
          </table:table-cell>
          <table:table-cell table:number-columns-repeated="1016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CHEFS WAREHOUSE HOLDING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2011-07-28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34.4900016784668" calcext:value-type="float">
            <text:p>34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882362814511" calcext:value-type="float">
            <text:p>102,882362814511</text:p>
          </table:table-cell>
          <table:table-cell table:number-columns-repeated="101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CHEGG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2013-11-13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9.51000022888184" calcext:value-type="float">
            <text:p>9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5454524647106" calcext:value-type="float">
            <text:p>-13,5454524647106</text:p>
          </table:table-cell>
          <table:table-cell table:number-columns-repeated="101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CHEMOCENTRYX INC</text:p>
          </table:table-cell>
          <table:table-cell office:value-type="string" calcext:value-type="string">
            <text:p>CCX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CHESAPEAKE UTILITIES CORP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5.419998168945" calcext:value-type="float">
            <text:p>125,41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CHICAGO ATLANTIC REAL ESTATE FINANCE</text:p>
          </table:table-cell>
          <table:table-cell office:value-type="string" calcext:value-type="string">
            <text:p>REFI</text:p>
          </table:table-cell>
          <table:table-cell office:value-type="string" calcext:value-type="string">
            <text:p>2021-12-08 00:00:00-05:00</text:p>
          </table:table-cell>
          <table:table-cell office:value-type="float" office:value="13.8677412065884" calcext:value-type="float">
            <text:p>13,8677412065884</text:p>
          </table:table-cell>
          <table:table-cell office:value-type="float" office:value="13.9700002670288" calcext:value-type="float">
            <text:p>13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0.737388006576044" calcext:value-type="float">
            <text:p>0,737388006576044</text:p>
          </table:table-cell>
          <table:table-cell table:number-columns-repeated="101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CHICOS FAS IN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1993-03-24 00:00:00-05:00</text:p>
          </table:table-cell>
          <table:table-cell office:value-type="float" office:value="0.340188305474439" calcext:value-type="float">
            <text:p>0,340188305474439</text:p>
          </table:table-cell>
          <table:table-cell office:value-type="float" office:value="4.96999979019165" calcext:value-type="float">
            <text:p>4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0.95550911437" calcext:value-type="float">
            <text:p>1360,95550911437</text:p>
          </table:table-cell>
          <table:table-cell table:number-columns-repeated="101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CHILDRENS PLACE</text:p>
          </table:table-cell>
          <table:table-cell office:value-type="string" calcext:value-type="string">
            <text:p>PLCE</text:p>
          </table:table-cell>
          <table:table-cell office:value-type="string" calcext:value-type="string">
            <text:p>1997-09-19 00:00:00-04:00</text:p>
          </table:table-cell>
          <table:table-cell office:value-type="float" office:value="14.7689495540801" calcext:value-type="float">
            <text:p>14,7689495540801</text:p>
          </table:table-cell>
          <table:table-cell office:value-type="float" office:value="26.6900005340576" calcext:value-type="float">
            <text:p>2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.7169862441859" calcext:value-type="float">
            <text:p>80,7169862441859</text:p>
          </table:table-cell>
          <table:table-cell table:number-columns-repeated="101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CHIMERA INVESTMENT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2007-11-29 00:00:00-05:00</text:p>
          </table:table-cell>
          <table:table-cell office:value-type="float" office:value="10.3300029614624" calcext:value-type="float">
            <text:p>10,3300029614624</text:p>
          </table:table-cell>
          <table:table-cell office:value-type="float" office:value="5.17000007629395" calcext:value-type="float">
            <text:p>5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9516108990345" calcext:value-type="float">
            <text:p>-49,9516108990345</text:p>
          </table:table-cell>
          <table:table-cell table:number-columns-repeated="101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HIMERIX INC</text:p>
          </table:table-cell>
          <table:table-cell office:value-type="string" calcext:value-type="string">
            <text:p>CMRX</text:p>
          </table:table-cell>
          <table:table-cell office:value-type="string" calcext:value-type="string">
            <text:p>2013-04-11 00:00:00-04:00</text:p>
          </table:table-cell>
          <table:table-cell office:value-type="float" office:value="15.1400003433228" calcext:value-type="float">
            <text:p>15,1400003433228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042275424034" calcext:value-type="float">
            <text:p>-92,4042275424034</text:p>
          </table:table-cell>
          <table:table-cell table:number-columns-repeated="101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CHINOOK THERAPEUTICS INC</text:p>
          </table:table-cell>
          <table:table-cell office:value-type="string" calcext:value-type="string">
            <text:p>KDNY</text:p>
          </table:table-cell>
          <table:table-cell office:value-type="string" calcext:value-type="string">
            <text:p>2015-04-15 00:00:00-04:00</text:p>
          </table:table-cell>
          <table:table-cell office:value-type="float" office:value="160" calcext:value-type="float">
            <text:p>160</text:p>
          </table:table-cell>
          <table:table-cell office:value-type="float" office:value="19.6499996185303" calcext:value-type="float">
            <text:p>19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7187502384186" calcext:value-type="float">
            <text:p>-87,7187502384186</text:p>
          </table:table-cell>
          <table:table-cell table:number-columns-repeated="101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HUY'S HOLDINGS INC</text:p>
          </table:table-cell>
          <table:table-cell office:value-type="string" calcext:value-type="string">
            <text:p>CHUY</text:p>
          </table:table-cell>
          <table:table-cell office:value-type="string" calcext:value-type="string">
            <text:p>2012-07-2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5.5999984741211" calcext:value-type="float">
            <text:p>3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7.333323160807" calcext:value-type="float">
            <text:p>137,333323160807</text:p>
          </table:table-cell>
          <table:table-cell table:number-columns-repeated="1016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CIMPRESS PLC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2005-09-30 00:00:00-04:00</text:p>
          </table:table-cell>
          <table:table-cell office:value-type="float" office:value="12.2700004577637" calcext:value-type="float">
            <text:p>12,2700004577637</text:p>
          </table:table-cell>
          <table:table-cell office:value-type="float" office:value="47.9099998474121" calcext:value-type="float">
            <text:p>47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90.4645318664" calcext:value-type="float">
            <text:p>290,4645318664</text:p>
          </table:table-cell>
          <table:table-cell table:number-columns-repeated="1016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INCOR PHARMA</text:p>
          </table:table-cell>
          <table:table-cell office:value-type="string" calcext:value-type="string">
            <text:p>CIN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CATCHMARK TIMBER TRUST</text:p>
          </table:table-cell>
          <table:table-cell office:value-type="string" calcext:value-type="string">
            <text:p>CT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CATHAY BANCORP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1990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600002288818" calcext:value-type="float">
            <text:p>29,7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CATO CORP CL A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1987-04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.30000019073486" calcext:value-type="float">
            <text:p>8,3000001907348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CITIZENS &amp; NORTHERN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1994-04-05 00:00:00-04:00</text:p>
          </table:table-cell>
          <table:table-cell office:value-type="float" office:value="3.91561794281006" calcext:value-type="float">
            <text:p>3,91561794281006</text:p>
          </table:table-cell>
          <table:table-cell office:value-type="float" office:value="17.8899993896484" calcext:value-type="float">
            <text:p>17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56.888277940866" calcext:value-type="float">
            <text:p>356,888277940866</text:p>
          </table:table-cell>
          <table:table-cell table:number-columns-repeated="101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CITY HOLDING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1987-06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1.1100006103516" calcext:value-type="float">
            <text:p>91,1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CITY OFFICE REIT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2014-04-15 00:00:00-04:00</text:p>
          </table:table-cell>
          <table:table-cell office:value-type="float" office:value="6.5540255170953" calcext:value-type="float">
            <text:p>6,5540255170953</text:p>
          </table:table-cell>
          <table:table-cell office:value-type="float" office:value="5.67999982833862" calcext:value-type="float">
            <text:p>5,6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33570774903" calcext:value-type="float">
            <text:p>-13,33570774903</text:p>
          </table:table-cell>
          <table:table-cell table:number-columns-repeated="101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CIVISTA BANCSHARES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1994-04-06 00:00:00-04:00</text:p>
          </table:table-cell>
          <table:table-cell office:value-type="float" office:value="7.58481997059238" calcext:value-type="float">
            <text:p>7,58481997059238</text:p>
          </table:table-cell>
          <table:table-cell office:value-type="float" office:value="14.9399995803833" calcext:value-type="float">
            <text:p>14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96.9723689989769" calcext:value-type="float">
            <text:p>96,9723689989769</text:p>
          </table:table-cell>
          <table:table-cell table:number-columns-repeated="101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CIVITAS RESOURCES INC</text:p>
          </table:table-cell>
          <table:table-cell office:value-type="string" calcext:value-type="string">
            <text:p>CIVI</text:p>
          </table:table-cell>
          <table:table-cell office:value-type="string" calcext:value-type="string">
            <text:p>2011-12-15 00:00:00-05:00</text:p>
          </table:table-cell>
          <table:table-cell office:value-type="float" office:value="1476.25956142714" calcext:value-type="float">
            <text:p>1476,25956142714</text:p>
          </table:table-cell>
          <table:table-cell office:value-type="float" office:value="67.9199981689453" calcext:value-type="float">
            <text:p>67,9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3991831827131" calcext:value-type="float">
            <text:p>-95,3991831827131</text:p>
          </table:table-cell>
          <table:table-cell table:number-columns-repeated="101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CLAROS MORTGAGE TRUST</text:p>
          </table:table-cell>
          <table:table-cell office:value-type="string" calcext:value-type="string">
            <text:p>CMTG</text:p>
          </table:table-cell>
          <table:table-cell office:value-type="string" calcext:value-type="string">
            <text:p>2021-11-03 00:00:00-04:00</text:p>
          </table:table-cell>
          <table:table-cell office:value-type="float" office:value="13.902813275735" calcext:value-type="float">
            <text:p>13,902813275735</text:p>
          </table:table-cell>
          <table:table-cell office:value-type="float" office:value="11.1300001144409" calcext:value-type="float">
            <text:p>11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9.9442595271963" calcext:value-type="float">
            <text:p>-19,9442595271963</text:p>
          </table:table-cell>
          <table:table-cell table:number-columns-repeated="101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CLARUS CORPORATION</text:p>
          </table:table-cell>
          <table:table-cell office:value-type="string" calcext:value-type="string">
            <text:p>CLAR</text:p>
          </table:table-cell>
          <table:table-cell office:value-type="string" calcext:value-type="string">
            <text:p>1998-05-27 00:00:00-04:00</text:p>
          </table:table-cell>
          <table:table-cell office:value-type="float" office:value="9.65908332833673" calcext:value-type="float">
            <text:p>9,65908332833673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2399287636449" calcext:value-type="float">
            <text:p>-10,2399287636449</text:p>
          </table:table-cell>
          <table:table-cell table:number-columns-repeated="1016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CLEAN ENERGY FUELS</text:p>
          </table:table-cell>
          <table:table-cell office:value-type="string" calcext:value-type="string">
            <text:p>CLNE</text:p>
          </table:table-cell>
          <table:table-cell office:value-type="string" calcext:value-type="string">
            <text:p>2007-05-25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4.21999979019165" calcext:value-type="float">
            <text:p>4,2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333350817362" calcext:value-type="float">
            <text:p>-64,8333350817362</text:p>
          </table:table-cell>
          <table:table-cell table:number-columns-repeated="101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CLEANSPARK</text:p>
          </table:table-cell>
          <table:table-cell office:value-type="string" calcext:value-type="string">
            <text:p>CLSK</text:p>
          </table:table-cell>
          <table:table-cell office:value-type="string" calcext:value-type="string">
            <text:p>2016-11-16 00:00:00-05:00</text:p>
          </table:table-cell>
          <table:table-cell office:value-type="float" office:value="34.9000015258789" calcext:value-type="float">
            <text:p>34,9000015258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386824495296" calcext:value-type="float">
            <text:p>-88,5386824495296</text:p>
          </table:table-cell>
          <table:table-cell table:number-columns-repeated="1016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CLEAR CHANNEL OUTDOOR HOLDINGS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2005-11-14 00:00:00-05:00</text:p>
          </table:table-cell>
          <table:table-cell office:value-type="float" office:value="4.8666662245169" calcext:value-type="float">
            <text:p>4,8666662245169</text:p>
          </table:table-cell>
          <table:table-cell office:value-type="float" office:value="1.27999997138977" calcext:value-type="float">
            <text:p>1,2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986283353173" calcext:value-type="float">
            <text:p>-73,6986283353173</text:p>
          </table:table-cell>
          <table:table-cell table:number-columns-repeated="101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CLEAR SECURE INC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2021-06-30 00:00:00-04:00</text:p>
          </table:table-cell>
          <table:table-cell office:value-type="float" office:value="38.2462649071724" calcext:value-type="float">
            <text:p>38,2462649071724</text:p>
          </table:table-cell>
          <table:table-cell office:value-type="float" office:value="24.6700000762939" calcext:value-type="float">
            <text:p>24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4969690866008" calcext:value-type="float">
            <text:p>-35,4969690866008</text:p>
          </table:table-cell>
          <table:table-cell table:number-columns-repeated="101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CLEARFIELD INC.</text:p>
          </table:table-cell>
          <table:table-cell office:value-type="string" calcext:value-type="string">
            <text:p>CLFD</text:p>
          </table:table-cell>
          <table:table-cell office:value-type="string" calcext:value-type="string">
            <text:p>1986-08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0.3899993896484" calcext:value-type="float">
            <text:p>30,38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CLEARWATER PAPER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2008-12-05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32.1500015258789" calcext:value-type="float">
            <text:p>32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5.777791341146" calcext:value-type="float">
            <text:p>185,777791341146</text:p>
          </table:table-cell>
          <table:table-cell table:number-columns-repeated="1016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CLEARWAY ENERGY</text:p>
          </table:table-cell>
          <table:table-cell office:value-type="string" calcext:value-type="string">
            <text:p>CWEN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CLEARWAY ENERGY (C)</text:p>
          </table:table-cell>
          <table:table-cell office:value-type="string" calcext:value-type="string">
            <text:p>CWEN</text:p>
          </table:table-cell>
          <table:table-cell office:value-type="string" calcext:value-type="string">
            <text:p>2015-05-15 00:00:00-04:00</text:p>
          </table:table-cell>
          <table:table-cell office:value-type="float" office:value="16.5049854621003" calcext:value-type="float">
            <text:p>16,5049854621003</text:p>
          </table:table-cell>
          <table:table-cell office:value-type="float" office:value="29.6000003814697" calcext:value-type="float">
            <text:p>29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3397543393119" calcext:value-type="float">
            <text:p>79,3397543393119</text:p>
          </table:table-cell>
          <table:table-cell table:number-columns-repeated="101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CLIPPER REALTY</text:p>
          </table:table-cell>
          <table:table-cell office:value-type="string" calcext:value-type="string">
            <text:p>CLPR</text:p>
          </table:table-cell>
          <table:table-cell office:value-type="string" calcext:value-type="string">
            <text:p>2017-02-10 00:00:00-05:00</text:p>
          </table:table-cell>
          <table:table-cell office:value-type="float" office:value="11.463278664483" calcext:value-type="float">
            <text:p>11,463278664483</text:p>
          </table:table-cell>
          <table:table-cell office:value-type="float" office:value="5.53999996185303" calcext:value-type="float">
            <text:p>5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6717675282746" calcext:value-type="float">
            <text:p>-51,6717675282746</text:p>
          </table:table-cell>
          <table:table-cell table:number-columns-repeated="101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CLOVER HEALTH INVESTMENTS CORP (A)</text:p>
          </table:table-cell>
          <table:table-cell office:value-type="string" calcext:value-type="string">
            <text:p>CLOV</text:p>
          </table:table-cell>
          <table:table-cell office:value-type="string" calcext:value-type="string">
            <text:p>2020-06-12 00:00:00-04:00</text:p>
          </table:table-cell>
          <table:table-cell office:value-type="float" office:value="10.0699996948242" calcext:value-type="float">
            <text:p>10,0699996948242</text:p>
          </table:table-cell>
          <table:table-cell office:value-type="float" office:value="0.763000011444092" calcext:value-type="float">
            <text:p>0,7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230383856292" calcext:value-type="float">
            <text:p>-92,4230383856292</text:p>
          </table:table-cell>
          <table:table-cell table:number-columns-repeated="101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CMC MATERIALS INC</text:p>
          </table:table-cell>
          <table:table-cell office:value-type="string" calcext:value-type="string">
            <text:p>CCM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CNB FINANCIAL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1994-04-04 00:00:00-04:00</text:p>
          </table:table-cell>
          <table:table-cell office:value-type="float" office:value="1.94635045528412" calcext:value-type="float">
            <text:p>1,94635045528412</text:p>
          </table:table-cell>
          <table:table-cell office:value-type="float" office:value="17.6700000762939" calcext:value-type="float">
            <text:p>17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807.85295260275" calcext:value-type="float">
            <text:p>807,85295260275</text:p>
          </table:table-cell>
          <table:table-cell table:number-columns-repeated="101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CNO FINANCIAL GROUP</text:p>
          </table:table-cell>
          <table:table-cell office:value-type="string" calcext:value-type="string">
            <text:p>CNO</text:p>
          </table:table-cell>
          <table:table-cell office:value-type="string" calcext:value-type="string">
            <text:p>2003-09-10 00:00:00-04:00</text:p>
          </table:table-cell>
          <table:table-cell office:value-type="float" office:value="16.0937608684522" calcext:value-type="float">
            <text:p>16,0937608684522</text:p>
          </table:table-cell>
          <table:table-cell office:value-type="float" office:value="21.0100002288818" calcext:value-type="float">
            <text:p>21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5474860762139" calcext:value-type="float">
            <text:p>30,5474860762139</text:p>
          </table:table-cell>
          <table:table-cell table:number-columns-repeated="1016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CNX RESOURCES</text:p>
          </table:table-cell>
          <table:table-cell office:value-type="string" calcext:value-type="string">
            <text:p>CNX</text:p>
          </table:table-cell>
          <table:table-cell office:value-type="string" calcext:value-type="string">
            <text:p>1999-04-30 00:00:00-04:00</text:p>
          </table:table-cell>
          <table:table-cell office:value-type="float" office:value="4.60688937554667" calcext:value-type="float">
            <text:p>4,60688937554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599309582293" calcext:value-type="float">
            <text:p>225,599309582293</text:p>
          </table:table-cell>
          <table:table-cell table:number-columns-repeated="101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COASTAL FINANCIAL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2018-07-19 00:00:00-04:00</text:p>
          </table:table-cell>
          <table:table-cell office:value-type="float" office:value="16.3999996185303" calcext:value-type="float">
            <text:p>16,3999996185303</text:p>
          </table:table-cell>
          <table:table-cell office:value-type="float" office:value="34.9700012207031" calcext:value-type="float">
            <text:p>34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231719720229" calcext:value-type="float">
            <text:p>113,231719720229</text:p>
          </table:table-cell>
          <table:table-cell table:number-columns-repeated="101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COCA-COLA CONSOLIDATED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60.159973144531" calcext:value-type="float">
            <text:p>660,1599731445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CODEXIS</text:p>
          </table:table-cell>
          <table:table-cell office:value-type="string" calcext:value-type="string">
            <text:p>CDXS</text:p>
          </table:table-cell>
          <table:table-cell office:value-type="string" calcext:value-type="string">
            <text:p>2010-04-22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3.85999989509583" calcext:value-type="float">
            <text:p>3,85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3076931146475" calcext:value-type="float">
            <text:p>-70,3076931146475</text:p>
          </table:table-cell>
          <table:table-cell table:number-columns-repeated="101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.50999999046326" calcext:value-type="float">
            <text:p>3,5099999904632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COGENT BIOSCIENCES INC</text:p>
          </table:table-cell>
          <table:table-cell office:value-type="string" calcext:value-type="string">
            <text:p>COGT</text:p>
          </table:table-cell>
          <table:table-cell office:value-type="string" calcext:value-type="string">
            <text:p>2018-03-29 00:00:00-04:00</text:p>
          </table:table-cell>
          <table:table-cell office:value-type="float" office:value="47" calcext:value-type="float">
            <text:p>47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5106378108897" calcext:value-type="float">
            <text:p>-75,5106378108897</text:p>
          </table:table-cell>
          <table:table-cell table:number-columns-repeated="101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COGENT COMMUNICATIONS HOLDINGS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2002-02-05 00:00:00-05:00</text:p>
          </table:table-cell>
          <table:table-cell office:value-type="float" office:value="68.9356169747834" calcext:value-type="float">
            <text:p>68,9356169747834</text:p>
          </table:table-cell>
          <table:table-cell office:value-type="float" office:value="69.7099990844727" calcext:value-type="float">
            <text:p>69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233410879205" calcext:value-type="float">
            <text:p>1,1233410879205</text:p>
          </table:table-cell>
          <table:table-cell table:number-columns-repeated="101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COHEN &amp; STEER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2004-08-16 00:00:00-04:00</text:p>
          </table:table-cell>
          <table:table-cell office:value-type="float" office:value="5.4309710443289" calcext:value-type="float">
            <text:p>5,4309710443289</text:p>
          </table:table-cell>
          <table:table-cell office:value-type="float" office:value="55.2799987792969" calcext:value-type="float">
            <text:p>55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917.865835190211" calcext:value-type="float">
            <text:p>917,865835190211</text:p>
          </table:table-cell>
          <table:table-cell table:number-columns-repeated="101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COHERUS BIOSCIENCES</text:p>
          </table:table-cell>
          <table:table-cell office:value-type="string" calcext:value-type="string">
            <text:p>CHRS</text:p>
          </table:table-cell>
          <table:table-cell office:value-type="string" calcext:value-type="string">
            <text:p>2014-11-06 00:00:00-05:00</text:p>
          </table:table-cell>
          <table:table-cell office:value-type="float" office:value="12.75" calcext:value-type="float">
            <text:p>12,75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1176461612477" calcext:value-type="float">
            <text:p>-42,1176461612477</text:p>
          </table:table-cell>
          <table:table-cell table:number-columns-repeated="101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COHU INC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COLLEGIUM PHARMACEUTICAL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2015-05-07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2.4899997711182" calcext:value-type="float">
            <text:p>22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87.416664759318" calcext:value-type="float">
            <text:p>87,416664759318</text:p>
          </table:table-cell>
          <table:table-cell table:number-columns-repeated="101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COLONY BANKCORP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1998-04-02 00:00:00-05:00</text:p>
          </table:table-cell>
          <table:table-cell office:value-type="float" office:value="6.11313479351094" calcext:value-type="float">
            <text:p>6,11313479351094</text:p>
          </table:table-cell>
          <table:table-cell office:value-type="float" office:value="8.96000003814697" calcext:value-type="float">
            <text:p>8,9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696461929477" calcext:value-type="float">
            <text:p>46,5696461929477</text:p>
          </table:table-cell>
          <table:table-cell table:number-columns-repeated="1016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COLUMBIA BANKING SYSTEM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1992-06-16 00:00:00-04:00</text:p>
          </table:table-cell>
          <table:table-cell office:value-type="float" office:value="2.33585524917083" calcext:value-type="float">
            <text:p>2,33585524917083</text:p>
          </table:table-cell>
          <table:table-cell office:value-type="float" office:value="20.0699996948242" calcext:value-type="float">
            <text:p>20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59.214187263895" calcext:value-type="float">
            <text:p>759,214187263895</text:p>
          </table:table-cell>
          <table:table-cell table:number-columns-repeated="101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COLUMBIA FINANCIAL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2018-04-23 00:00:00-04:00</text:p>
          </table:table-cell>
          <table:table-cell office:value-type="float" office:value="15.3999996185303" calcext:value-type="float">
            <text:p>15,3999996185303</text:p>
          </table:table-cell>
          <table:table-cell office:value-type="float" office:value="15.5799999237061" calcext:value-type="float">
            <text:p>15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6883317944497" calcext:value-type="float">
            <text:p>1,16883317944497</text:p>
          </table:table-cell>
          <table:table-cell table:number-columns-repeated="1016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COLUMBUS MCKINNON</text:p>
          </table:table-cell>
          <table:table-cell office:value-type="string" calcext:value-type="string">
            <text:p>CMCO</text:p>
          </table:table-cell>
          <table:table-cell office:value-type="string" calcext:value-type="string">
            <text:p>1996-02-23 00:00:00-05:00</text:p>
          </table:table-cell>
          <table:table-cell office:value-type="float" office:value="13.7149107599833" calcext:value-type="float">
            <text:p>13,7149107599833</text:p>
          </table:table-cell>
          <table:table-cell office:value-type="float" office:value="34.6399993896484" calcext:value-type="float">
            <text:p>3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571817606859" calcext:value-type="float">
            <text:p>152,571817606859</text:p>
          </table:table-cell>
          <table:table-cell table:number-columns-repeated="101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COMFORT SYSTEMS USA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1997-06-27 00:00:00-04:00</text:p>
          </table:table-cell>
          <table:table-cell office:value-type="float" office:value="12.9666376113892" calcext:value-type="float">
            <text:p>12,9666376113892</text:p>
          </table:table-cell>
          <table:table-cell office:value-type="float" office:value="149.899993896484" calcext:value-type="float">
            <text:p>149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56.04367445899" calcext:value-type="float">
            <text:p>1056,04367445899</text:p>
          </table:table-cell>
          <table:table-cell table:number-columns-repeated="1016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COMMERCIAL META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3.7599983215332" calcext:value-type="float">
            <text:p>43,7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COMMSCOPE HOLDING COMPANY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013-10-25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5.01000022888184" calcext:value-type="float">
            <text:p>5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5999984741211" calcext:value-type="float">
            <text:p>-66,5999984741211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COMMUNITY BANK SYS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1985-11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000007629395" calcext:value-type="float">
            <text:p>48,7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OMMUNITY HEALTH SYSTEM</text:p>
          </table:table-cell>
          <table:table-cell office:value-type="string" calcext:value-type="string">
            <text:p>CYH</text:p>
          </table:table-cell>
          <table:table-cell office:value-type="string" calcext:value-type="string">
            <text:p>2000-06-09 00:00:00-04:00</text:p>
          </table:table-cell>
          <table:table-cell office:value-type="float" office:value="10.9612031708782" calcext:value-type="float">
            <text:p>10,9612031708782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5182734132288" calcext:value-type="float">
            <text:p>-66,5182734132288</text:p>
          </table:table-cell>
          <table:table-cell table:number-columns-repeated="101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OMMUNITY HEALTHCARE TRUST</text:p>
          </table:table-cell>
          <table:table-cell office:value-type="string" calcext:value-type="string">
            <text:p>CHCT</text:p>
          </table:table-cell>
          <table:table-cell office:value-type="string" calcext:value-type="string">
            <text:p>2015-05-20 00:00:00-04:00</text:p>
          </table:table-cell>
          <table:table-cell office:value-type="float" office:value="12.7081966400147" calcext:value-type="float">
            <text:p>12,7081966400147</text:p>
          </table:table-cell>
          <table:table-cell office:value-type="float" office:value="36.6699981689453" calcext:value-type="float">
            <text:p>36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188.553909006109" calcext:value-type="float">
            <text:p>188,553909006109</text:p>
          </table:table-cell>
          <table:table-cell table:number-columns-repeated="101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OMMUNITY TST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1987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.0400009155273" calcext:value-type="float">
            <text:p>34,0400009155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OMMVAULT SYSTEMS</text:p>
          </table:table-cell>
          <table:table-cell office:value-type="string" calcext:value-type="string">
            <text:p>CVLT</text:p>
          </table:table-cell>
          <table:table-cell office:value-type="string" calcext:value-type="string">
            <text:p>2006-09-22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61.3400001525879" calcext:value-type="float">
            <text:p>61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83.375000953674" calcext:value-type="float">
            <text:p>283,375000953674</text:p>
          </table:table-cell>
          <table:table-cell table:number-columns-repeated="101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2021-04-01 00:00:00-04:00</text:p>
          </table:table-cell>
          <table:table-cell office:value-type="float" office:value="21.25" calcext:value-type="float">
            <text:p>21,25</text:p>
          </table:table-cell>
          <table:table-cell office:value-type="float" office:value="2.26999998092651" calcext:value-type="float">
            <text:p>2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3176471485811" calcext:value-type="float">
            <text:p>-89,3176471485811</text:p>
          </table:table-cell>
          <table:table-cell table:number-columns-repeated="101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OMPASS DIVERSIFIE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2006-05-18 00:00:00-04:00</text:p>
          </table:table-cell>
          <table:table-cell office:value-type="float" office:value="3.55356364739344" calcext:value-type="float">
            <text:p>3,55356364739344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34.393123507086" calcext:value-type="float">
            <text:p>434,393123507086</text:p>
          </table:table-cell>
          <table:table-cell table:number-columns-repeated="1016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CINEMARK HOLDINGS INC.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2007-04-24 00:00:00-04:00</text:p>
          </table:table-cell>
          <table:table-cell office:value-type="float" office:value="11.3622241682356" calcext:value-type="float">
            <text:p>11,3622241682356</text:p>
          </table:table-cell>
          <table:table-cell office:value-type="float" office:value="16.9899997711182" calcext:value-type="float">
            <text:p>16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5305806288846" calcext:value-type="float">
            <text:p>49,5305806288846</text:p>
          </table:table-cell>
          <table:table-cell table:number-columns-repeated="1016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CIPHER MINING INC</text:p>
          </table:table-cell>
          <table:table-cell office:value-type="string" calcext:value-type="string">
            <text:p>CIFR</text:p>
          </table:table-cell>
          <table:table-cell office:value-type="string" calcext:value-type="string">
            <text:p>2020-10-20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2.38000011444092" calcext:value-type="float">
            <text:p>2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0804004013675" calcext:value-type="float">
            <text:p>-76,0804004013675</text:p>
          </table:table-cell>
          <table:table-cell table:number-columns-repeated="101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CIRCOR INT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999-10-18 00:00:00-04:00</text:p>
          </table:table-cell>
          <table:table-cell office:value-type="float" office:value="10.8862717572381" calcext:value-type="float">
            <text:p>10,8862717572381</text:p>
          </table:table-cell>
          <table:table-cell office:value-type="float" office:value="26.829999923706" calcext:value-type="float">
            <text:p>26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.457194180068" calcext:value-type="float">
            <text:p>146,457194180068</text:p>
          </table:table-cell>
          <table:table-cell table:number-columns-repeated="1016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CITI TRENDS</text:p>
          </table:table-cell>
          <table:table-cell office:value-type="string" calcext:value-type="string">
            <text:p>CTRN</text:p>
          </table:table-cell>
          <table:table-cell office:value-type="string" calcext:value-type="string">
            <text:p>2005-05-18 00:00:00-04:00</text:p>
          </table:table-cell>
          <table:table-cell office:value-type="float" office:value="15.8203626521534" calcext:value-type="float">
            <text:p>15,8203626521534</text:p>
          </table:table-cell>
          <table:table-cell office:value-type="float" office:value="16.0699996948242" calcext:value-type="float">
            <text:p>1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.57794766251348" calcext:value-type="float">
            <text:p>1,57794766251348</text:p>
          </table:table-cell>
          <table:table-cell table:number-columns-repeated="1016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COMSTOCK RSCS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1987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43000030517578" calcext:value-type="float">
            <text:p>9,43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COMTECH TELECOMMUNICATIONS</text:p>
          </table:table-cell>
          <table:table-cell office:value-type="string" calcext:value-type="string">
            <text:p>CMT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7200002670288" calcext:value-type="float">
            <text:p>10,720000267028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CONCRETE PUMPING HOLDINGS (A)</text:p>
          </table:table-cell>
          <table:table-cell office:value-type="string" calcext:value-type="string">
            <text:p>BBCP</text:p>
          </table:table-cell>
          <table:table-cell office:value-type="string" calcext:value-type="string">
            <text:p>2017-08-21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6.90999984741211" calcext:value-type="float">
            <text:p>6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616763318946" calcext:value-type="float">
            <text:p>-29,5616763318946</text:p>
          </table:table-cell>
          <table:table-cell table:number-columns-repeated="101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CONDUENT</text:p>
          </table:table-cell>
          <table:table-cell office:value-type="string" calcext:value-type="string">
            <text:p>CNDT</text:p>
          </table:table-cell>
          <table:table-cell office:value-type="string" calcext:value-type="string">
            <text:p>2016-12-13 00:00:00-05:00</text:p>
          </table:table-cell>
          <table:table-cell office:value-type="float" office:value="15.0500001907349" calcext:value-type="float">
            <text:p>15,0500001907349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5282396268593" calcext:value-type="float">
            <text:p>-81,5282396268593</text:p>
          </table:table-cell>
          <table:table-cell table:number-columns-repeated="101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CONMED CORP</text:p>
          </table:table-cell>
          <table:table-cell office:value-type="string" calcext:value-type="string">
            <text:p>CNMD</text:p>
          </table:table-cell>
          <table:table-cell office:value-type="string" calcext:value-type="string">
            <text:p>1987-07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4.260002136231" calcext:value-type="float">
            <text:p>124,2600021362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CONNECTONE BANCORP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1994-04-04 00:00:00-04:00</text:p>
          </table:table-cell>
          <table:table-cell office:value-type="float" office:value="2.60914540290833" calcext:value-type="float">
            <text:p>2,60914540290833</text:p>
          </table:table-cell>
          <table:table-cell office:value-type="float" office:value="14.4099998474121" calcext:value-type="float">
            <text:p>1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2.288110557188" calcext:value-type="float">
            <text:p>452,288110557188</text:p>
          </table:table-cell>
          <table:table-cell table:number-columns-repeated="101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CONN'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2003-11-25 00:00:00-05:00</text:p>
          </table:table-cell>
          <table:table-cell office:value-type="float" office:value="15.1300001144409" calcext:value-type="float">
            <text:p>15,1300001144409</text:p>
          </table:table-cell>
          <table:table-cell office:value-type="float" office:value="4.42000007629395" calcext:value-type="float">
            <text:p>4,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7865165706427" calcext:value-type="float">
            <text:p>-70,7865165706427</text:p>
          </table:table-cell>
          <table:table-cell table:number-columns-repeated="1016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CONSENSUS CLOUD SOLUTIONS</text:p>
          </table:table-cell>
          <table:table-cell office:value-type="string" calcext:value-type="string">
            <text:p>CCSI</text:p>
          </table:table-cell>
          <table:table-cell office:value-type="string" calcext:value-type="string">
            <text:p>2021-09-30 00:00:00-04:00</text:p>
          </table:table-cell>
          <table:table-cell office:value-type="float" office:value="34.810001373291" calcext:value-type="float">
            <text:p>34,810001373291</text:p>
          </table:table-cell>
          <table:table-cell office:value-type="float" office:value="37.0200004577637" calcext:value-type="float">
            <text:p>37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.34874747855753" calcext:value-type="float">
            <text:p>6,34874747855753</text:p>
          </table:table-cell>
          <table:table-cell table:number-columns-repeated="1016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CONSOL ENERGY</text:p>
          </table:table-cell>
          <table:table-cell office:value-type="string" calcext:value-type="string">
            <text:p>CEIX</text:p>
          </table:table-cell>
          <table:table-cell office:value-type="string" calcext:value-type="string">
            <text:p>2017-11-14 00:00:00-05:00</text:p>
          </table:table-cell>
          <table:table-cell office:value-type="float" office:value="21.3589263230227" calcext:value-type="float">
            <text:p>21,3589263230227</text:p>
          </table:table-cell>
          <table:table-cell office:value-type="float" office:value="62.7200012207031" calcext:value-type="float">
            <text:p>62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3.647724947192" calcext:value-type="float">
            <text:p>193,647724947192</text:p>
          </table:table-cell>
          <table:table-cell table:number-columns-repeated="1016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CONSOLIDATED COMMUNICATIONS HOLDINGS</text:p>
          </table:table-cell>
          <table:table-cell office:value-type="string" calcext:value-type="string">
            <text:p>CNSL</text:p>
          </table:table-cell>
          <table:table-cell office:value-type="string" calcext:value-type="string">
            <text:p>2005-07-22 00:00:00-04:00</text:p>
          </table:table-cell>
          <table:table-cell office:value-type="float" office:value="3.71366161975394" calcext:value-type="float">
            <text:p>3,71366161975394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0.978505420439246" calcext:value-type="float">
            <text:p>0,978505420439246</text:p>
          </table:table-cell>
          <table:table-cell table:number-columns-repeated="1016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CONSTELLIUM SE</text:p>
          </table:table-cell>
          <table:table-cell office:value-type="string" calcext:value-type="string">
            <text:p>CSTM</text:p>
          </table:table-cell>
          <table:table-cell office:value-type="string" calcext:value-type="string">
            <text:p>2013-05-23 00:00:00-04:00</text:p>
          </table:table-cell>
          <table:table-cell office:value-type="float" office:value="13.5" calcext:value-type="float">
            <text:p>13,5</text:p>
          </table:table-cell>
          <table:table-cell office:value-type="float" office:value="14.7200002670288" calcext:value-type="float">
            <text:p>14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9.03703901502821" calcext:value-type="float">
            <text:p>9,03703901502821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ONSTRUCTION PARTN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2018-05-04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CONSUMER PORTFOLIO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1992-10-22 00:00:00-04:00</text:p>
          </table:table-cell>
          <table:table-cell office:value-type="float" office:value="2.5" calcext:value-type="float">
            <text:p>2,5</text:p>
          </table:table-cell>
          <table:table-cell office:value-type="float" office:value="9.86999988555908" calcext:value-type="float">
            <text:p>9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799995422363" calcext:value-type="float">
            <text:p>294,799995422363</text:p>
          </table:table-cell>
          <table:table-cell table:number-columns-repeated="101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CONTEXTLOGIC INC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2020-12-16 00:00:00-05:00</text:p>
          </table:table-cell>
          <table:table-cell office:value-type="float" office:value="682.5" calcext:value-type="float">
            <text:p>682,5</text:p>
          </table:table-cell>
          <table:table-cell office:value-type="float" office:value="6.38000011444092" calcext:value-type="float">
            <text:p>6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0652014484336" calcext:value-type="float">
            <text:p>-99,0652014484336</text:p>
          </table:table-cell>
          <table:table-cell table:number-columns-repeated="1016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CONVEY HEALTH SOLUTIONS HOLDINGS INC</text:p>
          </table:table-cell>
          <table:table-cell office:value-type="string" calcext:value-type="string">
            <text:p>CNV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CORCEPT THERAPEUTICS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2004-04-14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24.1900005340576" calcext:value-type="float">
            <text:p>24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7.4693921147561" calcext:value-type="float">
            <text:p>97,4693921147561</text:p>
          </table:table-cell>
          <table:table-cell table:number-columns-repeated="101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CORE SCIENTIFIC INC</text:p>
          </table:table-cell>
          <table:table-cell office:value-type="string" calcext:value-type="string">
            <text:p>CORZ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CORECIVIC</text:p>
          </table:table-cell>
          <table:table-cell office:value-type="string" calcext:value-type="string">
            <text:p>CXW</text:p>
          </table:table-cell>
          <table:table-cell office:value-type="string" calcext:value-type="string">
            <text:p>1997-07-15 00:00:00-04:00</text:p>
          </table:table-cell>
          <table:table-cell office:value-type="float" office:value="13.2101054005809" calcext:value-type="float">
            <text:p>13,2101054005809</text:p>
          </table:table-cell>
          <table:table-cell office:value-type="float" office:value="8.51000022888184" calcext:value-type="float">
            <text:p>8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5796190051016" calcext:value-type="float">
            <text:p>-35,5796190051016</text:p>
          </table:table-cell>
          <table:table-cell table:number-columns-repeated="101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CORNERSTONE BUILDING BRANDS</text:p>
          </table:table-cell>
          <table:table-cell office:value-type="string" calcext:value-type="string">
            <text:p>CN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CORPORATE OFFICE PROPERTIES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1991-12-31 00:00:00-05:00</text:p>
          </table:table-cell>
          <table:table-cell office:value-type="float" office:value="1.49470210075378" calcext:value-type="float">
            <text:p>1,49470210075378</text:p>
          </table:table-cell>
          <table:table-cell office:value-type="float" office:value="24.5900001525879" calcext:value-type="float">
            <text:p>2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5.14388119125" calcext:value-type="float">
            <text:p>1545,14388119125</text:p>
          </table:table-cell>
          <table:table-cell table:number-columns-repeated="10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CORSAIR GAMING</text:p>
          </table:table-cell>
          <table:table-cell office:value-type="string" calcext:value-type="string">
            <text:p>CRSR</text:p>
          </table:table-cell>
          <table:table-cell office:value-type="string" calcext:value-type="string">
            <text:p>2020-09-23 00:00:00-04:00</text:p>
          </table:table-cell>
          <table:table-cell office:value-type="float" office:value="15.1199998855591" calcext:value-type="float">
            <text:p>15,1199998855591</text:p>
          </table:table-cell>
          <table:table-cell office:value-type="float" office:value="17.4300003051758" calcext:value-type="float">
            <text:p>17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2777806686556" calcext:value-type="float">
            <text:p>15,2777806686556</text:p>
          </table:table-cell>
          <table:table-cell table:number-columns-repeated="101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CORVEL CORP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1991-06-28 00:00:00-04:00</text:p>
          </table:table-cell>
          <table:table-cell office:value-type="float" office:value="0.972221970558167" calcext:value-type="float">
            <text:p>0,972221970558167</text:p>
          </table:table-cell>
          <table:table-cell office:value-type="float" office:value="207.899993896484" calcext:value-type="float">
            <text:p>207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1284.0049075548" calcext:value-type="float">
            <text:p>21284,0049075548</text:p>
          </table:table-cell>
          <table:table-cell table:number-columns-repeated="1016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COSTAMARE</text:p>
          </table:table-cell>
          <table:table-cell office:value-type="string" calcext:value-type="string">
            <text:p>CMRE</text:p>
          </table:table-cell>
          <table:table-cell office:value-type="string" calcext:value-type="string">
            <text:p>2010-11-04 00:00:00-04:00</text:p>
          </table:table-cell>
          <table:table-cell office:value-type="float" office:value="5.19432630597444" calcext:value-type="float">
            <text:p>5,19432630597444</text:p>
          </table:table-cell>
          <table:table-cell office:value-type="float" office:value="8.07999992370606" calcext:value-type="float">
            <text:p>8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55.5543384791315" calcext:value-type="float">
            <text:p>55,5543384791315</text:p>
          </table:table-cell>
          <table:table-cell table:number-columns-repeated="101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2021-07-22 00:00:00-04:00</text:p>
          </table:table-cell>
          <table:table-cell office:value-type="float" office:value="29.6000003814697" calcext:value-type="float">
            <text:p>29,6000003814697</text:p>
          </table:table-cell>
          <table:table-cell office:value-type="float" office:value="15.1999998092651" calcext:value-type="float">
            <text:p>15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6486499548132" calcext:value-type="float">
            <text:p>-48,6486499548132</text:p>
          </table:table-cell>
          <table:table-cell table:number-columns-repeated="1016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COURSERA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2021-03-31 00:00:00-04:00</text:p>
          </table:table-cell>
          <table:table-cell office:value-type="float" office:value="39" calcext:value-type="float">
            <text:p>39</text:p>
          </table:table-cell>
          <table:table-cell office:value-type="float" office:value="11.210000038147" calcext:value-type="float">
            <text:p>11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2564101585975" calcext:value-type="float">
            <text:p>-71,2564101585975</text:p>
          </table:table-cell>
          <table:table-cell table:number-columns-repeated="1016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COVENANT LOGISTICS GROUP INC</text:p>
          </table:table-cell>
          <table:table-cell office:value-type="string" calcext:value-type="string">
            <text:p>CVLG</text:p>
          </table:table-cell>
          <table:table-cell office:value-type="string" calcext:value-type="string">
            <text:p>1994-10-28 00:00:00-04:00</text:p>
          </table:table-cell>
          <table:table-cell office:value-type="float" office:value="18.7433751424154" calcext:value-type="float">
            <text:p>18,7433751424154</text:p>
          </table:table-cell>
          <table:table-cell office:value-type="float" office:value="38.7299995422363" calcext:value-type="float">
            <text:p>38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633006318015" calcext:value-type="float">
            <text:p>106,633006318015</text:p>
          </table:table-cell>
          <table:table-cell table:number-columns-repeated="1016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CVE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COWEN</text:p>
          </table:table-cell>
          <table:table-cell office:value-type="string" calcext:value-type="string">
            <text:p>COW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CRA INTERNATIONAL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1998-04-24 00:00:00-04:00</text:p>
          </table:table-cell>
          <table:table-cell office:value-type="float" office:value="22.3166237083641" calcext:value-type="float">
            <text:p>22,3166237083641</text:p>
          </table:table-cell>
          <table:table-cell office:value-type="float" office:value="94.6600036621094" calcext:value-type="float">
            <text:p>94,66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24.1681219307" calcext:value-type="float">
            <text:p>324,1681219307</text:p>
          </table:table-cell>
          <table:table-cell table:number-columns-repeated="101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CRACKER BARREL OLD COUNTRY STORE</text:p>
          </table:table-cell>
          <table:table-cell office:value-type="string" calcext:value-type="string">
            <text:p>CBRL</text:p>
          </table:table-cell>
          <table:table-cell office:value-type="string" calcext:value-type="string">
            <text:p>1981-11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4.209999084473" calcext:value-type="float">
            <text:p>104,2099990844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CRAWFORD CO A</text:p>
          </table:table-cell>
          <table:table-cell office:value-type="string" calcext:value-type="string">
            <text:p>CRD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CREDO TECHNOLOGY GROUP HOLDING</text:p>
          </table:table-cell>
          <table:table-cell office:value-type="string" calcext:value-type="string">
            <text:p>CRDO</text:p>
          </table:table-cell>
          <table:table-cell office:value-type="string" calcext:value-type="string">
            <text:p>2022-01-27 00:00:00-05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7.48999977111816" calcext:value-type="float">
            <text:p>7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099177396816" calcext:value-type="float">
            <text:p>-38,099177396816</text:p>
          </table:table-cell>
          <table:table-cell table:number-columns-repeated="101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CRESCENT ENERGY COMPANY</text:p>
          </table:table-cell>
          <table:table-cell office:value-type="string" calcext:value-type="string">
            <text:p>CRGY</text:p>
          </table:table-cell>
          <table:table-cell office:value-type="string" calcext:value-type="string">
            <text:p>2021-12-08 00:00:00-05:00</text:p>
          </table:table-cell>
          <table:table-cell office:value-type="float" office:value="14.2687714666102" calcext:value-type="float">
            <text:p>14,2687714666102</text:p>
          </table:table-cell>
          <table:table-cell office:value-type="float" office:value="10.9499998092651" calcext:value-type="float">
            <text:p>10,9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2589866977071" calcext:value-type="float">
            <text:p>-23,2589866977071</text:p>
          </table:table-cell>
          <table:table-cell table:number-columns-repeated="101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CRINETICS PHARMACEUTICALS</text:p>
          </table:table-cell>
          <table:table-cell office:value-type="string" calcext:value-type="string">
            <text:p>CRNX</text:p>
          </table:table-cell>
          <table:table-cell office:value-type="string" calcext:value-type="string">
            <text:p>2018-07-18 00:00:00-04:00</text:p>
          </table:table-cell>
          <table:table-cell office:value-type="float" office:value="19.25" calcext:value-type="float">
            <text:p>19,25</text:p>
          </table:table-cell>
          <table:table-cell office:value-type="float" office:value="22.0799999237061" calcext:value-type="float">
            <text:p>22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7012983049665" calcext:value-type="float">
            <text:p>14,7012983049665</text:p>
          </table:table-cell>
          <table:table-cell table:number-columns-repeated="101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2006-02-08 00:00:00-05:00</text:p>
          </table:table-cell>
          <table:table-cell office:value-type="float" office:value="15" calcext:value-type="float">
            <text:p>15</text:p>
          </table:table-cell>
          <table:table-cell office:value-type="float" office:value="111.699996948242" calcext:value-type="float">
            <text:p>111,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644.666646321615" calcext:value-type="float">
            <text:p>644,666646321615</text:p>
          </table:table-cell>
          <table:table-cell table:number-columns-repeated="101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ROSS COUNTRY HEALTHCARE</text:p>
          </table:table-cell>
          <table:table-cell office:value-type="string" calcext:value-type="string">
            <text:p>CCRN</text:p>
          </table:table-cell>
          <table:table-cell office:value-type="string" calcext:value-type="string">
            <text:p>2001-10-25 00:00:00-04:00</text:p>
          </table:table-cell>
          <table:table-cell office:value-type="float" office:value="20.2600002288818" calcext:value-type="float">
            <text:p>20,2600002288818</text:p>
          </table:table-cell>
          <table:table-cell office:value-type="float" office:value="22.7900009155273" calcext:value-type="float">
            <text:p>22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4876636627024" calcext:value-type="float">
            <text:p>12,4876636627024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CROSSFIRST BANKSHARE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2019-08-15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10.0100002288818" calcext:value-type="float">
            <text:p>10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9655156628839" calcext:value-type="float">
            <text:p>-30,9655156628839</text:p>
          </table:table-cell>
          <table:table-cell table:number-columns-repeated="101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CRYOPORT INC.</text:p>
          </table:table-cell>
          <table:table-cell office:value-type="string" calcext:value-type="string">
            <text:p>CYRX</text:p>
          </table:table-cell>
          <table:table-cell office:value-type="string" calcext:value-type="string">
            <text:p>2005-08-22 00:00:00-04:00</text:p>
          </table:table-cell>
          <table:table-cell office:value-type="float" office:value="750" calcext:value-type="float">
            <text:p>750</text:p>
          </table:table-cell>
          <table:table-cell office:value-type="float" office:value="21.9500007629394" calcext:value-type="float">
            <text:p>21,9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733332316081" calcext:value-type="float">
            <text:p>-97,0733332316081</text:p>
          </table:table-cell>
          <table:table-cell table:number-columns-repeated="1016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CS DISC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2021-07-21 00:00:00-04:00</text:p>
          </table:table-cell>
          <table:table-cell office:value-type="float" office:value="45.2599983215332" calcext:value-type="float">
            <text:p>45,2599983215332</text:p>
          </table:table-cell>
          <table:table-cell office:value-type="float" office:value="5.51000022888184" calcext:value-type="float">
            <text:p>5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8258938726908" calcext:value-type="float">
            <text:p>-87,8258938726908</text:p>
          </table:table-cell>
          <table:table-cell table:number-columns-repeated="1016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SG SYSTEMS INTL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1996-02-28 00:00:00-05:00</text:p>
          </table:table-cell>
          <table:table-cell office:value-type="float" office:value="8.54100235648777" calcext:value-type="float">
            <text:p>8,54100235648777</text:p>
          </table:table-cell>
          <table:table-cell office:value-type="float" office:value="50.310001373291" calcext:value-type="float">
            <text:p>50,3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9.040949451037" calcext:value-type="float">
            <text:p>489,040949451037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CSW INDUSTRIALS</text:p>
          </table:table-cell>
          <table:table-cell office:value-type="string" calcext:value-type="string">
            <text:p>CSWI</text:p>
          </table:table-cell>
          <table:table-cell office:value-type="string" calcext:value-type="string">
            <text:p>2015-09-30 00:00:00-04:00</text:p>
          </table:table-cell>
          <table:table-cell office:value-type="float" office:value="29.2161064147949" calcext:value-type="float">
            <text:p>29,2161064147949</text:p>
          </table:table-cell>
          <table:table-cell office:value-type="float" office:value="135.220001220703" calcext:value-type="float">
            <text:p>135,2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2.826905477823" calcext:value-type="float">
            <text:p>362,826905477823</text:p>
          </table:table-cell>
          <table:table-cell table:number-columns-repeated="101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CTI BIOPHARM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1997-03-21 00:00:00-05: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5.05000019073486" calcext:value-type="float">
            <text:p>5,0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5894308788" calcext:value-type="float">
            <text:p>-99,995894308788</text:p>
          </table:table-cell>
          <table:table-cell table:number-columns-repeated="101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CTO REALTY GROWTH INC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5100002288818" calcext:value-type="float">
            <text:p>16,51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2099990844727" calcext:value-type="float">
            <text:p>41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COMPASS MINERALS INTERNATION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2003-12-12 00:00:00-05:00</text:p>
          </table:table-cell>
          <table:table-cell office:value-type="float" office:value="6.67849356911399" calcext:value-type="float">
            <text:p>6,67849356911399</text:p>
          </table:table-cell>
          <table:table-cell office:value-type="float" office:value="31.4899997711182" calcext:value-type="float">
            <text:p>31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71.513514915248" calcext:value-type="float">
            <text:p>371,513514915248</text:p>
          </table:table-cell>
          <table:table-cell table:number-columns-repeated="101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COMPOSECURE INC (A)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2020-11-19 00:00:00-05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7.05999994277954" calcext:value-type="float">
            <text:p>7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8.1790437683155" calcext:value-type="float">
            <text:p>-28,1790437683155</text:p>
          </table:table-cell>
          <table:table-cell table:number-columns-repeated="1016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COMPUTER PROGRAMS &amp; SYSTEMS</text:p>
          </table:table-cell>
          <table:table-cell office:value-type="string" calcext:value-type="string">
            <text:p>CPSI</text:p>
          </table:table-cell>
          <table:table-cell office:value-type="string" calcext:value-type="string">
            <text:p>2002-05-21 00:00:00-04:00</text:p>
          </table:table-cell>
          <table:table-cell office:value-type="float" office:value="9.46339664460339" calcext:value-type="float">
            <text:p>9,46339664460339</text:p>
          </table:table-cell>
          <table:table-cell office:value-type="float" office:value="25.9200000762939" calcext:value-type="float">
            <text:p>25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897428689889" calcext:value-type="float">
            <text:p>173,897428689889</text:p>
          </table:table-cell>
          <table:table-cell table:number-columns-repeated="101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COMPX INTERNATIONAL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1998-03-06 00:00:00-05:00</text:p>
          </table:table-cell>
          <table:table-cell office:value-type="float" office:value="10.8222383743167" calcext:value-type="float">
            <text:p>10,8222383743167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254361542225" calcext:value-type="float">
            <text:p>73,254361542225</text:p>
          </table:table-cell>
          <table:table-cell table:number-columns-repeated="101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CUSTOM TRUCK ONE SOURCE INC (A)</text:p>
          </table:table-cell>
          <table:table-cell office:value-type="string" calcext:value-type="string">
            <text:p>CTOS</text:p>
          </table:table-cell>
          <table:table-cell office:value-type="string" calcext:value-type="string">
            <text:p>2017-10-09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6.21000003814697" calcext:value-type="float">
            <text:p>6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326539052719" calcext:value-type="float">
            <text:p>-36,6326539052719</text:p>
          </table:table-cell>
          <table:table-cell table:number-columns-repeated="1016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CUSTOMERS BANCORP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2012-03-14 00:00:00-04:00</text:p>
          </table:table-cell>
          <table:table-cell office:value-type="float" office:value="9.27272701263428" calcext:value-type="float">
            <text:p>9,27272701263428</text:p>
          </table:table-cell>
          <table:table-cell office:value-type="float" office:value="17.3299999237061" calcext:value-type="float">
            <text:p>17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86.8921612821512" calcext:value-type="float">
            <text:p>86,8921612821512</text:p>
          </table:table-cell>
          <table:table-cell table:number-columns-repeated="101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CUTERA</text:p>
          </table:table-cell>
          <table:table-cell office:value-type="string" calcext:value-type="string">
            <text:p>CUTR</text:p>
          </table:table-cell>
          <table:table-cell office:value-type="string" calcext:value-type="string">
            <text:p>2004-03-31 00:00:00-05:00</text:p>
          </table:table-cell>
          <table:table-cell office:value-type="float" office:value="14.5900001525879" calcext:value-type="float">
            <text:p>14,5900001525879</text:p>
          </table:table-cell>
          <table:table-cell office:value-type="float" office:value="20.3400001525879" calcext:value-type="float">
            <text:p>20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9.4105547626064" calcext:value-type="float">
            <text:p>39,4105547626064</text:p>
          </table:table-cell>
          <table:table-cell table:number-columns-repeated="101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CVB FINANCIAL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1983-04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460000038147" calcext:value-type="float">
            <text:p>12,4600000381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CVENT HOLDING CORP (A)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2020-11-16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8.44999980926514" calcext:value-type="float">
            <text:p>8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5000019073486" calcext:value-type="float">
            <text:p>-15,5000019073486</text:p>
          </table:table-cell>
          <table:table-cell table:number-columns-repeated="1016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CVR ENERGY</text:p>
          </table:table-cell>
          <table:table-cell office:value-type="string" calcext:value-type="string">
            <text:p>CVI</text:p>
          </table:table-cell>
          <table:table-cell office:value-type="string" calcext:value-type="string">
            <text:p>2007-10-23 00:00:00-04:00</text:p>
          </table:table-cell>
          <table:table-cell office:value-type="float" office:value="7.31370222522135" calcext:value-type="float">
            <text:p>7,31370222522135</text:p>
          </table:table-cell>
          <table:table-cell office:value-type="float" office:value="23.829999923706" calcext:value-type="float">
            <text:p>23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82677267784" calcext:value-type="float">
            <text:p>225,82677267784</text:p>
          </table:table-cell>
          <table:table-cell table:number-columns-repeated="101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CYBEROPTICS CP</text:p>
          </table:table-cell>
          <table:table-cell office:value-type="string" calcext:value-type="string">
            <text:p>CYB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CYTEK BIOSCIENCES</text:p>
          </table:table-cell>
          <table:table-cell office:value-type="string" calcext:value-type="string">
            <text:p>CTKB</text:p>
          </table:table-cell>
          <table:table-cell office:value-type="string" calcext:value-type="string">
            <text:p>2021-07-23 00:00:00-04:00</text:p>
          </table:table-cell>
          <table:table-cell office:value-type="float" office:value="20.1000003814697" calcext:value-type="float">
            <text:p>20,1000003814697</text:p>
          </table:table-cell>
          <table:table-cell office:value-type="float" office:value="12.079999923706" calcext:value-type="float">
            <text:p>12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9004990326137" calcext:value-type="float">
            <text:p>-39,9004990326137</text:p>
          </table:table-cell>
          <table:table-cell table:number-columns-repeated="101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CYTOKINETICS</text:p>
          </table:table-cell>
          <table:table-cell office:value-type="string" calcext:value-type="string">
            <text:p>CYTK</text:p>
          </table:table-cell>
          <table:table-cell office:value-type="string" calcext:value-type="string">
            <text:p>2004-04-30 00:00:00-04:00</text:p>
          </table:table-cell>
          <table:table-cell office:value-type="float" office:value="97.1399993896484" calcext:value-type="float">
            <text:p>97,1399993896484</text:p>
          </table:table-cell>
          <table:table-cell office:value-type="float" office:value="40.9700012207031" calcext:value-type="float">
            <text:p>40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8237580006934" calcext:value-type="float">
            <text:p>-57,8237580006934</text:p>
          </table:table-cell>
          <table:table-cell table:number-columns-repeated="101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CYXTERA TECHNOLOGIES INC (A)</text:p>
          </table:table-cell>
          <table:table-cell office:value-type="string" calcext:value-type="string">
            <text:p>CYXT</text:p>
          </table:table-cell>
          <table:table-cell office:value-type="string" calcext:value-type="string">
            <text:p>2020-11-02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0.174999997019768" calcext:value-type="float">
            <text:p>0,17499999701976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1865284566051" calcext:value-type="float">
            <text:p>-98,1865284566051</text:p>
          </table:table-cell>
          <table:table-cell table:number-columns-repeated="101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DAILY JOURNAL</text:p>
          </table:table-cell>
          <table:table-cell office:value-type="string" calcext:value-type="string">
            <text:p>DJCO</text:p>
          </table:table-cell>
          <table:table-cell office:value-type="string" calcext:value-type="string">
            <text:p>1986-06-1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DAKOTA GOLD COR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022-04-05 00:00:00-04:00</text:p>
          </table:table-cell>
          <table:table-cell office:value-type="float" office:value="5.01999998092651" calcext:value-type="float">
            <text:p>5,01999998092651</text:p>
          </table:table-cell>
          <table:table-cell office:value-type="float" office:value="3.48000001907349" calcext:value-type="float">
            <text:p>3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772901933119" calcext:value-type="float">
            <text:p>-30,6772901933119</text:p>
          </table:table-cell>
          <table:table-cell table:number-columns-repeated="101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2008-01-02 00:00:00-05:00</text:p>
          </table:table-cell>
          <table:table-cell office:value-type="float" office:value="12.2190463542938" calcext:value-type="float">
            <text:p>12,2190463542938</text:p>
          </table:table-cell>
          <table:table-cell office:value-type="float" office:value="13.7700004577637" calcext:value-type="float">
            <text:p>1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6929226594254" calcext:value-type="float">
            <text:p>12,6929226594254</text:p>
          </table:table-cell>
          <table:table-cell table:number-columns-repeated="1016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DANIMER SCIENTIFIC INC (A)</text:p>
          </table:table-cell>
          <table:table-cell office:value-type="string" calcext:value-type="string">
            <text:p>DNMR</text:p>
          </table:table-cell>
          <table:table-cell office:value-type="string" calcext:value-type="string">
            <text:p>2020-05-28 00:00:00-04:00</text:p>
          </table:table-cell>
          <table:table-cell office:value-type="float" office:value="4.69999980926514" calcext:value-type="float">
            <text:p>4,69999980926514</text:p>
          </table:table-cell>
          <table:table-cell office:value-type="float" office:value="3.13000011444092" calcext:value-type="float">
            <text:p>3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4042501816547" calcext:value-type="float">
            <text:p>-33,4042501816547</text:p>
          </table:table-cell>
          <table:table-cell table:number-columns-repeated="1016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DASEKE INC</text:p>
          </table:table-cell>
          <table:table-cell office:value-type="string" calcext:value-type="string">
            <text:p>DSKE</text:p>
          </table:table-cell>
          <table:table-cell office:value-type="string" calcext:value-type="string">
            <text:p>2015-12-18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6458371621038" calcext:value-type="float">
            <text:p>-18,6458371621038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DAVE &amp; BUSTERS ENTERTAINMEN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2014-10-10 00:00:00-04:00</text:p>
          </table:table-cell>
          <table:table-cell office:value-type="float" office:value="16.6538414033052" calcext:value-type="float">
            <text:p>16,6538414033052</text:p>
          </table:table-cell>
          <table:table-cell office:value-type="float" office:value="36.560001373291" calcext:value-type="float">
            <text:p>36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.528939227409" calcext:value-type="float">
            <text:p>119,528939227409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DAY ONE BIOPHARMACEUTICAL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2021-05-27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13.8699998855591" calcext:value-type="float">
            <text:p>13,8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200004577637" calcext:value-type="float">
            <text:p>-44,52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DECIPHERA PHARMACEUTICALS</text:p>
          </table:table-cell>
          <table:table-cell office:value-type="string" calcext:value-type="string">
            <text:p>DCPH</text:p>
          </table:table-cell>
          <table:table-cell office:value-type="string" calcext:value-type="string">
            <text:p>2017-09-28 00:00:00-04:00</text:p>
          </table:table-cell>
          <table:table-cell office:value-type="float" office:value="20.0599994659424" calcext:value-type="float">
            <text:p>20,0599994659424</text:p>
          </table:table-cell>
          <table:table-cell office:value-type="float" office:value="13.2299995422363" calcext:value-type="float">
            <text:p>1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4.0478569568356" calcext:value-type="float">
            <text:p>-34,0478569568356</text:p>
          </table:table-cell>
          <table:table-cell table:number-columns-repeated="101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DELEK US HOLDING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006-05-04 00:00:00-04:00</text:p>
          </table:table-cell>
          <table:table-cell office:value-type="float" office:value="10.5150292867866" calcext:value-type="float">
            <text:p>10,5150292867866</text:p>
          </table:table-cell>
          <table:table-cell office:value-type="float" office:value="20.2900009155273" calcext:value-type="float">
            <text:p>20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9619058790842" calcext:value-type="float">
            <text:p>92,9619058790842</text:p>
          </table:table-cell>
          <table:table-cell table:number-columns-repeated="101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DELUXE CORP</text:p>
          </table:table-cell>
          <table:table-cell office:value-type="string" calcext:value-type="string">
            <text:p>DLX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0200004577637" calcext:value-type="float">
            <text:p>14,02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DENALI THERAPEUTICS</text:p>
          </table:table-cell>
          <table:table-cell office:value-type="string" calcext:value-type="string">
            <text:p>DNLI</text:p>
          </table:table-cell>
          <table:table-cell office:value-type="string" calcext:value-type="string">
            <text:p>2017-12-08 00:00:00-05:00</text:p>
          </table:table-cell>
          <table:table-cell office:value-type="float" office:value="21.5499992370605" calcext:value-type="float">
            <text:p>21,54999923706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2900276375269" calcext:value-type="float">
            <text:p>25,2900276375269</text:p>
          </table:table-cell>
          <table:table-cell table:number-columns-repeated="1016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DENBUR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2020-09-2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86.1500015258789" calcext:value-type="float">
            <text:p>86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10.238102504185" calcext:value-type="float">
            <text:p>310,238102504185</text:p>
          </table:table-cell>
          <table:table-cell table:number-columns-repeated="1016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DENNYS CORP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1998-01-08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10.8599996566773" calcext:value-type="float">
            <text:p>10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8.59999656677246" calcext:value-type="float">
            <text:p>8,59999656677246</text:p>
          </table:table-cell>
          <table:table-cell table:number-columns-repeated="101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DESIGN THERAPEUTICS</text:p>
          </table:table-cell>
          <table:table-cell office:value-type="string" calcext:value-type="string">
            <text:p>DSGN</text:p>
          </table:table-cell>
          <table:table-cell office:value-type="string" calcext:value-type="string">
            <text:p>2021-03-29 00:00:00-04:00</text:p>
          </table:table-cell>
          <table:table-cell office:value-type="float" office:value="37.2789993286133" calcext:value-type="float">
            <text:p>37,2789993286133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863615693316" calcext:value-type="float">
            <text:p>-79,5863615693316</text:p>
          </table:table-cell>
          <table:table-cell table:number-columns-repeated="101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DESIGNER BRANDS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2005-06-29 00:00:00-04:00</text:p>
          </table:table-cell>
          <table:table-cell office:value-type="float" office:value="8.51795895338321" calcext:value-type="float">
            <text:p>8,51795895338321</text:p>
          </table:table-cell>
          <table:table-cell office:value-type="float" office:value="7.65000009536743" calcext:value-type="float">
            <text:p>7,6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1897515915012" calcext:value-type="float">
            <text:p>-10,1897515915012</text:p>
          </table:table-cell>
          <table:table-cell table:number-columns-repeated="101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DESKTOP METAL INC (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2019-05-03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.79999995231628" calcext:value-type="float">
            <text:p>1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4432990957693" calcext:value-type="float">
            <text:p>-81,4432990957693</text:p>
          </table:table-cell>
          <table:table-cell table:number-columns-repeated="101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DESTINATION XL GROUP</text:p>
          </table:table-cell>
          <table:table-cell office:value-type="string" calcext:value-type="string">
            <text:p>DXLG</text:p>
          </table:table-cell>
          <table:table-cell office:value-type="string" calcext:value-type="string">
            <text:p>1987-06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.36999988555908" calcext:value-type="float">
            <text:p>4,36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DHI GROUP</text:p>
          </table:table-cell>
          <table:table-cell office:value-type="string" calcext:value-type="string">
            <text:p>DHX</text:p>
          </table:table-cell>
          <table:table-cell office:value-type="string" calcext:value-type="string">
            <text:p>2007-07-26 00:00:00-04:00</text:p>
          </table:table-cell>
          <table:table-cell office:value-type="float" office:value="12.6999998092651" calcext:value-type="float">
            <text:p>12,6999998092651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2283453036983" calcext:value-type="float">
            <text:p>-73,2283453036983</text:p>
          </table:table-cell>
          <table:table-cell table:number-columns-repeated="1016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DHT HOLDINGS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2005-10-13 00:00:00-04:00</text:p>
          </table:table-cell>
          <table:table-cell office:value-type="float" office:value="36.8369021240529" calcext:value-type="float">
            <text:p>36,8369021240529</text:p>
          </table:table-cell>
          <table:table-cell office:value-type="float" office:value="8.39999961853027" calcext:value-type="float">
            <text:p>8,3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967805809451" calcext:value-type="float">
            <text:p>-77,1967805809451</text:p>
          </table:table-cell>
          <table:table-cell table:number-columns-repeated="1016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DIAMOND HILL INVESTMENT GRP</text:p>
          </table:table-cell>
          <table:table-cell office:value-type="string" calcext:value-type="string">
            <text:p>DHIL</text:p>
          </table:table-cell>
          <table:table-cell office:value-type="string" calcext:value-type="string">
            <text:p>1996-06-06 00:00:00-04:00</text:p>
          </table:table-cell>
          <table:table-cell office:value-type="float" office:value="2.4142153263092" calcext:value-type="float">
            <text:p>2,4142153263092</text:p>
          </table:table-cell>
          <table:table-cell office:value-type="float" office:value="162.199996948242" calcext:value-type="float">
            <text:p>162,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6618.5389464083" calcext:value-type="float">
            <text:p>6618,5389464083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2022-03-30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1.6000003814697" calcext:value-type="float">
            <text:p>11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33333015441894" calcext:value-type="float">
            <text:p>-3,33333015441894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DIAMONDROCK HOSPITALITY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2005-05-26 00:00:00-04:00</text:p>
          </table:table-cell>
          <table:table-cell office:value-type="float" office:value="5.85116333009214" calcext:value-type="float">
            <text:p>5,85116333009214</text:p>
          </table:table-cell>
          <table:table-cell office:value-type="float" office:value="8.36999988555908" calcext:value-type="float">
            <text:p>8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43.048474523224" calcext:value-type="float">
            <text:p>43,048474523224</text:p>
          </table:table-cell>
          <table:table-cell table:number-columns-repeated="101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DICE THERAPEUTICS INC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2021-09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37.1800003051758" calcext:value-type="float">
            <text:p>37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9333343505859" calcext:value-type="float">
            <text:p>23,9333343505859</text:p>
          </table:table-cell>
          <table:table-cell table:number-columns-repeated="1016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DIEBOLD NIXDORF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1981-12-31 00:00:00-05:00</text:p>
          </table:table-cell>
          <table:table-cell office:value-type="float" office:value="2.12738132432608" calcext:value-type="float">
            <text:p>2,12738132432608</text:p>
          </table:table-cell>
          <table:table-cell office:value-type="float" office:value="0.389999985694885" calcext:value-type="float">
            <text:p>0,38999998569488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6676032060951" calcext:value-type="float">
            <text:p>-81,6676032060951</text:p>
          </table:table-cell>
          <table:table-cell table:number-columns-repeated="1016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GII</text:p>
          </table:table-cell>
          <table:table-cell office:value-type="string" calcext:value-type="string">
            <text:p>1989-10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2.8600006103516" calcext:value-type="float">
            <text:p>32,86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DIGIMARC CORP.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1999-12-02 00:00:00-05:00</text:p>
          </table:table-cell>
          <table:table-cell office:value-type="float" office:value="71.9848733864083" calcext:value-type="float">
            <text:p>71,9848733864083</text:p>
          </table:table-cell>
          <table:table-cell office:value-type="float" office:value="18.670000076294" calcext:value-type="float">
            <text:p>18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0639953951505" calcext:value-type="float">
            <text:p>-74,0639953951505</text:p>
          </table:table-cell>
          <table:table-cell table:number-columns-repeated="101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DIGITAL TURB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2006-07-06 00:00:00-04:00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1.710000038147" calcext:value-type="float">
            <text:p>11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57.61907475876" calcext:value-type="float">
            <text:p>457,61907475876</text:p>
          </table:table-cell>
          <table:table-cell table:number-columns-repeated="1016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DIGITALBRIDGE GROUP INC</text:p>
          </table:table-cell>
          <table:table-cell office:value-type="string" calcext:value-type="string">
            <text:p>DBRG</text:p>
          </table:table-cell>
          <table:table-cell office:value-type="string" calcext:value-type="string">
            <text:p>2014-06-27 00:00:00-04:00</text:p>
          </table:table-cell>
          <table:table-cell office:value-type="float" office:value="45.7880414105696" calcext:value-type="float">
            <text:p>45,7880414105696</text:p>
          </table:table-cell>
          <table:table-cell office:value-type="float" office:value="10.920000076294" calcext:value-type="float">
            <text:p>10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150977984891" calcext:value-type="float">
            <text:p>-76,150977984891</text:p>
          </table:table-cell>
          <table:table-cell table:number-columns-repeated="101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DIGITALOCEAN HOLDINGS</text:p>
          </table:table-cell>
          <table:table-cell office:value-type="string" calcext:value-type="string">
            <text:p>DOCN</text:p>
          </table:table-cell>
          <table:table-cell office:value-type="string" calcext:value-type="string">
            <text:p>2021-03-24 00:00:00-04:00</text:p>
          </table:table-cell>
          <table:table-cell office:value-type="float" office:value="41.5" calcext:value-type="float">
            <text:p>41,5</text:p>
          </table:table-cell>
          <table:table-cell office:value-type="float" office:value="32.2799987792969" calcext:value-type="float">
            <text:p>32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2168704113328" calcext:value-type="float">
            <text:p>-22,2168704113328</text:p>
          </table:table-cell>
          <table:table-cell table:number-columns-repeated="101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DILLARD'S INC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6.839996337891" calcext:value-type="float">
            <text:p>286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DIME COMMUNITY BANCSHARES INC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1999-01-12 00:00:00-05:00</text:p>
          </table:table-cell>
          <table:table-cell office:value-type="float" office:value="6.67051839828491" calcext:value-type="float">
            <text:p>6,67051839828491</text:p>
          </table:table-cell>
          <table:table-cell office:value-type="float" office:value="18.3700008392334" calcext:value-type="float">
            <text:p>18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5.390902811341" calcext:value-type="float">
            <text:p>175,390902811341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DINE BRANDS GLOBAL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1991-07-12 00:00:00-04:00</text:p>
          </table:table-cell>
          <table:table-cell office:value-type="float" office:value="2.83067846298218" calcext:value-type="float">
            <text:p>2,83067846298218</text:p>
          </table:table-cell>
          <table:table-cell office:value-type="float" office:value="66.0100021362305" calcext:value-type="float">
            <text:p>66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31.9498487542" calcext:value-type="float">
            <text:p>2231,9498487542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4.0599975585937" calcext:value-type="float">
            <text:p>84,05999755859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DISTRIBUTION SOLUTIONS GROUP INC</text:p>
          </table:table-cell>
          <table:table-cell office:value-type="string" calcext:value-type="string">
            <text:p>DSG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7.2000007629395" calcext:value-type="float">
            <text:p>47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CUE HEALTH</text:p>
          </table:table-cell>
          <table:table-cell office:value-type="string" calcext:value-type="string">
            <text:p>HLTH</text:p>
          </table:table-cell>
          <table:table-cell office:value-type="string" calcext:value-type="string">
            <text:p>2021-09-24 00:00:00-04:00</text:p>
          </table:table-cell>
          <table:table-cell office:value-type="float" office:value="16.7600002288818" calcext:value-type="float">
            <text:p>16,7600002288818</text:p>
          </table:table-cell>
          <table:table-cell office:value-type="float" office:value="0.694999992847443" calcext:value-type="float">
            <text:p>0,694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532220563471" calcext:value-type="float">
            <text:p>-95,8532220563471</text:p>
          </table:table-cell>
          <table:table-cell table:number-columns-repeated="101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CULLINAN ONCOLOGY INC</text:p>
          </table:table-cell>
          <table:table-cell office:value-type="string" calcext:value-type="string">
            <text:p>CGEM</text:p>
          </table:table-cell>
          <table:table-cell office:value-type="string" calcext:value-type="string">
            <text:p>2021-01-08 00:00:00-05:00</text:p>
          </table:table-cell>
          <table:table-cell office:value-type="float" office:value="42" calcext:value-type="float">
            <text:p>42</text:p>
          </table:table-cell>
          <table:table-cell office:value-type="float" office:value="9.67000007629395" calcext:value-type="float">
            <text:p>9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9761902945382" calcext:value-type="float">
            <text:p>-76,9761902945382</text:p>
          </table:table-cell>
          <table:table-cell table:number-columns-repeated="101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CUMULUS MEDIA</text:p>
          </table:table-cell>
          <table:table-cell office:value-type="string" calcext:value-type="string">
            <text:p>CMLS</text:p>
          </table:table-cell>
          <table:table-cell office:value-type="string" calcext:value-type="string">
            <text:p>2018-08-0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2.76999998092651" calcext:value-type="float">
            <text:p>2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6111112170749" calcext:value-type="float">
            <text:p>-84,6111112170749</text:p>
          </table:table-cell>
          <table:table-cell table:number-columns-repeated="101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CURO GROUP HOLDINGS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2017-12-07 00:00:00-05:00</text:p>
          </table:table-cell>
          <table:table-cell office:value-type="float" office:value="13.6017578911055" calcext:value-type="float">
            <text:p>13,6017578911055</text:p>
          </table:table-cell>
          <table:table-cell office:value-type="float" office:value="1.55999994277954" calcext:value-type="float">
            <text:p>1,5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308946441426" calcext:value-type="float">
            <text:p>-88,5308946441426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CUSHMAN &amp; WAKEFIELD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2018-08-02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5555576748318" calcext:value-type="float">
            <text:p>-50,5555576748318</text:p>
          </table:table-cell>
          <table:table-cell table:number-columns-repeated="101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DOMO INCORPORATED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2018-06-29 00:00:00-04:00</text:p>
          </table:table-cell>
          <table:table-cell office:value-type="float" office:value="23.7999992370605" calcext:value-type="float">
            <text:p>23,7999992370605</text:p>
          </table:table-cell>
          <table:table-cell office:value-type="float" office:value="14.5500001907349" calcext:value-type="float">
            <text:p>14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8655434573372" calcext:value-type="float">
            <text:p>-38,8655434573372</text:p>
          </table:table-cell>
          <table:table-cell table:number-columns-repeated="101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DONEGAL GROUP A</text:p>
          </table:table-cell>
          <table:table-cell office:value-type="string" calcext:value-type="string">
            <text:p>DGICA</text:p>
          </table:table-cell>
          <table:table-cell office:value-type="string" calcext:value-type="string">
            <text:p>2003-07-03 00:00:00-04:00</text:p>
          </table:table-cell>
          <table:table-cell office:value-type="float" office:value="3.79620844342782" calcext:value-type="float">
            <text:p>3,79620844342782</text:p>
          </table:table-cell>
          <table:table-cell office:value-type="float" office:value="14.3599996566773" calcext:value-type="float">
            <text:p>14,3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8.27215946316" calcext:value-type="float">
            <text:p>278,27215946316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DONNELLEY FINANCIAL SOLUTIONS</text:p>
          </table:table-cell>
          <table:table-cell office:value-type="string" calcext:value-type="string">
            <text:p>DFIN</text:p>
          </table:table-cell>
          <table:table-cell office:value-type="string" calcext:value-type="string">
            <text:p>2016-09-26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1111111111111" calcext:value-type="float">
            <text:p>91,1111111111111</text:p>
          </table:table-cell>
          <table:table-cell table:number-columns-repeated="101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DORIAN LPG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2014-05-08 00:00:00-04:00</text:p>
          </table:table-cell>
          <table:table-cell office:value-type="float" office:value="11.4198777454975" calcext:value-type="float">
            <text:p>11,4198777454975</text:p>
          </table:table-cell>
          <table:table-cell office:value-type="float" office:value="21.2999992370605" calcext:value-type="float">
            <text:p>21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86.5168762026242" calcext:value-type="float">
            <text:p>86,5168762026242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DORMAN PRODUCTS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1991-03-12 00:00:00-05:00</text:p>
          </table:table-cell>
          <table:table-cell office:value-type="float" office:value="1.91351974010468" calcext:value-type="float">
            <text:p>1,91351974010468</text:p>
          </table:table-cell>
          <table:table-cell office:value-type="float" office:value="85.7300033569336" calcext:value-type="float">
            <text:p>85,73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4380.22570973028" calcext:value-type="float">
            <text:p>4380,22570973028</text:p>
          </table:table-cell>
          <table:table-cell table:number-columns-repeated="101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DOUGLAS DYNAMI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2010-05-05 00:00:00-04:00</text:p>
          </table:table-cell>
          <table:table-cell office:value-type="float" office:value="6.57546464381278" calcext:value-type="float">
            <text:p>6,57546464381278</text:p>
          </table:table-cell>
          <table:table-cell office:value-type="float" office:value="27.0499992370606" calcext:value-type="float">
            <text:p>27,0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11.377761152034" calcext:value-type="float">
            <text:p>311,377761152034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DOUGLAS ELLIMAN INC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2021-12-30 00:00:00-05:00</text:p>
          </table:table-cell>
          <table:table-cell office:value-type="float" office:value="9.45176778431582" calcext:value-type="float">
            <text:p>9,45176778431582</text:p>
          </table:table-cell>
          <table:table-cell office:value-type="float" office:value="2.69000005722046" calcext:value-type="float">
            <text:p>2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5397149125456" calcext:value-type="float">
            <text:p>-71,5397149125456</text:p>
          </table:table-cell>
          <table:table-cell table:number-columns-repeated="101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DREAM FINDERS HOMES</text:p>
          </table:table-cell>
          <table:table-cell office:value-type="string" calcext:value-type="string">
            <text:p>DFH</text:p>
          </table:table-cell>
          <table:table-cell office:value-type="string" calcext:value-type="string">
            <text:p>2021-01-21 00:00:00-05:00</text:p>
          </table:table-cell>
          <table:table-cell office:value-type="float" office:value="19.5100002288818" calcext:value-type="float">
            <text:p>19,5100002288818</text:p>
          </table:table-cell>
          <table:table-cell office:value-type="float" office:value="15.5100002288818" calcext:value-type="float">
            <text:p>15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5023062689592" calcext:value-type="float">
            <text:p>-20,5023062689592</text:p>
          </table:table-cell>
          <table:table-cell table:number-columns-repeated="101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DRIL-QUIP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1997-10-2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26.9200000762939" calcext:value-type="float">
            <text:p>26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2500004768372" calcext:value-type="float">
            <text:p>68,25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DUCK CREEK TECHNOLOGIES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2020-08-14 00:00:00-04:00</text:p>
          </table:table-cell>
          <table:table-cell office:value-type="float" office:value="42" calcext:value-type="float">
            <text:p>42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4-06 00:00:00-04:00</text:p>
          </table:table-cell>
          <table:table-cell office:value-type="float" office:value="-54.785714830671" calcext:value-type="float">
            <text:p>-54,785714830671</text:p>
          </table:table-cell>
          <table:table-cell table:number-columns-repeated="1016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DUCKHORN PORTFOLIO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2021-03-19 00:00:00-04:00</text:p>
          </table:table-cell>
          <table:table-cell office:value-type="float" office:value="17.4799995422363" calcext:value-type="float">
            <text:p>17,4799995422363</text:p>
          </table:table-cell>
          <table:table-cell office:value-type="float" office:value="14.920000076294" calcext:value-type="float">
            <text:p>14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6453062527647" calcext:value-type="float">
            <text:p>-14,6453062527647</text:p>
          </table:table-cell>
          <table:table-cell table:number-columns-repeated="101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DUCOMMUN INC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1973-05-03 00:00:00-04:00</text:p>
          </table:table-cell>
          <table:table-cell office:value-type="float" office:value="2.68917512893677" calcext:value-type="float">
            <text:p>2,68917512893677</text:p>
          </table:table-cell>
          <table:table-cell office:value-type="float" office:value="48.3199996948242" calcext:value-type="float">
            <text:p>48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6.83350388298" calcext:value-type="float">
            <text:p>1696,83350388298</text:p>
          </table:table-cell>
          <table:table-cell table:number-columns-repeated="101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DULUTH HOLDINGS</text:p>
          </table:table-cell>
          <table:table-cell office:value-type="string" calcext:value-type="string">
            <text:p>DLTH</text:p>
          </table:table-cell>
          <table:table-cell office:value-type="string" calcext:value-type="string">
            <text:p>2015-11-20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9230776566725" calcext:value-type="float">
            <text:p>-56,9230776566725</text:p>
          </table:table-cell>
          <table:table-cell table:number-columns-repeated="10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DUOL</text:p>
          </table:table-cell>
          <table:table-cell office:value-type="string" calcext:value-type="string">
            <text:p>2021-07-28 00:00:00-04:00</text:p>
          </table:table-cell>
          <table:table-cell office:value-type="float" office:value="141.399993896484" calcext:value-type="float">
            <text:p>141,399993896484</text:p>
          </table:table-cell>
          <table:table-cell office:value-type="float" office:value="121.430000305176" calcext:value-type="float">
            <text:p>121,43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1230512399655" calcext:value-type="float">
            <text:p>-14,1230512399655</text:p>
          </table:table-cell>
          <table:table-cell table:number-columns-repeated="101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DXP ENTERPRISES</text:p>
          </table:table-cell>
          <table:table-cell office:value-type="string" calcext:value-type="string">
            <text:p>DXPE</text:p>
          </table:table-cell>
          <table:table-cell office:value-type="string" calcext:value-type="string">
            <text:p>1998-05-07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24.5900001525879" calcext:value-type="float">
            <text:p>2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514.750003814697" calcext:value-type="float">
            <text:p>514,750003814697</text:p>
          </table:table-cell>
          <table:table-cell table:number-columns-repeated="10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DYCOM INDS IN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1984-06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3.2099990844727" calcext:value-type="float">
            <text:p>93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DYNAVAX TECHNOLOGIES</text:p>
          </table:table-cell>
          <table:table-cell office:value-type="string" calcext:value-type="string">
            <text:p>DVAX</text:p>
          </table:table-cell>
          <table:table-cell office:value-type="string" calcext:value-type="string">
            <text:p>2004-02-19 00:00:00-05:00</text:p>
          </table:table-cell>
          <table:table-cell office:value-type="float" office:value="83" calcext:value-type="float">
            <text:p>83</text:p>
          </table:table-cell>
          <table:table-cell office:value-type="float" office:value="10.9300003051758" calcext:value-type="float">
            <text:p>1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8313249335232" calcext:value-type="float">
            <text:p>-86,8313249335232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DYNE THERAPEUTICS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2020-09-17 00:00:00-04:00</text:p>
          </table:table-cell>
          <table:table-cell office:value-type="float" office:value="22.5900001525879" calcext:value-type="float">
            <text:p>22,5900001525879</text:p>
          </table:table-cell>
          <table:table-cell office:value-type="float" office:value="12.3100004196167" calcext:value-type="float">
            <text:p>12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5068599536664" calcext:value-type="float">
            <text:p>-45,5068599536664</text:p>
          </table:table-cell>
          <table:table-cell table:number-columns-repeated="101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DYNEX CAPIT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988-02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8500003814697" calcext:value-type="float">
            <text:p>10,85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DZS INC</text:p>
          </table:table-cell>
          <table:table-cell office:value-type="string" calcext:value-type="string">
            <text:p>DZSI</text:p>
          </table:table-cell>
          <table:table-cell office:value-type="string" calcext:value-type="string">
            <text:p>2003-11-14 00:00:00-05:00</text:p>
          </table:table-cell>
          <table:table-cell office:value-type="float" office:value="169.25" calcext:value-type="float">
            <text:p>169,25</text:p>
          </table:table-cell>
          <table:table-cell office:value-type="float" office:value="6.69000005722046" calcext:value-type="float">
            <text:p>6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47267322174" calcext:value-type="float">
            <text:p>-96,047267322174</text:p>
          </table:table-cell>
          <table:table-cell table:number-columns-repeated="101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E.L.F BEAU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2016-09-22 00:00:00-04:00</text:p>
          </table:table-cell>
          <table:table-cell office:value-type="float" office:value="24" calcext:value-type="float">
            <text:p>24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916666666667" calcext:value-type="float">
            <text:p>272,91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E2OPEN PARENT HOLDINGS INC (A)</text:p>
          </table:table-cell>
          <table:table-cell office:value-type="string" calcext:value-type="string">
            <text:p>ETWO</text:p>
          </table:table-cell>
          <table:table-cell office:value-type="string" calcext:value-type="string">
            <text:p>2020-06-15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1428571428571" calcext:value-type="float">
            <text:p>-57,1428571428571</text:p>
          </table:table-cell>
          <table:table-cell table:number-columns-repeated="101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EAGLE BANCORP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1999-07-14 00:00:00-04:00</text:p>
          </table:table-cell>
          <table:table-cell office:value-type="float" office:value="2.36489605643861" calcext:value-type="float">
            <text:p>2,36489605643861</text:p>
          </table:table-cell>
          <table:table-cell office:value-type="float" office:value="21.0699996948242" calcext:value-type="float">
            <text:p>21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90.948235862609" calcext:value-type="float">
            <text:p>790,948235862609</text:p>
          </table:table-cell>
          <table:table-cell table:number-columns-repeated="1016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EAGLE BULK SHIPPING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2005-06-28 00:00:00-04:00</text:p>
          </table:table-cell>
          <table:table-cell office:value-type="float" office:value="75411.7876418955" calcext:value-type="float">
            <text:p>75411,7876418955</text:p>
          </table:table-cell>
          <table:table-cell office:value-type="float" office:value="42.0999984741211" calcext:value-type="float">
            <text:p>42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441731859295" calcext:value-type="float">
            <text:p>-99,9441731859295</text:p>
          </table:table-cell>
          <table:table-cell table:number-columns-repeated="1016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EAGLE PHARMACEUTICALS</text:p>
          </table:table-cell>
          <table:table-cell office:value-type="string" calcext:value-type="string">
            <text:p>EGRX</text:p>
          </table:table-cell>
          <table:table-cell office:value-type="string" calcext:value-type="string">
            <text:p>2014-02-12 00:00:00-05:00</text:p>
          </table:table-cell>
          <table:table-cell office:value-type="float" office:value="15.5" calcext:value-type="float">
            <text:p>15,5</text:p>
          </table:table-cell>
          <table:table-cell office:value-type="float" office:value="28.7999992370605" calcext:value-type="float">
            <text:p>28,7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85.8064466907132" calcext:value-type="float">
            <text:p>85,8064466907132</text:p>
          </table:table-cell>
          <table:table-cell table:number-columns-repeated="101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EARTHSTONE ENERGY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1994-04-18 00:00:00-04:00</text:p>
          </table:table-cell>
          <table:table-cell office:value-type="float" office:value="0.5" calcext:value-type="float">
            <text:p>0,5</text:p>
          </table:table-cell>
          <table:table-cell office:value-type="float" office:value="12.7600002288818" calcext:value-type="float">
            <text:p>12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2452.00004577637" calcext:value-type="float">
            <text:p>2452,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EASTERLY GOVERNMENT PROPERTIES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2015-02-06 00:00:00-05:00</text:p>
          </table:table-cell>
          <table:table-cell office:value-type="float" office:value="10.8328720831102" calcext:value-type="float">
            <text:p>10,8328720831102</text:p>
          </table:table-cell>
          <table:table-cell office:value-type="float" office:value="14.3800001144409" calcext:value-type="float">
            <text:p>14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2.7441144335226" calcext:value-type="float">
            <text:p>32,7441144335226</text:p>
          </table:table-cell>
          <table:table-cell table:number-columns-repeated="101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EASTERN BANKSHARES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2020-10-15 00:00:00-04:00</text:p>
          </table:table-cell>
          <table:table-cell office:value-type="float" office:value="11.7477991511592" calcext:value-type="float">
            <text:p>11,7477991511592</text:p>
          </table:table-cell>
          <table:table-cell office:value-type="float" office:value="10.8999996185303" calcext:value-type="float">
            <text:p>10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21666689837186" calcext:value-type="float">
            <text:p>-7,21666689837186</text:p>
          </table:table-cell>
          <table:table-cell table:number-columns-repeated="101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EASTMAN KODAK CO</text:p>
          </table:table-cell>
          <table:table-cell office:value-type="string" calcext:value-type="string">
            <text:p>KODK</text:p>
          </table:table-cell>
          <table:table-cell office:value-type="string" calcext:value-type="string">
            <text:p>2013-09-23 00:00:00-04:00</text:p>
          </table:table-cell>
          <table:table-cell office:value-type="float" office:value="19.25" calcext:value-type="float">
            <text:p>19,25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168831168831" calcext:value-type="float">
            <text:p>-83,1168831168831</text:p>
          </table:table-cell>
          <table:table-cell table:number-columns-repeated="101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EBIX</text:p>
          </table:table-cell>
          <table:table-cell office:value-type="string" calcext:value-type="string">
            <text:p>1987-07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ECHOSTA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2008-01-02 00:00:00-05:00</text:p>
          </table:table-cell>
          <table:table-cell office:value-type="float" office:value="28.3630466461182" calcext:value-type="float">
            <text:p>28,3630466461182</text:p>
          </table:table-cell>
          <table:table-cell office:value-type="float" office:value="16.2900009155273" calcext:value-type="float">
            <text:p>16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5661103379498" calcext:value-type="float">
            <text:p>-42,5661103379498</text:p>
          </table:table-cell>
          <table:table-cell table:number-columns-repeated="101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ECOVYST INC</text:p>
          </table:table-cell>
          <table:table-cell office:value-type="string" calcext:value-type="string">
            <text:p>ECVT</text:p>
          </table:table-cell>
          <table:table-cell office:value-type="string" calcext:value-type="string">
            <text:p>2017-09-29 00:00:00-04:00</text:p>
          </table:table-cell>
          <table:table-cell office:value-type="float" office:value="12.0793350330298" calcext:value-type="float">
            <text:p>12,0793350330298</text:p>
          </table:table-cell>
          <table:table-cell office:value-type="float" office:value="10.5699996948242" calcext:value-type="float">
            <text:p>10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4951856544951" calcext:value-type="float">
            <text:p>-12,4951856544951</text:p>
          </table:table-cell>
          <table:table-cell table:number-columns-repeated="101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EDGEWELL PERSONAL CAR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2000-03-27 00:00:00-05:00</text:p>
          </table:table-cell>
          <table:table-cell office:value-type="float" office:value="14.8123579792097" calcext:value-type="float">
            <text:p>14,8123579792097</text:p>
          </table:table-cell>
          <table:table-cell office:value-type="float" office:value="43.4599990844727" calcext:value-type="float">
            <text:p>43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93.403650826372" calcext:value-type="float">
            <text:p>193,403650826372</text:p>
          </table:table-cell>
          <table:table-cell table:number-columns-repeated="101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EDGEWISE THERAPEUTICS</text:p>
          </table:table-cell>
          <table:table-cell office:value-type="string" calcext:value-type="string">
            <text:p>EWTX</text:p>
          </table:table-cell>
          <table:table-cell office:value-type="string" calcext:value-type="string">
            <text:p>2021-03-26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9.6899995803833" calcext:value-type="float">
            <text:p>9,6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111112665247" calcext:value-type="float">
            <text:p>-64,111112665247</text:p>
          </table:table-cell>
          <table:table-cell table:number-columns-repeated="101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EDGIO INC</text:p>
          </table:table-cell>
          <table:table-cell office:value-type="string" calcext:value-type="string">
            <text:p>EGIO</text:p>
          </table:table-cell>
          <table:table-cell office:value-type="string" calcext:value-type="string">
            <text:p>2007-06-08 00:00:00-04:00</text:p>
          </table:table-cell>
          <table:table-cell office:value-type="float" office:value="22.5599994659424" calcext:value-type="float">
            <text:p>22,5599994659424</text:p>
          </table:table-cell>
          <table:table-cell office:value-type="float" office:value="0.550000011920929" calcext:value-type="float">
            <text:p>0,55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5620566270348" calcext:value-type="float">
            <text:p>-97,5620566270348</text:p>
          </table:table-cell>
          <table:table-cell table:number-columns-repeated="101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EDITAS MEDICIN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2016-02-03 00:00:00-05:00</text:p>
          </table:table-cell>
          <table:table-cell office:value-type="float" office:value="18" calcext:value-type="float">
            <text:p>18</text:p>
          </table:table-cell>
          <table:table-cell office:value-type="float" office:value="8.9399995803833" calcext:value-type="float">
            <text:p>8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3333356645372" calcext:value-type="float">
            <text:p>-50,3333356645372</text:p>
          </table:table-cell>
          <table:table-cell table:number-columns-repeated="101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EGAIN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1999-09-23 00:00:00-04:00</text:p>
          </table:table-cell>
          <table:table-cell office:value-type="float" office:value="345" calcext:value-type="float">
            <text:p>345</text:p>
          </table:table-cell>
          <table:table-cell office:value-type="float" office:value="7.28999996185303" calcext:value-type="float">
            <text:p>7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8869565327962" calcext:value-type="float">
            <text:p>-97,8869565327962</text:p>
          </table:table-cell>
          <table:table-cell table:number-columns-repeated="101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HTH</text:p>
          </table:table-cell>
          <table:table-cell office:value-type="string" calcext:value-type="string">
            <text:p>2006-10-20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5.98000001907349" calcext:value-type="float">
            <text:p>5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222221374512" calcext:value-type="float">
            <text:p>-73,4222221374512</text:p>
          </table:table-cell>
          <table:table-cell table:number-columns-repeated="1016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EIGER BIOPHARMACEUTICALS</text:p>
          </table:table-cell>
          <table:table-cell office:value-type="string" calcext:value-type="string">
            <text:p>EIGR</text:p>
          </table:table-cell>
          <table:table-cell office:value-type="string" calcext:value-type="string">
            <text:p>2014-01-30 00:00:00-05:00</text:p>
          </table:table-cell>
          <table:table-cell office:value-type="float" office:value="148.5" calcext:value-type="float">
            <text:p>148,5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2255892416444" calcext:value-type="float">
            <text:p>-99,2255892416444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EL POLLO LOCO HOLDINGS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2014-07-25 00:00:00-04:00</text:p>
          </table:table-cell>
          <table:table-cell office:value-type="float" office:value="16.455357129392" calcext:value-type="float">
            <text:p>16,455357129392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1356464941582" calcext:value-type="float">
            <text:p>-38,1356464941582</text:p>
          </table:table-cell>
          <table:table-cell table:number-columns-repeated="101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ELLINGTON FINANCIAL INC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2010-10-08 00:00:00-04:00</text:p>
          </table:table-cell>
          <table:table-cell office:value-type="float" office:value="4.88997722494191" calcext:value-type="float">
            <text:p>4,88997722494191</text:p>
          </table:table-cell>
          <table:table-cell office:value-type="float" office:value="11.8100004196167" calcext:value-type="float">
            <text:p>11,8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1.514425862321" calcext:value-type="float">
            <text:p>141,514425862321</text:p>
          </table:table-cell>
          <table:table-cell table:number-columns-repeated="101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EMBECTA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2022-03-22 00:00:00-04:00</text:p>
          </table:table-cell>
          <table:table-cell office:value-type="float" office:value="47.2778125519448" calcext:value-type="float">
            <text:p>47,2778125519448</text:p>
          </table:table-cell>
          <table:table-cell office:value-type="float" office:value="29.0400009155273" calcext:value-type="float">
            <text:p>29,0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5758364272444" calcext:value-type="float">
            <text:p>-38,5758364272444</text:p>
          </table:table-cell>
          <table:table-cell table:number-columns-repeated="101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EMCOR GROUP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1995-01-10 00:00:00-05:00</text:p>
          </table:table-cell>
          <table:table-cell office:value-type="float" office:value="1.24147518869904" calcext:value-type="float">
            <text:p>1,24147518869904</text:p>
          </table:table-cell>
          <table:table-cell office:value-type="float" office:value="167.029998779297" calcext:value-type="float">
            <text:p>167,02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3354.155209846" calcext:value-type="float">
            <text:p>13354,155209846</text:p>
          </table:table-cell>
          <table:table-cell table:number-columns-repeated="101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DIVERSEY HOLDINGS</text:p>
          </table:table-cell>
          <table:table-cell office:value-type="string" calcext:value-type="string">
            <text:p>DSEY</text:p>
          </table:table-cell>
          <table:table-cell office:value-type="string" calcext:value-type="string">
            <text:p>2021-03-2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8.14999961853027" calcext:value-type="float">
            <text:p>8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666692097982" calcext:value-type="float">
            <text:p>-45,6666692097982</text:p>
          </table:table-cell>
          <table:table-cell table:number-columns-repeated="1016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DIVERSIFIED HEALTHCARE TRUST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2000-02-23 00:00:00-05:00</text:p>
          </table:table-cell>
          <table:table-cell office:value-type="float" office:value="1.65174177956225" calcext:value-type="float">
            <text:p>1,65174177956225</text:p>
          </table:table-cell>
          <table:table-cell office:value-type="float" office:value="0.860000014305115" calcext:value-type="float">
            <text:p>0,860000014305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9337493943494" calcext:value-type="float">
            <text:p>-47,9337493943494</text:p>
          </table:table-cell>
          <table:table-cell table:number-columns-repeated="101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DMC GLOBAL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1989-01-05 00:00:00-05:00</text:p>
          </table:table-cell>
          <table:table-cell office:value-type="float" office:value="0.560364961624146" calcext:value-type="float">
            <text:p>0,560364961624146</text:p>
          </table:table-cell>
          <table:table-cell office:value-type="float" office:value="18.2600002288818" calcext:value-type="float">
            <text:p>18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158.5906470593" calcext:value-type="float">
            <text:p>3158,5906470593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DOCGO INC</text:p>
          </table:table-cell>
          <table:table-cell office:value-type="string" calcext:value-type="string">
            <text:p>DCGO</text:p>
          </table:table-cell>
          <table:table-cell office:value-type="string" calcext:value-type="string">
            <text:p>2020-12-17 00:00:00-05:00</text:p>
          </table:table-cell>
          <table:table-cell office:value-type="float" office:value="10.1499996185303" calcext:value-type="float">
            <text:p>10,1499996185303</text:p>
          </table:table-cell>
          <table:table-cell office:value-type="float" office:value="8.61999988555908" calcext:value-type="float">
            <text:p>8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0738895613154" calcext:value-type="float">
            <text:p>-15,0738895613154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DOMA HOLDINGS INC (A)</text:p>
          </table:table-cell>
          <table:table-cell office:value-type="string" calcext:value-type="string">
            <text:p>DOMA</text:p>
          </table:table-cell>
          <table:table-cell office:value-type="string" calcext:value-type="string">
            <text:p>2021-01-22 00:00:00-05:00</text:p>
          </table:table-cell>
          <table:table-cell office:value-type="float" office:value="10.3800001144409" calcext:value-type="float">
            <text:p>10,3800001144409</text:p>
          </table:table-cell>
          <table:table-cell office:value-type="float" office:value="0.398999989032745" calcext:value-type="float">
            <text:p>0,3989999890327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560695121993" calcext:value-type="float">
            <text:p>-96,1560695121993</text:p>
          </table:table-cell>
          <table:table-cell table:number-columns-repeated="101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ENCORE CAPITAL GROUP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1999-07-09 00:00:00-04:00</text:p>
          </table:table-cell>
          <table:table-cell office:value-type="float" office:value="9.125" calcext:value-type="float">
            <text:p>9,125</text:p>
          </table:table-cell>
          <table:table-cell office:value-type="float" office:value="47.5800018310547" calcext:value-type="float">
            <text:p>47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21.424677600599" calcext:value-type="float">
            <text:p>421,424677600599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ENCORE WIR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1992-07-16 00:00:00-04:00</text:p>
          </table:table-cell>
          <table:table-cell office:value-type="float" office:value="2.56581820720324" calcext:value-type="float">
            <text:p>2,565818207203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6330.69721528913" calcext:value-type="float">
            <text:p>6330,69721528913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END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ENERGIZER HOLDINGS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2015-06-12 00:00:00-04:00</text:p>
          </table:table-cell>
          <table:table-cell office:value-type="float" office:value="27.041829322171" calcext:value-type="float">
            <text:p>27,041829322171</text:p>
          </table:table-cell>
          <table:table-cell office:value-type="float" office:value="32.3800010681152" calcext:value-type="float">
            <text:p>32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9.7404239274876" calcext:value-type="float">
            <text:p>19,7404239274876</text:p>
          </table:table-cell>
          <table:table-cell table:number-columns-repeated="101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NERGY FUELS INC</text:p>
          </table:table-cell>
          <table:table-cell office:value-type="string" calcext:value-type="string">
            <text:p>UUUU</text:p>
          </table:table-cell>
          <table:table-cell office:value-type="string" calcext:value-type="string">
            <text:p>2007-03-19 00:00:00-04:00</text:p>
          </table:table-cell>
          <table:table-cell office:value-type="float" office:value="181" calcext:value-type="float">
            <text:p>181</text:p>
          </table:table-cell>
          <table:table-cell office:value-type="float" office:value="5.73999977111816" calcext:value-type="float">
            <text:p>5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828729408222" calcext:value-type="float">
            <text:p>-96,828729408222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ENERGY RECOVERY INC.</text:p>
          </table:table-cell>
          <table:table-cell office:value-type="string" calcext:value-type="string">
            <text:p>ERII</text:p>
          </table:table-cell>
          <table:table-cell office:value-type="string" calcext:value-type="string">
            <text:p>2008-07-02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23.6000003814697" calcext:value-type="float">
            <text:p>23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545458013361" calcext:value-type="float">
            <text:p>114,545458013361</text:p>
          </table:table-cell>
          <table:table-cell table:number-columns-repeated="1016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ENERGY VAULT HOLDINGS INC (A)</text:p>
          </table:table-cell>
          <table:table-cell office:value-type="string" calcext:value-type="string">
            <text:p>NRGV</text:p>
          </table:table-cell>
          <table:table-cell office:value-type="string" calcext:value-type="string">
            <text:p>2021-03-29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.70000004768372" calcext:value-type="float">
            <text:p>1,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3834184985944" calcext:value-type="float">
            <text:p>-82,3834184985944</text:p>
          </table:table-cell>
          <table:table-cell table:number-columns-repeated="101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ENERPAC TOOL GROUP CORP</text:p>
          </table:table-cell>
          <table:table-cell office:value-type="string" calcext:value-type="string">
            <text:p>EPAC</text:p>
          </table:table-cell>
          <table:table-cell office:value-type="string" calcext:value-type="string">
            <text:p>2000-07-24 00:00:00-04:00</text:p>
          </table:table-cell>
          <table:table-cell office:value-type="float" office:value="4.84238862991333" calcext:value-type="float">
            <text:p>4,84238862991333</text:p>
          </table:table-cell>
          <table:table-cell office:value-type="float" office:value="23.4599990844727" calcext:value-type="float">
            <text:p>23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471629136725" calcext:value-type="float">
            <text:p>384,471629136725</text:p>
          </table:table-cell>
          <table:table-cell table:number-columns-repeated="101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ENERSY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2004-08-02 00:00:00-04:00</text:p>
          </table:table-cell>
          <table:table-cell office:value-type="float" office:value="11.3235740661621" calcext:value-type="float">
            <text:p>11,3235740661621</text:p>
          </table:table-cell>
          <table:table-cell office:value-type="float" office:value="82.3600006103516" calcext:value-type="float">
            <text:p>82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627.332202086843" calcext:value-type="float">
            <text:p>627,332202086843</text:p>
          </table:table-cell>
          <table:table-cell table:number-columns-repeated="101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ENETI INC</text:p>
          </table:table-cell>
          <table:table-cell office:value-type="string" calcext:value-type="string">
            <text:p>NETI</text:p>
          </table:table-cell>
          <table:table-cell office:value-type="string" calcext:value-type="string">
            <text:p>2013-12-12 00:00:00-05:00</text:p>
          </table:table-cell>
          <table:table-cell office:value-type="float" office:value="1025.00276935653" calcext:value-type="float">
            <text:p>1025,00276935653</text:p>
          </table:table-cell>
          <table:table-cell office:value-type="float" office:value="8.11999988555908" calcext:value-type="float">
            <text:p>8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2078070295696" calcext:value-type="float">
            <text:p>-99,2078070295696</text:p>
          </table:table-cell>
          <table:table-cell table:number-columns-repeated="101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ENFUSION</text:p>
          </table:table-cell>
          <table:table-cell office:value-type="string" calcext:value-type="string">
            <text:p>ENFN</text:p>
          </table:table-cell>
          <table:table-cell office:value-type="string" calcext:value-type="string">
            <text:p>2021-10-2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6499996185303" calcext:value-type="float">
            <text:p>-56,64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ENGAGESMART</text:p>
          </table:table-cell>
          <table:table-cell office:value-type="string" calcext:value-type="string">
            <text:p>ESMT</text:p>
          </table:table-cell>
          <table:table-cell office:value-type="string" calcext:value-type="string">
            <text:p>2021-09-23 00:00:00-04:00</text:p>
          </table:table-cell>
          <table:table-cell office:value-type="float" office:value="37.5" calcext:value-type="float">
            <text:p>37,5</text:p>
          </table:table-cell>
          <table:table-cell office:value-type="float" office:value="16.4599990844727" calcext:value-type="float">
            <text:p>16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1066691080729" calcext:value-type="float">
            <text:p>-56,1066691080729</text:p>
          </table:table-cell>
          <table:table-cell table:number-columns-repeated="101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25" calcext:value-type="float">
            <text:p>19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ENOCHIAN BIOSCIENCES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2018-02-07 00:00:00-05:00</text:p>
          </table:table-cell>
          <table:table-cell office:value-type="float" office:value="5.90000009536743" calcext:value-type="float">
            <text:p>5,90000009536743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4915251086684" calcext:value-type="float">
            <text:p>-79,4915251086684</text:p>
          </table:table-cell>
          <table:table-cell table:number-columns-repeated="101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ENOVA INTERNATIONAL</text:p>
          </table:table-cell>
          <table:table-cell office:value-type="string" calcext:value-type="string">
            <text:p>ENVA</text:p>
          </table:table-cell>
          <table:table-cell office:value-type="string" calcext:value-type="string">
            <text:p>2014-11-13 00:00:00-05:00</text:p>
          </table:table-cell>
          <table:table-cell office:value-type="float" office:value="31.5699996948242" calcext:value-type="float">
            <text:p>31,5699996948242</text:p>
          </table:table-cell>
          <table:table-cell office:value-type="float" office:value="43.2299995422363" calcext:value-type="float">
            <text:p>4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9337977831014" calcext:value-type="float">
            <text:p>36,9337977831014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ENOVIX CORP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2021-01-05 00:00:00-05:00</text:p>
          </table:table-cell>
          <table:table-cell office:value-type="float" office:value="13.5" calcext:value-type="float">
            <text:p>13,5</text:p>
          </table:table-cell>
          <table:table-cell office:value-type="float" office:value="12.1199998855591" calcext:value-type="float">
            <text:p>12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2222230699327" calcext:value-type="float">
            <text:p>-10,2222230699327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ENPRO INDUSTRIES INC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2002-05-24 00:00:00-04:00</text:p>
          </table:table-cell>
          <table:table-cell office:value-type="float" office:value="7.53219604492188" calcext:value-type="float">
            <text:p>7,53219604492188</text:p>
          </table:table-cell>
          <table:table-cell office:value-type="float" office:value="98.8899993896484" calcext:value-type="float">
            <text:p>98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212.89731175172" calcext:value-type="float">
            <text:p>1212,89731175172</text:p>
          </table:table-cell>
          <table:table-cell table:number-columns-repeated="101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ENSIGN GROUP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2007-11-09 00:00:00-05:00</text:p>
          </table:table-cell>
          <table:table-cell office:value-type="float" office:value="3.55590353873592" calcext:value-type="float">
            <text:p>3,55590353873592</text:p>
          </table:table-cell>
          <table:table-cell office:value-type="float" office:value="93.25" calcext:value-type="float">
            <text:p>9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522.39959504495" calcext:value-type="float">
            <text:p>2522,39959504495</text:p>
          </table:table-cell>
          <table:table-cell table:number-columns-repeated="101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ENSTAR GROUP</text:p>
          </table:table-cell>
          <table:table-cell office:value-type="string" calcext:value-type="string">
            <text:p>ESGR</text:p>
          </table:table-cell>
          <table:table-cell office:value-type="string" calcext:value-type="string">
            <text:p>1997-04-01 00:00:00-05:00</text:p>
          </table:table-cell>
          <table:table-cell office:value-type="float" office:value="10.1961507797241" calcext:value-type="float">
            <text:p>10,1961507797241</text:p>
          </table:table-cell>
          <table:table-cell office:value-type="float" office:value="244.779998779297" calcext:value-type="float">
            <text:p>244,77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00.70987637866" calcext:value-type="float">
            <text:p>2300,70987637866</text:p>
          </table:table-cell>
          <table:table-cell table:number-columns-repeated="101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ENTERPRISE BANCORP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2005-02-14 00:00:00-05:00</text:p>
          </table:table-cell>
          <table:table-cell office:value-type="float" office:value="11.9350852035895" calcext:value-type="float">
            <text:p>11,9350852035895</text:p>
          </table:table-cell>
          <table:table-cell office:value-type="float" office:value="27.6100006103516" calcext:value-type="float">
            <text:p>27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334759152351" calcext:value-type="float">
            <text:p>131,334759152351</text:p>
          </table:table-cell>
          <table:table-cell table:number-columns-repeated="101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ENTERPRISE FINANCIAL SERVICES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2003-07-15 00:00:00-04:00</text:p>
          </table:table-cell>
          <table:table-cell office:value-type="float" office:value="10.3257064819336" calcext:value-type="float">
            <text:p>10,3257064819336</text:p>
          </table:table-cell>
          <table:table-cell office:value-type="float" office:value="39.0200004577637" calcext:value-type="float">
            <text:p>39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77.891822956958" calcext:value-type="float">
            <text:p>277,891822956958</text:p>
          </table:table-cell>
          <table:table-cell table:number-columns-repeated="1016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ENTRAVISION COMMS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2000-08-02 00:00:00-04:00</text:p>
          </table:table-cell>
          <table:table-cell office:value-type="float" office:value="12.0224184738962" calcext:value-type="float">
            <text:p>12,0224184738962</text:p>
          </table:table-cell>
          <table:table-cell office:value-type="float" office:value="6.30999994277954" calcext:value-type="float">
            <text:p>6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5147204659347" calcext:value-type="float">
            <text:p>-47,5147204659347</text:p>
          </table:table-cell>
          <table:table-cell table:number-columns-repeated="101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ENVESTNE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2010-07-29 00:00:00-04:00</text:p>
          </table:table-cell>
          <table:table-cell office:value-type="float" office:value="9.35000038146973" calcext:value-type="float">
            <text:p>9,35000038146973</text:p>
          </table:table-cell>
          <table:table-cell office:value-type="float" office:value="60.0499992370605" calcext:value-type="float">
            <text:p>60,0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542.245954942103" calcext:value-type="float">
            <text:p>542,245954942103</text:p>
          </table:table-cell>
          <table:table-cell table:number-columns-repeated="101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EPLUS INC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1996-11-15 00:00:00-05:00</text:p>
          </table:table-cell>
          <table:table-cell office:value-type="float" office:value="2.23542547225952" calcext:value-type="float">
            <text:p>2,23542547225952</text:p>
          </table:table-cell>
          <table:table-cell office:value-type="float" office:value="44.5200004577637" calcext:value-type="float">
            <text:p>44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1.5671987384" calcext:value-type="float">
            <text:p>1891,5671987384</text:p>
          </table:table-cell>
          <table:table-cell table:number-columns-repeated="101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EQRX INC (A)</text:p>
          </table:table-cell>
          <table:table-cell office:value-type="string" calcext:value-type="string">
            <text:p>EQRX</text:p>
          </table:table-cell>
          <table:table-cell office:value-type="string" calcext:value-type="string">
            <text:p>2021-06-03 00:00:00-04:00</text:p>
          </table:table-cell>
          <table:table-cell office:value-type="float" office:value="10.6000003814697" calcext:value-type="float">
            <text:p>10,6000003814697</text:p>
          </table:table-cell>
          <table:table-cell office:value-type="float" office:value="1.77999997138977" calcext:value-type="float">
            <text:p>1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207548044041" calcext:value-type="float">
            <text:p>-83,207548044041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EQUITRANS MIDSTREAM</text:p>
          </table:table-cell>
          <table:table-cell office:value-type="string" calcext:value-type="string">
            <text:p>ETRN</text:p>
          </table:table-cell>
          <table:table-cell office:value-type="string" calcext:value-type="string">
            <text:p>2018-10-31 00:00:00-04:00</text:p>
          </table:table-cell>
          <table:table-cell office:value-type="float" office:value="12.1802113117316" calcext:value-type="float">
            <text:p>12,1802113117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9498090629662" calcext:value-type="float">
            <text:p>-58,9498090629662</text:p>
          </table:table-cell>
          <table:table-cell table:number-columns-repeated="101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EQUITY BANCSHARES</text:p>
          </table:table-cell>
          <table:table-cell office:value-type="string" calcext:value-type="string">
            <text:p>EQBK</text:p>
          </table:table-cell>
          <table:table-cell office:value-type="string" calcext:value-type="string">
            <text:p>2015-11-11 00:00:00-05:00</text:p>
          </table:table-cell>
          <table:table-cell office:value-type="float" office:value="23.7620102888248" calcext:value-type="float">
            <text:p>23,7620102888248</text:p>
          </table:table-cell>
          <table:table-cell office:value-type="float" office:value="21.5400009155273" calcext:value-type="float">
            <text:p>21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35110012279755" calcext:value-type="float">
            <text:p>-9,35110012279755</text:p>
          </table:table-cell>
          <table:table-cell table:number-columns-repeated="101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EQUITY COMMONWEALTH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1986-12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0.8400001525879" calcext:value-type="float">
            <text:p>20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ERASCA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2021-07-16 00:00:00-04:00</text:p>
          </table:table-cell>
          <table:table-cell office:value-type="float" office:value="15.8999996185303" calcext:value-type="float">
            <text:p>15,8999996185303</text:p>
          </table:table-cell>
          <table:table-cell office:value-type="float" office:value="2.89000010490417" calcext:value-type="float">
            <text:p>2,8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23898275217" calcext:value-type="float">
            <text:p>-81,823898275217</text:p>
          </table:table-cell>
          <table:table-cell table:number-columns-repeated="101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ERMENEGILDO ZENGA N V (A)</text:p>
          </table:table-cell>
          <table:table-cell office:value-type="string" calcext:value-type="string">
            <text:p>ZGN</text:p>
          </table:table-cell>
          <table:table-cell office:value-type="string" calcext:value-type="string">
            <text:p>2021-12-20 00:00:00-05:00</text:p>
          </table:table-cell>
          <table:table-cell office:value-type="float" office:value="10.2126966757784" calcext:value-type="float">
            <text:p>10,2126966757784</text:p>
          </table:table-cell>
          <table:table-cell office:value-type="float" office:value="12.8000001907349" calcext:value-type="float">
            <text:p>12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3341854467571" calcext:value-type="float">
            <text:p>25,3341854467571</text:p>
          </table:table-cell>
          <table:table-cell table:number-columns-repeated="101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ESCO TECHNOLOGIES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1990-10-01 00:00:00-04:00</text:p>
          </table:table-cell>
          <table:table-cell office:value-type="float" office:value="1.8076159954071" calcext:value-type="float">
            <text:p>1,8076159954071</text:p>
          </table:table-cell>
          <table:table-cell office:value-type="float" office:value="95.5999984741211" calcext:value-type="float">
            <text:p>9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188.73381940783" calcext:value-type="float">
            <text:p>5188,73381940783</text:p>
          </table:table-cell>
          <table:table-cell table:number-columns-repeated="101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ESPERION THERAPEUTICS INC</text:p>
          </table:table-cell>
          <table:table-cell office:value-type="string" calcext:value-type="string">
            <text:p>ESPR</text:p>
          </table:table-cell>
          <table:table-cell office:value-type="string" calcext:value-type="string">
            <text:p>2013-06-26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1.4099999666214" calcext:value-type="float">
            <text:p>1,40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7058825492859" calcext:value-type="float">
            <text:p>-91,7058825492859</text:p>
          </table:table-cell>
          <table:table-cell table:number-columns-repeated="101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ESQUIRE FINANCIAL HOLDINGS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2017-06-27 00:00:00-04:00</text:p>
          </table:table-cell>
          <table:table-cell office:value-type="float" office:value="15.7507875759716" calcext:value-type="float">
            <text:p>15,7507875759716</text:p>
          </table:table-cell>
          <table:table-cell office:value-type="float" office:value="37.1800003051758" calcext:value-type="float">
            <text:p>37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.051690277985" calcext:value-type="float">
            <text:p>136,051690277985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ESS TECH INC (A)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2021-01-04 00:00:00-05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1.10000002384186" calcext:value-type="float">
            <text:p>1,1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2156858391049" calcext:value-type="float">
            <text:p>-89,2156858391049</text:p>
          </table:table-cell>
          <table:table-cell table:number-columns-repeated="101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ESSENT GROUP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2013-10-31 00:00:00-04:00</text:p>
          </table:table-cell>
          <table:table-cell office:value-type="float" office:value="20.6136623564221" calcext:value-type="float">
            <text:p>20,6136623564221</text:p>
          </table:table-cell>
          <table:table-cell office:value-type="float" office:value="42.5699996948242" calcext:value-type="float">
            <text:p>42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513519814017" calcext:value-type="float">
            <text:p>106,513519814017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ESSENTIAL PROPERTIES REALTY TRUST</text:p>
          </table:table-cell>
          <table:table-cell office:value-type="string" calcext:value-type="string">
            <text:p>EPRT</text:p>
          </table:table-cell>
          <table:table-cell office:value-type="string" calcext:value-type="string">
            <text:p>2018-06-21 00:00:00-04:00</text:p>
          </table:table-cell>
          <table:table-cell office:value-type="float" office:value="10.7827409307684" calcext:value-type="float">
            <text:p>10,7827409307684</text:p>
          </table:table-cell>
          <table:table-cell office:value-type="float" office:value="25.3999996185303" calcext:value-type="float">
            <text:p>25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5.561623724555" calcext:value-type="float">
            <text:p>135,561623724555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ETHAN ALLEN INTERIORS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1993-03-16 00:00:00-05:00</text:p>
          </table:table-cell>
          <table:table-cell office:value-type="float" office:value="3.10494074210661" calcext:value-type="float">
            <text:p>3,10494074210661</text:p>
          </table:table-cell>
          <table:table-cell office:value-type="float" office:value="26.9699993133545" calcext:value-type="float">
            <text:p>26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68.615588942164" calcext:value-type="float">
            <text:p>768,615588942164</text:p>
          </table:table-cell>
          <table:table-cell table:number-columns-repeated="101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EUROPEAN WAX CENTER</text:p>
          </table:table-cell>
          <table:table-cell office:value-type="string" calcext:value-type="string">
            <text:p>EWCZ</text:p>
          </table:table-cell>
          <table:table-cell office:value-type="string" calcext:value-type="string">
            <text:p>2021-08-05 00:00:00-04:00</text:p>
          </table:table-cell>
          <table:table-cell office:value-type="float" office:value="16.9942426425741" calcext:value-type="float">
            <text:p>16,9942426425741</text:p>
          </table:table-cell>
          <table:table-cell office:value-type="float" office:value="18.0300006866455" calcext:value-type="float">
            <text:p>18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6.09475847706582" calcext:value-type="float">
            <text:p>6,09475847706582</text:p>
          </table:table-cell>
          <table:table-cell table:number-columns-repeated="101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EVENTBRI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018-09-20 00:00:00-04:00</text:p>
          </table:table-cell>
          <table:table-cell office:value-type="float" office:value="36" calcext:value-type="float">
            <text:p>36</text:p>
          </table:table-cell>
          <table:table-cell office:value-type="float" office:value="6.51000022888184" calcext:value-type="float">
            <text:p>6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9166660308838" calcext:value-type="float">
            <text:p>-81,9166660308838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EVERBRIDGE</text:p>
          </table:table-cell>
          <table:table-cell office:value-type="string" calcext:value-type="string">
            <text:p>EVBG</text:p>
          </table:table-cell>
          <table:table-cell office:value-type="string" calcext:value-type="string">
            <text:p>2016-09-16 00:00:00-04:00</text:p>
          </table:table-cell>
          <table:table-cell office:value-type="float" office:value="12.3000001907349" calcext:value-type="float">
            <text:p>12,3000001907349</text:p>
          </table:table-cell>
          <table:table-cell office:value-type="float" office:value="23.4699993133545" calcext:value-type="float">
            <text:p>23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8129995886795" calcext:value-type="float">
            <text:p>90,8129995886795</text:p>
          </table:table-cell>
          <table:table-cell table:number-columns-repeated="101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EVERCOMMERCE</text:p>
          </table:table-cell>
          <table:table-cell office:value-type="string" calcext:value-type="string">
            <text:p>EVCM</text:p>
          </table:table-cell>
          <table:table-cell office:value-type="string" calcext:value-type="string">
            <text:p>2021-07-0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2.1300001144409" calcext:value-type="float">
            <text:p>12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3499994277954" calcext:value-type="float">
            <text:p>-39,3499994277954</text:p>
          </table:table-cell>
          <table:table-cell table:number-columns-repeated="101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EVERI HOLDINGS</text:p>
          </table:table-cell>
          <table:table-cell office:value-type="string" calcext:value-type="string">
            <text:p>EVRI</text:p>
          </table:table-cell>
          <table:table-cell office:value-type="string" calcext:value-type="string">
            <text:p>2005-09-23 00:00:00-04:00</text:p>
          </table:table-cell>
          <table:table-cell office:value-type="float" office:value="15.2200002670288" calcext:value-type="float">
            <text:p>15,2200002670288</text:p>
          </table:table-cell>
          <table:table-cell office:value-type="float" office:value="15.1300001144409" calcext:value-type="float">
            <text:p>15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59132819322519" calcext:value-type="float">
            <text:p>-0,59132819322519</text:p>
          </table:table-cell>
          <table:table-cell table:number-columns-repeated="101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EVERQUOTE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018-06-28 00:00:00-04:00</text:p>
          </table:table-cell>
          <table:table-cell office:value-type="float" office:value="20.5900001525879" calcext:value-type="float">
            <text:p>20,5900001525879</text:p>
          </table:table-cell>
          <table:table-cell office:value-type="float" office:value="6.36999988555908" calcext:value-type="float">
            <text:p>6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0626525577832" calcext:value-type="float">
            <text:p>-69,0626525577832</text:p>
          </table:table-cell>
          <table:table-cell table:number-columns-repeated="101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EMERGENT BIOSOLUTIONS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2006-11-15 00:00:00-05:00</text:p>
          </table:table-cell>
          <table:table-cell office:value-type="float" office:value="12.5" calcext:value-type="float">
            <text:p>12,5</text:p>
          </table:table-cell>
          <table:table-cell office:value-type="float" office:value="8.80000019073486" calcext:value-type="float">
            <text:p>8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999984741211" calcext:value-type="float">
            <text:p>-29,5999984741211</text:p>
          </table:table-cell>
          <table:table-cell table:number-columns-repeated="101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EMPIRE PETROLEUM CORP.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1999-10-27 00:00:00-04:00</text:p>
          </table:table-cell>
          <table:table-cell office:value-type="float" office:value="22.4640007019043" calcext:value-type="float">
            <text:p>22,4640007019043</text:p>
          </table:table-cell>
          <table:table-cell office:value-type="float" office:value="9.25500011444092" calcext:value-type="float">
            <text:p>9,255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007486411075" calcext:value-type="float">
            <text:p>-58,8007486411075</text:p>
          </table:table-cell>
          <table:table-cell table:number-columns-repeated="101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EMPIRE STATE REALTY TRUST</text:p>
          </table:table-cell>
          <table:table-cell office:value-type="string" calcext:value-type="string">
            <text:p>ESRT</text:p>
          </table:table-cell>
          <table:table-cell office:value-type="string" calcext:value-type="string">
            <text:p>2013-10-02 00:00:00-04:00</text:p>
          </table:table-cell>
          <table:table-cell office:value-type="float" office:value="10.6743652600956" calcext:value-type="float">
            <text:p>10,6743652600956</text:p>
          </table:table-cell>
          <table:table-cell office:value-type="float" office:value="5.88000011444092" calcext:value-type="float">
            <text:p>5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9147563235224" calcext:value-type="float">
            <text:p>-44,9147563235224</text:p>
          </table:table-cell>
          <table:table-cell table:number-columns-repeated="101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EMPLOYERS HOLDING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2007-01-31 00:00:00-05:00</text:p>
          </table:table-cell>
          <table:table-cell office:value-type="float" office:value="14.4509027719211" calcext:value-type="float">
            <text:p>14,4509027719211</text:p>
          </table:table-cell>
          <table:table-cell office:value-type="float" office:value="39.560001373291" calcext:value-type="float">
            <text:p>39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754532832082" calcext:value-type="float">
            <text:p>173,754532832082</text:p>
          </table:table-cell>
          <table:table-cell table:number-columns-repeated="101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ENACT HOLDING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2021-09-16 00:00:00-04:00</text:p>
          </table:table-cell>
          <table:table-cell office:value-type="float" office:value="17.6919219549048" calcext:value-type="float">
            <text:p>17,6919219549048</text:p>
          </table:table-cell>
          <table:table-cell office:value-type="float" office:value="22.5599994659424" calcext:value-type="float">
            <text:p>22,5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5158206295836" calcext:value-type="float">
            <text:p>27,5158206295836</text:p>
          </table:table-cell>
          <table:table-cell table:number-columns-repeated="101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ENANTA PHARMACEUTICALS INC</text:p>
          </table:table-cell>
          <table:table-cell office:value-type="string" calcext:value-type="string">
            <text:p>ENTA</text:p>
          </table:table-cell>
          <table:table-cell office:value-type="string" calcext:value-type="string">
            <text:p>2013-03-21 00:00:00-04:00</text:p>
          </table:table-cell>
          <table:table-cell office:value-type="float" office:value="14.5100002288818" calcext:value-type="float">
            <text:p>14,5100002288818</text:p>
          </table:table-cell>
          <table:table-cell office:value-type="float" office:value="36.689998626709" calcext:value-type="float">
            <text:p>36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860083032103" calcext:value-type="float">
            <text:p>152,860083032103</text:p>
          </table:table-cell>
          <table:table-cell table:number-columns-repeated="101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EVOQUA WATER TECHNOLOGIE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017-11-02 00:00:00-04:00</text:p>
          </table:table-cell>
          <table:table-cell office:value-type="float" office:value="19.1000003814697" calcext:value-type="float">
            <text:p>19,1000003814697</text:p>
          </table:table-cell>
          <table:table-cell office:value-type="float" office:value="51.4900016784668" calcext:value-type="float">
            <text:p>51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.581155236106" calcext:value-type="float">
            <text:p>169,581155236106</text:p>
          </table:table-cell>
          <table:table-cell table:number-columns-repeated="101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EXCELERATE ENERG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022-04-13 00:00:00-04:00</text:p>
          </table:table-cell>
          <table:table-cell office:value-type="float" office:value="28.1158703201823" calcext:value-type="float">
            <text:p>28,1158703201823</text:p>
          </table:table-cell>
          <table:table-cell office:value-type="float" office:value="20.4099998474121" calcext:value-type="float">
            <text:p>20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4075473567636" calcext:value-type="float">
            <text:p>-27,4075473567636</text:p>
          </table:table-cell>
          <table:table-cell table:number-columns-repeated="101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EXLSERVICE HOLDINGS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2006-10-20 00:00:00-04:00</text:p>
          </table:table-cell>
          <table:table-cell office:value-type="float" office:value="15.9499998092651" calcext:value-type="float">
            <text:p>15,9499998092651</text:p>
          </table:table-cell>
          <table:table-cell office:value-type="float" office:value="164.899993896484" calcext:value-type="float">
            <text:p>164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933.855773469641" calcext:value-type="float">
            <text:p>933,855773469641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EXP WORLD HOLDINGS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2018-02-07 00:00:00-05:00</text:p>
          </table:table-cell>
          <table:table-cell office:value-type="float" office:value="4.88144644939886" calcext:value-type="float">
            <text:p>4,88144644939886</text:p>
          </table:table-cell>
          <table:table-cell office:value-type="float" office:value="12.8299999237061" calcext:value-type="float">
            <text:p>12,8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831930180983" calcext:value-type="float">
            <text:p>162,831930180983</text:p>
          </table:table-cell>
          <table:table-cell table:number-columns-repeated="101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EXPONENT INC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1990-08-17 00:00:00-04:00</text:p>
          </table:table-cell>
          <table:table-cell office:value-type="float" office:value="1.56030031730389" calcext:value-type="float">
            <text:p>1,56030031730389</text:p>
          </table:table-cell>
          <table:table-cell office:value-type="float" office:value="89.2699966430664" calcext:value-type="float">
            <text:p>89,26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5621.33426194003" calcext:value-type="float">
            <text:p>5621,33426194003</text:p>
          </table:table-cell>
          <table:table-cell table:number-columns-repeated="101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2010-05-13 00:00:00-04:00</text:p>
          </table:table-cell>
          <table:table-cell office:value-type="float" office:value="16.4406574306203" calcext:value-type="float">
            <text:p>16,4406574306203</text:p>
          </table:table-cell>
          <table:table-cell office:value-type="float" office:value="0.819999992847443" calcext:value-type="float">
            <text:p>0,819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123649476437" calcext:value-type="float">
            <text:p>-95,0123649476437</text:p>
          </table:table-cell>
          <table:table-cell table:number-columns-repeated="101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EXPRO GROUP HOLDINGS NV</text:p>
          </table:table-cell>
          <table:table-cell office:value-type="string" calcext:value-type="string">
            <text:p>XPRO</text:p>
          </table:table-cell>
          <table:table-cell office:value-type="string" calcext:value-type="string">
            <text:p>2013-08-09 00:00:00-04:00</text:p>
          </table:table-cell>
          <table:table-cell office:value-type="float" office:value="144.994066669792" calcext:value-type="float">
            <text:p>144,994066669792</text:p>
          </table:table-cell>
          <table:table-cell office:value-type="float" office:value="18.1800003051758" calcext:value-type="float">
            <text:p>1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461555687945" calcext:value-type="float">
            <text:p>-87,461555687945</text:p>
          </table:table-cell>
          <table:table-cell table:number-columns-repeated="101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EXTREME NETWORKS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1999-04-0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6.6900005340576" calcext:value-type="float">
            <text:p>1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185183207194" calcext:value-type="float">
            <text:p>-38,185183207194</text:p>
          </table:table-cell>
          <table:table-cell table:number-columns-repeated="101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EYEPOINT PHARMACEUTICALS</text:p>
          </table:table-cell>
          <table:table-cell office:value-type="string" calcext:value-type="string">
            <text:p>EYPT</text:p>
          </table:table-cell>
          <table:table-cell office:value-type="string" calcext:value-type="string">
            <text:p>2005-01-27 00:00:00-05:00</text:p>
          </table:table-cell>
          <table:table-cell office:value-type="float" office:value="420" calcext:value-type="float">
            <text:p>420</text:p>
          </table:table-cell>
          <table:table-cell office:value-type="float" office:value="7.1399998664856" calcext:value-type="float">
            <text:p>7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3000000317892" calcext:value-type="float">
            <text:p>-98,3000000317892</text:p>
          </table:table-cell>
          <table:table-cell table:number-columns-repeated="101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EZCORP INC A</text:p>
          </table:table-cell>
          <table:table-cell office:value-type="string" calcext:value-type="string">
            <text:p>EZPW</text:p>
          </table:table-cell>
          <table:table-cell office:value-type="string" calcext:value-type="string">
            <text:p>1991-08-27 00:00:00-04:00</text:p>
          </table:table-cell>
          <table:table-cell office:value-type="float" office:value="3.85891133929558" calcext:value-type="float">
            <text:p>3,85891133929558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5.711328204212" calcext:value-type="float">
            <text:p>125,711328204212</text:p>
          </table:table-cell>
          <table:table-cell table:number-columns-repeated="101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F45 TRAINING HOLDINGS</text:p>
          </table:table-cell>
          <table:table-cell office:value-type="string" calcext:value-type="string">
            <text:p>FXLV</text:p>
          </table:table-cell>
          <table:table-cell office:value-type="string" calcext:value-type="string">
            <text:p>2021-07-15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0.799000024795532" calcext:value-type="float">
            <text:p>0,79900002479553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999998541439" calcext:value-type="float">
            <text:p>-95,2999998541439</text:p>
          </table:table-cell>
          <table:table-cell table:number-columns-repeated="101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2010-06-25 00:00:00-04:00</text:p>
          </table:table-cell>
          <table:table-cell office:value-type="float" office:value="10.9499998092651" calcext:value-type="float">
            <text:p>10,9499998092651</text:p>
          </table:table-cell>
          <table:table-cell office:value-type="float" office:value="92.6999969482422" calcext:value-type="float">
            <text:p>92,69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746.575329342068" calcext:value-type="float">
            <text:p>746,575329342068</text:p>
          </table:table-cell>
          <table:table-cell table:number-columns-repeated="101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FARADAY FUTURE INTELLIGENT ELECTRIC INC</text:p>
          </table:table-cell>
          <table:table-cell office:value-type="string" calcext:value-type="string">
            <text:p>FFIE</text:p>
          </table:table-cell>
          <table:table-cell office:value-type="string" calcext:value-type="string">
            <text:p>2020-09-02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241999998688698" calcext:value-type="float">
            <text:p>0,2419999986886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580000013113" calcext:value-type="float">
            <text:p>-97,580000013113</text:p>
          </table:table-cell>
          <table:table-cell table:number-columns-repeated="101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FARMERS &amp; MERCHANTS BANCORP INC.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2006-01-30 00:00:00-05:00</text:p>
          </table:table-cell>
          <table:table-cell office:value-type="float" office:value="6.41639041900635" calcext:value-type="float">
            <text:p>6,41639041900635</text:p>
          </table:table-cell>
          <table:table-cell office:value-type="float" office:value="20.6000003814697" calcext:value-type="float">
            <text:p>20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1.052788814866" calcext:value-type="float">
            <text:p>221,052788814866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1999-01-04 00:00:00-05:00</text:p>
          </table:table-cell>
          <table:table-cell office:value-type="float" office:value="3.8878128528595" calcext:value-type="float">
            <text:p>3,8878128528595</text:p>
          </table:table-cell>
          <table:table-cell office:value-type="float" office:value="11.329999923706" calcext:value-type="float">
            <text:p>11,3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42349059762" calcext:value-type="float">
            <text:p>191,42349059762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FARMLAND PARTNERS REIT</text:p>
          </table:table-cell>
          <table:table-cell office:value-type="string" calcext:value-type="string">
            <text:p>FPI</text:p>
          </table:table-cell>
          <table:table-cell office:value-type="string" calcext:value-type="string">
            <text:p>2014-04-11 00:00:00-04:00</text:p>
          </table:table-cell>
          <table:table-cell office:value-type="float" office:value="9.9678265320727" calcext:value-type="float">
            <text:p>9,9678265320727</text:p>
          </table:table-cell>
          <table:table-cell office:value-type="float" office:value="10.6899995803833" calcext:value-type="float">
            <text:p>10,6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7.24504029024704" calcext:value-type="float">
            <text:p>7,24504029024704</text:p>
          </table:table-cell>
          <table:table-cell table:number-columns-repeated="1016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FARO TECHNOLOG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1997-09-1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13.3000001907349" calcext:value-type="float">
            <text:p>13,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7586075355267" calcext:value-type="float">
            <text:p>-8,27586075355267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FASTLY</text:p>
          </table:table-cell>
          <table:table-cell office:value-type="string" calcext:value-type="string">
            <text:p>FSLY</text:p>
          </table:table-cell>
          <table:table-cell office:value-type="string" calcext:value-type="string">
            <text:p>2019-05-17 00:00:00-04:00</text:p>
          </table:table-cell>
          <table:table-cell office:value-type="float" office:value="21.5" calcext:value-type="float">
            <text:p>21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1860465116279" calcext:value-type="float">
            <text:p>-44,1860465116279</text:p>
          </table:table-cell>
          <table:table-cell table:number-columns-repeated="101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FATE THERAPEUTICS INC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2013-10-01 00:00:00-04:00</text:p>
          </table:table-cell>
          <table:table-cell office:value-type="float" office:value="6.55999994277954" calcext:value-type="float">
            <text:p>6,55999994277954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.26828864959643" calcext:value-type="float">
            <text:p>-4,26828864959643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FATHOM DIGITAL MANUFACTURING CORP (A)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2021-03-29 00:00:00-04:00</text:p>
          </table:table-cell>
          <table:table-cell office:value-type="float" office:value="10.4499998092651" calcext:value-type="float">
            <text:p>10,4499998092651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5980859642044" calcext:value-type="float">
            <text:p>-95,5980859642044</text:p>
          </table:table-cell>
          <table:table-cell table:number-columns-repeated="101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FB FINANCIAL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2016-09-16 00:00:00-04:00</text:p>
          </table:table-cell>
          <table:table-cell office:value-type="float" office:value="20.0486982980838" calcext:value-type="float">
            <text:p>20,0486982980838</text:p>
          </table:table-cell>
          <table:table-cell office:value-type="float" office:value="26.0799999237061" calcext:value-type="float">
            <text:p>26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0832579549501" calcext:value-type="float">
            <text:p>30,0832579549501</text:p>
          </table:table-cell>
          <table:table-cell table:number-columns-repeated="101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FED AGRICUL MTG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1994-02-10 00:00:00-05:00</text:p>
          </table:table-cell>
          <table:table-cell office:value-type="float" office:value="1.09784889221191" calcext:value-type="float">
            <text:p>1,09784889221191</text:p>
          </table:table-cell>
          <table:table-cell office:value-type="float" office:value="129.149993896484" calcext:value-type="float">
            <text:p>129,14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63.9134868804" calcext:value-type="float">
            <text:p>11663,9134868804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FEDERAL SIGNAL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2.4300003051758" calcext:value-type="float">
            <text:p>52,4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FEDERATED HERMES INC</text:p>
          </table:table-cell>
          <table:table-cell office:value-type="string" calcext:value-type="string">
            <text:p>FHI</text:p>
          </table:table-cell>
          <table:table-cell office:value-type="string" calcext:value-type="string">
            <text:p>1998-05-14 00:00:00-04:00</text:p>
          </table:table-cell>
          <table:table-cell office:value-type="float" office:value="5.01391919366507" calcext:value-type="float">
            <text:p>5,01391919366507</text:p>
          </table:table-cell>
          <table:table-cell office:value-type="float" office:value="39.1500015258789" calcext:value-type="float">
            <text:p>39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680.826335919887" calcext:value-type="float">
            <text:p>680,826335919887</text:p>
          </table:table-cell>
          <table:table-cell table:number-columns-repeated="1016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FIBROGEN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2014-11-14 00:00:00-05:00</text:p>
          </table:table-cell>
          <table:table-cell office:value-type="float" office:value="23" calcext:value-type="float">
            <text:p>23</text:p>
          </table:table-cell>
          <table:table-cell office:value-type="float" office:value="16.6499996185303" calcext:value-type="float">
            <text:p>16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6086973107379" calcext:value-type="float">
            <text:p>-27,6086973107379</text:p>
          </table:table-cell>
          <table:table-cell table:number-columns-repeated="101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FIGS INC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2021-05-27 00:00:00-04:00</text:p>
          </table:table-cell>
          <table:table-cell office:value-type="float" office:value="28.2999992370606" calcext:value-type="float">
            <text:p>28,2999992370606</text:p>
          </table:table-cell>
          <table:table-cell office:value-type="float" office:value="7.19999980926514" calcext:value-type="float">
            <text:p>7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5583038750181" calcext:value-type="float">
            <text:p>-74,5583038750181</text:p>
          </table:table-cell>
          <table:table-cell table:number-columns-repeated="101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FINANCE OF AMERICA COMPANIES INC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2019-04-18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.61000001430512" calcext:value-type="float">
            <text:p>1,6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402061381823" calcext:value-type="float">
            <text:p>-83,402061381823</text:p>
          </table:table-cell>
          <table:table-cell table:number-columns-repeated="101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1999-06-25 00:00:00-04:00</text:p>
          </table:table-cell>
          <table:table-cell office:value-type="float" office:value="6.82301023006439" calcext:value-type="float">
            <text:p>6,82301023006439</text:p>
          </table:table-cell>
          <table:table-cell office:value-type="float" office:value="15.5500001907349" calcext:value-type="float">
            <text:p>15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905274452272" calcext:value-type="float">
            <text:p>127,905274452272</text:p>
          </table:table-cell>
          <table:table-cell table:number-columns-repeated="101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FIRST ADVANTAGE CORPORATION NEW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021-06-23 00:00:00-04:00</text:p>
          </table:table-cell>
          <table:table-cell office:value-type="float" office:value="19.8500003814697" calcext:value-type="float">
            <text:p>19,850000381469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0277090187417" calcext:value-type="float">
            <text:p>-37,0277090187417</text:p>
          </table:table-cell>
          <table:table-cell table:number-columns-repeated="101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1987-04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7199993133545" calcext:value-type="float">
            <text:p>28,71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FIRST BANCORP PUERTO RICO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1987-01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1.2299995422363" calcext:value-type="float">
            <text:p>11,22999954223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2003-01-02 00:00:00-05:00</text:p>
          </table:table-cell>
          <table:table-cell office:value-type="float" office:value="6.28325986862183" calcext:value-type="float">
            <text:p>6,28325986862183</text:p>
          </table:table-cell>
          <table:table-cell office:value-type="float" office:value="24.6800003051758" calcext:value-type="float">
            <text:p>24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2.789743241817" calcext:value-type="float">
            <text:p>292,789743241817</text:p>
          </table:table-cell>
          <table:table-cell table:number-columns-repeated="101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2010-10-15 00:00:00-04:00</text:p>
          </table:table-cell>
          <table:table-cell office:value-type="float" office:value="2.92759623587786" calcext:value-type="float">
            <text:p>2,92759623587786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00365697497" calcext:value-type="float">
            <text:p>204,00365697497</text:p>
          </table:table-cell>
          <table:table-cell table:number-columns-repeated="101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FIRST BUSEY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1998-10-06 00:00:00-04:00</text:p>
          </table:table-cell>
          <table:table-cell office:value-type="float" office:value="16.3829637326692" calcext:value-type="float">
            <text:p>16,3829637326692</text:p>
          </table:table-cell>
          <table:table-cell office:value-type="float" office:value="17.9899997711182" calcext:value-type="float">
            <text:p>17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80918998950324" calcext:value-type="float">
            <text:p>9,80918998950324</text:p>
          </table:table-cell>
          <table:table-cell table:number-columns-repeated="101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FIRST BUSINESS FINANCIAL SERVICES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2005-11-09 00:00:00-05:00</text:p>
          </table:table-cell>
          <table:table-cell office:value-type="float" office:value="7.8504803607057" calcext:value-type="float">
            <text:p>7,85048036070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-05-05 00:00:00-04:00</text:p>
          </table:table-cell>
          <table:table-cell office:value-type="float" office:value="231.189924761022" calcext:value-type="float">
            <text:p>231,189924761022</text:p>
          </table:table-cell>
          <table:table-cell table:number-columns-repeated="101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FIRST COMMONWEALTH FIN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1992-06-10 00:00:00-04:00</text:p>
          </table:table-cell>
          <table:table-cell office:value-type="float" office:value="1.81091425479987" calcext:value-type="float">
            <text:p>1,81091425479987</text:p>
          </table:table-cell>
          <table:table-cell office:value-type="float" office:value="12.1300001144409" calcext:value-type="float">
            <text:p>12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569.827413544849" calcext:value-type="float">
            <text:p>569,827413544849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FIRST COMMUNITY BANCSHARES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1994-04-08 00:00:00-04:00</text:p>
          </table:table-cell>
          <table:table-cell office:value-type="float" office:value="5.29139947891235" calcext:value-type="float">
            <text:p>5,29139947891235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348.841560623992" calcext:value-type="float">
            <text:p>348,841560623992</text:p>
          </table:table-cell>
          <table:table-cell table:number-columns-repeated="101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FIRST FINANCIAL BANCORP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1983-1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7000007629394" calcext:value-type="float">
            <text:p>19,70000076293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FIRST FINL BANKSHARES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1993-11-01 00:00:00-05:00</text:p>
          </table:table-cell>
          <table:table-cell office:value-type="float" office:value="0.545122285803084" calcext:value-type="float">
            <text:p>0,545122285803084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5082.32344113057" calcext:value-type="float">
            <text:p>5082,32344113057</text:p>
          </table:table-cell>
          <table:table-cell table:number-columns-repeated="101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FIRST FINL CORP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1992-03-03 00:00:00-05:00</text:p>
          </table:table-cell>
          <table:table-cell office:value-type="float" office:value="3.46948623657227" calcext:value-type="float">
            <text:p>3,46948623657227</text:p>
          </table:table-cell>
          <table:table-cell office:value-type="float" office:value="32.3699989318848" calcext:value-type="float">
            <text:p>32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832.991132539128" calcext:value-type="float">
            <text:p>832,991132539128</text:p>
          </table:table-cell>
          <table:table-cell table:number-columns-repeated="101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FIRST FOUNDATION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2014-11-03 00:00:00-05:00</text:p>
          </table:table-cell>
          <table:table-cell office:value-type="float" office:value="8.76219154564134" calcext:value-type="float">
            <text:p>8,76219154564134</text:p>
          </table:table-cell>
          <table:table-cell office:value-type="float" office:value="4.53999996185303" calcext:value-type="float">
            <text:p>4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186478939605" calcext:value-type="float">
            <text:p>-48,186478939605</text:p>
          </table:table-cell>
          <table:table-cell table:number-columns-repeated="101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FIRST GUARANTY BANCSHARES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2012-08-13 00:00:00-04:00</text:p>
          </table:table-cell>
          <table:table-cell office:value-type="float" office:value="6.87809991836548" calcext:value-type="float">
            <text:p>6,878099918365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4667879563415" calcext:value-type="float">
            <text:p>74,4667879563415</text:p>
          </table:table-cell>
          <table:table-cell table:number-columns-repeated="1016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EVERTEC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2013-04-12 00:00:00-04:00</text:p>
          </table:table-cell>
          <table:table-cell office:value-type="float" office:value="19.3240960381196" calcext:value-type="float">
            <text:p>19,3240960381196</text:p>
          </table:table-cell>
          <table:table-cell office:value-type="float" office:value="34.689998626709" calcext:value-type="float">
            <text:p>34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5167989140493" calcext:value-type="float">
            <text:p>79,5167989140493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EVGO INC (A)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2020-11-20 00:00:00-05:00</text:p>
          </table:table-cell>
          <table:table-cell office:value-type="float" office:value="9.74600028991699" calcext:value-type="float">
            <text:p>9,74600028991699</text:p>
          </table:table-cell>
          <table:table-cell office:value-type="float" office:value="6.07999992370606" calcext:value-type="float">
            <text:p>6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6154346106854" calcext:value-type="float">
            <text:p>-37,6154346106854</text:p>
          </table:table-cell>
          <table:table-cell table:number-columns-repeated="1016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EVO PAYMENTS</text:p>
          </table:table-cell>
          <table:table-cell office:value-type="string" calcext:value-type="string">
            <text:p>EVOP</text:p>
          </table:table-cell>
          <table:table-cell office:value-type="string" calcext:value-type="string">
            <text:p>2018-05-23 00:00:00-04:00</text:p>
          </table:table-cell>
          <table:table-cell office:value-type="float" office:value="20.0499992370605" calcext:value-type="float">
            <text:p>20,0499992370605</text:p>
          </table:table-cell>
          <table:table-cell office:value-type="float" office:value="33.9900016784668" calcext:value-type="float">
            <text:p>33,9900016784668</text:p>
          </table:table-cell>
          <table:table-cell office:value-type="string" calcext:value-type="string">
            <text:p>2023-03-27 00:00:00-04:00</text:p>
          </table:table-cell>
          <table:table-cell office:value-type="float" office:value="69.5261993608432" calcext:value-type="float">
            <text:p>69,5261993608432</text:p>
          </table:table-cell>
          <table:table-cell table:number-columns-repeated="101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EVH</text:p>
          </table:table-cell>
          <table:table-cell office:value-type="string" calcext:value-type="string">
            <text:p>2015-06-05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34.0200004577637" calcext:value-type="float">
            <text:p>34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9.0000025431315" calcext:value-type="float">
            <text:p>89,0000025431315</text:p>
          </table:table-cell>
          <table:table-cell table:number-columns-repeated="101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EVOLUS</text:p>
          </table:table-cell>
          <table:table-cell office:value-type="string" calcext:value-type="string">
            <text:p>EOLS</text:p>
          </table:table-cell>
          <table:table-cell office:value-type="string" calcext:value-type="string">
            <text:p>2018-02-08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8.39000034332275" calcext:value-type="float">
            <text:p>8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4222191704644" calcext:value-type="float">
            <text:p>-25,4222191704644</text:p>
          </table:table-cell>
          <table:table-cell table:number-columns-repeated="101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EVOLV TECHNOLOGIES HOLDINGS INC (A)</text:p>
          </table:table-cell>
          <table:table-cell office:value-type="string" calcext:value-type="string">
            <text:p>EVLV</text:p>
          </table:table-cell>
          <table:table-cell office:value-type="string" calcext:value-type="string">
            <text:p>2020-09-22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1212106616554" calcext:value-type="float">
            <text:p>-62,1212106616554</text:p>
          </table:table-cell>
          <table:table-cell table:number-columns-repeated="101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FIRSTCASH HOLDINGS INC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1991-06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2.669998168945" calcext:value-type="float">
            <text:p>102,66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FISKER INC (A)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2018-10-02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5.88000011444092" calcext:value-type="float">
            <text:p>5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7500012417634" calcext:value-type="float">
            <text:p>-38,7500012417634</text:p>
          </table:table-cell>
          <table:table-cell table:number-columns-repeated="101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2021-05-04 00:00:00-04:00</text:p>
          </table:table-cell>
          <table:table-cell office:value-type="float" office:value="19.0234546661377" calcext:value-type="float">
            <text:p>19,0234546661377</text:p>
          </table:table-cell>
          <table:table-cell office:value-type="float" office:value="19.7099990844727" calcext:value-type="float">
            <text:p>19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.60893660159966" calcext:value-type="float">
            <text:p>3,60893660159966</text:p>
          </table:table-cell>
          <table:table-cell table:number-columns-repeated="1016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FLAGSTAR BANCORP</text:p>
          </table:table-cell>
          <table:table-cell office:value-type="string" calcext:value-type="string">
            <text:p>FB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FLEX LNG LIMITED</text:p>
          </table:table-cell>
          <table:table-cell office:value-type="string" calcext:value-type="string">
            <text:p>FLNG</text:p>
          </table:table-cell>
          <table:table-cell office:value-type="string" calcext:value-type="string">
            <text:p>2019-06-17 00:00:00-04:00</text:p>
          </table:table-cell>
          <table:table-cell office:value-type="float" office:value="8.09987309580973" calcext:value-type="float">
            <text:p>8,09987309580973</text:p>
          </table:table-cell>
          <table:table-cell office:value-type="float" office:value="32.3300018310547" calcext:value-type="float">
            <text:p>32,33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9.142078507129" calcext:value-type="float">
            <text:p>299,142078507129</text:p>
          </table:table-cell>
          <table:table-cell table:number-columns-repeated="1016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FLUENCE ENERGY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2021-10-28 00:00:00-04:00</text:p>
          </table:table-cell>
          <table:table-cell office:value-type="float" office:value="33.5" calcext:value-type="float">
            <text:p>33,5</text:p>
          </table:table-cell>
          <table:table-cell office:value-type="float" office:value="16.9300003051758" calcext:value-type="float">
            <text:p>16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4626856561917" calcext:value-type="float">
            <text:p>-49,4626856561917</text:p>
          </table:table-cell>
          <table:table-cell table:number-columns-repeated="101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FLUOR CORPORATION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2000-12-01 00:00:00-05:00</text:p>
          </table:table-cell>
          <table:table-cell office:value-type="float" office:value="7.97941048940023" calcext:value-type="float">
            <text:p>7,97941048940023</text:p>
          </table:table-cell>
          <table:table-cell office:value-type="float" office:value="26.6000003814697" calcext:value-type="float">
            <text:p>26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3.357964436156" calcext:value-type="float">
            <text:p>233,357964436156</text:p>
          </table:table-cell>
          <table:table-cell table:number-columns-repeated="1016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FLUSHING FINANCIAL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1995-11-21 00:00:00-05:00</text:p>
          </table:table-cell>
          <table:table-cell office:value-type="float" office:value="1.84683745602966" calcext:value-type="float">
            <text:p>1,84683745602966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51.212575418566" calcext:value-type="float">
            <text:p>451,212575418566</text:p>
          </table:table-cell>
          <table:table-cell table:number-columns-repeated="101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FLYWIRE</text:p>
          </table:table-cell>
          <table:table-cell office:value-type="string" calcext:value-type="string">
            <text:p>FLYW</text:p>
          </table:table-cell>
          <table:table-cell office:value-type="string" calcext:value-type="string">
            <text:p>2021-05-26 00:00:00-04:00</text:p>
          </table:table-cell>
          <table:table-cell office:value-type="float" office:value="34" calcext:value-type="float">
            <text:p>34</text:p>
          </table:table-cell>
          <table:table-cell office:value-type="float" office:value="28.6599998474121" calcext:value-type="float">
            <text:p>28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058828017291" calcext:value-type="float">
            <text:p>-15,7058828017291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FOCUS FINANCIAL PARTNERS</text:p>
          </table:table-cell>
          <table:table-cell office:value-type="string" calcext:value-type="string">
            <text:p>FOCS</text:p>
          </table:table-cell>
          <table:table-cell office:value-type="string" calcext:value-type="string">
            <text:p>2018-07-26 00:00:00-04:00</text:p>
          </table:table-cell>
          <table:table-cell office:value-type="float" office:value="35.9000015258789" calcext:value-type="float">
            <text:p>35,9000015258789</text:p>
          </table:table-cell>
          <table:table-cell office:value-type="float" office:value="51.8800010681152" calcext:value-type="float">
            <text:p>51,8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5125316518914" calcext:value-type="float">
            <text:p>44,5125316518914</text:p>
          </table:table-cell>
          <table:table-cell table:number-columns-repeated="101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FOCUS UNIVERSAL</text:p>
          </table:table-cell>
          <table:table-cell office:value-type="string" calcext:value-type="string">
            <text:p>FCUV</text:p>
          </table:table-cell>
          <table:table-cell office:value-type="string" calcext:value-type="string">
            <text:p>2014-11-17 00:00:00-05:00</text:p>
          </table:table-cell>
          <table:table-cell office:value-type="float" office:value="0.333332985639572" calcext:value-type="float">
            <text:p>0,333332985639572</text:p>
          </table:table-cell>
          <table:table-cell office:value-type="float" office:value="1.85000002384186" calcext:value-type="float">
            <text:p>1,8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455.000586063281" calcext:value-type="float">
            <text:p>455,000586063281</text:p>
          </table:table-cell>
          <table:table-cell table:number-columns-repeated="101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FOGHORN THERAPEUTICS</text:p>
          </table:table-cell>
          <table:table-cell office:value-type="string" calcext:value-type="string">
            <text:p>FHTX</text:p>
          </table:table-cell>
          <table:table-cell office:value-type="string" calcext:value-type="string">
            <text:p>2020-10-23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6.05000019073486" calcext:value-type="float">
            <text:p>6,0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1578937329744" calcext:value-type="float">
            <text:p>-68,1578937329744</text:p>
          </table:table-cell>
          <table:table-cell table:number-columns-repeated="101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0.2000007629395" calcext:value-type="float">
            <text:p>40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FORESTAR GROU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2007-12-13 00:00:00-05:00</text:p>
          </table:table-cell>
          <table:table-cell office:value-type="float" office:value="22" calcext:value-type="float">
            <text:p>22</text:p>
          </table:table-cell>
          <table:table-cell office:value-type="float" office:value="19.6000003814697" calcext:value-type="float">
            <text:p>19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9090891751376" calcext:value-type="float">
            <text:p>-10,9090891751376</text:p>
          </table:table-cell>
          <table:table-cell table:number-columns-repeated="101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FORMA THERAPEUTICS HOLDINGS</text:p>
          </table:table-cell>
          <table:table-cell office:value-type="string" calcext:value-type="string">
            <text:p>FM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FORMFACTO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2003-06-12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26.8400001525879" calcext:value-type="float">
            <text:p>26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1.263158697831" calcext:value-type="float">
            <text:p>41,263158697831</text:p>
          </table:table-cell>
          <table:table-cell table:number-columns-repeated="101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FORRESTER RESEARCH</text:p>
          </table:table-cell>
          <table:table-cell office:value-type="string" calcext:value-type="string">
            <text:p>FORR</text:p>
          </table:table-cell>
          <table:table-cell office:value-type="string" calcext:value-type="string">
            <text:p>1996-11-27 00:00:00-05:00</text:p>
          </table:table-cell>
          <table:table-cell office:value-type="float" office:value="8.75315168770877" calcext:value-type="float">
            <text:p>8,75315168770877</text:p>
          </table:table-cell>
          <table:table-cell office:value-type="float" office:value="28.1499996185303" calcext:value-type="float">
            <text:p>28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21.598443884603" calcext:value-type="float">
            <text:p>221,598443884603</text:p>
          </table:table-cell>
          <table:table-cell table:number-columns-repeated="1016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FORWARD AIR CORP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1993-11-16 00:00:00-05:00</text:p>
          </table:table-cell>
          <table:table-cell office:value-type="float" office:value="1.73863460484842" calcext:value-type="float">
            <text:p>1,73863460484842</text:p>
          </table:table-cell>
          <table:table-cell office:value-type="float" office:value="97.8899993896484" calcext:value-type="float">
            <text:p>97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5530.2801702364" calcext:value-type="float">
            <text:p>5530,2801702364</text:p>
          </table:table-cell>
          <table:table-cell table:number-columns-repeated="101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FOSSIL GROUP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1993-04-08 00:00:00-04:00</text:p>
          </table:table-cell>
          <table:table-cell office:value-type="float" office:value="1.65432095527649" calcext:value-type="float">
            <text:p>1,65432095527649</text:p>
          </table:table-cell>
          <table:table-cell office:value-type="float" office:value="3.16000008583069" calcext:value-type="float">
            <text:p>3,16000008583069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0149342998894" calcext:value-type="float">
            <text:p>91,0149342998894</text:p>
          </table:table-cell>
          <table:table-cell table:number-columns-repeated="101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FOUR CORNERS PROPERTY TRUST</text:p>
          </table:table-cell>
          <table:table-cell office:value-type="string" calcext:value-type="string">
            <text:p>FCPT</text:p>
          </table:table-cell>
          <table:table-cell office:value-type="string" calcext:value-type="string">
            <text:p>2015-11-10 00:00:00-05:00</text:p>
          </table:table-cell>
          <table:table-cell office:value-type="float" office:value="9.00554574030905" calcext:value-type="float">
            <text:p>9,00554574030905</text:p>
          </table:table-cell>
          <table:table-cell office:value-type="float" office:value="26.1499996185303" calcext:value-type="float">
            <text:p>26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90.37662316768" calcext:value-type="float">
            <text:p>190,37662316768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FOX FACTORY HOLDING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2013-08-08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100.959999084473" calcext:value-type="float">
            <text:p>100,9599990844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60.888883802626" calcext:value-type="float">
            <text:p>460,888883802626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FRANCHISE GROUP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7-26 00:00:00-04:00</text:p>
          </table:table-cell>
          <table:table-cell office:value-type="float" office:value="8.46166832451629" calcext:value-type="float">
            <text:p>8,461668324516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3-05-05 00:00:00-04:00</text:p>
          </table:table-cell>
          <table:table-cell office:value-type="float" office:value="242.722012820773" calcext:value-type="float">
            <text:p>242,722012820773</text:p>
          </table:table-cell>
          <table:table-cell table:number-columns-repeated="101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FRANKLIN BSP REALTY TRUST INC</text:p>
          </table:table-cell>
          <table:table-cell office:value-type="string" calcext:value-type="string">
            <text:p>FBRT</text:p>
          </table:table-cell>
          <table:table-cell office:value-type="string" calcext:value-type="string">
            <text:p>2021-10-19 00:00:00-04:00</text:p>
          </table:table-cell>
          <table:table-cell office:value-type="float" office:value="14.5343100222245" calcext:value-type="float">
            <text:p>14,5343100222245</text:p>
          </table:table-cell>
          <table:table-cell office:value-type="float" office:value="12.6400003433228" calcext:value-type="float">
            <text:p>12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0333650238997" calcext:value-type="float">
            <text:p>-13,0333650238997</text:p>
          </table:table-cell>
          <table:table-cell table:number-columns-repeated="1016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FRANKLIN COVE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992-06-03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35.4000015258789" calcext:value-type="float">
            <text:p>35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545463793206" calcext:value-type="float">
            <text:p>114,545463793206</text:p>
          </table:table-cell>
          <table:table-cell table:number-columns-repeated="1016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FRANKLIN ELEC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4.2600021362305" calcext:value-type="float">
            <text:p>94,26000213623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FRANKLIN STREET PROPERTIES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2005-06-02 00:00:00-04:00</text:p>
          </table:table-cell>
          <table:table-cell office:value-type="float" office:value="5.76553943881422" calcext:value-type="float">
            <text:p>5,76553943881422</text:p>
          </table:table-cell>
          <table:table-cell office:value-type="float" office:value="1.1599999666214" calcext:value-type="float">
            <text:p>1,15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8804608149559" calcext:value-type="float">
            <text:p>-79,8804608149559</text:p>
          </table:table-cell>
          <table:table-cell table:number-columns-repeated="101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FRESH DEL MONT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1997-10-24 00:00:00-04:00</text:p>
          </table:table-cell>
          <table:table-cell office:value-type="float" office:value="13.215534883387" calcext:value-type="float">
            <text:p>13,215534883387</text:p>
          </table:table-cell>
          <table:table-cell office:value-type="float" office:value="26.6900005340576" calcext:value-type="float">
            <text:p>2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.959290861615" calcext:value-type="float">
            <text:p>101,959290861615</text:p>
          </table:table-cell>
          <table:table-cell table:number-columns-repeated="101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FTDR</text:p>
          </table:table-cell>
          <table:table-cell office:value-type="string" calcext:value-type="string">
            <text:p>2018-09-13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30.4599990844727" calcext:value-type="float">
            <text:p>30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.53333028157552" calcext:value-type="float">
            <text:p>1,53333028157552</text:p>
          </table:table-cell>
          <table:table-cell table:number-columns-repeated="101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FRONTIER GROUP HOLDINGS</text:p>
          </table:table-cell>
          <table:table-cell office:value-type="string" calcext:value-type="string">
            <text:p>ULCC</text:p>
          </table:table-cell>
          <table:table-cell office:value-type="string" calcext:value-type="string">
            <text:p>2021-04-01 00:00:00-04:00</text:p>
          </table:table-cell>
          <table:table-cell office:value-type="float" office:value="18.6499996185303" calcext:value-type="float">
            <text:p>18,6499996185303</text:p>
          </table:table-cell>
          <table:table-cell office:value-type="float" office:value="7.78000020980835" calcext:value-type="float">
            <text:p>7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284180327391" calcext:value-type="float">
            <text:p>-58,284180327391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FRONTLIN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2001-08-06 00:00:00-04:00</text:p>
          </table:table-cell>
          <table:table-cell office:value-type="float" office:value="6.48406967590485" calcext:value-type="float">
            <text:p>6,48406967590485</text:p>
          </table:table-cell>
          <table:table-cell office:value-type="float" office:value="14.8900003433228" calcext:value-type="float">
            <text:p>14,8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639733802596" calcext:value-type="float">
            <text:p>129,639733802596</text:p>
          </table:table-cell>
          <table:table-cell table:number-columns-repeated="101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FRP HOLDINGS</text:p>
          </table:table-cell>
          <table:table-cell office:value-type="string" calcext:value-type="string">
            <text:p>FRPH</text:p>
          </table:table-cell>
          <table:table-cell office:value-type="string" calcext:value-type="string">
            <text:p>1986-07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6.8800010681152" calcext:value-type="float">
            <text:p>56,88000106811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FTC SOLAR</text:p>
          </table:table-cell>
          <table:table-cell office:value-type="string" calcext:value-type="string">
            <text:p>FTCI</text:p>
          </table:table-cell>
          <table:table-cell office:value-type="string" calcext:value-type="string">
            <text:p>2021-04-28 00:00:00-04:00</text:p>
          </table:table-cell>
          <table:table-cell office:value-type="float" office:value="15.210000038147" calcext:value-type="float">
            <text:p>15,210000038147</text:p>
          </table:table-cell>
          <table:table-cell office:value-type="float" office:value="2.5699999332428" calcext:value-type="float">
            <text:p>2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032220460408" calcext:value-type="float">
            <text:p>-83,1032220460408</text:p>
          </table:table-cell>
          <table:table-cell table:number-columns-repeated="101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FUBOTV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2019-03-27 00:00:00-04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1.36000001430512" calcext:value-type="float">
            <text:p>1,36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6666662770938" calcext:value-type="float">
            <text:p>-86,6666662770938</text:p>
          </table:table-cell>
          <table:table-cell table:number-columns-repeated="101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FUELCELL ENERGY</text:p>
          </table:table-cell>
          <table:table-cell office:value-type="string" calcext:value-type="string">
            <text:p>FCEL</text:p>
          </table:table-cell>
          <table:table-cell office:value-type="string" calcext:value-type="string">
            <text:p>1992-06-25 00:00:00-04:00</text:p>
          </table:table-cell>
          <table:table-cell office:value-type="float" office:value="213.136520385742" calcext:value-type="float">
            <text:p>213,136520385742</text:p>
          </table:table-cell>
          <table:table-cell office:value-type="float" office:value="2.26999998092651" calcext:value-type="float">
            <text:p>2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9349549402335" calcext:value-type="float">
            <text:p>-98,9349549402335</text:p>
          </table:table-cell>
          <table:table-cell table:number-columns-repeated="10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FULCRUM THERAPEUTICS</text:p>
          </table:table-cell>
          <table:table-cell office:value-type="string" calcext:value-type="string">
            <text:p>FULC</text:p>
          </table:table-cell>
          <table:table-cell office:value-type="string" calcext:value-type="string">
            <text:p>2019-07-1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2.79999995231628" calcext:value-type="float">
            <text:p>2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689655501267" calcext:value-type="float">
            <text:p>-80,689655501267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FULGENT GENETICS</text:p>
          </table:table-cell>
          <table:table-cell office:value-type="string" calcext:value-type="string">
            <text:p>FLGT</text:p>
          </table:table-cell>
          <table:table-cell office:value-type="string" calcext:value-type="string">
            <text:p>2016-09-29 00:00:00-04:00</text:p>
          </table:table-cell>
          <table:table-cell office:value-type="float" office:value="9.21000003814697" calcext:value-type="float">
            <text:p>9,21000003814697</text:p>
          </table:table-cell>
          <table:table-cell office:value-type="float" office:value="31.4200000762939" calcext:value-type="float">
            <text:p>31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41.150922325246" calcext:value-type="float">
            <text:p>241,150922325246</text:p>
          </table:table-cell>
          <table:table-cell table:number-columns-repeated="1016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FULL HOUSE RESORTS INC.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1993-08-17 00:00:00-04:00</text:p>
          </table:table-cell>
          <table:table-cell office:value-type="float" office:value="3.125" calcext:value-type="float">
            <text:p>3,125</text:p>
          </table:table-cell>
          <table:table-cell office:value-type="float" office:value="6.76000022888184" calcext:value-type="float">
            <text:p>6,7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.320007324219" calcext:value-type="float">
            <text:p>116,320007324219</text:p>
          </table:table-cell>
          <table:table-cell table:number-columns-repeated="1016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FULLER H B CO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94225770235062" calcext:value-type="float">
            <text:p>0,494225770235062</text:p>
          </table:table-cell>
          <table:table-cell office:value-type="float" office:value="65.5999984741211" calcext:value-type="float">
            <text:p>6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73.2856975306" calcext:value-type="float">
            <text:p>13173,2856975306</text:p>
          </table:table-cell>
          <table:table-cell table:number-columns-repeated="1016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FULTON FINANCIAL CORP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1985-09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.5500001907349" calcext:value-type="float">
            <text:p>10,550000190734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FUNKO CLASS A</text:p>
          </table:table-cell>
          <table:table-cell office:value-type="string" calcext:value-type="string">
            <text:p>FNKO</text:p>
          </table:table-cell>
          <table:table-cell office:value-type="string" calcext:value-type="string">
            <text:p>2017-11-02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3-05-05 00:00:00-04:0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FUTUREFUEL CORP.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011-03-23 00:00:00-04:00</text:p>
          </table:table-cell>
          <table:table-cell office:value-type="float" office:value="3.57454197682011" calcext:value-type="float">
            <text:p>3,57454197682011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971720020457" calcext:value-type="float">
            <text:p>115,971720020457</text:p>
          </table:table-cell>
          <table:table-cell table:number-columns-repeated="101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FVCBANKCORP</text:p>
          </table:table-cell>
          <table:table-cell office:value-type="string" calcext:value-type="string">
            <text:p>FVCB</text:p>
          </table:table-cell>
          <table:table-cell office:value-type="string" calcext:value-type="string">
            <text:p>2015-05-06 00:00:00-04:00</text:p>
          </table:table-cell>
          <table:table-cell office:value-type="float" office:value="4.62506723403931" calcext:value-type="float">
            <text:p>4,62506723403931</text:p>
          </table:table-cell>
          <table:table-cell office:value-type="float" office:value="9.14000034332275" calcext:value-type="float">
            <text:p>9,14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97.6187562432541" calcext:value-type="float">
            <text:p>97,6187562432541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2006-04-05 00:00:00-04:00</text:p>
          </table:table-cell>
          <table:table-cell office:value-type="float" office:value="10.4138908386231" calcext:value-type="float">
            <text:p>10,4138908386231</text:p>
          </table:table-cell>
          <table:table-cell office:value-type="float" office:value="10.9099998474121" calcext:value-type="float">
            <text:p>10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.7639159702836" calcext:value-type="float">
            <text:p>4,7639159702836</text:p>
          </table:table-cell>
          <table:table-cell table:number-columns-repeated="101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FIRST INTERSTATE BANCSYSTEM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2010-03-24 00:00:00-04:00</text:p>
          </table:table-cell>
          <table:table-cell office:value-type="float" office:value="10.122615669914" calcext:value-type="float">
            <text:p>10,122615669914</text:p>
          </table:table-cell>
          <table:table-cell office:value-type="float" office:value="23.4400005340576" calcext:value-type="float">
            <text:p>23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560708204352" calcext:value-type="float">
            <text:p>131,560708204352</text:p>
          </table:table-cell>
          <table:table-cell table:number-columns-repeated="1016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FIRST LONG ISLAND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1987-01-1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90999984741211" calcext:value-type="float">
            <text:p>9,9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FIRST MERCHANTS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1989-06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.3799991607666" calcext:value-type="float">
            <text:p>27,37999916076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FIRST MID BANCSHARES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1999-03-16 00:00:00-05:00</text:p>
          </table:table-cell>
          <table:table-cell office:value-type="float" office:value="6.92663526535034" calcext:value-type="float">
            <text:p>6,92663526535034</text:p>
          </table:table-cell>
          <table:table-cell office:value-type="float" office:value="23.6399993896484" calcext:value-type="float">
            <text:p>23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1.291240032584" calcext:value-type="float">
            <text:p>241,291240032584</text:p>
          </table:table-cell>
          <table:table-cell table:number-columns-repeated="101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FIRST WATCH RESTAURANT GROUP</text:p>
          </table:table-cell>
          <table:table-cell office:value-type="string" calcext:value-type="string">
            <text:p>FWRG</text:p>
          </table:table-cell>
          <table:table-cell office:value-type="string" calcext:value-type="string">
            <text:p>2021-10-0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7.0499992370606" calcext:value-type="float">
            <text:p>17,0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095274425688" calcext:value-type="float">
            <text:p>-18,8095274425688</text:p>
          </table:table-cell>
          <table:table-cell table:number-columns-repeated="101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FIRST WESTERN FINANCIAL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2018-07-19 00:00:00-04:00</text:p>
          </table:table-cell>
          <table:table-cell office:value-type="float" office:value="20.75" calcext:value-type="float">
            <text:p>20,75</text:p>
          </table:table-cell>
          <table:table-cell office:value-type="float" office:value="14.6800003051758" calcext:value-type="float">
            <text:p>14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2530105774661" calcext:value-type="float">
            <text:p>-29,2530105774661</text:p>
          </table:table-cell>
          <table:table-cell table:number-columns-repeated="101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GELESIS HOLDING INC (A)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2022-01-14 00:00:00-05:00</text:p>
          </table:table-cell>
          <table:table-cell office:value-type="float" office:value="7.32999992370606" calcext:value-type="float">
            <text:p>7,32999992370606</text:p>
          </table:table-cell>
          <table:table-cell office:value-type="float" office:value="0.0130000002682209" calcext:value-type="float">
            <text:p>0,0130000002682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226466520664" calcext:value-type="float">
            <text:p>-99,8226466520664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GENCO SHIPPING &amp; TRADING LTD.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2014-07-15 00:00:00-04:00</text:p>
          </table:table-cell>
          <table:table-cell office:value-type="float" office:value="159.110458374023" calcext:value-type="float">
            <text:p>159,110458374023</text:p>
          </table:table-cell>
          <table:table-cell office:value-type="float" office:value="13.4499998092651" calcext:value-type="float">
            <text:p>13,4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467531507904" calcext:value-type="float">
            <text:p>-91,5467531507904</text:p>
          </table:table-cell>
          <table:table-cell table:number-columns-repeated="1016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GENERATION BIO</text:p>
          </table:table-cell>
          <table:table-cell office:value-type="string" calcext:value-type="string">
            <text:p>GBIO</text:p>
          </table:table-cell>
          <table:table-cell office:value-type="string" calcext:value-type="string">
            <text:p>2020-06-12 00:00:00-04:00</text:p>
          </table:table-cell>
          <table:table-cell office:value-type="float" office:value="22.1499996185303" calcext:value-type="float">
            <text:p>22,1499996185303</text:p>
          </table:table-cell>
          <table:table-cell office:value-type="float" office:value="4.69999980926514" calcext:value-type="float">
            <text:p>4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81038870388" calcext:value-type="float">
            <text:p>-78,781038870388</text:p>
          </table:table-cell>
          <table:table-cell table:number-columns-repeated="101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GENESCO INC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1.3999996185303" calcext:value-type="float">
            <text:p>31,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GENTHERM</text:p>
          </table:table-cell>
          <table:table-cell office:value-type="string" calcext:value-type="string">
            <text:p>THRM</text:p>
          </table:table-cell>
          <table:table-cell office:value-type="string" calcext:value-type="string">
            <text:p>1993-06-10 00:00:00-04:00</text:p>
          </table:table-cell>
          <table:table-cell office:value-type="float" office:value="40" calcext:value-type="float">
            <text:p>40</text:p>
          </table:table-cell>
          <table:table-cell office:value-type="float" office:value="60.5800018310547" calcext:value-type="float">
            <text:p>60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500045776367" calcext:value-type="float">
            <text:p>51,4500045776367</text:p>
          </table:table-cell>
          <table:table-cell table:number-columns-repeated="1016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GENWORTH FINANCIAL CLASS A</text:p>
          </table:table-cell>
          <table:table-cell office:value-type="string" calcext:value-type="string">
            <text:p>GNW</text:p>
          </table:table-cell>
          <table:table-cell office:value-type="string" calcext:value-type="string">
            <text:p>2004-05-25 00:00:00-04:00</text:p>
          </table:table-cell>
          <table:table-cell office:value-type="float" office:value="17.7352793669098" calcext:value-type="float">
            <text:p>17,7352793669098</text:p>
          </table:table-cell>
          <table:table-cell office:value-type="float" office:value="4.90000009536743" calcext:value-type="float">
            <text:p>4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3714524367191" calcext:value-type="float">
            <text:p>-72,3714524367191</text:p>
          </table:table-cell>
          <table:table-cell table:number-columns-repeated="1016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GEO GROUP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1994-07-27 00:00:00-04:00</text:p>
          </table:table-cell>
          <table:table-cell office:value-type="float" office:value="0.404037714004517" calcext:value-type="float">
            <text:p>0,404037714004517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26.56218928078" calcext:value-type="float">
            <text:p>1726,56218928078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GERMAN AMERICAN BANCORP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1993-05-21 00:00:00-04:00</text:p>
          </table:table-cell>
          <table:table-cell office:value-type="float" office:value="2.12644380801128" calcext:value-type="float">
            <text:p>2,12644380801128</text:p>
          </table:table-cell>
          <table:table-cell office:value-type="float" office:value="27.8199996948242" calcext:value-type="float">
            <text:p>27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8.28755455534" calcext:value-type="float">
            <text:p>1208,28755455534</text:p>
          </table:table-cell>
          <table:table-cell table:number-columns-repeated="1016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GERON CORP</text:p>
          </table:table-cell>
          <table:table-cell office:value-type="string" calcext:value-type="string">
            <text:p>GERN</text:p>
          </table:table-cell>
          <table:table-cell office:value-type="string" calcext:value-type="string">
            <text:p>1996-07-31 00:00:00-04:00</text:p>
          </table:table-cell>
          <table:table-cell office:value-type="float" office:value="7.56143712997437" calcext:value-type="float">
            <text:p>7,56143712997437</text:p>
          </table:table-cell>
          <table:table-cell office:value-type="float" office:value="2.74000000953674" calcext:value-type="float">
            <text:p>2,7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7635020639783" calcext:value-type="float">
            <text:p>-63,7635020639783</text:p>
          </table:table-cell>
          <table:table-cell table:number-columns-repeated="101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GETTY REALTY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1973-05-03 00:00:00-04:00</text:p>
          </table:table-cell>
          <table:table-cell office:value-type="float" office:value="0.0593099072575569" calcext:value-type="float">
            <text:p>0,0593099072575569</text:p>
          </table:table-cell>
          <table:table-cell office:value-type="float" office:value="34.1599998474121" calcext:value-type="float">
            <text:p>34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57495.7735004882" calcext:value-type="float">
            <text:p>57495,7735004882</text:p>
          </table:table-cell>
          <table:table-cell table:number-columns-repeated="1016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number-columns-repeated="2" office:value-type="string" calcext:value-type="string">
            <text:p>GEVO</text:p>
          </table:table-cell>
          <table:table-cell office:value-type="string" calcext:value-type="string">
            <text:p>2011-02-09 00:00:00-05:00</text:p>
          </table:table-cell>
          <table:table-cell office:value-type="float" office:value="93120" calcext:value-type="float">
            <text:p>93120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7650343899" calcext:value-type="float">
            <text:p>-99,9987650343899</text:p>
          </table:table-cell>
          <table:table-cell table:number-columns-repeated="101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GIBRALTAR INDUSTRI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993-11-05 00:00:00-05:00</text:p>
          </table:table-cell>
          <table:table-cell office:value-type="float" office:value="6.74195782262698" calcext:value-type="float">
            <text:p>6,74195782262698</text:p>
          </table:table-cell>
          <table:table-cell office:value-type="float" office:value="53.5400009155273" calcext:value-type="float">
            <text:p>5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4.131353593454" calcext:value-type="float">
            <text:p>694,131353593454</text:p>
          </table:table-cell>
          <table:table-cell table:number-columns-repeated="101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GLACIER BANCORP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1984-03-2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GLADSTONE COMMERCI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2003-08-14 00:00:00-04:00</text:p>
          </table:table-cell>
          <table:table-cell office:value-type="float" office:value="3.16081337534267" calcext:value-type="float">
            <text:p>3,16081337534267</text:p>
          </table:table-cell>
          <table:table-cell office:value-type="float" office:value="11.789999961853" calcext:value-type="float">
            <text:p>11,78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3.005254085108" calcext:value-type="float">
            <text:p>273,005254085108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GLADSTONE 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013-01-29 00:00:00-05:00</text:p>
          </table:table-cell>
          <table:table-cell office:value-type="float" office:value="9.75278538106431" calcext:value-type="float">
            <text:p>9,75278538106431</text:p>
          </table:table-cell>
          <table:table-cell office:value-type="float" office:value="15.6999998092651" calcext:value-type="float">
            <text:p>15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9796503852914" calcext:value-type="float">
            <text:p>60,9796503852914</text:p>
          </table:table-cell>
          <table:table-cell table:number-columns-repeated="1016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GLATFELTER CORPORATION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.72000002861023" calcext:value-type="float">
            <text:p>3,7200000286102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GLAUKOS</text:p>
          </table:table-cell>
          <table:table-cell office:value-type="string" calcext:value-type="string">
            <text:p>GKOS</text:p>
          </table:table-cell>
          <table:table-cell office:value-type="string" calcext:value-type="string">
            <text:p>2015-06-25 00:00:00-04:00</text:p>
          </table:table-cell>
          <table:table-cell office:value-type="float" office:value="29.1100006103516" calcext:value-type="float">
            <text:p>29,1100006103516</text:p>
          </table:table-cell>
          <table:table-cell office:value-type="float" office:value="50.75" calcext:value-type="float">
            <text:p>50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3387115627652" calcext:value-type="float">
            <text:p>74,3387115627652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GLOBAL BLOOD THERAPEUTICS</text:p>
          </table:table-cell>
          <table:table-cell office:value-type="string" calcext:value-type="string">
            <text:p>GB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GLOBAL INDUSTRIAL COMPANY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1995-06-27 00:00:00-04:00</text:p>
          </table:table-cell>
          <table:table-cell office:value-type="float" office:value="8.86356627941132" calcext:value-type="float">
            <text:p>8,86356627941132</text:p>
          </table:table-cell>
          <table:table-cell office:value-type="float" office:value="23.2999992370606" calcext:value-type="float">
            <text:p>23,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873864791679" calcext:value-type="float">
            <text:p>162,873864791679</text:p>
          </table:table-cell>
          <table:table-cell table:number-columns-repeated="1016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GLOBAL MEDICAL REIT</text:p>
          </table:table-cell>
          <table:table-cell office:value-type="string" calcext:value-type="string">
            <text:p>GMRE</text:p>
          </table:table-cell>
          <table:table-cell office:value-type="string" calcext:value-type="string">
            <text:p>2016-06-30 00:00:00-04:00</text:p>
          </table:table-cell>
          <table:table-cell office:value-type="float" office:value="5.91348132788763" calcext:value-type="float">
            <text:p>5,91348132788763</text:p>
          </table:table-cell>
          <table:table-cell office:value-type="float" office:value="8.89000034332275" calcext:value-type="float">
            <text:p>8,8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3344620604116" calcext:value-type="float">
            <text:p>50,3344620604116</text:p>
          </table:table-cell>
          <table:table-cell table:number-columns-repeated="1016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GLOBAL NET LEASE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2015-06-02 00:00:00-04:00</text:p>
          </table:table-cell>
          <table:table-cell office:value-type="float" office:value="13.564427030269" calcext:value-type="float">
            <text:p>13,564427030269</text:p>
          </table:table-cell>
          <table:table-cell office:value-type="float" office:value="11.2700004577637" calcext:value-type="float">
            <text:p>11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9150275745913" calcext:value-type="float">
            <text:p>-16,9150275745913</text:p>
          </table:table-cell>
          <table:table-cell table:number-columns-repeated="101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GLOBAL WATER RESOURCES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2016-04-28 00:00:00-04:00</text:p>
          </table:table-cell>
          <table:table-cell office:value-type="float" office:value="6.79671656753591" calcext:value-type="float">
            <text:p>6,79671656753591</text:p>
          </table:table-cell>
          <table:table-cell office:value-type="float" office:value="11.0200004577637" calcext:value-type="float">
            <text:p>11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.1371194202802" calcext:value-type="float">
            <text:p>62,1371194202802</text:p>
          </table:table-cell>
          <table:table-cell table:number-columns-repeated="101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GLOBALSTA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2006-11-02 00:00:00-05:00</text:p>
          </table:table-cell>
          <table:table-cell office:value-type="float" office:value="17.0100002288818" calcext:value-type="float">
            <text:p>17,0100002288818</text:p>
          </table:table-cell>
          <table:table-cell office:value-type="float" office:value="0.990000009536743" calcext:value-type="float">
            <text:p>0,9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1798942021424" calcext:value-type="float">
            <text:p>-94,1798942021424</text:p>
          </table:table-cell>
          <table:table-cell table:number-columns-repeated="1016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GOGO INC.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2013-06-21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3125" calcext:value-type="float">
            <text:p>-20,3125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GOLAR LNG LTD.</text:p>
          </table:table-cell>
          <table:table-cell office:value-type="string" calcext:value-type="string">
            <text:p>GLNG</text:p>
          </table:table-cell>
          <table:table-cell office:value-type="string" calcext:value-type="string">
            <text:p>2003-07-15 00:00:00-04:00</text:p>
          </table:table-cell>
          <table:table-cell office:value-type="float" office:value="5.8664225643149" calcext:value-type="float">
            <text:p>5,8664225643149</text:p>
          </table:table-cell>
          <table:table-cell office:value-type="float" office:value="21.4899997711182" calcext:value-type="float">
            <text:p>21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6.32205633874" calcext:value-type="float">
            <text:p>266,32205633874</text:p>
          </table:table-cell>
          <table:table-cell table:number-columns-repeated="101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GOLDEN ENTERTAINMENT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1999-01-04 00:00:00-05:00</text:p>
          </table:table-cell>
          <table:table-cell office:value-type="float" office:value="8.27673203197878" calcext:value-type="float">
            <text:p>8,27673203197878</text:p>
          </table:table-cell>
          <table:table-cell office:value-type="float" office:value="39.7000007629394" calcext:value-type="float">
            <text:p>39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79.657920656978" calcext:value-type="float">
            <text:p>379,657920656978</text:p>
          </table:table-cell>
          <table:table-cell table:number-columns-repeated="1016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GOLDEN OCEAN GROUP LIMITED</text:p>
          </table:table-cell>
          <table:table-cell office:value-type="string" calcext:value-type="string">
            <text:p>GOGL</text:p>
          </table:table-cell>
          <table:table-cell office:value-type="string" calcext:value-type="string">
            <text:p>1997-02-07 00:00:00-05:00</text:p>
          </table:table-cell>
          <table:table-cell office:value-type="float" office:value="9.96896234425631" calcext:value-type="float">
            <text:p>9,96896234425631</text:p>
          </table:table-cell>
          <table:table-cell office:value-type="float" office:value="8.46000003814697" calcext:value-type="float">
            <text:p>8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1366035300428" calcext:value-type="float">
            <text:p>-15,1366035300428</text:p>
          </table:table-cell>
          <table:table-cell table:number-columns-repeated="1016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5299997329712" calcext:value-type="float">
            <text:p>10,529999732971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GOOSEHEAD INSURANCE</text:p>
          </table:table-cell>
          <table:table-cell office:value-type="string" calcext:value-type="string">
            <text:p>GSHD</text:p>
          </table:table-cell>
          <table:table-cell office:value-type="string" calcext:value-type="string">
            <text:p>2018-04-27 00:00:00-04:00</text:p>
          </table:table-cell>
          <table:table-cell office:value-type="float" office:value="11.5169902983166" calcext:value-type="float">
            <text:p>11,5169902983166</text:p>
          </table:table-cell>
          <table:table-cell office:value-type="float" office:value="58.5499992370606" calcext:value-type="float">
            <text:p>58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8.379339744852" calcext:value-type="float">
            <text:p>408,379339744852</text:p>
          </table:table-cell>
          <table:table-cell table:number-columns-repeated="1016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GOPRO</text:p>
          </table:table-cell>
          <table:table-cell office:value-type="string" calcext:value-type="string">
            <text:p>GPRO</text:p>
          </table:table-cell>
          <table:table-cell office:value-type="string" calcext:value-type="string">
            <text:p>2014-06-26 00:00:00-04:00</text:p>
          </table:table-cell>
          <table:table-cell office:value-type="float" office:value="28.6499996185303" calcext:value-type="float">
            <text:p>28,6499996185303</text:p>
          </table:table-cell>
          <table:table-cell office:value-type="float" office:value="4.19999980926514" calcext:value-type="float">
            <text:p>4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403146066757" calcext:value-type="float">
            <text:p>-85,3403146066757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GORMAN-RUPP CO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2600002288818" calcext:value-type="float">
            <text:p>25,2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GOSSAMER BIO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2019-02-08 00:00:00-05:00</text:p>
          </table:table-cell>
          <table:table-cell office:value-type="float" office:value="19" calcext:value-type="float">
            <text:p>19</text:p>
          </table:table-cell>
          <table:table-cell office:value-type="float" office:value="1.3400000333786" calcext:value-type="float">
            <text:p>1,34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9473682453758" calcext:value-type="float">
            <text:p>-92,9473682453758</text:p>
          </table:table-cell>
          <table:table-cell table:number-columns-repeated="101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GRAFTECH INTERNATIONAL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2018-04-19 00:00:00-04:00</text:p>
          </table:table-cell>
          <table:table-cell office:value-type="float" office:value="13.1512922155161" calcext:value-type="float">
            <text:p>13,1512922155161</text:p>
          </table:table-cell>
          <table:table-cell office:value-type="float" office:value="4.30999994277954" calcext:value-type="float">
            <text:p>4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2275554968315" calcext:value-type="float">
            <text:p>-67,2275554968315</text:p>
          </table:table-cell>
          <table:table-cell table:number-columns-repeated="101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GRAHAM HOLDINGS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1.710021972656" calcext:value-type="float">
            <text:p>571,7100219726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GRANITE CONSTRUCTIO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1990-04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5.689998626709" calcext:value-type="float">
            <text:p>35,6899986267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GRANITE POINT MORTGAGE TRUST</text:p>
          </table:table-cell>
          <table:table-cell office:value-type="string" calcext:value-type="string">
            <text:p>GPMT</text:p>
          </table:table-cell>
          <table:table-cell office:value-type="string" calcext:value-type="string">
            <text:p>2017-06-26 00:00:00-04:00</text:p>
          </table:table-cell>
          <table:table-cell office:value-type="float" office:value="11.2483456767711" calcext:value-type="float">
            <text:p>11,2483456767711</text:p>
          </table:table-cell>
          <table:table-cell office:value-type="float" office:value="4.1399998664856" calcext:value-type="float">
            <text:p>4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1945889159942" calcext:value-type="float">
            <text:p>-63,1945889159942</text:p>
          </table:table-cell>
          <table:table-cell table:number-columns-repeated="101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GRAY TELEVISION INC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2002-08-30 00:00:00-04:00</text:p>
          </table:table-cell>
          <table:table-cell office:value-type="float" office:value="8.43450800256641" calcext:value-type="float">
            <text:p>8,43450800256641</text:p>
          </table:table-cell>
          <table:table-cell office:value-type="float" office:value="6.73000001907349" calcext:value-type="float">
            <text:p>6,7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2087422642113" calcext:value-type="float">
            <text:p>-20,2087422642113</text:p>
          </table:table-cell>
          <table:table-cell table:number-columns-repeated="1016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GREAT LAKES DREDGE &amp; DOCK</text:p>
          </table:table-cell>
          <table:table-cell office:value-type="string" calcext:value-type="string">
            <text:p>GLDD</text:p>
          </table:table-cell>
          <table:table-cell office:value-type="string" calcext:value-type="string">
            <text:p>2006-12-27 00:00:00-05:00</text:p>
          </table:table-cell>
          <table:table-cell office:value-type="float" office:value="4.56387659010411" calcext:value-type="float">
            <text:p>4,56387659010411</text:p>
          </table:table-cell>
          <table:table-cell office:value-type="float" office:value="5.65000009536743" calcext:value-type="float">
            <text:p>5,6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7982663163673" calcext:value-type="float">
            <text:p>23,7982663163673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GREAT SOUTHERN BANCORP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1989-12-1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599983215332" calcext:value-type="float">
            <text:p>48,7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GREEN BRICK PARTNERS</text:p>
          </table:table-cell>
          <table:table-cell office:value-type="string" calcext:value-type="string">
            <text:p>GRBK</text:p>
          </table:table-cell>
          <table:table-cell office:value-type="string" calcext:value-type="string">
            <text:p>2007-06-20 00:00:00-04:00</text:p>
          </table:table-cell>
          <table:table-cell office:value-type="float" office:value="134.725845336914" calcext:value-type="float">
            <text:p>134,725845336914</text:p>
          </table:table-cell>
          <table:table-cell office:value-type="float" office:value="46.3899993896484" calcext:value-type="float">
            <text:p>4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5671120313707" calcext:value-type="float">
            <text:p>-65,5671120313707</text:p>
          </table:table-cell>
          <table:table-cell table:number-columns-repeated="1016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GREEN DOT</text:p>
          </table:table-cell>
          <table:table-cell office:value-type="string" calcext:value-type="string">
            <text:p>GDOT</text:p>
          </table:table-cell>
          <table:table-cell office:value-type="string" calcext:value-type="string">
            <text:p>2010-07-22 00:00:00-04:00</text:p>
          </table:table-cell>
          <table:table-cell office:value-type="float" office:value="43.1500015258789" calcext:value-type="float">
            <text:p>43,1500015258789</text:p>
          </table:table-cell>
          <table:table-cell office:value-type="float" office:value="17.9599990844727" calcext:value-type="float">
            <text:p>17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377755621396" calcext:value-type="float">
            <text:p>-58,377755621396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GAMBLING.COM GROUP</text:p>
          </table:table-cell>
          <table:table-cell office:value-type="string" calcext:value-type="string">
            <text:p>GAMB</text:p>
          </table:table-cell>
          <table:table-cell office:value-type="string" calcext:value-type="string">
            <text:p>2021-07-23 00:00:00-04:00</text:p>
          </table:table-cell>
          <table:table-cell office:value-type="float" office:value="8.25" calcext:value-type="float">
            <text:p>8,2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1515151515152" calcext:value-type="float">
            <text:p>15,1515151515152</text:p>
          </table:table-cell>
          <table:table-cell table:number-columns-repeated="101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GAMCO INVESTORS</text:p>
          </table:table-cell>
          <table:table-cell office:value-type="string" calcext:value-type="string">
            <text:p>GB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GANNETT CO INC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2014-02-04 00:00:00-05:00</text:p>
          </table:table-cell>
          <table:table-cell office:value-type="float" office:value="6.21088092085657" calcext:value-type="float">
            <text:p>6,21088092085657</text:p>
          </table:table-cell>
          <table:table-cell office:value-type="float" office:value="1.69000005722046" calcext:value-type="float">
            <text:p>1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7896883106336" calcext:value-type="float">
            <text:p>-72,7896883106336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GATX CORP</text:p>
          </table:table-cell>
          <table:table-cell office:value-type="string" calcext:value-type="string">
            <text:p>GAT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12.830001831055" calcext:value-type="float">
            <text:p>112,8300018310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GCM GROSVENOR INC (A)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2019-02-06 00:00:00-05:00</text:p>
          </table:table-cell>
          <table:table-cell office:value-type="float" office:value="8.91981601715088" calcext:value-type="float">
            <text:p>8,91981601715088</text:p>
          </table:table-cell>
          <table:table-cell office:value-type="float" office:value="7.65999984741211" calcext:value-type="float">
            <text:p>7,6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1237909763656" calcext:value-type="float">
            <text:p>-14,1237909763656</text:p>
          </table:table-cell>
          <table:table-cell table:number-columns-repeated="101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GCP APPLIED TECHNOLOGIES</text:p>
          </table:table-cell>
          <table:table-cell office:value-type="string" calcext:value-type="string">
            <text:p>GC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G-III APPAREL</text:p>
          </table:table-cell>
          <table:table-cell office:value-type="string" calcext:value-type="string">
            <text:p>GIII</text:p>
          </table:table-cell>
          <table:table-cell office:value-type="string" calcext:value-type="string">
            <text:p>1989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099996566772" calcext:value-type="float">
            <text:p>15,109999656677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GRID DYNAMICS HOLDINGS INC (A)</text:p>
          </table:table-cell>
          <table:table-cell office:value-type="string" calcext:value-type="string">
            <text:p>GDYN</text:p>
          </table:table-cell>
          <table:table-cell office:value-type="string" calcext:value-type="string">
            <text:p>2018-10-30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31578907213713" calcext:value-type="float">
            <text:p>-8,31578907213713</text:p>
          </table:table-cell>
          <table:table-cell table:number-columns-repeated="101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GFF</text:p>
          </table:table-cell>
          <table:table-cell office:value-type="string" calcext:value-type="string">
            <text:p>1973-05-03 00:00:00-04:00</text:p>
          </table:table-cell>
          <table:table-cell office:value-type="float" office:value="14.7724347862318" calcext:value-type="float">
            <text:p>14,7724347862318</text:p>
          </table:table-cell>
          <table:table-cell office:value-type="float" office:value="31.0200004577637" calcext:value-type="float">
            <text:p>31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985699085129" calcext:value-type="float">
            <text:p>109,985699085129</text:p>
          </table:table-cell>
          <table:table-cell table:number-columns-repeated="101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GROUP 1 AUTO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1997-10-30 00:00:00-05:00</text:p>
          </table:table-cell>
          <table:table-cell office:value-type="float" office:value="10.3592173887952" calcext:value-type="float">
            <text:p>10,3592173887952</text:p>
          </table:table-cell>
          <table:table-cell office:value-type="float" office:value="219.179992675781" calcext:value-type="float">
            <text:p>219,17999267578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15.7968256642" calcext:value-type="float">
            <text:p>2015,7968256642</text:p>
          </table:table-cell>
          <table:table-cell table:number-columns-repeated="101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GRPN</text:p>
          </table:table-cell>
          <table:table-cell office:value-type="string" calcext:value-type="string">
            <text:p>2011-11-04 00:00:00-04:00</text:p>
          </table:table-cell>
          <table:table-cell office:value-type="float" office:value="560" calcext:value-type="float">
            <text:p>560</text:p>
          </table:table-cell>
          <table:table-cell office:value-type="float" office:value="3.38000011444092" calcext:value-type="float">
            <text:p>3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964285509927" calcext:value-type="float">
            <text:p>-99,3964285509927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GROWGENERATION</text:p>
          </table:table-cell>
          <table:table-cell office:value-type="string" calcext:value-type="string">
            <text:p>GRWG</text:p>
          </table:table-cell>
          <table:table-cell office:value-type="string" calcext:value-type="string">
            <text:p>2018-02-07 00:00:00-05:00</text:p>
          </table:table-cell>
          <table:table-cell office:value-type="float" office:value="5.97499990463257" calcext:value-type="float">
            <text:p>5,97499990463257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0962318052704" calcext:value-type="float">
            <text:p>-43,0962318052704</text:p>
          </table:table-cell>
          <table:table-cell table:number-columns-repeated="1016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GTY TECHNOLOGY HOLDINGS</text:p>
          </table:table-cell>
          <table:table-cell office:value-type="string" calcext:value-type="string">
            <text:p>GTYH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GUARANTY BANC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2017-05-09 00:00:00-04:00</text:p>
          </table:table-cell>
          <table:table-cell office:value-type="float" office:value="26.0491725877379" calcext:value-type="float">
            <text:p>26,0491725877379</text:p>
          </table:table-cell>
          <table:table-cell office:value-type="float" office:value="23.3199996948242" calcext:value-type="float">
            <text:p>23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4770041494461" calcext:value-type="float">
            <text:p>-10,4770041494461</text:p>
          </table:table-cell>
          <table:table-cell table:number-columns-repeated="101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GUESS INC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1996-08-08 00:00:00-04:00</text:p>
          </table:table-cell>
          <table:table-cell office:value-type="float" office:value="4.96081447601318" calcext:value-type="float">
            <text:p>4,96081447601318</text:p>
          </table:table-cell>
          <table:table-cell office:value-type="float" office:value="18.0599994659424" calcext:value-type="float">
            <text:p>18,0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264.053111707102" calcext:value-type="float">
            <text:p>264,053111707102</text:p>
          </table:table-cell>
          <table:table-cell table:number-columns-repeated="1016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GULFPORT ENERGY CORP</text:p>
          </table:table-cell>
          <table:table-cell office:value-type="string" calcext:value-type="string">
            <text:p>GPOR</text:p>
          </table:table-cell>
          <table:table-cell office:value-type="string" calcext:value-type="string">
            <text:p>2021-05-18 00:00:00-04:00</text:p>
          </table:table-cell>
          <table:table-cell office:value-type="float" office:value="62" calcext:value-type="float">
            <text:p>62</text:p>
          </table:table-cell>
          <table:table-cell office:value-type="float" office:value="88.7099990844727" calcext:value-type="float">
            <text:p>88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3.0806436846333" calcext:value-type="float">
            <text:p>43,0806436846333</text:p>
          </table:table-cell>
          <table:table-cell table:number-columns-repeated="101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GYPSUM MANAGEMENT AND SUPPLY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2016-05-26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56.9099998474121" calcext:value-type="float">
            <text:p>56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933332655165" calcext:value-type="float">
            <text:p>152,933332655165</text:p>
          </table:table-cell>
          <table:table-cell table:number-columns-repeated="101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H&amp;E EQUIPMENT SERVICES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2006-01-31 00:00:00-05:00</text:p>
          </table:table-cell>
          <table:table-cell office:value-type="float" office:value="9.06707038582575" calcext:value-type="float">
            <text:p>9,06707038582575</text:p>
          </table:table-cell>
          <table:table-cell office:value-type="float" office:value="33.4300003051758" calcext:value-type="float">
            <text:p>33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8.696821383848" calcext:value-type="float">
            <text:p>268,696821383848</text:p>
          </table:table-cell>
          <table:table-cell table:number-columns-repeated="101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HAEMONETICS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1991-05-10 00:00:00-04:00</text:p>
          </table:table-cell>
          <table:table-cell office:value-type="float" office:value="5.9375" calcext:value-type="float">
            <text:p>5,9375</text:p>
          </table:table-cell>
          <table:table-cell office:value-type="float" office:value="81.7099990844727" calcext:value-type="float">
            <text:p>81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6.16840563322" calcext:value-type="float">
            <text:p>1276,16840563322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HAIN CELESTIAL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1994-01-20 00:00:00-05:00</text:p>
          </table:table-cell>
          <table:table-cell office:value-type="float" office:value="1.5" calcext:value-type="float">
            <text:p>1,5</text:p>
          </table:table-cell>
          <table:table-cell office:value-type="float" office:value="17.1599998474121" calcext:value-type="float">
            <text:p>17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3.99998982747" calcext:value-type="float">
            <text:p>1043,99998982747</text:p>
          </table:table-cell>
          <table:table-cell table:number-columns-repeated="101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HALOZYME THERAPEUTICS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2004-03-16 00:00:00-05:00</text:p>
          </table:table-cell>
          <table:table-cell office:value-type="float" office:value="4.25" calcext:value-type="float">
            <text:p>4,25</text:p>
          </table:table-cell>
          <table:table-cell office:value-type="float" office:value="31.2199993133545" calcext:value-type="float">
            <text:p>31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634.588219137753" calcext:value-type="float">
            <text:p>634,588219137753</text:p>
          </table:table-cell>
          <table:table-cell table:number-columns-repeated="1016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HAMILTON LANE CLASS A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2017-03-01 00:00:00-05:00</text:p>
          </table:table-cell>
          <table:table-cell office:value-type="float" office:value="15.7880190446614" calcext:value-type="float">
            <text:p>15,7880190446614</text:p>
          </table:table-cell>
          <table:table-cell office:value-type="float" office:value="67.620002746582" calcext:value-type="float">
            <text:p>67,6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28.29947541422" calcext:value-type="float">
            <text:p>328,29947541422</text:p>
          </table:table-cell>
          <table:table-cell table:number-columns-repeated="1016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HANCOCK WHITNEY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1991-06-04 00:00:00-04:00</text:p>
          </table:table-cell>
          <table:table-cell office:value-type="float" office:value="1.97347807884216" calcext:value-type="float">
            <text:p>1,97347807884216</text:p>
          </table:table-cell>
          <table:table-cell office:value-type="float" office:value="34.2700004577637" calcext:value-type="float">
            <text:p>34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6.52805294244" calcext:value-type="float">
            <text:p>1636,52805294244</text:p>
          </table:table-cell>
          <table:table-cell table:number-columns-repeated="1016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NG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HANMI FINANCIAL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1994-04-06 00:00:00-04:00</text:p>
          </table:table-cell>
          <table:table-cell office:value-type="float" office:value="7.6712007522583" calcext:value-type="float">
            <text:p>7,6712007522583</text:p>
          </table:table-cell>
          <table:table-cell office:value-type="float" office:value="14.1300001144409" calcext:value-type="float">
            <text:p>14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1954156952708" calcext:value-type="float">
            <text:p>84,1954156952708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HANNON ARMSTRONG SUSTAINABLE INFRASTRUCT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2013-04-18 00:00:00-04:00</text:p>
          </table:table-cell>
          <table:table-cell office:value-type="float" office:value="6.94692682882204" calcext:value-type="float">
            <text:p>6,94692682882204</text:p>
          </table:table-cell>
          <table:table-cell office:value-type="float" office:value="26.0900001525879" calcext:value-type="float">
            <text:p>26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75.561752634896" calcext:value-type="float">
            <text:p>275,561752634896</text:p>
          </table:table-cell>
          <table:table-cell table:number-columns-repeated="101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HARBORONE BANCRP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2016-06-30 00:00:00-04:00</text:p>
          </table:table-cell>
          <table:table-cell office:value-type="float" office:value="6.88151227386842" calcext:value-type="float">
            <text:p>6,88151227386842</text:p>
          </table:table-cell>
          <table:table-cell office:value-type="float" office:value="8.35000038146973" calcext:value-type="float">
            <text:p>8,35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3396132878769" calcext:value-type="float">
            <text:p>21,3396132878769</text:p>
          </table:table-cell>
          <table:table-cell table:number-columns-repeated="101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HARMONIC INC</text:p>
          </table:table-cell>
          <table:table-cell office:value-type="string" calcext:value-type="string">
            <text:p>HLIT</text:p>
          </table:table-cell>
          <table:table-cell office:value-type="string" calcext:value-type="string">
            <text:p>1995-05-23 00:00:00-04:00</text:p>
          </table:table-cell>
          <table:table-cell office:value-type="float" office:value="7.375" calcext:value-type="float">
            <text:p>7,375</text:p>
          </table:table-cell>
          <table:table-cell office:value-type="float" office:value="13.5200004577637" calcext:value-type="float">
            <text:p>13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3.3220401052701" calcext:value-type="float">
            <text:p>83,3220401052701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HARMONY BIOSCIENCES HOLDINGS</text:p>
          </table:table-cell>
          <table:table-cell office:value-type="string" calcext:value-type="string">
            <text:p>HRMY</text:p>
          </table:table-cell>
          <table:table-cell office:value-type="string" calcext:value-type="string">
            <text:p>2020-08-19 00:00:00-04:00</text:p>
          </table:table-cell>
          <table:table-cell office:value-type="float" office:value="39.9900016784668" calcext:value-type="float">
            <text:p>39,99000167846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97749815203252" calcext:value-type="float">
            <text:p>-9,97749815203252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HARSCO CORP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60999965667725" calcext:value-type="float">
            <text:p>8,609999656677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HAVERTY FURNITURE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6.2099990844727" calcext:value-type="float">
            <text:p>26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HAWAIIAN HOLDING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1995-06-21 00:00:00-04:00</text:p>
          </table:table-cell>
          <table:table-cell office:value-type="float" office:value="1.56570551395416" calcext:value-type="float">
            <text:p>1,56570551395416</text:p>
          </table:table-cell>
          <table:table-cell office:value-type="float" office:value="7.8600001335144" calcext:value-type="float">
            <text:p>7,86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402.010120259723" calcext:value-type="float">
            <text:p>402,010120259723</text:p>
          </table:table-cell>
          <table:table-cell table:number-columns-repeated="101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WKN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0.2999992370606" calcext:value-type="float">
            <text:p>40,29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HAYNES INTERNATIONAL INC.</text:p>
          </table:table-cell>
          <table:table-cell office:value-type="string" calcext:value-type="string">
            <text:p>HAYN</text:p>
          </table:table-cell>
          <table:table-cell office:value-type="string" calcext:value-type="string">
            <text:p>2007-03-21 00:00:00-04:00</text:p>
          </table:table-cell>
          <table:table-cell office:value-type="float" office:value="50.4187553914452" calcext:value-type="float">
            <text:p>50,4187553914452</text:p>
          </table:table-cell>
          <table:table-cell office:value-type="float" office:value="46.3800010681152" calcext:value-type="float">
            <text:p>46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01042051112435" calcext:value-type="float">
            <text:p>-8,01042051112435</text:p>
          </table:table-cell>
          <table:table-cell table:number-columns-repeated="101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HBT FINANCIAL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2019-10-11 00:00:00-04:00</text:p>
          </table:table-cell>
          <table:table-cell office:value-type="float" office:value="14.3522634584854" calcext:value-type="float">
            <text:p>14,3522634584854</text:p>
          </table:table-cell>
          <table:table-cell office:value-type="float" office:value="17.3600006103516" calcext:value-type="float">
            <text:p>17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956535257078" calcext:value-type="float">
            <text:p>20,956535257078</text:p>
          </table:table-cell>
          <table:table-cell table:number-columns-repeated="1016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2008-09-15 00:00:00-04:00</text:p>
          </table:table-cell>
          <table:table-cell office:value-type="float" office:value="4.27453722165894" calcext:value-type="float">
            <text:p>4,27453722165894</text:p>
          </table:table-cell>
          <table:table-cell office:value-type="float" office:value="49.189998626709" calcext:value-type="float">
            <text:p>49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50.76781592788" calcext:value-type="float">
            <text:p>1050,76781592788</text:p>
          </table:table-cell>
          <table:table-cell table:number-columns-repeated="101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HEALTH CATALYST</text:p>
          </table:table-cell>
          <table:table-cell office:value-type="string" calcext:value-type="string">
            <text:p>HCAT</text:p>
          </table:table-cell>
          <table:table-cell office:value-type="string" calcext:value-type="string">
            <text:p>2019-07-25 00:00:00-04:00</text:p>
          </table:table-cell>
          <table:table-cell office:value-type="float" office:value="37.3699989318848" calcext:value-type="float">
            <text:p>37,3699989318848</text:p>
          </table:table-cell>
          <table:table-cell office:value-type="float" office:value="12.3500003814697" calcext:value-type="float">
            <text:p>12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520986500953" calcext:value-type="float">
            <text:p>-66,9520986500953</text:p>
          </table:table-cell>
          <table:table-cell table:number-columns-repeated="1016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HEALTHCARE REALTY TRUS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993-05-27 00:00:00-04:00</text:p>
          </table:table-cell>
          <table:table-cell office:value-type="float" office:value="1.24220430850983" calcext:value-type="float">
            <text:p>1,24220430850983</text:p>
          </table:table-cell>
          <table:table-cell office:value-type="float" office:value="20.1100006103516" calcext:value-type="float">
            <text:p>20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18.89638222845" calcext:value-type="float">
            <text:p>1518,89638222845</text:p>
          </table:table-cell>
          <table:table-cell table:number-columns-repeated="101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HCSG</text:p>
          </table:table-cell>
          <table:table-cell office:value-type="string" calcext:value-type="string">
            <text:p>1983-11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599998474121" calcext:value-type="float">
            <text:p>15,1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HEALTHEQUITY</text:p>
          </table:table-cell>
          <table:table-cell office:value-type="string" calcext:value-type="string">
            <text:p>HQY</text:p>
          </table:table-cell>
          <table:table-cell office:value-type="string" calcext:value-type="string">
            <text:p>2014-07-3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52.5400009155273" calcext:value-type="float">
            <text:p>52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700004577637" calcext:value-type="float">
            <text:p>162,7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HEALTHSTREAM</text:p>
          </table:table-cell>
          <table:table-cell office:value-type="string" calcext:value-type="string">
            <text:p>HSTM</text:p>
          </table:table-cell>
          <table:table-cell office:value-type="string" calcext:value-type="string">
            <text:p>2000-04-11 00:00:00-04:00</text:p>
          </table:table-cell>
          <table:table-cell office:value-type="float" office:value="8.65489387512207" calcext:value-type="float">
            <text:p>8,65489387512207</text:p>
          </table:table-cell>
          <table:table-cell office:value-type="float" office:value="24.2399997711182" calcext:value-type="float">
            <text:p>24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.072755609338" calcext:value-type="float">
            <text:p>180,072755609338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HEARTLAND EXPRESS</text:p>
          </table:table-cell>
          <table:table-cell office:value-type="string" calcext:value-type="string">
            <text:p>HTLD</text:p>
          </table:table-cell>
          <table:table-cell office:value-type="string" calcext:value-type="string">
            <text:p>1986-11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000003814697" calcext:value-type="float">
            <text:p>15,10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HEARTLAND FINANCIAL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1999-01-04 00:00:00-05:00</text:p>
          </table:table-cell>
          <table:table-cell office:value-type="float" office:value="7.87403797134291" calcext:value-type="float">
            <text:p>7,87403797134291</text:p>
          </table:table-cell>
          <table:table-cell office:value-type="float" office:value="29.1800003051758" calcext:value-type="float">
            <text:p>29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0.584957951367" calcext:value-type="float">
            <text:p>270,584957951367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.92999982833862" calcext:value-type="float">
            <text:p>5,9299998283386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HEIDRICK &amp; STRUGGLES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1999-04-27 00:00:00-04:00</text:p>
          </table:table-cell>
          <table:table-cell office:value-type="float" office:value="9.72967814127604" calcext:value-type="float">
            <text:p>9,72967814127604</text:p>
          </table:table-cell>
          <table:table-cell office:value-type="float" office:value="24.4099998474121" calcext:value-type="float">
            <text:p>2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0.881884199828" calcext:value-type="float">
            <text:p>150,881884199828</text:p>
          </table:table-cell>
          <table:table-cell table:number-columns-repeated="101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HELEN OF TROY LTD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1976-07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8.6800003051758" calcext:value-type="float">
            <text:p>98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HELIOGEN INC (A)</text:p>
          </table:table-cell>
          <table:table-cell office:value-type="string" calcext:value-type="string">
            <text:p>HLGN</text:p>
          </table:table-cell>
          <table:table-cell office:value-type="string" calcext:value-type="string">
            <text:p>2021-05-07 00:00:00-04:00</text:p>
          </table:table-cell>
          <table:table-cell office:value-type="float" office:value="9.60999965667725" calcext:value-type="float">
            <text:p>9,60999965667725</text:p>
          </table:table-cell>
          <table:table-cell office:value-type="float" office:value="0.264999985694885" calcext:value-type="float">
            <text:p>0,26499998569488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2424558255758" calcext:value-type="float">
            <text:p>-97,2424558255758</text:p>
          </table:table-cell>
          <table:table-cell table:number-columns-repeated="1016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HELIOS TECHNOLOGIES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1997-01-09 00:00:00-05:00</text:p>
          </table:table-cell>
          <table:table-cell office:value-type="float" office:value="1.62643917437581" calcext:value-type="float">
            <text:p>1,62643917437581</text:p>
          </table:table-cell>
          <table:table-cell office:value-type="float" office:value="61.939998626709" calcext:value-type="float">
            <text:p>61,9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708.31940121464" calcext:value-type="float">
            <text:p>3708,31940121464</text:p>
          </table:table-cell>
          <table:table-cell table:number-columns-repeated="101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GREEN PLAINS</text:p>
          </table:table-cell>
          <table:table-cell office:value-type="string" calcext:value-type="string">
            <text:p>GPRE</text:p>
          </table:table-cell>
          <table:table-cell office:value-type="string" calcext:value-type="string">
            <text:p>2006-03-15 00:00:00-05:00</text:p>
          </table:table-cell>
          <table:table-cell office:value-type="float" office:value="53.0731933584815" calcext:value-type="float">
            <text:p>53,0731933584815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8796224984521" calcext:value-type="float">
            <text:p>-36,8796224984521</text:p>
          </table:table-cell>
          <table:table-cell table:number-columns-repeated="101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GREENBRIER CO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1994-07-14 00:00:00-04:00</text:p>
          </table:table-cell>
          <table:table-cell office:value-type="float" office:value="8.58053867505944" calcext:value-type="float">
            <text:p>8,58053867505944</text:p>
          </table:table-cell>
          <table:table-cell office:value-type="float" office:value="26.0900001525879" calcext:value-type="float">
            <text:p>26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060166157425" calcext:value-type="float">
            <text:p>204,060166157425</text:p>
          </table:table-cell>
          <table:table-cell table:number-columns-repeated="101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1999-06-30 00:00:00-04:00</text:p>
          </table:table-cell>
          <table:table-cell office:value-type="float" office:value="0.533681213855743" calcext:value-type="float">
            <text:p>0,533681213855743</text:p>
          </table:table-cell>
          <table:table-cell office:value-type="float" office:value="18.3999996185303" calcext:value-type="float">
            <text:p>18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347.75104328553" calcext:value-type="float">
            <text:p>3347,75104328553</text:p>
          </table:table-cell>
          <table:table-cell table:number-columns-repeated="101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GREENIDGE GENERATION HOLDINGS INC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2000-07-19 00:00:00-04:00</text:p>
          </table:table-cell>
          <table:table-cell office:value-type="float" office:value="191.031295490831" calcext:value-type="float">
            <text:p>191,031295490831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592017542661" calcext:value-type="float">
            <text:p>-99,7592017542661</text:p>
          </table:table-cell>
          <table:table-cell table:number-columns-repeated="101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GREENLIGHT BIOSCIENCES HOLDINGS (A)</text:p>
          </table:table-cell>
          <table:table-cell office:value-type="string" calcext:value-type="string">
            <text:p>GRNA</text:p>
          </table:table-cell>
          <table:table-cell office:value-type="string" calcext:value-type="string">
            <text:p>2021-03-08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246999993920326" calcext:value-type="float">
            <text:p>0,246999993920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4795919478262" calcext:value-type="float">
            <text:p>-97,4795919478262</text:p>
          </table:table-cell>
          <table:table-cell table:number-columns-repeated="101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GREENLIGHT CAPITAL RE LTD</text:p>
          </table:table-cell>
          <table:table-cell office:value-type="string" calcext:value-type="string">
            <text:p>GLRE</text:p>
          </table:table-cell>
          <table:table-cell office:value-type="string" calcext:value-type="string">
            <text:p>2007-05-24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10.1999998092651" calcext:value-type="float">
            <text:p>10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521747423255" calcext:value-type="float">
            <text:p>-55,6521747423255</text:p>
          </table:table-cell>
          <table:table-cell table:number-columns-repeated="101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GREIF INC A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1996-02-28 00:00:00-05:00</text:p>
          </table:table-cell>
          <table:table-cell office:value-type="float" office:value="7.21152540842692" calcext:value-type="float">
            <text:p>7,21152540842692</text:p>
          </table:table-cell>
          <table:table-cell office:value-type="float" office:value="62.4199981689453" calcext:value-type="float">
            <text:p>62,4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765.558874631508" calcext:value-type="float">
            <text:p>765,558874631508</text:p>
          </table:table-cell>
          <table:table-cell table:number-columns-repeated="101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GREIF INC B</text:p>
          </table:table-cell>
          <table:table-cell office:value-type="string" calcext:value-type="string">
            <text:p>GEF.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HERSHA HOSPITALITY TRUS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1999-01-21 00:00:00-05:00</text:p>
          </table:table-cell>
          <table:table-cell office:value-type="float" office:value="4.22929865000199" calcext:value-type="float">
            <text:p>4,22929865000199</text:p>
          </table:table-cell>
          <table:table-cell office:value-type="float" office:value="6.32999992370606" calcext:value-type="float">
            <text:p>6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6702041531891" calcext:value-type="float">
            <text:p>49,6702041531891</text:p>
          </table:table-cell>
          <table:table-cell table:number-columns-repeated="101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HESKA CORP</text:p>
          </table:table-cell>
          <table:table-cell office:value-type="string" calcext:value-type="string">
            <text:p>HSKA</text:p>
          </table:table-cell>
          <table:table-cell office:value-type="string" calcext:value-type="string">
            <text:p>1997-07-01 00:00:00-04:00</text:p>
          </table:table-cell>
          <table:table-cell office:value-type="float" office:value="85.0322048905967" calcext:value-type="float">
            <text:p>85,032204890596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5949267110425" calcext:value-type="float">
            <text:p>37,5949267110425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HF FOODS GROUP INC</text:p>
          </table:table-cell>
          <table:table-cell office:value-type="string" calcext:value-type="string">
            <text:p>HFFG</text:p>
          </table:table-cell>
          <table:table-cell office:value-type="string" calcext:value-type="string">
            <text:p>2017-09-07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3.5699999332428" calcext:value-type="float">
            <text:p>3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3846160693046" calcext:value-type="float">
            <text:p>-63,3846160693046</text:p>
          </table:table-cell>
          <table:table-cell table:number-columns-repeated="1016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HIBBETT INC</text:p>
          </table:table-cell>
          <table:table-cell office:value-type="string" calcext:value-type="string">
            <text:p>HIBB</text:p>
          </table:table-cell>
          <table:table-cell office:value-type="string" calcext:value-type="string">
            <text:p>1996-10-11 00:00:00-04:00</text:p>
          </table:table-cell>
          <table:table-cell office:value-type="float" office:value="3.54149986008656" calcext:value-type="float">
            <text:p>3,54149986008656</text:p>
          </table:table-cell>
          <table:table-cell office:value-type="float" office:value="52.6800003051758" calcext:value-type="float">
            <text:p>52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7.50536175055" calcext:value-type="float">
            <text:p>1387,50536175055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HIGHPEAK ENERGY INC (A)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2018-05-29 00:00:00-04:00</text:p>
          </table:table-cell>
          <table:table-cell office:value-type="float" office:value="9.57902501018384" calcext:value-type="float">
            <text:p>9,57902501018384</text:p>
          </table:table-cell>
          <table:table-cell office:value-type="float" office:value="15.5600004196167" calcext:value-type="float">
            <text:p>15,5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.4382481836538" calcext:value-type="float">
            <text:p>62,4382481836538</text:p>
          </table:table-cell>
          <table:table-cell table:number-columns-repeated="101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HILLENBRAN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2008-03-28 00:00:00-04:00</text:p>
          </table:table-cell>
          <table:table-cell office:value-type="float" office:value="15.2308344040776" calcext:value-type="float">
            <text:p>15,2308344040776</text:p>
          </table:table-cell>
          <table:table-cell office:value-type="float" office:value="46.4500007629395" calcext:value-type="float">
            <text:p>46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973447485608" calcext:value-type="float">
            <text:p>204,973447485608</text:p>
          </table:table-cell>
          <table:table-cell table:number-columns-repeated="1016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HILLEVAX</text:p>
          </table:table-cell>
          <table:table-cell office:value-type="string" calcext:value-type="string">
            <text:p>HLVX</text:p>
          </table:table-cell>
          <table:table-cell office:value-type="string" calcext:value-type="string">
            <text:p>2022-04-29 00:00:00-04:00</text:p>
          </table:table-cell>
          <table:table-cell office:value-type="float" office:value="18.7600002288818" calcext:value-type="float">
            <text:p>18,7600002288818</text:p>
          </table:table-cell>
          <table:table-cell office:value-type="float" office:value="14.6599998474121" calcext:value-type="float">
            <text:p>14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8550124277589" calcext:value-type="float">
            <text:p>-21,8550124277589</text:p>
          </table:table-cell>
          <table:table-cell table:number-columns-repeated="101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HILLMAN SOLUTIONS CORP (A)</text:p>
          </table:table-cell>
          <table:table-cell office:value-type="string" calcext:value-type="string">
            <text:p>HLMN</text:p>
          </table:table-cell>
          <table:table-cell office:value-type="string" calcext:value-type="string">
            <text:p>2020-12-03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8.18000030517578" calcext:value-type="float">
            <text:p>8,1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1999969482422" calcext:value-type="float">
            <text:p>-18,1999969482422</text:p>
          </table:table-cell>
          <table:table-cell table:number-columns-repeated="101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HILLTOP HOLDINGS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2004-02-19 00:00:00-05:00</text:p>
          </table:table-cell>
          <table:table-cell office:value-type="float" office:value="15.3282545304974" calcext:value-type="float">
            <text:p>15,3282545304974</text:p>
          </table:table-cell>
          <table:table-cell office:value-type="float" office:value="30.7700004577637" calcext:value-type="float">
            <text:p>3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.740406525369" calcext:value-type="float">
            <text:p>100,740406525369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HILTON GRAND VACATIONS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2017-01-04 00:00:00-05:00</text:p>
          </table:table-cell>
          <table:table-cell office:value-type="float" office:value="25.3500003814697" calcext:value-type="float">
            <text:p>25,3500003814697</text:p>
          </table:table-cell>
          <table:table-cell office:value-type="float" office:value="41.9500007629395" calcext:value-type="float">
            <text:p>41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5.4832352334162" calcext:value-type="float">
            <text:p>65,4832352334162</text:p>
          </table:table-cell>
          <table:table-cell table:number-columns-repeated="101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HIMS AND HERS HEALTH INC (A)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2019-09-13 00:00:00-04:00</text:p>
          </table:table-cell>
          <table:table-cell office:value-type="float" office:value="9.77999973297119" calcext:value-type="float">
            <text:p>9,77999973297119</text:p>
          </table:table-cell>
          <table:table-cell office:value-type="float" office:value="11.8199996948242" calcext:value-type="float">
            <text:p>11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8588958849927" calcext:value-type="float">
            <text:p>20,8588958849927</text:p>
          </table:table-cell>
          <table:table-cell table:number-columns-repeated="101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HINGHAM INST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1988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6.25" calcext:value-type="float">
            <text:p>186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HIPPO HOLDINGS INC (A)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2021-01-11 00:00:00-05:00</text:p>
          </table:table-cell>
          <table:table-cell office:value-type="float" office:value="282.5" calcext:value-type="float">
            <text:p>282,5</text:p>
          </table:table-cell>
          <table:table-cell office:value-type="float" office:value="17.5499992370606" calcext:value-type="float">
            <text:p>17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7876108895361" calcext:value-type="float">
            <text:p>-93,7876108895361</text:p>
          </table:table-cell>
          <table:table-cell table:number-columns-repeated="101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HIRERIGHT HOLDINGS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2021-10-29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9.72999954223633" calcext:value-type="float">
            <text:p>9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944446987576" calcext:value-type="float">
            <text:p>-45,944446987576</text:p>
          </table:table-cell>
          <table:table-cell table:number-columns-repeated="101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HNI CORPORATION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2999992370605" calcext:value-type="float">
            <text:p>25,29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HOLLEY INC (A)</text:p>
          </table:table-cell>
          <table:table-cell office:value-type="string" calcext:value-type="string">
            <text:p>HLLY</text:p>
          </table:table-cell>
          <table:table-cell office:value-type="string" calcext:value-type="string">
            <text:p>2020-11-27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2.21000003814697" calcext:value-type="float">
            <text:p>2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3333329420823" calcext:value-type="float">
            <text:p>-77,3333329420823</text:p>
          </table:table-cell>
          <table:table-cell table:number-columns-repeated="101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HOME BANCORP INC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2008-10-08 00:00:00-04:00</text:p>
          </table:table-cell>
          <table:table-cell office:value-type="float" office:value="9.17971328174393" calcext:value-type="float">
            <text:p>9,17971328174393</text:p>
          </table:table-cell>
          <table:table-cell office:value-type="float" office:value="28.8500003814697" calcext:value-type="float">
            <text:p>28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14.279972543858" calcext:value-type="float">
            <text:p>214,279972543858</text:p>
          </table:table-cell>
          <table:table-cell table:number-columns-repeated="101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HOME BANCSHARES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2006-06-23 00:00:00-04:00</text:p>
          </table:table-cell>
          <table:table-cell office:value-type="float" office:value="3.38115172277188" calcext:value-type="float">
            <text:p>3,38115172277188</text:p>
          </table:table-cell>
          <table:table-cell office:value-type="float" office:value="21.4500007629394" calcext:value-type="float">
            <text:p>21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534.399237942349" calcext:value-type="float">
            <text:p>534,399237942349</text:p>
          </table:table-cell>
          <table:table-cell table:number-columns-repeated="101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HOME POINT CAPITAL</text:p>
          </table:table-cell>
          <table:table-cell office:value-type="string" calcext:value-type="string">
            <text:p>HMPT</text:p>
          </table:table-cell>
          <table:table-cell office:value-type="string" calcext:value-type="string">
            <text:p>2021-01-29 00:00:00-05:00</text:p>
          </table:table-cell>
          <table:table-cell office:value-type="float" office:value="8.99568516640139" calcext:value-type="float">
            <text:p>8,99568516640139</text:p>
          </table:table-cell>
          <table:table-cell office:value-type="float" office:value="1.70000004768372" calcext:value-type="float">
            <text:p>1,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1020504137565" calcext:value-type="float">
            <text:p>-81,1020504137565</text:p>
          </table:table-cell>
          <table:table-cell table:number-columns-repeated="101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HOMESTREET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2012-02-10 00:00:00-05:00</text:p>
          </table:table-cell>
          <table:table-cell office:value-type="float" office:value="10.4420990347862" calcext:value-type="float">
            <text:p>10,4420990347862</text:p>
          </table:table-cell>
          <table:table-cell office:value-type="float" office:value="6.17000007629395" calcext:value-type="float">
            <text:p>6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0.912262412571" calcext:value-type="float">
            <text:p>-40,912262412571</text:p>
          </table:table-cell>
          <table:table-cell table:number-columns-repeated="101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HOMETRUST BANCSHARES INC</text:p>
          </table:table-cell>
          <table:table-cell office:value-type="string" calcext:value-type="string">
            <text:p>HTBI</text:p>
          </table:table-cell>
          <table:table-cell office:value-type="string" calcext:value-type="string">
            <text:p>2012-07-11 00:00:00-04:00</text:p>
          </table:table-cell>
          <table:table-cell office:value-type="float" office:value="10.6121450100132" calcext:value-type="float">
            <text:p>10,6121450100132</text:p>
          </table:table-cell>
          <table:table-cell office:value-type="float" office:value="19.5900001525879" calcext:value-type="float">
            <text:p>19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5998159100125" calcext:value-type="float">
            <text:p>84,5998159100125</text:p>
          </table:table-cell>
          <table:table-cell table:number-columns-repeated="101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HONEST COMPANY</text:p>
          </table:table-cell>
          <table:table-cell office:value-type="string" calcext:value-type="string">
            <text:p>HNST</text:p>
          </table:table-cell>
          <table:table-cell office:value-type="string" calcext:value-type="string">
            <text:p>2021-05-04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625" calcext:value-type="float">
            <text:p>-90,625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HOPE BANCORP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1998-01-29 00:00:00-05:00</text:p>
          </table:table-cell>
          <table:table-cell office:value-type="float" office:value="1.37206694065246" calcext:value-type="float">
            <text:p>1,37206694065246</text:p>
          </table:table-cell>
          <table:table-cell office:value-type="float" office:value="7.94999980926514" calcext:value-type="float">
            <text:p>7,9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479.417780118269" calcext:value-type="float">
            <text:p>479,417780118269</text:p>
          </table:table-cell>
          <table:table-cell table:number-columns-repeated="101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HORACE MANN EDUCATORS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1991-11-15 00:00:00-05:00</text:p>
          </table:table-cell>
          <table:table-cell office:value-type="float" office:value="4.34460353851318" calcext:value-type="float">
            <text:p>4,34460353851318</text:p>
          </table:table-cell>
          <table:table-cell office:value-type="float" office:value="32.9300003051758" calcext:value-type="float">
            <text:p>32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657.951790382354" calcext:value-type="float">
            <text:p>657,951790382354</text:p>
          </table:table-cell>
          <table:table-cell table:number-columns-repeated="101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HORIZON BANCORP INC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2002-01-09 00:00:00-05:00</text:p>
          </table:table-cell>
          <table:table-cell office:value-type="float" office:value="1.71422218044915" calcext:value-type="float">
            <text:p>1,71422218044915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405.76874895075" calcext:value-type="float">
            <text:p>405,76874895075</text:p>
          </table:table-cell>
          <table:table-cell table:number-columns-repeated="101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HOSTESS BRANDS</text:p>
          </table:table-cell>
          <table:table-cell office:value-type="string" calcext:value-type="string">
            <text:p>TWNK</text:p>
          </table:table-cell>
          <table:table-cell office:value-type="string" calcext:value-type="string">
            <text:p>2015-12-15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26.3700008392334" calcext:value-type="float">
            <text:p>26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4.687497826914" calcext:value-type="float">
            <text:p>174,687497826914</text:p>
          </table:table-cell>
          <table:table-cell table:number-columns-repeated="101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HOULIHAN LOKEY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2015-08-13 00:00:00-04:00</text:p>
          </table:table-cell>
          <table:table-cell office:value-type="float" office:value="19.1516141874725" calcext:value-type="float">
            <text:p>19,1516141874725</text:p>
          </table:table-cell>
          <table:table-cell office:value-type="float" office:value="87.6800003051758" calcext:value-type="float">
            <text:p>87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57.820418931212" calcext:value-type="float">
            <text:p>357,820418931212</text:p>
          </table:table-cell>
          <table:table-cell table:number-columns-repeated="101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HOVNANIAN ENTERP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1983-09-0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4.1100006103516" calcext:value-type="float">
            <text:p>74,1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HUB GROUP A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1996-03-13 00:00:00-05:00</text:p>
          </table:table-cell>
          <table:table-cell office:value-type="float" office:value="3.875" calcext:value-type="float">
            <text:p>3,875</text:p>
          </table:table-cell>
          <table:table-cell office:value-type="float" office:value="73.2699966430664" calcext:value-type="float">
            <text:p>73,26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0.83862304687" calcext:value-type="float">
            <text:p>1790,83862304687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office:value-type="string" calcext:value-type="string">
            <text:p>HUDSON TECH INC</text:p>
          </table:table-cell>
          <table:table-cell office:value-type="string" calcext:value-type="string">
            <text:p>HDSN</text:p>
          </table:table-cell>
          <table:table-cell office:value-type="string" calcext:value-type="string">
            <text:p>1994-11-01 00:00:00-05:00</text:p>
          </table:table-cell>
          <table:table-cell office:value-type="float" office:value="5.75" calcext:value-type="float">
            <text:p>5,75</text:p>
          </table:table-cell>
          <table:table-cell office:value-type="float" office:value="7.80000019073486" calcext:value-type="float">
            <text:p>7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35.6521772301715" calcext:value-type="float">
            <text:p>35,6521772301715</text:p>
          </table:table-cell>
          <table:table-cell table:number-columns-repeated="101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HUMACYTE INC (A)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2020-12-01 00:00:00-05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4.30000019073486" calcext:value-type="float">
            <text:p>4,3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701002547687" calcext:value-type="float">
            <text:p>-55,6701002547687</text:p>
          </table:table-cell>
          <table:table-cell table:number-columns-repeated="1016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HURON CONSULTING GROUP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2004-10-13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71.6399993896484" calcext:value-type="float">
            <text:p>71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87.243239944046" calcext:value-type="float">
            <text:p>287,243239944046</text:p>
          </table:table-cell>
          <table:table-cell table:number-columns-repeated="101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HYCROFT MINING HOLDING CORP (A)</text:p>
          </table:table-cell>
          <table:table-cell office:value-type="string" calcext:value-type="string">
            <text:p>HYMC</text:p>
          </table:table-cell>
          <table:table-cell office:value-type="string" calcext:value-type="string">
            <text:p>2018-03-12 00:00:00-04:00</text:p>
          </table:table-cell>
          <table:table-cell office:value-type="float" office:value="9.5600004196167" calcext:value-type="float">
            <text:p>9,5600004196167</text:p>
          </table:table-cell>
          <table:table-cell office:value-type="float" office:value="0.400000005960465" calcext:value-type="float">
            <text:p>0,400000005960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158997028945" calcext:value-type="float">
            <text:p>-95,8158997028945</text:p>
          </table:table-cell>
          <table:table-cell table:number-columns-repeated="101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HYDROFARM HOLDINGS</text:p>
          </table:table-cell>
          <table:table-cell office:value-type="string" calcext:value-type="string">
            <text:p>HYFM</text:p>
          </table:table-cell>
          <table:table-cell office:value-type="string" calcext:value-type="string">
            <text:p>2020-12-10 00:00:00-05:00</text:p>
          </table:table-cell>
          <table:table-cell office:value-type="float" office:value="46" calcext:value-type="float">
            <text:p>46</text:p>
          </table:table-cell>
          <table:table-cell office:value-type="float" office:value="1.24000000953674" calcext:value-type="float">
            <text:p>1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043478053549" calcext:value-type="float">
            <text:p>-97,3043478053549</text:p>
          </table:table-cell>
          <table:table-cell table:number-columns-repeated="101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HYLIION HOLDINGS CORP (A)</text:p>
          </table:table-cell>
          <table:table-cell office:value-type="string" calcext:value-type="string">
            <text:p>HYLN</text:p>
          </table:table-cell>
          <table:table-cell office:value-type="string" calcext:value-type="string">
            <text:p>2020-01-02 00:00:00-05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1.62000000476837" calcext:value-type="float">
            <text:p>1,62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7837833645211" calcext:value-type="float">
            <text:p>-83,7837833645211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HYSTER-YALE MATERIALS HANDLING CL A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2012-10-01 00:00:00-04:00</text:p>
          </table:table-cell>
          <table:table-cell office:value-type="float" office:value="34.1913166683534" calcext:value-type="float">
            <text:p>34,1913166683534</text:p>
          </table:table-cell>
          <table:table-cell office:value-type="float" office:value="51.4300003051758" calcext:value-type="float">
            <text:p>5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4183088473397" calcext:value-type="float">
            <text:p>50,4183088473397</text:p>
          </table:table-cell>
          <table:table-cell table:number-columns-repeated="101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HYZON MOTORS INC (A)</text:p>
          </table:table-cell>
          <table:table-cell office:value-type="string" calcext:value-type="string">
            <text:p>HYZN</text:p>
          </table:table-cell>
          <table:table-cell office:value-type="string" calcext:value-type="string">
            <text:p>2020-12-14 00:00:00-05:00</text:p>
          </table:table-cell>
          <table:table-cell office:value-type="float" office:value="10.3100004196167" calcext:value-type="float">
            <text:p>10,3100004196167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2405433621634" calcext:value-type="float">
            <text:p>-92,2405433621634</text:p>
          </table:table-cell>
          <table:table-cell table:number-columns-repeated="101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I3 VERTICALS</text:p>
          </table:table-cell>
          <table:table-cell office:value-type="string" calcext:value-type="string">
            <text:p>IIIV</text:p>
          </table:table-cell>
          <table:table-cell office:value-type="string" calcext:value-type="string">
            <text:p>2018-06-21 00:00:00-04:00</text:p>
          </table:table-cell>
          <table:table-cell office:value-type="float" office:value="17.7000007629395" calcext:value-type="float">
            <text:p>17,7000007629395</text:p>
          </table:table-cell>
          <table:table-cell office:value-type="float" office:value="22.8500003814697" calcext:value-type="float">
            <text:p>22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0960417883903" calcext:value-type="float">
            <text:p>29,0960417883903</text:p>
          </table:table-cell>
          <table:table-cell table:number-columns-repeated="101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number-columns-repeated="2" office:value-type="string" calcext:value-type="string">
            <text:p>IBEX</text:p>
          </table:table-cell>
          <table:table-cell office:value-type="string" calcext:value-type="string">
            <text:p>2020-08-0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19.5100002288818" calcext:value-type="float">
            <text:p>19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8.38889016045465" calcext:value-type="float">
            <text:p>8,38889016045465</text:p>
          </table:table-cell>
          <table:table-cell table:number-columns-repeated="1016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ICF INTERNATIONAL ICFI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HELIX ENERGY SOLUTIONS GROUP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1997-07-01 00:00:00-04:00</text:p>
          </table:table-cell>
          <table:table-cell office:value-type="float" office:value="4.84375" calcext:value-type="float">
            <text:p>4,84375</text:p>
          </table:table-cell>
          <table:table-cell office:value-type="float" office:value="7.05999994277954" calcext:value-type="float">
            <text:p>7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45.7548375283518" calcext:value-type="float">
            <text:p>45,7548375283518</text:p>
          </table:table-cell>
          <table:table-cell table:number-columns-repeated="1016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80-10-15 00:00:00-04:00</text:p>
          </table:table-cell>
          <table:table-cell office:value-type="float" office:value="3.82985182980585" calcext:value-type="float">
            <text:p>3,82985182980585</text:p>
          </table:table-cell>
          <table:table-cell office:value-type="float" office:value="32.4799995422363" calcext:value-type="float">
            <text:p>32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748.074572740921" calcext:value-type="float">
            <text:p>748,074572740921</text:p>
          </table:table-cell>
          <table:table-cell table:number-columns-repeated="101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HERBALIFE NUTRITION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2004-12-16 00:00:00-05:00</text:p>
          </table:table-cell>
          <table:table-cell office:value-type="float" office:value="2.9963255356854" calcext:value-type="float">
            <text:p>2,9963255356854</text:p>
          </table:table-cell>
          <table:table-cell office:value-type="float" office:value="13.960000038147" calcext:value-type="float">
            <text:p>13,96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65.903983792391" calcext:value-type="float">
            <text:p>365,903983792391</text:p>
          </table:table-cell>
          <table:table-cell table:number-columns-repeated="101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HERC HOLDING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2006-11-16 00:00:00-05:00</text:p>
          </table:table-cell>
          <table:table-cell office:value-type="float" office:value="43.8910078056504" calcext:value-type="float">
            <text:p>43,8910078056504</text:p>
          </table:table-cell>
          <table:table-cell office:value-type="float" office:value="97.2900009155273" calcext:value-type="float">
            <text:p>9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1.662718127431" calcext:value-type="float">
            <text:p>121,662718127431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HERITAGE COMMERCE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1998-07-20 00:00:00-04:00</text:p>
          </table:table-cell>
          <table:table-cell office:value-type="float" office:value="5.86025857925415" calcext:value-type="float">
            <text:p>5,86025857925415</text:p>
          </table:table-cell>
          <table:table-cell office:value-type="float" office:value="7.30999994277954" calcext:value-type="float">
            <text:p>7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.7385220962366" calcext:value-type="float">
            <text:p>24,7385220962366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HERITAGE CRYSTAL CLEAN</text:p>
          </table:table-cell>
          <table:table-cell office:value-type="string" calcext:value-type="string">
            <text:p>HCCI</text:p>
          </table:table-cell>
          <table:table-cell office:value-type="string" calcext:value-type="string">
            <text:p>2008-03-12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33.3800010681152" calcext:value-type="float">
            <text:p>33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.428579057966" calcext:value-type="float">
            <text:p>138,428579057966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HERITAGE FINL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1998-05-07 00:00:00-04:00</text:p>
          </table:table-cell>
          <table:table-cell office:value-type="float" office:value="7.25828746400506" calcext:value-type="float">
            <text:p>7,25828746400506</text:p>
          </table:table-cell>
          <table:table-cell office:value-type="float" office:value="16.4799995422363" calcext:value-type="float">
            <text:p>16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050797091781" calcext:value-type="float">
            <text:p>127,050797091781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HERON THERAPEUTICS</text:p>
          </table:table-cell>
          <table:table-cell office:value-type="string" calcext:value-type="string">
            <text:p>HRTX</text:p>
          </table:table-cell>
          <table:table-cell office:value-type="string" calcext:value-type="string">
            <text:p>1987-08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.38000011444092" calcext:value-type="float">
            <text:p>2,3800001144409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IMMUNITYBIO INC</text:p>
          </table:table-cell>
          <table:table-cell office:value-type="string" calcext:value-type="string">
            <text:p>IBRX</text:p>
          </table:table-cell>
          <table:table-cell office:value-type="string" calcext:value-type="string">
            <text:p>2015-07-28 00:00:00-04:00</text:p>
          </table:table-cell>
          <table:table-cell office:value-type="float" office:value="37" calcext:value-type="float">
            <text:p>37</text:p>
          </table:table-cell>
          <table:table-cell office:value-type="float" office:value="4.1399998664856" calcext:value-type="float">
            <text:p>4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8108111716605" calcext:value-type="float">
            <text:p>-88,8108111716605</text:p>
          </table:table-cell>
          <table:table-cell table:number-columns-repeated="1016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IMMUNOGEN INC</text:p>
          </table:table-cell>
          <table:table-cell office:value-type="string" calcext:value-type="string">
            <text:p>IMGN</text:p>
          </table:table-cell>
          <table:table-cell office:value-type="string" calcext:value-type="string">
            <text:p>1989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.3400001525879" calcext:value-type="float">
            <text:p>13,3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IMMUNOVANT</text:p>
          </table:table-cell>
          <table:table-cell office:value-type="string" calcext:value-type="string">
            <text:p>IMVT</text:p>
          </table:table-cell>
          <table:table-cell office:value-type="string" calcext:value-type="string">
            <text:p>2019-06-21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8542727150131" calcext:value-type="float">
            <text:p>90,8542727150131</text:p>
          </table:table-cell>
          <table:table-cell table:number-columns-repeated="101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IMPINJ IN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2016-07-21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3-05-05 00:00:00-04:00</text:p>
          </table:table-cell>
          <table:table-cell office:value-type="float" office:value="383.333333333333" calcext:value-type="float">
            <text:p>383,33333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INARI MEDICAL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2020-05-22 00:00:00-04:00</text:p>
          </table:table-cell>
          <table:table-cell office:value-type="float" office:value="41.2999992370605" calcext:value-type="float">
            <text:p>41,2999992370605</text:p>
          </table:table-cell>
          <table:table-cell office:value-type="float" office:value="62.9000015258789" calcext:value-type="float">
            <text:p>62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3002486388319" calcext:value-type="float">
            <text:p>52,3002486388319</text:p>
          </table:table-cell>
          <table:table-cell table:number-columns-repeated="101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IDENTIV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1997-10-07 00:00:00-04:00</text:p>
          </table:table-cell>
          <table:table-cell office:value-type="float" office:value="200" calcext:value-type="float">
            <text:p>200</text:p>
          </table:table-cell>
          <table:table-cell office:value-type="float" office:value="5.26000022888184" calcext:value-type="float">
            <text:p>5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699998855591" calcext:value-type="float">
            <text:p>-97,3699998855591</text:p>
          </table:table-cell>
          <table:table-cell table:number-columns-repeated="101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INDEPENDENCE REALTY TRUST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2013-08-13 00:00:00-04:00</text:p>
          </table:table-cell>
          <table:table-cell office:value-type="float" office:value="4.35391994575455" calcext:value-type="float">
            <text:p>4,35391994575455</text:p>
          </table:table-cell>
          <table:table-cell office:value-type="float" office:value="16.75" calcext:value-type="float">
            <text:p>16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4.710794150744" calcext:value-type="float">
            <text:p>284,710794150744</text:p>
          </table:table-cell>
          <table:table-cell table:number-columns-repeated="1016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INDEPENDENT BANK CORP. MICHIGAN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1985-09-04 00:00:00-04:00</text:p>
          </table:table-cell>
          <table:table-cell office:value-type="float" office:value="4.12145042419434" calcext:value-type="float">
            <text:p>4,12145042419434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278672008449" calcext:value-type="float">
            <text:p>294,278672008449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2013-04-04 00:00:00-04:00</text:p>
          </table:table-cell>
          <table:table-cell office:value-type="float" office:value="25.3088653363833" calcext:value-type="float">
            <text:p>25,3088653363833</text:p>
          </table:table-cell>
          <table:table-cell office:value-type="float" office:value="31.829999923706" calcext:value-type="float">
            <text:p>31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7662068237731" calcext:value-type="float">
            <text:p>25,7662068237731</text:p>
          </table:table-cell>
          <table:table-cell table:number-columns-repeated="1016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INDEPENDENT BANK MASS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1986-05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0.0800018310547" calcext:value-type="float">
            <text:p>50,0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INDIE SEMICONDUCTOR INC (A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2019-10-04 00:00:00-04:00</text:p>
          </table:table-cell>
          <table:table-cell office:value-type="float" office:value="9.77499961853027" calcext:value-type="float">
            <text:p>9,77499961853027</text:p>
          </table:table-cell>
          <table:table-cell office:value-type="float" office:value="7.92999982833862" calcext:value-type="float">
            <text:p>7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746788971134" calcext:value-type="float">
            <text:p>-18,8746788971134</text:p>
          </table:table-cell>
          <table:table-cell table:number-columns-repeated="101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INDUS REALTY TRUST INC</text:p>
          </table:table-cell>
          <table:table-cell office:value-type="string" calcext:value-type="string">
            <text:p>INDT</text:p>
          </table:table-cell>
          <table:table-cell office:value-type="string" calcext:value-type="string">
            <text:p>1997-06-18 00:00:00-04:00</text:p>
          </table:table-cell>
          <table:table-cell office:value-type="float" office:value="13.3096303939819" calcext:value-type="float">
            <text:p>13,3096303939819</text:p>
          </table:table-cell>
          <table:table-cell office:value-type="float" office:value="66.8000030517578" calcext:value-type="float">
            <text:p>66,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401.892247000052" calcext:value-type="float">
            <text:p>401,892247000052</text:p>
          </table:table-cell>
          <table:table-cell table:number-columns-repeated="101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INDUSTRIAL LOGISTICS PROPERTIES TRUST</text:p>
          </table:table-cell>
          <table:table-cell office:value-type="string" calcext:value-type="string">
            <text:p>ILPT</text:p>
          </table:table-cell>
          <table:table-cell office:value-type="string" calcext:value-type="string">
            <text:p>2018-01-12 00:00:00-05:00</text:p>
          </table:table-cell>
          <table:table-cell office:value-type="float" office:value="18.2104613763225" calcext:value-type="float">
            <text:p>18,2104613763225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7427346844615" calcext:value-type="float">
            <text:p>-88,7427346844615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INFINERA</text:p>
          </table:table-cell>
          <table:table-cell office:value-type="string" calcext:value-type="string">
            <text:p>INFN</text:p>
          </table:table-cell>
          <table:table-cell office:value-type="string" calcext:value-type="string">
            <text:p>2007-06-07 00:00:00-04:00</text:p>
          </table:table-cell>
          <table:table-cell office:value-type="float" office:value="16.0400009155273" calcext:value-type="float">
            <text:p>16,0400009155273</text:p>
          </table:table-cell>
          <table:table-cell office:value-type="float" office:value="5.46000003814697" calcext:value-type="float">
            <text:p>5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9601014557207" calcext:value-type="float">
            <text:p>-65,9601014557207</text:p>
          </table:table-cell>
          <table:table-cell table:number-columns-repeated="101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INFORMATION SERVICES GROUP IN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007-02-12 00:00:00-05:00</text:p>
          </table:table-cell>
          <table:table-cell office:value-type="float" office:value="6.76839706480213" calcext:value-type="float">
            <text:p>6,76839706480213</text:p>
          </table:table-cell>
          <table:table-cell office:value-type="float" office:value="5.03999996185303" calcext:value-type="float">
            <text:p>5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5362840920981" calcext:value-type="float">
            <text:p>-25,5362840920981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INFRASTRUCTURE AND ENERGY ALTERNATIVES</text:p>
          </table:table-cell>
          <table:table-cell office:value-type="string" calcext:value-type="string">
            <text:p>IE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INGEVITY</text:p>
          </table:table-cell>
          <table:table-cell office:value-type="string" calcext:value-type="string">
            <text:p>NGVT</text:p>
          </table:table-cell>
          <table:table-cell office:value-type="string" calcext:value-type="string">
            <text:p>2016-05-03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63.6599998474121" calcext:value-type="float">
            <text:p>63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76.782608032227" calcext:value-type="float">
            <text:p>176,782608032227</text:p>
          </table:table-cell>
          <table:table-cell table:number-columns-repeated="101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INGLES MARKETS CL A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1987-09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5.2099990844727" calcext:value-type="float">
            <text:p>85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INHIBRX</text:p>
          </table:table-cell>
          <table:table-cell office:value-type="string" calcext:value-type="string">
            <text:p>INBX</text:p>
          </table:table-cell>
          <table:table-cell office:value-type="string" calcext:value-type="string">
            <text:p>2020-08-19 00:00:00-04:00</text:p>
          </table:table-cell>
          <table:table-cell office:value-type="float" office:value="22.1000003814697" calcext:value-type="float">
            <text:p>22,1000003814697</text:p>
          </table:table-cell>
          <table:table-cell office:value-type="float" office:value="27.3299999237061" calcext:value-type="float">
            <text:p>27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6651558912259" calcext:value-type="float">
            <text:p>23,6651558912259</text:p>
          </table:table-cell>
          <table:table-cell table:number-columns-repeated="101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INNOSPEC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1998-05-13 00:00:00-04:00</text:p>
          </table:table-cell>
          <table:table-cell office:value-type="float" office:value="11.880491740668" calcext:value-type="float">
            <text:p>11,880491740668</text:p>
          </table:table-cell>
          <table:table-cell office:value-type="float" office:value="102.059997558594" calcext:value-type="float">
            <text:p>102,05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59.055330253992" calcext:value-type="float">
            <text:p>759,055330253992</text:p>
          </table:table-cell>
          <table:table-cell table:number-columns-repeated="101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INNOVAGE HOLDING</text:p>
          </table:table-cell>
          <table:table-cell office:value-type="string" calcext:value-type="string">
            <text:p>INNV</text:p>
          </table:table-cell>
          <table:table-cell office:value-type="string" calcext:value-type="string">
            <text:p>2021-03-04 00:00:00-05:00</text:p>
          </table:table-cell>
          <table:table-cell office:value-type="float" office:value="23.5599994659424" calcext:value-type="float">
            <text:p>23,5599994659424</text:p>
          </table:table-cell>
          <table:table-cell office:value-type="float" office:value="6.57999992370606" calcext:value-type="float">
            <text:p>6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0713069912506" calcext:value-type="float">
            <text:p>-72,0713069912506</text:p>
          </table:table-cell>
          <table:table-cell table:number-columns-repeated="101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INNOVATIVE INDUSTRIAL PROPERTIES</text:p>
          </table:table-cell>
          <table:table-cell office:value-type="string" calcext:value-type="string">
            <text:p>IIPR</text:p>
          </table:table-cell>
          <table:table-cell office:value-type="string" calcext:value-type="string">
            <text:p>2016-12-01 00:00:00-05:00</text:p>
          </table:table-cell>
          <table:table-cell office:value-type="float" office:value="15.9000029133132" calcext:value-type="float">
            <text:p>15,9000029133132</text:p>
          </table:table-cell>
          <table:table-cell office:value-type="float" office:value="69.0100021362305" calcext:value-type="float">
            <text:p>69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334.025091142893" calcext:value-type="float">
            <text:p>334,025091142893</text:p>
          </table:table-cell>
          <table:table-cell table:number-columns-repeated="101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INNOVID CORP (A)</text:p>
          </table:table-cell>
          <table:table-cell office:value-type="string" calcext:value-type="string">
            <text:p>CTV</text:p>
          </table:table-cell>
          <table:table-cell office:value-type="string" calcext:value-type="string">
            <text:p>2021-04-05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878000020980835" calcext:value-type="float">
            <text:p>0,8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2199997901917" calcext:value-type="float">
            <text:p>-91,2199997901917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INNOVIVA</text:p>
          </table:table-cell>
          <table:table-cell office:value-type="string" calcext:value-type="string">
            <text:p>INVA</text:p>
          </table:table-cell>
          <table:table-cell office:value-type="string" calcext:value-type="string">
            <text:p>2004-10-05 00:00:00-04:00</text:p>
          </table:table-cell>
          <table:table-cell office:value-type="float" office:value="14.2544933463604" calcext:value-type="float">
            <text:p>14,2544933463604</text:p>
          </table:table-cell>
          <table:table-cell office:value-type="float" office:value="11.6999998092651" calcext:value-type="float">
            <text:p>11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9206196602385" calcext:value-type="float">
            <text:p>-17,9206196602385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INOGEN INC</text:p>
          </table:table-cell>
          <table:table-cell office:value-type="string" calcext:value-type="string">
            <text:p>INGN</text:p>
          </table:table-cell>
          <table:table-cell office:value-type="string" calcext:value-type="string">
            <text:p>2014-02-14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13.8100004196167" calcext:value-type="float">
            <text:p>13,8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6874973773956" calcext:value-type="float">
            <text:p>-13,6874973773956</text:p>
          </table:table-cell>
          <table:table-cell table:number-columns-repeated="1016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INOTIV INC</text:p>
          </table:table-cell>
          <table:table-cell office:value-type="string" calcext:value-type="string">
            <text:p>NOTV</text:p>
          </table:table-cell>
          <table:table-cell office:value-type="string" calcext:value-type="string">
            <text:p>1997-11-25 00:00:00-05:00</text:p>
          </table:table-cell>
          <table:table-cell office:value-type="float" office:value="8.5" calcext:value-type="float">
            <text:p>8,5</text:p>
          </table:table-cell>
          <table:table-cell office:value-type="float" office:value="5.78999996185303" calcext:value-type="float">
            <text:p>5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1.8823533899644" calcext:value-type="float">
            <text:p>-31,8823533899644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INOVIO PHARMACEUTICALS INC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1998-12-08 00:00:00-05:00</text:p>
          </table:table-cell>
          <table:table-cell office:value-type="float" office:value="60" calcext:value-type="float">
            <text:p>60</text:p>
          </table:table-cell>
          <table:table-cell office:value-type="float" office:value="0.829999983310699" calcext:value-type="float">
            <text:p>0,82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166666944822" calcext:value-type="float">
            <text:p>-98,6166666944822</text:p>
          </table:table-cell>
          <table:table-cell table:number-columns-repeated="1016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INSEEGO CORP</text:p>
          </table:table-cell>
          <table:table-cell office:value-type="string" calcext:value-type="string">
            <text:p>INSG</text:p>
          </table:table-cell>
          <table:table-cell office:value-type="string" calcext:value-type="string">
            <text:p>2000-11-21 00:00:00-05:00</text:p>
          </table:table-cell>
          <table:table-cell office:value-type="float" office:value="129.84375" calcext:value-type="float">
            <text:p>129,84375</text:p>
          </table:table-cell>
          <table:table-cell office:value-type="float" office:value="0.829999983310699" calcext:value-type="float">
            <text:p>0,82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607701692914" calcext:value-type="float">
            <text:p>-99,3607701692914</text:p>
          </table:table-cell>
          <table:table-cell table:number-columns-repeated="1016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INSIGHT ENTERPRISES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1995-01-24 00:00:00-05:00</text:p>
          </table:table-cell>
          <table:table-cell office:value-type="float" office:value="1.92592597007752" calcext:value-type="float">
            <text:p>1,92592597007752</text:p>
          </table:table-cell>
          <table:table-cell office:value-type="float" office:value="125.419998168945" calcext:value-type="float">
            <text:p>125,419998168945</text:p>
          </table:table-cell>
          <table:table-cell office:value-type="string" calcext:value-type="string">
            <text:p>2023-05-05 00:00:00-04:00</text:p>
          </table:table-cell>
          <table:table-cell office:value-type="float" office:value="6412.1920633272" calcext:value-type="float">
            <text:p>6412,1920633272</text:p>
          </table:table-cell>
          <table:table-cell table:number-columns-repeated="1016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INSMED INC</text:p>
          </table:table-cell>
          <table:table-cell office:value-type="string" calcext:value-type="string">
            <text:p>INSM</text:p>
          </table:table-cell>
          <table:table-cell office:value-type="string" calcext:value-type="string">
            <text:p>2000-06-01 00:00:00-04:00</text:p>
          </table:table-cell>
          <table:table-cell office:value-type="float" office:value="160" calcext:value-type="float">
            <text:p>160</text:p>
          </table:table-cell>
          <table:table-cell office:value-type="float" office:value="19.7000007629394" calcext:value-type="float">
            <text:p>19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6874995231628" calcext:value-type="float">
            <text:p>-87,6874995231628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1997-01-29 00:00:00-05:00</text:p>
          </table:table-cell>
          <table:table-cell office:value-type="float" office:value="3.39546232602813" calcext:value-type="float">
            <text:p>3,39546232602813</text:p>
          </table:table-cell>
          <table:table-cell office:value-type="float" office:value="118.339996337891" calcext:value-type="float">
            <text:p>118,3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3385.23956312953" calcext:value-type="float">
            <text:p>3385,23956312953</text:p>
          </table:table-cell>
          <table:table-cell table:number-columns-repeated="1016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INSPIRATO INCORPORATED (A)</text:p>
          </table:table-cell>
          <table:table-cell office:value-type="string" calcext:value-type="string">
            <text:p>ISPO</text:p>
          </table:table-cell>
          <table:table-cell office:value-type="string" calcext:value-type="string">
            <text:p>2021-02-09 00:00:00-05:00</text:p>
          </table:table-cell>
          <table:table-cell office:value-type="float" office:value="10.3000001907349" calcext:value-type="float">
            <text:p>10,3000001907349</text:p>
          </table:table-cell>
          <table:table-cell office:value-type="float" office:value="0.699999988079071" calcext:value-type="float">
            <text:p>0,69999998807907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2038837367329" calcext:value-type="float">
            <text:p>-93,2038837367329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INSPIRE MEDICAL SYSTEMS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2018-05-03 00:00:00-04:00</text:p>
          </table:table-cell>
          <table:table-cell office:value-type="float" office:value="24.4899997711182" calcext:value-type="float">
            <text:p>24,4899997711182</text:p>
          </table:table-cell>
          <table:table-cell office:value-type="float" office:value="268.640014648438" calcext:value-type="float">
            <text:p>268,640014648438</text:p>
          </table:table-cell>
          <table:table-cell office:value-type="string" calcext:value-type="string">
            <text:p>2023-05-05 00:00:00-04:00</text:p>
          </table:table-cell>
          <table:table-cell office:value-type="float" office:value="996.937595586478" calcext:value-type="float">
            <text:p>996,937595586478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INSPIRED ENTERTAINMENT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2014-12-16 00:00:00-05:00</text:p>
          </table:table-cell>
          <table:table-cell office:value-type="float" office:value="9.55000019073486" calcext:value-type="float">
            <text:p>9,55000019073486</text:p>
          </table:table-cell>
          <table:table-cell office:value-type="float" office:value="12.3400001525879" calcext:value-type="float">
            <text:p>12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2146587029371" calcext:value-type="float">
            <text:p>29,2146587029371</text:p>
          </table:table-cell>
          <table:table-cell table:number-columns-repeated="1016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INSTALLED BUILDING PRODUCTS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2014-02-13 00:00:00-05:00</text:p>
          </table:table-cell>
          <table:table-cell office:value-type="float" office:value="11.7680908736345" calcext:value-type="float">
            <text:p>11,76809087363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877.2188304362" calcext:value-type="float">
            <text:p>877,2188304362</text:p>
          </table:table-cell>
          <table:table-cell table:number-columns-repeated="1016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INSTEEL INDS</text:p>
          </table:table-cell>
          <table:table-cell office:value-type="string" calcext:value-type="string">
            <text:p>IIIN</text:p>
          </table:table-cell>
          <table:table-cell office:value-type="string" calcext:value-type="string">
            <text:p>1992-03-17 00:00:00-05:00</text:p>
          </table:table-cell>
          <table:table-cell office:value-type="float" office:value="2.21964740753174" calcext:value-type="float">
            <text:p>2,21964740753174</text:p>
          </table:table-cell>
          <table:table-cell office:value-type="float" office:value="28.3199996948242" calcext:value-type="float">
            <text:p>28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5.87830385711" calcext:value-type="float">
            <text:p>1175,87830385711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INSTIL BIO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2021-03-1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0.680000007152557" calcext:value-type="float">
            <text:p>0,68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4814814549905" calcext:value-type="float">
            <text:p>-97,4814814549905</text:p>
          </table:table-cell>
          <table:table-cell table:number-columns-repeated="1016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INSTRUCTURE HOLDIN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2021-07-22 00:00:00-04:00</text:p>
          </table:table-cell>
          <table:table-cell office:value-type="float" office:value="23.0499992370606" calcext:value-type="float">
            <text:p>23,0499992370606</text:p>
          </table:table-cell>
          <table:table-cell office:value-type="float" office:value="25.8199996948242" calcext:value-type="float">
            <text:p>25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0173559629016" calcext:value-type="float">
            <text:p>12,0173559629016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INTAPP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2021-06-30 00:00:00-04:00</text:p>
          </table:table-cell>
          <table:table-cell office:value-type="float" office:value="25.25" calcext:value-type="float">
            <text:p>25,25</text:p>
          </table:table-cell>
          <table:table-cell office:value-type="float" office:value="37.4099998474121" calcext:value-type="float">
            <text:p>37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.1584152372757" calcext:value-type="float">
            <text:p>48,1584152372757</text:p>
          </table:table-cell>
          <table:table-cell table:number-columns-repeated="1016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INTEGER HOLDINGS</text:p>
          </table:table-cell>
          <table:table-cell office:value-type="string" calcext:value-type="string">
            <text:p>ITGR</text:p>
          </table:table-cell>
          <table:table-cell office:value-type="string" calcext:value-type="string">
            <text:p>2000-09-29 00:00:00-04:00</text:p>
          </table:table-cell>
          <table:table-cell office:value-type="float" office:value="20.25" calcext:value-type="float">
            <text:p>20,25</text:p>
          </table:table-cell>
          <table:table-cell office:value-type="float" office:value="81.6900024414062" calcext:value-type="float">
            <text:p>81,6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303.407419463735" calcext:value-type="float">
            <text:p>303,407419463735</text:p>
          </table:table-cell>
          <table:table-cell table:number-columns-repeated="1016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ICHOR HOLDINGS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2016-12-09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27.7000007629394" calcext:value-type="float">
            <text:p>27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0.243909882336" calcext:value-type="float">
            <text:p>170,243909882336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ICOSAVAX</text:p>
          </table:table-cell>
          <table:table-cell office:value-type="string" calcext:value-type="string">
            <text:p>ICVX</text:p>
          </table:table-cell>
          <table:table-cell office:value-type="string" calcext:value-type="string">
            <text:p>2021-07-29 00:00:00-04:00</text:p>
          </table:table-cell>
          <table:table-cell office:value-type="float" office:value="30.0100002288818" calcext:value-type="float">
            <text:p>30,0100002288818</text:p>
          </table:table-cell>
          <table:table-cell office:value-type="float" office:value="6.51999998092651" calcext:value-type="float">
            <text:p>6,5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2739089263598" calcext:value-type="float">
            <text:p>-78,2739089263598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IDEAYA BIOSCIENCES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2019-05-2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19.0799999237061" calcext:value-type="float">
            <text:p>19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2857137407575" calcext:value-type="float">
            <text:p>36,2857137407575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IDT CORP. CL B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2001-05-16 00:00:00-04:00</text:p>
          </table:table-cell>
          <table:table-cell office:value-type="float" office:value="12.1792106628418" calcext:value-type="float">
            <text:p>12,1792106628418</text:p>
          </table:table-cell>
          <table:table-cell office:value-type="float" office:value="32.5099983215332" calcext:value-type="float">
            <text:p>32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.930256988819" calcext:value-type="float">
            <text:p>166,930256988819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IES HOLDINGS</text:p>
          </table:table-cell>
          <table:table-cell office:value-type="string" calcext:value-type="string">
            <text:p>IESC</text:p>
          </table:table-cell>
          <table:table-cell office:value-type="string" calcext:value-type="string">
            <text:p>1998-01-28 00:00:00-05:00</text:p>
          </table:table-cell>
          <table:table-cell office:value-type="float" office:value="241.424499511719" calcext:value-type="float">
            <text:p>241,424499511719</text:p>
          </table:table-cell>
          <table:table-cell office:value-type="float" office:value="43.7700004577637" calcext:value-type="float">
            <text:p>4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701082341318" calcext:value-type="float">
            <text:p>-81,8701082341318</text:p>
          </table:table-cell>
          <table:table-cell table:number-columns-repeated="1016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IGM BIOSCIENCES</text:p>
          </table:table-cell>
          <table:table-cell office:value-type="string" calcext:value-type="string">
            <text:p>IGMS</text:p>
          </table:table-cell>
          <table:table-cell office:value-type="string" calcext:value-type="string">
            <text:p>2019-09-18 00:00:00-04:00</text:p>
          </table:table-cell>
          <table:table-cell office:value-type="float" office:value="18.3099994659424" calcext:value-type="float">
            <text:p>18,3099994659424</text:p>
          </table:table-cell>
          <table:table-cell office:value-type="float" office:value="12.6199998855591" calcext:value-type="float">
            <text:p>12,6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1.0759134153281" calcext:value-type="float">
            <text:p>-31,0759134153281</text:p>
          </table:table-cell>
          <table:table-cell table:number-columns-repeated="1016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IHEARTMEDIA</text:p>
          </table:table-cell>
          <table:table-cell office:value-type="string" calcext:value-type="string">
            <text:p>IHRT</text:p>
          </table:table-cell>
          <table:table-cell office:value-type="string" calcext:value-type="string">
            <text:p>2019-07-01 00:00:00-04:00</text:p>
          </table:table-cell>
          <table:table-cell office:value-type="float" office:value="15.3999996185303" calcext:value-type="float">
            <text:p>15,3999996185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5194800369332" calcext:value-type="float">
            <text:p>-80,5194800369332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IMAGO BIOSCIENCES</text:p>
          </table:table-cell>
          <table:table-cell office:value-type="string" calcext:value-type="string">
            <text:p>IMG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IMAX COR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1994-06-10 00:00:00-04:00</text:p>
          </table:table-cell>
          <table:table-cell office:value-type="float" office:value="6.75" calcext:value-type="float">
            <text:p>6,75</text:p>
          </table:table-cell>
          <table:table-cell office:value-type="float" office:value="19.5300006866455" calcext:value-type="float">
            <text:p>19,5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333343505859" calcext:value-type="float">
            <text:p>189,333343505859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INTL BANCSHARES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1995-08-30 00:00:00-04:00</text:p>
          </table:table-cell>
          <table:table-cell office:value-type="float" office:value="2.17864847183227" calcext:value-type="float">
            <text:p>2,17864847183227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4.85066941974" calcext:value-type="float">
            <text:p>1804,85066941974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INTRA-CELLUAR THERAPIES</text:p>
          </table:table-cell>
          <table:table-cell office:value-type="string" calcext:value-type="string">
            <text:p>ITCI</text:p>
          </table:table-cell>
          <table:table-cell office:value-type="string" calcext:value-type="string">
            <text:p>2014-01-07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62.5200004577637" calcext:value-type="float">
            <text:p>62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0.750002861023" calcext:value-type="float">
            <text:p>290,750002861023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INTREPID POTASH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2008-04-22 00:00:00-04:00</text:p>
          </table:table-cell>
          <table:table-cell office:value-type="float" office:value="447.158341180711" calcext:value-type="float">
            <text:p>447,158341180711</text:p>
          </table:table-cell>
          <table:table-cell office:value-type="float" office:value="21.8799991607666" calcext:value-type="float">
            <text:p>21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068788959649" calcext:value-type="float">
            <text:p>-95,1068788959649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INVENTRUST PROPERTIES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2014-02-27 00:00:00-05:00</text:p>
          </table:table-cell>
          <table:table-cell office:value-type="float" office:value="51.8234939575195" calcext:value-type="float">
            <text:p>51,8234939575195</text:p>
          </table:table-cell>
          <table:table-cell office:value-type="float" office:value="22.6399993896484" calcext:value-type="float">
            <text:p>22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313251653378" calcext:value-type="float">
            <text:p>-56,313251653378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INVESCO MORTGAGE CAPITAL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2009-07-01 00:00:00-04:00</text:p>
          </table:table-cell>
          <table:table-cell office:value-type="float" office:value="33.4578955770619" calcext:value-type="float">
            <text:p>33,4578955770619</text:p>
          </table:table-cell>
          <table:table-cell office:value-type="float" office:value="9.93000030517578" calcext:value-type="float">
            <text:p>9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3209059209821" calcext:value-type="float">
            <text:p>-70,3209059209821</text:p>
          </table:table-cell>
          <table:table-cell table:number-columns-repeated="1016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INVESTORS TITL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1986-12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1.990005493164" calcext:value-type="float">
            <text:p>141,9900054931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INVITAE CORP</text:p>
          </table:table-cell>
          <table:table-cell office:value-type="string" calcext:value-type="string">
            <text:p>NVTA</text:p>
          </table:table-cell>
          <table:table-cell office:value-type="string" calcext:value-type="string">
            <text:p>2015-02-12 00:00:00-05:00</text:p>
          </table:table-cell>
          <table:table-cell office:value-type="float" office:value="17.5" calcext:value-type="float">
            <text:p>17,5</text:p>
          </table:table-cell>
          <table:table-cell office:value-type="float" office:value="1.48000001907349" calcext:value-type="float">
            <text:p>1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428570338658" calcext:value-type="float">
            <text:p>-91,5428570338658</text:p>
          </table:table-cell>
          <table:table-cell table:number-columns-repeated="1016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IONQ INC (A)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2021-01-04 00:00:00-05:00</text:p>
          </table:table-cell>
          <table:table-cell office:value-type="float" office:value="11.125" calcext:value-type="float">
            <text:p>11,125</text:p>
          </table:table-cell>
          <table:table-cell office:value-type="float" office:value="5.73999977111816" calcext:value-type="float">
            <text:p>5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4044964393873" calcext:value-type="float">
            <text:p>-48,4044964393873</text:p>
          </table:table-cell>
          <table:table-cell table:number-columns-repeated="1016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IOVANCE BIOTHERAPEUTICS</text:p>
          </table:table-cell>
          <table:table-cell office:value-type="string" calcext:value-type="string">
            <text:p>IOVA</text:p>
          </table:table-cell>
          <table:table-cell office:value-type="string" calcext:value-type="string">
            <text:p>2010-10-15 00:00:00-04:00</text:p>
          </table:table-cell>
          <table:table-cell office:value-type="float" office:value="105" calcext:value-type="float">
            <text:p>105</text:p>
          </table:table-cell>
          <table:table-cell office:value-type="float" office:value="6.98000001907349" calcext:value-type="float">
            <text:p>6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523809342157" calcext:value-type="float">
            <text:p>-93,3523809342157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IRADIMED CORP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2014-07-16 00:00:00-04:00</text:p>
          </table:table-cell>
          <table:table-cell office:value-type="float" office:value="9.50841843993903" calcext:value-type="float">
            <text:p>9,50841843993903</text:p>
          </table:table-cell>
          <table:table-cell office:value-type="float" office:value="46.5900001525879" calcext:value-type="float">
            <text:p>46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89.986851618686" calcext:value-type="float">
            <text:p>389,986851618686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IRHYTHM TECHNOLOGIES</text:p>
          </table:table-cell>
          <table:table-cell office:value-type="string" calcext:value-type="string">
            <text:p>IRTC</text:p>
          </table:table-cell>
          <table:table-cell office:value-type="string" calcext:value-type="string">
            <text:p>2016-10-20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3-05-05 00:00:00-04:00</text:p>
          </table:table-cell>
          <table:table-cell office:value-type="float" office:value="385.981308411215" calcext:value-type="float">
            <text:p>385,981308411215</text:p>
          </table:table-cell>
          <table:table-cell table:number-columns-repeated="1016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IRIDIUM COMMUNICATIONS INC</text:p>
          </table:table-cell>
          <table:table-cell office:value-type="string" calcext:value-type="string">
            <text:p>IRDM</text:p>
          </table:table-cell>
          <table:table-cell office:value-type="string" calcext:value-type="string">
            <text:p>2008-03-20 00:00:00-04:00</text:p>
          </table:table-cell>
          <table:table-cell office:value-type="float" office:value="8.98032605578995" calcext:value-type="float">
            <text:p>8,98032605578995</text:p>
          </table:table-cell>
          <table:table-cell office:value-type="float" office:value="64.870002746582" calcext:value-type="float">
            <text:p>64,87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22.356875948373" calcext:value-type="float">
            <text:p>622,356875948373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IROBOT</text:p>
          </table:table-cell>
          <table:table-cell office:value-type="string" calcext:value-type="string">
            <text:p>IRBT</text:p>
          </table:table-cell>
          <table:table-cell office:value-type="string" calcext:value-type="string">
            <text:p>2005-11-09 00:00:00-05:00</text:p>
          </table:table-cell>
          <table:table-cell office:value-type="float" office:value="29.5100002288818" calcext:value-type="float">
            <text:p>29,5100002288818</text:p>
          </table:table-cell>
          <table:table-cell office:value-type="float" office:value="37.7900009155273" calcext:value-type="float">
            <text:p>37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0582874362087" calcext:value-type="float">
            <text:p>28,0582874362087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IRONNET INC (A)</text:p>
          </table:table-cell>
          <table:table-cell office:value-type="string" calcext:value-type="string">
            <text:p>IRNT</text:p>
          </table:table-cell>
          <table:table-cell office:value-type="string" calcext:value-type="string">
            <text:p>2020-03-25 00:00:00-04:00</text:p>
          </table:table-cell>
          <table:table-cell office:value-type="float" office:value="8.55000019073486" calcext:value-type="float">
            <text:p>8,55000019073486</text:p>
          </table:table-cell>
          <table:table-cell office:value-type="float" office:value="0.319999992847443" calcext:value-type="float">
            <text:p>0,319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2573101086687" calcext:value-type="float">
            <text:p>-96,2573101086687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IRONWOOD PHARMACEUTICALS</text:p>
          </table:table-cell>
          <table:table-cell office:value-type="string" calcext:value-type="string">
            <text:p>IRWD</text:p>
          </table:table-cell>
          <table:table-cell office:value-type="string" calcext:value-type="string">
            <text:p>2010-02-03 00:00:00-05:00</text:p>
          </table:table-cell>
          <table:table-cell office:value-type="float" office:value="10.3852596282959" calcext:value-type="float">
            <text:p>10,3852596282959</text:p>
          </table:table-cell>
          <table:table-cell office:value-type="float" office:value="10.670000076294" calcext:value-type="float">
            <text:p>10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2.74177495979241" calcext:value-type="float">
            <text:p>2,74177495979241</text:p>
          </table:table-cell>
          <table:table-cell table:number-columns-repeated="1016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ISTAR INC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989-11-15 00:00:00-05:00</text:p>
          </table:table-cell>
          <table:table-cell office:value-type="float" office:value="12.1606864929199" calcext:value-type="float">
            <text:p>12,1606864929199</text:p>
          </table:table-cell>
          <table:table-cell office:value-type="float" office:value="27.6900005340576" calcext:value-type="float">
            <text:p>27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700965321152" calcext:value-type="float">
            <text:p>127,700965321152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ITEOS THERAPEUTICS</text:p>
          </table:table-cell>
          <table:table-cell office:value-type="string" calcext:value-type="string">
            <text:p>ITOS</text:p>
          </table:table-cell>
          <table:table-cell office:value-type="string" calcext:value-type="string">
            <text:p>2020-07-24 00:00:00-04:00</text:p>
          </table:table-cell>
          <table:table-cell office:value-type="float" office:value="25.5499992370606" calcext:value-type="float">
            <text:p>25,5499992370606</text:p>
          </table:table-cell>
          <table:table-cell office:value-type="float" office:value="14.1099996566773" calcext:value-type="float">
            <text:p>14,1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7749507709944" calcext:value-type="float">
            <text:p>-44,7749507709944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ITRON INC</text:p>
          </table:table-cell>
          <table:table-cell office:value-type="string" calcext:value-type="string">
            <text:p>ITRI</text:p>
          </table:table-cell>
          <table:table-cell office:value-type="string" calcext:value-type="string">
            <text:p>1993-11-05 00:00:00-05:00</text:p>
          </table:table-cell>
          <table:table-cell office:value-type="float" office:value="13.75" calcext:value-type="float">
            <text:p>13,75</text:p>
          </table:table-cell>
          <table:table-cell office:value-type="float" office:value="66.6399993896484" calcext:value-type="float">
            <text:p>66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654541015625" calcext:value-type="float">
            <text:p>384,654541015625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IVERIC BIO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2013-09-25 00:00:00-04:00</text:p>
          </table:table-cell>
          <table:table-cell office:value-type="float" office:value="23.0599994659424" calcext:value-type="float">
            <text:p>23,0599994659424</text:p>
          </table:table-cell>
          <table:table-cell office:value-type="float" office:value="37.2999992370605" calcext:value-type="float">
            <text:p>37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7519518686434" calcext:value-type="float">
            <text:p>61,7519518686434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J &amp; J SNACK FOODS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1986-02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9.130004882813" calcext:value-type="float">
            <text:p>159,1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JACK IN THE BO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1992-03-05 00:00:00-05:00</text:p>
          </table:table-cell>
          <table:table-cell office:value-type="float" office:value="6.54476073505433" calcext:value-type="float">
            <text:p>6,54476073505433</text:p>
          </table:table-cell>
          <table:table-cell office:value-type="float" office:value="93.8399963378906" calcext:value-type="float">
            <text:p>93,83999633789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33.81859378411" calcext:value-type="float">
            <text:p>1333,81859378411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JACKSON FINANCIAL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2021-09-01 00:00:00-04:00</text:p>
          </table:table-cell>
          <table:table-cell office:value-type="float" office:value="22.8229314001006" calcext:value-type="float">
            <text:p>22,8229314001006</text:p>
          </table:table-cell>
          <table:table-cell office:value-type="float" office:value="34.2099990844727" calcext:value-type="float">
            <text:p>34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8930986767189" calcext:value-type="float">
            <text:p>49,8930986767189</text:p>
          </table:table-cell>
          <table:table-cell table:number-columns-repeated="10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JAMES RIVER GROUP HOLDINGS</text:p>
          </table:table-cell>
          <table:table-cell office:value-type="string" calcext:value-type="string">
            <text:p>JRVR</text:p>
          </table:table-cell>
          <table:table-cell office:value-type="string" calcext:value-type="string">
            <text:p>2014-12-12 00:00:00-05:00</text:p>
          </table:table-cell>
          <table:table-cell office:value-type="float" office:value="16.0310442992674" calcext:value-type="float">
            <text:p>16,0310442992674</text:p>
          </table:table-cell>
          <table:table-cell office:value-type="float" office:value="20.2800006866455" calcext:value-type="float">
            <text:p>20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5045514693776" calcext:value-type="float">
            <text:p>26,5045514693776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JANUS INTERNATIONAL GROUP (A)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2019-12-20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9.11999988555908" calcext:value-type="float">
            <text:p>9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46153963529147" calcext:value-type="float">
            <text:p>-6,46153963529147</text:p>
          </table:table-cell>
          <table:table-cell table:number-columns-repeated="1016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JANUX THERAPEUTICS INC</text:p>
          </table:table-cell>
          <table:table-cell office:value-type="string" calcext:value-type="string">
            <text:p>JANX</text:p>
          </table:table-cell>
          <table:table-cell office:value-type="string" calcext:value-type="string">
            <text:p>2021-06-11 00:00:00-04:00</text:p>
          </table:table-cell>
          <table:table-cell office:value-type="float" office:value="34" calcext:value-type="float">
            <text:p>34</text:p>
          </table:table-cell>
          <table:table-cell office:value-type="float" office:value="15.0699996948242" calcext:value-type="float">
            <text:p>15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764714858111" calcext:value-type="float">
            <text:p>-55,6764714858111</text:p>
          </table:table-cell>
          <table:table-cell table:number-columns-repeated="1016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JELD-WEN HOLDING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2017-01-27 00:00:00-05:00</text:p>
          </table:table-cell>
          <table:table-cell office:value-type="float" office:value="25.25" calcext:value-type="float">
            <text:p>25,25</text:p>
          </table:table-cell>
          <table:table-cell office:value-type="float" office:value="12.079999923706" calcext:value-type="float">
            <text:p>12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1584161437384" calcext:value-type="float">
            <text:p>-52,1584161437384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2021-03-12 00:00:00-05:00</text:p>
          </table:table-cell>
          <table:table-cell office:value-type="float" office:value="11.0570311059757" calcext:value-type="float">
            <text:p>11,0570311059757</text:p>
          </table:table-cell>
          <table:table-cell office:value-type="float" office:value="1.75999999046326" calcext:value-type="float">
            <text:p>1,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825265517063" calcext:value-type="float">
            <text:p>-84,0825265517063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JOBY AVIATION INC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2020-11-09 00:00:00-05:00</text:p>
          </table:table-cell>
          <table:table-cell office:value-type="float" office:value="10.8999996185303" calcext:value-type="float">
            <text:p>10,8999996185303</text:p>
          </table:table-cell>
          <table:table-cell office:value-type="float" office:value="4.28000020980835" calcext:value-type="float">
            <text:p>4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7339416550782" calcext:value-type="float">
            <text:p>-60,7339416550782</text:p>
          </table:table-cell>
          <table:table-cell table:number-columns-repeated="1016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JOHN BEAN TECHNOLOGIES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2008-07-22 00:00:00-04:00</text:p>
          </table:table-cell>
          <table:table-cell office:value-type="float" office:value="11.6529560089111" calcext:value-type="float">
            <text:p>11,6529560089111</text:p>
          </table:table-cell>
          <table:table-cell office:value-type="float" office:value="105.269996643066" calcext:value-type="float">
            <text:p>105,26999664306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3.375903612486" calcext:value-type="float">
            <text:p>803,375903612486</text:p>
          </table:table-cell>
          <table:table-cell table:number-columns-repeated="1016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JOHN MARSHALL BANCORP INC</text:p>
          </table:table-cell>
          <table:table-cell office:value-type="string" calcext:value-type="string">
            <text:p>JMSB</text:p>
          </table:table-cell>
          <table:table-cell office:value-type="string" calcext:value-type="string">
            <text:p>2017-03-02 00:00:00-05:00</text:p>
          </table:table-cell>
          <table:table-cell office:value-type="float" office:value="17.4624785027976" calcext:value-type="float">
            <text:p>17,4624785027976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94333569317422" calcext:value-type="float">
            <text:p>-6,94333569317422</text:p>
          </table:table-cell>
          <table:table-cell table:number-columns-repeated="1016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JOHNSON OUTDOOR</text:p>
          </table:table-cell>
          <table:table-cell office:value-type="string" calcext:value-type="string">
            <text:p>JOUT</text:p>
          </table:table-cell>
          <table:table-cell office:value-type="string" calcext:value-type="string">
            <text:p>1987-10-0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JOINT CORP</text:p>
          </table:table-cell>
          <table:table-cell office:value-type="string" calcext:value-type="string">
            <text:p>JYNT</text:p>
          </table:table-cell>
          <table:table-cell office:value-type="string" calcext:value-type="string">
            <text:p>2014-11-11 00:00:00-05:00</text:p>
          </table:table-cell>
          <table:table-cell office:value-type="float" office:value="6.61999988555908" calcext:value-type="float">
            <text:p>6,61999988555908</text:p>
          </table:table-cell>
          <table:table-cell office:value-type="float" office:value="16.4300003051758" calcext:value-type="float">
            <text:p>16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8.187320078605" calcext:value-type="float">
            <text:p>148,187320078605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JOUNCE THERAPEUTICS</text:p>
          </table:table-cell>
          <table:table-cell office:value-type="string" calcext:value-type="string">
            <text:p>JNCE</text:p>
          </table:table-cell>
          <table:table-cell office:value-type="string" calcext:value-type="string">
            <text:p>2017-01-27 00:00:00-05:00</text:p>
          </table:table-cell>
          <table:table-cell office:value-type="float" office:value="18" calcext:value-type="float">
            <text:p>18</text:p>
          </table:table-cell>
          <table:table-cell office:value-type="float" office:value="1.87999999523163" calcext:value-type="float">
            <text:p>1,8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5555555820465" calcext:value-type="float">
            <text:p>-89,5555555820465</text:p>
          </table:table-cell>
          <table:table-cell table:number-columns-repeated="1016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KADANT INC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1992-11-03 00:00:00-05:00</text:p>
          </table:table-cell>
          <table:table-cell office:value-type="float" office:value="16.8558145392874" calcext:value-type="float">
            <text:p>16,8558145392874</text:p>
          </table:table-cell>
          <table:table-cell office:value-type="float" office:value="192.960006713867" calcext:value-type="float">
            <text:p>192,9600067138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4.76821196696" calcext:value-type="float">
            <text:p>1044,76821196696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KAISER ALUMINUM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2006-07-07 00:00:00-04:00</text:p>
          </table:table-cell>
          <table:table-cell office:value-type="float" office:value="30.4041357554913" calcext:value-type="float">
            <text:p>30,4041357554913</text:p>
          </table:table-cell>
          <table:table-cell office:value-type="float" office:value="63.2599983215332" calcext:value-type="float">
            <text:p>63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063793788672" calcext:value-type="float">
            <text:p>108,063793788672</text:p>
          </table:table-cell>
          <table:table-cell table:number-columns-repeated="1016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KALEYRA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2018-01-17 00:00:00-05:00</text:p>
          </table:table-cell>
          <table:table-cell office:value-type="float" office:value="34.0350875854492" calcext:value-type="float">
            <text:p>34,0350875854492</text:p>
          </table:table-cell>
          <table:table-cell office:value-type="float" office:value="1.60000002384186" calcext:value-type="float">
            <text:p>1,6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989689836265" calcext:value-type="float">
            <text:p>-95,2989689836265</text:p>
          </table:table-cell>
          <table:table-cell table:number-columns-repeated="1016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KALVISTA PHARMACEUTICALS</text:p>
          </table:table-cell>
          <table:table-cell office:value-type="string" calcext:value-type="string">
            <text:p>KALV</text:p>
          </table:table-cell>
          <table:table-cell office:value-type="string" calcext:value-type="string">
            <text:p>2015-04-09 00:00:00-04:00</text:p>
          </table:table-cell>
          <table:table-cell office:value-type="float" office:value="91" calcext:value-type="float">
            <text:p>91</text:p>
          </table:table-cell>
          <table:table-cell office:value-type="float" office:value="9.44999980926514" calcext:value-type="float">
            <text:p>9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6153848249834" calcext:value-type="float">
            <text:p>-89,6153848249834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KAM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4899997711182" calcext:value-type="float">
            <text:p>22,4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KAR AUCTION SERVICES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2009-12-11 00:00:00-05:00</text:p>
          </table:table-cell>
          <table:table-cell office:value-type="float" office:value="3.42521318720446" calcext:value-type="float">
            <text:p>3,42521318720446</text:p>
          </table:table-cell>
          <table:table-cell office:value-type="float" office:value="14.3999996185303" calcext:value-type="float">
            <text:p>14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20.411776771275" calcext:value-type="float">
            <text:p>320,411776771275</text:p>
          </table:table-cell>
          <table:table-cell table:number-columns-repeated="1016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INTEGRAL AD SCIENCE HOLDING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2021-06-30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16.8199996948242" calcext:value-type="float">
            <text:p>16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5454559326172" calcext:value-type="float">
            <text:p>-23,5454559326172</text:p>
          </table:table-cell>
          <table:table-cell table:number-columns-repeated="1016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INTELLIA THERAPEUTICS</text:p>
          </table:table-cell>
          <table:table-cell office:value-type="string" calcext:value-type="string">
            <text:p>NTLA</text:p>
          </table:table-cell>
          <table:table-cell office:value-type="string" calcext:value-type="string">
            <text:p>2016-05-06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44.189998626709" calcext:value-type="float">
            <text:p>44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.863630121405" calcext:value-type="float">
            <text:p>100,863630121405</text:p>
          </table:table-cell>
          <table:table-cell table:number-columns-repeated="1016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INTER PARFUMS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1988-02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9.130004882813" calcext:value-type="float">
            <text:p>149,1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INTERCEPT PHARMACEUTICALS INC</text:p>
          </table:table-cell>
          <table:table-cell office:value-type="string" calcext:value-type="string">
            <text:p>ICPT</text:p>
          </table:table-cell>
          <table:table-cell office:value-type="string" calcext:value-type="string">
            <text:p>2012-10-11 00:00:00-04:00</text:p>
          </table:table-cell>
          <table:table-cell office:value-type="float" office:value="19.3999996185303" calcext:value-type="float">
            <text:p>19,3999996185303</text:p>
          </table:table-cell>
          <table:table-cell office:value-type="float" office:value="16.3400001525879" calcext:value-type="float">
            <text:p>16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731934335688" calcext:value-type="float">
            <text:p>-15,7731934335688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INTERDIGITAL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1981-11-1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3.9499969482422" calcext:value-type="float">
            <text:p>73,949996948242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1983-04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.26000022888184" calcext:value-type="float">
            <text:p>7,260000228881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INTERNATIONAL GAME TECHNOLOGY PLC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1990-03-26 00:00:00-05:00</text:p>
          </table:table-cell>
          <table:table-cell office:value-type="float" office:value="0.285699553110189" calcext:value-type="float">
            <text:p>0,285699553110189</text:p>
          </table:table-cell>
          <table:table-cell office:value-type="float" office:value="26.4400005340576" calcext:value-type="float">
            <text:p>26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154.47738585023" calcext:value-type="float">
            <text:p>9154,47738585023</text:p>
          </table:table-cell>
          <table:table-cell table:number-columns-repeated="1016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INTERNATIONAL MONEY EXPRESS INC</text:p>
          </table:table-cell>
          <table:table-cell office:value-type="string" calcext:value-type="string">
            <text:p>IMXI</text:p>
          </table:table-cell>
          <table:table-cell office:value-type="string" calcext:value-type="string">
            <text:p>2017-03-27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5.5699996948242" calcext:value-type="float">
            <text:p>25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.60824945997" calcext:value-type="float">
            <text:p>163,60824945997</text:p>
          </table:table-cell>
          <table:table-cell table:number-columns-repeated="1016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INTERNATIONAL SEAWAYS</text:p>
          </table:table-cell>
          <table:table-cell office:value-type="string" calcext:value-type="string">
            <text:p>INSW</text:p>
          </table:table-cell>
          <table:table-cell office:value-type="string" calcext:value-type="string">
            <text:p>2016-11-16 00:00:00-05:00</text:p>
          </table:table-cell>
          <table:table-cell office:value-type="float" office:value="7.6067018826289" calcext:value-type="float">
            <text:p>7,6067018826289</text:p>
          </table:table-cell>
          <table:table-cell office:value-type="float" office:value="38.1800003051758" calcext:value-type="float">
            <text:p>3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01.925813503561" calcext:value-type="float">
            <text:p>401,925813503561</text:p>
          </table:table-cell>
          <table:table-cell table:number-columns-repeated="1016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1995-08-15 00:00:00-04:00</text:p>
          </table:table-cell>
          <table:table-cell office:value-type="float" office:value="2.72230991125107" calcext:value-type="float">
            <text:p>2,722309911251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3-05-05 00:00:00-04:00</text:p>
          </table:table-cell>
          <table:table-cell office:value-type="float" office:value="1993.8101045889" calcext:value-type="float">
            <text:p>1993,8101045889</text:p>
          </table:table-cell>
          <table:table-cell table:number-columns-repeated="1016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KIMBALL ELECTRONICS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2014-11-03 00:00:00-05:00</text:p>
          </table:table-cell>
          <table:table-cell office:value-type="float" office:value="5.19000005722046" calcext:value-type="float">
            <text:p>5,190000057220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5 00:00:00-04:00</text:p>
          </table:table-cell>
          <table:table-cell office:value-type="float" office:value="285.356450472009" calcext:value-type="float">
            <text:p>285,356450472009</text:p>
          </table:table-cell>
          <table:table-cell table:number-columns-repeated="1016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KIMBALL INTL B</text:p>
          </table:table-cell>
          <table:table-cell office:value-type="string" calcext:value-type="string">
            <text:p>KBA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KINETIK HOLDINGS INC (A)</text:p>
          </table:table-cell>
          <table:table-cell office:value-type="string" calcext:value-type="string">
            <text:p>KNTK</text:p>
          </table:table-cell>
          <table:table-cell office:value-type="string" calcext:value-type="string">
            <text:p>2018-11-13 00:00:00-05:00</text:p>
          </table:table-cell>
          <table:table-cell office:value-type="float" office:value="77.8305153060745" calcext:value-type="float">
            <text:p>77,8305153060745</text:p>
          </table:table-cell>
          <table:table-cell office:value-type="float" office:value="27.9300003051758" calcext:value-type="float">
            <text:p>27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1143320260198" calcext:value-type="float">
            <text:p>-64,1143320260198</text:p>
          </table:table-cell>
          <table:table-cell table:number-columns-repeated="1016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KINIKSA PHARMACEUTICALS</text:p>
          </table:table-cell>
          <table:table-cell office:value-type="string" calcext:value-type="string">
            <text:p>KNSA</text:p>
          </table:table-cell>
          <table:table-cell office:value-type="string" calcext:value-type="string">
            <text:p>2018-05-25 00:00:00-04:00</text:p>
          </table:table-cell>
          <table:table-cell office:value-type="float" office:value="19.2099990844727" calcext:value-type="float">
            <text:p>19,2099990844727</text:p>
          </table:table-cell>
          <table:table-cell office:value-type="float" office:value="13.7700004577637" calcext:value-type="float">
            <text:p>1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8.3185782715945" calcext:value-type="float">
            <text:p>-28,3185782715945</text:p>
          </table:table-cell>
          <table:table-cell table:number-columns-repeated="1016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KINNATE BIOPHARMA</text:p>
          </table:table-cell>
          <table:table-cell office:value-type="string" calcext:value-type="string">
            <text:p>KNTE</text:p>
          </table:table-cell>
          <table:table-cell office:value-type="string" calcext:value-type="string">
            <text:p>2020-12-03 00:00:00-05:00</text:p>
          </table:table-cell>
          <table:table-cell office:value-type="float" office:value="40" calcext:value-type="float">
            <text:p>40</text:p>
          </table:table-cell>
          <table:table-cell office:value-type="float" office:value="2.73000001907349" calcext:value-type="float">
            <text:p>2,7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1749999523163" calcext:value-type="float">
            <text:p>-93,174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KINSALE CAPITAL GROUP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2016-07-28 00:00:00-04:00</text:p>
          </table:table-cell>
          <table:table-cell office:value-type="float" office:value="17.5245700280178" calcext:value-type="float">
            <text:p>17,5245700280178</text:p>
          </table:table-cell>
          <table:table-cell office:value-type="float" office:value="322.690002441406" calcext:value-type="float">
            <text:p>322,69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741.3576020724" calcext:value-type="float">
            <text:p>1741,3576020724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KITE REALTY GROUP TRUST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2004-08-12 00:00:00-04:00</text:p>
          </table:table-cell>
          <table:table-cell office:value-type="float" office:value="18.0646809596641" calcext:value-type="float">
            <text:p>18,0646809596641</text:p>
          </table:table-cell>
          <table:table-cell office:value-type="float" office:value="20.6700000762939" calcext:value-type="float">
            <text:p>20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422170656914" calcext:value-type="float">
            <text:p>14,422170656914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KKR REAL ESTATE FINANCE TRUST</text:p>
          </table:table-cell>
          <table:table-cell office:value-type="string" calcext:value-type="string">
            <text:p>KREF</text:p>
          </table:table-cell>
          <table:table-cell office:value-type="string" calcext:value-type="string">
            <text:p>2017-05-05 00:00:00-04:00</text:p>
          </table:table-cell>
          <table:table-cell office:value-type="float" office:value="12.055433517607" calcext:value-type="float">
            <text:p>12,055433517607</text:p>
          </table:table-cell>
          <table:table-cell office:value-type="float" office:value="10.3699998855591" calcext:value-type="float">
            <text:p>10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9806969992932" calcext:value-type="float">
            <text:p>-13,9806969992932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KNOWBE4</text:p>
          </table:table-cell>
          <table:table-cell office:value-type="string" calcext:value-type="string">
            <text:p>KNB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KNOWLES CORP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2014-02-14 00:00:00-05:00</text:p>
          </table:table-cell>
          <table:table-cell office:value-type="float" office:value="32.5" calcext:value-type="float">
            <text:p>32,5</text:p>
          </table:table-cell>
          <table:table-cell office:value-type="float" office:value="16.1599998474121" calcext:value-type="float">
            <text:p>16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2769235464243" calcext:value-type="float">
            <text:p>-50,2769235464243</text:p>
          </table:table-cell>
          <table:table-cell table:number-columns-repeated="1016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KODIAK SCIENCES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2018-10-0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48000001907349" calcext:value-type="float">
            <text:p>4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1999998092651" calcext:value-type="float">
            <text:p>-55,1999998092651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KONTOOR BRANDS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2019-05-28 00:00:00-04:00</text:p>
          </table:table-cell>
          <table:table-cell office:value-type="float" office:value="31.665994669728" calcext:value-type="float">
            <text:p>31,665994669728</text:p>
          </table:table-cell>
          <table:table-cell office:value-type="float" office:value="40.6100006103516" calcext:value-type="float">
            <text:p>40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2448286684451" calcext:value-type="float">
            <text:p>28,2448286684451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KOPPERS HOLDINGS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>2006-02-01 00:00:00-05:00</text:p>
          </table:table-cell>
          <table:table-cell office:value-type="float" office:value="11.2215387763475" calcext:value-type="float">
            <text:p>11,2215387763475</text:p>
          </table:table-cell>
          <table:table-cell office:value-type="float" office:value="33.6500015258789" calcext:value-type="float">
            <text:p>33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99.869761149029" calcext:value-type="float">
            <text:p>199,869761149029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KORE GROUP HOLDINGS INC (A)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2020-12-11 00:00:00-05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1599999666214" calcext:value-type="float">
            <text:p>1,15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148522494155" calcext:value-type="float">
            <text:p>-88,5148522494155</text:p>
          </table:table-cell>
          <table:table-cell table:number-columns-repeated="1016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KORN FERRY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1999-02-11 00:00:00-05:00</text:p>
          </table:table-cell>
          <table:table-cell office:value-type="float" office:value="12.8672361098803" calcext:value-type="float">
            <text:p>12,8672361098803</text:p>
          </table:table-cell>
          <table:table-cell office:value-type="float" office:value="46.7299995422363" calcext:value-type="float">
            <text:p>4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17045201614" calcext:value-type="float">
            <text:p>263,17045201614</text:p>
          </table:table-cell>
          <table:table-cell table:number-columns-repeated="1016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KOSMOS ENERGY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2011-05-11 00:00:00-04:00</text:p>
          </table:table-cell>
          <table:table-cell office:value-type="float" office:value="18.6168671421863" calcext:value-type="float">
            <text:p>18,6168671421863</text:p>
          </table:table-cell>
          <table:table-cell office:value-type="float" office:value="6.34999990463257" calcext:value-type="float">
            <text:p>6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8911466889973" calcext:value-type="float">
            <text:p>-65,8911466889973</text:p>
          </table:table-cell>
          <table:table-cell table:number-columns-repeated="1016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KRATOS DEFENSE &amp; SECURITY SOLUTIONS</text:p>
          </table:table-cell>
          <table:table-cell office:value-type="string" calcext:value-type="string">
            <text:p>KTOS</text:p>
          </table:table-cell>
          <table:table-cell office:value-type="string" calcext:value-type="string">
            <text:p>1999-11-05 00:00:00-05:00</text:p>
          </table:table-cell>
          <table:table-cell office:value-type="float" office:value="150" calcext:value-type="float">
            <text:p>150</text:p>
          </table:table-cell>
          <table:table-cell office:value-type="float" office:value="14.2200002670288" calcext:value-type="float">
            <text:p>14,2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5199998219808" calcext:value-type="float">
            <text:p>-90,5199998219808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KRISPY KREME</text:p>
          </table:table-cell>
          <table:table-cell office:value-type="string" calcext:value-type="string">
            <text:p>DNUT</text:p>
          </table:table-cell>
          <table:table-cell office:value-type="string" calcext:value-type="string">
            <text:p>2021-07-01 00:00:00-04:00</text:p>
          </table:table-cell>
          <table:table-cell office:value-type="float" office:value="16.0160533038846" calcext:value-type="float">
            <text:p>16,0160533038846</text:p>
          </table:table-cell>
          <table:table-cell office:value-type="float" office:value="14.8599996566773" calcext:value-type="float">
            <text:p>14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21809315486579" calcext:value-type="float">
            <text:p>-7,21809315486579</text:p>
          </table:table-cell>
          <table:table-cell table:number-columns-repeated="1016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KRONOS BIO</text:p>
          </table:table-cell>
          <table:table-cell office:value-type="string" calcext:value-type="string">
            <text:p>KRON</text:p>
          </table:table-cell>
          <table:table-cell office:value-type="string" calcext:value-type="string">
            <text:p>2020-10-09 00:00:00-04:00</text:p>
          </table:table-cell>
          <table:table-cell office:value-type="float" office:value="28.5" calcext:value-type="float">
            <text:p>28,5</text:p>
          </table:table-cell>
          <table:table-cell office:value-type="float" office:value="1.85000002384186" calcext:value-type="float">
            <text:p>1,8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5087718461689" calcext:value-type="float">
            <text:p>-93,5087718461689</text:p>
          </table:table-cell>
          <table:table-cell table:number-columns-repeated="1016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KRONOS WORLDWIDE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2003-12-09 00:00:00-05:00</text:p>
          </table:table-cell>
          <table:table-cell office:value-type="float" office:value="3.79582779495315" calcext:value-type="float">
            <text:p>3,7958277949531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.930074259465" calcext:value-type="float">
            <text:p>123,930074259465</text:p>
          </table:table-cell>
          <table:table-cell table:number-columns-repeated="1016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KRYSTAL BIOTECH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2017-09-20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0.476190476191" calcext:value-type="float">
            <text:p>690,476190476191</text:p>
          </table:table-cell>
          <table:table-cell table:number-columns-repeated="1016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KULICKE SOFF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1973-02-21 00:00:00-05:00</text:p>
          </table:table-cell>
          <table:table-cell office:value-type="float" office:value="0.307896375656128" calcext:value-type="float">
            <text:p>0,307896375656128</text:p>
          </table:table-cell>
          <table:table-cell office:value-type="float" office:value="45.560001373291" calcext:value-type="float">
            <text:p>45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97.1866431369" calcext:value-type="float">
            <text:p>14697,1866431369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KURA ONCOLOGY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2015-09-16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KURA SUSHI USA</text:p>
          </table:table-cell>
          <table:table-cell office:value-type="string" calcext:value-type="string">
            <text:p>KRUS</text:p>
          </table:table-cell>
          <table:table-cell office:value-type="string" calcext:value-type="string">
            <text:p>2019-08-01 00:00:00-04:00</text:p>
          </table:table-cell>
          <table:table-cell office:value-type="float" office:value="14.8900003433228" calcext:value-type="float">
            <text:p>14,8900003433228</text:p>
          </table:table-cell>
          <table:table-cell office:value-type="float" office:value="66.3899993896484" calcext:value-type="float">
            <text:p>6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45.869696835972" calcext:value-type="float">
            <text:p>345,869696835972</text:p>
          </table:table-cell>
          <table:table-cell table:number-columns-repeated="1016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KYMERA THERAPEUTICS</text:p>
          </table:table-cell>
          <table:table-cell office:value-type="string" calcext:value-type="string">
            <text:p>KYMR</text:p>
          </table:table-cell>
          <table:table-cell office:value-type="string" calcext:value-type="string">
            <text:p>2020-08-21 00:00:00-04:00</text:p>
          </table:table-cell>
          <table:table-cell office:value-type="float" office:value="35.0099983215332" calcext:value-type="float">
            <text:p>35,0099983215332</text:p>
          </table:table-cell>
          <table:table-cell office:value-type="float" office:value="27.8099994659424" calcext:value-type="float">
            <text:p>27,8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565550416386" calcext:value-type="float">
            <text:p>-20,565550416386</text:p>
          </table:table-cell>
          <table:table-cell table:number-columns-repeated="1016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LADDER CAPITAL</text:p>
          </table:table-cell>
          <table:table-cell office:value-type="string" calcext:value-type="string">
            <text:p>LADR</text:p>
          </table:table-cell>
          <table:table-cell office:value-type="string" calcext:value-type="string">
            <text:p>2014-02-06 00:00:00-05:00</text:p>
          </table:table-cell>
          <table:table-cell office:value-type="float" office:value="7.58352490549419" calcext:value-type="float">
            <text:p>7,58352490549419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9749406149965" calcext:value-type="float">
            <text:p>21,9749406149965</text:p>
          </table:table-cell>
          <table:table-cell table:number-columns-repeated="1016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LAKELAND BANCORP INC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1999-01-04 00:00:00-05:00</text:p>
          </table:table-cell>
          <table:table-cell office:value-type="float" office:value="5.59610033035278" calcext:value-type="float">
            <text:p>5,59610033035278</text:p>
          </table:table-cell>
          <table:table-cell office:value-type="float" office:value="12.5200004577637" calcext:value-type="float">
            <text:p>12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.727233585435" calcext:value-type="float">
            <text:p>123,727233585435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LAKELAND FINANCIAL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1997-08-14 00:00:00-04:00</text:p>
          </table:table-cell>
          <table:table-cell office:value-type="float" office:value="3.39352226257324" calcext:value-type="float">
            <text:p>3,39352226257324</text:p>
          </table:table-cell>
          <table:table-cell office:value-type="float" office:value="47.7200012207031" calcext:value-type="float">
            <text:p>47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06.20858000554" calcext:value-type="float">
            <text:p>1306,20858000554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LANCASTER COLONY</text:p>
          </table:table-cell>
          <table:table-cell office:value-type="string" calcext:value-type="string">
            <text:p>LAN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16.449996948242" calcext:value-type="float">
            <text:p>216,44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LANDEC CORP</text:p>
          </table:table-cell>
          <table:table-cell office:value-type="string" calcext:value-type="string">
            <text:p>LND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2014-03-20 00:00:00-04:00</text:p>
          </table:table-cell>
          <table:table-cell office:value-type="float" office:value="28.25" calcext:value-type="float">
            <text:p>28,25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1504425453929" calcext:value-type="float">
            <text:p>-75,1504425453929</text:p>
          </table:table-cell>
          <table:table-cell table:number-columns-repeated="1016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LANDSEA HOMES CORP (A)</text:p>
          </table:table-cell>
          <table:table-cell office:value-type="string" calcext:value-type="string">
            <text:p>LSEA</text:p>
          </table:table-cell>
          <table:table-cell office:value-type="string" calcext:value-type="string">
            <text:p>2018-06-29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5.90999984741211" calcext:value-type="float">
            <text:p>5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7564758441698" calcext:value-type="float">
            <text:p>-38,7564758441698</text:p>
          </table:table-cell>
          <table:table-cell table:number-columns-repeated="1016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LANTHEUS HOLDINGS</text:p>
          </table:table-cell>
          <table:table-cell office:value-type="string" calcext:value-type="string">
            <text:p>LNTH</text:p>
          </table:table-cell>
          <table:table-cell office:value-type="string" calcext:value-type="string">
            <text:p>2015-06-25 00:00:00-04:00</text:p>
          </table:table-cell>
          <table:table-cell office:value-type="float" office:value="6.11999988555908" calcext:value-type="float">
            <text:p>6,11999988555908</text:p>
          </table:table-cell>
          <table:table-cell office:value-type="float" office:value="96.1900024414063" calcext:value-type="float">
            <text:p>96,19000244140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1.73209542665" calcext:value-type="float">
            <text:p>1471,73209542665</text:p>
          </table:table-cell>
          <table:table-cell table:number-columns-repeated="1016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LAREDO PETROLEUM</text:p>
          </table:table-cell>
          <table:table-cell office:value-type="string" calcext:value-type="string">
            <text:p>LP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LATCH INC (A)</text:p>
          </table:table-cell>
          <table:table-cell office:value-type="string" calcext:value-type="string">
            <text:p>LTCH</text:p>
          </table:table-cell>
          <table:table-cell office:value-type="string" calcext:value-type="string">
            <text:p>2020-12-31 00:00:00-05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0.768999993801117" calcext:value-type="float">
            <text:p>0,768999993801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460994822969" calcext:value-type="float">
            <text:p>-94,5460994822969</text:p>
          </table:table-cell>
          <table:table-cell table:number-columns-repeated="1016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LATHAM GROUP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2021-04-23 00:00:00-04:00</text:p>
          </table:table-cell>
          <table:table-cell office:value-type="float" office:value="24.7000007629395" calcext:value-type="float">
            <text:p>24,700000762939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5668022196904" calcext:value-type="float">
            <text:p>-90,5668022196904</text:p>
          </table:table-cell>
          <table:table-cell table:number-columns-repeated="1016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LAUREATE EDUCATION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2017-02-01 00:00:00-05:00</text:p>
          </table:table-cell>
          <table:table-cell office:value-type="float" office:value="6.12915866779831" calcext:value-type="float">
            <text:p>6,12915866779831</text:p>
          </table:table-cell>
          <table:table-cell office:value-type="float" office:value="12.0299997329712" calcext:value-type="float">
            <text:p>12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96.274894891774" calcext:value-type="float">
            <text:p>96,274894891774</text:p>
          </table:table-cell>
          <table:table-cell table:number-columns-repeated="1016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LA-Z-BOY INC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1973-02-21 00:00:00-05:00</text:p>
          </table:table-cell>
          <table:table-cell office:value-type="float" office:value="1.41658306121826" calcext:value-type="float">
            <text:p>1,41658306121826</text:p>
          </table:table-cell>
          <table:table-cell office:value-type="float" office:value="27.9699993133545" calcext:value-type="float">
            <text:p>27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74.46941722572" calcext:value-type="float">
            <text:p>1874,46941722572</text:p>
          </table:table-cell>
          <table:table-cell table:number-columns-repeated="1016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KARAT PACKAGING</text:p>
          </table:table-cell>
          <table:table-cell office:value-type="string" calcext:value-type="string">
            <text:p>KRT</text:p>
          </table:table-cell>
          <table:table-cell office:value-type="string" calcext:value-type="string">
            <text:p>2021-04-15 00:00:00-04:00</text:p>
          </table:table-cell>
          <table:table-cell office:value-type="float" office:value="18.1350015665951" calcext:value-type="float">
            <text:p>18,1350015665951</text:p>
          </table:table-cell>
          <table:table-cell office:value-type="float" office:value="14.0500001907349" calcext:value-type="float">
            <text:p>14,0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5255088115617" calcext:value-type="float">
            <text:p>-22,5255088115617</text:p>
          </table:table-cell>
          <table:table-cell table:number-columns-repeated="1016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KARUNA THERAPEUTICS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2019-06-28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209.309997558594" calcext:value-type="float">
            <text:p>209,30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1.40539220862" calcext:value-type="float">
            <text:p>1031,40539220862</text:p>
          </table:table-cell>
          <table:table-cell table:number-columns-repeated="1016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KARYOPHARM THERAPEUTICS</text:p>
          </table:table-cell>
          <table:table-cell office:value-type="string" calcext:value-type="string">
            <text:p>KPTI</text:p>
          </table:table-cell>
          <table:table-cell office:value-type="string" calcext:value-type="string">
            <text:p>2013-11-06 00:00:00-05:00</text:p>
          </table:table-cell>
          <table:table-cell office:value-type="float" office:value="17.8600006103516" calcext:value-type="float">
            <text:p>17,8600006103516</text:p>
          </table:table-cell>
          <table:table-cell office:value-type="float" office:value="2.83999991416931" calcext:value-type="float">
            <text:p>2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985452569175" calcext:value-type="float">
            <text:p>-84,0985452569175</text:p>
          </table:table-cell>
          <table:table-cell table:number-columns-repeated="1016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KB HOME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1986-08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3.6199989318848" calcext:value-type="float">
            <text:p>43,61999893188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KEARNY FINANCIAL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2005-02-24 00:00:00-05:00</text:p>
          </table:table-cell>
          <table:table-cell office:value-type="float" office:value="6.11518451429245" calcext:value-type="float">
            <text:p>6,11518451429245</text:p>
          </table:table-cell>
          <table:table-cell office:value-type="float" office:value="7.34000015258789" calcext:value-type="float">
            <text:p>7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0290871916096" calcext:value-type="float">
            <text:p>20,0290871916096</text:p>
          </table:table-cell>
          <table:table-cell table:number-columns-repeated="1016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KELLY SERVICES A</text:p>
          </table:table-cell>
          <table:table-cell office:value-type="string" calcext:value-type="string">
            <text:p>KELYA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0499992370606" calcext:value-type="float">
            <text:p>16,04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KENNAMETAL INC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6.9899997711182" calcext:value-type="float">
            <text:p>26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KENNEDY-WILSON HOLDINGS INC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2007-12-03 00:00:00-05:00</text:p>
          </table:table-cell>
          <table:table-cell office:value-type="float" office:value="6.21951278856786" calcext:value-type="float">
            <text:p>6,21951278856786</text:p>
          </table:table-cell>
          <table:table-cell office:value-type="float" office:value="15.0600004196167" calcext:value-type="float">
            <text:p>15,0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.141160113034" calcext:value-type="float">
            <text:p>142,141160113034</text:p>
          </table:table-cell>
          <table:table-cell table:number-columns-repeated="1016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KEROS THERAPEUTICS</text:p>
          </table:table-cell>
          <table:table-cell office:value-type="string" calcext:value-type="string">
            <text:p>KROS</text:p>
          </table:table-cell>
          <table:table-cell office:value-type="string" calcext:value-type="string">
            <text:p>2020-04-08 00:00:00-04:00</text:p>
          </table:table-cell>
          <table:table-cell office:value-type="float" office:value="20.8500003814697" calcext:value-type="float">
            <text:p>20,8500003814697</text:p>
          </table:table-cell>
          <table:table-cell office:value-type="float" office:value="45.5400009155273" calcext:value-type="float">
            <text:p>45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.417266581926" calcext:value-type="float">
            <text:p>118,417266581926</text:p>
          </table:table-cell>
          <table:table-cell table:number-columns-repeated="1016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KEZAR LIFE SCIENCES</text:p>
          </table:table-cell>
          <table:table-cell office:value-type="string" calcext:value-type="string">
            <text:p>KZR</text:p>
          </table:table-cell>
          <table:table-cell office:value-type="string" calcext:value-type="string">
            <text:p>2018-06-2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2.61999988555908" calcext:value-type="float">
            <text:p>2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9000005722046" calcext:value-type="float">
            <text:p>-86,9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LHC GROUP</text:p>
          </table:table-cell>
          <table:table-cell office:value-type="string" calcext:value-type="string">
            <text:p>LHC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LI CYCLE HOLDINGS CORP (A)</text:p>
          </table:table-cell>
          <table:table-cell office:value-type="string" calcext:value-type="string">
            <text:p>LICY</text:p>
          </table:table-cell>
          <table:table-cell office:value-type="string" calcext:value-type="string">
            <text:p>2020-11-16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4.90999984741211" calcext:value-type="float">
            <text:p>4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6410272060296" calcext:value-type="float">
            <text:p>-49,6410272060296</text:p>
          </table:table-cell>
          <table:table-cell table:number-columns-repeated="1016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LIBERTY BRAVES SERIES A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2016-04-18 00:00:00-04:00</text:p>
          </table:table-cell>
          <table:table-cell office:value-type="float" office:value="36" calcext:value-type="float">
            <text:p>36</text:p>
          </table:table-cell>
          <table:table-cell office:value-type="float" office:value="40.3800010681152" calcext:value-type="float">
            <text:p>40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1666696336534" calcext:value-type="float">
            <text:p>12,1666696336534</text:p>
          </table:table-cell>
          <table:table-cell table:number-columns-repeated="1016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LIBERTY BRAVES SERIES C</text:p>
          </table:table-cell>
          <table:table-cell office:value-type="string" calcext:value-type="string">
            <text:p>BATRK</text:p>
          </table:table-cell>
          <table:table-cell office:value-type="string" calcext:value-type="string">
            <text:p>2016-04-18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4444444444444" calcext:value-type="float">
            <text:p>44,4444444444444</text:p>
          </table:table-cell>
          <table:table-cell table:number-columns-repeated="1016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LIBERTY ENERGY INC (A)</text:p>
          </table:table-cell>
          <table:table-cell office:value-type="string" calcext:value-type="string">
            <text:p>LBRT</text:p>
          </table:table-cell>
          <table:table-cell office:value-type="string" calcext:value-type="string">
            <text:p>2018-01-11 00:00:00-05:00</text:p>
          </table:table-cell>
          <table:table-cell office:value-type="float" office:value="16.3725719451904" calcext:value-type="float">
            <text:p>16,3725719451904</text:p>
          </table:table-cell>
          <table:table-cell office:value-type="float" office:value="12.3100004196167" calcext:value-type="float">
            <text:p>12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8132763696124" calcext:value-type="float">
            <text:p>-24,8132763696124</text:p>
          </table:table-cell>
          <table:table-cell table:number-columns-repeated="1016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LIBERTY LATIN AMERICA 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2015-07-02 00:00:00-04:00</text:p>
          </table:table-cell>
          <table:table-cell office:value-type="float" office:value="41.479736328125" calcext:value-type="float">
            <text:p>41,479736328125</text:p>
          </table:table-cell>
          <table:table-cell office:value-type="float" office:value="8.32999992370606" calcext:value-type="float">
            <text:p>8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9179053169199" calcext:value-type="float">
            <text:p>-79,9179053169199</text:p>
          </table:table-cell>
          <table:table-cell table:number-columns-repeated="1016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LIBERTY LATIN AMERICA C</text:p>
          </table:table-cell>
          <table:table-cell office:value-type="string" calcext:value-type="string">
            <text:p>LILAK</text:p>
          </table:table-cell>
          <table:table-cell office:value-type="string" calcext:value-type="string">
            <text:p>2015-06-23 00:00:00-04:00</text:p>
          </table:table-cell>
          <table:table-cell office:value-type="float" office:value="35.7815437316895" calcext:value-type="float">
            <text:p>35,7815437316895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9434207147036" calcext:value-type="float">
            <text:p>-76,9434207147036</text:p>
          </table:table-cell>
          <table:table-cell table:number-columns-repeated="1016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LIFE TIME GROUP HOLDINGS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2021-10-07 00:00:00-04:00</text:p>
          </table:table-cell>
          <table:table-cell office:value-type="float" office:value="16.5699996948242" calcext:value-type="float">
            <text:p>16,5699996948242</text:p>
          </table:table-cell>
          <table:table-cell office:value-type="float" office:value="19.4200000762939" calcext:value-type="float">
            <text:p>19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.1997612188246" calcext:value-type="float">
            <text:p>17,1997612188246</text:p>
          </table:table-cell>
          <table:table-cell table:number-columns-repeated="1016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LIFESTANCE HEALTH GROUP</text:p>
          </table:table-cell>
          <table:table-cell office:value-type="string" calcext:value-type="string">
            <text:p>LFST</text:p>
          </table:table-cell>
          <table:table-cell office:value-type="string" calcext:value-type="string">
            <text:p>2021-06-10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.11999988555908" calcext:value-type="float">
            <text:p>8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4000005722046" calcext:value-type="float">
            <text:p>-59,4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LIFETIME BRANDS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1991-06-05 00:00:00-04:00</text:p>
          </table:table-cell>
          <table:table-cell office:value-type="float" office:value="4.03440015204802" calcext:value-type="float">
            <text:p>4,03440015204802</text:p>
          </table:table-cell>
          <table:table-cell office:value-type="float" office:value="5.07000017166138" calcext:value-type="float">
            <text:p>5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6692440160563" calcext:value-type="float">
            <text:p>25,6692440160563</text:p>
          </table:table-cell>
          <table:table-cell table:number-columns-repeated="1016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LIGAND PHARM B</text:p>
          </table:table-cell>
          <table:table-cell office:value-type="string" calcext:value-type="string">
            <text:p>LGND</text:p>
          </table:table-cell>
          <table:table-cell office:value-type="string" calcext:value-type="string">
            <text:p>1992-11-18 00:00:00-05:00</text:p>
          </table:table-cell>
          <table:table-cell office:value-type="float" office:value="36.4818947657568" calcext:value-type="float">
            <text:p>36,48189476575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.28685588746" calcext:value-type="float">
            <text:p>119,28685588746</text:p>
          </table:table-cell>
          <table:table-cell table:number-columns-repeated="101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LIGHT &amp; WONDER INC</text:p>
          </table:table-cell>
          <table:table-cell office:value-type="string" calcext:value-type="string">
            <text:p>LNW</text:p>
          </table:table-cell>
          <table:table-cell office:value-type="string" calcext:value-type="string">
            <text:p>1984-08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9.0299987792969" calcext:value-type="float">
            <text:p>59,0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LIGHTNING EMOTORS INC</text:p>
          </table:table-cell>
          <table:table-cell office:value-type="string" calcext:value-type="string">
            <text:p>ZEV</text:p>
          </table:table-cell>
          <table:table-cell office:value-type="string" calcext:value-type="string">
            <text:p>2020-07-02 00:00:00-04:00</text:p>
          </table:table-cell>
          <table:table-cell office:value-type="float" office:value="200" calcext:value-type="float">
            <text:p>200</text:p>
          </table:table-cell>
          <table:table-cell office:value-type="float" office:value="3.84999990463257" calcext:value-type="float">
            <text:p>3,8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0750000476837" calcext:value-type="float">
            <text:p>-98,0750000476837</text:p>
          </table:table-cell>
          <table:table-cell table:number-columns-repeated="1016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LIGHTWAVE LOGIC</text:p>
          </table:table-cell>
          <table:table-cell office:value-type="string" calcext:value-type="string">
            <text:p>LWLG</text:p>
          </table:table-cell>
          <table:table-cell office:value-type="string" calcext:value-type="string">
            <text:p>2006-05-16 00:00:00-04:00</text:p>
          </table:table-cell>
          <table:table-cell office:value-type="float" office:value="1.69000005722046" calcext:value-type="float">
            <text:p>1,69000005722046</text:p>
          </table:table-cell>
          <table:table-cell office:value-type="float" office:value="4.51000022888184" calcext:value-type="float">
            <text:p>4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.8639098332" calcext:value-type="float">
            <text:p>166,8639098332</text:p>
          </table:table-cell>
          <table:table-cell table:number-columns-repeated="1016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LINDBLAD EXPEDITIONS HOLDINGS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2013-07-03 00:00:00-04:00</text:p>
          </table:table-cell>
          <table:table-cell office:value-type="float" office:value="9.57999992370606" calcext:value-type="float">
            <text:p>9,57999992370606</text:p>
          </table:table-cell>
          <table:table-cell office:value-type="float" office:value="11.5799999237061" calcext:value-type="float">
            <text:p>11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8768268885987" calcext:value-type="float">
            <text:p>20,8768268885987</text:p>
          </table:table-cell>
          <table:table-cell table:number-columns-repeated="1016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LINDSAY CORPORATION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988-10-1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1.180000305176" calcext:value-type="float">
            <text:p>121,1800003051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LIONS GATE ENTERTAINMENT CLASS A</text:p>
          </table:table-cell>
          <table:table-cell office:value-type="string" calcext:value-type="string">
            <text:p>LGF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LIONS GATE ENTERTAINMENT CLASS B</text:p>
          </table:table-cell>
          <table:table-cell office:value-type="string" calcext:value-type="string">
            <text:p>LGF.B</text:p>
          </table:table-cell>
          <table:table-cell office:value-type="string" calcext:value-type="string">
            <text:p>2016-12-09 00:00:00-05:00</text:p>
          </table:table-cell>
          <table:table-cell office:value-type="float" office:value="26.1000003814697" calcext:value-type="float">
            <text:p>26,1000003814697</text:p>
          </table:table-cell>
          <table:table-cell office:value-type="float" office:value="25.079999923706" calcext:value-type="float">
            <text:p>25,079999923706</text:p>
          </table:table-cell>
          <table:table-cell office:value-type="string" calcext:value-type="string">
            <text:p>2016-12-16 00:00:00-05:00</text:p>
          </table:table-cell>
          <table:table-cell office:value-type="float" office:value="-3.90804767377645" calcext:value-type="float">
            <text:p>-3,90804767377645</text:p>
          </table:table-cell>
          <table:table-cell table:number-columns-repeated="1016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LIQUIDIA CORPORATION</text:p>
          </table:table-cell>
          <table:table-cell office:value-type="string" calcext:value-type="string">
            <text:p>LQDA</text:p>
          </table:table-cell>
          <table:table-cell office:value-type="string" calcext:value-type="string">
            <text:p>2018-07-26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7.42000007629395" calcext:value-type="float">
            <text:p>7,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4285708057637" calcext:value-type="float">
            <text:p>-39,4285708057637</text:p>
          </table:table-cell>
          <table:table-cell table:number-columns-repeated="1016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LIQUIDITY SERVICES</text:p>
          </table:table-cell>
          <table:table-cell office:value-type="string" calcext:value-type="string">
            <text:p>LQDT</text:p>
          </table:table-cell>
          <table:table-cell office:value-type="string" calcext:value-type="string">
            <text:p>2006-02-27 00:00:00-05:00</text:p>
          </table:table-cell>
          <table:table-cell office:value-type="float" office:value="12.4399995803833" calcext:value-type="float">
            <text:p>12,4399995803833</text:p>
          </table:table-cell>
          <table:table-cell office:value-type="float" office:value="13.8599996566772" calcext:value-type="float">
            <text:p>13,859999656677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.4147919951151" calcext:value-type="float">
            <text:p>11,4147919951151</text:p>
          </table:table-cell>
          <table:table-cell table:number-columns-repeated="1016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LIVANOVA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2015-10-19 00:00:00-04:00</text:p>
          </table:table-cell>
          <table:table-cell office:value-type="float" office:value="69.3899993896484" calcext:value-type="float">
            <text:p>69,3899993896484</text:p>
          </table:table-cell>
          <table:table-cell office:value-type="float" office:value="47.9500007629395" calcext:value-type="float">
            <text:p>47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8978221866181" calcext:value-type="float">
            <text:p>-30,8978221866181</text:p>
          </table:table-cell>
          <table:table-cell table:number-columns-repeated="1016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LIVE OAK BANCSHARES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2015-07-23 00:00:00-04:00</text:p>
          </table:table-cell>
          <table:table-cell office:value-type="float" office:value="17.8880801910589" calcext:value-type="float">
            <text:p>17,88808019105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-05-05 00:00:00-04:00</text:p>
          </table:table-cell>
          <table:table-cell office:value-type="float" office:value="22.9869262940601" calcext:value-type="float">
            <text:p>22,9869262940601</text:p>
          </table:table-cell>
          <table:table-cell table:number-columns-repeated="1016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LIVENT</text:p>
          </table:table-cell>
          <table:table-cell office:value-type="string" calcext:value-type="string">
            <text:p>LTHM</text:p>
          </table:table-cell>
          <table:table-cell office:value-type="string" calcext:value-type="string">
            <text:p>2018-10-11 00:00:00-04:00</text:p>
          </table:table-cell>
          <table:table-cell office:value-type="float" office:value="16.25" calcext:value-type="float">
            <text:p>16,25</text:p>
          </table:table-cell>
          <table:table-cell office:value-type="float" office:value="22.829999923706" calcext:value-type="float">
            <text:p>22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.4923072228065" calcext:value-type="float">
            <text:p>40,4923072228065</text:p>
          </table:table-cell>
          <table:table-cell table:number-columns-repeated="1016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LIVEPERSON INC</text:p>
          </table:table-cell>
          <table:table-cell office:value-type="string" calcext:value-type="string">
            <text:p>LPSN</text:p>
          </table:table-cell>
          <table:table-cell office:value-type="string" calcext:value-type="string">
            <text:p>2000-04-07 00:00:00-04:00</text:p>
          </table:table-cell>
          <table:table-cell office:value-type="float" office:value="8.75" calcext:value-type="float">
            <text:p>8,75</text:p>
          </table:table-cell>
          <table:table-cell office:value-type="float" office:value="4.15999984741211" calcext:value-type="float">
            <text:p>4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4571446010045" calcext:value-type="float">
            <text:p>-52,4571446010045</text:p>
          </table:table-cell>
          <table:table-cell table:number-columns-repeated="1016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LIVERAMP HOLDING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983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3.7399997711182" calcext:value-type="float">
            <text:p>23,7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LIVEVOX HOLDINGS INC (A)</text:p>
          </table:table-cell>
          <table:table-cell office:value-type="string" calcext:value-type="string">
            <text:p>LVOX</text:p>
          </table:table-cell>
          <table:table-cell office:value-type="string" calcext:value-type="string">
            <text:p>2019-04-18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72000002861023" calcext:value-type="float">
            <text:p>2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587620402614" calcext:value-type="float">
            <text:p>-71,9587620402614</text:p>
          </table:table-cell>
          <table:table-cell table:number-columns-repeated="1016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LL FLOORING HOLDINGS INC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2007-11-09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3.61999988555908" calcext:value-type="float">
            <text:p>3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6829279457651" calcext:value-type="float">
            <text:p>-64,6829279457651</text:p>
          </table:table-cell>
          <table:table-cell table:number-columns-repeated="1016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LOCAL BOUNTI CORPORATION (A)</text:p>
          </table:table-cell>
          <table:table-cell office:value-type="string" calcext:value-type="string">
            <text:p>LOCL</text:p>
          </table:table-cell>
          <table:table-cell office:value-type="string" calcext:value-type="string">
            <text:p>2021-04-19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0.513999998569489" calcext:value-type="float">
            <text:p>0,5139999985694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28205142877" calcext:value-type="float">
            <text:p>-94,728205142877</text:p>
          </table:table-cell>
          <table:table-cell table:number-columns-repeated="1016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LORDSTOWN MOTORS CORP (A)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2019-04-18 00:00:00-04:00</text:p>
          </table:table-cell>
          <table:table-cell office:value-type="float" office:value="9.73999977111816" calcext:value-type="float">
            <text:p>9,73999977111816</text:p>
          </table:table-cell>
          <table:table-cell office:value-type="float" office:value="0.360000014305115" calcext:value-type="float">
            <text:p>0,360000014305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3039012036467" calcext:value-type="float">
            <text:p>-96,3039012036467</text:p>
          </table:table-cell>
          <table:table-cell table:number-columns-repeated="1016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LOVESAC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018-06-27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25.6800003051758" calcext:value-type="float">
            <text:p>25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.72000122070312" calcext:value-type="float">
            <text:p>2,72000122070312</text:p>
          </table:table-cell>
          <table:table-cell table:number-columns-repeated="1016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LOYALTY VENTURES</text:p>
          </table:table-cell>
          <table:table-cell office:value-type="string" calcext:value-type="string">
            <text:p>LYLT</text:p>
          </table:table-cell>
          <table:table-cell office:value-type="string" calcext:value-type="string">
            <text:p>2021-11-02 00:00:00-04:00</text:p>
          </table:table-cell>
          <table:table-cell office:value-type="float" office:value="28.7657695225307" calcext:value-type="float">
            <text:p>28,7657695225307</text:p>
          </table:table-cell>
          <table:table-cell office:value-type="float" office:value="0.00499999988824129" calcext:value-type="float">
            <text:p>0,004999999888241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826182300309" calcext:value-type="float">
            <text:p>-99,9826182300309</text:p>
          </table:table-cell>
          <table:table-cell table:number-columns-repeated="1016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LSB INDUSTRIES</text:p>
          </table:table-cell>
          <table:table-cell office:value-type="string" calcext:value-type="string">
            <text:p>LXU</text:p>
          </table:table-cell>
          <table:table-cell office:value-type="string" calcext:value-type="string">
            <text:p>1980-01-02 00:00:00-05:00</text:p>
          </table:table-cell>
          <table:table-cell office:value-type="float" office:value="2.30769205093384" calcext:value-type="float">
            <text:p>2,30769205093384</text:p>
          </table:table-cell>
          <table:table-cell office:value-type="float" office:value="8.60000038146973" calcext:value-type="float">
            <text:p>8,60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666724660668" calcext:value-type="float">
            <text:p>272,666724660668</text:p>
          </table:table-cell>
          <table:table-cell table:number-columns-repeated="1016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LTC PROPERTIES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1992-08-18 00:00:00-04:00</text:p>
          </table:table-cell>
          <table:table-cell office:value-type="float" office:value="1.12476968765259" calcext:value-type="float">
            <text:p>1,12476968765259</text:p>
          </table:table-cell>
          <table:table-cell office:value-type="float" office:value="33.6699981689453" calcext:value-type="float">
            <text:p>33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93.50156201445" calcext:value-type="float">
            <text:p>2893,50156201445</text:p>
          </table:table-cell>
          <table:table-cell table:number-columns-repeated="1016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LULUS FASHION LOUNGE HOLDINGS</text:p>
          </table:table-cell>
          <table:table-cell office:value-type="string" calcext:value-type="string">
            <text:p>LVLU</text:p>
          </table:table-cell>
          <table:table-cell office:value-type="string" calcext:value-type="string">
            <text:p>2021-11-11 00:00:00-05:00</text:p>
          </table:table-cell>
          <table:table-cell office:value-type="float" office:value="14.0500001907349" calcext:value-type="float">
            <text:p>14,0500001907349</text:p>
          </table:table-cell>
          <table:table-cell office:value-type="float" office:value="2.60999989509583" calcext:value-type="float">
            <text:p>2,6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4234885433172" calcext:value-type="float">
            <text:p>-81,4234885433172</text:p>
          </table:table-cell>
          <table:table-cell table:number-columns-repeated="1016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LUMINAR TECHNOLOGIES INC (A)</text:p>
          </table:table-cell>
          <table:table-cell office:value-type="string" calcext:value-type="string">
            <text:p>LAZR</text:p>
          </table:table-cell>
          <table:table-cell office:value-type="string" calcext:value-type="string">
            <text:p>2019-03-25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5.88500022888184" calcext:value-type="float">
            <text:p>5,885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9489784250653" calcext:value-type="float">
            <text:p>-39,9489784250653</text:p>
          </table:table-cell>
          <table:table-cell table:number-columns-repeated="1016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LUTHER BURBANK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2017-12-08 00:00:00-05:00</text:p>
          </table:table-cell>
          <table:table-cell office:value-type="float" office:value="10.3347473144531" calcext:value-type="float">
            <text:p>10,3347473144531</text:p>
          </table:table-cell>
          <table:table-cell office:value-type="float" office:value="8.35000038146973" calcext:value-type="float">
            <text:p>8,35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9.204600486049" calcext:value-type="float">
            <text:p>-19,204600486049</text:p>
          </table:table-cell>
          <table:table-cell table:number-columns-repeated="1016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LUXFER HOLDINGS</text:p>
          </table:table-cell>
          <table:table-cell office:value-type="string" calcext:value-type="string">
            <text:p>LXFR</text:p>
          </table:table-cell>
          <table:table-cell office:value-type="string" calcext:value-type="string">
            <text:p>2012-10-03 00:00:00-04:00</text:p>
          </table:table-cell>
          <table:table-cell office:value-type="float" office:value="7.79038763046265" calcext:value-type="float">
            <text:p>7,79038763046265</text:p>
          </table:table-cell>
          <table:table-cell office:value-type="float" office:value="14.8599996566773" calcext:value-type="float">
            <text:p>14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7478852344958" calcext:value-type="float">
            <text:p>90,7478852344958</text:p>
          </table:table-cell>
          <table:table-cell table:number-columns-repeated="1016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LXP INDUSTRIAL TRUST</text:p>
          </table:table-cell>
          <table:table-cell office:value-type="string" calcext:value-type="string">
            <text:p>LXP</text:p>
          </table:table-cell>
          <table:table-cell office:value-type="string" calcext:value-type="string">
            <text:p>1993-10-22 00:00:00-04:00</text:p>
          </table:table-cell>
          <table:table-cell office:value-type="float" office:value="0.936467776559804" calcext:value-type="float">
            <text:p>0,936467776559804</text:p>
          </table:table-cell>
          <table:table-cell office:value-type="float" office:value="9.60999965667725" calcext:value-type="float">
            <text:p>9,60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926.196511745489" calcext:value-type="float">
            <text:p>926,196511745489</text:p>
          </table:table-cell>
          <table:table-cell table:number-columns-repeated="1016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LCI INDUSTRIES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1985-05-2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13.309997558594" calcext:value-type="float">
            <text:p>113,3099975585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LEAFLY HOLDINGS INC</text:p>
          </table:table-cell>
          <table:table-cell office:value-type="string" calcext:value-type="string">
            <text:p>LFLY</text:p>
          </table:table-cell>
          <table:table-cell office:value-type="string" calcext:value-type="string">
            <text:p>2019-12-13 00:00:00-05:00</text:p>
          </table:table-cell>
          <table:table-cell office:value-type="float" office:value="7.71999979019165" calcext:value-type="float">
            <text:p>7,71999979019165</text:p>
          </table:table-cell>
          <table:table-cell office:value-type="float" office:value="0.370000004768372" calcext:value-type="float">
            <text:p>0,3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072536939902" calcext:value-type="float">
            <text:p>-95,2072536939902</text:p>
          </table:table-cell>
          <table:table-cell table:number-columns-repeated="1016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LEGACY HOUSING CORP</text:p>
          </table:table-cell>
          <table:table-cell office:value-type="string" calcext:value-type="string">
            <text:p>LEGH</text:p>
          </table:table-cell>
          <table:table-cell office:value-type="string" calcext:value-type="string">
            <text:p>2018-12-14 00:00:00-05:00</text:p>
          </table:table-cell>
          <table:table-cell office:value-type="float" office:value="12.1099996566773" calcext:value-type="float">
            <text:p>12,1099996566773</text:p>
          </table:table-cell>
          <table:table-cell office:value-type="float" office:value="22.0699996948242" calcext:value-type="float">
            <text:p>22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82.2460802685093" calcext:value-type="float">
            <text:p>82,2460802685093</text:p>
          </table:table-cell>
          <table:table-cell table:number-columns-repeated="1016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LEGALZOOM.COM INC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2021-06-30 00:00:00-04:00</text:p>
          </table:table-cell>
          <table:table-cell office:value-type="float" office:value="36.75" calcext:value-type="float">
            <text:p>36,75</text:p>
          </table:table-cell>
          <table:table-cell office:value-type="float" office:value="7.61999988555908" calcext:value-type="float">
            <text:p>7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653064338528" calcext:value-type="float">
            <text:p>-79,2653064338528</text:p>
          </table:table-cell>
          <table:table-cell table:number-columns-repeated="1016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LEMAITRE VASCULAR</text:p>
          </table:table-cell>
          <table:table-cell office:value-type="string" calcext:value-type="string">
            <text:p>LMAT</text:p>
          </table:table-cell>
          <table:table-cell office:value-type="string" calcext:value-type="string">
            <text:p>2006-10-19 00:00:00-04:00</text:p>
          </table:table-cell>
          <table:table-cell office:value-type="float" office:value="5.58373506865148" calcext:value-type="float">
            <text:p>5,58373506865148</text:p>
          </table:table-cell>
          <table:table-cell office:value-type="float" office:value="65.5400009155273" calcext:value-type="float">
            <text:p>65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3.76630713527" calcext:value-type="float">
            <text:p>1073,76630713527</text:p>
          </table:table-cell>
          <table:table-cell table:number-columns-repeated="1016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LMND</text:p>
          </table:table-cell>
          <table:table-cell office:value-type="string" calcext:value-type="string">
            <text:p>2020-07-02 00:00:00-04:00</text:p>
          </table:table-cell>
          <table:table-cell office:value-type="float" office:value="50.060001373291" calcext:value-type="float">
            <text:p>50,060001373291</text:p>
          </table:table-cell>
          <table:table-cell office:value-type="float" office:value="14.5699996948242" calcext:value-type="float">
            <text:p>14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8949274967501" calcext:value-type="float">
            <text:p>-70,8949274967501</text:p>
          </table:table-cell>
          <table:table-cell table:number-columns-repeated="1016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LENDINGCLU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2014-12-11 00:00:00-05:00</text:p>
          </table:table-cell>
          <table:table-cell office:value-type="float" office:value="123.75" calcext:value-type="float">
            <text:p>123,75</text:p>
          </table:table-cell>
          <table:table-cell office:value-type="float" office:value="6.73999977111816" calcext:value-type="float">
            <text:p>6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535355384904" calcext:value-type="float">
            <text:p>-94,5535355384904</text:p>
          </table:table-cell>
          <table:table-cell table:number-columns-repeated="1016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LENDING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008-08-12 00:00:00-04:00</text:p>
          </table:table-cell>
          <table:table-cell office:value-type="float" office:value="7.54022997490807" calcext:value-type="float">
            <text:p>7,54022997490807</text:p>
          </table:table-cell>
          <table:table-cell office:value-type="float" office:value="18.0699996948242" calcext:value-type="float">
            <text:p>18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647858950675" calcext:value-type="float">
            <text:p>139,647858950675</text:p>
          </table:table-cell>
          <table:table-cell table:number-columns-repeated="1016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LEXICON PHARMACEUTICALS INC</text:p>
          </table:table-cell>
          <table:table-cell office:value-type="string" calcext:value-type="string">
            <text:p>LXRX</text:p>
          </table:table-cell>
          <table:table-cell office:value-type="string" calcext:value-type="string">
            <text:p>2000-04-07 00:00:00-04:00</text:p>
          </table:table-cell>
          <table:table-cell office:value-type="float" office:value="154" calcext:value-type="float">
            <text:p>154</text:p>
          </table:table-cell>
          <table:table-cell office:value-type="float" office:value="3.15000009536743" calcext:value-type="float">
            <text:p>3,1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9545453926186" calcext:value-type="float">
            <text:p>-97,9545453926186</text:p>
          </table:table-cell>
          <table:table-cell table:number-columns-repeated="1016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LGI HOMES</text:p>
          </table:table-cell>
          <table:table-cell office:value-type="string" calcext:value-type="string">
            <text:p>LGIH</text:p>
          </table:table-cell>
          <table:table-cell office:value-type="string" calcext:value-type="string">
            <text:p>2013-11-07 00:00:00-05:00</text:p>
          </table:table-cell>
          <table:table-cell office:value-type="float" office:value="12.2600002288818" calcext:value-type="float">
            <text:p>12,2600002288818</text:p>
          </table:table-cell>
          <table:table-cell office:value-type="float" office:value="115.849998474121" calcext:value-type="float">
            <text:p>115,84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844.942873664914" calcext:value-type="float">
            <text:p>844,942873664914</text:p>
          </table:table-cell>
          <table:table-cell table:number-columns-repeated="1016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MANITOWOC CO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1990-03-26 00:00:00-05:00</text:p>
          </table:table-cell>
          <table:table-cell office:value-type="float" office:value="0.938902913274261" calcext:value-type="float">
            <text:p>0,938902913274261</text:p>
          </table:table-cell>
          <table:table-cell office:value-type="float" office:value="15.8000001907349" calcext:value-type="float">
            <text:p>15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82.81512042977" calcext:value-type="float">
            <text:p>1582,81512042977</text:p>
          </table:table-cell>
          <table:table-cell table:number-columns-repeated="1016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MANNING &amp; NAPIER</text:p>
          </table:table-cell>
          <table:table-cell office:value-type="string" calcext:value-type="string">
            <text:p>M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MANNKIND</text:p>
          </table:table-cell>
          <table:table-cell office:value-type="string" calcext:value-type="string">
            <text:p>MNKD</text:p>
          </table:table-cell>
          <table:table-cell office:value-type="string" calcext:value-type="string">
            <text:p>2004-07-28 00:00:00-04:00</text:p>
          </table:table-cell>
          <table:table-cell office:value-type="float" office:value="77.5" calcext:value-type="float">
            <text:p>77,5</text:p>
          </table:table-cell>
          <table:table-cell office:value-type="float" office:value="3.95000004768372" calcext:value-type="float">
            <text:p>3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9032257449242" calcext:value-type="float">
            <text:p>-94,9032257449242</text:p>
          </table:table-cell>
          <table:table-cell table:number-columns-repeated="1016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MANTECH INTL CORP</text:p>
          </table:table-cell>
          <table:table-cell office:value-type="string" calcext:value-type="string">
            <text:p>MAN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MARATHON DIGITAL HOLDINGS INC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2012-05-04 00:00:00-04:00</text:p>
          </table:table-cell>
          <table:table-cell office:value-type="float" office:value="53.0400009155273" calcext:value-type="float">
            <text:p>53,0400009155273</text:p>
          </table:table-cell>
          <table:table-cell office:value-type="float" office:value="10.3800001144409" calcext:value-type="float">
            <text:p>10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4298643754318" calcext:value-type="float">
            <text:p>-80,4298643754318</text:p>
          </table:table-cell>
          <table:table-cell table:number-columns-repeated="1016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MARCUS &amp; MILLICHAP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2013-10-31 00:00:00-04:00</text:p>
          </table:table-cell>
          <table:table-cell office:value-type="float" office:value="12.8656523641144" calcext:value-type="float">
            <text:p>12,8656523641144</text:p>
          </table:table-cell>
          <table:table-cell office:value-type="float" office:value="31.2099990844727" calcext:value-type="float">
            <text:p>31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.583883049144" calcext:value-type="float">
            <text:p>142,583883049144</text:p>
          </table:table-cell>
          <table:table-cell table:number-columns-repeated="1016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MARCUS CORPORATION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9099998474121" calcext:value-type="float">
            <text:p>16,9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MARINE PRODUCTS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2001-03-01 00:00:00-05:00</text:p>
          </table:table-cell>
          <table:table-cell office:value-type="float" office:value="1.22277465368667" calcext:value-type="float">
            <text:p>1,22277465368667</text:p>
          </table:table-cell>
          <table:table-cell office:value-type="float" office:value="14.0299997329712" calcext:value-type="float">
            <text:p>14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7.3904607583" calcext:value-type="float">
            <text:p>1047,3904607583</text:p>
          </table:table-cell>
          <table:table-cell table:number-columns-repeated="1016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MARINEMAX INC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1998-06-03 00:00:00-04:00</text:p>
          </table:table-cell>
          <table:table-cell office:value-type="float" office:value="12.5" calcext:value-type="float">
            <text:p>12,5</text:p>
          </table:table-cell>
          <table:table-cell office:value-type="float" office:value="28.4599990844727" calcext:value-type="float">
            <text:p>28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679992675781" calcext:value-type="float">
            <text:p>127,679992675781</text:p>
          </table:table-cell>
          <table:table-cell table:number-columns-repeated="1016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MARKETWISE INC (A)</text:p>
          </table:table-cell>
          <table:table-cell office:value-type="string" calcext:value-type="string">
            <text:p>MKTW</text:p>
          </table:table-cell>
          <table:table-cell office:value-type="string" calcext:value-type="string">
            <text:p>2020-09-14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1.5900000333786" calcext:value-type="float">
            <text:p>1,59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9393929833843" calcext:value-type="float">
            <text:p>-83,9393929833843</text:p>
          </table:table-cell>
          <table:table-cell table:number-columns-repeated="1016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MARKFORGED HOLDING CORPORATION (A)</text:p>
          </table:table-cell>
          <table:table-cell office:value-type="string" calcext:value-type="string">
            <text:p>MKFG</text:p>
          </table:table-cell>
          <table:table-cell office:value-type="string" calcext:value-type="string">
            <text:p>2020-10-08 00:00:00-04:00</text:p>
          </table:table-cell>
          <table:table-cell office:value-type="float" office:value="10.25" calcext:value-type="float">
            <text:p>10,25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1951218349178" calcext:value-type="float">
            <text:p>-92,1951218349178</text:p>
          </table:table-cell>
          <table:table-cell table:number-columns-repeated="1016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MARQET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2021-06-09 00:00:00-04:00</text:p>
          </table:table-cell>
          <table:table-cell office:value-type="float" office:value="32.5" calcext:value-type="float">
            <text:p>32,5</text:p>
          </table:table-cell>
          <table:table-cell office:value-type="float" office:value="4.21000003814697" calcext:value-type="float">
            <text:p>4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0461537287785" calcext:value-type="float">
            <text:p>-87,0461537287785</text:p>
          </table:table-cell>
          <table:table-cell table:number-columns-repeated="1016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MARTEN TRANSPORT</text:p>
          </table:table-cell>
          <table:table-cell office:value-type="string" calcext:value-type="string">
            <text:p>MRTN</text:p>
          </table:table-cell>
          <table:table-cell office:value-type="string" calcext:value-type="string">
            <text:p>1986-09-2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0.4699993133545" calcext:value-type="float">
            <text:p>20,46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MASONITE INTERNATIONAL COR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009-07-24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8.9300003051758" calcext:value-type="float">
            <text:p>88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44.650001525879" calcext:value-type="float">
            <text:p>344,650001525879</text:p>
          </table:table-cell>
          <table:table-cell table:number-columns-repeated="1016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MASTERCRAFT BOAT HOLDINGS</text:p>
          </table:table-cell>
          <table:table-cell office:value-type="string" calcext:value-type="string">
            <text:p>MCFT</text:p>
          </table:table-cell>
          <table:table-cell office:value-type="string" calcext:value-type="string">
            <text:p>2015-07-17 00:00:00-04:00</text:p>
          </table:table-cell>
          <table:table-cell office:value-type="float" office:value="11.2493615414061" calcext:value-type="float">
            <text:p>11,2493615414061</text:p>
          </table:table-cell>
          <table:table-cell office:value-type="float" office:value="28.7399997711182" calcext:value-type="float">
            <text:p>28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55.481163667231" calcext:value-type="float">
            <text:p>155,481163667231</text:p>
          </table:table-cell>
          <table:table-cell table:number-columns-repeated="1016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MATADOR RESOURCES</text:p>
          </table:table-cell>
          <table:table-cell office:value-type="string" calcext:value-type="string">
            <text:p>MTDR</text:p>
          </table:table-cell>
          <table:table-cell office:value-type="string" calcext:value-type="string">
            <text:p>2012-02-02 00:00:00-05:00</text:p>
          </table:table-cell>
          <table:table-cell office:value-type="float" office:value="11.6126909255981" calcext:value-type="float">
            <text:p>11,6126909255981</text:p>
          </table:table-cell>
          <table:table-cell office:value-type="float" office:value="44.4099998474121" calcext:value-type="float">
            <text:p>4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26434423722" calcext:value-type="float">
            <text:p>282,426434423722</text:p>
          </table:table-cell>
          <table:table-cell table:number-columns-repeated="1016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MATERION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8.480003356934" calcext:value-type="float">
            <text:p>108,4800033569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MATSON INC.</text:p>
          </table:table-cell>
          <table:table-cell office:value-type="string" calcext:value-type="string">
            <text:p>MATX</text:p>
          </table:table-cell>
          <table:table-cell office:value-type="string" calcext:value-type="string">
            <text:p>1973-05-03 00:00:00-04:00</text:p>
          </table:table-cell>
          <table:table-cell office:value-type="float" office:value="0.359789848327637" calcext:value-type="float">
            <text:p>0,359789848327637</text:p>
          </table:table-cell>
          <table:table-cell office:value-type="float" office:value="66.6900024414062" calcext:value-type="float">
            <text:p>66,6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435.8210498135" calcext:value-type="float">
            <text:p>18435,8210498135</text:p>
          </table:table-cell>
          <table:table-cell table:number-columns-repeated="1016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MATTERPORT INC (A)</text:p>
          </table:table-cell>
          <table:table-cell office:value-type="string" calcext:value-type="string">
            <text:p>MTTR</text:p>
          </table:table-cell>
          <table:table-cell office:value-type="string" calcext:value-type="string">
            <text:p>2021-02-02 00:00:00-05:00</text:p>
          </table:table-cell>
          <table:table-cell office:value-type="float" office:value="10.6899995803833" calcext:value-type="float">
            <text:p>10,6899995803833</text:p>
          </table:table-cell>
          <table:table-cell office:value-type="float" office:value="2.45000004768372" calcext:value-type="float">
            <text:p>2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0813831257806" calcext:value-type="float">
            <text:p>-77,0813831257806</text:p>
          </table:table-cell>
          <table:table-cell table:number-columns-repeated="1016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MATTHEWS INTL A</text:p>
          </table:table-cell>
          <table:table-cell office:value-type="string" calcext:value-type="string">
            <text:p>MATW</text:p>
          </table:table-cell>
          <table:table-cell office:value-type="string" calcext:value-type="string">
            <text:p>1994-07-20 00:00:00-04:00</text:p>
          </table:table-cell>
          <table:table-cell office:value-type="float" office:value="2.87708756019329" calcext:value-type="float">
            <text:p>2,87708756019329</text:p>
          </table:table-cell>
          <table:table-cell office:value-type="float" office:value="37.2799987792969" calcext:value-type="float">
            <text:p>37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5.75475196147" calcext:value-type="float">
            <text:p>1195,75475196147</text:p>
          </table:table-cell>
          <table:table-cell table:number-columns-repeated="1016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MAXAR TECHNOLOGIES</text:p>
          </table:table-cell>
          <table:table-cell office:value-type="string" calcext:value-type="string">
            <text:p>MAXR</text:p>
          </table:table-cell>
          <table:table-cell office:value-type="string" calcext:value-type="string">
            <text:p>2009-02-13 00:00:00-05:00</text:p>
          </table:table-cell>
          <table:table-cell office:value-type="float" office:value="20.5603656768799" calcext:value-type="float">
            <text:p>20,5603656768799</text:p>
          </table:table-cell>
          <table:table-cell office:value-type="float" office:value="52.9900016784668" calcext:value-type="float">
            <text:p>52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728887273897" calcext:value-type="float">
            <text:p>157,728887273897</text:p>
          </table:table-cell>
          <table:table-cell table:number-columns-repeated="1016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MAXCYTE</text:p>
          </table:table-cell>
          <table:table-cell office:value-type="string" calcext:value-type="string">
            <text:p>MXCT</text:p>
          </table:table-cell>
          <table:table-cell office:value-type="string" calcext:value-type="string">
            <text:p>2021-07-30 00:00:00-04:00</text:p>
          </table:table-cell>
          <table:table-cell office:value-type="float" office:value="16.9899997711182" calcext:value-type="float">
            <text:p>16,9899997711182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7480856068372" calcext:value-type="float">
            <text:p>-71,7480856068372</text:p>
          </table:table-cell>
          <table:table-cell table:number-columns-repeated="1016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1997-06-13 00:00:00-04:00</text:p>
          </table:table-cell>
          <table:table-cell office:value-type="float" office:value="4.06373865736855" calcext:value-type="float">
            <text:p>4,06373865736855</text:p>
          </table:table-cell>
          <table:table-cell office:value-type="float" office:value="79.0299987792969" calcext:value-type="float">
            <text:p>79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44.76085798471" calcext:value-type="float">
            <text:p>1844,76085798471</text:p>
          </table:table-cell>
          <table:table-cell table:number-columns-repeated="1016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MXL</text:p>
          </table:table-cell>
          <table:table-cell office:value-type="string" calcext:value-type="string">
            <text:p>2010-03-24 00:00:00-04:00</text:p>
          </table:table-cell>
          <table:table-cell office:value-type="float" office:value="17.9500007629394" calcext:value-type="float">
            <text:p>17,9500007629394</text:p>
          </table:table-cell>
          <table:table-cell office:value-type="float" office:value="23.5400009155273" calcext:value-type="float">
            <text:p>2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.1420608077594" calcext:value-type="float">
            <text:p>31,1420608077594</text:p>
          </table:table-cell>
          <table:table-cell table:number-columns-repeated="1016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MBIA</text:p>
          </table:table-cell>
          <table:table-cell office:value-type="string" calcext:value-type="string">
            <text:p>MBI</text:p>
          </table:table-cell>
          <table:table-cell office:value-type="string" calcext:value-type="string">
            <text:p>1987-07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42000007629395" calcext:value-type="float">
            <text:p>9,4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MCGRATH RENT CORP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1984-11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MDC HOLDINGS IN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1980-03-11 00:00:00-05:00</text:p>
          </table:table-cell>
          <table:table-cell office:value-type="float" office:value="0.152708828449249" calcext:value-type="float">
            <text:p>0,152708828449249</text:p>
          </table:table-cell>
          <table:table-cell office:value-type="float" office:value="41.5099983215332" calcext:value-type="float">
            <text:p>41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27082.4482861045" calcext:value-type="float">
            <text:p>27082,4482861045</text:p>
          </table:table-cell>
          <table:table-cell table:number-columns-repeated="1016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MEDIAALPH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020-10-28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5.26000022888184" calcext:value-type="float">
            <text:p>5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304337874703" calcext:value-type="float">
            <text:p>-77,1304337874703</text:p>
          </table:table-cell>
          <table:table-cell table:number-columns-repeated="1016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MEDIFAST IN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1993-12-30 00:00:00-05:00</text:p>
          </table:table-cell>
          <table:table-cell office:value-type="float" office:value="3.54333777861162" calcext:value-type="float">
            <text:p>3,54333777861162</text:p>
          </table:table-cell>
          <table:table-cell office:value-type="float" office:value="89.8499984741211" calcext:value-type="float">
            <text:p>89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2435.74465907473" calcext:value-type="float">
            <text:p>2435,74465907473</text:p>
          </table:table-cell>
          <table:table-cell table:number-columns-repeated="1016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MEDNA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95-09-20 00:00:00-04:00</text:p>
          </table:table-cell>
          <table:table-cell office:value-type="float" office:value="5.375" calcext:value-type="float">
            <text:p>5,375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.511627906977" calcext:value-type="float">
            <text:p>146,511627906977</text:p>
          </table:table-cell>
          <table:table-cell table:number-columns-repeated="1016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MEDPACE HOLDINGS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2016-08-11 00:00:00-04:00</text:p>
          </table:table-cell>
          <table:table-cell office:value-type="float" office:value="28.1499996185303" calcext:value-type="float">
            <text:p>28,1499996185303</text:p>
          </table:table-cell>
          <table:table-cell office:value-type="float" office:value="207.720001220703" calcext:value-type="float">
            <text:p>207,7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637.904099593548" calcext:value-type="float">
            <text:p>637,904099593548</text:p>
          </table:table-cell>
          <table:table-cell table:number-columns-repeated="1016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MEIRAGTX HOLDINGS PLC</text:p>
          </table:table-cell>
          <table:table-cell office:value-type="string" calcext:value-type="string">
            <text:p>MGTX</text:p>
          </table:table-cell>
          <table:table-cell office:value-type="string" calcext:value-type="string">
            <text:p>2018-06-08 00:00:00-04:00</text:p>
          </table:table-cell>
          <table:table-cell office:value-type="float" office:value="15.0100002288818" calcext:value-type="float">
            <text:p>15,0100002288818</text:p>
          </table:table-cell>
          <table:table-cell office:value-type="float" office:value="6.36999988555908" calcext:value-type="float">
            <text:p>6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616269925026" calcext:value-type="float">
            <text:p>-57,5616269925026</text:p>
          </table:table-cell>
          <table:table-cell table:number-columns-repeated="1016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MERCANTILE BANK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1999-07-20 00:00:00-04:00</text:p>
          </table:table-cell>
          <table:table-cell office:value-type="float" office:value="6.84670750205321" calcext:value-type="float">
            <text:p>6,84670750205321</text:p>
          </table:table-cell>
          <table:table-cell office:value-type="float" office:value="25.1599998474121" calcext:value-type="float">
            <text:p>25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67.475897573645" calcext:value-type="float">
            <text:p>267,475897573645</text:p>
          </table:table-cell>
          <table:table-cell table:number-columns-repeated="1016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2017-10-27 00:00:00-04:00</text:p>
          </table:table-cell>
          <table:table-cell office:value-type="float" office:value="10.5926454035317" calcext:value-type="float">
            <text:p>10,5926454035317</text:p>
          </table:table-cell>
          <table:table-cell office:value-type="float" office:value="22.6499996185303" calcext:value-type="float">
            <text:p>22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827601658209" calcext:value-type="float">
            <text:p>113,827601658209</text:p>
          </table:table-cell>
          <table:table-cell table:number-columns-repeated="1016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MERCURY GENERAL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1985-11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900009155273" calcext:value-type="float">
            <text:p>29,7900009155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MERIDIAN BIOSCIENCE</text:p>
          </table:table-cell>
          <table:table-cell office:value-type="string" calcext:value-type="string">
            <text:p>VIV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MERIDIANLINK</text:p>
          </table:table-cell>
          <table:table-cell office:value-type="string" calcext:value-type="string">
            <text:p>MLNK</text:p>
          </table:table-cell>
          <table:table-cell office:value-type="string" calcext:value-type="string">
            <text:p>2021-07-28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15.3699998855591" calcext:value-type="float">
            <text:p>15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0000004318525" calcext:value-type="float">
            <text:p>-42,0000004318525</text:p>
          </table:table-cell>
          <table:table-cell table:number-columns-repeated="1016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MERIT MEDICAL SYSTEMS</text:p>
          </table:table-cell>
          <table:table-cell office:value-type="string" calcext:value-type="string">
            <text:p>MMSI</text:p>
          </table:table-cell>
          <table:table-cell office:value-type="string" calcext:value-type="string">
            <text:p>1990-05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4.0199966430664" calcext:value-type="float">
            <text:p>84,01999664306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LYELL IMMUNOPHARMA</text:p>
          </table:table-cell>
          <table:table-cell office:value-type="string" calcext:value-type="string">
            <text:p>LYEL</text:p>
          </table:table-cell>
          <table:table-cell office:value-type="string" calcext:value-type="string">
            <text:p>2021-06-17 00:00:00-04:00</text:p>
          </table:table-cell>
          <table:table-cell office:value-type="float" office:value="18.75" calcext:value-type="float">
            <text:p>18,75</text:p>
          </table:table-cell>
          <table:table-cell office:value-type="float" office:value="2.53999996185303" calcext:value-type="float">
            <text:p>2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4533335367839" calcext:value-type="float">
            <text:p>-86,4533335367839</text:p>
          </table:table-cell>
          <table:table-cell table:number-columns-repeated="1016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M/I HOMES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1993-11-03 00:00:00-05:00</text:p>
          </table:table-cell>
          <table:table-cell office:value-type="float" office:value="6.76634359359741" calcext:value-type="float">
            <text:p>6,76634359359741</text:p>
          </table:table-cell>
          <table:table-cell office:value-type="float" office:value="66.6699981689453" calcext:value-type="float">
            <text:p>66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885.317952697985" calcext:value-type="float">
            <text:p>885,317952697985</text:p>
          </table:table-cell>
          <table:table-cell table:number-columns-repeated="1016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MACATAWA BANK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1998-05-20 00:00:00-04:00</text:p>
          </table:table-cell>
          <table:table-cell office:value-type="float" office:value="4.44642739324074" calcext:value-type="float">
            <text:p>4,44642739324074</text:p>
          </table:table-cell>
          <table:table-cell office:value-type="float" office:value="8.85999965667725" calcext:value-type="float">
            <text:p>8,85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261089254394" calcext:value-type="float">
            <text:p>99,261089254394</text:p>
          </table:table-cell>
          <table:table-cell table:number-columns-repeated="1016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1994-03-10 00:00:00-05:00</text:p>
          </table:table-cell>
          <table:table-cell office:value-type="float" office:value="3.08768625810232" calcext:value-type="float">
            <text:p>3,08768625810232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29.696719621778" calcext:value-type="float">
            <text:p>229,696719621778</text:p>
          </table:table-cell>
          <table:table-cell table:number-columns-repeated="1016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MACOM TECHNOLOGY SOLUTIONS HOLDINGS</text:p>
          </table:table-cell>
          <table:table-cell office:value-type="string" calcext:value-type="string">
            <text:p>MTSI</text:p>
          </table:table-cell>
          <table:table-cell office:value-type="string" calcext:value-type="string">
            <text:p>2012-03-15 00:00:00-04:00</text:p>
          </table:table-cell>
          <table:table-cell office:value-type="float" office:value="19.1000003814697" calcext:value-type="float">
            <text:p>19,1000003814697</text:p>
          </table:table-cell>
          <table:table-cell office:value-type="float" office:value="55.5999984741211" calcext:value-type="float">
            <text:p>5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099462636988" calcext:value-type="float">
            <text:p>191,099462636988</text:p>
          </table:table-cell>
          <table:table-cell table:number-columns-repeated="1016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MACROGENICS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2013-10-10 00:00:00-04:00</text:p>
          </table:table-cell>
          <table:table-cell office:value-type="float" office:value="24" calcext:value-type="float">
            <text:p>24</text:p>
          </table:table-cell>
          <table:table-cell office:value-type="float" office:value="7.17999982833862" calcext:value-type="float">
            <text:p>7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0833340485891" calcext:value-type="float">
            <text:p>-70,0833340485891</text:p>
          </table:table-cell>
          <table:table-cell table:number-columns-repeated="1016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MADISON SQUARE GARDEN ENTERTAINMENT</text:p>
          </table:table-cell>
          <table:table-cell office:value-type="string" calcext:value-type="string">
            <text:p>MSGE</text:p>
          </table:table-cell>
          <table:table-cell office:value-type="string" calcext:value-type="string">
            <text:p>2023-05-02 00:00:00-04:00</text:p>
          </table:table-cell>
          <table:table-cell office:value-type="float" office:value="32.5099983215332" calcext:value-type="float">
            <text:p>32,5099983215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float" office:value="4.58321056719306" calcext:value-type="float">
            <text:p>4,58321056719306</text:p>
          </table:table-cell>
          <table:table-cell table:number-columns-repeated="1016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MADRIGAL PHARMACEUTICALS</text:p>
          </table:table-cell>
          <table:table-cell office:value-type="string" calcext:value-type="string">
            <text:p>MDGL</text:p>
          </table:table-cell>
          <table:table-cell office:value-type="string" calcext:value-type="string">
            <text:p>2007-02-06 00:00:00-05:00</text:p>
          </table:table-cell>
          <table:table-cell office:value-type="float" office:value="350" calcext:value-type="float">
            <text:p>350</text:p>
          </table:table-cell>
          <table:table-cell office:value-type="float" office:value="310.989990234375" calcext:value-type="float">
            <text:p>310,9899902343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1457170758929" calcext:value-type="float">
            <text:p>-11,1457170758929</text:p>
          </table:table-cell>
          <table:table-cell table:number-columns-repeated="1016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MAGNITE INC</text:p>
          </table:table-cell>
          <table:table-cell office:value-type="string" calcext:value-type="string">
            <text:p>MGNI</text:p>
          </table:table-cell>
          <table:table-cell office:value-type="string" calcext:value-type="string">
            <text:p>2014-04-02 00:00:00-04:00</text:p>
          </table:table-cell>
          <table:table-cell office:value-type="float" office:value="17.5" calcext:value-type="float">
            <text:p>17,5</text:p>
          </table:table-cell>
          <table:table-cell office:value-type="float" office:value="8.55000019073486" calcext:value-type="float">
            <text:p>8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1428560529436" calcext:value-type="float">
            <text:p>-51,1428560529436</text:p>
          </table:table-cell>
          <table:table-cell table:number-columns-repeated="1016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MAGNOLIA OIL &amp; GAS CORPORATION (A)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2017-06-29 00:00:00-04:00</text:p>
          </table:table-cell>
          <table:table-cell office:value-type="float" office:value="9.71874809265137" calcext:value-type="float">
            <text:p>9,71874809265137</text:p>
          </table:table-cell>
          <table:table-cell office:value-type="float" office:value="19.4200000762939" calcext:value-type="float">
            <text:p>19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8199756919102" calcext:value-type="float">
            <text:p>99,8199756919102</text:p>
          </table:table-cell>
          <table:table-cell table:number-columns-repeated="1016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MALIBU BOATS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2014-01-31 00:00:00-05:00</text:p>
          </table:table-cell>
          <table:table-cell office:value-type="float" office:value="17.2999992370606" calcext:value-type="float">
            <text:p>17,29999923706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9.479783316366" calcext:value-type="float">
            <text:p>229,479783316366</text:p>
          </table:table-cell>
          <table:table-cell table:number-columns-repeated="1016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MICROSTRATEGY CLASS A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1998-06-11 00:00:00-04:00</text:p>
          </table:table-cell>
          <table:table-cell office:value-type="float" office:value="80" calcext:value-type="float">
            <text:p>8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1.25" calcext:value-type="float">
            <text:p>291,25</text:p>
          </table:table-cell>
          <table:table-cell table:number-columns-repeated="1016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CROVAST HOLDINGS INC</text:p>
          </table:table-cell>
          <table:table-cell office:value-type="string" calcext:value-type="string">
            <text:p>MVST</text:p>
          </table:table-cell>
          <table:table-cell office:value-type="string" calcext:value-type="string">
            <text:p>2019-03-27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1.08000004291534" calcext:value-type="float">
            <text:p>1,080000042915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9230764829196" calcext:value-type="float">
            <text:p>-88,9230764829196</text:p>
          </table:table-cell>
          <table:table-cell table:number-columns-repeated="1016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MICROVISION INC</text:p>
          </table:table-cell>
          <table:table-cell office:value-type="string" calcext:value-type="string">
            <text:p>MVIS</text:p>
          </table:table-cell>
          <table:table-cell office:value-type="string" calcext:value-type="string">
            <text:p>1996-08-27 00:00:00-04:00</text:p>
          </table:table-cell>
          <table:table-cell office:value-type="float" office:value="49" calcext:value-type="float">
            <text:p>49</text:p>
          </table:table-cell>
          <table:table-cell office:value-type="float" office:value="2.09999990463257" calcext:value-type="float">
            <text:p>2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142859089131" calcext:value-type="float">
            <text:p>-95,7142859089131</text:p>
          </table:table-cell>
          <table:table-cell table:number-columns-repeated="1016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MID PENN BANCP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1997-12-04 00:00:00-05:00</text:p>
          </table:table-cell>
          <table:table-cell office:value-type="float" office:value="8.22984730323764" calcext:value-type="float">
            <text:p>8,2298473032376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.942427745028" calcext:value-type="float">
            <text:p>136,942427745028</text:p>
          </table:table-cell>
          <table:table-cell table:number-columns-repeated="1016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MIDDLESEX WATER</text:p>
          </table:table-cell>
          <table:table-cell office:value-type="string" calcext:value-type="string">
            <text:p>MSEX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12482470273972" calcext:value-type="float">
            <text:p>0,412482470273972</text:p>
          </table:table-cell>
          <table:table-cell office:value-type="float" office:value="72.8199996948242" calcext:value-type="float">
            <text:p>72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554.0834926772" calcext:value-type="float">
            <text:p>17554,0834926772</text:p>
          </table:table-cell>
          <table:table-cell table:number-columns-repeated="1016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MIDLAND STATES BANCORP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2016-05-24 00:00:00-04:00</text:p>
          </table:table-cell>
          <table:table-cell office:value-type="float" office:value="16.9020216416802" calcext:value-type="float">
            <text:p>16,9020216416802</text:p>
          </table:table-cell>
          <table:table-cell office:value-type="float" office:value="19.2800006866455" calcext:value-type="float">
            <text:p>19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0691989122845" calcext:value-type="float">
            <text:p>14,0691989122845</text:p>
          </table:table-cell>
          <table:table-cell table:number-columns-repeated="1016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MIDWESTONE FINANCIAL GROUP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2008-01-29 00:00:00-05:00</text:p>
          </table:table-cell>
          <table:table-cell office:value-type="float" office:value="11.8215494155884" calcext:value-type="float">
            <text:p>11,8215494155884</text:p>
          </table:table-cell>
          <table:table-cell office:value-type="float" office:value="19.0200004577637" calcext:value-type="float">
            <text:p>19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892618971614" calcext:value-type="float">
            <text:p>60,892618971614</text:p>
          </table:table-cell>
          <table:table-cell table:number-columns-repeated="1016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MILLER INDS</text:p>
          </table:table-cell>
          <table:table-cell office:value-type="string" calcext:value-type="string">
            <text:p>MLR</text:p>
          </table:table-cell>
          <table:table-cell office:value-type="string" calcext:value-type="string">
            <text:p>1994-08-02 00:00:00-04:00</text:p>
          </table:table-cell>
          <table:table-cell office:value-type="float" office:value="9.01260610100064" calcext:value-type="float">
            <text:p>9,01260610100064</text:p>
          </table:table-cell>
          <table:table-cell office:value-type="float" office:value="34.4700012207031" calcext:value-type="float">
            <text:p>3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64304269062" calcext:value-type="float">
            <text:p>282,464304269062</text:p>
          </table:table-cell>
          <table:table-cell table:number-columns-repeated="1016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MILLERKNOLL INC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670000076294" calcext:value-type="float">
            <text:p>15,67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MIMEDX GROUP</text:p>
          </table:table-cell>
          <table:table-cell office:value-type="string" calcext:value-type="string">
            <text:p>MDXG</text:p>
          </table:table-cell>
          <table:table-cell office:value-type="string" calcext:value-type="string">
            <text:p>2008-02-12 00:00:00-05:00</text:p>
          </table:table-cell>
          <table:table-cell office:value-type="float" office:value="5.59505414962769" calcext:value-type="float">
            <text:p>5,59505414962769</text:p>
          </table:table-cell>
          <table:table-cell office:value-type="float" office:value="5.59000015258789" calcext:value-type="float">
            <text:p>5,5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0903297252294016" calcext:value-type="float">
            <text:p>-0,0903297252294016</text:p>
          </table:table-cell>
          <table:table-cell table:number-columns-repeated="1016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MINERALS TECH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1992-10-23 00:00:00-04:00</text:p>
          </table:table-cell>
          <table:table-cell office:value-type="float" office:value="7.385053915136" calcext:value-type="float">
            <text:p>7,385053915136</text:p>
          </table:table-cell>
          <table:table-cell office:value-type="float" office:value="60.5699996948242" calcext:value-type="float">
            <text:p>60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20.170040609768" calcext:value-type="float">
            <text:p>720,170040609768</text:p>
          </table:table-cell>
          <table:table-cell table:number-columns-repeated="1016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MIRION TECHNOLOGIES INC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2020-08-20 00:00:00-04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8.51000022888184" calcext:value-type="float">
            <text:p>8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323382414189" calcext:value-type="float">
            <text:p>-15,323382414189</text:p>
          </table:table-cell>
          <table:table-cell table:number-columns-repeated="1016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MIRUM PHARMACEUTICALS</text:p>
          </table:table-cell>
          <table:table-cell office:value-type="string" calcext:value-type="string">
            <text:p>MIRM</text:p>
          </table:table-cell>
          <table:table-cell office:value-type="string" calcext:value-type="string">
            <text:p>2019-07-18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8.6399993896484" calcext:value-type="float">
            <text:p>28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.30768761268" calcext:value-type="float">
            <text:p>120,30768761268</text:p>
          </table:table-cell>
          <table:table-cell table:number-columns-repeated="1016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MISSION PRODUC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2020-10-02 00:00:00-04:00</text:p>
          </table:table-cell>
          <table:table-cell office:value-type="float" office:value="13.6400003433228" calcext:value-type="float">
            <text:p>13,6400003433228</text:p>
          </table:table-cell>
          <table:table-cell office:value-type="float" office:value="11.6999998092651" calcext:value-type="float">
            <text:p>11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2228774576777" calcext:value-type="float">
            <text:p>-14,2228774576777</text:p>
          </table:table-cell>
          <table:table-cell table:number-columns-repeated="1016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MITK</text:p>
          </table:table-cell>
          <table:table-cell office:value-type="string" calcext:value-type="string">
            <text:p>1989-01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MODEL N INC</text:p>
          </table:table-cell>
          <table:table-cell office:value-type="string" calcext:value-type="string">
            <text:p>MODN</text:p>
          </table:table-cell>
          <table:table-cell office:value-type="string" calcext:value-type="string">
            <text:p>2013-03-20 00:00:00-04:00</text:p>
          </table:table-cell>
          <table:table-cell office:value-type="float" office:value="20.2999992370605" calcext:value-type="float">
            <text:p>20,2999992370605</text:p>
          </table:table-cell>
          <table:table-cell office:value-type="float" office:value="29.7399997711182" calcext:value-type="float">
            <text:p>29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024674327256" calcext:value-type="float">
            <text:p>46,5024674327256</text:p>
          </table:table-cell>
          <table:table-cell table:number-columns-repeated="1016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1982-09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9.9599990844727" calcext:value-type="float">
            <text:p>19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MODIVCARE INC</text:p>
          </table:table-cell>
          <table:table-cell office:value-type="string" calcext:value-type="string">
            <text:p>MODV</text:p>
          </table:table-cell>
          <table:table-cell office:value-type="string" calcext:value-type="string">
            <text:p>2003-08-20 00:00:00-04:00</text:p>
          </table:table-cell>
          <table:table-cell office:value-type="float" office:value="13.6599998474121" calcext:value-type="float">
            <text:p>13,6599998474121</text:p>
          </table:table-cell>
          <table:table-cell office:value-type="float" office:value="58.9000015258789" calcext:value-type="float">
            <text:p>58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1.185960350047" calcext:value-type="float">
            <text:p>331,185960350047</text:p>
          </table:table-cell>
          <table:table-cell table:number-columns-repeated="1016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MOELIS &amp; COMPAN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014-04-16 00:00:00-04:00</text:p>
          </table:table-cell>
          <table:table-cell office:value-type="float" office:value="13.0589333172674" calcext:value-type="float">
            <text:p>13,0589333172674</text:p>
          </table:table-cell>
          <table:table-cell office:value-type="float" office:value="35.689998626709" calcext:value-type="float">
            <text:p>35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299493608084" calcext:value-type="float">
            <text:p>173,299493608084</text:p>
          </table:table-cell>
          <table:table-cell table:number-columns-repeated="1016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MOMENTIVE GLOBAL INC</text:p>
          </table:table-cell>
          <table:table-cell office:value-type="string" calcext:value-type="string">
            <text:p>MNTV</text:p>
          </table:table-cell>
          <table:table-cell office:value-type="string" calcext:value-type="string">
            <text:p>2018-09-26 00:00:00-04:00</text:p>
          </table:table-cell>
          <table:table-cell office:value-type="float" office:value="18.75" calcext:value-type="float">
            <text:p>18,75</text:p>
          </table:table-cell>
          <table:table-cell office:value-type="float" office:value="9.38000011444092" calcext:value-type="float">
            <text:p>9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9733327229818" calcext:value-type="float">
            <text:p>-49,9733327229818</text:p>
          </table:table-cell>
          <table:table-cell table:number-columns-repeated="1016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MOMENTUS INC (A)</text:p>
          </table:table-cell>
          <table:table-cell office:value-type="string" calcext:value-type="string">
            <text:p>MNTS</text:p>
          </table:table-cell>
          <table:table-cell office:value-type="string" calcext:value-type="string">
            <text:p>2020-01-02 00:00:00-05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0.430000007152557" calcext:value-type="float">
            <text:p>0,43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6345178629486" calcext:value-type="float">
            <text:p>-95,6345178629486</text:p>
          </table:table-cell>
          <table:table-cell table:number-columns-repeated="1016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MONARCH CASINO</text:p>
          </table:table-cell>
          <table:table-cell office:value-type="string" calcext:value-type="string">
            <text:p>MCRI</text:p>
          </table:table-cell>
          <table:table-cell office:value-type="string" calcext:value-type="string">
            <text:p>1993-08-06 00:00:00-04:00</text:p>
          </table:table-cell>
          <table:table-cell office:value-type="float" office:value="4.09665666642736" calcext:value-type="float">
            <text:p>4,09665666642736</text:p>
          </table:table-cell>
          <table:table-cell office:value-type="float" office:value="68.8199996948242" calcext:value-type="float">
            <text:p>68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9.90645295743" calcext:value-type="float">
            <text:p>1579,90645295743</text:p>
          </table:table-cell>
          <table:table-cell table:number-columns-repeated="1016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2004-08-12 00:00:00-04:00</text:p>
          </table:table-cell>
          <table:table-cell office:value-type="float" office:value="132.911499415554" calcext:value-type="float">
            <text:p>132,911499415554</text:p>
          </table:table-cell>
          <table:table-cell office:value-type="float" office:value="10.920000076294" calcext:value-type="float">
            <text:p>10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7840065575123" calcext:value-type="float">
            <text:p>-91,7840065575123</text:p>
          </table:table-cell>
          <table:table-cell table:number-columns-repeated="1016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MONEYLION INC (A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020-08-14 00:00:00-04:00</text:p>
          </table:table-cell>
          <table:table-cell office:value-type="float" office:value="294.299987792969" calcext:value-type="float">
            <text:p>294,299987792969</text:p>
          </table:table-cell>
          <table:table-cell office:value-type="float" office:value="12.210000038147" calcext:value-type="float">
            <text:p>12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511720881428" calcext:value-type="float">
            <text:p>-95,8511720881428</text:p>
          </table:table-cell>
          <table:table-cell table:number-columns-repeated="1016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1991-07-30 00:00:00-04:00</text:p>
          </table:table-cell>
          <table:table-cell office:value-type="float" office:value="3.61620097449331" calcext:value-type="float">
            <text:p>3,61620097449331</text:p>
          </table:table-cell>
          <table:table-cell office:value-type="float" office:value="48.3800010681152" calcext:value-type="float">
            <text:p>48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7.86814973396" calcext:value-type="float">
            <text:p>1237,86814973396</text:p>
          </table:table-cell>
          <table:table-cell table:number-columns-repeated="1016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MONTAUK RENEWABLES</text:p>
          </table:table-cell>
          <table:table-cell office:value-type="string" calcext:value-type="string">
            <text:p>MNTK</text:p>
          </table:table-cell>
          <table:table-cell office:value-type="string" calcext:value-type="string">
            <text:p>2021-01-22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6.46000003814697" calcext:value-type="float">
            <text:p>6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3076920142541" calcext:value-type="float">
            <text:p>-50,3076920142541</text:p>
          </table:table-cell>
          <table:table-cell table:number-columns-repeated="1016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MONTE ROSA THERAPEUTICS IN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2021-06-24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4.96999979019165" calcext:value-type="float">
            <text:p>4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4090918627652" calcext:value-type="float">
            <text:p>-77,4090918627652</text:p>
          </table:table-cell>
          <table:table-cell table:number-columns-repeated="1016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MONTROSE ENVIRONMENTAL GROUP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2020-07-23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3-05-05 00:00:00-04:00</text:p>
          </table:table-cell>
          <table:table-cell office:value-type="float" office:value="81.8181818181818" calcext:value-type="float">
            <text:p>81,8181818181818</text:p>
          </table:table-cell>
          <table:table-cell table:number-columns-repeated="1016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MOOG INC A</text:p>
          </table:table-cell>
          <table:table-cell office:value-type="string" calcext:value-type="string">
            <text:p>MOG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MORPHIC HOLDINGS</text:p>
          </table:table-cell>
          <table:table-cell office:value-type="string" calcext:value-type="string">
            <text:p>MORF</text:p>
          </table:table-cell>
          <table:table-cell office:value-type="string" calcext:value-type="string">
            <text:p>2019-06-2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53.6300010681152" calcext:value-type="float">
            <text:p>53,63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97.944450378418" calcext:value-type="float">
            <text:p>197,944450378418</text:p>
          </table:table-cell>
          <table:table-cell table:number-columns-repeated="1016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MOTORCAR PARTS OF AMERICA INC.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1994-03-23 00:00:00-05:00</text:p>
          </table:table-cell>
          <table:table-cell office:value-type="float" office:value="6.5" calcext:value-type="float">
            <text:p>6,5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9230769230769" calcext:value-type="float">
            <text:p>-26,9230769230769</text:p>
          </table:table-cell>
          <table:table-cell table:number-columns-repeated="1016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MOVADO GROU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993-09-30 00:00:00-04:00</text:p>
          </table:table-cell>
          <table:table-cell office:value-type="float" office:value="2.44008994102478" calcext:value-type="float">
            <text:p>2,44008994102478</text:p>
          </table:table-cell>
          <table:table-cell office:value-type="float" office:value="24.7600002288818" calcext:value-type="float">
            <text:p>24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914.716704191781" calcext:value-type="float">
            <text:p>914,716704191781</text:p>
          </table:table-cell>
          <table:table-cell table:number-columns-repeated="1016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MR. COOPER GROUP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2012-03-28 00:00:00-04:00</text:p>
          </table:table-cell>
          <table:table-cell office:value-type="float" office:value="7.55999994277954" calcext:value-type="float">
            <text:p>7,55999994277954</text:p>
          </table:table-cell>
          <table:table-cell office:value-type="float" office:value="42.7099990844727" calcext:value-type="float">
            <text:p>4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64.947082112936" calcext:value-type="float">
            <text:p>464,947082112936</text:p>
          </table:table-cell>
          <table:table-cell table:number-columns-repeated="1016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MRC GLOBAL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2012-04-12 00:00:00-04:00</text:p>
          </table:table-cell>
          <table:table-cell office:value-type="float" office:value="20.5" calcext:value-type="float">
            <text:p>20,5</text:p>
          </table:table-cell>
          <table:table-cell office:value-type="float" office:value="8.90999984741211" calcext:value-type="float">
            <text:p>8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5365861101848" calcext:value-type="float">
            <text:p>-56,5365861101848</text:p>
          </table:table-cell>
          <table:table-cell table:number-columns-repeated="1016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UELLER INDS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1991-02-25 00:00:00-05:00</text:p>
          </table:table-cell>
          <table:table-cell office:value-type="float" office:value="0.626884794235229" calcext:value-type="float">
            <text:p>0,626884794235229</text:p>
          </table:table-cell>
          <table:table-cell office:value-type="float" office:value="73.1399993896484" calcext:value-type="float">
            <text:p>73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67.2154217548" calcext:value-type="float">
            <text:p>11567,2154217548</text:p>
          </table:table-cell>
          <table:table-cell table:number-columns-repeated="1016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MUELLER WATER PRODUCTS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2006-05-26 00:00:00-04:00</text:p>
          </table:table-cell>
          <table:table-cell office:value-type="float" office:value="12.9559743511143" calcext:value-type="float">
            <text:p>12,9559743511143</text:p>
          </table:table-cell>
          <table:table-cell office:value-type="float" office:value="14.2399997711182" calcext:value-type="float">
            <text:p>14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91068201592594" calcext:value-type="float">
            <text:p>9,91068201592594</text:p>
          </table:table-cell>
          <table:table-cell table:number-columns-repeated="1016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MULLEN AUTOMOTIVE INC</text:p>
          </table:table-cell>
          <table:table-cell office:value-type="string" calcext:value-type="string">
            <text:p>MULN</text:p>
          </table:table-cell>
          <table:table-cell office:value-type="string" calcext:value-type="string">
            <text:p>2021-11-08 00:00:00-05:00</text:p>
          </table:table-cell>
          <table:table-cell office:value-type="float" office:value="294.5" calcext:value-type="float">
            <text:p>294,5</text:p>
          </table:table-cell>
          <table:table-cell office:value-type="float" office:value="1.47000002861023" calcext:value-type="float">
            <text:p>1,47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5008488867198" calcext:value-type="float">
            <text:p>-99,5008488867198</text:p>
          </table:table-cell>
          <table:table-cell table:number-columns-repeated="1016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MERITAGE HOMES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1988-07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5.669998168945" calcext:value-type="float">
            <text:p>125,66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MERITOR</text:p>
          </table:table-cell>
          <table:table-cell office:value-type="string" calcext:value-type="string">
            <text:p>MTO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MERSANA THERAPEUTICS</text:p>
          </table:table-cell>
          <table:table-cell office:value-type="string" calcext:value-type="string">
            <text:p>MRSN</text:p>
          </table:table-cell>
          <table:table-cell office:value-type="string" calcext:value-type="string">
            <text:p>2017-06-28 00:00:00-04:00</text:p>
          </table:table-cell>
          <table:table-cell office:value-type="float" office:value="14.4799995422363" calcext:value-type="float">
            <text:p>14,4799995422363</text:p>
          </table:table-cell>
          <table:table-cell office:value-type="float" office:value="7.09999990463257" calcext:value-type="float">
            <text:p>7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966849937234" calcext:value-type="float">
            <text:p>-50,966849937234</text:p>
          </table:table-cell>
          <table:table-cell table:number-columns-repeated="1016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MESA LAB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1984-0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0.839996337891" calcext:value-type="float">
            <text:p>170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META FINANCIAL GROU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1993-09-20 00:00:00-04:00</text:p>
          </table:table-cell>
          <table:table-cell office:value-type="float" office:value="1.68481447858665" calcext:value-type="float">
            <text:p>1,68481447858665</text:p>
          </table:table-cell>
          <table:table-cell office:value-type="float" office:value="44.1100006103516" calcext:value-type="float">
            <text:p>44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18.0924470304" calcext:value-type="float">
            <text:p>2518,0924470304</text:p>
          </table:table-cell>
          <table:table-cell table:number-columns-repeated="1016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METHODE ELECTRONIC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1982-10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0.4700012207031" calcext:value-type="float">
            <text:p>40,47000122070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METROCITY BANKSHARES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2019-09-05 00:00:00-04:00</text:p>
          </table:table-cell>
          <table:table-cell office:value-type="float" office:value="13.6806316375732" calcext:value-type="float">
            <text:p>13,6806316375732</text:p>
          </table:table-cell>
          <table:table-cell office:value-type="float" office:value="14.6300001144409" calcext:value-type="float">
            <text:p>14,6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6.93950763399166" calcext:value-type="float">
            <text:p>6,93950763399166</text:p>
          </table:table-cell>
          <table:table-cell table:number-columns-repeated="1016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METROPOLITAN BANK HOLDING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2017-11-08 00:00:00-05:00</text:p>
          </table:table-cell>
          <table:table-cell office:value-type="float" office:value="38.9500007629395" calcext:value-type="float">
            <text:p>38,9500007629395</text:p>
          </table:table-cell>
          <table:table-cell office:value-type="float" office:value="23.7700004577637" calcext:value-type="float">
            <text:p>2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9730423821183" calcext:value-type="float">
            <text:p>-38,9730423821183</text:p>
          </table:table-cell>
          <table:table-cell table:number-columns-repeated="1016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MFA FINANCIAL</text:p>
          </table:table-cell>
          <table:table-cell office:value-type="string" calcext:value-type="string">
            <text:p>MFA</text:p>
          </table:table-cell>
          <table:table-cell office:value-type="string" calcext:value-type="string">
            <text:p>1998-04-13 00:00:00-04:00</text:p>
          </table:table-cell>
          <table:table-cell office:value-type="float" office:value="2.07501419929609" calcext:value-type="float">
            <text:p>2,07501419929609</text:p>
          </table:table-cell>
          <table:table-cell office:value-type="float" office:value="10.4799995422363" calcext:value-type="float">
            <text:p>10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405.056762782225" calcext:value-type="float">
            <text:p>405,056762782225</text:p>
          </table:table-cell>
          <table:table-cell table:number-columns-repeated="1016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MGE ENERGY</text:p>
          </table:table-cell>
          <table:table-cell office:value-type="string" calcext:value-type="string">
            <text:p>MGE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879997253418" calcext:value-type="float">
            <text:p>77,8799972534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MGP INGREDIENTS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1988-10-2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0.599998474121" calcext:value-type="float">
            <text:p>100,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NAPCO SECURITY SYSTEMS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1981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7.2199993133545" calcext:value-type="float">
            <text:p>27,21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NATIONAL BANK HOLDINGS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2012-09-20 00:00:00-04:00</text:p>
          </table:table-cell>
          <table:table-cell office:value-type="float" office:value="17.1721258032638" calcext:value-type="float">
            <text:p>17,1721258032638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4224864724416" calcext:value-type="float">
            <text:p>67,4224864724416</text:p>
          </table:table-cell>
          <table:table-cell table:number-columns-repeated="1016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NATIONAL BEVERAGE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1991-09-1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3.810001373291" calcext:value-type="float">
            <text:p>53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NATIONAL ENERGY SERVICES REUNITED</text:p>
          </table:table-cell>
          <table:table-cell office:value-type="string" calcext:value-type="string">
            <text:p>NESR</text:p>
          </table:table-cell>
          <table:table-cell office:value-type="string" calcext:value-type="string">
            <text:p>2017-06-05 00:00:00-04:00</text:p>
          </table:table-cell>
          <table:table-cell office:value-type="float" office:value="9.44999980926514" calcext:value-type="float">
            <text:p>9,44999980926514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021162285803" calcext:value-type="float">
            <text:p>-64,021162285803</text:p>
          </table:table-cell>
          <table:table-cell table:number-columns-repeated="1016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NATIONAL HEALTH INVESTORS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1991-10-09 00:00:00-04:00</text:p>
          </table:table-cell>
          <table:table-cell office:value-type="float" office:value="2.08208751678467" calcext:value-type="float">
            <text:p>2,08208751678467</text:p>
          </table:table-cell>
          <table:table-cell office:value-type="float" office:value="49.3199996948242" calcext:value-type="float">
            <text:p>49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268.77649461096" calcext:value-type="float">
            <text:p>2268,77649461096</text:p>
          </table:table-cell>
          <table:table-cell table:number-columns-repeated="1016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NATIONAL HEALTHCARE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1987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6.2799987792969" calcext:value-type="float">
            <text:p>56,27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NATIONAL PRESTO</text:p>
          </table:table-cell>
          <table:table-cell office:value-type="string" calcext:value-type="string">
            <text:p>NP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8.7399978637695" calcext:value-type="float">
            <text:p>68,73999786376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NATIONAL RESEARCH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2013-05-23 00:00:00-04:00</text:p>
          </table:table-cell>
          <table:table-cell office:value-type="float" office:value="15.3373568429443" calcext:value-type="float">
            <text:p>15,3373568429443</text:p>
          </table:table-cell>
          <table:table-cell office:value-type="float" office:value="41.6699981689453" calcext:value-type="float">
            <text:p>41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1.68956552064" calcext:value-type="float">
            <text:p>171,68956552064</text:p>
          </table:table-cell>
          <table:table-cell table:number-columns-repeated="1016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NATIONAL VISION HOLDING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2017-10-27 00:00:00-04:00</text:p>
          </table:table-cell>
          <table:table-cell office:value-type="float" office:value="27.6900005340576" calcext:value-type="float">
            <text:p>27,6900005340576</text:p>
          </table:table-cell>
          <table:table-cell office:value-type="float" office:value="22.4400005340576" calcext:value-type="float">
            <text:p>22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9599129604303" calcext:value-type="float">
            <text:p>-18,9599129604303</text:p>
          </table:table-cell>
          <table:table-cell table:number-columns-repeated="1016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NATIONAL WESTERN LIFE GROUP - CL A</text:p>
          </table:table-cell>
          <table:table-cell office:value-type="string" calcext:value-type="string">
            <text:p>NWLI</text:p>
          </table:table-cell>
          <table:table-cell office:value-type="string" calcext:value-type="string">
            <text:p>1975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8.630004882813" calcext:value-type="float">
            <text:p>258,6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NATURAL GROCERS BY VITAMIN COTTAGE INC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2012-07-25 00:00:00-04:00</text:p>
          </table:table-cell>
          <table:table-cell office:value-type="float" office:value="14.4063018753957" calcext:value-type="float">
            <text:p>14,4063018753957</text:p>
          </table:table-cell>
          <table:table-cell office:value-type="float" office:value="10.460000038147" calcext:value-type="float">
            <text:p>10,46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3928859146603" calcext:value-type="float">
            <text:p>-27,3928859146603</text:p>
          </table:table-cell>
          <table:table-cell table:number-columns-repeated="1016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NATURES SUNSHINE PRODUCT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2009-06-25 00:00:00-04:00</text:p>
          </table:table-cell>
          <table:table-cell office:value-type="float" office:value="2.05157749469464" calcext:value-type="float">
            <text:p>2,05157749469464</text:p>
          </table:table-cell>
          <table:table-cell office:value-type="float" office:value="10.420000076294" calcext:value-type="float">
            <text:p>10,4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407.90185129443" calcext:value-type="float">
            <text:p>407,90185129443</text:p>
          </table:table-cell>
          <table:table-cell table:number-columns-repeated="1016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NATUS MEDICAL</text:p>
          </table:table-cell>
          <table:table-cell office:value-type="string" calcext:value-type="string">
            <text:p>NTU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NAUTILUS BIOTECHNOLOGY INC</text:p>
          </table:table-cell>
          <table:table-cell office:value-type="string" calcext:value-type="string">
            <text:p>NAUT</text:p>
          </table:table-cell>
          <table:table-cell office:value-type="string" calcext:value-type="string">
            <text:p>2020-08-07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8095245361328" calcext:value-type="float">
            <text:p>-77,8095245361328</text:p>
          </table:table-cell>
          <table:table-cell table:number-columns-repeated="1016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NAVIENT CORP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2014-04-17 00:00:00-04:00</text:p>
          </table:table-cell>
          <table:table-cell office:value-type="float" office:value="9.91955316400403" calcext:value-type="float">
            <text:p>9,91955316400403</text:p>
          </table:table-cell>
          <table:table-cell office:value-type="float" office:value="15.0200004577637" calcext:value-type="float">
            <text:p>15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18115407336" calcext:value-type="float">
            <text:p>51,418115407336</text:p>
          </table:table-cell>
          <table:table-cell table:number-columns-repeated="1016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1992-03-17 00:00:00-05:00</text:p>
          </table:table-cell>
          <table:table-cell office:value-type="float" office:value="2.13541704779184" calcext:value-type="float">
            <text:p>2,13541704779184</text:p>
          </table:table-cell>
          <table:table-cell office:value-type="float" office:value="30.1700000762939" calcext:value-type="float">
            <text:p>30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2.83877580221" calcext:value-type="float">
            <text:p>1312,83877580221</text:p>
          </table:table-cell>
          <table:table-cell table:number-columns-repeated="1016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NEENAH</text:p>
          </table:table-cell>
          <table:table-cell office:value-type="string" calcext:value-type="string">
            <text:p>N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NEKTAR THERAPEUTICS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1994-05-03 00:00:00-04:00</text:p>
          </table:table-cell>
          <table:table-cell office:value-type="float" office:value="3.8125" calcext:value-type="float">
            <text:p>3,8125</text:p>
          </table:table-cell>
          <table:table-cell office:value-type="float" office:value="0.790000021457672" calcext:value-type="float">
            <text:p>0,7900000214576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78687961766" calcext:value-type="float">
            <text:p>-79,278687961766</text:p>
          </table:table-cell>
          <table:table-cell table:number-columns-repeated="1016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NELNET CLASS A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2003-12-12 00:00:00-05:00</text:p>
          </table:table-cell>
          <table:table-cell office:value-type="float" office:value="16.9739861831418" calcext:value-type="float">
            <text:p>16,9739861831418</text:p>
          </table:table-cell>
          <table:table-cell office:value-type="float" office:value="93.7600021362305" calcext:value-type="float">
            <text:p>93,76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452.37468161339" calcext:value-type="float">
            <text:p>452,37468161339</text:p>
          </table:table-cell>
          <table:table-cell table:number-columns-repeated="1016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NEOGAMES</text:p>
          </table:table-cell>
          <table:table-cell office:value-type="string" calcext:value-type="string">
            <text:p>NGMS</text:p>
          </table:table-cell>
          <table:table-cell office:value-type="string" calcext:value-type="string">
            <text:p>2020-11-19 00:00:00-05:00</text:p>
          </table:table-cell>
          <table:table-cell office:value-type="float" office:value="21.1499996185303" calcext:value-type="float">
            <text:p>21,1499996185303</text:p>
          </table:table-cell>
          <table:table-cell office:value-type="float" office:value="13.0699996948242" calcext:value-type="float">
            <text:p>13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2033100209935" calcext:value-type="float">
            <text:p>-38,2033100209935</text:p>
          </table:table-cell>
          <table:table-cell table:number-columns-repeated="1016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NEOGEN CORP</text:p>
          </table:table-cell>
          <table:table-cell office:value-type="string" calcext:value-type="string">
            <text:p>NEOG</text:p>
          </table:table-cell>
          <table:table-cell office:value-type="string" calcext:value-type="string">
            <text:p>1989-08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7.6399993896484" calcext:value-type="float">
            <text:p>17,63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NEOGENOMICS INC.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2004-03-16 00:00:00-05:00</text:p>
          </table:table-cell>
          <table:table-cell office:value-type="float" office:value="0.569999992847443" calcext:value-type="float">
            <text:p>0,56999999284744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87.71933071721" calcext:value-type="float">
            <text:p>2487,71933071721</text:p>
          </table:table-cell>
          <table:table-cell table:number-columns-repeated="1016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NEOPHOTONICS</text:p>
          </table:table-cell>
          <table:table-cell office:value-type="string" calcext:value-type="string">
            <text:p>NPT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NERDWALLET</text:p>
          </table:table-cell>
          <table:table-cell office:value-type="string" calcext:value-type="string">
            <text:p>NRDS</text:p>
          </table:table-cell>
          <table:table-cell office:value-type="string" calcext:value-type="string">
            <text:p>2021-11-04 00:00:00-04:00</text:p>
          </table:table-cell>
          <table:table-cell office:value-type="float" office:value="23.5" calcext:value-type="float">
            <text:p>23,5</text:p>
          </table:table-cell>
          <table:table-cell office:value-type="float" office:value="9.18000030517578" calcext:value-type="float">
            <text:p>9,1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9361689141456" calcext:value-type="float">
            <text:p>-60,9361689141456</text:p>
          </table:table-cell>
          <table:table-cell table:number-columns-repeated="1016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NERDY INC (A)</text:p>
          </table:table-cell>
          <table:table-cell office:value-type="string" calcext:value-type="string">
            <text:p>NRDY</text:p>
          </table:table-cell>
          <table:table-cell office:value-type="string" calcext:value-type="string">
            <text:p>2020-11-27 00:00:00-05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98000001907349" calcext:value-type="float">
            <text:p>2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2783497147383" calcext:value-type="float">
            <text:p>-69,2783497147383</text:p>
          </table:table-cell>
          <table:table-cell table:number-columns-repeated="1016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NETGEAR INC.</text:p>
          </table:table-cell>
          <table:table-cell office:value-type="string" calcext:value-type="string">
            <text:p>NTGR</text:p>
          </table:table-cell>
          <table:table-cell office:value-type="string" calcext:value-type="string">
            <text:p>2003-07-31 00:00:00-04:00</text:p>
          </table:table-cell>
          <table:table-cell office:value-type="float" office:value="11.8796529769898" calcext:value-type="float">
            <text:p>11,8796529769898</text:p>
          </table:table-cell>
          <table:table-cell office:value-type="float" office:value="13.9899997711182" calcext:value-type="float">
            <text:p>13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.7643808132784" calcext:value-type="float">
            <text:p>17,7643808132784</text:p>
          </table:table-cell>
          <table:table-cell table:number-columns-repeated="1016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NETSCOUT SYS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1999-08-12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8.7299995422363" calcext:value-type="float">
            <text:p>28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416662851969" calcext:value-type="float">
            <text:p>139,416662851969</text:p>
          </table:table-cell>
          <table:table-cell table:number-columns-repeated="1016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NETSTREIT</text:p>
          </table:table-cell>
          <table:table-cell office:value-type="string" calcext:value-type="string">
            <text:p>NTST</text:p>
          </table:table-cell>
          <table:table-cell office:value-type="string" calcext:value-type="string">
            <text:p>2020-08-13 00:00:00-04:00</text:p>
          </table:table-cell>
          <table:table-cell office:value-type="float" office:value="16.2428122507015" calcext:value-type="float">
            <text:p>16,2428122507015</text:p>
          </table:table-cell>
          <table:table-cell office:value-type="float" office:value="17.8799991607666" calcext:value-type="float">
            <text:p>17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.0794547446328" calcext:value-type="float">
            <text:p>10,0794547446328</text:p>
          </table:table-cell>
          <table:table-cell table:number-columns-repeated="1016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NEVRO</text:p>
          </table:table-cell>
          <table:table-cell office:value-type="string" calcext:value-type="string">
            <text:p>NVRO</text:p>
          </table:table-cell>
          <table:table-cell office:value-type="string" calcext:value-type="string">
            <text:p>2014-11-06 00:00:00-05:00</text:p>
          </table:table-cell>
          <table:table-cell office:value-type="float" office:value="23.3999996185303" calcext:value-type="float">
            <text:p>23,3999996185303</text:p>
          </table:table-cell>
          <table:table-cell office:value-type="float" office:value="27.8999996185303" calcext:value-type="float">
            <text:p>27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9.2307695442716" calcext:value-type="float">
            <text:p>19,2307695442716</text:p>
          </table:table-cell>
          <table:table-cell table:number-columns-repeated="1016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NEW JERSEY RES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1.2599983215332" calcext:value-type="float">
            <text:p>51,2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NEW YORK MORTGAGE TRUST</text:p>
          </table:table-cell>
          <table:table-cell office:value-type="string" calcext:value-type="string">
            <text:p>NYMT</text:p>
          </table:table-cell>
          <table:table-cell office:value-type="string" calcext:value-type="string">
            <text:p>2004-07-26 00:00:00-04:00</text:p>
          </table:table-cell>
          <table:table-cell office:value-type="float" office:value="33.3110877153683" calcext:value-type="float">
            <text:p>33,3110877153683</text:p>
          </table:table-cell>
          <table:table-cell office:value-type="float" office:value="9.61999988555908" calcext:value-type="float">
            <text:p>9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1207272252451" calcext:value-type="float">
            <text:p>-71,1207272252451</text:p>
          </table:table-cell>
          <table:table-cell table:number-columns-repeated="1016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NEWMARK GROUP</text:p>
          </table:table-cell>
          <table:table-cell office:value-type="string" calcext:value-type="string">
            <text:p>NMRK</text:p>
          </table:table-cell>
          <table:table-cell office:value-type="string" calcext:value-type="string">
            <text:p>2017-12-15 00:00:00-05:00</text:p>
          </table:table-cell>
          <table:table-cell office:value-type="float" office:value="12.7524174469988" calcext:value-type="float">
            <text:p>12,7524174469988</text:p>
          </table:table-cell>
          <table:table-cell office:value-type="float" office:value="6.34000015258789" calcext:value-type="float">
            <text:p>6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2839349563485" calcext:value-type="float">
            <text:p>-50,2839349563485</text:p>
          </table:table-cell>
          <table:table-cell table:number-columns-repeated="1016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NEWPARK RESOURCE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1990-09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NEXPOINT REAL ESTATE FINANCE</text:p>
          </table:table-cell>
          <table:table-cell office:value-type="string" calcext:value-type="string">
            <text:p>NREF</text:p>
          </table:table-cell>
          <table:table-cell office:value-type="string" calcext:value-type="string">
            <text:p>2020-02-07 00:00:00-05:00</text:p>
          </table:table-cell>
          <table:table-cell office:value-type="float" office:value="13.6067755620744" calcext:value-type="float">
            <text:p>13,6067755620744</text:p>
          </table:table-cell>
          <table:table-cell office:value-type="float" office:value="13.7600002288818" calcext:value-type="float">
            <text:p>13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2609093982967" calcext:value-type="float">
            <text:p>1,12609093982967</text:p>
          </table:table-cell>
          <table:table-cell table:number-columns-repeated="1016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NEXPOINT RESIDENTIAL TRUST</text:p>
          </table:table-cell>
          <table:table-cell office:value-type="string" calcext:value-type="string">
            <text:p>NXRT</text:p>
          </table:table-cell>
          <table:table-cell office:value-type="string" calcext:value-type="string">
            <text:p>2015-03-19 00:00:00-04:00</text:p>
          </table:table-cell>
          <table:table-cell office:value-type="float" office:value="11.6016343215416" calcext:value-type="float">
            <text:p>11,6016343215416</text:p>
          </table:table-cell>
          <table:table-cell office:value-type="float" office:value="42.1599998474121" calcext:value-type="float">
            <text:p>4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397075609688" calcext:value-type="float">
            <text:p>263,397075609688</text:p>
          </table:table-cell>
          <table:table-cell table:number-columns-repeated="1016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NEXTDECA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2015-06-16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5.8899998664856" calcext:value-type="float">
            <text:p>5,8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6831718413411" calcext:value-type="float">
            <text:p>-41,6831718413411</text:p>
          </table:table-cell>
          <table:table-cell table:number-columns-repeated="1016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NEXTGEN HEALTHCARE INC</text:p>
          </table:table-cell>
          <table:table-cell office:value-type="string" calcext:value-type="string">
            <text:p>NXGN</text:p>
          </table:table-cell>
          <table:table-cell office:value-type="string" calcext:value-type="string">
            <text:p>1982-12-0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7700004577637" calcext:value-type="float">
            <text:p>16,77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MULTIPLAN CORPORATION (A)</text:p>
          </table:table-cell>
          <table:table-cell office:value-type="string" calcext:value-type="string">
            <text:p>MPLN</text:p>
          </table:table-cell>
          <table:table-cell office:value-type="string" calcext:value-type="string">
            <text:p>2020-04-03 00:00:00-04:00</text:p>
          </table:table-cell>
          <table:table-cell office:value-type="float" office:value="9.65999984741211" calcext:value-type="float">
            <text:p>9,65999984741211</text:p>
          </table:table-cell>
          <table:table-cell office:value-type="float" office:value="0.72000002861023" calcext:value-type="float">
            <text:p>0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5465834370265" calcext:value-type="float">
            <text:p>-92,5465834370265</text:p>
          </table:table-cell>
          <table:table-cell table:number-columns-repeated="1016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MURPHY OIL CORP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.6800003051758" calcext:value-type="float">
            <text:p>34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MURPHY US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2013-08-19 00:00:00-04:00</text:p>
          </table:table-cell>
          <table:table-cell office:value-type="float" office:value="37.4188488666961" calcext:value-type="float">
            <text:p>37,4188488666961</text:p>
          </table:table-cell>
          <table:table-cell office:value-type="float" office:value="283.239990234375" calcext:value-type="float">
            <text:p>283,239990234375</text:p>
          </table:table-cell>
          <table:table-cell office:value-type="string" calcext:value-type="string">
            <text:p>2023-05-05 00:00:00-04:00</text:p>
          </table:table-cell>
          <table:table-cell office:value-type="float" office:value="656.944691814042" calcext:value-type="float">
            <text:p>656,944691814042</text:p>
          </table:table-cell>
          <table:table-cell table:number-columns-repeated="1016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MVB FINANCIAL CORP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2012-08-03 00:00:00-04:00</text:p>
          </table:table-cell>
          <table:table-cell office:value-type="float" office:value="10.7445611953735" calcext:value-type="float">
            <text:p>10,7445611953735</text:p>
          </table:table-cell>
          <table:table-cell office:value-type="float" office:value="17.7000007629395" calcext:value-type="float">
            <text:p>17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4.7345148963444" calcext:value-type="float">
            <text:p>64,7345148963444</text:p>
          </table:table-cell>
          <table:table-cell table:number-columns-repeated="1016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MYERS INDUSTRIES INC</text:p>
          </table:table-cell>
          <table:table-cell office:value-type="string" calcext:value-type="string">
            <text:p>MY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7800006866455" calcext:value-type="float">
            <text:p>18,78000068664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MYR GROUP INC.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2008-08-1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34.940002441406" calcext:value-type="float">
            <text:p>134,94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743.375015258789" calcext:value-type="float">
            <text:p>743,375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GN</text:p>
          </table:table-cell>
          <table:table-cell office:value-type="string" calcext:value-type="string">
            <text:p>1995-10-06 00:00:00-04:00</text:p>
          </table:table-cell>
          <table:table-cell office:value-type="float" office:value="4.4207945757134" calcext:value-type="float">
            <text:p>4,4207945757134</text:p>
          </table:table-cell>
          <table:table-cell office:value-type="float" office:value="21.3799991607666" calcext:value-type="float">
            <text:p>21,3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83.623448106417" calcext:value-type="float">
            <text:p>383,623448106417</text:p>
          </table:table-cell>
          <table:table-cell table:number-columns-repeated="1016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N-ABLE</text:p>
          </table:table-cell>
          <table:table-cell office:value-type="string" calcext:value-type="string">
            <text:p>NABL</text:p>
          </table:table-cell>
          <table:table-cell office:value-type="string" calcext:value-type="string">
            <text:p>2021-07-19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12.6000003814697" calcext:value-type="float">
            <text:p>12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07692014254056" calcext:value-type="float">
            <text:p>-3,07692014254056</text:p>
          </table:table-cell>
          <table:table-cell table:number-columns-repeated="1016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7.6800003051758" calcext:value-type="float">
            <text:p>97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NACCO INDS I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1977-06-17 00:00:00-04:00</text:p>
          </table:table-cell>
          <table:table-cell office:value-type="float" office:value="0.271558561738209" calcext:value-type="float">
            <text:p>0,271558561738209</text:p>
          </table:table-cell>
          <table:table-cell office:value-type="float" office:value="31.8799991607666" calcext:value-type="float">
            <text:p>31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39.6405978538" calcext:value-type="float">
            <text:p>11639,6405978538</text:p>
          </table:table-cell>
          <table:table-cell table:number-columns-repeated="1016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NANO X IMAGING</text:p>
          </table:table-cell>
          <table:table-cell office:value-type="string" calcext:value-type="string">
            <text:p>NNOX</text:p>
          </table:table-cell>
          <table:table-cell office:value-type="string" calcext:value-type="string">
            <text:p>2020-08-21 00:00:00-04:00</text:p>
          </table:table-cell>
          <table:table-cell office:value-type="float" office:value="20.3400001525879" calcext:value-type="float">
            <text:p>20,3400001525879</text:p>
          </table:table-cell>
          <table:table-cell office:value-type="float" office:value="15.3199996948242" calcext:value-type="float">
            <text:p>15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680434710444" calcext:value-type="float">
            <text:p>-24,680434710444</text:p>
          </table:table-cell>
          <table:table-cell table:number-columns-repeated="1016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NANOSTRING TECHNOLOGIES</text:p>
          </table:table-cell>
          <table:table-cell office:value-type="string" calcext:value-type="string">
            <text:p>NSTG</text:p>
          </table:table-cell>
          <table:table-cell office:value-type="string" calcext:value-type="string">
            <text:p>2013-06-26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9.52000045776367" calcext:value-type="float">
            <text:p>9,52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83837550918022" calcext:value-type="float">
            <text:p>-3,83837550918022</text:p>
          </table:table-cell>
          <table:table-cell table:number-columns-repeated="1016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NORDIC AMERICAN TANKER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1997-09-30 00:00:00-04:00</text:p>
          </table:table-cell>
          <table:table-cell office:value-type="float" office:value="1.37056015950066" calcext:value-type="float">
            <text:p>1,37056015950066</text:p>
          </table:table-cell>
          <table:table-cell office:value-type="float" office:value="3.39000010490417" calcext:value-type="float">
            <text:p>3,3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.344130164944" calcext:value-type="float">
            <text:p>147,344130164944</text:p>
          </table:table-cell>
          <table:table-cell table:number-columns-repeated="1016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1987-08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6.0999984741211" calcext:value-type="float">
            <text:p>36,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NORTHERN OIL AND GA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2007-04-13 00:00:00-04:00</text:p>
          </table:table-cell>
          <table:table-cell office:value-type="float" office:value="38.0330238342285" calcext:value-type="float">
            <text:p>38,0330238342285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2052696610044" calcext:value-type="float">
            <text:p>-15,2052696610044</text:p>
          </table:table-cell>
          <table:table-cell table:number-columns-repeated="1016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2007-11-08 00:00:00-05:00</text:p>
          </table:table-cell>
          <table:table-cell office:value-type="float" office:value="5.04976665253542" calcext:value-type="float">
            <text:p>5,04976665253542</text:p>
          </table:table-cell>
          <table:table-cell office:value-type="float" office:value="9.73999977111816" calcext:value-type="float">
            <text:p>9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8801950923384" calcext:value-type="float">
            <text:p>92,8801950923384</text:p>
          </table:table-cell>
          <table:table-cell table:number-columns-repeated="1016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NORTHWEST BANCSHARES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1994-11-07 00:00:00-05:00</text:p>
          </table:table-cell>
          <table:table-cell office:value-type="float" office:value="0.722127672184215" calcext:value-type="float">
            <text:p>0,722127672184215</text:p>
          </table:table-cell>
          <table:table-cell office:value-type="float" office:value="10.6999998092651" calcext:value-type="float">
            <text:p>10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1.73241677624" calcext:value-type="float">
            <text:p>1381,73241677624</text:p>
          </table:table-cell>
          <table:table-cell table:number-columns-repeated="1016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NORTHWEST NATURAL HOLDING COMPANY</text:p>
          </table:table-cell>
          <table:table-cell office:value-type="string" calcext:value-type="string">
            <text:p>NWN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6.3600006103516" calcext:value-type="float">
            <text:p>46,36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NORTHWEST PIPE</text:p>
          </table:table-cell>
          <table:table-cell office:value-type="string" calcext:value-type="string">
            <text:p>NWPX</text:p>
          </table:table-cell>
          <table:table-cell office:value-type="string" calcext:value-type="string">
            <text:p>1995-11-30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27.3400001525879" calcext:value-type="float">
            <text:p>27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400001525879" calcext:value-type="float">
            <text:p>173,400001525879</text:p>
          </table:table-cell>
          <table:table-cell table:number-columns-repeated="1016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NORTHWESTERN CORP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2007-12-28 00:00:00-05:00</text:p>
          </table:table-cell>
          <table:table-cell office:value-type="float" office:value="15.7825186754124" calcext:value-type="float">
            <text:p>15,7825186754124</text:p>
          </table:table-cell>
          <table:table-cell office:value-type="float" office:value="59.4900016784668" calcext:value-type="float">
            <text:p>59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6.936044885828" calcext:value-type="float">
            <text:p>276,936044885828</text:p>
          </table:table-cell>
          <table:table-cell table:number-columns-repeated="1016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NOVAGOLD RESOURCES INC.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2003-12-04 00:00:00-05:00</text:p>
          </table:table-cell>
          <table:table-cell office:value-type="float" office:value="5.15999984741211" calcext:value-type="float">
            <text:p>5,15999984741211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8.52713314402774" calcext:value-type="float">
            <text:p>8,52713314402774</text:p>
          </table:table-cell>
          <table:table-cell table:number-columns-repeated="1016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NOVANTA INC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1999-03-24 00:00:00-05:00</text:p>
          </table:table-cell>
          <table:table-cell office:value-type="float" office:value="19.125" calcext:value-type="float">
            <text:p>19,125</text:p>
          </table:table-cell>
          <table:table-cell office:value-type="float" office:value="160.690002441406" calcext:value-type="float">
            <text:p>160,69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740.20916309232" calcext:value-type="float">
            <text:p>740,20916309232</text:p>
          </table:table-cell>
          <table:table-cell table:number-columns-repeated="1016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NOW INC.</text:p>
          </table:table-cell>
          <table:table-cell office:value-type="string" calcext:value-type="string">
            <text:p>DNOW</text:p>
          </table:table-cell>
          <table:table-cell office:value-type="string" calcext:value-type="string">
            <text:p>2014-05-20 00:00:00-04:00</text:p>
          </table:table-cell>
          <table:table-cell office:value-type="float" office:value="28.2000007629394" calcext:value-type="float">
            <text:p>28,2000007629394</text:p>
          </table:table-cell>
          <table:table-cell office:value-type="float" office:value="9.67000007629395" calcext:value-type="float">
            <text:p>9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7092205153331" calcext:value-type="float">
            <text:p>-65,7092205153331</text:p>
          </table:table-cell>
          <table:table-cell table:number-columns-repeated="1016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NU SKIN ENTERPR 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1996-11-22 00:00:00-05:00</text:p>
          </table:table-cell>
          <table:table-cell office:value-type="float" office:value="17.0658422387165" calcext:value-type="float">
            <text:p>17,0658422387165</text:p>
          </table:table-cell>
          <table:table-cell office:value-type="float" office:value="38.9500007629395" calcext:value-type="float">
            <text:p>38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233685851" calcext:value-type="float">
            <text:p>128,233685851</text:p>
          </table:table-cell>
          <table:table-cell table:number-columns-repeated="1016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NURIX THERAPEUTICS</text:p>
          </table:table-cell>
          <table:table-cell office:value-type="string" calcext:value-type="string">
            <text:p>NRIX</text:p>
          </table:table-cell>
          <table:table-cell office:value-type="string" calcext:value-type="string">
            <text:p>2020-07-24 00:00:00-04:00</text:p>
          </table:table-cell>
          <table:table-cell office:value-type="float" office:value="18.0599994659424" calcext:value-type="float">
            <text:p>18,0599994659424</text:p>
          </table:table-cell>
          <table:table-cell office:value-type="float" office:value="9.55000019073486" calcext:value-type="float">
            <text:p>9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1207061287887" calcext:value-type="float">
            <text:p>-47,1207061287887</text:p>
          </table:table-cell>
          <table:table-cell table:number-columns-repeated="1016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NUSCALE POWER CORPORATION (A)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2022-03-01 00:00:00-05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288559258142" calcext:value-type="float">
            <text:p>-22,288559258142</text:p>
          </table:table-cell>
          <table:table-cell table:number-columns-repeated="1016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NUTEX HEALTH</text:p>
          </table:table-cell>
          <table:table-cell office:value-type="string" calcext:value-type="string">
            <text:p>NUTX</text:p>
          </table:table-cell>
          <table:table-cell office:value-type="string" calcext:value-type="string">
            <text:p>2022-04-04 00:00:00-04:00</text:p>
          </table:table-cell>
          <table:table-cell office:value-type="float" office:value="10.4499998092651" calcext:value-type="float">
            <text:p>10,4499998092651</text:p>
          </table:table-cell>
          <table:table-cell office:value-type="float" office:value="0.509999990463257" calcext:value-type="float">
            <text:p>0,5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196172270637" calcext:value-type="float">
            <text:p>-95,1196172270637</text:p>
          </table:table-cell>
          <table:table-cell table:number-columns-repeated="1016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NUVALENT</text:p>
          </table:table-cell>
          <table:table-cell office:value-type="string" calcext:value-type="string">
            <text:p>NUVL</text:p>
          </table:table-cell>
          <table:table-cell office:value-type="string" calcext:value-type="string">
            <text:p>2021-07-29 00:00:00-04:00</text:p>
          </table:table-cell>
          <table:table-cell office:value-type="float" office:value="18.1000003814697" calcext:value-type="float">
            <text:p>18,1000003814697</text:p>
          </table:table-cell>
          <table:table-cell office:value-type="float" office:value="38.8800010681152" calcext:value-type="float">
            <text:p>38,8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806631208248" calcext:value-type="float">
            <text:p>114,806631208248</text:p>
          </table:table-cell>
          <table:table-cell table:number-columns-repeated="1016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NUVASIVE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2004-05-13 00:00:00-04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80.090491176787" calcext:value-type="float">
            <text:p>280,090491176787</text:p>
          </table:table-cell>
          <table:table-cell table:number-columns-repeated="1016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NUVATION BIO INC (A)</text:p>
          </table:table-cell>
          <table:table-cell office:value-type="string" calcext:value-type="string">
            <text:p>NUVB</text:p>
          </table:table-cell>
          <table:table-cell office:value-type="string" calcext:value-type="string">
            <text:p>2020-08-26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62000000476837" calcext:value-type="float">
            <text:p>1,62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9603965981966" calcext:value-type="float">
            <text:p>-83,9603965981966</text:p>
          </table:table-cell>
          <table:table-cell table:number-columns-repeated="1016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NV5 GLOBAL INC.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2013-09-30 00:00:00-04:00</text:p>
          </table:table-cell>
          <table:table-cell office:value-type="float" office:value="7.69999980926514" calcext:value-type="float">
            <text:p>7,69999980926514</text:p>
          </table:table-cell>
          <table:table-cell office:value-type="float" office:value="105.959999084473" calcext:value-type="float">
            <text:p>105,9599990844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6.10391830107" calcext:value-type="float">
            <text:p>1276,10391830107</text:p>
          </table:table-cell>
          <table:table-cell table:number-columns-repeated="1016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office:value-type="string" calcext:value-type="string">
            <text:p>OASIS PETROLEUM</text:p>
          </table:table-cell>
          <table:table-cell office:value-type="string" calcext:value-type="string">
            <text:p>OA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string" calcext:value-type="string">
            <text:p>OCEANEERING INTL</text:p>
          </table:table-cell>
          <table:table-cell office:value-type="string" calcext:value-type="string">
            <text:p>OII</text:p>
          </table:table-cell>
          <table:table-cell office:value-type="string" calcext:value-type="string">
            <text:p>1975-10-3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2000007629395" calcext:value-type="float">
            <text:p>17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OCEANFIRST FINANCIAL</text:p>
          </table:table-cell>
          <table:table-cell office:value-type="string" calcext:value-type="string">
            <text:p>OCFC</text:p>
          </table:table-cell>
          <table:table-cell office:value-type="string" calcext:value-type="string">
            <text:p>1996-07-03 00:00:00-04:00</text:p>
          </table:table-cell>
          <table:table-cell office:value-type="float" office:value="2.88116959431231" calcext:value-type="float">
            <text:p>2,88116959431231</text:p>
          </table:table-cell>
          <table:table-cell office:value-type="float" office:value="14.0299997329712" calcext:value-type="float">
            <text:p>14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.955011626794" calcext:value-type="float">
            <text:p>386,955011626794</text:p>
          </table:table-cell>
          <table:table-cell table:number-columns-repeated="1016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OCUGEN INC</text:p>
          </table:table-cell>
          <table:table-cell office:value-type="string" calcext:value-type="string">
            <text:p>OCGN</text:p>
          </table:table-cell>
          <table:table-cell office:value-type="string" calcext:value-type="string">
            <text:p>2014-12-03 00:00:00-05:00</text:p>
          </table:table-cell>
          <table:table-cell office:value-type="float" office:value="681" calcext:value-type="float">
            <text:p>681</text:p>
          </table:table-cell>
          <table:table-cell office:value-type="float" office:value="0.726999998092651" calcext:value-type="float">
            <text:p>0,7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932452278865" calcext:value-type="float">
            <text:p>-99,8932452278865</text:p>
          </table:table-cell>
          <table:table-cell table:number-columns-repeated="1016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OCULAR THERAPEUTIX</text:p>
          </table:table-cell>
          <table:table-cell office:value-type="string" calcext:value-type="string">
            <text:p>OCUL</text:p>
          </table:table-cell>
          <table:table-cell office:value-type="string" calcext:value-type="string">
            <text:p>2014-07-25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6.15000009536743" calcext:value-type="float">
            <text:p>6,1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6923069587121" calcext:value-type="float">
            <text:p>-52,6923069587121</text:p>
          </table:table-cell>
          <table:table-cell table:number-columns-repeated="1016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OFFERPAD SOLUTIONS INC (A)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2020-12-11 00:00:00-05:00</text:p>
          </table:table-cell>
          <table:table-cell office:value-type="float" office:value="10.9739999771118" calcext:value-type="float">
            <text:p>10,9739999771118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082740176411" calcext:value-type="float">
            <text:p>-95,8082740176411</text:p>
          </table:table-cell>
          <table:table-cell table:number-columns-repeated="1016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OFFICE PROPERTIES INCOME TRUST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2009-06-04 00:00:00-04:00</text:p>
          </table:table-cell>
          <table:table-cell office:value-type="float" office:value="24.0754464512569" calcext:value-type="float">
            <text:p>24,0754464512569</text:p>
          </table:table-cell>
          <table:table-cell office:value-type="float" office:value="6.40000009536743" calcext:value-type="float">
            <text:p>6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16899627075" calcext:value-type="float">
            <text:p>-73,416899627075</text:p>
          </table:table-cell>
          <table:table-cell table:number-columns-repeated="1016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1987-03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3.7099990844727" calcext:value-type="float">
            <text:p>23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O-I GLASS INC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991-12-11 00:00:00-05:00</text:p>
          </table:table-cell>
          <table:table-cell office:value-type="float" office:value="10.5359294755118" calcext:value-type="float">
            <text:p>10,5359294755118</text:p>
          </table:table-cell>
          <table:table-cell office:value-type="float" office:value="21.4799995422363" calcext:value-type="float">
            <text:p>21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.87379767643" calcext:value-type="float">
            <text:p>103,87379767643</text:p>
          </table:table-cell>
          <table:table-cell table:number-columns-repeated="1016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OIL STATES INTL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2001-02-09 00:00:00-05:00</text:p>
          </table:table-cell>
          <table:table-cell office:value-type="float" office:value="5.14285707473755" calcext:value-type="float">
            <text:p>5,14285707473755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5000014371342" calcext:value-type="float">
            <text:p>36,5000014371342</text:p>
          </table:table-cell>
          <table:table-cell table:number-columns-repeated="1016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OLD NATL BNCP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1984-06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.9099998474121" calcext:value-type="float">
            <text:p>12,9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OLD SECOND BNCP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1993-11-16 00:00:00-05:00</text:p>
          </table:table-cell>
          <table:table-cell office:value-type="float" office:value="3.82965731620789" calcext:value-type="float">
            <text:p>3,82965731620789</text:p>
          </table:table-cell>
          <table:table-cell office:value-type="float" office:value="11.6099996566773" calcext:value-type="float">
            <text:p>11,6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3.160275138493" calcext:value-type="float">
            <text:p>203,160275138493</text:p>
          </table:table-cell>
          <table:table-cell table:number-columns-repeated="1016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number-columns-repeated="2" office:value-type="string" calcext:value-type="string">
            <text:p>OLO</text:p>
          </table:table-cell>
          <table:table-cell office:value-type="string" calcext:value-type="string">
            <text:p>2021-03-17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6.78000020980835" calcext:value-type="float">
            <text:p>6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8124993443489" calcext:value-type="float">
            <text:p>-78,8124993443489</text:p>
          </table:table-cell>
          <table:table-cell table:number-columns-repeated="1016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OLYMPIC STEEL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994-03-10 00:00:00-05:00</text:p>
          </table:table-cell>
          <table:table-cell office:value-type="float" office:value="14.788755724507" calcext:value-type="float">
            <text:p>14,788755724507</text:p>
          </table:table-cell>
          <table:table-cell office:value-type="float" office:value="45.2400016784668" calcext:value-type="float">
            <text:p>45,2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.90810018924" calcext:value-type="float">
            <text:p>205,90810018924</text:p>
          </table:table-cell>
          <table:table-cell table:number-columns-repeated="1016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OMEGA FLEX</text:p>
          </table:table-cell>
          <table:table-cell office:value-type="string" calcext:value-type="string">
            <text:p>OFLX</text:p>
          </table:table-cell>
          <table:table-cell office:value-type="string" calcext:value-type="string">
            <text:p>2005-08-01 00:00:00-04:00</text:p>
          </table:table-cell>
          <table:table-cell office:value-type="float" office:value="6.52425893420181" calcext:value-type="float">
            <text:p>6,52425893420181</text:p>
          </table:table-cell>
          <table:table-cell office:value-type="float" office:value="112.48999786377" calcext:value-type="float">
            <text:p>112,4899978637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4.1804624594" calcext:value-type="float">
            <text:p>1624,1804624594</text:p>
          </table:table-cell>
          <table:table-cell table:number-columns-repeated="1016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OMNICELL INC</text:p>
          </table:table-cell>
          <table:table-cell office:value-type="string" calcext:value-type="string">
            <text:p>OMCL</text:p>
          </table:table-cell>
          <table:table-cell office:value-type="string" calcext:value-type="string">
            <text:p>2001-08-09 00:00:00-04:00</text:p>
          </table:table-cell>
          <table:table-cell office:value-type="float" office:value="8.71000003814697" calcext:value-type="float">
            <text:p>8,71000003814697</text:p>
          </table:table-cell>
          <table:table-cell office:value-type="float" office:value="66.4700012207031" calcext:value-type="float">
            <text:p>66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663.145820087096" calcext:value-type="float">
            <text:p>663,145820087096</text:p>
          </table:table-cell>
          <table:table-cell table:number-columns-repeated="1016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ON24</text:p>
          </table:table-cell>
          <table:table-cell office:value-type="string" calcext:value-type="string">
            <text:p>ONTF</text:p>
          </table:table-cell>
          <table:table-cell office:value-type="string" calcext:value-type="string">
            <text:p>2021-02-03 00:00:00-05:00</text:p>
          </table:table-cell>
          <table:table-cell office:value-type="float" office:value="77" calcext:value-type="float">
            <text:p>77</text:p>
          </table:table-cell>
          <table:table-cell office:value-type="float" office:value="8.68000030517578" calcext:value-type="float">
            <text:p>8,6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7272723309405" calcext:value-type="float">
            <text:p>-88,7272723309405</text:p>
          </table:table-cell>
          <table:table-cell table:number-columns-repeated="1016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NEXTIER OILFIELD SOLUTIONS INC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2017-01-20 00:00:00-05:00</text:p>
          </table:table-cell>
          <table:table-cell office:value-type="float" office:value="22" calcext:value-type="float">
            <text:p>22</text:p>
          </table:table-cell>
          <table:table-cell office:value-type="float" office:value="7.84000015258789" calcext:value-type="float">
            <text:p>7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3636356700551" calcext:value-type="float">
            <text:p>-64,3636356700551</text:p>
          </table:table-cell>
          <table:table-cell table:number-columns-repeated="1016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NEXTNAV INC (A)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020-11-02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076927478497" calcext:value-type="float">
            <text:p>-80,3076927478497</text:p>
          </table:table-cell>
          <table:table-cell table:number-columns-repeated="1016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NGM BIOPHARMACEUTICALS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2019-04-0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.89000010490417" calcext:value-type="float">
            <text:p>3,8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0666659673055" calcext:value-type="float">
            <text:p>-74,0666659673055</text:p>
          </table:table-cell>
          <table:table-cell table:number-columns-repeated="1016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NI HOLDINGS</text:p>
          </table:table-cell>
          <table:table-cell office:value-type="string" calcext:value-type="string">
            <text:p>NODK</text:p>
          </table:table-cell>
          <table:table-cell office:value-type="string" calcext:value-type="string">
            <text:p>2017-03-16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12.1599998474121" calcext:value-type="float">
            <text:p>1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7588686636291" calcext:value-type="float">
            <text:p>-13,7588686636291</text:p>
          </table:table-cell>
          <table:table-cell table:number-columns-repeated="1016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NICOLET BANKSHARES IN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013-05-17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55.060001373291" calcext:value-type="float">
            <text:p>55,0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.125008583069" calcext:value-type="float">
            <text:p>244,125008583069</text:p>
          </table:table-cell>
          <table:table-cell table:number-columns-repeated="1016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NIKOLA CORPORATION</text:p>
          </table:table-cell>
          <table:table-cell office:value-type="string" calcext:value-type="string">
            <text:p>NKLA</text:p>
          </table:table-cell>
          <table:table-cell office:value-type="string" calcext:value-type="string">
            <text:p>2018-06-11 00:00:00-04:00</text:p>
          </table:table-cell>
          <table:table-cell office:value-type="float" office:value="9.56999969482422" calcext:value-type="float">
            <text:p>9,56999969482422</text:p>
          </table:table-cell>
          <table:table-cell office:value-type="float" office:value="0.930000007152557" calcext:value-type="float">
            <text:p>0,93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2821312768115" calcext:value-type="float">
            <text:p>-90,2821312768115</text:p>
          </table:table-cell>
          <table:table-cell table:number-columns-repeated="1016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NKARTA</text:p>
          </table:table-cell>
          <table:table-cell office:value-type="string" calcext:value-type="string">
            <text:p>NKTX</text:p>
          </table:table-cell>
          <table:table-cell office:value-type="string" calcext:value-type="string">
            <text:p>2020-07-10 00:00:00-04:00</text:p>
          </table:table-cell>
          <table:table-cell office:value-type="float" office:value="54.4500007629395" calcext:value-type="float">
            <text:p>54,4500007629395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1845727759807" calcext:value-type="float">
            <text:p>-91,1845727759807</text:p>
          </table:table-cell>
          <table:table-cell table:number-columns-repeated="1016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NL INDUSTRIE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.11999988555908" calcext:value-type="float">
            <text:p>6,11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NLIGHT</text:p>
          </table:table-cell>
          <table:table-cell office:value-type="string" calcext:value-type="string">
            <text:p>LASR</text:p>
          </table:table-cell>
          <table:table-cell office:value-type="string" calcext:value-type="string">
            <text:p>2018-04-26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11.4700002670288" calcext:value-type="float">
            <text:p>11,4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1304336216139" calcext:value-type="float">
            <text:p>-50,1304336216139</text:p>
          </table:table-cell>
          <table:table-cell table:number-columns-repeated="1016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NMI HOLDINGS INC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2013-11-08 00:00:00-05:00</text:p>
          </table:table-cell>
          <table:table-cell office:value-type="float" office:value="14" calcext:value-type="float">
            <text:p>14</text:p>
          </table:table-cell>
          <table:table-cell office:value-type="float" office:value="23.4899997711182" calcext:value-type="float">
            <text:p>23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785712650844" calcext:value-type="float">
            <text:p>67,785712650844</text:p>
          </table:table-cell>
          <table:table-cell table:number-columns-repeated="1016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2021-06-09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37.8499984741211" calcext:value-type="float">
            <text:p>37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4.4897896902902" calcext:value-type="float">
            <text:p>54,4897896902902</text:p>
          </table:table-cell>
          <table:table-cell table:number-columns-repeated="1016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NOODLES &amp; COMPANY</text:p>
          </table:table-cell>
          <table:table-cell office:value-type="string" calcext:value-type="string">
            <text:p>NDLS</text:p>
          </table:table-cell>
          <table:table-cell office:value-type="string" calcext:value-type="string">
            <text:p>2013-06-28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9999994039536" calcext:value-type="float">
            <text:p>-84,9999994039536</text:p>
          </table:table-cell>
          <table:table-cell table:number-columns-repeated="1016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OPPFI INC</text:p>
          </table:table-cell>
          <table:table-cell office:value-type="string" calcext:value-type="string">
            <text:p>OPFI</text:p>
          </table:table-cell>
          <table:table-cell office:value-type="string" calcext:value-type="string">
            <text:p>2020-11-20 00:00:00-05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6060602922559" calcext:value-type="float">
            <text:p>-80,6060602922559</text:p>
          </table:table-cell>
          <table:table-cell table:number-columns-repeated="1016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OPTIMIZERX CORP</text:p>
          </table:table-cell>
          <table:table-cell office:value-type="string" calcext:value-type="string">
            <text:p>OPRX</text:p>
          </table:table-cell>
          <table:table-cell office:value-type="string" calcext:value-type="string">
            <text:p>2007-11-28 00:00:00-05:00</text:p>
          </table:table-cell>
          <table:table-cell office:value-type="float" office:value="30" calcext:value-type="float">
            <text:p>30</text:p>
          </table:table-cell>
          <table:table-cell office:value-type="float" office:value="14.7399997711182" calcext:value-type="float">
            <text:p>1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8666674296061" calcext:value-type="float">
            <text:p>-50,8666674296061</text:p>
          </table:table-cell>
          <table:table-cell table:number-columns-repeated="1016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OPTION CARE HEALTH INC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1996-08-15 00:00:00-04:00</text:p>
          </table:table-cell>
          <table:table-cell office:value-type="float" office:value="54" calcext:value-type="float">
            <text:p>54</text:p>
          </table:table-cell>
          <table:table-cell office:value-type="float" office:value="27.7800006866455" calcext:value-type="float">
            <text:p>27,7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5555542839898" calcext:value-type="float">
            <text:p>-48,5555542839898</text:p>
          </table:table-cell>
          <table:table-cell table:number-columns-repeated="1016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ORASURE TECH</text:p>
          </table:table-cell>
          <table:table-cell office:value-type="string" calcext:value-type="string">
            <text:p>OSUR</text:p>
          </table:table-cell>
          <table:table-cell office:value-type="string" calcext:value-type="string">
            <text:p>1986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ORCHID ISLAND CAPITAL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2013-02-14 00:00:00-05:00</text:p>
          </table:table-cell>
          <table:table-cell office:value-type="float" office:value="14.5330293371871" calcext:value-type="float">
            <text:p>14,5330293371871</text:p>
          </table:table-cell>
          <table:table-cell office:value-type="float" office:value="9.77000045776367" calcext:value-type="float">
            <text:p>9,77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7738200268803" calcext:value-type="float">
            <text:p>-32,7738200268803</text:p>
          </table:table-cell>
          <table:table-cell table:number-columns-repeated="1016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ORGANOGENESIS HOLDINGS <text:s/>(A)</text:p>
          </table:table-cell>
          <table:table-cell office:value-type="string" calcext:value-type="string">
            <text:p>ORGO</text:p>
          </table:table-cell>
          <table:table-cell office:value-type="string" calcext:value-type="string">
            <text:p>2017-01-05 00:00:00-05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2.08999991416931" calcext:value-type="float">
            <text:p>2,08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817275814414" calcext:value-type="float">
            <text:p>-78,7817275814414</text:p>
          </table:table-cell>
          <table:table-cell table:number-columns-repeated="1016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ORIGIN BANCORP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2018-05-08 00:00:00-04:00</text:p>
          </table:table-cell>
          <table:table-cell office:value-type="float" office:value="32.1718864440918" calcext:value-type="float">
            <text:p>32,1718864440918</text:p>
          </table:table-cell>
          <table:table-cell office:value-type="float" office:value="27.2299995422363" calcext:value-type="float">
            <text:p>27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3608863143399" calcext:value-type="float">
            <text:p>-15,3608863143399</text:p>
          </table:table-cell>
          <table:table-cell table:number-columns-repeated="1016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ORIGIN MATERIALS INC (A)</text:p>
          </table:table-cell>
          <table:table-cell office:value-type="string" calcext:value-type="string">
            <text:p>ORGN</text:p>
          </table:table-cell>
          <table:table-cell office:value-type="string" calcext:value-type="string">
            <text:p>2020-09-0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6000003814697" calcext:value-type="float">
            <text:p>-59,6000003814697</text:p>
          </table:table-cell>
          <table:table-cell table:number-columns-repeated="1016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ORION ENGINEERED CARBONS S.A.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2014-07-25 00:00:00-04:00</text:p>
          </table:table-cell>
          <table:table-cell office:value-type="float" office:value="14.0496107392584" calcext:value-type="float">
            <text:p>14,0496107392584</text:p>
          </table:table-cell>
          <table:table-cell office:value-type="float" office:value="25.4500007629394" calcext:value-type="float">
            <text:p>25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81.1438141259336" calcext:value-type="float">
            <text:p>81,1438141259336</text:p>
          </table:table-cell>
          <table:table-cell table:number-columns-repeated="1016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ORION OFFICE REIT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2021-11-23 00:00:00-05:00</text:p>
          </table:table-cell>
          <table:table-cell office:value-type="float" office:value="17.6070402942229" calcext:value-type="float">
            <text:p>17,6070402942229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3324482430537" calcext:value-type="float">
            <text:p>-64,3324482430537</text:p>
          </table:table-cell>
          <table:table-cell table:number-columns-repeated="1016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ORMAT TECHNOLOGIES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2004-11-11 00:00:00-05:00</text:p>
          </table:table-cell>
          <table:table-cell office:value-type="float" office:value="13.4547902035699" calcext:value-type="float">
            <text:p>13,4547902035699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528.029116184807" calcext:value-type="float">
            <text:p>528,029116184807</text:p>
          </table:table-cell>
          <table:table-cell table:number-columns-repeated="1016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ORRSTOWN FINANCIAL SERVICES INC.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1999-05-13 00:00:00-04:00</text:p>
          </table:table-cell>
          <table:table-cell office:value-type="float" office:value="8.45637512207031" calcext:value-type="float">
            <text:p>8,45637512207031</text:p>
          </table:table-cell>
          <table:table-cell office:value-type="float" office:value="16.5100002288818" calcext:value-type="float">
            <text:p>16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95.2373208443929" calcext:value-type="float">
            <text:p>95,2373208443929</text:p>
          </table:table-cell>
          <table:table-cell table:number-columns-repeated="1016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ORTHOFIX MEDICAL</text:p>
          </table:table-cell>
          <table:table-cell office:value-type="string" calcext:value-type="string">
            <text:p>OFIX</text:p>
          </table:table-cell>
          <table:table-cell office:value-type="string" calcext:value-type="string">
            <text:p>1992-04-24 00:00:00-04:00</text:p>
          </table:table-cell>
          <table:table-cell office:value-type="float" office:value="11.5" calcext:value-type="float">
            <text:p>11,5</text:p>
          </table:table-cell>
          <table:table-cell office:value-type="float" office:value="18.4899997711182" calcext:value-type="float">
            <text:p>18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7826067053753" calcext:value-type="float">
            <text:p>60,7826067053753</text:p>
          </table:table-cell>
          <table:table-cell table:number-columns-repeated="1016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ORTHOPEDIATRIC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2017-10-13 00:00:00-04:00</text:p>
          </table:table-cell>
          <table:table-cell office:value-type="float" office:value="18.8999996185303" calcext:value-type="float">
            <text:p>18,8999996185303</text:p>
          </table:table-cell>
          <table:table-cell office:value-type="float" office:value="47.189998626709" calcext:value-type="float">
            <text:p>47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9.682537455938" calcext:value-type="float">
            <text:p>149,682537455938</text:p>
          </table:table-cell>
          <table:table-cell table:number-columns-repeated="1016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OSCAR HEALTH</text:p>
          </table:table-cell>
          <table:table-cell office:value-type="string" calcext:value-type="string">
            <text:p>OSCR</text:p>
          </table:table-cell>
          <table:table-cell office:value-type="string" calcext:value-type="string">
            <text:p>2021-03-03 00:00:00-05:00</text:p>
          </table:table-cell>
          <table:table-cell office:value-type="float" office:value="36" calcext:value-type="float">
            <text:p>36</text:p>
          </table:table-cell>
          <table:table-cell office:value-type="float" office:value="7.07000017166138" calcext:value-type="float">
            <text:p>7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61110634274" calcext:value-type="float">
            <text:p>-80,361110634274</text:p>
          </table:table-cell>
          <table:table-cell table:number-columns-repeated="1016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1997-10-02 00:00:00-04:00</text:p>
          </table:table-cell>
          <table:table-cell office:value-type="float" office:value="14.25" calcext:value-type="float">
            <text:p>14,25</text:p>
          </table:table-cell>
          <table:table-cell office:value-type="float" office:value="117.599998474121" calcext:value-type="float">
            <text:p>117,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725.263147186815" calcext:value-type="float">
            <text:p>725,263147186815</text:p>
          </table:table-cell>
          <table:table-cell table:number-columns-repeated="1016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OTTER TAIL CP</text:p>
          </table:table-cell>
          <table:table-cell office:value-type="string" calcext:value-type="string">
            <text:p>OTT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4000015258789" calcext:value-type="float">
            <text:p>77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OUSTER INC (A)</text:p>
          </table:table-cell>
          <table:table-cell office:value-type="string" calcext:value-type="string">
            <text:p>OUST</text:p>
          </table:table-cell>
          <table:table-cell office:value-type="string" calcext:value-type="string">
            <text:p>2020-10-09 00:00:00-04:00</text:p>
          </table:table-cell>
          <table:table-cell office:value-type="float" office:value="97" calcext:value-type="float">
            <text:p>97</text:p>
          </table:table-cell>
          <table:table-cell office:value-type="float" office:value="3.80999994277954" calcext:value-type="float">
            <text:p>3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721650074438" calcext:value-type="float">
            <text:p>-96,0721650074438</text:p>
          </table:table-cell>
          <table:table-cell table:number-columns-repeated="1016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OUTBRAIN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2021-07-23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6499996185303" calcext:value-type="float">
            <text:p>-81,64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OUTFRONT MEDI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2014-03-28 00:00:00-04:00</text:p>
          </table:table-cell>
          <table:table-cell office:value-type="float" office:value="16.4494593619856" calcext:value-type="float">
            <text:p>16,4494593619856</text:p>
          </table:table-cell>
          <table:table-cell office:value-type="float" office:value="15.3100004196167" calcext:value-type="float">
            <text:p>15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92702974179293" calcext:value-type="float">
            <text:p>-6,92702974179293</text:p>
          </table:table-cell>
          <table:table-cell table:number-columns-repeated="1016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OUTLOOK THERAPEUTICS</text:p>
          </table:table-cell>
          <table:table-cell office:value-type="string" calcext:value-type="string">
            <text:p>OTLK</text:p>
          </table:table-cell>
          <table:table-cell office:value-type="string" calcext:value-type="string">
            <text:p>2016-06-14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2999999523163" calcext:value-type="float">
            <text:p>-96,299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OUTSET MEDICAL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2020-09-15 00:00:00-04:00</text:p>
          </table:table-cell>
          <table:table-cell office:value-type="float" office:value="52" calcext:value-type="float">
            <text:p>52</text:p>
          </table:table-cell>
          <table:table-cell office:value-type="float" office:value="21.25" calcext:value-type="float">
            <text:p>2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1346153846154" calcext:value-type="float">
            <text:p>-59,1346153846154</text:p>
          </table:table-cell>
          <table:table-cell table:number-columns-repeated="1016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OVERSTOCK.COM</text:p>
          </table:table-cell>
          <table:table-cell office:value-type="string" calcext:value-type="string">
            <text:p>OSTK</text:p>
          </table:table-cell>
          <table:table-cell office:value-type="string" calcext:value-type="string">
            <text:p>2002-05-30 00:00:00-04:00</text:p>
          </table:table-cell>
          <table:table-cell office:value-type="float" office:value="13.6899995803833" calcext:value-type="float">
            <text:p>13,6899995803833</text:p>
          </table:table-cell>
          <table:table-cell office:value-type="float" office:value="20.079999923706" calcext:value-type="float">
            <text:p>20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6764100743957" calcext:value-type="float">
            <text:p>46,6764100743957</text:p>
          </table:table-cell>
          <table:table-cell table:number-columns-repeated="1016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OWENS &amp; MINOR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2999992370606" calcext:value-type="float">
            <text:p>18,29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OWLET INC (A)</text:p>
          </table:table-cell>
          <table:table-cell office:value-type="string" calcext:value-type="string">
            <text:p>OWLT</text:p>
          </table:table-cell>
          <table:table-cell office:value-type="string" calcext:value-type="string">
            <text:p>2020-11-05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312999993562698" calcext:value-type="float">
            <text:p>0,3129999935626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806122576828" calcext:value-type="float">
            <text:p>-96,806122576828</text:p>
          </table:table-cell>
          <table:table-cell table:number-columns-repeated="1016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OXFORD INDUSTRIES</text:p>
          </table:table-cell>
          <table:table-cell office:value-type="string" calcext:value-type="string">
            <text:p>OX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1.419998168945" calcext:value-type="float">
            <text:p>101,41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P.A.M. TRANS SVC</text:p>
          </table:table-cell>
          <table:table-cell office:value-type="string" calcext:value-type="string">
            <text:p>PTSI</text:p>
          </table:table-cell>
          <table:table-cell office:value-type="string" calcext:value-type="string">
            <text:p>1986-09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3.6700000762939" calcext:value-type="float">
            <text:p>23,670000076293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P3 HEALTH PARTNERS INC (A)</text:p>
          </table:table-cell>
          <table:table-cell office:value-type="string" calcext:value-type="string">
            <text:p>PIII</text:p>
          </table:table-cell>
          <table:table-cell office:value-type="string" calcext:value-type="string">
            <text:p>2021-04-06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.87000000476837" calcext:value-type="float">
            <text:p>1,8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2999999523163" calcext:value-type="float">
            <text:p>-81,299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PACIFIC BIOSCIENCES OF CALIFORNIA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2010-10-27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12.0699996948242" calcext:value-type="float">
            <text:p>12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848486698035" calcext:value-type="float">
            <text:p>-26,848486698035</text:p>
          </table:table-cell>
          <table:table-cell table:number-columns-repeated="101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1997-06-25 00:00:00-04:00</text:p>
          </table:table-cell>
          <table:table-cell office:value-type="float" office:value="56.4034640347516" calcext:value-type="float">
            <text:p>56,4034640347516</text:p>
          </table:table-cell>
          <table:table-cell office:value-type="float" office:value="18.6200008392334" calcext:value-type="float">
            <text:p>18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878416904303" calcext:value-type="float">
            <text:p>-66,9878416904303</text:p>
          </table:table-cell>
          <table:table-cell table:number-columns-repeated="1016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PACIRA BIOSCIENCES</text:p>
          </table:table-cell>
          <table:table-cell office:value-type="string" calcext:value-type="string">
            <text:p>PCRX</text:p>
          </table:table-cell>
          <table:table-cell office:value-type="string" calcext:value-type="string">
            <text:p>2011-02-03 00:00:00-05:00</text:p>
          </table:table-cell>
          <table:table-cell office:value-type="float" office:value="7" calcext:value-type="float">
            <text:p>7</text:p>
          </table:table-cell>
          <table:table-cell office:value-type="float" office:value="43.7200012207031" calcext:value-type="float">
            <text:p>43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524.571446010045" calcext:value-type="float">
            <text:p>524,571446010045</text:p>
          </table:table-cell>
          <table:table-cell table:number-columns-repeated="1016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office:value-type="string" calcext:value-type="string">
            <text:p>PACTIV EVERGREEN</text:p>
          </table:table-cell>
          <table:table-cell office:value-type="string" calcext:value-type="string">
            <text:p>PTVE</text:p>
          </table:table-cell>
          <table:table-cell office:value-type="string" calcext:value-type="string">
            <text:p>2020-09-17 00:00:00-04:00</text:p>
          </table:table-cell>
          <table:table-cell office:value-type="float" office:value="11.7896095920961" calcext:value-type="float">
            <text:p>11,7896095920961</text:p>
          </table:table-cell>
          <table:table-cell office:value-type="float" office:value="7.09000015258789" calcext:value-type="float">
            <text:p>7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8622991100478" calcext:value-type="float">
            <text:p>-39,8622991100478</text:p>
          </table:table-cell>
          <table:table-cell table:number-columns-repeated="1016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019-04-11 00:00:00-04:00</text:p>
          </table:table-cell>
          <table:table-cell office:value-type="float" office:value="36.75" calcext:value-type="float">
            <text:p>36,75</text:p>
          </table:table-cell>
          <table:table-cell office:value-type="float" office:value="28.4300003051758" calcext:value-type="float">
            <text:p>28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6394549519026" calcext:value-type="float">
            <text:p>-22,6394549519026</text:p>
          </table:table-cell>
          <table:table-cell table:number-columns-repeated="1016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PALOMAR HOLDINGS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2019-04-17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49.810001373291" calcext:value-type="float">
            <text:p>49,8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.243250666438" calcext:value-type="float">
            <text:p>169,243250666438</text:p>
          </table:table-cell>
          <table:table-cell table:number-columns-repeated="1016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PAPA JOHN'S INTERNATIONAL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1993-06-08 00:00:00-04:00</text:p>
          </table:table-cell>
          <table:table-cell office:value-type="float" office:value="1.75608861603987" calcext:value-type="float">
            <text:p>1,75608861603987</text:p>
          </table:table-cell>
          <table:table-cell office:value-type="float" office:value="77.2200012207031" calcext:value-type="float">
            <text:p>77,2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4297.27246765262" calcext:value-type="float">
            <text:p>4297,27246765262</text:p>
          </table:table-cell>
          <table:table-cell table:number-columns-repeated="1016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PAR PACIFIC HOLDINGS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2012-09-05 00:00:00-04:00</text:p>
          </table:table-cell>
          <table:table-cell office:value-type="float" office:value="0.600000023841858" calcext:value-type="float">
            <text:p>0,600000023841858</text:p>
          </table:table-cell>
          <table:table-cell office:value-type="float" office:value="21.4300003051758" calcext:value-type="float">
            <text:p>2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1.66657560402" calcext:value-type="float">
            <text:p>3471,66657560402</text:p>
          </table:table-cell>
          <table:table-cell table:number-columns-repeated="1016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ONDAS HOLDINGS</text:p>
          </table:table-cell>
          <table:table-cell office:value-type="string" calcext:value-type="string">
            <text:p>ONDS</text:p>
          </table:table-cell>
          <table:table-cell office:value-type="string" calcext:value-type="string">
            <text:p>2020-12-04 00:00:00-05:00</text:p>
          </table:table-cell>
          <table:table-cell office:value-type="float" office:value="5.94999980926514" calcext:value-type="float">
            <text:p>5,94999980926514</text:p>
          </table:table-cell>
          <table:table-cell office:value-type="float" office:value="0.945999979972839" calcext:value-type="float">
            <text:p>0,9459999799728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008401630575" calcext:value-type="float">
            <text:p>-84,1008401630575</text:p>
          </table:table-cell>
          <table:table-cell table:number-columns-repeated="1016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ONE GAS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2014-01-16 00:00:00-05:00</text:p>
          </table:table-cell>
          <table:table-cell office:value-type="float" office:value="25.8999660587519" calcext:value-type="float">
            <text:p>25,8999660587519</text:p>
          </table:table-cell>
          <table:table-cell office:value-type="float" office:value="79.9199981689453" calcext:value-type="float">
            <text:p>79,9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571825876735" calcext:value-type="float">
            <text:p>208,571825876735</text:p>
          </table:table-cell>
          <table:table-cell table:number-columns-repeated="1016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ONE GROUP HOSPITALITY</text:p>
          </table:table-cell>
          <table:table-cell office:value-type="string" calcext:value-type="string">
            <text:p>STKS</text:p>
          </table:table-cell>
          <table:table-cell office:value-type="string" calcext:value-type="string">
            <text:p>2014-06-27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47.6000022888184" calcext:value-type="float">
            <text:p>47,6000022888184</text:p>
          </table:table-cell>
          <table:table-cell table:number-columns-repeated="1016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ONE LIBERTY</text:p>
          </table:table-cell>
          <table:table-cell office:value-type="string" calcext:value-type="string">
            <text:p>OLP</text:p>
          </table:table-cell>
          <table:table-cell office:value-type="string" calcext:value-type="string">
            <text:p>1983-04-2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8400001525879" calcext:value-type="float">
            <text:p>21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ONESPAN</text:p>
          </table:table-cell>
          <table:table-cell office:value-type="string" calcext:value-type="string">
            <text:p>OSPN</text:p>
          </table:table-cell>
          <table:table-cell office:value-type="string" calcext:value-type="string">
            <text:p>1998-05-21 00:00:00-04:00</text:p>
          </table:table-cell>
          <table:table-cell office:value-type="float" office:value="7.5" calcext:value-type="float">
            <text:p>7,5</text:p>
          </table:table-cell>
          <table:table-cell office:value-type="float" office:value="11.6499996185303" calcext:value-type="float">
            <text:p>11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5.3333282470703" calcext:value-type="float">
            <text:p>55,3333282470703</text:p>
          </table:table-cell>
          <table:table-cell table:number-columns-repeated="1016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ONESPAWORLD HOLDINGS (A)</text:p>
          </table:table-cell>
          <table:table-cell office:value-type="string" calcext:value-type="string">
            <text:p>OSW</text:p>
          </table:table-cell>
          <table:table-cell office:value-type="string" calcext:value-type="string">
            <text:p>2017-11-17 00:00:00-05:00</text:p>
          </table:table-cell>
          <table:table-cell office:value-type="float" office:value="9.82660339742239" calcext:value-type="float">
            <text:p>9,82660339742239</text:p>
          </table:table-cell>
          <table:table-cell office:value-type="float" office:value="12.4300003051758" calcext:value-type="float">
            <text:p>12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4933548497163" calcext:value-type="float">
            <text:p>26,4933548497163</text:p>
          </table:table-cell>
          <table:table-cell table:number-columns-repeated="1016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ONEWATER MARINE</text:p>
          </table:table-cell>
          <table:table-cell office:value-type="string" calcext:value-type="string">
            <text:p>ONEW</text:p>
          </table:table-cell>
          <table:table-cell office:value-type="string" calcext:value-type="string">
            <text:p>2020-02-07 00:00:00-05:00</text:p>
          </table:table-cell>
          <table:table-cell office:value-type="float" office:value="14.3875790273299" calcext:value-type="float">
            <text:p>14,3875790273299</text:p>
          </table:table-cell>
          <table:table-cell office:value-type="float" office:value="27.4400005340576" calcext:value-type="float">
            <text:p>27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7200682055965" calcext:value-type="float">
            <text:p>90,7200682055965</text:p>
          </table:table-cell>
          <table:table-cell table:number-columns-repeated="1016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ONTO INNOVATION INC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2019-10-28 00:00:00-04:00</text:p>
          </table:table-cell>
          <table:table-cell office:value-type="float" office:value="35.3300018310547" calcext:value-type="float">
            <text:p>35,3300018310547</text:p>
          </table:table-cell>
          <table:table-cell office:value-type="float" office:value="82.0100021362305" calcext:value-type="float">
            <text:p>82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2.125666249314" calcext:value-type="float">
            <text:p>132,125666249314</text:p>
          </table:table-cell>
          <table:table-cell table:number-columns-repeated="1016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number-columns-repeated="2" office:value-type="string" calcext:value-type="string">
            <text:p>OOMA</text:p>
          </table:table-cell>
          <table:table-cell office:value-type="string" calcext:value-type="string">
            <text:p>2015-07-20 00:00:00-04:00</text:p>
          </table:table-cell>
          <table:table-cell office:value-type="float" office:value="11.0600004196167" calcext:value-type="float">
            <text:p>11,0600004196167</text:p>
          </table:table-cell>
          <table:table-cell office:value-type="float" office:value="12.1400003433228" calcext:value-type="float">
            <text:p>12,1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9.76491756537821" calcext:value-type="float">
            <text:p>9,76491756537821</text:p>
          </table:table-cell>
          <table:table-cell table:number-columns-repeated="1016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OPEN LENDING CORPORATION (A)</text:p>
          </table:table-cell>
          <table:table-cell office:value-type="string" calcext:value-type="string">
            <text:p>LPRO</text:p>
          </table:table-cell>
          <table:table-cell office:value-type="string" calcext:value-type="string">
            <text:p>2018-03-26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7.15999984741211" calcext:value-type="float">
            <text:p>7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8031074564685" calcext:value-type="float">
            <text:p>-25,8031074564685</text:p>
          </table:table-cell>
          <table:table-cell table:number-columns-repeated="1016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OPKO HEALTH</text:p>
          </table:table-cell>
          <table:table-cell office:value-type="string" calcext:value-type="string">
            <text:p>OPK</text:p>
          </table:table-cell>
          <table:table-cell office:value-type="string" calcext:value-type="string">
            <text:p>1995-11-02 00:00:00-05:00</text:p>
          </table:table-cell>
          <table:table-cell office:value-type="float" office:value="4.5" calcext:value-type="float">
            <text:p>4,5</text:p>
          </table:table-cell>
          <table:table-cell office:value-type="float" office:value="1.71000003814697" calcext:value-type="float">
            <text:p>1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9999991522895" calcext:value-type="float">
            <text:p>-61,9999991522895</text:p>
          </table:table-cell>
          <table:table-cell table:number-columns-repeated="1016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OPORTUN FINANCIAL</text:p>
          </table:table-cell>
          <table:table-cell office:value-type="string" calcext:value-type="string">
            <text:p>OPRT</text:p>
          </table:table-cell>
          <table:table-cell office:value-type="string" calcext:value-type="string">
            <text:p>2019-09-26 00:00:00-04:00</text:p>
          </table:table-cell>
          <table:table-cell office:value-type="float" office:value="15.6999998092651" calcext:value-type="float">
            <text:p>15,6999998092651</text:p>
          </table:table-cell>
          <table:table-cell office:value-type="float" office:value="3.79999995231628" calcext:value-type="float">
            <text:p>3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7961783536216" calcext:value-type="float">
            <text:p>-75,7961783536216</text:p>
          </table:table-cell>
          <table:table-cell table:number-columns-repeated="1016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OPPENHEIMER HOLDINGS INC.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1982-10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6.4300003051758" calcext:value-type="float">
            <text:p>36,4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PAYONEER GLOBAL INC (A)</text:p>
          </table:table-cell>
          <table:table-cell office:value-type="string" calcext:value-type="string">
            <text:p>PAYO</text:p>
          </table:table-cell>
          <table:table-cell office:value-type="string" calcext:value-type="string">
            <text:p>2020-10-16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5.42999982833862" calcext:value-type="float">
            <text:p>5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0206192256617" calcext:value-type="float">
            <text:p>-44,0206192256617</text:p>
          </table:table-cell>
          <table:table-cell table:number-columns-repeated="1016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PAYSAFE LIMITED (A)</text:p>
          </table:table-cell>
          <table:table-cell office:value-type="string" calcext:value-type="string">
            <text:p>PSFE</text:p>
          </table:table-cell>
          <table:table-cell office:value-type="string" calcext:value-type="string">
            <text:p>2020-10-09 00:00:00-04:00</text:p>
          </table:table-cell>
          <table:table-cell office:value-type="float" office:value="116.519996643066" calcext:value-type="float">
            <text:p>116,519996643066</text:p>
          </table:table-cell>
          <table:table-cell office:value-type="float" office:value="13.5699996948242" calcext:value-type="float">
            <text:p>13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3539305820674" calcext:value-type="float">
            <text:p>-88,3539305820674</text:p>
          </table:table-cell>
          <table:table-cell table:number-columns-repeated="1016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PBF ENERGY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2012-12-13 00:00:00-05:00</text:p>
          </table:table-cell>
          <table:table-cell office:value-type="float" office:value="20.4311238606771" calcext:value-type="float">
            <text:p>20,4311238606771</text:p>
          </table:table-cell>
          <table:table-cell office:value-type="float" office:value="32.9900016784668" calcext:value-type="float">
            <text:p>32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4693440430913" calcext:value-type="float">
            <text:p>61,4693440430913</text:p>
          </table:table-cell>
          <table:table-cell table:number-columns-repeated="1016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PC CONNECTION</text:p>
          </table:table-cell>
          <table:table-cell office:value-type="string" calcext:value-type="string">
            <text:p>CNXN</text:p>
          </table:table-cell>
          <table:table-cell office:value-type="string" calcext:value-type="string">
            <text:p>1998-03-03 00:00:00-05:00</text:p>
          </table:table-cell>
          <table:table-cell office:value-type="float" office:value="10.9152378191627" calcext:value-type="float">
            <text:p>10,9152378191627</text:p>
          </table:table-cell>
          <table:table-cell office:value-type="float" office:value="39.25" calcext:value-type="float">
            <text:p>39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59.589050190852" calcext:value-type="float">
            <text:p>259,589050190852</text:p>
          </table:table-cell>
          <table:table-cell table:number-columns-repeated="1016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2018-08-10 00:00:00-04:00</text:p>
          </table:table-cell>
          <table:table-cell office:value-type="float" office:value="17.7712105669026" calcext:value-type="float">
            <text:p>17,7712105669026</text:p>
          </table:table-cell>
          <table:table-cell office:value-type="float" office:value="13.6000003814697" calcext:value-type="float">
            <text:p>13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4717278810561" calcext:value-type="float">
            <text:p>-23,4717278810561</text:p>
          </table:table-cell>
          <table:table-cell table:number-columns-repeated="1016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PCSB FINANCIAL</text:p>
          </table:table-cell>
          <table:table-cell office:value-type="string" calcext:value-type="string">
            <text:p>PCS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PDF SOLUTIONS</text:p>
          </table:table-cell>
          <table:table-cell office:value-type="string" calcext:value-type="string">
            <text:p>PDFS</text:p>
          </table:table-cell>
          <table:table-cell office:value-type="string" calcext:value-type="string">
            <text:p>2001-07-31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37.2700004577637" calcext:value-type="float">
            <text:p>37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677969205177" calcext:value-type="float">
            <text:p>152,677969205177</text:p>
          </table:table-cell>
          <table:table-cell table:number-columns-repeated="1016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2017-04-03 00:00:00-04:00</text:p>
          </table:table-cell>
          <table:table-cell office:value-type="float" office:value="27.1580959260214" calcext:value-type="float">
            <text:p>27,1580959260214</text:p>
          </table:table-cell>
          <table:table-cell office:value-type="float" office:value="22.6000003814697" calcext:value-type="float">
            <text:p>22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7835608098885" calcext:value-type="float">
            <text:p>-16,7835608098885</text:p>
          </table:table-cell>
          <table:table-cell table:number-columns-repeated="1016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PEAPACK GLADSTONE FINANCIAL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1999-04-27 00:00:00-04:00</text:p>
          </table:table-cell>
          <table:table-cell office:value-type="float" office:value="8.44564914703369" calcext:value-type="float">
            <text:p>8,44564914703369</text:p>
          </table:table-cell>
          <table:table-cell office:value-type="float" office:value="24.4699993133545" calcext:value-type="float">
            <text:p>24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734973444273" calcext:value-type="float">
            <text:p>189,734973444273</text:p>
          </table:table-cell>
          <table:table-cell table:number-columns-repeated="1016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PEBBLEBROOK HOTEL TRUST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2009-12-09 00:00:00-05:00</text:p>
          </table:table-cell>
          <table:table-cell office:value-type="float" office:value="14.2158987995363" calcext:value-type="float">
            <text:p>14,2158987995363</text:p>
          </table:table-cell>
          <table:table-cell office:value-type="float" office:value="14.3299999237061" calcext:value-type="float">
            <text:p>14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02630391358097" calcext:value-type="float">
            <text:p>0,802630391358097</text:p>
          </table:table-cell>
          <table:table-cell table:number-columns-repeated="1016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PENNANT GROUP</text:p>
          </table:table-cell>
          <table:table-cell office:value-type="string" calcext:value-type="string">
            <text:p>PNTG</text:p>
          </table:table-cell>
          <table:table-cell office:value-type="string" calcext:value-type="string">
            <text:p>2019-10-01 00:00:00-04:00</text:p>
          </table:table-cell>
          <table:table-cell office:value-type="float" office:value="6.15000009536743" calcext:value-type="float">
            <text:p>6,15000009536743</text:p>
          </table:table-cell>
          <table:table-cell office:value-type="float" office:value="13.2299995422363" calcext:value-type="float">
            <text:p>1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121940440326" calcext:value-type="float">
            <text:p>115,121940440326</text:p>
          </table:table-cell>
          <table:table-cell table:number-columns-repeated="1016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PENNYMAC FINANCIAL SERVICES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2013-05-09 00:00:00-04:00</text:p>
          </table:table-cell>
          <table:table-cell office:value-type="float" office:value="17.0813870388773" calcext:value-type="float">
            <text:p>17,0813870388773</text:p>
          </table:table-cell>
          <table:table-cell office:value-type="float" office:value="57.9300003051758" calcext:value-type="float">
            <text:p>57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39.141078961135" calcext:value-type="float">
            <text:p>239,141078961135</text:p>
          </table:table-cell>
          <table:table-cell table:number-columns-repeated="1016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PENNYMAC MORTGAGE INVESTMENT TRUS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2009-07-30 00:00:00-04:00</text:p>
          </table:table-cell>
          <table:table-cell office:value-type="float" office:value="4.71279556788109" calcext:value-type="float">
            <text:p>4,71279556788109</text:p>
          </table:table-cell>
          <table:table-cell office:value-type="float" office:value="11.7200002670288" calcext:value-type="float">
            <text:p>11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8.684673421941" calcext:value-type="float">
            <text:p>148,684673421941</text:p>
          </table:table-cell>
          <table:table-cell table:number-columns-repeated="1016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PEOPLES BANCORP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1993-02-10 00:00:00-05:00</text:p>
          </table:table-cell>
          <table:table-cell office:value-type="float" office:value="2.35163831710815" calcext:value-type="float">
            <text:p>2,35163831710815</text:p>
          </table:table-cell>
          <table:table-cell office:value-type="float" office:value="24.8199996948242" calcext:value-type="float">
            <text:p>24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955.434397128966" calcext:value-type="float">
            <text:p>955,434397128966</text:p>
          </table:table-cell>
          <table:table-cell table:number-columns-repeated="1016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2002-06-05 00:00:00-04:00</text:p>
          </table:table-cell>
          <table:table-cell office:value-type="float" office:value="9.50829601287842" calcext:value-type="float">
            <text:p>9,50829601287842</text:p>
          </table:table-cell>
          <table:table-cell office:value-type="float" office:value="38.2000007629395" calcext:value-type="float">
            <text:p>38,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1.754433299088" calcext:value-type="float">
            <text:p>301,754433299088</text:p>
          </table:table-cell>
          <table:table-cell table:number-columns-repeated="1016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PEPGEN INC</text:p>
          </table:table-cell>
          <table:table-cell office:value-type="string" calcext:value-type="string">
            <text:p>PEPG</text:p>
          </table:table-cell>
          <table:table-cell office:value-type="string" calcext:value-type="string">
            <text:p>2022-05-06 00:00:00-04:00</text:p>
          </table:table-cell>
          <table:table-cell office:value-type="float" office:value="15.6000003814697" calcext:value-type="float">
            <text:p>15,6000003814697</text:p>
          </table:table-cell>
          <table:table-cell office:value-type="float" office:value="14.9899997711182" calcext:value-type="float">
            <text:p>14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9102602271481" calcext:value-type="float">
            <text:p>-3,9102602271481</text:p>
          </table:table-cell>
          <table:table-cell table:number-columns-repeated="1016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PERDOCEO EDUCATION CORP</text:p>
          </table:table-cell>
          <table:table-cell office:value-type="string" calcext:value-type="string">
            <text:p>PRDO</text:p>
          </table:table-cell>
          <table:table-cell office:value-type="string" calcext:value-type="string">
            <text:p>1998-01-29 00:00:00-05:00</text:p>
          </table:table-cell>
          <table:table-cell office:value-type="float" office:value="2.28125" calcext:value-type="float">
            <text:p>2,28125</text:p>
          </table:table-cell>
          <table:table-cell office:value-type="float" office:value="12.6999998092651" calcext:value-type="float">
            <text:p>12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6.712320406143" calcext:value-type="float">
            <text:p>456,712320406143</text:p>
          </table:table-cell>
          <table:table-cell table:number-columns-repeated="1016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PERELLA WEINBERG PARTNERS</text:p>
          </table:table-cell>
          <table:table-cell office:value-type="string" calcext:value-type="string">
            <text:p>PWP</text:p>
          </table:table-cell>
          <table:table-cell office:value-type="string" calcext:value-type="string">
            <text:p>2020-11-24 00:00:00-05:00</text:p>
          </table:table-cell>
          <table:table-cell office:value-type="float" office:value="9.54934616346068" calcext:value-type="float">
            <text:p>9,54934616346068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4605914204078" calcext:value-type="float">
            <text:p>-21,4605914204078</text:p>
          </table:table-cell>
          <table:table-cell table:number-columns-repeated="1016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PERFICIENT INC</text:p>
          </table:table-cell>
          <table:table-cell office:value-type="string" calcext:value-type="string">
            <text:p>PRFT</text:p>
          </table:table-cell>
          <table:table-cell office:value-type="string" calcext:value-type="string">
            <text:p>1999-07-29 00:00:00-04:00</text:p>
          </table:table-cell>
          <table:table-cell office:value-type="float" office:value="11.5" calcext:value-type="float">
            <text:p>11,5</text:p>
          </table:table-cell>
          <table:table-cell office:value-type="float" office:value="75.2399978637695" calcext:value-type="float">
            <text:p>75,2399978637695</text:p>
          </table:table-cell>
          <table:table-cell office:value-type="string" calcext:value-type="string">
            <text:p>2023-05-05 00:00:00-04:00</text:p>
          </table:table-cell>
          <table:table-cell office:value-type="float" office:value="554.2608509893" calcext:value-type="float">
            <text:p>554,2608509893</text:p>
          </table:table-cell>
          <table:table-cell table:number-columns-repeated="1016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PERIMETER SOLUTIONS SA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2021-11-0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7.34000015258789" calcext:value-type="float">
            <text:p>7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2727258855646" calcext:value-type="float">
            <text:p>-33,2727258855646</text:p>
          </table:table-cell>
          <table:table-cell table:number-columns-repeated="1016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PETIQ</text:p>
          </table:table-cell>
          <table:table-cell office:value-type="string" calcext:value-type="string">
            <text:p>PETQ</text:p>
          </table:table-cell>
          <table:table-cell office:value-type="string" calcext:value-type="string">
            <text:p>2017-07-2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1.6400003433228" calcext:value-type="float">
            <text:p>11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714269365583" calcext:value-type="float">
            <text:p>-44,5714269365583</text:p>
          </table:table-cell>
          <table:table-cell table:number-columns-repeated="1016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PETMED EXPRES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1999-04-26 00:00:00-04:00</text:p>
          </table:table-cell>
          <table:table-cell office:value-type="float" office:value="4.82770669282372" calcext:value-type="float">
            <text:p>4,82770669282372</text:p>
          </table:table-cell>
          <table:table-cell office:value-type="float" office:value="14.8999996185303" calcext:value-type="float">
            <text:p>14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635146386975" calcext:value-type="float">
            <text:p>208,635146386975</text:p>
          </table:table-cell>
          <table:table-cell table:number-columns-repeated="1016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PFSWEB INC</text:p>
          </table:table-cell>
          <table:table-cell office:value-type="string" calcext:value-type="string">
            <text:p>PFSW</text:p>
          </table:table-cell>
          <table:table-cell office:value-type="string" calcext:value-type="string">
            <text:p>1999-12-02 00:00:00-05:00</text:p>
          </table:table-cell>
          <table:table-cell office:value-type="float" office:value="92.7007784989965" calcext:value-type="float">
            <text:p>92,7007784989965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6418920884286" calcext:value-type="float">
            <text:p>-95,6418920884286</text:p>
          </table:table-cell>
          <table:table-cell table:number-columns-repeated="1016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PGT INNOVATIONS</text:p>
          </table:table-cell>
          <table:table-cell office:value-type="string" calcext:value-type="string">
            <text:p>PGTI</text:p>
          </table:table-cell>
          <table:table-cell office:value-type="string" calcext:value-type="string">
            <text:p>2006-06-2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25.4500007629394" calcext:value-type="float">
            <text:p>25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5.5172466409617" calcext:value-type="float">
            <text:p>75,5172466409617</text:p>
          </table:table-cell>
          <table:table-cell table:number-columns-repeated="1016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PHATHOM PHARMACEUTICALS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2019-10-25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11.8400001525879" calcext:value-type="float">
            <text:p>11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3777770996094" calcext:value-type="float">
            <text:p>-47,3777770996094</text:p>
          </table:table-cell>
          <table:table-cell table:number-columns-repeated="1016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PHIBRO ANIMAL HEALTH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2014-04-11 00:00:00-04:00</text:p>
          </table:table-cell>
          <table:table-cell office:value-type="float" office:value="14.101493470809" calcext:value-type="float">
            <text:p>14,101493470809</text:p>
          </table:table-cell>
          <table:table-cell office:value-type="float" office:value="14.5699996948242" calcext:value-type="float">
            <text:p>14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.32238727043356" calcext:value-type="float">
            <text:p>3,32238727043356</text:p>
          </table:table-cell>
          <table:table-cell table:number-columns-repeated="1016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PHILLIPS EDISON &amp; COMPANY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2021-02-25 00:00:00-05:00</text:p>
          </table:table-cell>
          <table:table-cell office:value-type="float" office:value="5.42018556594849" calcext:value-type="float">
            <text:p>5,42018556594849</text:p>
          </table:table-cell>
          <table:table-cell office:value-type="float" office:value="30.6900005340576" calcext:value-type="float">
            <text:p>30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66.216786503824" calcext:value-type="float">
            <text:p>466,216786503824</text:p>
          </table:table-cell>
          <table:table-cell table:number-columns-repeated="1016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1987-03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3599996566773" calcext:value-type="float">
            <text:p>14,35999965667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PHREESIA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2019-07-18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30.6000003814697" calcext:value-type="float">
            <text:p>30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392524790541" calcext:value-type="float">
            <text:p>14,392524790541</text:p>
          </table:table-cell>
          <table:table-cell table:number-columns-repeated="1016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PHYSICIANS REALTY TRUS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2013-07-19 00:00:00-04:00</text:p>
          </table:table-cell>
          <table:table-cell office:value-type="float" office:value="6.76261806488037" calcext:value-type="float">
            <text:p>6,76261806488037</text:p>
          </table:table-cell>
          <table:table-cell office:value-type="float" office:value="14.579999923706" calcext:value-type="float">
            <text:p>14,5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596974187008" calcext:value-type="float">
            <text:p>115,596974187008</text:p>
          </table:table-cell>
          <table:table-cell table:number-columns-repeated="1016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PIEDMONT LITHIU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2018-01-02 00:00:00-05:00</text:p>
          </table:table-cell>
          <table:table-cell office:value-type="float" office:value="15.710000038147" calcext:value-type="float">
            <text:p>15,710000038147</text:p>
          </table:table-cell>
          <table:table-cell office:value-type="float" office:value="52.9599990844727" calcext:value-type="float">
            <text:p>52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7.110114295833" calcext:value-type="float">
            <text:p>237,110114295833</text:p>
          </table:table-cell>
          <table:table-cell table:number-columns-repeated="1016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PIEDMONT OFFICE REALTY TRUST CL A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2010-02-10 00:00:00-05:00</text:p>
          </table:table-cell>
          <table:table-cell office:value-type="float" office:value="7.38824794198922" calcext:value-type="float">
            <text:p>7,38824794198922</text:p>
          </table:table-cell>
          <table:table-cell office:value-type="float" office:value="6.44000005722046" calcext:value-type="float">
            <text:p>6,4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8345433479517" calcext:value-type="float">
            <text:p>-12,8345433479517</text:p>
          </table:table-cell>
          <table:table-cell table:number-columns-repeated="1016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PING IDENTITY HOLDING</text:p>
          </table:table-cell>
          <table:table-cell office:value-type="string" calcext:value-type="string">
            <text:p>PIN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PIONEER BANCORP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2019-07-18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2269517553085" calcext:value-type="float">
            <text:p>-38,2269517553085</text:p>
          </table:table-cell>
          <table:table-cell table:number-columns-repeated="1016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PIPER SANDLER COMPANIES</text:p>
          </table:table-cell>
          <table:table-cell office:value-type="string" calcext:value-type="string">
            <text:p>PIPR</text:p>
          </table:table-cell>
          <table:table-cell office:value-type="string" calcext:value-type="string">
            <text:p>2004-01-02 00:00:00-05:00</text:p>
          </table:table-cell>
          <table:table-cell office:value-type="float" office:value="33.1641851687407" calcext:value-type="float">
            <text:p>33,1641851687407</text:p>
          </table:table-cell>
          <table:table-cell office:value-type="float" office:value="126.839996337891" calcext:value-type="float">
            <text:p>126,8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60765107068" calcext:value-type="float">
            <text:p>282,460765107068</text:p>
          </table:table-cell>
          <table:table-cell table:number-columns-repeated="1016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982-12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0499992370605" calcext:value-type="float">
            <text:p>29,04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PARAGON 28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2021-10-15 00:00:00-04:00</text:p>
          </table:table-cell>
          <table:table-cell office:value-type="float" office:value="19.1499996185303" calcext:value-type="float">
            <text:p>19,1499996185303</text:p>
          </table:table-cell>
          <table:table-cell office:value-type="float" office:value="18.4699993133545" calcext:value-type="float">
            <text:p>18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55091550246187" calcext:value-type="float">
            <text:p>-3,55091550246187</text:p>
          </table:table-cell>
          <table:table-cell table:number-columns-repeated="1016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PARAMOUNT GROUP</text:p>
          </table:table-cell>
          <table:table-cell office:value-type="string" calcext:value-type="string">
            <text:p>PGRE</text:p>
          </table:table-cell>
          <table:table-cell office:value-type="string" calcext:value-type="string">
            <text:p>2014-11-19 00:00:00-05:00</text:p>
          </table:table-cell>
          <table:table-cell office:value-type="float" office:value="14.1656766023951" calcext:value-type="float">
            <text:p>14,1656766023951</text:p>
          </table:table-cell>
          <table:table-cell office:value-type="float" office:value="4.55999994277954" calcext:value-type="float">
            <text:p>4,5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8095154169442" calcext:value-type="float">
            <text:p>-67,8095154169442</text:p>
          </table:table-cell>
          <table:table-cell table:number-columns-repeated="1016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PARDES BIOSCIENCES INC (A)</text:p>
          </table:table-cell>
          <table:table-cell office:value-type="string" calcext:value-type="string">
            <text:p>PRDS</text:p>
          </table:table-cell>
          <table:table-cell office:value-type="string" calcext:value-type="string">
            <text:p>2021-02-17 00:00:00-05:00</text:p>
          </table:table-cell>
          <table:table-cell office:value-type="float" office:value="10.5" calcext:value-type="float">
            <text:p>10,5</text:p>
          </table:table-cell>
          <table:table-cell office:value-type="float" office:value="1.9099999666214" calcext:value-type="float">
            <text:p>1,90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095241274152" calcext:value-type="float">
            <text:p>-81,8095241274152</text:p>
          </table:table-cell>
          <table:table-cell table:number-columns-repeated="1016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PARK AEROSPACE</text:p>
          </table:table-cell>
          <table:table-cell office:value-type="string" calcext:value-type="string">
            <text:p>PK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8800001144409" calcext:value-type="float">
            <text:p>12,88000011444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PARK NATIONAL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1990-08-3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2.889999389648" calcext:value-type="float">
            <text:p>102,8899993896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PARKE BANCORP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2003-06-23 00:00:00-04:00</text:p>
          </table:table-cell>
          <table:table-cell office:value-type="float" office:value="2.9845654964447" calcext:value-type="float">
            <text:p>2,9845654964447</text:p>
          </table:table-cell>
          <table:table-cell office:value-type="float" office:value="15.5200004577637" calcext:value-type="float">
            <text:p>15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420.008707339528" calcext:value-type="float">
            <text:p>420,008707339528</text:p>
          </table:table-cell>
          <table:table-cell table:number-columns-repeated="1016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2019-05-08 00:00:00-04:00</text:p>
          </table:table-cell>
          <table:table-cell office:value-type="float" office:value="30.6499996185303" calcext:value-type="float">
            <text:p>30,6499996185303</text:p>
          </table:table-cell>
          <table:table-cell office:value-type="float" office:value="44.3899993896484" calcext:value-type="float">
            <text:p>44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8287110672957" calcext:value-type="float">
            <text:p>44,8287110672957</text:p>
          </table:table-cell>
          <table:table-cell table:number-columns-repeated="1016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PARTY CITY HOLDCO</text:p>
          </table:table-cell>
          <table:table-cell office:value-type="string" calcext:value-type="string">
            <text:p>PRT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PATRICK INDUSTRIES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5.5299987792969" calcext:value-type="float">
            <text:p>65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PATTERSON COS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1992-10-28 00:00:00-05:00</text:p>
          </table:table-cell>
          <table:table-cell office:value-type="float" office:value="1.43884404207619" calcext:value-type="float">
            <text:p>1,43884404207619</text:p>
          </table:table-cell>
          <table:table-cell office:value-type="float" office:value="26.3899993896484" calcext:value-type="float">
            <text:p>2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4.11117660597" calcext:value-type="float">
            <text:p>1734,11117660597</text:p>
          </table:table-cell>
          <table:table-cell table:number-columns-repeated="1016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PATTERSON-UTI ENERGY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1993-11-02 00:00:00-05:00</text:p>
          </table:table-cell>
          <table:table-cell office:value-type="float" office:value="0.713477790355682" calcext:value-type="float">
            <text:p>0,713477790355682</text:p>
          </table:table-cell>
          <table:table-cell office:value-type="float" office:value="10.8900003433228" calcext:value-type="float">
            <text:p>10,8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6.32646601289" calcext:value-type="float">
            <text:p>1426,32646601289</text:p>
          </table:table-cell>
          <table:table-cell table:number-columns-repeated="1016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PAYA HOLDINGS INC (A)</text:p>
          </table:table-cell>
          <table:table-cell office:value-type="string" calcext:value-type="string">
            <text:p>PAY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PORTLAND GENERAL ELECTR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2006-03-31 00:00:00-05:00</text:p>
          </table:table-cell>
          <table:table-cell office:value-type="float" office:value="18.251911165796" calcext:value-type="float">
            <text:p>18,251911165796</text:p>
          </table:table-cell>
          <table:table-cell office:value-type="float" office:value="50.5900001525879" calcext:value-type="float">
            <text:p>50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7.176453978109" calcext:value-type="float">
            <text:p>177,176453978109</text:p>
          </table:table-cell>
          <table:table-cell table:number-columns-repeated="1016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POSHMARK</text:p>
          </table:table-cell>
          <table:table-cell office:value-type="string" calcext:value-type="string">
            <text:p>POSH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POSTAL REALTY TRUST</text:p>
          </table:table-cell>
          <table:table-cell office:value-type="string" calcext:value-type="string">
            <text:p>PSTL</text:p>
          </table:table-cell>
          <table:table-cell office:value-type="string" calcext:value-type="string">
            <text:p>2019-05-15 00:00:00-04:00</text:p>
          </table:table-cell>
          <table:table-cell office:value-type="float" office:value="13.962589263916" calcext:value-type="float">
            <text:p>13,962589263916</text:p>
          </table:table-cell>
          <table:table-cell office:value-type="float" office:value="15.0299997329712" calcext:value-type="float">
            <text:p>15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7.64478886314963" calcext:value-type="float">
            <text:p>7,64478886314963</text:p>
          </table:table-cell>
          <table:table-cell table:number-columns-repeated="1016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POTLATCHDELTIC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5.3300018310547" calcext:value-type="float">
            <text:p>45,3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POWELL INDS</text:p>
          </table:table-cell>
          <table:table-cell office:value-type="string" calcext:value-type="string">
            <text:p>POW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8400001525879" calcext:value-type="float">
            <text:p>48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POWER INTEGRATIONS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1997-12-12 00:00:00-05:00</text:p>
          </table:table-cell>
          <table:table-cell office:value-type="float" office:value="1.90754123100868" calcext:value-type="float">
            <text:p>1,90754123100868</text:p>
          </table:table-cell>
          <table:table-cell office:value-type="float" office:value="77.9499969482422" calcext:value-type="float">
            <text:p>77,94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3986.41216667299" calcext:value-type="float">
            <text:p>3986,41216667299</text:p>
          </table:table-cell>
          <table:table-cell table:number-columns-repeated="1016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POWERSCHOOL HOLDINGS</text:p>
          </table:table-cell>
          <table:table-cell office:value-type="string" calcext:value-type="string">
            <text:p>PWSC</text:p>
          </table:table-cell>
          <table:table-cell office:value-type="string" calcext:value-type="string">
            <text:p>2021-07-28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18.5599994659424" calcext:value-type="float">
            <text:p>18,5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0.324321437526394" calcext:value-type="float">
            <text:p>0,324321437526394</text:p>
          </table:table-cell>
          <table:table-cell table:number-columns-repeated="1016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PRA GROUP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2002-11-08 00:00:00-05:00</text:p>
          </table:table-cell>
          <table:table-cell office:value-type="float" office:value="4.82665105052546" calcext:value-type="float">
            <text:p>4,82665105052546</text:p>
          </table:table-cell>
          <table:table-cell office:value-type="float" office:value="34.7700004577637" calcext:value-type="float">
            <text:p>34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0.375268354616" calcext:value-type="float">
            <text:p>620,375268354616</text:p>
          </table:table-cell>
          <table:table-cell table:number-columns-repeated="1016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PRAXIS PRECISION MEDICINES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2020-10-16 00:00:00-04:00</text:p>
          </table:table-cell>
          <table:table-cell office:value-type="float" office:value="25.9400005340576" calcext:value-type="float">
            <text:p>25,9400005340576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907481093242" calcext:value-type="float">
            <text:p>-95,9907481093242</text:p>
          </table:table-cell>
          <table:table-cell table:number-columns-repeated="1016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PRECIGEN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2013-08-08 00:00:00-04:00</text:p>
          </table:table-cell>
          <table:table-cell office:value-type="float" office:value="21.1000003814697" calcext:value-type="float">
            <text:p>21,1000003814697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2654027664871" calcext:value-type="float">
            <text:p>-94,2654027664871</text:p>
          </table:table-cell>
          <table:table-cell table:number-columns-repeated="1016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PREFERRED BANK LOS ANGELES</text:p>
          </table:table-cell>
          <table:table-cell office:value-type="string" calcext:value-type="string">
            <text:p>PFBC</text:p>
          </table:table-cell>
          <table:table-cell office:value-type="string" calcext:value-type="string">
            <text:p>1999-08-19 00:00:00-04:00</text:p>
          </table:table-cell>
          <table:table-cell office:value-type="float" office:value="40.7043533325195" calcext:value-type="float">
            <text:p>40,7043533325195</text:p>
          </table:table-cell>
          <table:table-cell office:value-type="float" office:value="45.0999984741211" calcext:value-type="float">
            <text:p>45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.7989558406516" calcext:value-type="float">
            <text:p>10,7989558406516</text:p>
          </table:table-cell>
          <table:table-cell table:number-columns-repeated="1016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PREFORMED LINE PRODUCTS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1999-04-28 00:00:00-04:00</text:p>
          </table:table-cell>
          <table:table-cell office:value-type="float" office:value="11.5756778717041" calcext:value-type="float">
            <text:p>11,5756778717041</text:p>
          </table:table-cell>
          <table:table-cell office:value-type="float" office:value="149.889999389648" calcext:value-type="float">
            <text:p>149,8899993896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4.87016700805" calcext:value-type="float">
            <text:p>1194,87016700805</text:p>
          </table:table-cell>
          <table:table-cell table:number-columns-repeated="1016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PREMIER FINANCIAL CORP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1993-07-20 00:00:00-04:00</text:p>
          </table:table-cell>
          <table:table-cell office:value-type="float" office:value="2.55458407402039" calcext:value-type="float">
            <text:p>2,55458407402039</text:p>
          </table:table-cell>
          <table:table-cell office:value-type="float" office:value="14.7399997711182" calcext:value-type="float">
            <text:p>1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77.001944113762" calcext:value-type="float">
            <text:p>477,001944113762</text:p>
          </table:table-cell>
          <table:table-cell table:number-columns-repeated="1016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PRESTIGE CONSUMER HEALTHCARE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2005-02-10 00:00:00-05:00</text:p>
          </table:table-cell>
          <table:table-cell office:value-type="float" office:value="17.5" calcext:value-type="float">
            <text:p>17,5</text:p>
          </table:table-cell>
          <table:table-cell office:value-type="float" office:value="62.0900001525879" calcext:value-type="float">
            <text:p>62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54.800000871931" calcext:value-type="float">
            <text:p>254,800000871931</text:p>
          </table:table-cell>
          <table:table-cell table:number-columns-repeated="1016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PRICESMART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1997-09-02 00:00:00-04:00</text:p>
          </table:table-cell>
          <table:table-cell office:value-type="float" office:value="14.2752643253492" calcext:value-type="float">
            <text:p>14,2752643253492</text:p>
          </table:table-cell>
          <table:table-cell office:value-type="float" office:value="72.0299987792969" calcext:value-type="float">
            <text:p>72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404.579089659236" calcext:value-type="float">
            <text:p>404,579089659236</text:p>
          </table:table-cell>
          <table:table-cell table:number-columns-repeated="1016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PRIMIS FINANCIAL CORP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2006-11-01 00:00:00-05:00</text:p>
          </table:table-cell>
          <table:table-cell office:value-type="float" office:value="9.80077854816141" calcext:value-type="float">
            <text:p>9,80077854816141</text:p>
          </table:table-cell>
          <table:table-cell office:value-type="float" office:value="7.3899998664856" calcext:value-type="float">
            <text:p>7,3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5978283238332" calcext:value-type="float">
            <text:p>-24,5978283238332</text:p>
          </table:table-cell>
          <table:table-cell table:number-columns-repeated="1016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PRIMO WATER</text:p>
          </table:table-cell>
          <table:table-cell office:value-type="string" calcext:value-type="string">
            <text:p>PRMW</text:p>
          </table:table-cell>
          <table:table-cell office:value-type="string" calcext:value-type="string">
            <text:p>1992-06-16 00:00:00-04:00</text:p>
          </table:table-cell>
          <table:table-cell office:value-type="float" office:value="3.42542796521573" calcext:value-type="float">
            <text:p>3,42542796521573</text:p>
          </table:table-cell>
          <table:table-cell office:value-type="float" office:value="14.5900001525879" calcext:value-type="float">
            <text:p>1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25.932184262675" calcext:value-type="float">
            <text:p>325,932184262675</text:p>
          </table:table-cell>
          <table:table-cell table:number-columns-repeated="1016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PRIMORIS SERVICES CORP.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2008-08-06 00:00:00-04:00</text:p>
          </table:table-cell>
          <table:table-cell office:value-type="float" office:value="6.25165623827833" calcext:value-type="float">
            <text:p>6,25165623827833</text:p>
          </table:table-cell>
          <table:table-cell office:value-type="float" office:value="24.2299995422363" calcext:value-type="float">
            <text:p>24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7.577285422033" calcext:value-type="float">
            <text:p>287,577285422033</text:p>
          </table:table-cell>
          <table:table-cell table:number-columns-repeated="1016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PRIORITY TECHNOLOGY HOLDINGS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2016-12-06 00:00:00-05:00</text:p>
          </table:table-cell>
          <table:table-cell office:value-type="float" office:value="9.80200004577637" calcext:value-type="float">
            <text:p>9,80200004577637</text:p>
          </table:table-cell>
          <table:table-cell office:value-type="float" office:value="3.4300000667572" calcext:value-type="float">
            <text:p>3,43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0071408820777" calcext:value-type="float">
            <text:p>-65,0071408820777</text:p>
          </table:table-cell>
          <table:table-cell table:number-columns-repeated="1016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PRIVIA HEALTH GROUP</text:p>
          </table:table-cell>
          <table:table-cell office:value-type="string" calcext:value-type="string">
            <text:p>PRVA</text:p>
          </table:table-cell>
          <table:table-cell office:value-type="string" calcext:value-type="string">
            <text:p>2021-04-28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27.6700000762939" calcext:value-type="float">
            <text:p>27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3043481577998" calcext:value-type="float">
            <text:p>20,3043481577998</text:p>
          </table:table-cell>
          <table:table-cell table:number-columns-repeated="1016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PROASSURANCE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1991-09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8.2399997711182" calcext:value-type="float">
            <text:p>18,2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PROCEPT BIOROBOTICS</text:p>
          </table:table-cell>
          <table:table-cell office:value-type="string" calcext:value-type="string">
            <text:p>PRCT</text:p>
          </table:table-cell>
          <table:table-cell office:value-type="string" calcext:value-type="string">
            <text:p>2021-09-15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29.2900009155273" calcext:value-type="float">
            <text:p>2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3142830984933" calcext:value-type="float">
            <text:p>-16,3142830984933</text:p>
          </table:table-cell>
          <table:table-cell table:number-columns-repeated="1016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PROFESSIONAL HOLDING</text:p>
          </table:table-cell>
          <table:table-cell office:value-type="string" calcext:value-type="string">
            <text:p>PFHD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PROG HOLDINGS IN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1982-11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.9300003051758" calcext:value-type="float">
            <text:p>28,9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PROGRESS SOFTWARE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1991-07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4.2000007629395" calcext:value-type="float">
            <text:p>54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PROGYNY</text:p>
          </table:table-cell>
          <table:table-cell office:value-type="string" calcext:value-type="string">
            <text:p>PGNY</text:p>
          </table:table-cell>
          <table:table-cell office:value-type="string" calcext:value-type="string">
            <text:p>2019-10-25 00:00:00-04:00</text:p>
          </table:table-cell>
          <table:table-cell office:value-type="float" office:value="13.5" calcext:value-type="float">
            <text:p>13,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1.851851851852" calcext:value-type="float">
            <text:p>151,851851851852</text:p>
          </table:table-cell>
          <table:table-cell table:number-columns-repeated="1016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PROMETHEUS BIOSCIENCES</text:p>
          </table:table-cell>
          <table:table-cell office:value-type="string" calcext:value-type="string">
            <text:p>RXDX</text:p>
          </table:table-cell>
          <table:table-cell office:value-type="string" calcext:value-type="string">
            <text:p>2021-03-12 00:00:00-05:00</text:p>
          </table:table-cell>
          <table:table-cell office:value-type="float" office:value="24.9500007629394" calcext:value-type="float">
            <text:p>24,9500007629394</text:p>
          </table:table-cell>
          <table:table-cell office:value-type="float" office:value="194.25" calcext:value-type="float">
            <text:p>194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678.557090421166" calcext:value-type="float">
            <text:p>678,557090421166</text:p>
          </table:table-cell>
          <table:table-cell table:number-columns-repeated="1016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PROPETRO HOLD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2017-03-17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6.92000007629395" calcext:value-type="float">
            <text:p>6,9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8666661580404" calcext:value-type="float">
            <text:p>-53,8666661580404</text:p>
          </table:table-cell>
          <table:table-cell table:number-columns-repeated="1016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PROS HOLDINGS INC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007-07-26 00:00:00-04:00</text:p>
          </table:table-cell>
          <table:table-cell office:value-type="float" office:value="12.5500001907349" calcext:value-type="float">
            <text:p>12,5500001907349</text:p>
          </table:table-cell>
          <table:table-cell office:value-type="float" office:value="27.0300006866455" calcext:value-type="float">
            <text:p>27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378488253734" calcext:value-type="float">
            <text:p>115,378488253734</text:p>
          </table:table-cell>
          <table:table-cell table:number-columns-repeated="1016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PROTAGONIST THERAPEUTICS</text:p>
          </table:table-cell>
          <table:table-cell office:value-type="string" calcext:value-type="string">
            <text:p>PTGX</text:p>
          </table:table-cell>
          <table:table-cell office:value-type="string" calcext:value-type="string">
            <text:p>2016-08-11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4.7399997711182" calcext:value-type="float">
            <text:p>2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166664759318" calcext:value-type="float">
            <text:p>106,166664759318</text:p>
          </table:table-cell>
          <table:table-cell table:number-columns-repeated="1016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PROTERRA INC (A)</text:p>
          </table:table-cell>
          <table:table-cell office:value-type="string" calcext:value-type="string">
            <text:p>PTRA</text:p>
          </table:table-cell>
          <table:table-cell office:value-type="string" calcext:value-type="string">
            <text:p>2020-11-30 00:00:00-05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1.35000002384186" calcext:value-type="float">
            <text:p>1,3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432160304317" calcext:value-type="float">
            <text:p>-86,432160304317</text:p>
          </table:table-cell>
          <table:table-cell table:number-columns-repeated="1016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PROTHENA PLC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2012-12-21 00:00:00-05:00</text:p>
          </table:table-cell>
          <table:table-cell office:value-type="float" office:value="8.10000038146973" calcext:value-type="float">
            <text:p>8,10000038146973</text:p>
          </table:table-cell>
          <table:table-cell office:value-type="float" office:value="69.9100036621094" calcext:value-type="float">
            <text:p>69,91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63.086424317234" calcext:value-type="float">
            <text:p>763,086424317234</text:p>
          </table:table-cell>
          <table:table-cell table:number-columns-repeated="1016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PROTO LABS INC</text:p>
          </table:table-cell>
          <table:table-cell office:value-type="string" calcext:value-type="string">
            <text:p>PRLB</text:p>
          </table:table-cell>
          <table:table-cell office:value-type="string" calcext:value-type="string">
            <text:p>2012-02-24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PROVENTION BIO</text:p>
          </table:table-cell>
          <table:table-cell office:value-type="string" calcext:value-type="string">
            <text:p>PRVB</text:p>
          </table:table-cell>
          <table:table-cell office:value-type="string" calcext:value-type="string">
            <text:p>2018-07-24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24.9799995422363" calcext:value-type="float">
            <text:p>24,9799995422363</text:p>
          </table:table-cell>
          <table:table-cell office:value-type="string" calcext:value-type="string">
            <text:p>2023-04-27 00:00:00-04:00</text:p>
          </table:table-cell>
          <table:table-cell office:value-type="float" office:value="212.249994277954" calcext:value-type="float">
            <text:p>212,249994277954</text:p>
          </table:table-cell>
          <table:table-cell table:number-columns-repeated="1016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PROVIDENT BANCORP INC</text:p>
          </table:table-cell>
          <table:table-cell office:value-type="string" calcext:value-type="string">
            <text:p>PVBC</text:p>
          </table:table-cell>
          <table:table-cell office:value-type="string" calcext:value-type="string">
            <text:p>2015-07-16 00:00:00-04:00</text:p>
          </table:table-cell>
          <table:table-cell office:value-type="float" office:value="5.89813956358488" calcext:value-type="float">
            <text:p>5,89813956358488</text:p>
          </table:table-cell>
          <table:table-cell office:value-type="float" office:value="5.98000001907349" calcext:value-type="float">
            <text:p>5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.38790299222514" calcext:value-type="float">
            <text:p>1,38790299222514</text:p>
          </table:table-cell>
          <table:table-cell table:number-columns-repeated="1016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PITNEY BOWES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1972-06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.94000005722046" calcext:value-type="float">
            <text:p>2,9400000572204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PJT PARTNER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2015-09-22 00:00:00-04:00</text:p>
          </table:table-cell>
          <table:table-cell office:value-type="float" office:value="27.5831793042468" calcext:value-type="float">
            <text:p>27,5831793042468</text:p>
          </table:table-cell>
          <table:table-cell office:value-type="float" office:value="62.4500007629395" calcext:value-type="float">
            <text:p>62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6.406100885275" calcext:value-type="float">
            <text:p>126,406100885275</text:p>
          </table:table-cell>
          <table:table-cell table:number-columns-repeated="1016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PLANET LABS PBC (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021-04-26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.90000009536743" calcext:value-type="float">
            <text:p>3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2040814340537" calcext:value-type="float">
            <text:p>-60,2040814340537</text:p>
          </table:table-cell>
          <table:table-cell table:number-columns-repeated="1016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PLANTRONICS</text:p>
          </table:table-cell>
          <table:table-cell office:value-type="string" calcext:value-type="string">
            <text:p>PO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PLAYSTUDIOS INC (A)</text:p>
          </table:table-cell>
          <table:table-cell office:value-type="string" calcext:value-type="string">
            <text:p>MYPS</text:p>
          </table:table-cell>
          <table:table-cell office:value-type="string" calcext:value-type="string">
            <text:p>2020-12-21 00:00:00-05:00</text:p>
          </table:table-cell>
          <table:table-cell office:value-type="float" office:value="10.5" calcext:value-type="float">
            <text:p>10,5</text:p>
          </table:table-cell>
          <table:table-cell office:value-type="float" office:value="4.32999992370606" calcext:value-type="float">
            <text:p>4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7619054885138" calcext:value-type="float">
            <text:p>-58,7619054885138</text:p>
          </table:table-cell>
          <table:table-cell table:number-columns-repeated="1016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PLBY GROUP INC</text:p>
          </table:table-cell>
          <table:table-cell office:value-type="string" calcext:value-type="string">
            <text:p>PLBY</text:p>
          </table:table-cell>
          <table:table-cell office:value-type="string" calcext:value-type="string">
            <text:p>2020-08-31 00:00:00-04:00</text:p>
          </table:table-cell>
          <table:table-cell office:value-type="float" office:value="10.1599998474121" calcext:value-type="float">
            <text:p>10,1599998474121</text:p>
          </table:table-cell>
          <table:table-cell office:value-type="float" office:value="1.87000000476837" calcext:value-type="float">
            <text:p>1,8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5944878656205" calcext:value-type="float">
            <text:p>-81,5944878656205</text:p>
          </table:table-cell>
          <table:table-cell table:number-columns-repeated="1016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PLEXUS CORP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1986-02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5.9100036621094" calcext:value-type="float">
            <text:p>85,91000366210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PLYMOUTH INDUSTRIAL REIT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2017-06-09 00:00:00-04:00</text:p>
          </table:table-cell>
          <table:table-cell office:value-type="float" office:value="12.3170560024023" calcext:value-type="float">
            <text:p>12,3170560024023</text:p>
          </table:table-cell>
          <table:table-cell office:value-type="float" office:value="20.9699993133545" calcext:value-type="float">
            <text:p>20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0.2517168815711" calcext:value-type="float">
            <text:p>70,2517168815711</text:p>
          </table:table-cell>
          <table:table-cell table:number-columns-repeated="1016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PMV PHARMACEUTICALS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2020-09-25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4.78000020980835" calcext:value-type="float">
            <text:p>4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428565434047" calcext:value-type="float">
            <text:p>-86,3428565434047</text:p>
          </table:table-cell>
          <table:table-cell table:number-columns-repeated="1016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PNM RESOURCE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099990844727" calcext:value-type="float">
            <text:p>48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POINT BIOPHARMA GLOBAL INC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2020-07-08 00:00:00-04:00</text:p>
          </table:table-cell>
          <table:table-cell office:value-type="float" office:value="12.3699998855591" calcext:value-type="float">
            <text:p>12,36999988555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3274044138083" calcext:value-type="float">
            <text:p>-35,3274044138083</text:p>
          </table:table-cell>
          <table:table-cell table:number-columns-repeated="1016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POLYMET MINING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2000-10-12 00:00:00-04:00</text:p>
          </table:table-cell>
          <table:table-cell office:value-type="float" office:value="3.14139008522034" calcext:value-type="float">
            <text:p>3,14139008522034</text:p>
          </table:table-cell>
          <table:table-cell office:value-type="float" office:value="1.62999999523163" calcext:value-type="float">
            <text:p>1,62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1121429999898" calcext:value-type="float">
            <text:p>-48,1121429999898</text:p>
          </table:table-cell>
          <table:table-cell table:number-columns-repeated="1016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PORCH GROUP INC (A)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2020-01-13 00:00:00-05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0.899999976158142" calcext:value-type="float">
            <text:p>0,8999999761581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9090907996242" calcext:value-type="float">
            <text:p>-90,9090907996242</text:p>
          </table:table-cell>
          <table:table-cell table:number-columns-repeated="1016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PORTILLOS</text:p>
          </table:table-cell>
          <table:table-cell office:value-type="string" calcext:value-type="string">
            <text:p>PTLO</text:p>
          </table:table-cell>
          <table:table-cell office:value-type="string" calcext:value-type="string">
            <text:p>2021-10-21 00:00:00-04:00</text:p>
          </table:table-cell>
          <table:table-cell office:value-type="float" office:value="26" calcext:value-type="float">
            <text:p>26</text:p>
          </table:table-cell>
          <table:table-cell office:value-type="float" office:value="21.6700000762939" calcext:value-type="float">
            <text:p>21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6538458604079" calcext:value-type="float">
            <text:p>-16,6538458604079</text:p>
          </table:table-cell>
          <table:table-cell table:number-columns-repeated="1016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QUANEX BUILDING PRODUCT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4500007629395" calcext:value-type="float">
            <text:p>19,45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QUANTERIX CORP</text:p>
          </table:table-cell>
          <table:table-cell office:value-type="string" calcext:value-type="string">
            <text:p>QTRX</text:p>
          </table:table-cell>
          <table:table-cell office:value-type="string" calcext:value-type="string">
            <text:p>2017-12-07 00:00:00-05:00</text:p>
          </table:table-cell>
          <table:table-cell office:value-type="float" office:value="16.2999992370606" calcext:value-type="float">
            <text:p>16,2999992370606</text:p>
          </table:table-cell>
          <table:table-cell office:value-type="float" office:value="18.6100006103516" calcext:value-type="float">
            <text:p>18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1717882295287" calcext:value-type="float">
            <text:p>14,1717882295287</text:p>
          </table:table-cell>
          <table:table-cell table:number-columns-repeated="1016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QUANTUM SI INC (A)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2020-11-13 00:00:00-05:00</text:p>
          </table:table-cell>
          <table:table-cell office:value-type="float" office:value="9.88000011444092" calcext:value-type="float">
            <text:p>9,88000011444092</text:p>
          </table:table-cell>
          <table:table-cell office:value-type="float" office:value="1.45000004768372" calcext:value-type="float">
            <text:p>1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238863270422" calcext:value-type="float">
            <text:p>-85,3238863270422</text:p>
          </table:table-cell>
          <table:table-cell table:number-columns-repeated="1016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QNST</text:p>
          </table:table-cell>
          <table:table-cell office:value-type="string" calcext:value-type="string">
            <text:p>2010-02-11 00:00:00-05:00</text:p>
          </table:table-cell>
          <table:table-cell office:value-type="float" office:value="15" calcext:value-type="float">
            <text:p>15</text:p>
          </table:table-cell>
          <table:table-cell office:value-type="float" office:value="8.60000038146973" calcext:value-type="float">
            <text:p>8,60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6666641235352" calcext:value-type="float">
            <text:p>-42,6666641235352</text:p>
          </table:table-cell>
          <table:table-cell table:number-columns-repeated="1016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QUOTIENT TECHNOLOGY INC.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2014-03-07 00:00:00-05:00</text:p>
          </table:table-cell>
          <table:table-cell office:value-type="float" office:value="27.1499996185303" calcext:value-type="float">
            <text:p>27,1499996185303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605892801104" calcext:value-type="float">
            <text:p>-89,7605892801104</text:p>
          </table:table-cell>
          <table:table-cell table:number-columns-repeated="1016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QURATE RETAIL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2006-05-10 00:00:00-04:00</text:p>
          </table:table-cell>
          <table:table-cell office:value-type="float" office:value="9.72123567317467" calcext:value-type="float">
            <text:p>9,72123567317467</text:p>
          </table:table-cell>
          <table:table-cell office:value-type="float" office:value="0.790000021457672" calcext:value-type="float">
            <text:p>0,7900000214576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873460864264" calcext:value-type="float">
            <text:p>-91,873460864264</text:p>
          </table:table-cell>
          <table:table-cell table:number-columns-repeated="1016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RACKSPACE TECHNOLOGY</text:p>
          </table:table-cell>
          <table:table-cell office:value-type="string" calcext:value-type="string">
            <text:p>RXT</text:p>
          </table:table-cell>
          <table:table-cell office:value-type="string" calcext:value-type="string">
            <text:p>2020-08-05 00:00:00-04:00</text:p>
          </table:table-cell>
          <table:table-cell office:value-type="float" office:value="16.9799995422363" calcext:value-type="float">
            <text:p>16,9799995422363</text:p>
          </table:table-cell>
          <table:table-cell office:value-type="float" office:value="1.3400000333786" calcext:value-type="float">
            <text:p>1,34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1083623704143" calcext:value-type="float">
            <text:p>-92,1083623704143</text:p>
          </table:table-cell>
          <table:table-cell table:number-columns-repeated="1016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RADIAN GROUP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1992-10-30 00:00:00-05:00</text:p>
          </table:table-cell>
          <table:table-cell office:value-type="float" office:value="3.83810427628065" calcext:value-type="float">
            <text:p>3,8381042762806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538.33596578939" calcext:value-type="float">
            <text:p>538,33596578939</text:p>
          </table:table-cell>
          <table:table-cell table:number-columns-repeated="1016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RADIANT LOGISTICS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2006-11-01 00:00:00-05:00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6.53999996185303" calcext:value-type="float">
            <text:p>6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834.285724746938" calcext:value-type="float">
            <text:p>834,285724746938</text:p>
          </table:table-cell>
          <table:table-cell table:number-columns-repeated="1016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RADIUS GLOBAL INFRASTRUCTURE</text:p>
          </table:table-cell>
          <table:table-cell office:value-type="string" calcext:value-type="string">
            <text:p>RADI</text:p>
          </table:table-cell>
          <table:table-cell office:value-type="string" calcext:value-type="string">
            <text:p>2020-10-05 00:00:00-04:00</text:p>
          </table:table-cell>
          <table:table-cell office:value-type="float" office:value="8.69999980926514" calcext:value-type="float">
            <text:p>8,69999980926514</text:p>
          </table:table-cell>
          <table:table-cell office:value-type="float" office:value="14.7299995422363" calcext:value-type="float">
            <text:p>14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3103432778182" calcext:value-type="float">
            <text:p>69,3103432778182</text:p>
          </table:table-cell>
          <table:table-cell table:number-columns-repeated="1016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RADIUS HEALTH INC</text:p>
          </table:table-cell>
          <table:table-cell office:value-type="string" calcext:value-type="string">
            <text:p>RDU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RADNET</text:p>
          </table:table-cell>
          <table:table-cell office:value-type="string" calcext:value-type="string">
            <text:p>RDNT</text:p>
          </table:table-cell>
          <table:table-cell office:value-type="string" calcext:value-type="string">
            <text:p>1997-01-03 00:00:00-05:00</text:p>
          </table:table-cell>
          <table:table-cell office:value-type="float" office:value="0.740000009536743" calcext:value-type="float">
            <text:p>0,740000009536743</text:p>
          </table:table-cell>
          <table:table-cell office:value-type="float" office:value="28.1399993896484" calcext:value-type="float">
            <text:p>28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702.70257121547" calcext:value-type="float">
            <text:p>3702,70257121547</text:p>
          </table:table-cell>
          <table:table-cell table:number-columns-repeated="1016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RALLYBIO</text:p>
          </table:table-cell>
          <table:table-cell office:value-type="string" calcext:value-type="string">
            <text:p>RLYB</text:p>
          </table:table-cell>
          <table:table-cell office:value-type="string" calcext:value-type="string">
            <text:p>2021-07-29 00:00:00-04:00</text:p>
          </table:table-cell>
          <table:table-cell office:value-type="float" office:value="14.920000076294" calcext:value-type="float">
            <text:p>14,920000076294</text:p>
          </table:table-cell>
          <table:table-cell office:value-type="float" office:value="5.53999996185303" calcext:value-type="float">
            <text:p>5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8686331533241" calcext:value-type="float">
            <text:p>-62,8686331533241</text:p>
          </table:table-cell>
          <table:table-cell table:number-columns-repeated="1016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RAMACO RESOURCES</text:p>
          </table:table-cell>
          <table:table-cell office:value-type="string" calcext:value-type="string">
            <text:p>METC</text:p>
          </table:table-cell>
          <table:table-cell office:value-type="string" calcext:value-type="string">
            <text:p>2017-02-03 00:00:00-05:00</text:p>
          </table:table-cell>
          <table:table-cell office:value-type="float" office:value="13.850905707638" calcext:value-type="float">
            <text:p>13,850905707638</text:p>
          </table:table-cell>
          <table:table-cell office:value-type="float" office:value="8.59000015258789" calcext:value-type="float">
            <text:p>8,5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823938311053" calcext:value-type="float">
            <text:p>-37,9823938311053</text:p>
          </table:table-cell>
          <table:table-cell table:number-columns-repeated="1016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RAMBUS INC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1997-05-14 00:00:00-04:00</text:p>
          </table:table-cell>
          <table:table-cell office:value-type="float" office:value="5.9375" calcext:value-type="float">
            <text:p>5,9375</text:p>
          </table:table-cell>
          <table:table-cell office:value-type="float" office:value="46.9599990844727" calcext:value-type="float">
            <text:p>46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690.905247738487" calcext:value-type="float">
            <text:p>690,905247738487</text:p>
          </table:table-cell>
          <table:table-cell table:number-columns-repeated="1016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RANGER OIL COR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2016-11-16 00:00:00-05:00</text:p>
          </table:table-cell>
          <table:table-cell office:value-type="float" office:value="39.5100096922654" calcext:value-type="float">
            <text:p>39,5100096922654</text:p>
          </table:table-cell>
          <table:table-cell office:value-type="float" office:value="39.7799987792969" calcext:value-type="float">
            <text:p>39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0.683343509997384" calcext:value-type="float">
            <text:p>0,683343509997384</text:p>
          </table:table-cell>
          <table:table-cell table:number-columns-repeated="1016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RANPAK HOLDINGS (A)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2018-03-13 00:00:00-04:00</text:p>
          </table:table-cell>
          <table:table-cell office:value-type="float" office:value="9.56999969482422" calcext:value-type="float">
            <text:p>9,56999969482422</text:p>
          </table:table-cell>
          <table:table-cell office:value-type="float" office:value="3.14000010490417" calcext:value-type="float">
            <text:p>3,14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1891305638976" calcext:value-type="float">
            <text:p>-67,1891305638976</text:p>
          </table:table-cell>
          <table:table-cell table:number-columns-repeated="1016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RAPID7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2015-07-17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46.3800010681152" calcext:value-type="float">
            <text:p>46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3831815630476" calcext:value-type="float">
            <text:p>73,3831815630476</text:p>
          </table:table-cell>
          <table:table-cell table:number-columns-repeated="1016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RAPT THERAPEUTICS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2019-10-31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18.8199996948242" calcext:value-type="float">
            <text:p>18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53.6326505699936" calcext:value-type="float">
            <text:p>53,6326505699936</text:p>
          </table:table-cell>
          <table:table-cell table:number-columns-repeated="1016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RAYONIER ADVANCED MATERIALS</text:p>
          </table:table-cell>
          <table:table-cell office:value-type="string" calcext:value-type="string">
            <text:p>RYAM</text:p>
          </table:table-cell>
          <table:table-cell office:value-type="string" calcext:value-type="string">
            <text:p>2014-06-16 00:00:00-04:00</text:p>
          </table:table-cell>
          <table:table-cell office:value-type="float" office:value="34.5643315121009" calcext:value-type="float">
            <text:p>34,5643315121009</text:p>
          </table:table-cell>
          <table:table-cell office:value-type="float" office:value="5.46000003814697" calcext:value-type="float">
            <text:p>5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2033686193658" calcext:value-type="float">
            <text:p>-84,2033686193658</text:p>
          </table:table-cell>
          <table:table-cell table:number-columns-repeated="1016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RBB BANCORP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017-07-26 00:00:00-04:00</text:p>
          </table:table-cell>
          <table:table-cell office:value-type="float" office:value="20.5340882428761" calcext:value-type="float">
            <text:p>20,5340882428761</text:p>
          </table:table-cell>
          <table:table-cell office:value-type="float" office:value="9.34000015258789" calcext:value-type="float">
            <text:p>9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5146585418603" calcext:value-type="float">
            <text:p>-54,5146585418603</text:p>
          </table:table-cell>
          <table:table-cell table:number-columns-repeated="1016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RBC BEARINGS</text:p>
          </table:table-cell>
          <table:table-cell office:value-type="string" calcext:value-type="string">
            <text:p>ROL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RCI HOSPITALITY HOLDING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995-10-13 00:00:00-04:00</text:p>
          </table:table-cell>
          <table:table-cell office:value-type="float" office:value="6.71662292480469" calcext:value-type="float">
            <text:p>6,71662292480469</text:p>
          </table:table-cell>
          <table:table-cell office:value-type="float" office:value="74.1900024414062" calcext:value-type="float">
            <text:p>74,1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4.57298663321" calcext:value-type="float">
            <text:p>1004,57298663321</text:p>
          </table:table-cell>
          <table:table-cell table:number-columns-repeated="1016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RE/MAX HOLDING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2013-10-02 00:00:00-04:00</text:p>
          </table:table-cell>
          <table:table-cell office:value-type="float" office:value="20.5580695470174" calcext:value-type="float">
            <text:p>20,5580695470174</text:p>
          </table:table-cell>
          <table:table-cell office:value-type="float" office:value="19.8899993896484" calcext:value-type="float">
            <text:p>19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24967359333552" calcext:value-type="float">
            <text:p>-3,24967359333552</text:p>
          </table:table-cell>
          <table:table-cell table:number-columns-repeated="1016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READY CAPITAL CORPORATIO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13-02-08 00:00:00-05:00</text:p>
          </table:table-cell>
          <table:table-cell office:value-type="float" office:value="6.61593554108371" calcext:value-type="float">
            <text:p>6,61593554108371</text:p>
          </table:table-cell>
          <table:table-cell office:value-type="float" office:value="10.0200004577637" calcext:value-type="float">
            <text:p>10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525103145482" calcext:value-type="float">
            <text:p>51,4525103145482</text:p>
          </table:table-cell>
          <table:table-cell table:number-columns-repeated="1016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REATE PHARMACEUTICALS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2016-05-26 00:00:00-04:00</text:p>
          </table:table-cell>
          <table:table-cell office:value-type="float" office:value="11.0600004196167" calcext:value-type="float">
            <text:p>11,0600004196167</text:p>
          </table:table-cell>
          <table:table-cell office:value-type="float" office:value="103.300003051758" calcext:value-type="float">
            <text:p>103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833.996375520371" calcext:value-type="float">
            <text:p>833,996375520371</text:p>
          </table:table-cell>
          <table:table-cell table:number-columns-repeated="1016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RECURSION PHARMACEUTICALS</text:p>
          </table:table-cell>
          <table:table-cell office:value-type="string" calcext:value-type="string">
            <text:p>RXRX</text:p>
          </table:table-cell>
          <table:table-cell office:value-type="string" calcext:value-type="string">
            <text:p>2021-04-16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5.19000005722046" calcext:value-type="float">
            <text:p>5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6999998092651" calcext:value-type="float">
            <text:p>-82,6999998092651</text:p>
          </table:table-cell>
          <table:table-cell table:number-columns-repeated="1016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RED RIVER BANCSHARES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2019-05-03 00:00:00-04:00</text:p>
          </table:table-cell>
          <table:table-cell office:value-type="float" office:value="54.0325350785137" calcext:value-type="float">
            <text:p>54,0325350785137</text:p>
          </table:table-cell>
          <table:table-cell office:value-type="float" office:value="44.5" calcext:value-type="float">
            <text:p>4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6422132788368" calcext:value-type="float">
            <text:p>-17,6422132788368</text:p>
          </table:table-cell>
          <table:table-cell table:number-columns-repeated="1016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RED ROCK RESORT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2016-04-27 00:00:00-04:00</text:p>
          </table:table-cell>
          <table:table-cell office:value-type="float" office:value="15.4480890866412" calcext:value-type="float">
            <text:p>15,4480890866412</text:p>
          </table:table-cell>
          <table:table-cell office:value-type="float" office:value="48.4799995422363" calcext:value-type="float">
            <text:p>48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3.825219872403" calcext:value-type="float">
            <text:p>213,825219872403</text:p>
          </table:table-cell>
          <table:table-cell table:number-columns-repeated="1016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RED VIOLET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2018-03-27 00:00:00-04:00</text:p>
          </table:table-cell>
          <table:table-cell office:value-type="float" office:value="6.40000009536743" calcext:value-type="float">
            <text:p>6,40000009536743</text:p>
          </table:table-cell>
          <table:table-cell office:value-type="float" office:value="16.5799999237061" calcext:value-type="float">
            <text:p>16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9.062494947575" calcext:value-type="float">
            <text:p>159,062494947575</text:p>
          </table:table-cell>
          <table:table-cell table:number-columns-repeated="1016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REDBOX ENTERTAINMENT INC (A)</text:p>
          </table:table-cell>
          <table:table-cell office:value-type="string" calcext:value-type="string">
            <text:p>RDB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REDFIN CORP</text:p>
          </table:table-cell>
          <table:table-cell office:value-type="string" calcext:value-type="string">
            <text:p>RDFN</text:p>
          </table:table-cell>
          <table:table-cell office:value-type="string" calcext:value-type="string">
            <text:p>2017-07-28 00:00:00-04:00</text:p>
          </table:table-cell>
          <table:table-cell office:value-type="float" office:value="19.5599994659424" calcext:value-type="float">
            <text:p>19,5599994659424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6564406708758" calcext:value-type="float">
            <text:p>-61,6564406708758</text:p>
          </table:table-cell>
          <table:table-cell table:number-columns-repeated="1016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REDWIRE CORP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2021-01-14 00:00:00-05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2.80999994277954" calcext:value-type="float">
            <text:p>2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7383178236474" calcext:value-type="float">
            <text:p>-73,7383178236474</text:p>
          </table:table-cell>
          <table:table-cell table:number-columns-repeated="1016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REDWOOD TRUST</text:p>
          </table:table-cell>
          <table:table-cell office:value-type="string" calcext:value-type="string">
            <text:p>RWT</text:p>
          </table:table-cell>
          <table:table-cell office:value-type="string" calcext:value-type="string">
            <text:p>1995-08-04 00:00:00-04:00</text:p>
          </table:table-cell>
          <table:table-cell office:value-type="float" office:value="1.55617283730611" calcext:value-type="float">
            <text:p>1,55617283730611</text:p>
          </table:table-cell>
          <table:table-cell office:value-type="float" office:value="5.67999982833862" calcext:value-type="float">
            <text:p>5,6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4.998006145079" calcext:value-type="float">
            <text:p>264,998006145079</text:p>
          </table:table-cell>
          <table:table-cell table:number-columns-repeated="1016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PROVIDENT FINANCIAL SERVICES INC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2003-01-16 00:00:00-05:00</text:p>
          </table:table-cell>
          <table:table-cell office:value-type="float" office:value="7.81935602618802" calcext:value-type="float">
            <text:p>7,81935602618802</text:p>
          </table:table-cell>
          <table:table-cell office:value-type="float" office:value="15.6000003814697" calcext:value-type="float">
            <text:p>15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5049250759697" calcext:value-type="float">
            <text:p>99,5049250759697</text:p>
          </table:table-cell>
          <table:table-cell table:number-columns-repeated="1016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PS BUSINESS PARKS</text:p>
          </table:table-cell>
          <table:table-cell office:value-type="string" calcext:value-type="string">
            <text:p>PS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PTC THERAPEUTICS</text:p>
          </table:table-cell>
          <table:table-cell office:value-type="string" calcext:value-type="string">
            <text:p>PTCT</text:p>
          </table:table-cell>
          <table:table-cell office:value-type="string" calcext:value-type="string">
            <text:p>2013-06-20 00:00:00-04:00</text:p>
          </table:table-cell>
          <table:table-cell office:value-type="float" office:value="15.8000001907349" calcext:value-type="float">
            <text:p>15,8000001907349</text:p>
          </table:table-cell>
          <table:table-cell office:value-type="float" office:value="56.0699996948242" calcext:value-type="float">
            <text:p>5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54.873411506056" calcext:value-type="float">
            <text:p>254,873411506056</text:p>
          </table:table-cell>
          <table:table-cell table:number-columns-repeated="1016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PUBMATIC</text:p>
          </table:table-cell>
          <table:table-cell office:value-type="string" calcext:value-type="string">
            <text:p>PUBM</text:p>
          </table:table-cell>
          <table:table-cell office:value-type="string" calcext:value-type="string">
            <text:p>2020-12-09 00:00:00-05:00</text:p>
          </table:table-cell>
          <table:table-cell office:value-type="float" office:value="25.1200008392334" calcext:value-type="float">
            <text:p>25,1200008392334</text:p>
          </table:table-cell>
          <table:table-cell office:value-type="float" office:value="11.9799995422363" calcext:value-type="float">
            <text:p>11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3089206130698" calcext:value-type="float">
            <text:p>-52,3089206130698</text:p>
          </table:table-cell>
          <table:table-cell table:number-columns-repeated="1016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PULMON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2020-10-01 00:00:00-04:00</text:p>
          </table:table-cell>
          <table:table-cell office:value-type="float" office:value="40" calcext:value-type="float">
            <text:p>40</text:p>
          </table:table-cell>
          <table:table-cell office:value-type="float" office:value="12.2399997711182" calcext:value-type="float">
            <text:p>12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4000005722046" calcext:value-type="float">
            <text:p>-69,4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PURECYCLE</text:p>
          </table:table-cell>
          <table:table-cell office:value-type="string" calcext:value-type="string">
            <text:p>PCYO</text:p>
          </table:table-cell>
          <table:table-cell office:value-type="string" calcext:value-type="string">
            <text:p>1994-04-13 00:00:00-04:00</text:p>
          </table:table-cell>
          <table:table-cell office:value-type="float" office:value="1.87999999523163" calcext:value-type="float">
            <text:p>1,87999999523163</text:p>
          </table:table-cell>
          <table:table-cell office:value-type="float" office:value="9.68000030517578" calcext:value-type="float">
            <text:p>9,6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414.893634559991" calcext:value-type="float">
            <text:p>414,893634559991</text:p>
          </table:table-cell>
          <table:table-cell table:number-columns-repeated="1016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PURECYCLE TECHNOLOGIES INC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2020-07-14 00:00:00-04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6.90000009536743" calcext:value-type="float">
            <text:p>6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3529389765298" calcext:value-type="float">
            <text:p>-32,3529389765298</text:p>
          </table:table-cell>
          <table:table-cell table:number-columns-repeated="1016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PURPLE INNOVATION</text:p>
          </table:table-cell>
          <table:table-cell office:value-type="string" calcext:value-type="string">
            <text:p>PRPL</text:p>
          </table:table-cell>
          <table:table-cell office:value-type="string" calcext:value-type="string">
            <text:p>2015-10-29 00:00:00-04:00</text:p>
          </table:table-cell>
          <table:table-cell office:value-type="float" office:value="9.74656745007164" calcext:value-type="float">
            <text:p>9,74656745007164</text:p>
          </table:table-cell>
          <table:table-cell office:value-type="float" office:value="2.6800000667572" calcext:value-type="float">
            <text:p>2,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5031393822909" calcext:value-type="float">
            <text:p>-72,5031393822909</text:p>
          </table:table-cell>
          <table:table-cell table:number-columns-repeated="1016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PZENA INVESTMENT MANAGEMENT</text:p>
          </table:table-cell>
          <table:table-cell office:value-type="string" calcext:value-type="string">
            <text:p>PZ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Q2 HOLDINGS</text:p>
          </table:table-cell>
          <table:table-cell office:value-type="string" calcext:value-type="string">
            <text:p>QTWO</text:p>
          </table:table-cell>
          <table:table-cell office:value-type="string" calcext:value-type="string">
            <text:p>2014-03-20 00:00:00-04:00</text:p>
          </table:table-cell>
          <table:table-cell office:value-type="float" office:value="16.25" calcext:value-type="float">
            <text:p>16,25</text:p>
          </table:table-cell>
          <table:table-cell office:value-type="float" office:value="22.2800006866455" calcext:value-type="float">
            <text:p>22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1076965332031" calcext:value-type="float">
            <text:p>37,1076965332031</text:p>
          </table:table-cell>
          <table:table-cell table:number-columns-repeated="1016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QCR HOLDINGS INC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1993-10-06 00:00:00-04:00</text:p>
          </table:table-cell>
          <table:table-cell office:value-type="float" office:value="3.71793866157532" calcext:value-type="float">
            <text:p>3,71793866157532</text:p>
          </table:table-cell>
          <table:table-cell office:value-type="float" office:value="37.5999984741211" calcext:value-type="float">
            <text:p>37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911.313039204087" calcext:value-type="float">
            <text:p>911,313039204087</text:p>
          </table:table-cell>
          <table:table-cell table:number-columns-repeated="1016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QUAD/GRAPHICS INC.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2010-07-06 00:00:00-04:00</text:p>
          </table:table-cell>
          <table:table-cell office:value-type="float" office:value="26.8320627212524" calcext:value-type="float">
            <text:p>26,8320627212524</text:p>
          </table:table-cell>
          <table:table-cell office:value-type="float" office:value="2.75999999046326" calcext:value-type="float">
            <text:p>2,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137986775903" calcext:value-type="float">
            <text:p>-89,7137986775903</text:p>
          </table:table-cell>
          <table:table-cell table:number-columns-repeated="1016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QUAKER HOUGHTON</text:p>
          </table:table-cell>
          <table:table-cell office:value-type="string" calcext:value-type="string">
            <text:p>KW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3.110000610352" calcext:value-type="float">
            <text:p>193,1100006103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QUALYS INC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2012-09-28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3-05-05 00:00:00-04:00</text:p>
          </table:table-cell>
          <table:table-cell office:value-type="float" office:value="816.666666666667" calcext:value-type="float">
            <text:p>816,66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RESOURCES CONNECTION INC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2000-12-15 00:00:00-05:00</text:p>
          </table:table-cell>
          <table:table-cell office:value-type="float" office:value="4.61589842289686" calcext:value-type="float">
            <text:p>4,61589842289686</text:p>
          </table:table-cell>
          <table:table-cell office:value-type="float" office:value="14.4300003051758" calcext:value-type="float">
            <text:p>1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12.615204736671" calcext:value-type="float">
            <text:p>212,615204736671</text:p>
          </table:table-cell>
          <table:table-cell table:number-columns-repeated="1016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RETAIL OPPORTUNITY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2009-11-03 00:00:00-05:00</text:p>
          </table:table-cell>
          <table:table-cell office:value-type="float" office:value="6.43350628545879" calcext:value-type="float">
            <text:p>6,433506285458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067106538514" calcext:value-type="float">
            <text:p>102,067106538514</text:p>
          </table:table-cell>
          <table:table-cell table:number-columns-repeated="1016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REV GROUP</text:p>
          </table:table-cell>
          <table:table-cell office:value-type="string" calcext:value-type="string">
            <text:p>REVG</text:p>
          </table:table-cell>
          <table:table-cell office:value-type="string" calcext:value-type="string">
            <text:p>2017-01-27 00:00:00-05:00</text:p>
          </table:table-cell>
          <table:table-cell office:value-type="float" office:value="23.7532217979431" calcext:value-type="float">
            <text:p>23,7532217979431</text:p>
          </table:table-cell>
          <table:table-cell office:value-type="float" office:value="10.5100002288818" calcext:value-type="float">
            <text:p>10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7533697184946" calcext:value-type="float">
            <text:p>-55,7533697184946</text:p>
          </table:table-cell>
          <table:table-cell table:number-columns-repeated="1016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REVANCE THERAPEUTICS</text:p>
          </table:table-cell>
          <table:table-cell office:value-type="string" calcext:value-type="string">
            <text:p>RVNC</text:p>
          </table:table-cell>
          <table:table-cell office:value-type="string" calcext:value-type="string">
            <text:p>2014-02-06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33.9500007629395" calcext:value-type="float">
            <text:p>33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6666702997117" calcext:value-type="float">
            <text:p>61,6666702997117</text:p>
          </table:table-cell>
          <table:table-cell table:number-columns-repeated="1016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REVOLUTION MEDICINES</text:p>
          </table:table-cell>
          <table:table-cell office:value-type="string" calcext:value-type="string">
            <text:p>RVMD</text:p>
          </table:table-cell>
          <table:table-cell office:value-type="string" calcext:value-type="string">
            <text:p>2020-02-13 00:00:00-05:00</text:p>
          </table:table-cell>
          <table:table-cell office:value-type="float" office:value="28.2099990844727" calcext:value-type="float">
            <text:p>28,2099990844727</text:p>
          </table:table-cell>
          <table:table-cell office:value-type="float" office:value="24.5200004577637" calcext:value-type="float">
            <text:p>24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0804634755909" calcext:value-type="float">
            <text:p>-13,0804634755909</text:p>
          </table:table-cell>
          <table:table-cell table:number-columns-repeated="1016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REVOLVE GROUP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2019-06-07 00:00:00-04:00</text:p>
          </table:table-cell>
          <table:table-cell office:value-type="float" office:value="25.1599998474121" calcext:value-type="float">
            <text:p>25,1599998474121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476947083811" calcext:value-type="float">
            <text:p>-25,476947083811</text:p>
          </table:table-cell>
          <table:table-cell table:number-columns-repeated="1016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REX AMERICAN RESOURCES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1984-07-1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2600002288818" calcext:value-type="float">
            <text:p>28,2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RIBBON COMMUNICATIONS</text:p>
          </table:table-cell>
          <table:table-cell office:value-type="string" calcext:value-type="string">
            <text:p>RBBN</text:p>
          </table:table-cell>
          <table:table-cell office:value-type="string" calcext:value-type="string">
            <text:p>2000-05-25 00:00:00-04:00</text:p>
          </table:table-cell>
          <table:table-cell office:value-type="float" office:value="53.3333320617676" calcext:value-type="float">
            <text:p>53,3333320617676</text:p>
          </table:table-cell>
          <table:table-cell office:value-type="float" office:value="2.60999989509583" calcext:value-type="float">
            <text:p>2,6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062500800192" calcext:value-type="float">
            <text:p>-95,1062500800192</text:p>
          </table:table-cell>
          <table:table-cell table:number-columns-repeated="1016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office:value-type="string" calcext:value-type="string">
            <text:p>RIGEL PHARMACEUTICALS INC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2000-11-29 00:00:00-05:00</text:p>
          </table:table-cell>
          <table:table-cell office:value-type="float" office:value="65.25" calcext:value-type="float">
            <text:p>65,25</text:p>
          </table:table-cell>
          <table:table-cell office:value-type="float" office:value="1.16999995708466" calcext:value-type="float">
            <text:p>1,16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2068966174948" calcext:value-type="float">
            <text:p>-98,2068966174948</text:p>
          </table:table-cell>
          <table:table-cell table:number-columns-repeated="1016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RIGETTI COMPUTING INC (A)</text:p>
          </table:table-cell>
          <table:table-cell office:value-type="string" calcext:value-type="string">
            <text:p>RGTI</text:p>
          </table:table-cell>
          <table:table-cell office:value-type="string" calcext:value-type="string">
            <text:p>2021-04-22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0.382999986410141" calcext:value-type="float">
            <text:p>0,38299998641014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313131195151" calcext:value-type="float">
            <text:p>-96,1313131195151</text:p>
          </table:table-cell>
          <table:table-cell table:number-columns-repeated="1016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RILEY EXPLORATION PERMIAN</text:p>
          </table:table-cell>
          <table:table-cell office:value-type="string" calcext:value-type="string">
            <text:p>REPX</text:p>
          </table:table-cell>
          <table:table-cell office:value-type="string" calcext:value-type="string">
            <text:p>1998-12-28 00:00:00-05:00</text:p>
          </table:table-cell>
          <table:table-cell office:value-type="float" office:value="747.834175810731" calcext:value-type="float">
            <text:p>747,834175810731</text:p>
          </table:table-cell>
          <table:table-cell office:value-type="float" office:value="40.7400016784668" calcext:value-type="float">
            <text:p>40,7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522680032241" calcext:value-type="float">
            <text:p>-94,5522680032241</text:p>
          </table:table-cell>
          <table:table-cell table:number-columns-repeated="1016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RIMINI STREET</text:p>
          </table:table-cell>
          <table:table-cell office:value-type="string" calcext:value-type="string">
            <text:p>RMNI</text:p>
          </table:table-cell>
          <table:table-cell office:value-type="string" calcext:value-type="string">
            <text:p>2015-08-28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4.07000017166138" calcext:value-type="float">
            <text:p>4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2564084957807" calcext:value-type="float">
            <text:p>-58,2564084957807</text:p>
          </table:table-cell>
          <table:table-cell table:number-columns-repeated="1016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RING ENERGY INC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2007-04-10 00:00:00-04:00</text:p>
          </table:table-cell>
          <table:table-cell office:value-type="float" office:value="5.40000009536743" calcext:value-type="float">
            <text:p>5,40000009536743</text:p>
          </table:table-cell>
          <table:table-cell office:value-type="float" office:value="1.82000005245209" calcext:value-type="float">
            <text:p>1,8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2962959201902" calcext:value-type="float">
            <text:p>-66,2962959201902</text:p>
          </table:table-cell>
          <table:table-cell table:number-columns-repeated="1016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RIOT BLOCKCHAIN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2016-03-31 00:00:00-04:00</text:p>
          </table:table-cell>
          <table:table-cell office:value-type="float" office:value="2.06000001696568" calcext:value-type="float">
            <text:p>2,06000001696568</text:p>
          </table:table-cell>
          <table:table-cell office:value-type="float" office:value="10.829999923706" calcext:value-type="float">
            <text:p>10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25.728147306443" calcext:value-type="float">
            <text:p>425,728147306443</text:p>
          </table:table-cell>
          <table:table-cell table:number-columns-repeated="1016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RITE AI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RLI CORPORATION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8.190002441406" calcext:value-type="float">
            <text:p>138,1900024414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RLJ LODGING TRUST</text:p>
          </table:table-cell>
          <table:table-cell office:value-type="string" calcext:value-type="string">
            <text:p>RLJ</text:p>
          </table:table-cell>
          <table:table-cell office:value-type="string" calcext:value-type="string">
            <text:p>2011-05-11 00:00:00-04:00</text:p>
          </table:table-cell>
          <table:table-cell office:value-type="float" office:value="10.7152436287221" calcext:value-type="float">
            <text:p>10,7152436287221</text:p>
          </table:table-cell>
          <table:table-cell office:value-type="float" office:value="11.0299997329712" calcext:value-type="float">
            <text:p>11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2.93746101493588" calcext:value-type="float">
            <text:p>2,93746101493588</text:p>
          </table:table-cell>
          <table:table-cell table:number-columns-repeated="1016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RMR GROUP</text:p>
          </table:table-cell>
          <table:table-cell office:value-type="string" calcext:value-type="string">
            <text:p>RMR</text:p>
          </table:table-cell>
          <table:table-cell office:value-type="string" calcext:value-type="string">
            <text:p>2015-12-14 00:00:00-05:00</text:p>
          </table:table-cell>
          <table:table-cell office:value-type="float" office:value="8.48180631685295" calcext:value-type="float">
            <text:p>8,48180631685295</text:p>
          </table:table-cell>
          <table:table-cell office:value-type="float" office:value="23.0300006866455" calcext:value-type="float">
            <text:p>23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71.522360053023" calcext:value-type="float">
            <text:p>171,522360053023</text:p>
          </table:table-cell>
          <table:table-cell table:number-columns-repeated="1016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ROCKET LAB USA INC (A)</text:p>
          </table:table-cell>
          <table:table-cell office:value-type="string" calcext:value-type="string">
            <text:p>RKLB</text:p>
          </table:table-cell>
          <table:table-cell office:value-type="string" calcext:value-type="string">
            <text:p>2020-11-24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3.79999995231628" calcext:value-type="float">
            <text:p>3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0256415147048" calcext:value-type="float">
            <text:p>-61,0256415147048</text:p>
          </table:table-cell>
          <table:table-cell table:number-columns-repeated="1016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ROCKET PHARMACEUTICALS</text:p>
          </table:table-cell>
          <table:table-cell office:value-type="string" calcext:value-type="string">
            <text:p>RCKT</text:p>
          </table:table-cell>
          <table:table-cell office:value-type="string" calcext:value-type="string">
            <text:p>2015-02-18 00:00:00-05:00</text:p>
          </table:table-cell>
          <table:table-cell office:value-type="float" office:value="24.3999996185303" calcext:value-type="float">
            <text:p>24,3999996185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1311463235815" calcext:value-type="float">
            <text:p>-22,1311463235815</text:p>
          </table:table-cell>
          <table:table-cell table:number-columns-repeated="1016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ROCKLEY PHOTONICS HOLDINGS LIMITED (A)</text:p>
          </table:table-cell>
          <table:table-cell office:value-type="string" calcext:value-type="string">
            <text:p>RK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ROCKY BRANDS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1993-02-03 00:00:00-05:00</text:p>
          </table:table-cell>
          <table:table-cell office:value-type="float" office:value="9.59893465042114" calcext:value-type="float">
            <text:p>9,59893465042114</text:p>
          </table:table-cell>
          <table:table-cell office:value-type="float" office:value="20.2700004577637" calcext:value-type="float">
            <text:p>20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11.169272382476" calcext:value-type="float">
            <text:p>111,169272382476</text:p>
          </table:table-cell>
          <table:table-cell table:number-columns-repeated="1016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ROGERS CORP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1980-03-17 00:00:00-05:00</text:p>
          </table:table-cell>
          <table:table-cell office:value-type="float" office:value="4.86925735113756" calcext:value-type="float">
            <text:p>4,86925735113756</text:p>
          </table:table-cell>
          <table:table-cell office:value-type="float" office:value="163.389999389648" calcext:value-type="float">
            <text:p>163,389999389648</text:p>
          </table:table-cell>
          <table:table-cell office:value-type="string" calcext:value-type="string">
            <text:p>2023-05-05 00:00:00-04:00</text:p>
          </table:table-cell>
          <table:table-cell office:value-type="float" office:value="3255.54249050889" calcext:value-type="float">
            <text:p>3255,54249050889</text:p>
          </table:table-cell>
          <table:table-cell table:number-columns-repeated="1016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2020-10-28 00:00:00-04:00</text:p>
          </table:table-cell>
          <table:table-cell office:value-type="float" office:value="468" calcext:value-type="float">
            <text:p>468</text:p>
          </table:table-cell>
          <table:table-cell office:value-type="float" office:value="5.05999994277954" calcext:value-type="float">
            <text:p>5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91880343103" calcext:value-type="float">
            <text:p>-98,91880343103</text:p>
          </table:table-cell>
          <table:table-cell table:number-columns-repeated="1016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ROVER GROUP INC (A)</text:p>
          </table:table-cell>
          <table:table-cell office:value-type="string" calcext:value-type="string">
            <text:p>ROVR</text:p>
          </table:table-cell>
          <table:table-cell office:value-type="string" calcext:value-type="string">
            <text:p>2021-02-01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4.07000017166138" calcext:value-type="float">
            <text:p>4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6923063718356" calcext:value-type="float">
            <text:p>-68,6923063718356</text:p>
          </table:table-cell>
          <table:table-cell table:number-columns-repeated="1016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984-06-1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.09999990463257" calcext:value-type="float">
            <text:p>7,0999999046325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RPT REALTY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1988-12-28 00:00:00-05:00</text:p>
          </table:table-cell>
          <table:table-cell office:value-type="float" office:value="4.38280296325684" calcext:value-type="float">
            <text:p>4,38280296325684</text:p>
          </table:table-cell>
          <table:table-cell office:value-type="float" office:value="9.17000007629395" calcext:value-type="float">
            <text:p>9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226838467768" calcext:value-type="float">
            <text:p>109,226838467768</text:p>
          </table:table-cell>
          <table:table-cell table:number-columns-repeated="1016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RUMBLEON INC</text:p>
          </table:table-cell>
          <table:table-cell office:value-type="string" calcext:value-type="string">
            <text:p>RMBL</text:p>
          </table:table-cell>
          <table:table-cell office:value-type="string" calcext:value-type="string">
            <text:p>2017-02-02 00:00:00-05:00</text:p>
          </table:table-cell>
          <table:table-cell office:value-type="float" office:value="80" calcext:value-type="float">
            <text:p>80</text:p>
          </table:table-cell>
          <table:table-cell office:value-type="float" office:value="6.78999996185303" calcext:value-type="float">
            <text:p>6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125000476837" calcext:value-type="float">
            <text:p>-91,5125000476837</text:p>
          </table:table-cell>
          <table:table-cell table:number-columns-repeated="1016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RUSH ENTERPISES A</text:p>
          </table:table-cell>
          <table:table-cell office:value-type="string" calcext:value-type="string">
            <text:p>RUSHA</text:p>
          </table:table-cell>
          <table:table-cell office:value-type="string" calcext:value-type="string">
            <text:p>2003-10-07 00:00:00-04:00</text:p>
          </table:table-cell>
          <table:table-cell office:value-type="float" office:value="2.64917934590281" calcext:value-type="float">
            <text:p>2,64917934590281</text:p>
          </table:table-cell>
          <table:table-cell office:value-type="float" office:value="50.9300003051758" calcext:value-type="float">
            <text:p>5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822.48215976557" calcext:value-type="float">
            <text:p>1822,48215976557</text:p>
          </table:table-cell>
          <table:table-cell table:number-columns-repeated="1016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RUSH ENTERPRISES INC <text:s/>-CL B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1996-06-07 00:00:00-04:00</text:p>
          </table:table-cell>
          <table:table-cell office:value-type="float" office:value="5.2922202681808" calcext:value-type="float">
            <text:p>5,2922202681808</text:p>
          </table:table-cell>
          <table:table-cell office:value-type="float" office:value="55.9500007629395" calcext:value-type="float">
            <text:p>55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957.212246046068" calcext:value-type="float">
            <text:p>957,212246046068</text:p>
          </table:table-cell>
          <table:table-cell table:number-columns-repeated="1016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RUSH STREET INTERACTIVE INC (A)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2020-04-27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.24000000953674" calcext:value-type="float">
            <text:p>3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387760563524" calcext:value-type="float">
            <text:p>-66,9387760563524</text:p>
          </table:table-cell>
          <table:table-cell table:number-columns-repeated="1016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RUTHS HOSPITALITY GROUP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2005-08-09 00:00:00-04:00</text:p>
          </table:table-cell>
          <table:table-cell office:value-type="float" office:value="16.8559723461307" calcext:value-type="float">
            <text:p>16,8559723461307</text:p>
          </table:table-cell>
          <table:table-cell office:value-type="float" office:value="21.4200000762939" calcext:value-type="float">
            <text:p>21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0766208940233" calcext:value-type="float">
            <text:p>27,0766208940233</text:p>
          </table:table-cell>
          <table:table-cell table:number-columns-repeated="1016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RXSIGHT</text:p>
          </table:table-cell>
          <table:table-cell office:value-type="string" calcext:value-type="string">
            <text:p>RXST</text:p>
          </table:table-cell>
          <table:table-cell office:value-type="string" calcext:value-type="string">
            <text:p>2021-07-30 00:00:00-04:00</text:p>
          </table:table-cell>
          <table:table-cell office:value-type="float" office:value="17.5" calcext:value-type="float">
            <text:p>17,5</text:p>
          </table:table-cell>
          <table:table-cell office:value-type="float" office:value="18.2700004577637" calcext:value-type="float">
            <text:p>18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40000261579241" calcext:value-type="float">
            <text:p>4,40000261579241</text:p>
          </table:table-cell>
          <table:table-cell table:number-columns-repeated="1016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RYERSON HOLDING CORP</text:p>
          </table:table-cell>
          <table:table-cell office:value-type="string" calcext:value-type="string">
            <text:p>RYI</text:p>
          </table:table-cell>
          <table:table-cell office:value-type="string" calcext:value-type="string">
            <text:p>2014-08-08 00:00:00-04:00</text:p>
          </table:table-cell>
          <table:table-cell office:value-type="float" office:value="10.0506013519045" calcext:value-type="float">
            <text:p>10,0506013519045</text:p>
          </table:table-cell>
          <table:table-cell office:value-type="float" office:value="36.4000015258789" calcext:value-type="float">
            <text:p>36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167399256974" calcext:value-type="float">
            <text:p>262,167399256974</text:p>
          </table:table-cell>
          <table:table-cell table:number-columns-repeated="1016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REGENXBIO</text:p>
          </table:table-cell>
          <table:table-cell office:value-type="string" calcext:value-type="string">
            <text:p>RGNX</text:p>
          </table:table-cell>
          <table:table-cell office:value-type="string" calcext:value-type="string">
            <text:p>2015-09-17 00:00:00-04:00</text:p>
          </table:table-cell>
          <table:table-cell office:value-type="float" office:value="30.2600002288818" calcext:value-type="float">
            <text:p>30,2600002288818</text:p>
          </table:table-cell>
          <table:table-cell office:value-type="float" office:value="20.1200008392334" calcext:value-type="float">
            <text:p>20,1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5095813382389" calcext:value-type="float">
            <text:p>-33,5095813382389</text:p>
          </table:table-cell>
          <table:table-cell table:number-columns-repeated="1016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REGIONAL MANAGEMENT CORP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012-03-28 00:00:00-04:00</text:p>
          </table:table-cell>
          <table:table-cell office:value-type="float" office:value="15.8865556624598" calcext:value-type="float">
            <text:p>15,8865556624598</text:p>
          </table:table-cell>
          <table:table-cell office:value-type="float" office:value="26.9200000762939" calcext:value-type="float">
            <text:p>26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4514572463703" calcext:value-type="float">
            <text:p>69,4514572463703</text:p>
          </table:table-cell>
          <table:table-cell table:number-columns-repeated="1016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RELAY THERAPEUTICS</text:p>
          </table:table-cell>
          <table:table-cell office:value-type="string" calcext:value-type="string">
            <text:p>RLAY</text:p>
          </table:table-cell>
          <table:table-cell office:value-type="string" calcext:value-type="string">
            <text:p>2020-07-16 00:00:00-04:00</text:p>
          </table:table-cell>
          <table:table-cell office:value-type="float" office:value="34.8450012207031" calcext:value-type="float">
            <text:p>34,8450012207031</text:p>
          </table:table-cell>
          <table:table-cell office:value-type="float" office:value="10.539999961853" calcext:value-type="float">
            <text:p>10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751758953618" calcext:value-type="float">
            <text:p>-69,751758953618</text:p>
          </table:table-cell>
          <table:table-cell table:number-columns-repeated="1016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RELMADA THERAPEUTICS</text:p>
          </table:table-cell>
          <table:table-cell office:value-type="string" calcext:value-type="string">
            <text:p>RLMD</text:p>
          </table:table-cell>
          <table:table-cell office:value-type="string" calcext:value-type="string">
            <text:p>2014-06-20 00:00:00-04:00</text:p>
          </table:table-cell>
          <table:table-cell office:value-type="float" office:value="60" calcext:value-type="float">
            <text:p>60</text:p>
          </table:table-cell>
          <table:table-cell office:value-type="float" office:value="3.13000011444092" calcext:value-type="float">
            <text:p>3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833331425985" calcext:value-type="float">
            <text:p>-94,7833331425985</text:p>
          </table:table-cell>
          <table:table-cell table:number-columns-repeated="1016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REMITLY GLOBAL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2021-09-23 00:00:00-04:00</text:p>
          </table:table-cell>
          <table:table-cell office:value-type="float" office:value="52.9000015258789" calcext:value-type="float">
            <text:p>52,9000015258789</text:p>
          </table:table-cell>
          <table:table-cell office:value-type="float" office:value="18.3500003814697" calcext:value-type="float">
            <text:p>18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3119095422089" calcext:value-type="float">
            <text:p>-65,3119095422089</text:p>
          </table:table-cell>
          <table:table-cell table:number-columns-repeated="1016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RENASANT CORP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1992-04-24 00:00:00-04:00</text:p>
          </table:table-cell>
          <table:table-cell office:value-type="float" office:value="1.9614978406099" calcext:value-type="float">
            <text:p>1,9614978406099</text:p>
          </table:table-cell>
          <table:table-cell office:value-type="float" office:value="26.2199993133545" calcext:value-type="float">
            <text:p>26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6.73352937272" calcext:value-type="float">
            <text:p>1236,73352937272</text:p>
          </table:table-cell>
          <table:table-cell table:number-columns-repeated="1016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RENT THE RUNWAY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2021-10-27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2173913043478" calcext:value-type="float">
            <text:p>-90,2173913043478</text:p>
          </table:table-cell>
          <table:table-cell table:number-columns-repeated="1016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RENT-A-CENTER</text:p>
          </table:table-cell>
          <table:table-cell office:value-type="string" calcext:value-type="string">
            <text:p>RCI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REP FIRST BANCP</text:p>
          </table:table-cell>
          <table:table-cell office:value-type="string" calcext:value-type="string">
            <text:p>FRBK</text:p>
          </table:table-cell>
          <table:table-cell office:value-type="string" calcext:value-type="string">
            <text:p>1988-11-0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0.779999971389771" calcext:value-type="float">
            <text:p>0,77999997138977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REPAY HOLDINGS (A)</text:p>
          </table:table-cell>
          <table:table-cell office:value-type="string" calcext:value-type="string">
            <text:p>RPAY</text:p>
          </table:table-cell>
          <table:table-cell office:value-type="string" calcext:value-type="string">
            <text:p>2018-07-17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5.98999977111816" calcext:value-type="float">
            <text:p>5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274610579678" calcext:value-type="float">
            <text:p>-37,9274610579678</text:p>
          </table:table-cell>
          <table:table-cell table:number-columns-repeated="1016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REPLIMUNE GROUP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2018-07-20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7.5699996948242" calcext:value-type="float">
            <text:p>17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81249809265137" calcext:value-type="float">
            <text:p>9,81249809265137</text:p>
          </table:table-cell>
          <table:table-cell table:number-columns-repeated="1016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REPUBLIC BANCORP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1998-07-22 00:00:00-04:00</text:p>
          </table:table-cell>
          <table:table-cell office:value-type="float" office:value="6.12240262520273" calcext:value-type="float">
            <text:p>6,12240262520273</text:p>
          </table:table-cell>
          <table:table-cell office:value-type="float" office:value="38.3499984741211" calcext:value-type="float">
            <text:p>38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26.388050930433" calcext:value-type="float">
            <text:p>526,388050930433</text:p>
          </table:table-cell>
          <table:table-cell table:number-columns-repeated="1016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RESERVOIR MEDIA INC</text:p>
          </table:table-cell>
          <table:table-cell office:value-type="string" calcext:value-type="string">
            <text:p>RSVR</text:p>
          </table:table-cell>
          <table:table-cell office:value-type="string" calcext:value-type="string">
            <text:p>2021-01-05 00:00:00-05:00</text:p>
          </table:table-cell>
          <table:table-cell office:value-type="float" office:value="10.0699996948242" calcext:value-type="float">
            <text:p>10,0699996948242</text:p>
          </table:table-cell>
          <table:table-cell office:value-type="float" office:value="6.38000011444092" calcext:value-type="float">
            <text:p>6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434924747802" calcext:value-type="float">
            <text:p>-36,6434924747802</text:p>
          </table:table-cell>
          <table:table-cell table:number-columns-repeated="1016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RESIDEO TECHNOLOGIES</text:p>
          </table:table-cell>
          <table:table-cell office:value-type="string" calcext:value-type="string">
            <text:p>REZI</text:p>
          </table:table-cell>
          <table:table-cell office:value-type="string" calcext:value-type="string">
            <text:p>2018-10-29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16.4599990844727" calcext:value-type="float">
            <text:p>16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2142889840262" calcext:value-type="float">
            <text:p>-41,2142889840262</text:p>
          </table:table-cell>
          <table:table-cell table:number-columns-repeated="1016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RESOLUTE FOREST PRODUCTS</text:p>
          </table:table-cell>
          <table:table-cell office:value-type="string" calcext:value-type="string">
            <text:p>RF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SANFILIPP &amp; SON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1991-12-04 00:00:00-05:00</text:p>
          </table:table-cell>
          <table:table-cell office:value-type="float" office:value="6.91179513931274" calcext:value-type="float">
            <text:p>6,91179513931274</text:p>
          </table:table-cell>
          <table:table-cell office:value-type="float" office:value="114.230003356934" calcext:value-type="float">
            <text:p>114,2300033569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52.68213328863" calcext:value-type="float">
            <text:p>1552,68213328863</text:p>
          </table:table-cell>
          <table:table-cell table:number-columns-repeated="1016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SANGAMO THERAPEUTICS</text:p>
          </table:table-cell>
          <table:table-cell office:value-type="string" calcext:value-type="string">
            <text:p>SGMO</text:p>
          </table:table-cell>
          <table:table-cell office:value-type="string" calcext:value-type="string">
            <text:p>2000-04-06 00:00:00-04:00</text:p>
          </table:table-cell>
          <table:table-cell office:value-type="float" office:value="15.03125" calcext:value-type="float">
            <text:p>15,03125</text:p>
          </table:table-cell>
          <table:table-cell office:value-type="float" office:value="1.37999999523163" calcext:value-type="float">
            <text:p>1,3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8191268508499" calcext:value-type="float">
            <text:p>-90,8191268508499</text:p>
          </table:table-cell>
          <table:table-cell table:number-columns-repeated="1016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SANMINA CORP</text:p>
          </table:table-cell>
          <table:table-cell office:value-type="string" calcext:value-type="string">
            <text:p>SANM</text:p>
          </table:table-cell>
          <table:table-cell office:value-type="string" calcext:value-type="string">
            <text:p>1993-04-14 00:00:00-04:00</text:p>
          </table:table-cell>
          <table:table-cell office:value-type="float" office:value="3.9375" calcext:value-type="float">
            <text:p>3,9375</text:p>
          </table:table-cell>
          <table:table-cell office:value-type="float" office:value="52.1800003051758" calcext:value-type="float">
            <text:p>5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5.20635695685" calcext:value-type="float">
            <text:p>1225,20635695685</text:p>
          </table:table-cell>
          <table:table-cell table:number-columns-repeated="1016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office:value-type="string" calcext:value-type="string">
            <text:p>SAPIENS INTERNATIONAL CORP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1998-03-05 00:00:00-05:00</text:p>
          </table:table-cell>
          <table:table-cell office:value-type="float" office:value="29.5450714111328" calcext:value-type="float">
            <text:p>29,5450714111328</text:p>
          </table:table-cell>
          <table:table-cell office:value-type="float" office:value="21.7299995422363" calcext:value-type="float">
            <text:p>21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451355490553" calcext:value-type="float">
            <text:p>-26,451355490553</text:p>
          </table:table-cell>
          <table:table-cell table:number-columns-repeated="1016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SARCOS TECHNOLOGY AND ROBOTICS CORP (A)</text:p>
          </table:table-cell>
          <table:table-cell office:value-type="string" calcext:value-type="string">
            <text:p>STRC</text:p>
          </table:table-cell>
          <table:table-cell office:value-type="string" calcext:value-type="string">
            <text:p>2021-09-27 00:00:00-04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0.421999990940094" calcext:value-type="float">
            <text:p>0,421999990940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757757696839" calcext:value-type="float">
            <text:p>-95,7757757696839</text:p>
          </table:table-cell>
          <table:table-cell table:number-columns-repeated="1016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SAUL CENTER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1993-08-19 00:00:00-04:00</text:p>
          </table:table-cell>
          <table:table-cell office:value-type="float" office:value="3.66437005996704" calcext:value-type="float">
            <text:p>3,66437005996704</text:p>
          </table:table-cell>
          <table:table-cell office:value-type="float" office:value="33.5099983215332" calcext:value-type="float">
            <text:p>33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814.481828340083" calcext:value-type="float">
            <text:p>814,481828340083</text:p>
          </table:table-cell>
          <table:table-cell table:number-columns-repeated="1016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SCANSOURC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1994-03-18 00:00:00-05:00</text:p>
          </table:table-cell>
          <table:table-cell office:value-type="float" office:value="1.625" calcext:value-type="float">
            <text:p>1,625</text:p>
          </table:table-cell>
          <table:table-cell office:value-type="float" office:value="26.7900009155273" calcext:value-type="float">
            <text:p>2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8.61544095553" calcext:value-type="float">
            <text:p>1548,61544095553</text:p>
          </table:table-cell>
          <table:table-cell table:number-columns-repeated="1016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SCHNITZER STEEL</text:p>
          </table:table-cell>
          <table:table-cell office:value-type="string" calcext:value-type="string">
            <text:p>SCHN</text:p>
          </table:table-cell>
          <table:table-cell office:value-type="string" calcext:value-type="string">
            <text:p>1993-11-16 00:00:00-05:00</text:p>
          </table:table-cell>
          <table:table-cell office:value-type="float" office:value="3.81443931250518" calcext:value-type="float">
            <text:p>3,81443931250518</text:p>
          </table:table-cell>
          <table:table-cell office:value-type="float" office:value="28.6299991607666" calcext:value-type="float">
            <text:p>28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650.56900412353" calcext:value-type="float">
            <text:p>650,56900412353</text:p>
          </table:table-cell>
          <table:table-cell table:number-columns-repeated="1016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SCHOLASTIC CORP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1992-02-25 00:00:00-05:00</text:p>
          </table:table-cell>
          <table:table-cell office:value-type="float" office:value="10.1472753339109" calcext:value-type="float">
            <text:p>10,1472753339109</text:p>
          </table:table-cell>
          <table:table-cell office:value-type="float" office:value="36.7599983215332" calcext:value-type="float">
            <text:p>36,7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264717492053" calcext:value-type="float">
            <text:p>262,264717492053</text:p>
          </table:table-cell>
          <table:table-cell table:number-columns-repeated="1016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SCHRODINGER</text:p>
          </table:table-cell>
          <table:table-cell office:value-type="string" calcext:value-type="string">
            <text:p>SDGR</text:p>
          </table:table-cell>
          <table:table-cell office:value-type="string" calcext:value-type="string">
            <text:p>2020-02-06 00:00:00-05:00</text:p>
          </table:table-cell>
          <table:table-cell office:value-type="float" office:value="26" calcext:value-type="float">
            <text:p>26</text:p>
          </table:table-cell>
          <table:table-cell office:value-type="float" office:value="29.2900009155273" calcext:value-type="float">
            <text:p>2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6538496751052" calcext:value-type="float">
            <text:p>12,6538496751052</text:p>
          </table:table-cell>
          <table:table-cell table:number-columns-repeated="1016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SCHWEITZER-MAUDUIT INTL</text:p>
          </table:table-cell>
          <table:table-cell office:value-type="string" calcext:value-type="string">
            <text:p>SW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SCIENCE 37 HOLDINGS INC</text:p>
          </table:table-cell>
          <table:table-cell office:value-type="string" calcext:value-type="string">
            <text:p>SNCE</text:p>
          </table:table-cell>
          <table:table-cell office:value-type="string" calcext:value-type="string">
            <text:p>2020-11-23 00:00:00-05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0.268999993801117" calcext:value-type="float">
            <text:p>0,268999993801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366338253348" calcext:value-type="float">
            <text:p>-97,3366338253348</text:p>
          </table:table-cell>
          <table:table-cell table:number-columns-repeated="1016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SCORPIO TANKERS</text:p>
          </table:table-cell>
          <table:table-cell office:value-type="string" calcext:value-type="string">
            <text:p>STNG</text:p>
          </table:table-cell>
          <table:table-cell office:value-type="string" calcext:value-type="string">
            <text:p>2010-03-31 00:00:00-04:00</text:p>
          </table:table-cell>
          <table:table-cell office:value-type="float" office:value="92.5190049981646" calcext:value-type="float">
            <text:p>92,5190049981646</text:p>
          </table:table-cell>
          <table:table-cell office:value-type="float" office:value="47.8699989318848" calcext:value-type="float">
            <text:p>47,8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2592804226176" calcext:value-type="float">
            <text:p>-48,2592804226176</text:p>
          </table:table-cell>
          <table:table-cell table:number-columns-repeated="1016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SCRIPPS (E.W) CLASS 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1988-06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.65000009536743" calcext:value-type="float">
            <text:p>7,6500000953674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SCULPTOR CAPITAL MANAGEMENT INC (A)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2007-11-14 00:00:00-05:00</text:p>
          </table:table-cell>
          <table:table-cell office:value-type="float" office:value="126.790517523861" calcext:value-type="float">
            <text:p>126,790517523861</text:p>
          </table:table-cell>
          <table:table-cell office:value-type="float" office:value="8.39000034332275" calcext:value-type="float">
            <text:p>8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827856316275" calcext:value-type="float">
            <text:p>-93,3827856316275</text:p>
          </table:table-cell>
          <table:table-cell table:number-columns-repeated="1016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SEACOAST BANKING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1984-02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7700004577637" calcext:value-type="float">
            <text:p>19,77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SEASPINE HOLDINGS CORP.</text:p>
          </table:table-cell>
          <table:table-cell office:value-type="string" calcext:value-type="string">
            <text:p>SPN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SEAWORLD ENTERTAINMENT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2013-04-19 00:00:00-04:00</text:p>
          </table:table-cell>
          <table:table-cell office:value-type="float" office:value="26.7730246518808" calcext:value-type="float">
            <text:p>26,7730246518808</text:p>
          </table:table-cell>
          <table:table-cell office:value-type="float" office:value="54.2299995422363" calcext:value-type="float">
            <text:p>54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554624467604" calcext:value-type="float">
            <text:p>102,554624467604</text:p>
          </table:table-cell>
          <table:table-cell table:number-columns-repeated="1016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SECUREWORKS</text:p>
          </table:table-cell>
          <table:table-cell office:value-type="string" calcext:value-type="string">
            <text:p>SCWX</text:p>
          </table:table-cell>
          <table:table-cell office:value-type="string" calcext:value-type="string">
            <text:p>2016-04-21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8.69999980926514" calcext:value-type="float">
            <text:p>8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8571442195347" calcext:value-type="float">
            <text:p>-37,8571442195347</text:p>
          </table:table-cell>
          <table:table-cell table:number-columns-repeated="1016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2020-12-04 00:00:00-05:00</text:p>
          </table:table-cell>
          <table:table-cell office:value-type="float" office:value="48" calcext:value-type="float">
            <text:p>48</text:p>
          </table:table-cell>
          <table:table-cell office:value-type="float" office:value="3.52999997138977" calcext:value-type="float">
            <text:p>3,5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5833392938" calcext:value-type="float">
            <text:p>-92,645833392938</text:p>
          </table:table-cell>
          <table:table-cell table:number-columns-repeated="1016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SELECT ENERGY SERVICES</text:p>
          </table:table-cell>
          <table:table-cell office:value-type="string" calcext:value-type="string">
            <text:p>WTTR</text:p>
          </table:table-cell>
          <table:table-cell office:value-type="string" calcext:value-type="string">
            <text:p>2017-06-26 00:00:00-04:00</text:p>
          </table:table-cell>
          <table:table-cell office:value-type="float" office:value="11.6299097737301" calcext:value-type="float">
            <text:p>11,6299097737301</text:p>
          </table:table-cell>
          <table:table-cell office:value-type="float" office:value="7.55000019073486" calcext:value-type="float">
            <text:p>7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0811800123424" calcext:value-type="float">
            <text:p>-35,0811800123424</text:p>
          </table:table-cell>
          <table:table-cell table:number-columns-repeated="1016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SELECT MEDICAL HOLDINGS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2009-09-25 00:00:00-04:00</text:p>
          </table:table-cell>
          <table:table-cell office:value-type="float" office:value="7.55253223683788" calcext:value-type="float">
            <text:p>7,55253223683788</text:p>
          </table:table-cell>
          <table:table-cell office:value-type="float" office:value="30.7999992370606" calcext:value-type="float">
            <text:p>30,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07.810232001817" calcext:value-type="float">
            <text:p>307,810232001817</text:p>
          </table:table-cell>
          <table:table-cell table:number-columns-repeated="1016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SELECTIVE INSURANCE GROUP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2.839996337891" calcext:value-type="float">
            <text:p>102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SELECTQUOTE</text:p>
          </table:table-cell>
          <table:table-cell office:value-type="string" calcext:value-type="string">
            <text:p>SLQT</text:p>
          </table:table-cell>
          <table:table-cell office:value-type="string" calcext:value-type="string">
            <text:p>2020-05-21 00:00:00-04:00</text:p>
          </table:table-cell>
          <table:table-cell office:value-type="float" office:value="26.2000007629394" calcext:value-type="float">
            <text:p>26,2000007629394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633588473965" calcext:value-type="float">
            <text:p>-95,7633588473965</text:p>
          </table:table-cell>
          <table:table-cell table:number-columns-repeated="1016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SEMA4 HOLDINGS CORP (A)</text:p>
          </table:table-cell>
          <table:table-cell office:value-type="string" calcext:value-type="string">
            <text:p>SMF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SEMTECH CORP</text:p>
          </table:table-cell>
          <table:table-cell office:value-type="string" calcext:value-type="string">
            <text:p>SMT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2399997711182" calcext:value-type="float">
            <text:p>18,2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office:value-type="string" calcext:value-type="string">
            <text:p>SENECA FOOD A</text:p>
          </table:table-cell>
          <table:table-cell office:value-type="string" calcext:value-type="string">
            <text:p>SENEA</text:p>
          </table:table-cell>
          <table:table-cell office:value-type="string" calcext:value-type="string">
            <text:p>1998-06-0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47.3499984741211" calcext:value-type="float">
            <text:p>47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5.937490463257" calcext:value-type="float">
            <text:p>195,9374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SENSEONICS HOLDINGS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2015-12-22 00:00:00-05:00</text:p>
          </table:table-cell>
          <table:table-cell office:value-type="float" office:value="3.25" calcext:value-type="float">
            <text:p>3,25</text:p>
          </table:table-cell>
          <table:table-cell office:value-type="float" office:value="0.579999983310699" calcext:value-type="float">
            <text:p>0,57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1538466673631" calcext:value-type="float">
            <text:p>-82,1538466673631</text:p>
          </table:table-cell>
          <table:table-cell table:number-columns-repeated="1016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office:value-type="string" calcext:value-type="string">
            <text:p>SENSIENT TECH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5.629997253418" calcext:value-type="float">
            <text:p>75,6299972534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SERES THERAPEUTICS</text:p>
          </table:table-cell>
          <table:table-cell office:value-type="string" calcext:value-type="string">
            <text:p>MCRB</text:p>
          </table:table-cell>
          <table:table-cell office:value-type="string" calcext:value-type="string">
            <text:p>2015-06-26 00:00:00-04:00</text:p>
          </table:table-cell>
          <table:table-cell office:value-type="float" office:value="28.5" calcext:value-type="float">
            <text:p>28,5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50877527605" calcext:value-type="float">
            <text:p>-80,350877527605</text:p>
          </table:table-cell>
          <table:table-cell table:number-columns-repeated="1016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SERITAGE GROWTH PROPERTIES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2015-07-06 00:00:00-04:00</text:p>
          </table:table-cell>
          <table:table-cell office:value-type="float" office:value="33.3837055833144" calcext:value-type="float">
            <text:p>33,3837055833144</text:p>
          </table:table-cell>
          <table:table-cell office:value-type="float" office:value="7.57999992370606" calcext:value-type="float">
            <text:p>7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2943123261468" calcext:value-type="float">
            <text:p>-77,2943123261468</text:p>
          </table:table-cell>
          <table:table-cell table:number-columns-repeated="1016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SERVICE PROPERTIES TRUS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995-08-17 00:00:00-04:00</text:p>
          </table:table-cell>
          <table:table-cell office:value-type="float" office:value="2.88458843136308" calcext:value-type="float">
            <text:p>2,88458843136308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536203007812" calcext:value-type="float">
            <text:p>208,536203007812</text:p>
          </table:table-cell>
          <table:table-cell table:number-columns-repeated="1016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SERVISFIRST BANCSHARES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2014-05-14 00:00:00-04:00</text:p>
          </table:table-cell>
          <table:table-cell office:value-type="float" office:value="13.67397288375" calcext:value-type="float">
            <text:p>13,67397288375</text:p>
          </table:table-cell>
          <table:table-cell office:value-type="float" office:value="46.5499992370606" calcext:value-type="float">
            <text:p>46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0.427757410431" calcext:value-type="float">
            <text:p>240,427757410431</text:p>
          </table:table-cell>
          <table:table-cell table:number-columns-repeated="1016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RYMAN HOSPITALITY PROPERTIES</text:p>
          </table:table-cell>
          <table:table-cell office:value-type="string" calcext:value-type="string">
            <text:p>RHP</text:p>
          </table:table-cell>
          <table:table-cell office:value-type="string" calcext:value-type="string">
            <text:p>1991-10-24 00:00:00-04:00</text:p>
          </table:table-cell>
          <table:table-cell office:value-type="float" office:value="5.33889038498337" calcext:value-type="float">
            <text:p>5,33889038498337</text:p>
          </table:table-cell>
          <table:table-cell office:value-type="float" office:value="94.2099990844727" calcext:value-type="float">
            <text:p>94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4.59886401594" calcext:value-type="float">
            <text:p>1664,59886401594</text:p>
          </table:table-cell>
          <table:table-cell table:number-columns-repeated="1016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S&amp;T BANCORP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1992-04-21 00:00:00-04:00</text:p>
          </table:table-cell>
          <table:table-cell office:value-type="float" office:value="1.81112457544376" calcext:value-type="float">
            <text:p>1,81112457544376</text:p>
          </table:table-cell>
          <table:table-cell office:value-type="float" office:value="26.4699993133545" calcext:value-type="float">
            <text:p>26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1.52283902773" calcext:value-type="float">
            <text:p>1361,52283902773</text:p>
          </table:table-cell>
          <table:table-cell table:number-columns-repeated="1016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SABRA HEALTH CARE REIT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2002-04-02 00:00:00-05:00</text:p>
          </table:table-cell>
          <table:table-cell office:value-type="float" office:value="19.3245887756348" calcext:value-type="float">
            <text:p>19,3245887756348</text:p>
          </table:table-cell>
          <table:table-cell office:value-type="float" office:value="11.2600002288818" calcext:value-type="float">
            <text:p>11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7322647347668" calcext:value-type="float">
            <text:p>-41,7322647347668</text:p>
          </table:table-cell>
          <table:table-cell table:number-columns-repeated="1016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SABRE CORP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2014-04-17 00:00:00-04:00</text:p>
          </table:table-cell>
          <table:table-cell office:value-type="float" office:value="14.5038955314663" calcext:value-type="float">
            <text:p>14,5038955314663</text:p>
          </table:table-cell>
          <table:table-cell office:value-type="float" office:value="3.83999991416931" calcext:value-type="float">
            <text:p>3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5243548477137" calcext:value-type="float">
            <text:p>-73,5243548477137</text:p>
          </table:table-cell>
          <table:table-cell table:number-columns-repeated="1016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SAFE BULKER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2008-05-30 00:00:00-04:00</text:p>
          </table:table-cell>
          <table:table-cell office:value-type="float" office:value="10.7378420398418" calcext:value-type="float">
            <text:p>10,737842039841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4049963948662" calcext:value-type="float">
            <text:p>-67,4049963948662</text:p>
          </table:table-cell>
          <table:table-cell table:number-columns-repeated="1016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SAFEHOLD INC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989-11-16 00:00:00-05:00</text:p>
          </table:table-cell>
          <table:table-cell office:value-type="float" office:value="-33.5954627990723" calcext:value-type="float">
            <text:p>-33,5954627990723</text:p>
          </table:table-cell>
          <table:table-cell office:value-type="float" office:value="27.6900005340576" calcext:value-type="float">
            <text:p>27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2.421845770264" calcext:value-type="float">
            <text:p>-182,421845770264</text:p>
          </table:table-cell>
          <table:table-cell table:number-columns-repeated="1016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SAFETY INSURANCE GROUP INC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2002-11-22 00:00:00-05:00</text:p>
          </table:table-cell>
          <table:table-cell office:value-type="float" office:value="5.48214329428469" calcext:value-type="float">
            <text:p>5,48214329428469</text:p>
          </table:table-cell>
          <table:table-cell office:value-type="float" office:value="71.4300003051758" calcext:value-type="float">
            <text:p>7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2.95755639302" calcext:value-type="float">
            <text:p>1202,95755639302</text:p>
          </table:table-cell>
          <table:table-cell table:number-columns-repeated="1016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SAGE THERAPEUTIC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2014-07-18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48.8600006103516" calcext:value-type="float">
            <text:p>48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.9629652235243" calcext:value-type="float">
            <text:p>80,9629652235243</text:p>
          </table:table-cell>
          <table:table-cell table:number-columns-repeated="1016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number-columns-repeated="2" office:value-type="string" calcext:value-type="string">
            <text:p>SAIA</text:p>
          </table:table-cell>
          <table:table-cell office:value-type="string" calcext:value-type="string">
            <text:p>2002-09-11 00:00:00-04:00</text:p>
          </table:table-cell>
          <table:table-cell office:value-type="float" office:value="9.66666698455811" calcext:value-type="float">
            <text:p>9,66666698455811</text:p>
          </table:table-cell>
          <table:table-cell office:value-type="float" office:value="294.720001220703" calcext:value-type="float">
            <text:p>294,7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8.82749857319" calcext:value-type="float">
            <text:p>2948,82749857319</text:p>
          </table:table-cell>
          <table:table-cell table:number-columns-repeated="1016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SAILPOINT TECHNOLOGIES</text:p>
          </table:table-cell>
          <table:table-cell office:value-type="string" calcext:value-type="string">
            <text:p>SAI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2006-11-17 00:00:00-05:00</text:p>
          </table:table-cell>
          <table:table-cell office:value-type="float" office:value="7.34999990463257" calcext:value-type="float">
            <text:p>7,34999990463257</text:p>
          </table:table-cell>
          <table:table-cell office:value-type="float" office:value="12.1199998855591" calcext:value-type="float">
            <text:p>12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64.8979597662317" calcext:value-type="float">
            <text:p>64,8979597662317</text:p>
          </table:table-cell>
          <table:table-cell table:number-columns-repeated="1016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SANA BIOTECHNOLOGY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2021-02-04 00:00:00-05:00</text:p>
          </table:table-cell>
          <table:table-cell office:value-type="float" office:value="35" calcext:value-type="float">
            <text:p>35</text:p>
          </table:table-cell>
          <table:table-cell office:value-type="float" office:value="5.80000019073486" calcext:value-type="float">
            <text:p>5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4285708836147" calcext:value-type="float">
            <text:p>-83,4285708836147</text:p>
          </table:table-cell>
          <table:table-cell table:number-columns-repeated="1016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SANDERSON FARMS</text:p>
          </table:table-cell>
          <table:table-cell office:value-type="string" calcext:value-type="string">
            <text:p>SAF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SANDRIDGE ENERG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2016-10-04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13.7200002670288" calcext:value-type="float">
            <text:p>13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1199989318848" calcext:value-type="float">
            <text:p>-45,1199989318848</text:p>
          </table:table-cell>
          <table:table-cell table:number-columns-repeated="1016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SANDY SPRING BANCORP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1994-04-07 00:00:00-04:00</text:p>
          </table:table-cell>
          <table:table-cell office:value-type="float" office:value="2.3448646068573" calcext:value-type="float">
            <text:p>2,3448646068573</text:p>
          </table:table-cell>
          <table:table-cell office:value-type="float" office:value="22.2900009155273" calcext:value-type="float">
            <text:p>22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850.58797213036" calcext:value-type="float">
            <text:p>850,58797213036</text:p>
          </table:table-cell>
          <table:table-cell table:number-columns-repeated="1016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2000-03-24 00:00:00-05:00</text:p>
          </table:table-cell>
          <table:table-cell office:value-type="float" office:value="63" calcext:value-type="float">
            <text:p>63</text:p>
          </table:table-cell>
          <table:table-cell office:value-type="float" office:value="135.929992675781" calcext:value-type="float">
            <text:p>135,92999267578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761893136161" calcext:value-type="float">
            <text:p>115,761893136161</text:p>
          </table:table-cell>
          <table:table-cell table:number-columns-repeated="1016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SILK ROAD MEDICAL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2019-04-04 00:00:00-04:00</text:p>
          </table:table-cell>
          <table:table-cell office:value-type="float" office:value="33.1500015258789" calcext:value-type="float">
            <text:p>33,1500015258789</text:p>
          </table:table-cell>
          <table:table-cell office:value-type="float" office:value="42.2200012207031" calcext:value-type="float">
            <text:p>42,2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3604804746197" calcext:value-type="float">
            <text:p>27,3604804746197</text:p>
          </table:table-cell>
          <table:table-cell table:number-columns-repeated="1016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SILVERBOW RESOURCES</text:p>
          </table:table-cell>
          <table:table-cell office:value-type="string" calcext:value-type="string">
            <text:p>SBOW</text:p>
          </table:table-cell>
          <table:table-cell office:value-type="string" calcext:value-type="string">
            <text:p>2017-01-03 00:00:00-05:00</text:p>
          </table:table-cell>
          <table:table-cell office:value-type="float" office:value="33.6500015258789" calcext:value-type="float">
            <text:p>33,6500015258789</text:p>
          </table:table-cell>
          <table:table-cell office:value-type="float" office:value="22.7199993133545" calcext:value-type="float">
            <text:p>22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4814315509572" calcext:value-type="float">
            <text:p>-32,4814315509572</text:p>
          </table:table-cell>
          <table:table-cell table:number-columns-repeated="1016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SILVERCREST ASSET MANAGEMENT GROUP INC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2013-06-27 00:00:00-04:00</text:p>
          </table:table-cell>
          <table:table-cell office:value-type="float" office:value="7.8335906143269" calcext:value-type="float">
            <text:p>7,8335906143269</text:p>
          </table:table-cell>
          <table:table-cell office:value-type="float" office:value="18.0200004577637" calcext:value-type="float">
            <text:p>18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30.035003677711" calcext:value-type="float">
            <text:p>130,035003677711</text:p>
          </table:table-cell>
          <table:table-cell table:number-columns-repeated="1016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SILVERGATE CAPIT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19-11-07 00:00:00-05:00</text:p>
          </table:table-cell>
          <table:table-cell office:value-type="float" office:value="12.75" calcext:value-type="float">
            <text:p>12,75</text:p>
          </table:table-cell>
          <table:table-cell office:value-type="float" office:value="1.27999997138977" calcext:value-type="float">
            <text:p>1,2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9607845381194" calcext:value-type="float">
            <text:p>-89,9607845381194</text:p>
          </table:table-cell>
          <table:table-cell table:number-columns-repeated="1016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SIMMONS FIRST NATIONAL CORP - CL A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1985-03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SIMPLY GOOD FOODS</text:p>
          </table:table-cell>
          <table:table-cell office:value-type="string" calcext:value-type="string">
            <text:p>SMPL</text:p>
          </table:table-cell>
          <table:table-cell office:value-type="string" calcext:value-type="string">
            <text:p>2017-07-10 00:00:00-04:00</text:p>
          </table:table-cell>
          <table:table-cell office:value-type="float" office:value="12.1999998092651" calcext:value-type="float">
            <text:p>12,1999998092651</text:p>
          </table:table-cell>
          <table:table-cell office:value-type="float" office:value="37.2400016784668" calcext:value-type="float">
            <text:p>37,2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.245920169485" calcext:value-type="float">
            <text:p>205,245920169485</text:p>
          </table:table-cell>
          <table:table-cell table:number-columns-repeated="1016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SIMPSON MANUFACTURING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994-05-26 00:00:00-04:00</text:p>
          </table:table-cell>
          <table:table-cell office:value-type="float" office:value="2.33208203315735" calcext:value-type="float">
            <text:p>2,33208203315735</text:p>
          </table:table-cell>
          <table:table-cell office:value-type="float" office:value="125.650001525879" calcext:value-type="float">
            <text:p>125,65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5287.88943696652" calcext:value-type="float">
            <text:p>5287,88943696652</text:p>
          </table:table-cell>
          <table:table-cell table:number-columns-repeated="1016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SIMULATIONS PLUS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1997-06-18 00:00:00-04:00</text:p>
          </table:table-cell>
          <table:table-cell office:value-type="float" office:value="1.12930992516604" calcext:value-type="float">
            <text:p>1,12930992516604</text:p>
          </table:table-cell>
          <table:table-cell office:value-type="float" office:value="41.189998626709" calcext:value-type="float">
            <text:p>41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547.36001241225" calcext:value-type="float">
            <text:p>3547,36001241225</text:p>
          </table:table-cell>
          <table:table-cell table:number-columns-repeated="1016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SINCLAIR BROADCAST A</text:p>
          </table:table-cell>
          <table:table-cell office:value-type="string" calcext:value-type="string">
            <text:p>SBGI</text:p>
          </table:table-cell>
          <table:table-cell office:value-type="string" calcext:value-type="string">
            <text:p>1995-06-07 00:00:00-04:00</text:p>
          </table:table-cell>
          <table:table-cell office:value-type="float" office:value="5.25688949150125" calcext:value-type="float">
            <text:p>5,25688949150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362494700849" calcext:value-type="float">
            <text:p>204,362494700849</text:p>
          </table:table-cell>
          <table:table-cell table:number-columns-repeated="1016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SINGULAR GENOMICS SYSTEMS</text:p>
          </table:table-cell>
          <table:table-cell office:value-type="string" calcext:value-type="string">
            <text:p>OMIC</text:p>
          </table:table-cell>
          <table:table-cell office:value-type="string" calcext:value-type="string">
            <text:p>2021-05-27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0.990000009536743" calcext:value-type="float">
            <text:p>0,9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862068636664" calcext:value-type="float">
            <text:p>-96,5862068636664</text:p>
          </table:table-cell>
          <table:table-cell table:number-columns-repeated="1016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SIRIUSPOINT LTD</text:p>
          </table:table-cell>
          <table:table-cell office:value-type="string" calcext:value-type="string">
            <text:p>SPNT</text:p>
          </table:table-cell>
          <table:table-cell office:value-type="string" calcext:value-type="string">
            <text:p>2013-08-15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8.98999977111816" calcext:value-type="float">
            <text:p>8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6122467663823" calcext:value-type="float">
            <text:p>-26,6122467663823</text:p>
          </table:table-cell>
          <table:table-cell table:number-columns-repeated="1016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SITE CENTERS</text:p>
          </table:table-cell>
          <table:table-cell office:value-type="string" calcext:value-type="string">
            <text:p>SITC</text:p>
          </table:table-cell>
          <table:table-cell office:value-type="string" calcext:value-type="string">
            <text:p>1993-02-02 00:00:00-05:00</text:p>
          </table:table-cell>
          <table:table-cell office:value-type="float" office:value="2.1202917098999" calcext:value-type="float">
            <text:p>2,1202917098999</text:p>
          </table:table-cell>
          <table:table-cell office:value-type="float" office:value="12.0900001525879" calcext:value-type="float">
            <text:p>12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70.20456648197" calcext:value-type="float">
            <text:p>470,20456648197</text:p>
          </table:table-cell>
          <table:table-cell table:number-columns-repeated="1016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SITIME</text:p>
          </table:table-cell>
          <table:table-cell office:value-type="string" calcext:value-type="string">
            <text:p>SITM</text:p>
          </table:table-cell>
          <table:table-cell office:value-type="string" calcext:value-type="string">
            <text:p>2019-11-20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83.9800033569336" calcext:value-type="float">
            <text:p>83,9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546.000025822566" calcext:value-type="float">
            <text:p>546,000025822566</text:p>
          </table:table-cell>
          <table:table-cell table:number-columns-repeated="1016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SITIO ROYALTIES CORP (A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2017-10-30 00:00:00-04:00</text:p>
          </table:table-cell>
          <table:table-cell office:value-type="float" office:value="25.3260386625115" calcext:value-type="float">
            <text:p>25,3260386625115</text:p>
          </table:table-cell>
          <table:table-cell office:value-type="float" office:value="25.0300006866455" calcext:value-type="float">
            <text:p>25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16890754140792" calcext:value-type="float">
            <text:p>-1,16890754140792</text:p>
          </table:table-cell>
          <table:table-cell table:number-columns-repeated="1016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SJW GROUP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1972-06-01 00:00:00-04:00</text:p>
          </table:table-cell>
          <table:table-cell office:value-type="float" office:value="0.231849193572998" calcext:value-type="float">
            <text:p>0,231849193572998</text:p>
          </table:table-cell>
          <table:table-cell office:value-type="float" office:value="75.8199996948242" calcext:value-type="float">
            <text:p>75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2602.2917467911" calcext:value-type="float">
            <text:p>32602,2917467911</text:p>
          </table:table-cell>
          <table:table-cell table:number-columns-repeated="1016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SKILLSOFT CORP (A)</text:p>
          </table:table-cell>
          <table:table-cell office:value-type="string" calcext:value-type="string">
            <text:p>SKIL</text:p>
          </table:table-cell>
          <table:table-cell office:value-type="string" calcext:value-type="string">
            <text:p>2019-07-26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2772688382507" calcext:value-type="float">
            <text:p>-88,2772688382507</text:p>
          </table:table-cell>
          <table:table-cell table:number-columns-repeated="1016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SKILLZ INC (A)</text:p>
          </table:table-cell>
          <table:table-cell office:value-type="string" calcext:value-type="string">
            <text:p>SKLZ</text:p>
          </table:table-cell>
          <table:table-cell office:value-type="string" calcext:value-type="string">
            <text:p>2020-04-27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0.589999973773956" calcext:value-type="float">
            <text:p>0,5899999737739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0703519087049" calcext:value-type="float">
            <text:p>-94,0703519087049</text:p>
          </table:table-cell>
          <table:table-cell table:number-columns-repeated="1016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SKYLINE CHAMPION CORP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1973-05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3.370002746582" calcext:value-type="float">
            <text:p>73,3700027465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SKYWATER TECHNOLOGY</text:p>
          </table:table-cell>
          <table:table-cell office:value-type="string" calcext:value-type="string">
            <text:p>SKYT</text:p>
          </table:table-cell>
          <table:table-cell office:value-type="string" calcext:value-type="string">
            <text:p>2021-04-21 00:00:00-04:00</text:p>
          </table:table-cell>
          <table:table-cell office:value-type="float" office:value="15.5" calcext:value-type="float">
            <text:p>15,5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5806476223853" calcext:value-type="float">
            <text:p>-42,5806476223853</text:p>
          </table:table-cell>
          <table:table-cell table:number-columns-repeated="1016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  <table:table-cell office:value-type="string" calcext:value-type="string">
            <text:p>1986-06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.6100006103516" calcext:value-type="float">
            <text:p>27,6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SLEEP NUMBER</text:p>
          </table:table-cell>
          <table:table-cell office:value-type="string" calcext:value-type="string">
            <text:p>SNBR</text:p>
          </table:table-cell>
          <table:table-cell office:value-type="string" calcext:value-type="string">
            <text:p>1998-12-04 00:00:00-05:00</text:p>
          </table:table-cell>
          <table:table-cell office:value-type="float" office:value="13.3333330154419" calcext:value-type="float">
            <text:p>13,3333330154419</text:p>
          </table:table-cell>
          <table:table-cell office:value-type="float" office:value="23.2000007629394" calcext:value-type="float">
            <text:p>23,2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0000098705294" calcext:value-type="float">
            <text:p>74,0000098705294</text:p>
          </table:table-cell>
          <table:table-cell table:number-columns-repeated="1016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SM ENERG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992-12-16 00:00:00-05:00</text:p>
          </table:table-cell>
          <table:table-cell office:value-type="float" office:value="2.32822823524475" calcext:value-type="float">
            <text:p>2,32822823524475</text:p>
          </table:table-cell>
          <table:table-cell office:value-type="float" office:value="26.4799995422363" calcext:value-type="float">
            <text:p>26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7.34552057147" calcext:value-type="float">
            <text:p>1037,34552057147</text:p>
          </table:table-cell>
          <table:table-cell table:number-columns-repeated="1016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SMART GLOBAL HOLDINGS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2017-05-24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16.1000003814697" calcext:value-type="float">
            <text:p>16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8.333339691162" calcext:value-type="float">
            <text:p>168,333339691162</text:p>
          </table:table-cell>
          <table:table-cell table:number-columns-repeated="1016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SMARTFINANCIAL INC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2003-10-07 00:00:00-04:00</text:p>
          </table:table-cell>
          <table:table-cell office:value-type="float" office:value="15.2949104309082" calcext:value-type="float">
            <text:p>15,2949104309082</text:p>
          </table:table-cell>
          <table:table-cell office:value-type="float" office:value="20.3799991607666" calcext:value-type="float">
            <text:p>20,3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2469336962076" calcext:value-type="float">
            <text:p>33,2469336962076</text:p>
          </table:table-cell>
          <table:table-cell table:number-columns-repeated="1016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SMARTRENT INC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2021-08-25 00:00:00-04:00</text:p>
          </table:table-cell>
          <table:table-cell office:value-type="float" office:value="12.5" calcext:value-type="float">
            <text:p>12,5</text:p>
          </table:table-cell>
          <table:table-cell office:value-type="float" office:value="2.6800000667572" calcext:value-type="float">
            <text:p>2,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5599994659424" calcext:value-type="float">
            <text:p>-78,5599994659424</text:p>
          </table:table-cell>
          <table:table-cell table:number-columns-repeated="1016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SMITH AND WESSON BRANDS INC</text:p>
          </table:table-cell>
          <table:table-cell office:value-type="string" calcext:value-type="string">
            <text:p>SWBI</text:p>
          </table:table-cell>
          <table:table-cell office:value-type="string" calcext:value-type="string">
            <text:p>1999-08-17 00:00:00-04:00</text:p>
          </table:table-cell>
          <table:table-cell office:value-type="float" office:value="0.880478682290821" calcext:value-type="float">
            <text:p>0,88047868229082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4.50136117197" calcext:value-type="float">
            <text:p>1234,50136117197</text:p>
          </table:table-cell>
          <table:table-cell table:number-columns-repeated="1016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SNAP ONE HOLDINGS</text:p>
          </table:table-cell>
          <table:table-cell office:value-type="string" calcext:value-type="string">
            <text:p>SNPO</text:p>
          </table:table-cell>
          <table:table-cell office:value-type="string" calcext:value-type="string">
            <text:p>2021-07-28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9.36999988555908" calcext:value-type="float">
            <text:p>9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4375007152557" calcext:value-type="float">
            <text:p>-41,4375007152557</text:p>
          </table:table-cell>
          <table:table-cell table:number-columns-repeated="1016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SOLARIS OILFIELD INFRASTRUCTUR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2017-05-12 00:00:00-04:00</text:p>
          </table:table-cell>
          <table:table-cell office:value-type="float" office:value="10.0264107315341" calcext:value-type="float">
            <text:p>10,0264107315341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1004549157337" calcext:value-type="float">
            <text:p>-24,1004549157337</text:p>
          </table:table-cell>
          <table:table-cell table:number-columns-repeated="1016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SOLARWINDS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2018-10-19 00:00:00-04:00</text:p>
          </table:table-cell>
          <table:table-cell office:value-type="float" office:value="14.9502007303794" calcext:value-type="float">
            <text:p>14,9502007303794</text:p>
          </table:table-cell>
          <table:table-cell office:value-type="float" office:value="8.72999954223633" calcext:value-type="float">
            <text:p>8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6061382741396" calcext:value-type="float">
            <text:p>-41,6061382741396</text:p>
          </table:table-cell>
          <table:table-cell table:number-columns-repeated="1016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SOLID POWER INC (A)</text:p>
          </table:table-cell>
          <table:table-cell office:value-type="string" calcext:value-type="string">
            <text:p>SLDP</text:p>
          </table:table-cell>
          <table:table-cell office:value-type="string" calcext:value-type="string">
            <text:p>2021-05-18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000004768372" calcext:value-type="float">
            <text:p>-79,50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SOLO BRANDS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2021-10-28 00:00:00-04:00</text:p>
          </table:table-cell>
          <table:table-cell office:value-type="float" office:value="22.3600006103516" calcext:value-type="float">
            <text:p>22,360000610351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4579615595901" calcext:value-type="float">
            <text:p>-66,4579615595901</text:p>
          </table:table-cell>
          <table:table-cell table:number-columns-repeated="1016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SOMALOGIC INC (A)</text:p>
          </table:table-cell>
          <table:table-cell office:value-type="string" calcext:value-type="string">
            <text:p>SLGC</text:p>
          </table:table-cell>
          <table:table-cell office:value-type="string" calcext:value-type="string">
            <text:p>2021-04-2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2.85999989509583" calcext:value-type="float">
            <text:p>2,85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714293207441" calcext:value-type="float">
            <text:p>-79,5714293207441</text:p>
          </table:table-cell>
          <table:table-cell table:number-columns-repeated="1016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SFL CORPORATION LTD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2004-06-17 00:00:00-04:00</text:p>
          </table:table-cell>
          <table:table-cell office:value-type="float" office:value="2.22118827350963" calcext:value-type="float">
            <text:p>2,22118827350963</text:p>
          </table:table-cell>
          <table:table-cell office:value-type="float" office:value="8.72999954223633" calcext:value-type="float">
            <text:p>8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3.032848514111" calcext:value-type="float">
            <text:p>293,032848514111</text:p>
          </table:table-cell>
          <table:table-cell table:number-columns-repeated="1016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SHAKE SHACK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2015-01-30 00:00:00-05:0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4.0425531914894" calcext:value-type="float">
            <text:p>34,0425531914894</text:p>
          </table:table-cell>
          <table:table-cell table:number-columns-repeated="101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SHARECARE INC</text:p>
          </table:table-cell>
          <table:table-cell office:value-type="string" calcext:value-type="string">
            <text:p>SHCR</text:p>
          </table:table-cell>
          <table:table-cell office:value-type="string" calcext:value-type="string">
            <text:p>2020-11-24 00:00:00-05:00</text:p>
          </table:table-cell>
          <table:table-cell office:value-type="float" office:value="10.6169996261597" calcext:value-type="float">
            <text:p>10,6169996261597</text:p>
          </table:table-cell>
          <table:table-cell office:value-type="float" office:value="1.53999996185303" calcext:value-type="float">
            <text:p>1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4949607603022" calcext:value-type="float">
            <text:p>-85,4949607603022</text:p>
          </table:table-cell>
          <table:table-cell table:number-columns-repeated="1016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SHENANDOAH TELECOMS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1999-04-26 00:00:00-04:00</text:p>
          </table:table-cell>
          <table:table-cell office:value-type="float" office:value="0.846548784349391" calcext:value-type="float">
            <text:p>0,846548784349391</text:p>
          </table:table-cell>
          <table:table-cell office:value-type="float" office:value="19.6399993896484" calcext:value-type="float">
            <text:p>19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0.00798450648" calcext:value-type="float">
            <text:p>2220,00798450648</text:p>
          </table:table-cell>
          <table:table-cell table:number-columns-repeated="1016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SHOALS TECHNOLOGIES GROUP</text:p>
          </table:table-cell>
          <table:table-cell office:value-type="string" calcext:value-type="string">
            <text:p>SHLS</text:p>
          </table:table-cell>
          <table:table-cell office:value-type="string" calcext:value-type="string">
            <text:p>2021-01-28 00:00:00-05:00</text:p>
          </table:table-cell>
          <table:table-cell office:value-type="float" office:value="33.3499984741211" calcext:value-type="float">
            <text:p>33,3499984741211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277335938842" calcext:value-type="float">
            <text:p>-44,5277335938842</text:p>
          </table:table-cell>
          <table:table-cell table:number-columns-repeated="1016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SHOCKWAVE MEDICAL</text:p>
          </table:table-cell>
          <table:table-cell office:value-type="string" calcext:value-type="string">
            <text:p>SWAV</text:p>
          </table:table-cell>
          <table:table-cell office:value-type="string" calcext:value-type="string">
            <text:p>2019-03-07 00:00:00-05:00</text:p>
          </table:table-cell>
          <table:table-cell office:value-type="float" office:value="24.7999992370605" calcext:value-type="float">
            <text:p>24,7999992370605</text:p>
          </table:table-cell>
          <table:table-cell office:value-type="float" office:value="279.920013427734" calcext:value-type="float">
            <text:p>279,9200134277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8.70976628672" calcext:value-type="float">
            <text:p>1028,70976628672</text:p>
          </table:table-cell>
          <table:table-cell table:number-columns-repeated="1016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SHOE CARNIVAL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1993-03-16 00:00:00-05:00</text:p>
          </table:table-cell>
          <table:table-cell office:value-type="float" office:value="2.76357971874757" calcext:value-type="float">
            <text:p>2,76357971874757</text:p>
          </table:table-cell>
          <table:table-cell office:value-type="float" office:value="22.3500003814697" calcext:value-type="float">
            <text:p>22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08.733695281227" calcext:value-type="float">
            <text:p>708,733695281227</text:p>
          </table:table-cell>
          <table:table-cell table:number-columns-repeated="1016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SHORE BANCSHARES INC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2001-04-09 00:00:00-04:00</text:p>
          </table:table-cell>
          <table:table-cell office:value-type="float" office:value="6.51937219818424" calcext:value-type="float">
            <text:p>6,51937219818424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76.5507456697683" calcext:value-type="float">
            <text:p>76,5507456697683</text:p>
          </table:table-cell>
          <table:table-cell table:number-columns-repeated="1016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SHOTSPOTTER</text:p>
          </table:table-cell>
          <table:table-cell office:value-type="string" calcext:value-type="string">
            <text:p>SSTI</text:p>
          </table:table-cell>
          <table:table-cell office:value-type="string" calcext:value-type="string">
            <text:p>2017-06-07 00:00:00-04:00</text:p>
          </table:table-cell>
          <table:table-cell office:value-type="float" office:value="12.1999998092651" calcext:value-type="float">
            <text:p>12,1999998092651</text:p>
          </table:table-cell>
          <table:table-cell office:value-type="float" office:value="31.3899993896484" calcext:value-type="float">
            <text:p>31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295080986884" calcext:value-type="float">
            <text:p>157,295080986884</text:p>
          </table:table-cell>
          <table:table-cell table:number-columns-repeated="1016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SHUTTERSTOCK INC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2012-10-11 00:00:00-04:00</text:p>
          </table:table-cell>
          <table:table-cell office:value-type="float" office:value="20.3370646538356" calcext:value-type="float">
            <text:p>20,3370646538356</text:p>
          </table:table-cell>
          <table:table-cell office:value-type="float" office:value="51.6500015258789" calcext:value-type="float">
            <text:p>51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969795568003" calcext:value-type="float">
            <text:p>153,969795568003</text:p>
          </table:table-cell>
          <table:table-cell table:number-columns-repeated="1016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SI-BONE</text:p>
          </table:table-cell>
          <table:table-cell office:value-type="string" calcext:value-type="string">
            <text:p>SIBN</text:p>
          </table:table-cell>
          <table:table-cell office:value-type="string" calcext:value-type="string">
            <text:p>2018-10-17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22.2700004577637" calcext:value-type="float">
            <text:p>22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.04762122744606" calcext:value-type="float">
            <text:p>6,04762122744606</text:p>
          </table:table-cell>
          <table:table-cell table:number-columns-repeated="1016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SIERRA BANCORP/CA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1994-04-18 00:00:00-04:00</text:p>
          </table:table-cell>
          <table:table-cell office:value-type="float" office:value="1.28107738494873" calcext:value-type="float">
            <text:p>1,28107738494873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29.43392686854" calcext:value-type="float">
            <text:p>1129,43392686854</text:p>
          </table:table-cell>
          <table:table-cell table:number-columns-repeated="1016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SIERRA ONCOLOGY</text:p>
          </table:table-cell>
          <table:table-cell office:value-type="string" calcext:value-type="string">
            <text:p>SRR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SIGA TECH INC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1997-09-10 00:00:00-04:00</text:p>
          </table:table-cell>
          <table:table-cell office:value-type="float" office:value="5.16823053359985" calcext:value-type="float">
            <text:p>5,16823053359985</text:p>
          </table:table-cell>
          <table:table-cell office:value-type="float" office:value="6.01000022888184" calcext:value-type="float">
            <text:p>6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2873867527666" calcext:value-type="float">
            <text:p>16,2873867527666</text:p>
          </table:table-cell>
          <table:table-cell table:number-columns-repeated="1016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SIGHT SCIENCES</text:p>
          </table:table-cell>
          <table:table-cell office:value-type="string" calcext:value-type="string">
            <text:p>SGHT</text:p>
          </table:table-cell>
          <table:table-cell office:value-type="string" calcext:value-type="string">
            <text:p>2021-07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0.9700002670288" calcext:value-type="float">
            <text:p>10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4333324432373" calcext:value-type="float">
            <text:p>-63,4333324432373</text:p>
          </table:table-cell>
          <table:table-cell table:number-columns-repeated="1016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1988-07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68.1900024414063" calcext:value-type="float">
            <text:p>68,19000244140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SPORTMANS WAREHOUSE HOLDINGS</text:p>
          </table:table-cell>
          <table:table-cell office:value-type="string" calcext:value-type="string">
            <text:p>SPWH</text:p>
          </table:table-cell>
          <table:table-cell office:value-type="string" calcext:value-type="string">
            <text:p>2014-04-17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6.15999984741211" calcext:value-type="float">
            <text:p>6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1578963430304" calcext:value-type="float">
            <text:p>-35,1578963430304</text:p>
          </table:table-cell>
          <table:table-cell table:number-columns-repeated="1016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SPRINGWORKS THERAPEUTICS</text:p>
          </table:table-cell>
          <table:table-cell office:value-type="string" calcext:value-type="string">
            <text:p>SWTX</text:p>
          </table:table-cell>
          <table:table-cell office:value-type="string" calcext:value-type="string">
            <text:p>2019-09-13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23.9599990844727" calcext:value-type="float">
            <text:p>23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20408536949936" calcext:value-type="float">
            <text:p>-2,20408536949936</text:p>
          </table:table-cell>
          <table:table-cell table:number-columns-repeated="1016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SPROUT SOCIA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2019-12-13 00:00:00-05:00</text:p>
          </table:table-cell>
          <table:table-cell office:value-type="float" office:value="18.0499992370606" calcext:value-type="float">
            <text:p>18,0499992370606</text:p>
          </table:table-cell>
          <table:table-cell office:value-type="float" office:value="39.439998626709" calcext:value-type="float">
            <text:p>39,4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.504156752152" calcext:value-type="float">
            <text:p>118,504156752152</text:p>
          </table:table-cell>
          <table:table-cell table:number-columns-repeated="1016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SPROUTS FARMERS MARKET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2013-08-01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36.5699996948242" calcext:value-type="float">
            <text:p>36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4.48571341378348" calcext:value-type="float">
            <text:p>4,48571341378348</text:p>
          </table:table-cell>
          <table:table-cell table:number-columns-repeated="1016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SPS COMMERCE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2010-04-22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7.14285714286" calcext:value-type="float">
            <text:p>2057,14285714286</text:p>
          </table:table-cell>
          <table:table-cell table:number-columns-repeated="1016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SPX CORP</text:p>
          </table:table-cell>
          <table:table-cell office:value-type="string" calcext:value-type="string">
            <text:p>SPX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9.9199981689453" calcext:value-type="float">
            <text:p>69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SQUARESPACE</text:p>
          </table:table-cell>
          <table:table-cell office:value-type="string" calcext:value-type="string">
            <text:p>SQSP</text:p>
          </table:table-cell>
          <table:table-cell office:value-type="string" calcext:value-type="string">
            <text:p>2021-05-19 00:00:00-04:00</text:p>
          </table:table-cell>
          <table:table-cell office:value-type="float" office:value="48" calcext:value-type="float">
            <text:p>48</text:p>
          </table:table-cell>
          <table:table-cell office:value-type="float" office:value="26.2600002288818" calcext:value-type="float">
            <text:p>26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2916661898295" calcext:value-type="float">
            <text:p>-45,2916661898295</text:p>
          </table:table-cell>
          <table:table-cell table:number-columns-repeated="1016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ST JOE CO (THE)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990-03-2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8300018310547" calcext:value-type="float">
            <text:p>41,8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STAAR SURGICAL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1992-02-2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5.8300018310547" calcext:value-type="float">
            <text:p>65,8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STAG INDUSTRIAL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2011-04-15 00:00:00-04:00</text:p>
          </table:table-cell>
          <table:table-cell office:value-type="float" office:value="6.08353719905931" calcext:value-type="float">
            <text:p>6,08353719905931</text:p>
          </table:table-cell>
          <table:table-cell office:value-type="float" office:value="34.7099990844727" calcext:value-type="float">
            <text:p>34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70.556206837033" calcext:value-type="float">
            <text:p>470,556206837033</text:p>
          </table:table-cell>
          <table:table-cell table:number-columns-repeated="1016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STAGWELL INC</text:p>
          </table:table-cell>
          <table:table-cell office:value-type="string" calcext:value-type="string">
            <text:p>STGW</text:p>
          </table:table-cell>
          <table:table-cell office:value-type="string" calcext:value-type="string">
            <text:p>1995-04-17 00:00:00-04:00</text:p>
          </table:table-cell>
          <table:table-cell office:value-type="float" office:value="6.2885984480381" calcext:value-type="float">
            <text:p>6,2885984480381</text:p>
          </table:table-cell>
          <table:table-cell office:value-type="float" office:value="5.71000003814697" calcext:value-type="float">
            <text:p>5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20075299245157" calcext:value-type="float">
            <text:p>-9,20075299245157</text:p>
          </table:table-cell>
          <table:table-cell table:number-columns-repeated="1016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STANDEX INTL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1973-02-21 00:00:00-05:00</text:p>
          </table:table-cell>
          <table:table-cell office:value-type="float" office:value="1.04280853271484" calcext:value-type="float">
            <text:p>1,04280853271484</text:p>
          </table:table-cell>
          <table:table-cell office:value-type="float" office:value="125.300003051758" calcext:value-type="float">
            <text:p>125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15.6288638675" calcext:value-type="float">
            <text:p>11915,6288638675</text:p>
          </table:table-cell>
          <table:table-cell table:number-columns-repeated="1016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STARRY GROUP HOLDINGS INC (A)</text:p>
          </table:table-cell>
          <table:table-cell office:value-type="string" calcext:value-type="string">
            <text:p>STR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STD MOTOR PROD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6.4000015258789" calcext:value-type="float">
            <text:p>36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STEELCASE INC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1998-02-18 00:00:00-05:00</text:p>
          </table:table-cell>
          <table:table-cell office:value-type="float" office:value="13.6550302470041" calcext:value-type="float">
            <text:p>13,6550302470041</text:p>
          </table:table-cell>
          <table:table-cell office:value-type="float" office:value="7.73999977111816" calcext:value-type="float">
            <text:p>7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3175933622239" calcext:value-type="float">
            <text:p>-43,3175933622239</text:p>
          </table:table-cell>
          <table:table-cell table:number-columns-repeated="1016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STEM INC (A)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2020-10-08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42999982833862" calcext:value-type="float">
            <text:p>4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7000017166138" calcext:value-type="float">
            <text:p>-55,7000017166138</text:p>
          </table:table-cell>
          <table:table-cell table:number-columns-repeated="1016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STEPAN CO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1973-02-21 00:00:00-05:00</text:p>
          </table:table-cell>
          <table:table-cell office:value-type="float" office:value="0.735578894615173" calcext:value-type="float">
            <text:p>0,735578894615173</text:p>
          </table:table-cell>
          <table:table-cell office:value-type="float" office:value="91.8600006103516" calcext:value-type="float">
            <text:p>91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88.1234742888" calcext:value-type="float">
            <text:p>12388,1234742888</text:p>
          </table:table-cell>
          <table:table-cell table:number-columns-repeated="1016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STEPSTONE 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2020-09-16 00:00:00-04:00</text:p>
          </table:table-cell>
          <table:table-cell office:value-type="float" office:value="23.7153026390076" calcext:value-type="float">
            <text:p>23,7153026390076</text:p>
          </table:table-cell>
          <table:table-cell office:value-type="float" office:value="21.75" calcext:value-type="float">
            <text:p>21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8706539791311" calcext:value-type="float">
            <text:p>-8,28706539791311</text:p>
          </table:table-cell>
          <table:table-cell table:number-columns-repeated="1016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STERLING BANCORP INC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2017-11-16 00:00:00-05:00</text:p>
          </table:table-cell>
          <table:table-cell office:value-type="float" office:value="11.8936614990234" calcext:value-type="float">
            <text:p>11,8936614990234</text:p>
          </table:table-cell>
          <table:table-cell office:value-type="float" office:value="4.6100001335144" calcext:value-type="float">
            <text:p>4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2398576006815" calcext:value-type="float">
            <text:p>-61,2398576006815</text:p>
          </table:table-cell>
          <table:table-cell table:number-columns-repeated="1016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STERLING CHECK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2021-09-23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1.1099996566773" calcext:value-type="float">
            <text:p>11,1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518531234176" calcext:value-type="float">
            <text:p>-58,8518531234176</text:p>
          </table:table-cell>
          <table:table-cell table:number-columns-repeated="1016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STERLING INFRASTRUCTURE INC</text:p>
          </table:table-cell>
          <table:table-cell office:value-type="string" calcext:value-type="string">
            <text:p>STRL</text:p>
          </table:table-cell>
          <table:table-cell office:value-type="string" calcext:value-type="string">
            <text:p>1991-07-1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STEVEN MADDEN</text:p>
          </table:table-cell>
          <table:table-cell office:value-type="string" calcext:value-type="string">
            <text:p>SHOO</text:p>
          </table:table-cell>
          <table:table-cell office:value-type="string" calcext:value-type="string">
            <text:p>1993-12-13 00:00:00-05:00</text:p>
          </table:table-cell>
          <table:table-cell office:value-type="float" office:value="0.569245962550477" calcext:value-type="float">
            <text:p>0,569245962550477</text:p>
          </table:table-cell>
          <table:table-cell office:value-type="float" office:value="32.5499992370605" calcext:value-type="float">
            <text:p>32,5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5618.09048784852" calcext:value-type="float">
            <text:p>5618,09048784852</text:p>
          </table:table-cell>
          <table:table-cell table:number-columns-repeated="1016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STEWART INFO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1973-02-21 00:00:00-05:00</text:p>
          </table:table-cell>
          <table:table-cell office:value-type="float" office:value="1.15837967395783" calcext:value-type="float">
            <text:p>1,15837967395783</text:p>
          </table:table-cell>
          <table:table-cell office:value-type="float" office:value="41.4599990844727" calcext:value-type="float">
            <text:p>41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9.13730847993" calcext:value-type="float">
            <text:p>3479,13730847993</text:p>
          </table:table-cell>
          <table:table-cell table:number-columns-repeated="1016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STHN MISSOURI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1994-04-12 00:00:00-04:00</text:p>
          </table:table-cell>
          <table:table-cell office:value-type="float" office:value="1.2620735168457" calcext:value-type="float">
            <text:p>1,2620735168457</text:p>
          </table:table-cell>
          <table:table-cell office:value-type="float" office:value="32.0499992370605" calcext:value-type="float">
            <text:p>32,0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39.47165591138" calcext:value-type="float">
            <text:p>2439,47165591138</text:p>
          </table:table-cell>
          <table:table-cell table:number-columns-repeated="1016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STITCH FIX CLASS A</text:p>
          </table:table-cell>
          <table:table-cell office:value-type="string" calcext:value-type="string">
            <text:p>SFIX</text:p>
          </table:table-cell>
          <table:table-cell office:value-type="string" calcext:value-type="string">
            <text:p>2017-11-17 00:00:00-05:00</text:p>
          </table:table-cell>
          <table:table-cell office:value-type="float" office:value="16.9500007629395" calcext:value-type="float">
            <text:p>16,9500007629395</text:p>
          </table:table-cell>
          <table:table-cell office:value-type="float" office:value="3.01999998092651" calcext:value-type="float">
            <text:p>3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1828917699542" calcext:value-type="float">
            <text:p>-82,1828917699542</text:p>
          </table:table-cell>
          <table:table-cell table:number-columns-repeated="1016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STOCK YARDS BANCORP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1993-03-24 00:00:00-05:00</text:p>
          </table:table-cell>
          <table:table-cell office:value-type="float" office:value="0.820676743984222" calcext:value-type="float">
            <text:p>0,820676743984222</text:p>
          </table:table-cell>
          <table:table-cell office:value-type="float" office:value="45.1699981689453" calcext:value-type="float">
            <text:p>45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5403.99392940684" calcext:value-type="float">
            <text:p>5403,99392940684</text:p>
          </table:table-cell>
          <table:table-cell table:number-columns-repeated="1016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STOKE THERAPEUTICS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2019-06-19 00:00:00-04:00</text:p>
          </table:table-cell>
          <table:table-cell office:value-type="float" office:value="27.2099990844727" calcext:value-type="float">
            <text:p>27,2099990844727</text:p>
          </table:table-cell>
          <table:table-cell office:value-type="float" office:value="10.7700004577637" calcext:value-type="float">
            <text:p>1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4189606022091" calcext:value-type="float">
            <text:p>-60,4189606022091</text:p>
          </table:table-cell>
          <table:table-cell table:number-columns-repeated="1016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STONECO</text:p>
          </table:table-cell>
          <table:table-cell office:value-type="string" calcext:value-type="string">
            <text:p>STNE</text:p>
          </table:table-cell>
          <table:table-cell office:value-type="string" calcext:value-type="string">
            <text:p>2018-10-25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12.8299999237061" calcext:value-type="float">
            <text:p>12,8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9062502384186" calcext:value-type="float">
            <text:p>-59,9062502384186</text:p>
          </table:table-cell>
          <table:table-cell table:number-columns-repeated="1016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STONEMOR INC</text:p>
          </table:table-cell>
          <table:table-cell office:value-type="string" calcext:value-type="string">
            <text:p>STO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STONERIDGE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1997-10-10 00:00:00-04:00</text:p>
          </table:table-cell>
          <table:table-cell office:value-type="float" office:value="20.75" calcext:value-type="float">
            <text:p>20,75</text:p>
          </table:table-cell>
          <table:table-cell office:value-type="float" office:value="17.0900001525879" calcext:value-type="float">
            <text:p>1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6385534815041" calcext:value-type="float">
            <text:p>-17,6385534815041</text:p>
          </table:table-cell>
          <table:table-cell table:number-columns-repeated="1016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STONEX GROUP INC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1995-03-06 00:00:00-05:00</text:p>
          </table:table-cell>
          <table:table-cell office:value-type="float" office:value="2.2539439201355" calcext:value-type="float">
            <text:p>2,2539439201355</text:p>
          </table:table-cell>
          <table:table-cell office:value-type="float" office:value="84.4700012207031" calcext:value-type="float">
            <text:p>8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47.65318986398" calcext:value-type="float">
            <text:p>3647,65318986398</text:p>
          </table:table-cell>
          <table:table-cell table:number-columns-repeated="1016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STRATEGIC EDUCATION</text:p>
          </table:table-cell>
          <table:table-cell office:value-type="string" calcext:value-type="string">
            <text:p>STRA</text:p>
          </table:table-cell>
          <table:table-cell office:value-type="string" calcext:value-type="string">
            <text:p>1996-07-25 00:00:00-04:00</text:p>
          </table:table-cell>
          <table:table-cell office:value-type="float" office:value="4.91453086877287" calcext:value-type="float">
            <text:p>4,91453086877287</text:p>
          </table:table-cell>
          <table:table-cell office:value-type="float" office:value="82.8399963378906" calcext:value-type="float">
            <text:p>82,83999633789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85.61351123582" calcext:value-type="float">
            <text:p>1585,61351123582</text:p>
          </table:table-cell>
          <table:table-cell table:number-columns-repeated="1016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SONDER HOLDINGS INC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2021-03-15 00:00:00-04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0.402999997138977" calcext:value-type="float">
            <text:p>0,4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900498558149" calcext:value-type="float">
            <text:p>-95,9900498558149</text:p>
          </table:table-cell>
          <table:table-cell table:number-columns-repeated="1016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SONIC AUTOMOTIVE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1997-11-12 00:00:00-05:00</text:p>
          </table:table-cell>
          <table:table-cell office:value-type="float" office:value="4.43383480793721" calcext:value-type="float">
            <text:p>4,43383480793721</text:p>
          </table:table-cell>
          <table:table-cell office:value-type="float" office:value="40.5900001525879" calcext:value-type="float">
            <text:p>40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815.460361309039" calcext:value-type="float">
            <text:p>815,460361309039</text:p>
          </table:table-cell>
          <table:table-cell table:number-columns-repeated="1016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SONOS INC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2018-08-02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21.329999923706" calcext:value-type="float">
            <text:p>21,3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3124995231628" calcext:value-type="float">
            <text:p>33,3124995231628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SORRENTO THERAPEUTICS INC</text:p>
          </table:table-cell>
          <table:table-cell office:value-type="string" calcext:value-type="string">
            <text:p>SRN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SOUTH JERSEY IND</text:p>
          </table:table-cell>
          <table:table-cell office:value-type="string" calcext:value-type="string">
            <text:p>SJ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SOUTH PLAINS FINANCIAL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2019-05-09 00:00:00-04:00</text:p>
          </table:table-cell>
          <table:table-cell office:value-type="float" office:value="16.8645289665311" calcext:value-type="float">
            <text:p>16,8645289665311</text:p>
          </table:table-cell>
          <table:table-cell office:value-type="float" office:value="19.5400009155273" calcext:value-type="float">
            <text:p>19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8644925945214" calcext:value-type="float">
            <text:p>15,8644925945214</text:p>
          </table:table-cell>
          <table:table-cell table:number-columns-repeated="1016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SOUTHERN FIRST BANCSHARES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1999-10-28 00:00:00-04:00</text:p>
          </table:table-cell>
          <table:table-cell office:value-type="float" office:value="4.78109407424927" calcext:value-type="float">
            <text:p>4,78109407424927</text:p>
          </table:table-cell>
          <table:table-cell office:value-type="float" office:value="22.1499996185303" calcext:value-type="float">
            <text:p>22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3.283074429116" calcext:value-type="float">
            <text:p>363,283074429116</text:p>
          </table:table-cell>
          <table:table-cell table:number-columns-repeated="1016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SOUTHSIDE BANCSHARES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1998-05-13 00:00:00-04:00</text:p>
          </table:table-cell>
          <table:table-cell office:value-type="float" office:value="2.71316750852036" calcext:value-type="float">
            <text:p>2,71316750852036</text:p>
          </table:table-cell>
          <table:table-cell office:value-type="float" office:value="28.1700000762939" calcext:value-type="float">
            <text:p>28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938.269844667888" calcext:value-type="float">
            <text:p>938,269844667888</text:p>
          </table:table-cell>
          <table:table-cell table:number-columns-repeated="1016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SOUTHSTATE CORP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1997-01-28 00:00:00-05:00</text:p>
          </table:table-cell>
          <table:table-cell office:value-type="float" office:value="6.87546633573442" calcext:value-type="float">
            <text:p>6,87546633573442</text:p>
          </table:table-cell>
          <table:table-cell office:value-type="float" office:value="65.2300033569336" calcext:value-type="float">
            <text:p>65,23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848.73569546706" calcext:value-type="float">
            <text:p>848,73569546706</text:p>
          </table:table-cell>
          <table:table-cell table:number-columns-repeated="1016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SOUTHWEST GAS HOLDINGS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4.5299987792969" calcext:value-type="float">
            <text:p>54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SOVOS BRANDS</text:p>
          </table:table-cell>
          <table:table-cell office:value-type="string" calcext:value-type="string">
            <text:p>SOVO</text:p>
          </table:table-cell>
          <table:table-cell office:value-type="string" calcext:value-type="string">
            <text:p>2021-09-23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17.7199993133545" calcext:value-type="float">
            <text:p>17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1355885651152" calcext:value-type="float">
            <text:p>20,1355885651152</text:p>
          </table:table-cell>
          <table:table-cell table:number-columns-repeated="1016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SP PL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004-06-02 00:00:00-04:00</text:p>
          </table:table-cell>
          <table:table-cell office:value-type="float" office:value="6.2350001335144" calcext:value-type="float">
            <text:p>6,2350001335144</text:p>
          </table:table-cell>
          <table:table-cell office:value-type="float" office:value="34.5999984741211" calcext:value-type="float">
            <text:p>34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4.931800051439" calcext:value-type="float">
            <text:p>454,931800051439</text:p>
          </table:table-cell>
          <table:table-cell table:number-columns-repeated="1016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SPARTANNASH</text:p>
          </table:table-cell>
          <table:table-cell office:value-type="string" calcext:value-type="string">
            <text:p>SPTN</text:p>
          </table:table-cell>
          <table:table-cell office:value-type="string" calcext:value-type="string">
            <text:p>2000-08-02 00:00:00-04:00</text:p>
          </table:table-cell>
          <table:table-cell office:value-type="float" office:value="7.334561864757" calcext:value-type="float">
            <text:p>7,334561864757</text:p>
          </table:table-cell>
          <table:table-cell office:value-type="float" office:value="23.8600006103516" calcext:value-type="float">
            <text:p>23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309146617199" calcext:value-type="float">
            <text:p>225,309146617199</text:p>
          </table:table-cell>
          <table:table-cell table:number-columns-repeated="1016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SPIRE GLOBAL INC (A)</text:p>
          </table:table-cell>
          <table:table-cell office:value-type="string" calcext:value-type="string">
            <text:p>SPIR</text:p>
          </table:table-cell>
          <table:table-cell office:value-type="string" calcext:value-type="string">
            <text:p>2020-11-03 00:00:00-05:00</text:p>
          </table:table-cell>
          <table:table-cell office:value-type="float" office:value="9.5" calcext:value-type="float">
            <text:p>9,5</text:p>
          </table:table-cell>
          <table:table-cell office:value-type="float" office:value="0.638999998569489" calcext:value-type="float">
            <text:p>0,6389999985694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2736842255843" calcext:value-type="float">
            <text:p>-93,2736842255843</text:p>
          </table:table-cell>
          <table:table-cell table:number-columns-repeated="1016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SPIRE INC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8.7099990844727" calcext:value-type="float">
            <text:p>68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SPIRIT AIRLINE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2011-05-26 00:00:00-04:00</text:p>
          </table:table-cell>
          <table:table-cell office:value-type="float" office:value="11.103809257526" calcext:value-type="float">
            <text:p>11,103809257526</text:p>
          </table:table-cell>
          <table:table-cell office:value-type="float" office:value="16.2199993133545" calcext:value-type="float">
            <text:p>16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0759901144805" calcext:value-type="float">
            <text:p>46,0759901144805</text:p>
          </table:table-cell>
          <table:table-cell table:number-columns-repeated="1016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SURGERY PARTNERS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2015-09-30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35.0200004577637" calcext:value-type="float">
            <text:p>35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3157918829667" calcext:value-type="float">
            <text:p>84,3157918829667</text:p>
          </table:table-cell>
          <table:table-cell table:number-columns-repeated="1016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SURMODICS INC</text:p>
          </table:table-cell>
          <table:table-cell office:value-type="string" calcext:value-type="string">
            <text:p>SRDX</text:p>
          </table:table-cell>
          <table:table-cell office:value-type="string" calcext:value-type="string">
            <text:p>1998-03-04 00:00:00-05:00</text:p>
          </table:table-cell>
          <table:table-cell office:value-type="float" office:value="3.75" calcext:value-type="float">
            <text:p>3,75</text:p>
          </table:table-cell>
          <table:table-cell office:value-type="float" office:value="22.1800003051758" calcext:value-type="float">
            <text:p>2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91.466674804687" calcext:value-type="float">
            <text:p>491,466674804687</text:p>
          </table:table-cell>
          <table:table-cell table:number-columns-repeated="1016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SUTRO BIOPHARMA</text:p>
          </table:table-cell>
          <table:table-cell office:value-type="string" calcext:value-type="string">
            <text:p>STRO</text:p>
          </table:table-cell>
          <table:table-cell office:value-type="string" calcext:value-type="string">
            <text:p>2018-09-27 00:00:00-04:00</text:p>
          </table:table-cell>
          <table:table-cell office:value-type="float" office:value="15.1199998855591" calcext:value-type="float">
            <text:p>15,1199998855591</text:p>
          </table:table-cell>
          <table:table-cell office:value-type="float" office:value="5.28999996185303" calcext:value-type="float">
            <text:p>5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0132275007129" calcext:value-type="float">
            <text:p>-65,0132275007129</text:p>
          </table:table-cell>
          <table:table-cell table:number-columns-repeated="1016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SWEETGRE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2021-11-18 00:00:00-05:00</text:p>
          </table:table-cell>
          <table:table-cell office:value-type="float" office:value="52" calcext:value-type="float">
            <text:p>52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153851289016" calcext:value-type="float">
            <text:p>-83,1153851289016</text:p>
          </table:table-cell>
          <table:table-cell table:number-columns-repeated="1016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SWK HOLDINGS</text:p>
          </table:table-cell>
          <table:table-cell office:value-type="string" calcext:value-type="string">
            <text:p>SWKH</text:p>
          </table:table-cell>
          <table:table-cell office:value-type="string" calcext:value-type="string">
            <text:p>1999-09-23 00:00:00-04:00</text:p>
          </table:table-cell>
          <table:table-cell office:value-type="float" office:value="2512.5" calcext:value-type="float">
            <text:p>2512,5</text:p>
          </table:table-cell>
          <table:table-cell office:value-type="float" office:value="17.3099994659424" calcext:value-type="float">
            <text:p>17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110447973754" calcext:value-type="float">
            <text:p>-99,3110447973754</text:p>
          </table:table-cell>
          <table:table-cell table:number-columns-repeated="1016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SYLVAMO</text:p>
          </table:table-cell>
          <table:table-cell office:value-type="string" calcext:value-type="string">
            <text:p>SLVM</text:p>
          </table:table-cell>
          <table:table-cell office:value-type="string" calcext:value-type="string">
            <text:p>2021-09-23 00:00:00-04:00</text:p>
          </table:table-cell>
          <table:table-cell office:value-type="float" office:value="24.5854568481445" calcext:value-type="float">
            <text:p>24,5854568481445</text:p>
          </table:table-cell>
          <table:table-cell office:value-type="float" office:value="44.8600006103516" calcext:value-type="float">
            <text:p>44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82.4655969886407" calcext:value-type="float">
            <text:p>82,4655969886407</text:p>
          </table:table-cell>
          <table:table-cell table:number-columns-repeated="1016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YNA</text:p>
          </table:table-cell>
          <table:table-cell office:value-type="string" calcext:value-type="string">
            <text:p>2002-01-29 00:00:00-05:00</text:p>
          </table:table-cell>
          <table:table-cell office:value-type="float" office:value="8.73999977111816" calcext:value-type="float">
            <text:p>8,73999977111816</text:p>
          </table:table-cell>
          <table:table-cell office:value-type="float" office:value="75.370002746582" calcext:value-type="float">
            <text:p>75,37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762.357033413737" calcext:value-type="float">
            <text:p>762,357033413737</text:p>
          </table:table-cell>
          <table:table-cell table:number-columns-repeated="1016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SYNDAX PHARMACEUTICALS</text:p>
          </table:table-cell>
          <table:table-cell office:value-type="string" calcext:value-type="string">
            <text:p>SNDX</text:p>
          </table:table-cell>
          <table:table-cell office:value-type="string" calcext:value-type="string">
            <text:p>2016-03-02 00:00:00-05:00</text:p>
          </table:table-cell>
          <table:table-cell office:value-type="float" office:value="12" calcext:value-type="float">
            <text:p>12</text:p>
          </table:table-cell>
          <table:table-cell office:value-type="float" office:value="20.1900005340576" calcext:value-type="float">
            <text:p>20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2500044504801" calcext:value-type="float">
            <text:p>68,2500044504801</text:p>
          </table:table-cell>
          <table:table-cell table:number-columns-repeated="1016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TACTILE SYSTEMS TECHNOLOGY</text:p>
          </table:table-cell>
          <table:table-cell office:value-type="string" calcext:value-type="string">
            <text:p>TCMD</text:p>
          </table:table-cell>
          <table:table-cell office:value-type="string" calcext:value-type="string">
            <text:p>2016-07-28 00:00:00-04:00</text:p>
          </table:table-cell>
          <table:table-cell office:value-type="float" office:value="10.3500003814697" calcext:value-type="float">
            <text:p>10,3500003814697</text:p>
          </table:table-cell>
          <table:table-cell office:value-type="float" office:value="18.4699993133545" calcext:value-type="float">
            <text:p>18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4540930686585" calcext:value-type="float">
            <text:p>78,4540930686585</text:p>
          </table:table-cell>
          <table:table-cell table:number-columns-repeated="1016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2021-05-07 00:00:00-04:00</text:p>
          </table:table-cell>
          <table:table-cell office:value-type="float" office:value="17.2099990844727" calcext:value-type="float">
            <text:p>17,2099990844727</text:p>
          </table:table-cell>
          <table:table-cell office:value-type="float" office:value="2.90000009536743" calcext:value-type="float">
            <text:p>2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493303332951" calcext:value-type="float">
            <text:p>-83,1493303332951</text:p>
          </table:table-cell>
          <table:table-cell table:number-columns-repeated="1016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TALOS ENERGY</text:p>
          </table:table-cell>
          <table:table-cell office:value-type="string" calcext:value-type="string">
            <text:p>TALO</text:p>
          </table:table-cell>
          <table:table-cell office:value-type="string" calcext:value-type="string">
            <text:p>2018-05-10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13.3699998855591" calcext:value-type="float">
            <text:p>13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8000003269741" calcext:value-type="float">
            <text:p>-61,8000003269741</text:p>
          </table:table-cell>
          <table:table-cell table:number-columns-repeated="1016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TANGER FACTORY OUTLET CENTER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1993-05-28 00:00:00-04:00</text:p>
          </table:table-cell>
          <table:table-cell office:value-type="float" office:value="1.00371958494186" calcext:value-type="float">
            <text:p>1,00371958494186</text:p>
          </table:table-cell>
          <table:table-cell office:value-type="float" office:value="19.170000076294" calcext:value-type="float">
            <text:p>19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9.8959872746" calcext:value-type="float">
            <text:p>1809,8959872746</text:p>
          </table:table-cell>
          <table:table-cell table:number-columns-repeated="1016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TANGO THERAPEUTICS INC</text:p>
          </table:table-cell>
          <table:table-cell office:value-type="string" calcext:value-type="string">
            <text:p>TNGX</text:p>
          </table:table-cell>
          <table:table-cell office:value-type="string" calcext:value-type="string">
            <text:p>2020-09-03 00:00:00-04:00</text:p>
          </table:table-cell>
          <table:table-cell office:value-type="float" office:value="9.88000011444092" calcext:value-type="float">
            <text:p>9,88000011444092</text:p>
          </table:table-cell>
          <table:table-cell office:value-type="float" office:value="3.3199999332428" calcext:value-type="float">
            <text:p>3,31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3967621985127" calcext:value-type="float">
            <text:p>-66,3967621985127</text:p>
          </table:table-cell>
          <table:table-cell table:number-columns-repeated="1016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TARGET HOSPITALITY CORP (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2018-03-12 00:00:00-04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12.5699996948242" calcext:value-type="float">
            <text:p>12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6142051575092" calcext:value-type="float">
            <text:p>27,6142051575092</text:p>
          </table:table-cell>
          <table:table-cell table:number-columns-repeated="1016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TARSUS PHARMACEUTICALS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2020-10-16 00:00:00-04:00</text:p>
          </table:table-cell>
          <table:table-cell office:value-type="float" office:value="16.2000007629395" calcext:value-type="float">
            <text:p>16,2000007629395</text:p>
          </table:table-cell>
          <table:table-cell office:value-type="float" office:value="15.2799997329712" calcext:value-type="float">
            <text:p>15,27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.67901843605426" calcext:value-type="float">
            <text:p>-5,67901843605426</text:p>
          </table:table-cell>
          <table:table-cell table:number-columns-repeated="1016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TATTOOED CHEF INC (A)</text:p>
          </table:table-cell>
          <table:table-cell office:value-type="string" calcext:value-type="string">
            <text:p>TTCF</text:p>
          </table:table-cell>
          <table:table-cell office:value-type="string" calcext:value-type="string">
            <text:p>2018-09-12 00:00:00-04:00</text:p>
          </table:table-cell>
          <table:table-cell office:value-type="float" office:value="9.57999992370606" calcext:value-type="float">
            <text:p>9,57999992370606</text:p>
          </table:table-cell>
          <table:table-cell office:value-type="float" office:value="1.45000004768372" calcext:value-type="float">
            <text:p>1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8643000080236" calcext:value-type="float">
            <text:p>-84,8643000080236</text:p>
          </table:table-cell>
          <table:table-cell table:number-columns-repeated="1016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TAYLOR MORRISON HOME II CORPORATION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2013-04-10 00:00:00-04:00</text:p>
          </table:table-cell>
          <table:table-cell office:value-type="float" office:value="23.3500003814697" calcext:value-type="float">
            <text:p>23,3500003814697</text:p>
          </table:table-cell>
          <table:table-cell office:value-type="float" office:value="42.0200004577637" calcext:value-type="float">
            <text:p>42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9571724680151" calcext:value-type="float">
            <text:p>79,9571724680151</text:p>
          </table:table-cell>
          <table:table-cell table:number-columns-repeated="1016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TECHTARGET INC.</text:p>
          </table:table-cell>
          <table:table-cell office:value-type="string" calcext:value-type="string">
            <text:p>TTGT</text:p>
          </table:table-cell>
          <table:table-cell office:value-type="string" calcext:value-type="string">
            <text:p>2007-05-17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33.2599983215332" calcext:value-type="float">
            <text:p>33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379298769195" calcext:value-type="float">
            <text:p>129,379298769195</text:p>
          </table:table-cell>
          <table:table-cell table:number-columns-repeated="1016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TEEKA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1995-07-20 00:00:00-04:00</text:p>
          </table:table-cell>
          <table:table-cell office:value-type="float" office:value="5.39176134909353" calcext:value-type="float">
            <text:p>5,39176134909353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62922150879996" calcext:value-type="float">
            <text:p>-2,62922150879996</text:p>
          </table:table-cell>
          <table:table-cell table:number-columns-repeated="1016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TEEKAY TANKERS</text:p>
          </table:table-cell>
          <table:table-cell office:value-type="string" calcext:value-type="string">
            <text:p>TNK</text:p>
          </table:table-cell>
          <table:table-cell office:value-type="string" calcext:value-type="string">
            <text:p>2007-12-13 00:00:00-05:00</text:p>
          </table:table-cell>
          <table:table-cell office:value-type="float" office:value="60.80948146712" calcext:value-type="float">
            <text:p>60,80948146712</text:p>
          </table:table-cell>
          <table:table-cell office:value-type="float" office:value="37.7099990844727" calcext:value-type="float">
            <text:p>37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866458738632" calcext:value-type="float">
            <text:p>-37,9866458738632</text:p>
          </table:table-cell>
          <table:table-cell table:number-columns-repeated="1016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0599994659424" calcext:value-type="float">
            <text:p>16,059999465942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TEJON RANCH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TELEPHONE &amp; DATA SYSTEM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1981-12-1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98999977111816" calcext:value-type="float">
            <text:p>8,989999771118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TELLURIA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1988-08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2020-11-19 00:00:00-05:00</text:p>
          </table:table-cell>
          <table:table-cell office:value-type="float" office:value="21.8999996185303" calcext:value-type="float">
            <text:p>21,8999996185303</text:p>
          </table:table-cell>
          <table:table-cell office:value-type="float" office:value="1.61000001430512" calcext:value-type="float">
            <text:p>1,6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84016331085" calcext:value-type="float">
            <text:p>-92,6484016331085</text:p>
          </table:table-cell>
          <table:table-cell table:number-columns-repeated="1016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TENABLE HOLDINGS</text:p>
          </table:table-cell>
          <table:table-cell office:value-type="string" calcext:value-type="string">
            <text:p>TENB</text:p>
          </table:table-cell>
          <table:table-cell office:value-type="string" calcext:value-type="string">
            <text:p>2018-07-26 00:00:00-04:00</text:p>
          </table:table-cell>
          <table:table-cell office:value-type="float" office:value="33.2400016784668" calcext:value-type="float">
            <text:p>33,2400016784668</text:p>
          </table:table-cell>
          <table:table-cell office:value-type="float" office:value="35.1199989318848" calcext:value-type="float">
            <text:p>35,1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5.65582779328152" calcext:value-type="float">
            <text:p>5,65582779328152</text:p>
          </table:table-cell>
          <table:table-cell table:number-columns-repeated="1016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TENAYA THERAPEUTICS</text:p>
          </table:table-cell>
          <table:table-cell office:value-type="string" calcext:value-type="string">
            <text:p>TNYA</text:p>
          </table:table-cell>
          <table:table-cell office:value-type="string" calcext:value-type="string">
            <text:p>2021-07-30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5.84000015258789" calcext:value-type="float">
            <text:p>5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0512812687801" calcext:value-type="float">
            <text:p>-70,0512812687801</text:p>
          </table:table-cell>
          <table:table-cell table:number-columns-repeated="1016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TENNANT CO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1973-02-22 00:00:00-05:00</text:p>
          </table:table-cell>
          <table:table-cell office:value-type="float" office:value="1.96240293979645" calcext:value-type="float">
            <text:p>1,96240293979645</text:p>
          </table:table-cell>
          <table:table-cell office:value-type="float" office:value="78.3000030517578" calcext:value-type="float">
            <text:p>78,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3890.00640815793" calcext:value-type="float">
            <text:p>3890,00640815793</text:p>
          </table:table-cell>
          <table:table-cell table:number-columns-repeated="1016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TENNECO</text:p>
          </table:table-cell>
          <table:table-cell office:value-type="string" calcext:value-type="string">
            <text:p>TE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TENON MEDICAL INC</text:p>
          </table:table-cell>
          <table:table-cell office:value-type="string" calcext:value-type="string">
            <text:p>TNON</text:p>
          </table:table-cell>
          <table:table-cell office:value-type="string" calcext:value-type="string">
            <text:p>2022-04-27 00:00:00-04:00</text:p>
          </table:table-cell>
          <table:table-cell office:value-type="float" office:value="22.0499992370606" calcext:value-type="float">
            <text:p>22,0499992370606</text:p>
          </table:table-cell>
          <table:table-cell office:value-type="float" office:value="1.95000004768372" calcext:value-type="float">
            <text:p>1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1564620627911" calcext:value-type="float">
            <text:p>-91,1564620627911</text:p>
          </table:table-cell>
          <table:table-cell table:number-columns-repeated="1016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TERAWULF INC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1994-04-05 00:00:00-04:00</text:p>
          </table:table-cell>
          <table:table-cell office:value-type="float" office:value="0.919788062572479" calcext:value-type="float">
            <text:p>0,919788062572479</text:p>
          </table:table-cell>
          <table:table-cell office:value-type="float" office:value="1.78999996185303" calcext:value-type="float">
            <text:p>1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94.6100449321689" calcext:value-type="float">
            <text:p>94,6100449321689</text:p>
          </table:table-cell>
          <table:table-cell table:number-columns-repeated="1016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TEREX CORP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1980-03-1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7.0800018310547" calcext:value-type="float">
            <text:p>47,0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STRATUS PROPERTIES INC</text:p>
          </table:table-cell>
          <table:table-cell office:value-type="string" calcext:value-type="string">
            <text:p>STRS</text:p>
          </table:table-cell>
          <table:table-cell office:value-type="string" calcext:value-type="string">
            <text:p>1992-07-01 00:00:00-04:00</text:p>
          </table:table-cell>
          <table:table-cell office:value-type="float" office:value="2.5165867805481" calcext:value-type="float">
            <text:p>2,5165867805481</text:p>
          </table:table-cell>
          <table:table-cell office:value-type="float" office:value="23.3199996948242" calcext:value-type="float">
            <text:p>23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826.651918983111" calcext:value-type="float">
            <text:p>826,651918983111</text:p>
          </table:table-cell>
          <table:table-cell table:number-columns-repeated="1016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STRIDE IN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2007-12-13 00:00:00-05:00</text:p>
          </table:table-cell>
          <table:table-cell office:value-type="float" office:value="19.75" calcext:value-type="float">
            <text:p>19,75</text:p>
          </table:table-cell>
          <table:table-cell office:value-type="float" office:value="40.1199989318848" calcext:value-type="float">
            <text:p>40,1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.139235098151" calcext:value-type="float">
            <text:p>103,139235098151</text:p>
          </table:table-cell>
          <table:table-cell table:number-columns-repeated="1016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STURM RUGER &amp; C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1973-05-03 00:00:00-04:00</text:p>
          </table:table-cell>
          <table:table-cell office:value-type="float" office:value="0.104615516960621" calcext:value-type="float">
            <text:p>0,104615516960621</text:p>
          </table:table-cell>
          <table:table-cell office:value-type="float" office:value="53.810001373291" calcext:value-type="float">
            <text:p>53,8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51335.9656546419" calcext:value-type="float">
            <text:p>51335,9656546419</text:p>
          </table:table-cell>
          <table:table-cell table:number-columns-repeated="1016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SUMMIT FINANCIAL GROUP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2000-01-07 00:00:00-05:00</text:p>
          </table:table-cell>
          <table:table-cell office:value-type="float" office:value="3.13755774497986" calcext:value-type="float">
            <text:p>3,13755774497986</text:p>
          </table:table-cell>
          <table:table-cell office:value-type="float" office:value="18.1900005340576" calcext:value-type="float">
            <text:p>18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79.750303023487" calcext:value-type="float">
            <text:p>479,750303023487</text:p>
          </table:table-cell>
          <table:table-cell table:number-columns-repeated="1016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SUMMIT HOTEL PROPER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2011-02-09 00:00:00-05:00</text:p>
          </table:table-cell>
          <table:table-cell office:value-type="float" office:value="6.7233454579274" calcext:value-type="float">
            <text:p>6,7233454579274</text:p>
          </table:table-cell>
          <table:table-cell office:value-type="float" office:value="6.78000020980835" calcext:value-type="float">
            <text:p>6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42657159824322" calcext:value-type="float">
            <text:p>0,842657159824322</text:p>
          </table:table-cell>
          <table:table-cell table:number-columns-repeated="1016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SUMMIT MATERIAL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2015-03-12 00:00:00-04:00</text:p>
          </table:table-cell>
          <table:table-cell office:value-type="float" office:value="19.5493183135986" calcext:value-type="float">
            <text:p>19,5493183135986</text:p>
          </table:table-cell>
          <table:table-cell office:value-type="float" office:value="29.5400009155273" calcext:value-type="float">
            <text:p>29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1050177896951" calcext:value-type="float">
            <text:p>51,1050177896951</text:p>
          </table:table-cell>
          <table:table-cell table:number-columns-repeated="1016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SUMO LOGIC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2020-09-17 00:00:00-04:00</text:p>
          </table:table-cell>
          <table:table-cell office:value-type="float" office:value="26.6399993896484" calcext:value-type="float">
            <text:p>26,6399993896484</text:p>
          </table:table-cell>
          <table:table-cell office:value-type="float" office:value="12.0299997329712" calcext:value-type="float">
            <text:p>12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8423423100914" calcext:value-type="float">
            <text:p>-54,8423423100914</text:p>
          </table:table-cell>
          <table:table-cell table:number-columns-repeated="1016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SUN COUNTRY AIRLINES HOLDINGS</text:p>
          </table:table-cell>
          <table:table-cell office:value-type="string" calcext:value-type="string">
            <text:p>SNCY</text:p>
          </table:table-cell>
          <table:table-cell office:value-type="string" calcext:value-type="string">
            <text:p>2021-03-17 00:00:00-04:00</text:p>
          </table:table-cell>
          <table:table-cell office:value-type="float" office:value="33" calcext:value-type="float">
            <text:p>33</text:p>
          </table:table-cell>
          <table:table-cell office:value-type="float" office:value="17.3500003814697" calcext:value-type="float">
            <text:p>17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4242412682735" calcext:value-type="float">
            <text:p>-47,4242412682735</text:p>
          </table:table-cell>
          <table:table-cell table:number-columns-repeated="1016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SUNCOKE ENERG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2011-07-21 00:00:00-04:00</text:p>
          </table:table-cell>
          <table:table-cell office:value-type="float" office:value="13.7041673660278" calcext:value-type="float">
            <text:p>13,7041673660278</text:p>
          </table:table-cell>
          <table:table-cell office:value-type="float" office:value="7.55000019073486" calcext:value-type="float">
            <text:p>7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9072680661281" calcext:value-type="float">
            <text:p>-44,9072680661281</text:p>
          </table:table-cell>
          <table:table-cell table:number-columns-repeated="1016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SUNLIGHT FINANCIAL HOLDINGS INC (A)</text:p>
          </table:table-cell>
          <table:table-cell office:value-type="string" calcext:value-type="string">
            <text:p>SUNL</text:p>
          </table:table-cell>
          <table:table-cell office:value-type="string" calcext:value-type="string">
            <text:p>2021-01-15 00:00:00-05:00</text:p>
          </table:table-cell>
          <table:table-cell office:value-type="float" office:value="12.5" calcext:value-type="float">
            <text:p>12,5</text:p>
          </table:table-cell>
          <table:table-cell office:value-type="float" office:value="0.425000011920929" calcext:value-type="float">
            <text:p>0,425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999999046326" calcext:value-type="float">
            <text:p>-96,5999999046326</text:p>
          </table:table-cell>
          <table:table-cell table:number-columns-repeated="1016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SUNNOVA ENERGY INTERNATIONA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2019-07-25 00:00:00-04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15.210000038147" calcext:value-type="float">
            <text:p>15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6470567928149" calcext:value-type="float">
            <text:p>37,6470567928149</text:p>
          </table:table-cell>
          <table:table-cell table:number-columns-repeated="1016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SUNOPTA INC.</text:p>
          </table:table-cell>
          <table:table-cell office:value-type="string" calcext:value-type="string">
            <text:p>STKL</text:p>
          </table:table-cell>
          <table:table-cell office:value-type="string" calcext:value-type="string">
            <text:p>1986-01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06999969482422" calcext:value-type="float">
            <text:p>8,0699996948242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SUNPOWER CORPORATION</text:p>
          </table:table-cell>
          <table:table-cell office:value-type="string" calcext:value-type="string">
            <text:p>SPWR</text:p>
          </table:table-cell>
          <table:table-cell office:value-type="string" calcext:value-type="string">
            <text:p>2005-11-17 00:00:00-05:00</text:p>
          </table:table-cell>
          <table:table-cell office:value-type="float" office:value="18.3366088867188" calcext:value-type="float">
            <text:p>18,3366088867188</text:p>
          </table:table-cell>
          <table:table-cell office:value-type="float" office:value="11.1199998855591" calcext:value-type="float">
            <text:p>11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3562901719885" calcext:value-type="float">
            <text:p>-39,3562901719885</text:p>
          </table:table-cell>
          <table:table-cell table:number-columns-repeated="1016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SUNSTONE HOTEL INVESTORS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2004-10-21 00:00:00-04:00</text:p>
          </table:table-cell>
          <table:table-cell office:value-type="float" office:value="7.83662557601929" calcext:value-type="float">
            <text:p>7,83662557601929</text:p>
          </table:table-cell>
          <table:table-cell office:value-type="float" office:value="10.4499998092651" calcext:value-type="float">
            <text:p>10,4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3482084590463" calcext:value-type="float">
            <text:p>33,3482084590463</text:p>
          </table:table-cell>
          <table:table-cell table:number-columns-repeated="1016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SUPER MICRO COMPUTER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2007-03-29 00:00:00-04:00</text:p>
          </table:table-cell>
          <table:table-cell office:value-type="float" office:value="8.85000038146973" calcext:value-type="float">
            <text:p>8,85000038146973</text:p>
          </table:table-cell>
          <table:table-cell office:value-type="float" office:value="138.199996948242" calcext:value-type="float">
            <text:p>138,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1.58181911051" calcext:value-type="float">
            <text:p>1461,58181911051</text:p>
          </table:table-cell>
          <table:table-cell table:number-columns-repeated="1016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SUPERIOR GROUP OF COMPANIES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1973-02-21 00:00:00-05:00</text:p>
          </table:table-cell>
          <table:table-cell office:value-type="float" office:value="0.265251189470291" calcext:value-type="float">
            <text:p>0,265251189470291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10.44869793367" calcext:value-type="float">
            <text:p>2810,44869793367</text:p>
          </table:table-cell>
          <table:table-cell table:number-columns-repeated="1016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SUPERNUS PHARMACEUTICALS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2012-05-01 00:00:00-04:00</text:p>
          </table:table-cell>
          <table:table-cell office:value-type="float" office:value="6.5" calcext:value-type="float">
            <text:p>6,5</text:p>
          </table:table-cell>
          <table:table-cell office:value-type="float" office:value="36.7999992370605" calcext:value-type="float">
            <text:p>36,7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466.153834416316" calcext:value-type="float">
            <text:p>466,153834416316</text:p>
          </table:table-cell>
          <table:table-cell table:number-columns-repeated="1016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THE SHYFT GROUP INC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1984-06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3.7999992370605" calcext:value-type="float">
            <text:p>23,79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THE VITA COCO COMPANY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2021-10-21 00:00:00-04:00</text:p>
          </table:table-cell>
          <table:table-cell office:value-type="float" office:value="15.3699998855591" calcext:value-type="float">
            <text:p>15,3699998855591</text:p>
          </table:table-cell>
          <table:table-cell office:value-type="float" office:value="23.3700008392334" calcext:value-type="float">
            <text:p>23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0494535669498" calcext:value-type="float">
            <text:p>52,0494535669498</text:p>
          </table:table-cell>
          <table:table-cell table:number-columns-repeated="1016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THERAVANCE BIOPHARMA</text:p>
          </table:table-cell>
          <table:table-cell office:value-type="string" calcext:value-type="string">
            <text:p>TBPH</text:p>
          </table:table-cell>
          <table:table-cell office:value-type="string" calcext:value-type="string">
            <text:p>2014-05-16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11.3599996566772" calcext:value-type="float">
            <text:p>11,35999965667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9830531750695" calcext:value-type="float">
            <text:p>-22,9830531750695</text:p>
          </table:table-cell>
          <table:table-cell table:number-columns-repeated="1016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THERMON GROUP HOLDING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2011-05-05 00:00:00-04:00</text:p>
          </table:table-cell>
          <table:table-cell office:value-type="float" office:value="12.0500001907349" calcext:value-type="float">
            <text:p>12,0500001907349</text:p>
          </table:table-cell>
          <table:table-cell office:value-type="float" office:value="20.9599990844727" calcext:value-type="float">
            <text:p>20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9418983626956" calcext:value-type="float">
            <text:p>73,9418983626956</text:p>
          </table:table-cell>
          <table:table-cell table:number-columns-repeated="1016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THESEUS PHARMACEUTICALS</text:p>
          </table:table-cell>
          <table:table-cell office:value-type="string" calcext:value-type="string">
            <text:p>THRX</text:p>
          </table:table-cell>
          <table:table-cell office:value-type="string" calcext:value-type="string">
            <text:p>2021-10-07 00:00:00-04:00</text:p>
          </table:table-cell>
          <table:table-cell office:value-type="float" office:value="20.7999992370606" calcext:value-type="float">
            <text:p>20,7999992370606</text:p>
          </table:table-cell>
          <table:table-cell office:value-type="float" office:value="11.8500003814697" calcext:value-type="float">
            <text:p>11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0288422301675" calcext:value-type="float">
            <text:p>-43,0288422301675</text:p>
          </table:table-cell>
          <table:table-cell table:number-columns-repeated="1016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THIRD COAST BANCSHARES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2021-11-09 00:00:00-05:00</text:p>
          </table:table-cell>
          <table:table-cell office:value-type="float" office:value="26" calcext:value-type="float">
            <text:p>26</text:p>
          </table:table-cell>
          <table:table-cell office:value-type="float" office:value="13.5500001907349" calcext:value-type="float">
            <text:p>13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8846146510198" calcext:value-type="float">
            <text:p>-47,8846146510198</text:p>
          </table:table-cell>
          <table:table-cell table:number-columns-repeated="1016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THORNE HEALTHTECH</text:p>
          </table:table-cell>
          <table:table-cell office:value-type="string" calcext:value-type="string">
            <text:p>THRN</text:p>
          </table:table-cell>
          <table:table-cell office:value-type="string" calcext:value-type="string">
            <text:p>2021-09-23 00:00:00-04:00</text:p>
          </table:table-cell>
          <table:table-cell office:value-type="float" office:value="8.5" calcext:value-type="float">
            <text:p>8,5</text:p>
          </table:table-cell>
          <table:table-cell office:value-type="float" office:value="4.36999988555908" calcext:value-type="float">
            <text:p>4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5882366404814" calcext:value-type="float">
            <text:p>-48,5882366404814</text:p>
          </table:table-cell>
          <table:table-cell table:number-columns-repeated="1016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THREDUP</text:p>
          </table:table-cell>
          <table:table-cell office:value-type="string" calcext:value-type="string">
            <text:p>TDUP</text:p>
          </table:table-cell>
          <table:table-cell office:value-type="string" calcext:value-type="string">
            <text:p>2021-03-26 00:00:00-04:00</text:p>
          </table:table-cell>
          <table:table-cell office:value-type="float" office:value="18.25" calcext:value-type="float">
            <text:p>18,2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013698630137" calcext:value-type="float">
            <text:p>-86,3013698630137</text:p>
          </table:table-cell>
          <table:table-cell table:number-columns-repeated="1016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THRYV HOLDINGS</text:p>
          </table:table-cell>
          <table:table-cell office:value-type="string" calcext:value-type="string">
            <text:p>THRY</text:p>
          </table:table-cell>
          <table:table-cell office:value-type="string" calcext:value-type="string">
            <text:p>2018-04-18 00:00:00-04:00</text:p>
          </table:table-cell>
          <table:table-cell office:value-type="float" office:value="8.75" calcext:value-type="float">
            <text:p>8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571428571429" calcext:value-type="float">
            <text:p>128,571428571429</text:p>
          </table:table-cell>
          <table:table-cell table:number-columns-repeated="1016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TIDEWATER INC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2.9900016784668" calcext:value-type="float">
            <text:p>42,990001678466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TILE SHOP HOLDINGS</text:p>
          </table:table-cell>
          <table:table-cell office:value-type="string" calcext:value-type="string">
            <text:p>TTSH</text:p>
          </table:table-cell>
          <table:table-cell office:value-type="string" calcext:value-type="string">
            <text:p>2012-08-22 00:00:00-04:00</text:p>
          </table:table-cell>
          <table:table-cell office:value-type="float" office:value="10.2768092607704" calcext:value-type="float">
            <text:p>10,2768092607704</text:p>
          </table:table-cell>
          <table:table-cell office:value-type="float" office:value="4.44000005722046" calcext:value-type="float">
            <text:p>4,4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7959281469856" calcext:value-type="float">
            <text:p>-56,7959281469856</text:p>
          </table:table-cell>
          <table:table-cell table:number-columns-repeated="1016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TILLYS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2012-05-04 00:00:00-04:00</text:p>
          </table:table-cell>
          <table:table-cell office:value-type="float" office:value="11.9701354715419" calcext:value-type="float">
            <text:p>11,9701354715419</text:p>
          </table:table-cell>
          <table:table-cell office:value-type="float" office:value="7.69000005722046" calcext:value-type="float">
            <text:p>7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7567834089861" calcext:value-type="float">
            <text:p>-35,7567834089861</text:p>
          </table:table-cell>
          <table:table-cell table:number-columns-repeated="1016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TIMKENSTEEL CORP</text:p>
          </table:table-cell>
          <table:table-cell office:value-type="string" calcext:value-type="string">
            <text:p>TMST</text:p>
          </table:table-cell>
          <table:table-cell office:value-type="string" calcext:value-type="string">
            <text:p>2014-06-19 00:00:00-04:00</text:p>
          </table:table-cell>
          <table:table-cell office:value-type="float" office:value="35.9479218677506" calcext:value-type="float">
            <text:p>35,9479218677506</text:p>
          </table:table-cell>
          <table:table-cell office:value-type="float" office:value="17.4899997711182" calcext:value-type="float">
            <text:p>17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3462841177234" calcext:value-type="float">
            <text:p>-51,3462841177234</text:p>
          </table:table-cell>
          <table:table-cell table:number-columns-repeated="1016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TIPTREE INC</text:p>
          </table:table-cell>
          <table:table-cell office:value-type="string" calcext:value-type="string">
            <text:p>TIPT</text:p>
          </table:table-cell>
          <table:table-cell office:value-type="string" calcext:value-type="string">
            <text:p>2010-10-15 00:00:00-04:00</text:p>
          </table:table-cell>
          <table:table-cell office:value-type="float" office:value="3.2597125461683" calcext:value-type="float">
            <text:p>3,2597125461683</text:p>
          </table:table-cell>
          <table:table-cell office:value-type="float" office:value="13.3999996185303" calcext:value-type="float">
            <text:p>13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1.079180410604" calcext:value-type="float">
            <text:p>311,079180410604</text:p>
          </table:table-cell>
          <table:table-cell table:number-columns-repeated="1016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TITAN INTL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1993-05-20 00:00:00-04:00</text:p>
          </table:table-cell>
          <table:table-cell office:value-type="float" office:value="5.06697122114153" calcext:value-type="float">
            <text:p>5,06697122114153</text:p>
          </table:table-cell>
          <table:table-cell office:value-type="float" office:value="9.90999984741211" calcext:value-type="float">
            <text:p>9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95.5803460272958" calcext:value-type="float">
            <text:p>95,5803460272958</text:p>
          </table:table-cell>
          <table:table-cell table:number-columns-repeated="1016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TITAN MACHINERY</text:p>
          </table:table-cell>
          <table:table-cell office:value-type="string" calcext:value-type="string">
            <text:p>TITN</text:p>
          </table:table-cell>
          <table:table-cell office:value-type="string" calcext:value-type="string">
            <text:p>2007-12-13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1.1700000762939" calcext:value-type="float">
            <text:p>31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.061219077962" calcext:value-type="float">
            <text:p>218,061219077962</text:p>
          </table:table-cell>
          <table:table-cell table:number-columns-repeated="1016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TIVITY HEALTH</text:p>
          </table:table-cell>
          <table:table-cell office:value-type="string" calcext:value-type="string">
            <text:p>TVT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TOMPKINS FINANCIAL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1986-06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4.1500015258789" calcext:value-type="float">
            <text:p>54,15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TOOTSIE ROLL IN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7.9199981689453" calcext:value-type="float">
            <text:p>37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TORRID HOLDINGS</text:p>
          </table:table-cell>
          <table:table-cell office:value-type="string" calcext:value-type="string">
            <text:p>CURV</text:p>
          </table:table-cell>
          <table:table-cell office:value-type="string" calcext:value-type="string">
            <text:p>2021-07-01 00:00:00-04:00</text:p>
          </table:table-cell>
          <table:table-cell office:value-type="float" office:value="23.25" calcext:value-type="float">
            <text:p>23,25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2150534352949" calcext:value-type="float">
            <text:p>-84,2150534352949</text:p>
          </table:table-cell>
          <table:table-cell table:number-columns-repeated="1016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TOWNE BAN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1999-05-05 00:00:00-04:00</text:p>
          </table:table-cell>
          <table:table-cell office:value-type="float" office:value="3.24812287406478" calcext:value-type="float">
            <text:p>3,24812287406478</text:p>
          </table:table-cell>
          <table:table-cell office:value-type="float" office:value="22.7199993133545" calcext:value-type="float">
            <text:p>22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599.480906180193" calcext:value-type="float">
            <text:p>599,480906180193</text:p>
          </table:table-cell>
          <table:table-cell table:number-columns-repeated="1016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TPG RE FINANCE TRUST</text:p>
          </table:table-cell>
          <table:table-cell office:value-type="string" calcext:value-type="string">
            <text:p>TRTX</text:p>
          </table:table-cell>
          <table:table-cell office:value-type="string" calcext:value-type="string">
            <text:p>2017-07-20 00:00:00-04:00</text:p>
          </table:table-cell>
          <table:table-cell office:value-type="float" office:value="9.73979814893391" calcext:value-type="float">
            <text:p>9,73979814893391</text:p>
          </table:table-cell>
          <table:table-cell office:value-type="float" office:value="5.57999992370606" calcext:value-type="float">
            <text:p>5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7092857738861" calcext:value-type="float">
            <text:p>-42,7092857738861</text:p>
          </table:table-cell>
          <table:table-cell table:number-columns-repeated="1016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TPI COMPOSITES</text:p>
          </table:table-cell>
          <table:table-cell office:value-type="string" calcext:value-type="string">
            <text:p>TPIC</text:p>
          </table:table-cell>
          <table:table-cell office:value-type="string" calcext:value-type="string">
            <text:p>2016-07-22 00:00:00-04:00</text:p>
          </table:table-cell>
          <table:table-cell office:value-type="float" office:value="11.4099998474121" calcext:value-type="float">
            <text:p>11,4099998474121</text:p>
          </table:table-cell>
          <table:table-cell office:value-type="float" office:value="9.39000034332275" calcext:value-type="float">
            <text:p>9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7037645144887" calcext:value-type="float">
            <text:p>-17,7037645144887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TRAEG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2021-07-29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2.86999988555908" calcext:value-type="float">
            <text:p>2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9545459747314" calcext:value-type="float">
            <text:p>-86,9545459747314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TRANSCAT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1977-12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2.4000015258789" calcext:value-type="float">
            <text:p>82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TRANSCONTINENTAL REALTY INVESTORS INC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1985-03-0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5.560001373291" calcext:value-type="float">
            <text:p>35,56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TRANSMEDICS GROUP</text:p>
          </table:table-cell>
          <table:table-cell office:value-type="string" calcext:value-type="string">
            <text:p>TMDX</text:p>
          </table:table-cell>
          <table:table-cell office:value-type="string" calcext:value-type="string">
            <text:p>2019-05-02 00:00:00-04:00</text:p>
          </table:table-cell>
          <table:table-cell office:value-type="float" office:value="20.25" calcext:value-type="float">
            <text:p>20,25</text:p>
          </table:table-cell>
          <table:table-cell office:value-type="float" office:value="74.4199981689453" calcext:value-type="float">
            <text:p>74,4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7.506163797261" calcext:value-type="float">
            <text:p>267,506163797261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TRANSPHORM</text:p>
          </table:table-cell>
          <table:table-cell office:value-type="string" calcext:value-type="string">
            <text:p>TGAN</text:p>
          </table:table-cell>
          <table:table-cell office:value-type="string" calcext:value-type="string">
            <text:p>2020-07-29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3.32999992370606" calcext:value-type="float">
            <text:p>3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4000015258789" calcext:value-type="float">
            <text:p>-33,4000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TRAVELCENTERS OF AMERICA IN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2007-02-01 00:00:00-05:00</text:p>
          </table:table-cell>
          <table:table-cell office:value-type="float" office:value="149.050003051758" calcext:value-type="float">
            <text:p>149,050003051758</text:p>
          </table:table-cell>
          <table:table-cell office:value-type="float" office:value="86.0699996948242" calcext:value-type="float">
            <text:p>8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2542784753005" calcext:value-type="float">
            <text:p>-42,2542784753005</text:p>
          </table:table-cell>
          <table:table-cell table:number-columns-repeated="1016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TRAVERE THERAPEUTICS INC</text:p>
          </table:table-cell>
          <table:table-cell office:value-type="string" calcext:value-type="string">
            <text:p>TVTX</text:p>
          </table:table-cell>
          <table:table-cell office:value-type="string" calcext:value-type="string">
            <text:p>2012-11-08 00:00:00-05:00</text:p>
          </table:table-cell>
          <table:table-cell office:value-type="float" office:value="1.5" calcext:value-type="float">
            <text:p>1,5</text:p>
          </table:table-cell>
          <table:table-cell office:value-type="float" office:value="15.9799995422363" calcext:value-type="float">
            <text:p>15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965.333302815755" calcext:value-type="float">
            <text:p>965,333302815755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TREACE MEDICAL CONCEPTS</text:p>
          </table:table-cell>
          <table:table-cell office:value-type="string" calcext:value-type="string">
            <text:p>TMCI</text:p>
          </table:table-cell>
          <table:table-cell office:value-type="string" calcext:value-type="string">
            <text:p>2021-04-23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26.4200000762939" calcext:value-type="float">
            <text:p>26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7.83673500528141" calcext:value-type="float">
            <text:p>7,83673500528141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TERRAN ORBITAL CORPORATION (A)</text:p>
          </table:table-cell>
          <table:table-cell office:value-type="string" calcext:value-type="string">
            <text:p>LLAP</text:p>
          </table:table-cell>
          <table:table-cell office:value-type="string" calcext:value-type="string">
            <text:p>2021-04-26 00:00:00-04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1.78999996185303" calcext:value-type="float">
            <text:p>1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7904376831554" calcext:value-type="float">
            <text:p>-81,7904376831554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TERRENO REALTY</text:p>
          </table:table-cell>
          <table:table-cell office:value-type="string" calcext:value-type="string">
            <text:p>TRNO</text:p>
          </table:table-cell>
          <table:table-cell office:value-type="string" calcext:value-type="string">
            <text:p>2010-02-10 00:00:00-05:00</text:p>
          </table:table-cell>
          <table:table-cell office:value-type="float" office:value="13.6356855118511" calcext:value-type="float">
            <text:p>13,6356855118511</text:p>
          </table:table-cell>
          <table:table-cell office:value-type="float" office:value="62.6599998474121" calcext:value-type="float">
            <text:p>62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359.529517551229" calcext:value-type="float">
            <text:p>359,529517551229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TETRA TECHNOLOGIES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990-04-03 00:00:00-04:00</text:p>
          </table:table-cell>
          <table:table-cell office:value-type="float" office:value="2.32964265442956" calcext:value-type="float">
            <text:p>2,32964265442956</text:p>
          </table:table-cell>
          <table:table-cell office:value-type="float" office:value="2.9300000667572" calcext:value-type="float">
            <text:p>2,93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770364874893" calcext:value-type="float">
            <text:p>25,770364874893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TEXAS CAPITAL BANCSHARES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2003-08-13 00:00:00-04:00</text:p>
          </table:table-cell>
          <table:table-cell office:value-type="float" office:value="11.8900003433228" calcext:value-type="float">
            <text:p>11,8900003433228</text:p>
          </table:table-cell>
          <table:table-cell office:value-type="float" office:value="47.4900016784668" calcext:value-type="float">
            <text:p>47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9.411272558427" calcext:value-type="float">
            <text:p>299,411272558427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TEXAS ROADHOUSE</text:p>
          </table:table-cell>
          <table:table-cell office:value-type="string" calcext:value-type="string">
            <text:p>TXRH</text:p>
          </table:table-cell>
          <table:table-cell office:value-type="string" calcext:value-type="string">
            <text:p>2004-10-05 00:00:00-04:00</text:p>
          </table:table-cell>
          <table:table-cell office:value-type="float" office:value="8.60292003962801" calcext:value-type="float">
            <text:p>8,60292003962801</text:p>
          </table:table-cell>
          <table:table-cell office:value-type="float" office:value="109.760002136231" calcext:value-type="float">
            <text:p>109,7600021362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5.8458945409" calcext:value-type="float">
            <text:p>1175,8458945409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TEXTAINER GROUP HOLDINGS LTD.</text:p>
          </table:table-cell>
          <table:table-cell office:value-type="string" calcext:value-type="string">
            <text:p>TGH</text:p>
          </table:table-cell>
          <table:table-cell office:value-type="string" calcext:value-type="string">
            <text:p>2007-10-10 00:00:00-04:00</text:p>
          </table:table-cell>
          <table:table-cell office:value-type="float" office:value="9.51916692185638" calcext:value-type="float">
            <text:p>9,51916692185638</text:p>
          </table:table-cell>
          <table:table-cell office:value-type="float" office:value="34.6199989318848" calcext:value-type="float">
            <text:p>34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687276587155" calcext:value-type="float">
            <text:p>263,687276587155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TG THERAPEUTICS INC</text:p>
          </table:table-cell>
          <table:table-cell office:value-type="string" calcext:value-type="string">
            <text:p>TGTX</text:p>
          </table:table-cell>
          <table:table-cell office:value-type="string" calcext:value-type="string">
            <text:p>2010-05-03 00:00:00-04:00</text:p>
          </table:table-cell>
          <table:table-cell office:value-type="float" office:value="205.3125" calcext:value-type="float">
            <text:p>205,31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9528158295282" calcext:value-type="float">
            <text:p>-82,9528158295282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THE AARONS COMPANY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2020-11-25 00:00:00-05:00</text:p>
          </table:table-cell>
          <table:table-cell office:value-type="float" office:value="28.3370762950969" calcext:value-type="float">
            <text:p>28,3370762950969</text:p>
          </table:table-cell>
          <table:table-cell office:value-type="float" office:value="12.1599998474121" calcext:value-type="float">
            <text:p>1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880223464828" calcext:value-type="float">
            <text:p>-57,0880223464828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THE BANCORP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2004-02-03 00:00:00-05:00</text:p>
          </table:table-cell>
          <table:table-cell office:value-type="float" office:value="15.1499996185303" calcext:value-type="float">
            <text:p>15,1499996185303</text:p>
          </table:table-cell>
          <table:table-cell office:value-type="float" office:value="30.4799995422363" calcext:value-type="float">
            <text:p>30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.188120856159" calcext:value-type="float">
            <text:p>101,188120856159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THE BEACHBODY COMPANY INC (A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2021-01-15 00:00:00-05:00</text:p>
          </table:table-cell>
          <table:table-cell office:value-type="float" office:value="11.2419996261597" calcext:value-type="float">
            <text:p>11,2419996261597</text:p>
          </table:table-cell>
          <table:table-cell office:value-type="float" office:value="0.474999994039536" calcext:value-type="float">
            <text:p>0,4749999940395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747730845478" calcext:value-type="float">
            <text:p>-95,7747730845478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THE CONTAINER STORE GROUP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2013-11-01 00:00:00-04:00</text:p>
          </table:table-cell>
          <table:table-cell office:value-type="float" office:value="32.717390582735" calcext:value-type="float">
            <text:p>32,717390582735</text:p>
          </table:table-cell>
          <table:table-cell office:value-type="float" office:value="2.84999990463257" calcext:value-type="float">
            <text:p>2,8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2890366442105" calcext:value-type="float">
            <text:p>-91,2890366442105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THE FIRST BANCORP INC.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1999-07-14 00:00:00-04:00</text:p>
          </table:table-cell>
          <table:table-cell office:value-type="float" office:value="2.95062184333801" calcext:value-type="float">
            <text:p>2,95062184333801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696.442283956478" calcext:value-type="float">
            <text:p>696,442283956478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THE HACKETT GROUP</text:p>
          </table:table-cell>
          <table:table-cell office:value-type="string" calcext:value-type="string">
            <text:p>HCKT</text:p>
          </table:table-cell>
          <table:table-cell office:value-type="string" calcext:value-type="string">
            <text:p>1998-05-28 00:00:00-04:00</text:p>
          </table:table-cell>
          <table:table-cell office:value-type="float" office:value="12.4235528085746" calcext:value-type="float">
            <text:p>12,4235528085746</text:p>
          </table:table-cell>
          <table:table-cell office:value-type="float" office:value="18.6499996185303" calcext:value-type="float">
            <text:p>18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1180854293005" calcext:value-type="float">
            <text:p>50,1180854293005</text:p>
          </table:table-cell>
          <table:table-cell table:number-columns-repeated="1016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THE NECESSITY RETAIL REIT INC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2018-07-19 00:00:00-04:00</text:p>
          </table:table-cell>
          <table:table-cell office:value-type="float" office:value="7.79332595787746" calcext:value-type="float">
            <text:p>7,79332595787746</text:p>
          </table:table-cell>
          <table:table-cell office:value-type="float" office:value="5.40999984741211" calcext:value-type="float">
            <text:p>5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5816300171083" calcext:value-type="float">
            <text:p>-30,5816300171083</text:p>
          </table:table-cell>
          <table:table-cell table:number-columns-repeated="1016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THE ODP CORPORATION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1988-06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0999984741211" calcext:value-type="float">
            <text:p>42,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THE ONCOLOGY INSTITUTE INC (A)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2020-06-04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0.509999990463257" calcext:value-type="float">
            <text:p>0,5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422680361692" calcext:value-type="float">
            <text:p>-94,7422680361692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019-06-28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1.10000002384186" calcext:value-type="float">
            <text:p>1,1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714284862791" calcext:value-type="float">
            <text:p>-96,0714284862791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TRUSTMARK CORP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5900001525879" calcext:value-type="float">
            <text:p>22,5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TTEC HOLDINGS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1996-08-01 00:00:00-04:00</text:p>
          </table:table-cell>
          <table:table-cell office:value-type="float" office:value="13.8549986238833" calcext:value-type="float">
            <text:p>13,8549986238833</text:p>
          </table:table-cell>
          <table:table-cell office:value-type="float" office:value="34.9300003051758" calcext:value-type="float">
            <text:p>34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111178451966" calcext:value-type="float">
            <text:p>152,111178451966</text:p>
          </table:table-cell>
          <table:table-cell table:number-columns-repeated="1016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TTM TECHNOLOGIES</text:p>
          </table:table-cell>
          <table:table-cell office:value-type="string" calcext:value-type="string">
            <text:p>TTMI</text:p>
          </table:table-cell>
          <table:table-cell office:value-type="string" calcext:value-type="string">
            <text:p>2000-09-25 00:00:00-04:00</text:p>
          </table:table-cell>
          <table:table-cell office:value-type="float" office:value="20.78125" calcext:value-type="float">
            <text:p>20,78125</text:p>
          </table:table-cell>
          <table:table-cell office:value-type="float" office:value="11.670000076294" calcext:value-type="float">
            <text:p>11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8436086554276" calcext:value-type="float">
            <text:p>-43,8436086554276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TUCOWS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1996-04-30 00:00:00-04:00</text:p>
          </table:table-cell>
          <table:table-cell office:value-type="float" office:value="52.3987916910424" calcext:value-type="float">
            <text:p>52,3987916910424</text:p>
          </table:table-cell>
          <table:table-cell office:value-type="float" office:value="23.5900001525879" calcext:value-type="float">
            <text:p>23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9798776054208" calcext:value-type="float">
            <text:p>-54,9798776054208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TUPPERWARE BRANDS CORP.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1996-05-08 00:00:00-04:00</text:p>
          </table:table-cell>
          <table:table-cell office:value-type="float" office:value="16.8023891448975" calcext:value-type="float">
            <text:p>16,8023891448975</text:p>
          </table:table-cell>
          <table:table-cell office:value-type="float" office:value="1.05999994277954" calcext:value-type="float">
            <text:p>1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6913736871673" calcext:value-type="float">
            <text:p>-93,6913736871673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TURNING POINT BRANDS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2016-05-11 00:00:00-04:00</text:p>
          </table:table-cell>
          <table:table-cell office:value-type="float" office:value="9.61356588537306" calcext:value-type="float">
            <text:p>9,61356588537306</text:p>
          </table:table-cell>
          <table:table-cell office:value-type="float" office:value="22.6800003051758" calcext:value-type="float">
            <text:p>22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5.916626313272" calcext:value-type="float">
            <text:p>135,916626313272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TURNING POINT THERAPEUTICS</text:p>
          </table:table-cell>
          <table:table-cell office:value-type="string" calcext:value-type="string">
            <text:p>TP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TURTLE BEACH CORP.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2010-11-15 00:00:00-05:00</text:p>
          </table:table-cell>
          <table:table-cell office:value-type="float" office:value="6.40000009536743" calcext:value-type="float">
            <text:p>6,400000095367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87.4999972060323" calcext:value-type="float">
            <text:p>87,4999972060323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TUSIMPLE HOLDING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2021-04-15 00:00:00-04:00</text:p>
          </table:table-cell>
          <table:table-cell office:value-type="float" office:value="40.4799995422363" calcext:value-type="float">
            <text:p>40,4799995422363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590909358627" calcext:value-type="float">
            <text:p>-97,1590909358627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TUTOR PERINI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1973-05-03 00:00:00-04:00</text:p>
          </table:table-cell>
          <table:table-cell office:value-type="float" office:value="2.2631778717041" calcext:value-type="float">
            <text:p>2,2631778717041</text:p>
          </table:table-cell>
          <table:table-cell office:value-type="float" office:value="5.07999992370606" calcext:value-type="float">
            <text:p>5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4.463131564687" calcext:value-type="float">
            <text:p>124,463131564687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TWIST BIOSCIENCE</text:p>
          </table:table-cell>
          <table:table-cell office:value-type="string" calcext:value-type="string">
            <text:p>TWST</text:p>
          </table:table-cell>
          <table:table-cell office:value-type="string" calcext:value-type="string">
            <text:p>2018-10-31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84615384615385" calcext:value-type="float">
            <text:p>-3,84615384615385</text:p>
          </table:table-cell>
          <table:table-cell table:number-columns-repeated="1016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TWO HARBORS INVESTM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2009-10-30 00:00:00-04:00</text:p>
          </table:table-cell>
          <table:table-cell office:value-type="float" office:value="11.2660005288001" calcext:value-type="float">
            <text:p>11,2660005288001</text:p>
          </table:table-cell>
          <table:table-cell office:value-type="float" office:value="11.9099998474121" calcext:value-type="float">
            <text:p>11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5.71630825833591" calcext:value-type="float">
            <text:p>5,71630825833591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TYRA BIOSCIENCES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2021-09-15 00:00:00-04:00</text:p>
          </table:table-cell>
          <table:table-cell office:value-type="float" office:value="29.8999996185303" calcext:value-type="float">
            <text:p>29,8999996185303</text:p>
          </table:table-cell>
          <table:table-cell office:value-type="float" office:value="13.4799995422363" calcext:value-type="float">
            <text:p>13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9163889156634" calcext:value-type="float">
            <text:p>-54,9163889156634</text:p>
          </table:table-cell>
          <table:table-cell table:number-columns-repeated="1016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U.S. CELLULAR CP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1988-05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U.S. LIME &amp; MINERALS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4.979995727539" calcext:value-type="float">
            <text:p>164,97999572753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DMY</text:p>
          </table:table-cell>
          <table:table-cell office:value-type="string" calcext:value-type="string">
            <text:p>2021-10-2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9.33500003814697" calcext:value-type="float">
            <text:p>9,3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4259257846408" calcext:value-type="float">
            <text:p>-65,4259257846408</text:p>
          </table:table-cell>
          <table:table-cell table:number-columns-repeated="1016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1993-11-10 00:00:00-05:00</text:p>
          </table:table-cell>
          <table:table-cell office:value-type="float" office:value="2.04302504267145" calcext:value-type="float">
            <text:p>2,04302504267145</text:p>
          </table:table-cell>
          <table:table-cell office:value-type="float" office:value="80.9300003051758" calcext:value-type="float">
            <text:p>8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1.28283378025" calcext:value-type="float">
            <text:p>3861,28283378025</text:p>
          </table:table-cell>
          <table:table-cell table:number-columns-repeated="1016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UFP TECHNOLOGIES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1993-12-17 00:00:00-05:00</text:p>
          </table:table-cell>
          <table:table-cell office:value-type="float" office:value="5.5" calcext:value-type="float">
            <text:p>5,5</text:p>
          </table:table-cell>
          <table:table-cell office:value-type="float" office:value="141.100006103516" calcext:value-type="float">
            <text:p>141,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65.45465642756" calcext:value-type="float">
            <text:p>2465,45465642756</text:p>
          </table:table-cell>
          <table:table-cell table:number-columns-repeated="1016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ULTRA CLEAN HOLDINGS</text:p>
          </table:table-cell>
          <table:table-cell office:value-type="string" calcext:value-type="string">
            <text:p>UCTT</text:p>
          </table:table-cell>
          <table:table-cell office:value-type="string" calcext:value-type="string">
            <text:p>2004-03-25 00:00:00-05:00</text:p>
          </table:table-cell>
          <table:table-cell office:value-type="float" office:value="7.01000022888184" calcext:value-type="float">
            <text:p>7,01000022888184</text:p>
          </table:table-cell>
          <table:table-cell office:value-type="float" office:value="27.2900009155273" calcext:value-type="float">
            <text:p>2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9.300998922797" calcext:value-type="float">
            <text:p>289,300998922797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UMB FINL CO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.9199981689453" calcext:value-type="float">
            <text:p>57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UMH PROPERTIES</text:p>
          </table:table-cell>
          <table:table-cell office:value-type="string" calcext:value-type="string">
            <text:p>UMH</text:p>
          </table:table-cell>
          <table:table-cell office:value-type="string" calcext:value-type="string">
            <text:p>1985-02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4099998474121" calcext:value-type="float">
            <text:p>15,4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UNIFI INC</text:p>
          </table:table-cell>
          <table:table-cell office:value-type="string" calcext:value-type="string">
            <text:p>UF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27000045776367" calcext:value-type="float">
            <text:p>8,2700004577636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UNIFIRST CORP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1984-01-1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2.470001220703" calcext:value-type="float">
            <text:p>162,4700012207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UNISYS CORP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1972-06-01 00:00:00-04:00</text:p>
          </table:table-cell>
          <table:table-cell office:value-type="float" office:value="266.704986572266" calcext:value-type="float">
            <text:p>266,704986572266</text:p>
          </table:table-cell>
          <table:table-cell office:value-type="float" office:value="3.95000004768372" calcext:value-type="float">
            <text:p>3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518962806639" calcext:value-type="float">
            <text:p>-98,518962806639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UNITED COMMUNITY BANKS INC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2002-03-21 00:00:00-05:00</text:p>
          </table:table-cell>
          <table:table-cell office:value-type="float" office:value="58.594492600583" calcext:value-type="float">
            <text:p>58,594492600583</text:p>
          </table:table-cell>
          <table:table-cell office:value-type="float" office:value="22.5900001525879" calcext:value-type="float">
            <text:p>22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446888350795" calcext:value-type="float">
            <text:p>-61,446888350795</text:p>
          </table:table-cell>
          <table:table-cell table:number-columns-repeated="1016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UNITED FIRE GROUP</text:p>
          </table:table-cell>
          <table:table-cell office:value-type="string" calcext:value-type="string">
            <text:p>UFCS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7.4099998474121" calcext:value-type="float">
            <text:p>27,4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UNITED NATURAL FOODS</text:p>
          </table:table-cell>
          <table:table-cell office:value-type="string" calcext:value-type="string">
            <text:p>UNFI</text:p>
          </table:table-cell>
          <table:table-cell office:value-type="string" calcext:value-type="string">
            <text:p>1996-11-01 00:00:00-05:00</text:p>
          </table:table-cell>
          <table:table-cell office:value-type="float" office:value="6.75" calcext:value-type="float">
            <text:p>6,75</text:p>
          </table:table-cell>
          <table:table-cell office:value-type="float" office:value="27.1100006103516" calcext:value-type="float">
            <text:p>27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01.629638671875" calcext:value-type="float">
            <text:p>301,629638671875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UNITI GROUP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015-04-20 00:00:00-04:00</text:p>
          </table:table-cell>
          <table:table-cell office:value-type="float" office:value="13.8427971295642" calcext:value-type="float">
            <text:p>13,8427971295642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880166057199" calcext:value-type="float">
            <text:p>-73,4880166057199</text:p>
          </table:table-cell>
          <table:table-cell table:number-columns-repeated="1016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UNITIL CORP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1985-03-0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6.0900001525879" calcext:value-type="float">
            <text:p>56,0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UNITY BANCORP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1997-01-14 00:00:00-05:00</text:p>
          </table:table-cell>
          <table:table-cell office:value-type="float" office:value="4.85592338328306" calcext:value-type="float">
            <text:p>4,85592338328306</text:p>
          </table:table-cell>
          <table:table-cell office:value-type="float" office:value="21.0599994659424" calcext:value-type="float">
            <text:p>21,0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33.697111829303" calcext:value-type="float">
            <text:p>333,697111829303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UNIVERSAL CORP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1973-02-21 00:00:00-05:00</text:p>
          </table:table-cell>
          <table:table-cell office:value-type="float" office:value="0.865298807621002" calcext:value-type="float">
            <text:p>0,865298807621002</text:p>
          </table:table-cell>
          <table:table-cell office:value-type="float" office:value="53.4500007629395" calcext:value-type="float">
            <text:p>53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077.05702263609" calcext:value-type="float">
            <text:p>6077,05702263609</text:p>
          </table:table-cell>
          <table:table-cell table:number-columns-repeated="1016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TREAN INSURANCE GROUP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2020-07-16 00:00:00-04:00</text:p>
          </table:table-cell>
          <table:table-cell office:value-type="float" office:value="17.0300006866455" calcext:value-type="float">
            <text:p>17,0300006866455</text:p>
          </table:table-cell>
          <table:table-cell office:value-type="float" office:value="6.15999984741211" calcext:value-type="float">
            <text:p>6,15999984741211</text:p>
          </table:table-cell>
          <table:table-cell office:value-type="string" calcext:value-type="string">
            <text:p>2023-04-21 00:00:00-04:00</text:p>
          </table:table-cell>
          <table:table-cell office:value-type="float" office:value="-63.8285402287586" calcext:value-type="float">
            <text:p>-63,8285402287586</text:p>
          </table:table-cell>
          <table:table-cell table:number-columns-repeated="1016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TREDEGAR CORP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1989-07-0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38000011444092" calcext:value-type="float">
            <text:p>9,3800001144409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TREEHOUSE FOOD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2005-06-28 00:00:00-04:00</text:p>
          </table:table-cell>
          <table:table-cell office:value-type="float" office:value="30.2999992370605" calcext:value-type="float">
            <text:p>30,2999992370605</text:p>
          </table:table-cell>
          <table:table-cell office:value-type="float" office:value="53.7599983215332" calcext:value-type="float">
            <text:p>53,7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77.425741502258" calcext:value-type="float">
            <text:p>77,425741502258</text:p>
          </table:table-cell>
          <table:table-cell table:number-columns-repeated="1016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TRI POINTE HOMES INC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2013-01-31 00:00:00-05:00</text:p>
          </table:table-cell>
          <table:table-cell office:value-type="float" office:value="19.5599994659424" calcext:value-type="float">
            <text:p>19,5599994659424</text:p>
          </table:table-cell>
          <table:table-cell office:value-type="float" office:value="28.6700000762939" calcext:value-type="float">
            <text:p>28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746465188497" calcext:value-type="float">
            <text:p>46,5746465188497</text:p>
          </table:table-cell>
          <table:table-cell table:number-columns-repeated="1016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TRICIDA</text:p>
          </table:table-cell>
          <table:table-cell office:value-type="string" calcext:value-type="string">
            <text:p>TCD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1993-04-20 00:00:00-04:00</text:p>
          </table:table-cell>
          <table:table-cell office:value-type="float" office:value="2.01509005971059" calcext:value-type="float">
            <text:p>2,01509005971059</text:p>
          </table:table-cell>
          <table:table-cell office:value-type="float" office:value="30.3999996185303" calcext:value-type="float">
            <text:p>30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08.61741747147" calcext:value-type="float">
            <text:p>1408,61741747147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TRIMAS CORP.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2007-05-18 00:00:00-04:00</text:p>
          </table:table-cell>
          <table:table-cell office:value-type="float" office:value="9.11409442001033" calcext:value-type="float">
            <text:p>9,11409442001033</text:p>
          </table:table-cell>
          <table:table-cell office:value-type="float" office:value="25.3999996185303" calcext:value-type="float">
            <text:p>25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8.689230635615" calcext:value-type="float">
            <text:p>178,689230635615</text:p>
          </table:table-cell>
          <table:table-cell table:number-columns-repeated="1016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TRINET GROUP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2014-03-27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90.6500015258789" calcext:value-type="float">
            <text:p>90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90.000008247994" calcext:value-type="float">
            <text:p>390,000008247994</text:p>
          </table:table-cell>
          <table:table-cell table:number-columns-repeated="101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TRINITY INDS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1973-05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0699996948242" calcext:value-type="float">
            <text:p>21,0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TRINSEO PLC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2014-06-12 00:00:00-04:00</text:p>
          </table:table-cell>
          <table:table-cell office:value-type="float" office:value="16.5528752789488" calcext:value-type="float">
            <text:p>16,5528752789488</text:p>
          </table:table-cell>
          <table:table-cell office:value-type="float" office:value="15.9700002670288" calcext:value-type="float">
            <text:p>15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52129163119617" calcext:value-type="float">
            <text:p>-3,52129163119617</text:p>
          </table:table-cell>
          <table:table-cell table:number-columns-repeated="1016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TRITON INTERNATIONAL</text:p>
          </table:table-cell>
          <table:table-cell office:value-type="string" calcext:value-type="string">
            <text:p>TRTN</text:p>
          </table:table-cell>
          <table:table-cell office:value-type="string" calcext:value-type="string">
            <text:p>2005-10-12 00:00:00-04:00</text:p>
          </table:table-cell>
          <table:table-cell office:value-type="float" office:value="6.53270864486694" calcext:value-type="float">
            <text:p>6,53270864486694</text:p>
          </table:table-cell>
          <table:table-cell office:value-type="float" office:value="82.4800033569336" calcext:value-type="float">
            <text:p>82,4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2.56975231464" calcext:value-type="float">
            <text:p>1162,56975231464</text:p>
          </table:table-cell>
          <table:table-cell table:number-columns-repeated="1016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TRIUMPH BANCORP</text:p>
          </table:table-cell>
          <table:table-cell office:value-type="string" calcext:value-type="string">
            <text:p>TBK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TRIUMPH GROUP</text:p>
          </table:table-cell>
          <table:table-cell office:value-type="string" calcext:value-type="string">
            <text:p>TGI</text:p>
          </table:table-cell>
          <table:table-cell office:value-type="string" calcext:value-type="string">
            <text:p>1996-10-25 00:00:00-04:00</text:p>
          </table:table-cell>
          <table:table-cell office:value-type="float" office:value="10.4276476454461" calcext:value-type="float">
            <text:p>10,4276476454461</text:p>
          </table:table-cell>
          <table:table-cell office:value-type="float" office:value="10.2700004577637" calcext:value-type="float">
            <text:p>10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51181928122833" calcext:value-type="float">
            <text:p>-1,51181928122833</text:p>
          </table:table-cell>
          <table:table-cell table:number-columns-repeated="1016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TRONOX HOLDINGS PLC</text:p>
          </table:table-cell>
          <table:table-cell office:value-type="string" calcext:value-type="string">
            <text:p>TROX</text:p>
          </table:table-cell>
          <table:table-cell office:value-type="string" calcext:value-type="string">
            <text:p>2010-12-01 00:00:00-05:00</text:p>
          </table:table-cell>
          <table:table-cell office:value-type="float" office:value="10.6686126680004" calcext:value-type="float">
            <text:p>10,6686126680004</text:p>
          </table:table-cell>
          <table:table-cell office:value-type="float" office:value="13.0100002288818" calcext:value-type="float">
            <text:p>13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9465045151014" calcext:value-type="float">
            <text:p>21,9465045151014</text:p>
          </table:table-cell>
          <table:table-cell table:number-columns-repeated="1016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TRUEBLUE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1994-04-04 00:00:00-04:00</text:p>
          </table:table-cell>
          <table:table-cell office:value-type="float" office:value="0.427983999252319" calcext:value-type="float">
            <text:p>0,427983999252319</text:p>
          </table:table-cell>
          <table:table-cell office:value-type="float" office:value="15.289999961853" calcext:value-type="float">
            <text:p>15,28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2.5634576443" calcext:value-type="float">
            <text:p>3472,5634576443</text:p>
          </table:table-cell>
          <table:table-cell table:number-columns-repeated="1016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TRUEC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14-05-16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57999992370606" calcext:value-type="float">
            <text:p>2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020621192001" calcext:value-type="float">
            <text:p>-73,4020621192001</text:p>
          </table:table-cell>
          <table:table-cell table:number-columns-repeated="1016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TRUPANION</text:p>
          </table:table-cell>
          <table:table-cell office:value-type="string" calcext:value-type="string">
            <text:p>TRUP</text:p>
          </table:table-cell>
          <table:table-cell office:value-type="string" calcext:value-type="string">
            <text:p>2014-07-18 00:00:00-04:00</text:p>
          </table:table-cell>
          <table:table-cell office:value-type="float" office:value="11.25" calcext:value-type="float">
            <text:p>11,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333333333333" calcext:value-type="float">
            <text:p>113,33333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TRUSTCO BANK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1983-04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.9400005340576" calcext:value-type="float">
            <text:p>28,94000053405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USCB FINANCIAL HOLDINGS INC (A)</text:p>
          </table:table-cell>
          <table:table-cell office:value-type="string" calcext:value-type="string">
            <text:p>USCB</text:p>
          </table:table-cell>
          <table:table-cell office:value-type="string" calcext:value-type="string">
            <text:p>2021-07-23 00:00:00-04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8.93000030517578" calcext:value-type="float">
            <text:p>8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5420517349609" calcext:value-type="float">
            <text:p>-16,5420517349609</text:p>
          </table:table-cell>
          <table:table-cell table:number-columns-repeated="1016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USERTESTING</text:p>
          </table:table-cell>
          <table:table-cell office:value-type="string" calcext:value-type="string">
            <text:p>US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UTAH MEDICAL PRODUCTS INC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1999-03-08 00:00:00-05:00</text:p>
          </table:table-cell>
          <table:table-cell office:value-type="float" office:value="3.70154412090778" calcext:value-type="float">
            <text:p>3,70154412090778</text:p>
          </table:table-cell>
          <table:table-cell office:value-type="float" office:value="91.9000015258789" calcext:value-type="float">
            <text:p>91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82.747699988" calcext:value-type="float">
            <text:p>2382,747699988</text:p>
          </table:table-cell>
          <table:table-cell table:number-columns-repeated="1016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UTD BANKSHARES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1987-06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0.8099994659424" calcext:value-type="float">
            <text:p>30,809999465942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UTZ BRANDS INC (A)</text:p>
          </table:table-cell>
          <table:table-cell office:value-type="string" calcext:value-type="string">
            <text:p>UTZ</text:p>
          </table:table-cell>
          <table:table-cell office:value-type="string" calcext:value-type="string">
            <text:p>2018-11-26 00:00:00-05:00</text:p>
          </table:table-cell>
          <table:table-cell office:value-type="float" office:value="9.42889882704002" calcext:value-type="float">
            <text:p>9,42889882704002</text:p>
          </table:table-cell>
          <table:table-cell office:value-type="float" office:value="18.1299991607666" calcext:value-type="float">
            <text:p>18,1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2811930993863" calcext:value-type="float">
            <text:p>92,2811930993863</text:p>
          </table:table-cell>
          <table:table-cell table:number-columns-repeated="1016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VAALCO ENER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1993-01-29 00:00:00-05:00</text:p>
          </table:table-cell>
          <table:table-cell office:value-type="float" office:value="11.0581607818603" calcext:value-type="float">
            <text:p>11,0581607818603</text:p>
          </table:table-cell>
          <table:table-cell office:value-type="float" office:value="4.21000003814697" calcext:value-type="float">
            <text:p>4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9285691246867" calcext:value-type="float">
            <text:p>-61,9285691246867</text:p>
          </table:table-cell>
          <table:table-cell table:number-columns-repeated="1016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VACASA INC (A)</text:p>
          </table:table-cell>
          <table:table-cell office:value-type="string" calcext:value-type="string">
            <text:p>VCSA</text:p>
          </table:table-cell>
          <table:table-cell office:value-type="string" calcext:value-type="string">
            <text:p>2021-04-09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0.742999970912933" calcext:value-type="float">
            <text:p>0,7429999709129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35649222737" calcext:value-type="float">
            <text:p>-92,6435649222737</text:p>
          </table:table-cell>
          <table:table-cell table:number-columns-repeated="1016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VALAR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2021-05-03 00:00:00-04:00</text:p>
          </table:table-cell>
          <table:table-cell office:value-type="float" office:value="21.9899997711182" calcext:value-type="float">
            <text:p>21,9899997711182</text:p>
          </table:table-cell>
          <table:table-cell office:value-type="float" office:value="57.3499984741211" calcext:value-type="float">
            <text:p>57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0.800359577289" calcext:value-type="float">
            <text:p>160,800359577289</text:p>
          </table:table-cell>
          <table:table-cell table:number-columns-repeated="1016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VALHI INC</text:p>
          </table:table-cell>
          <table:table-cell office:value-type="string" calcext:value-type="string">
            <text:p>VH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210000038147" calcext:value-type="float">
            <text:p>15,2100000381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1990-03-23 00:00:00-05:00</text:p>
          </table:table-cell>
          <table:table-cell office:value-type="float" office:value="0.787568271160126" calcext:value-type="float">
            <text:p>0,787568271160126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866.26545433382" calcext:value-type="float">
            <text:p>866,26545433382</text:p>
          </table:table-cell>
          <table:table-cell table:number-columns-repeated="1016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VALUE LINE INC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983-05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7.6599998474121" calcext:value-type="float">
            <text:p>47,6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VANDA PHARMACEUTICALS</text:p>
          </table:table-cell>
          <table:table-cell office:value-type="string" calcext:value-type="string">
            <text:p>VNDA</text:p>
          </table:table-cell>
          <table:table-cell office:value-type="string" calcext:value-type="string">
            <text:p>2006-04-12 00:00:00-04:00</text:p>
          </table:table-cell>
          <table:table-cell office:value-type="float" office:value="9.55000019073486" calcext:value-type="float">
            <text:p>9,55000019073486</text:p>
          </table:table-cell>
          <table:table-cell office:value-type="float" office:value="6.90000009536743" calcext:value-type="float">
            <text:p>6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7486915438848" calcext:value-type="float">
            <text:p>-27,7486915438848</text:p>
          </table:table-cell>
          <table:table-cell table:number-columns-repeated="1016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VAREX IMAGING</text:p>
          </table:table-cell>
          <table:table-cell office:value-type="string" calcext:value-type="string">
            <text:p>VREX</text:p>
          </table:table-cell>
          <table:table-cell office:value-type="string" calcext:value-type="string">
            <text:p>2017-01-23 00:00:00-05:00</text:p>
          </table:table-cell>
          <table:table-cell office:value-type="float" office:value="28.2399997711182" calcext:value-type="float">
            <text:p>28,2399997711182</text:p>
          </table:table-cell>
          <table:table-cell office:value-type="float" office:value="21.3700008392334" calcext:value-type="float">
            <text:p>21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3271918823133" calcext:value-type="float">
            <text:p>-24,3271918823133</text:p>
          </table:table-cell>
          <table:table-cell table:number-columns-repeated="1016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VARONIS SYSTEMS</text:p>
          </table:table-cell>
          <table:table-cell office:value-type="string" calcext:value-type="string">
            <text:p>VRNS</text:p>
          </table:table-cell>
          <table:table-cell office:value-type="string" calcext:value-type="string">
            <text:p>2014-02-28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VAXART</text:p>
          </table:table-cell>
          <table:table-cell office:value-type="string" calcext:value-type="string">
            <text:p>VXRT</text:p>
          </table:table-cell>
          <table:table-cell office:value-type="string" calcext:value-type="string">
            <text:p>1981-12-1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VAXCYTE</text:p>
          </table:table-cell>
          <table:table-cell office:value-type="string" calcext:value-type="string">
            <text:p>PCVX</text:p>
          </table:table-cell>
          <table:table-cell office:value-type="string" calcext:value-type="string">
            <text:p>2020-06-12 00:00:00-04:00</text:p>
          </table:table-cell>
          <table:table-cell office:value-type="float" office:value="20.7999992370606" calcext:value-type="float">
            <text:p>20,7999992370606</text:p>
          </table:table-cell>
          <table:table-cell office:value-type="float" office:value="49.7900009155273" calcext:value-type="float">
            <text:p>49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375013181797" calcext:value-type="float">
            <text:p>139,375013181797</text:p>
          </table:table-cell>
          <table:table-cell table:number-columns-repeated="1016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VBI VACCINES</text:p>
          </table:table-cell>
          <table:table-cell office:value-type="string" calcext:value-type="string">
            <text:p>VBIV</text:p>
          </table:table-cell>
          <table:table-cell office:value-type="string" calcext:value-type="string">
            <text:p>2010-04-26 00:00:00-04:00</text:p>
          </table:table-cell>
          <table:table-cell office:value-type="float" office:value="924" calcext:value-type="float">
            <text:p>924</text:p>
          </table:table-cell>
          <table:table-cell office:value-type="float" office:value="2.69000005722046" calcext:value-type="float">
            <text:p>2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088744526818" calcext:value-type="float">
            <text:p>-99,7088744526818</text:p>
          </table:table-cell>
          <table:table-cell table:number-columns-repeated="1016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VECTOR GP LTD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1987-10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.3999996185303" calcext:value-type="float">
            <text:p>12,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VE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VEECO INSTR INC</text:p>
          </table:table-cell>
          <table:table-cell office:value-type="string" calcext:value-type="string">
            <text:p>VECO</text:p>
          </table:table-cell>
          <table:table-cell office:value-type="string" calcext:value-type="string">
            <text:p>1994-11-29 00:00:00-05:00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3-05-05 00:00:00-04:00</text:p>
          </table:table-cell>
          <table:table-cell office:value-type="float" office:value="56.5217391304348" calcext:value-type="float">
            <text:p>56,5217391304348</text:p>
          </table:table-cell>
          <table:table-cell table:number-columns-repeated="1016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VELO3D INC (A)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2021-01-25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2.0699999332428" calcext:value-type="float">
            <text:p>2,0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1818187887019" calcext:value-type="float">
            <text:p>-81,1818187887019</text:p>
          </table:table-cell>
          <table:table-cell table:number-columns-repeated="1016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VELOCITY FINANCIAL IN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2020-01-17 00:00:00-05:00</text:p>
          </table:table-cell>
          <table:table-cell office:value-type="float" office:value="13.8500003814697" calcext:value-type="float">
            <text:p>13,8500003814697</text:p>
          </table:table-cell>
          <table:table-cell office:value-type="float" office:value="9.11499977111816" calcext:value-type="float">
            <text:p>9,114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4.1877290970088" calcext:value-type="float">
            <text:p>-34,1877290970088</text:p>
          </table:table-cell>
          <table:table-cell table:number-columns-repeated="1016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VELODYNE LIDAR INC</text:p>
          </table:table-cell>
          <table:table-cell office:value-type="string" calcext:value-type="string">
            <text:p>VLD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VENTYX BIOSCIENCES</text:p>
          </table:table-cell>
          <table:table-cell office:value-type="string" calcext:value-type="string">
            <text:p>VTYX</text:p>
          </table:table-cell>
          <table:table-cell office:value-type="string" calcext:value-type="string">
            <text:p>2021-10-21 00:00:00-04:00</text:p>
          </table:table-cell>
          <table:table-cell office:value-type="float" office:value="18.6499996185303" calcext:value-type="float">
            <text:p>18,6499996185303</text:p>
          </table:table-cell>
          <table:table-cell office:value-type="float" office:value="38.9900016784668" calcext:value-type="float">
            <text:p>38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06167547439" calcext:value-type="float">
            <text:p>109,06167547439</text:p>
          </table:table-cell>
          <table:table-cell table:number-columns-repeated="1016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VERA THERAPEUTICS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2021-05-14 00:00:00-04:00</text:p>
          </table:table-cell>
          <table:table-cell office:value-type="float" office:value="11.8900003433228" calcext:value-type="float">
            <text:p>11,8900003433228</text:p>
          </table:table-cell>
          <table:table-cell office:value-type="float" office:value="7.30999994277954" calcext:value-type="float">
            <text:p>7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5197667644751" calcext:value-type="float">
            <text:p>-38,5197667644751</text:p>
          </table:table-cell>
          <table:table-cell table:number-columns-repeated="1016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VERACYTE INC</text:p>
          </table:table-cell>
          <table:table-cell office:value-type="string" calcext:value-type="string">
            <text:p>VCYT</text:p>
          </table:table-cell>
          <table:table-cell office:value-type="string" calcext:value-type="string">
            <text:p>2013-10-30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2.9799995422363" calcext:value-type="float">
            <text:p>22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76.7692272479718" calcext:value-type="float">
            <text:p>76,7692272479718</text:p>
          </table:table-cell>
          <table:table-cell table:number-columns-repeated="1016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VERICEL</text:p>
          </table:table-cell>
          <table:table-cell office:value-type="string" calcext:value-type="string">
            <text:p>VCEL</text:p>
          </table:table-cell>
          <table:table-cell office:value-type="string" calcext:value-type="string">
            <text:p>1997-02-04 00:00:00-05:00</text:p>
          </table:table-cell>
          <table:table-cell office:value-type="float" office:value="1120" calcext:value-type="float">
            <text:p>1120</text:p>
          </table:table-cell>
          <table:table-cell office:value-type="float" office:value="32.9700012207031" calcext:value-type="float">
            <text:p>32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562498910087" calcext:value-type="float">
            <text:p>-97,0562498910087</text:p>
          </table:table-cell>
          <table:table-cell table:number-columns-repeated="1016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VERINT SYSTEMS</text:p>
          </table:table-cell>
          <table:table-cell office:value-type="string" calcext:value-type="string">
            <text:p>VRNT</text:p>
          </table:table-cell>
          <table:table-cell office:value-type="string" calcext:value-type="string">
            <text:p>2002-05-16 00:00:00-04:00</text:p>
          </table:table-cell>
          <table:table-cell office:value-type="float" office:value="8.1558837890625" calcext:value-type="float">
            <text:p>8,1558837890625</text:p>
          </table:table-cell>
          <table:table-cell office:value-type="float" office:value="34.1699981689453" calcext:value-type="float">
            <text:p>34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8.961317408289" calcext:value-type="float">
            <text:p>318,961317408289</text:p>
          </table:table-cell>
          <table:table-cell table:number-columns-repeated="1016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VERIS RESIDENTIAL INC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1994-08-25 00:00:00-04:00</text:p>
          </table:table-cell>
          <table:table-cell office:value-type="float" office:value="3.59223365783691" calcext:value-type="float">
            <text:p>3,59223365783691</text:p>
          </table:table-cell>
          <table:table-cell office:value-type="float" office:value="16.2800006866455" calcext:value-type="float">
            <text:p>16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53.199937346186" calcext:value-type="float">
            <text:p>353,199937346186</text:p>
          </table:table-cell>
          <table:table-cell table:number-columns-repeated="1016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VERITEX HOLDINGS INC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2014-10-09 00:00:00-04:00</text:p>
          </table:table-cell>
          <table:table-cell office:value-type="float" office:value="12.581443411734" calcext:value-type="float">
            <text:p>12,581443411734</text:p>
          </table:table-cell>
          <table:table-cell office:value-type="float" office:value="16.2700004577637" calcext:value-type="float">
            <text:p>16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3174393852897" calcext:value-type="float">
            <text:p>29,3174393852897</text:p>
          </table:table-cell>
          <table:table-cell table:number-columns-repeated="1016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UNIVERSAL ELECTRONICS</text:p>
          </table:table-cell>
          <table:table-cell office:value-type="string" calcext:value-type="string">
            <text:p>UEIC</text:p>
          </table:table-cell>
          <table:table-cell office:value-type="string" calcext:value-type="string">
            <text:p>1993-02-12 00:00:00-05:00</text:p>
          </table:table-cell>
          <table:table-cell office:value-type="float" office:value="8.375" calcext:value-type="float">
            <text:p>8,375</text:p>
          </table:table-cell>
          <table:table-cell office:value-type="float" office:value="10.1899995803833" calcext:value-type="float">
            <text:p>10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6716367806961" calcext:value-type="float">
            <text:p>21,6716367806961</text:p>
          </table:table-cell>
          <table:table-cell table:number-columns-repeated="1016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UNIVERSAL HEALTH RLTY INCOM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1986-12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4.5800018310547" calcext:value-type="float">
            <text:p>44,5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UNIVERSAL HLDGS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2003-06-06 00:00:00-04:00</text:p>
          </table:table-cell>
          <table:table-cell office:value-type="float" office:value="0.0159820597618818" calcext:value-type="float">
            <text:p>0,0159820597618818</text:p>
          </table:table-cell>
          <table:table-cell office:value-type="float" office:value="15.8599996566773" calcext:value-type="float">
            <text:p>15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9136.2679965964" calcext:value-type="float">
            <text:p>99136,2679965964</text:p>
          </table:table-cell>
          <table:table-cell table:number-columns-repeated="1016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UNIVERSAL LOGISTICS HOLDINGS INC.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2005-02-11 00:00:00-05:00</text:p>
          </table:table-cell>
          <table:table-cell office:value-type="float" office:value="14.2627518971761" calcext:value-type="float">
            <text:p>14,2627518971761</text:p>
          </table:table-cell>
          <table:table-cell office:value-type="float" office:value="25.4300003051758" calcext:value-type="float">
            <text:p>25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2965902268179" calcext:value-type="float">
            <text:p>78,2965902268179</text:p>
          </table:table-cell>
          <table:table-cell table:number-columns-repeated="1016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UNIVERSAL TECHNICAL INSTITUTE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2003-12-18 00:00:00-05:00</text:p>
          </table:table-cell>
          <table:table-cell office:value-type="float" office:value="21.4376445744311" calcext:value-type="float">
            <text:p>21,4376445744311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7057359403254" calcext:value-type="float">
            <text:p>-70,7057359403254</text:p>
          </table:table-cell>
          <table:table-cell table:number-columns-repeated="1016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1998-04-16 00:00:00-04:00</text:p>
          </table:table-cell>
          <table:table-cell office:value-type="float" office:value="8.48855686187744" calcext:value-type="float">
            <text:p>8,48855686187744</text:p>
          </table:table-cell>
          <table:table-cell office:value-type="float" office:value="17.170000076294" calcext:value-type="float">
            <text:p>17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272310307602" calcext:value-type="float">
            <text:p>102,272310307602</text:p>
          </table:table-cell>
          <table:table-cell table:number-columns-repeated="1016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UPLAND SOFTWARE</text:p>
          </table:table-cell>
          <table:table-cell office:value-type="string" calcext:value-type="string">
            <text:p>UPLD</text:p>
          </table:table-cell>
          <table:table-cell office:value-type="string" calcext:value-type="string">
            <text:p>2014-11-06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3.76999998092651" calcext:value-type="float">
            <text:p>3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7272729006681" calcext:value-type="float">
            <text:p>-65,7272729006681</text:p>
          </table:table-cell>
          <table:table-cell table:number-columns-repeated="1016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UPWK</text:p>
          </table:table-cell>
          <table:table-cell office:value-type="string" calcext:value-type="string">
            <text:p>2018-10-03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8.09000015258789" calcext:value-type="float">
            <text:p>8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260862930961" calcext:value-type="float">
            <text:p>-64,8260862930961</text:p>
          </table:table-cell>
          <table:table-cell table:number-columns-repeated="1016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URANIUM ENERGY CORP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2007-04-05 00:00:00-04:00</text:p>
          </table:table-cell>
          <table:table-cell office:value-type="float" office:value="6.65000009536743" calcext:value-type="float">
            <text:p>6,65000009536743</text:p>
          </table:table-cell>
          <table:table-cell office:value-type="float" office:value="2.50999999046326" calcext:value-type="float">
            <text:p>2,50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2556397824447" calcext:value-type="float">
            <text:p>-62,2556397824447</text:p>
          </table:table-cell>
          <table:table-cell table:number-columns-repeated="1016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URBAN EDGE PROPERTIES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2015-01-16 00:00:00-05:00</text:p>
          </table:table-cell>
          <table:table-cell office:value-type="float" office:value="17.1242102302063" calcext:value-type="float">
            <text:p>17,1242102302063</text:p>
          </table:table-cell>
          <table:table-cell office:value-type="float" office:value="14.6000003814697" calcext:value-type="float">
            <text:p>14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7405913312368" calcext:value-type="float">
            <text:p>-14,7405913312368</text:p>
          </table:table-cell>
          <table:table-cell table:number-columns-repeated="1016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URBAN ONE</text:p>
          </table:table-cell>
          <table:table-cell office:value-type="string" calcext:value-type="string">
            <text:p>UONE</text:p>
          </table:table-cell>
          <table:table-cell office:value-type="string" calcext:value-type="string">
            <text:p>1999-05-06 00:00:00-04:00</text:p>
          </table:table-cell>
          <table:table-cell office:value-type="float" office:value="9.33333301544189" calcext:value-type="float">
            <text:p>9,33333301544189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2857137164291" calcext:value-type="float">
            <text:p>-17,2857137164291</text:p>
          </table:table-cell>
          <table:table-cell table:number-columns-repeated="1016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URBAN ONE INC CL D</text:p>
          </table:table-cell>
          <table:table-cell office:value-type="string" calcext:value-type="string">
            <text:p>UONEK</text:p>
          </table:table-cell>
          <table:table-cell office:value-type="string" calcext:value-type="string">
            <text:p>2000-06-07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5.57000017166138" calcext:value-type="float">
            <text:p>5,5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2653054217903" calcext:value-type="float">
            <text:p>-77,2653054217903</text:p>
          </table:table-cell>
          <table:table-cell table:number-columns-repeated="1016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1993-11-09 00:00:00-05:00</text:p>
          </table:table-cell>
          <table:table-cell office:value-type="float" office:value="1.4375" calcext:value-type="float">
            <text:p>1,4375</text:p>
          </table:table-cell>
          <table:table-cell office:value-type="float" office:value="27.2700004577637" calcext:value-type="float">
            <text:p>27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7.0435101053" calcext:value-type="float">
            <text:p>1797,0435101053</text:p>
          </table:table-cell>
          <table:table-cell table:number-columns-repeated="1016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UR-ENERGY INC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2008-07-25 00:00:00-04:00</text:p>
          </table:table-cell>
          <table:table-cell office:value-type="float" office:value="1.89999997615814" calcext:value-type="float">
            <text:p>1,89999997615814</text:p>
          </table:table-cell>
          <table:table-cell office:value-type="float" office:value="0.879999995231628" calcext:value-type="float">
            <text:p>0,8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6842101960962" calcext:value-type="float">
            <text:p>-53,6842101960962</text:p>
          </table:table-cell>
          <table:table-cell table:number-columns-repeated="1016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URSTADT BIDDLE PPTYS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1998-08-17 00:00:00-04:00</text:p>
          </table:table-cell>
          <table:table-cell office:value-type="float" office:value="1.99344743956004" calcext:value-type="float">
            <text:p>1,99344743956004</text:p>
          </table:table-cell>
          <table:table-cell office:value-type="float" office:value="17.0200004577637" calcext:value-type="float">
            <text:p>17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53.79730210093" calcext:value-type="float">
            <text:p>753,79730210093</text:p>
          </table:table-cell>
          <table:table-cell table:number-columns-repeated="1016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US PHYSICAL THERAPY INC</text:p>
          </table:table-cell>
          <table:table-cell office:value-type="string" calcext:value-type="string">
            <text:p>USPH</text:p>
          </table:table-cell>
          <table:table-cell office:value-type="string" calcext:value-type="string">
            <text:p>1992-05-29 00:00:00-04:00</text:p>
          </table:table-cell>
          <table:table-cell office:value-type="float" office:value="2.07185578346252" calcext:value-type="float">
            <text:p>2,071855783462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3-05-05 00:00:00-04:00</text:p>
          </table:table-cell>
          <table:table-cell office:value-type="float" office:value="5209.24984634625" calcext:value-type="float">
            <text:p>5209,24984634625</text:p>
          </table:table-cell>
          <table:table-cell table:number-columns-repeated="1016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US SILICA HOLDINGS</text:p>
          </table:table-cell>
          <table:table-cell office:value-type="string" calcext:value-type="string">
            <text:p>SLCA</text:p>
          </table:table-cell>
          <table:table-cell office:value-type="string" calcext:value-type="string">
            <text:p>2012-02-01 00:00:00-05:00</text:p>
          </table:table-cell>
          <table:table-cell office:value-type="float" office:value="14.9129033982754" calcext:value-type="float">
            <text:p>14,9129033982754</text:p>
          </table:table-cell>
          <table:table-cell office:value-type="float" office:value="12.6499996185303" calcext:value-type="float">
            <text:p>12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1741328922361" calcext:value-type="float">
            <text:p>-15,1741328922361</text:p>
          </table:table-cell>
          <table:table-cell table:number-columns-repeated="1016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USANA HEALTH SCIENCES</text:p>
          </table:table-cell>
          <table:table-cell office:value-type="string" calcext:value-type="string">
            <text:p>USNA</text:p>
          </table:table-cell>
          <table:table-cell office:value-type="string" calcext:value-type="string">
            <text:p>1994-04-04 00:00:00-04:00</text:p>
          </table:table-cell>
          <table:table-cell office:value-type="float" office:value="0.0625" calcext:value-type="float">
            <text:p>0,0625</text:p>
          </table:table-cell>
          <table:table-cell office:value-type="float" office:value="67.5" calcext:value-type="float">
            <text:p>6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900" calcext:value-type="float">
            <text:p>107900</text:p>
          </table:table-cell>
          <table:table-cell table:number-columns-repeated="1016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VIR BIOTECHNOLOGY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2019-10-11 00:00:00-04:00</text:p>
          </table:table-cell>
          <table:table-cell office:value-type="float" office:value="16.1499996185303" calcext:value-type="float">
            <text:p>16,1499996185303</text:p>
          </table:table-cell>
          <table:table-cell office:value-type="float" office:value="24.6399993896484" calcext:value-type="float">
            <text:p>2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5696592672167" calcext:value-type="float">
            <text:p>52,5696592672167</text:p>
          </table:table-cell>
          <table:table-cell table:number-columns-repeated="1016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VIRGIN GALACTIC HOLDINGS (A)</text:p>
          </table:table-cell>
          <table:table-cell office:value-type="string" calcext:value-type="string">
            <text:p>SPCE</text:p>
          </table:table-cell>
          <table:table-cell office:value-type="string" calcext:value-type="string">
            <text:p>2017-09-29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3.54999995231628" calcext:value-type="float">
            <text:p>3,5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1904766446068" calcext:value-type="float">
            <text:p>-66,1904766446068</text:p>
          </table:table-cell>
          <table:table-cell table:number-columns-repeated="1016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VIRIDIAN THERAPEUTICS INC</text:p>
          </table:table-cell>
          <table:table-cell office:value-type="string" calcext:value-type="string">
            <text:p>VRDN</text:p>
          </table:table-cell>
          <table:table-cell office:value-type="string" calcext:value-type="string">
            <text:p>2014-06-18 00:00:00-04:00</text:p>
          </table:table-cell>
          <table:table-cell office:value-type="float" office:value="2081.25" calcext:value-type="float">
            <text:p>2081,25</text:p>
          </table:table-cell>
          <table:table-cell office:value-type="float" office:value="27.7800006866455" calcext:value-type="float">
            <text:p>27,7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652251922333" calcext:value-type="float">
            <text:p>-98,6652251922333</text:p>
          </table:table-cell>
          <table:table-cell table:number-columns-repeated="1016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VIRTUS INVESTMENT PARTNERS INC.</text:p>
          </table:table-cell>
          <table:table-cell office:value-type="string" calcext:value-type="string">
            <text:p>VRTS</text:p>
          </table:table-cell>
          <table:table-cell office:value-type="string" calcext:value-type="string">
            <text:p>2009-01-02 00:00:00-05:00</text:p>
          </table:table-cell>
          <table:table-cell office:value-type="float" office:value="7.50346837724958" calcext:value-type="float">
            <text:p>7,50346837724958</text:p>
          </table:table-cell>
          <table:table-cell office:value-type="float" office:value="171.229995727539" calcext:value-type="float">
            <text:p>171,2299957275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2.01129289365" calcext:value-type="float">
            <text:p>2182,01129289365</text:p>
          </table:table-cell>
          <table:table-cell table:number-columns-repeated="1016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1.1599998474121" calcext:value-type="float">
            <text:p>21,1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VISHAY PRECISION GROUP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2010-06-23 00:00:00-04:00</text:p>
          </table:table-cell>
          <table:table-cell office:value-type="float" office:value="61.0400009155273" calcext:value-type="float">
            <text:p>61,0400009155273</text:p>
          </table:table-cell>
          <table:table-cell office:value-type="float" office:value="38.4799995422363" calcext:value-type="float">
            <text:p>38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9593725997999" calcext:value-type="float">
            <text:p>-36,9593725997999</text:p>
          </table:table-cell>
          <table:table-cell table:number-columns-repeated="1016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VISTA OUTDOOR</text:p>
          </table:table-cell>
          <table:table-cell office:value-type="string" calcext:value-type="string">
            <text:p>VSTO</text:p>
          </table:table-cell>
          <table:table-cell office:value-type="string" calcext:value-type="string">
            <text:p>2015-02-06 00:00:00-05:00</text:p>
          </table:table-cell>
          <table:table-cell office:value-type="float" office:value="38" calcext:value-type="float">
            <text:p>38</text:p>
          </table:table-cell>
          <table:table-cell office:value-type="float" office:value="28.5900001525879" calcext:value-type="float">
            <text:p>28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7631574931898" calcext:value-type="float">
            <text:p>-24,7631574931898</text:p>
          </table:table-cell>
          <table:table-cell table:number-columns-repeated="1016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VISTAGEN THERAPEUTICS</text:p>
          </table:table-cell>
          <table:table-cell office:value-type="string" calcext:value-type="string">
            <text:p>VTGN</text:p>
          </table:table-cell>
          <table:table-cell office:value-type="string" calcext:value-type="string">
            <text:p>2011-06-21 00:00:00-04:00</text:p>
          </table:table-cell>
          <table:table-cell office:value-type="float" office:value="49" calcext:value-type="float">
            <text:p>49</text:p>
          </table:table-cell>
          <table:table-cell office:value-type="float" office:value="0.129999995231628" calcext:value-type="float">
            <text:p>0,12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346938872824" calcext:value-type="float">
            <text:p>-99,7346938872824</text:p>
          </table:table-cell>
          <table:table-cell table:number-columns-repeated="1016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VISTEON CORP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2010-10-05 00:00:00-04:00</text:p>
          </table:table-cell>
          <table:table-cell office:value-type="float" office:value="33.5967036276487" calcext:value-type="float">
            <text:p>33,5967036276487</text:p>
          </table:table-cell>
          <table:table-cell office:value-type="float" office:value="131.770004272461" calcext:value-type="float">
            <text:p>131,7700042724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92.211110151949" calcext:value-type="float">
            <text:p>292,211110151949</text:p>
          </table:table-cell>
          <table:table-cell table:number-columns-repeated="1016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VITAL FARMS</text:p>
          </table:table-cell>
          <table:table-cell office:value-type="string" calcext:value-type="string">
            <text:p>VITL</text:p>
          </table:table-cell>
          <table:table-cell office:value-type="string" calcext:value-type="string">
            <text:p>2020-07-31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15.4300003051758" calcext:value-type="float">
            <text:p>15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9142848423549" calcext:value-type="float">
            <text:p>-55,9142848423549</text:p>
          </table:table-cell>
          <table:table-cell table:number-columns-repeated="1016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VIVID SEATS INC (A)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2021-10-20 00:00:00-04:00</text:p>
          </table:table-cell>
          <table:table-cell office:value-type="float" office:value="12.9202035688156" calcext:value-type="float">
            <text:p>12,9202035688156</text:p>
          </table:table-cell>
          <table:table-cell office:value-type="float" office:value="7.28999996185303" calcext:value-type="float">
            <text:p>7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5767406989757" calcext:value-type="float">
            <text:p>-43,5767406989757</text:p>
          </table:table-cell>
          <table:table-cell table:number-columns-repeated="1016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VIVINT SMART HOME INC (A)</text:p>
          </table:table-cell>
          <table:table-cell office:value-type="string" calcext:value-type="string">
            <text:p>VVNT</text:p>
          </table:table-cell>
          <table:table-cell office:value-type="string" calcext:value-type="string">
            <text:p>2020-01-21 00:00:00-05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11.9899997711182" calcext:value-type="float">
            <text:p>11,9899997711182</text:p>
          </table:table-cell>
          <table:table-cell office:value-type="string" calcext:value-type="string">
            <text:p>2023-03-09 00:00:00-05:00</text:p>
          </table:table-cell>
          <table:table-cell office:value-type="float" office:value="8.50678338604434" calcext:value-type="float">
            <text:p>8,50678338604434</text:p>
          </table:table-cell>
          <table:table-cell table:number-columns-repeated="1016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VIZIO HOLDING</text:p>
          </table:table-cell>
          <table:table-cell office:value-type="string" calcext:value-type="string">
            <text:p>VZIO</text:p>
          </table:table-cell>
          <table:table-cell office:value-type="string" calcext:value-type="string">
            <text:p>2021-03-26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8.27000045776367" calcext:value-type="float">
            <text:p>8,27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897412422376" calcext:value-type="float">
            <text:p>-57,5897412422376</text:p>
          </table:table-cell>
          <table:table-cell table:number-columns-repeated="1016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VOLTA INC (A)</text:p>
          </table:table-cell>
          <table:table-cell office:value-type="string" calcext:value-type="string">
            <text:p>VLTA</text:p>
          </table:table-cell>
          <table:table-cell office:value-type="string" calcext:value-type="string">
            <text:p>2021-08-27 00:00:00-04:00</text:p>
          </table:table-cell>
          <table:table-cell office:value-type="float" office:value="9.42000007629395" calcext:value-type="float">
            <text:p>9,42000007629395</text:p>
          </table:table-cell>
          <table:table-cell office:value-type="float" office:value="0.858900010585785" calcext:value-type="float">
            <text:p>0,858900010585785</text:p>
          </table:table-cell>
          <table:table-cell office:value-type="string" calcext:value-type="string">
            <text:p>2023-03-30 00:00:00-04:00</text:p>
          </table:table-cell>
          <table:table-cell office:value-type="float" office:value="-90.8821655665666" calcext:value-type="float">
            <text:p>-90,8821655665666</text:p>
          </table:table-cell>
          <table:table-cell table:number-columns-repeated="1016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VONAGE HOLDINGS</text:p>
          </table:table-cell>
          <table:table-cell office:value-type="string" calcext:value-type="string">
            <text:p>V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office:value-type="string" calcext:value-type="string">
            <text:p>VSE CORP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1982-10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7.7099990844727" calcext:value-type="float">
            <text:p>47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VUZIX CORP</text:p>
          </table:table-cell>
          <table:table-cell office:value-type="string" calcext:value-type="string">
            <text:p>VUZI</text:p>
          </table:table-cell>
          <table:table-cell office:value-type="string" calcext:value-type="string">
            <text:p>2010-04-05 00:00:00-04:00</text:p>
          </table:table-cell>
          <table:table-cell office:value-type="float" office:value="9" calcext:value-type="float">
            <text:p>9</text:p>
          </table:table-cell>
          <table:table-cell office:value-type="float" office:value="3.83999991416931" calcext:value-type="float">
            <text:p>3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3333342870077" calcext:value-type="float">
            <text:p>-57,3333342870077</text:p>
          </table:table-cell>
          <table:table-cell table:number-columns-repeated="1016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W&amp;T OFFSHORE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2005-01-28 00:00:00-05:00</text:p>
          </table:table-cell>
          <table:table-cell office:value-type="float" office:value="14.7061004896422" calcext:value-type="float">
            <text:p>14,7061004896422</text:p>
          </table:table-cell>
          <table:table-cell office:value-type="float" office:value="4.28999996185303" calcext:value-type="float">
            <text:p>4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8284329698783" calcext:value-type="float">
            <text:p>-70,8284329698783</text:p>
          </table:table-cell>
          <table:table-cell table:number-columns-repeated="1016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WABASH NATIONAL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1991-11-08 00:00:00-05:00</text:p>
          </table:table-cell>
          <table:table-cell office:value-type="float" office:value="9.02328681945801" calcext:value-type="float">
            <text:p>9,02328681945801</text:p>
          </table:table-cell>
          <table:table-cell office:value-type="float" office:value="23.7099990844727" calcext:value-type="float">
            <text:p>23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764550865699" calcext:value-type="float">
            <text:p>162,764550865699</text:p>
          </table:table-cell>
          <table:table-cell table:number-columns-repeated="1016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WALKER &amp; DUNLOP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2010-12-15 00:00:00-05:00</text:p>
          </table:table-cell>
          <table:table-cell office:value-type="float" office:value="8.92330550851939" calcext:value-type="float">
            <text:p>8,92330550851939</text:p>
          </table:table-cell>
          <table:table-cell office:value-type="float" office:value="66.3899993896484" calcext:value-type="float">
            <text:p>6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644.006795758181" calcext:value-type="float">
            <text:p>644,006795758181</text:p>
          </table:table-cell>
          <table:table-cell table:number-columns-repeated="1016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WARBY PARKER</text:p>
          </table:table-cell>
          <table:table-cell office:value-type="string" calcext:value-type="string">
            <text:p>WRBY</text:p>
          </table:table-cell>
          <table:table-cell office:value-type="string" calcext:value-type="string">
            <text:p>2021-09-29 00:00:00-04:00</text:p>
          </table:table-cell>
          <table:table-cell office:value-type="float" office:value="54.0499992370606" calcext:value-type="float">
            <text:p>54,0499992370606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234039549907" calcext:value-type="float">
            <text:p>-78,7234039549907</text:p>
          </table:table-cell>
          <table:table-cell table:number-columns-repeated="1016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WARRIOR MET COAL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2017-04-13 00:00:00-04:00</text:p>
          </table:table-cell>
          <table:table-cell office:value-type="float" office:value="6.59077770180172" calcext:value-type="float">
            <text:p>6,59077770180172</text:p>
          </table:table-cell>
          <table:table-cell office:value-type="float" office:value="36.3699989318848" calcext:value-type="float">
            <text:p>36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451.831674158002" calcext:value-type="float">
            <text:p>451,831674158002</text:p>
          </table:table-cell>
          <table:table-cell table:number-columns-repeated="1016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WASHINGTON FEDERAL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1982-11-0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8799991607666" calcext:value-type="float">
            <text:p>25,87999916076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WASHINGTON REAL ESTATE INV</text:p>
          </table:table-cell>
          <table:table-cell office:value-type="string" calcext:value-type="string">
            <text:p>WR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WASHINGTON TRUST BANCORP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1987-06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5.4400005340576" calcext:value-type="float">
            <text:p>25,44000053405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WATERSTONE FINANCIAL</text:p>
          </table:table-cell>
          <table:table-cell office:value-type="string" calcext:value-type="string">
            <text:p>WSBF</text:p>
          </table:table-cell>
          <table:table-cell office:value-type="string" calcext:value-type="string">
            <text:p>2005-10-05 00:00:00-04:00</text:p>
          </table:table-cell>
          <table:table-cell office:value-type="float" office:value="6.38879583297026" calcext:value-type="float">
            <text:p>6,38879583297026</text:p>
          </table:table-cell>
          <table:table-cell office:value-type="float" office:value="13.6999998092651" calcext:value-type="float">
            <text:p>13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43790297014" calcext:value-type="float">
            <text:p>114,43790297014</text:p>
          </table:table-cell>
          <table:table-cell table:number-columns-repeated="1016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WATTS WATER TECHNOLOGIE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1986-08-21 00:00:00-04:00</text:p>
          </table:table-cell>
          <table:table-cell office:value-type="float" office:value="5.53920745849609" calcext:value-type="float">
            <text:p>5,53920745849609</text:p>
          </table:table-cell>
          <table:table-cell office:value-type="float" office:value="170.970001220703" calcext:value-type="float">
            <text:p>170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86.54265978913" calcext:value-type="float">
            <text:p>2986,54265978913</text:p>
          </table:table-cell>
          <table:table-cell table:number-columns-repeated="1016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WD-40 CO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1973-05-03 00:00:00-04:00</text:p>
          </table:table-cell>
          <table:table-cell office:value-type="float" office:value="0.533722102642059" calcext:value-type="float">
            <text:p>0,533722102642059</text:p>
          </table:table-cell>
          <table:table-cell office:value-type="float" office:value="189.940002441406" calcext:value-type="float">
            <text:p>189,94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5487.8089929488" calcext:value-type="float">
            <text:p>35487,8089929488</text:p>
          </table:table-cell>
          <table:table-cell table:number-columns-repeated="1016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WEATHERFORD INTERNATIONAL</text:p>
          </table:table-cell>
          <table:table-cell office:value-type="string" calcext:value-type="string">
            <text:p>WFRD</text:p>
          </table:table-cell>
          <table:table-cell office:value-type="string" calcext:value-type="string">
            <text:p>2021-01-04 00:00:00-05:00</text:p>
          </table:table-cell>
          <table:table-cell office:value-type="float" office:value="5.93499994277954" calcext:value-type="float">
            <text:p>5,93499994277954</text:p>
          </table:table-cell>
          <table:table-cell office:value-type="float" office:value="61.0800018310547" calcext:value-type="float">
            <text:p>61,0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929.149156191046" calcext:value-type="float">
            <text:p>929,149156191046</text:p>
          </table:table-cell>
          <table:table-cell table:number-columns-repeated="1016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WEAVE COMMUNICATIONS</text:p>
          </table:table-cell>
          <table:table-cell office:value-type="string" calcext:value-type="string">
            <text:p>WEAV</text:p>
          </table:table-cell>
          <table:table-cell office:value-type="string" calcext:value-type="string">
            <text:p>2021-11-11 00:00:00-05:00</text:p>
          </table:table-cell>
          <table:table-cell office:value-type="float" office:value="21.7999992370606" calcext:value-type="float">
            <text:p>21,7999992370606</text:p>
          </table:table-cell>
          <table:table-cell office:value-type="float" office:value="5.44999980926514" calcext:value-type="float">
            <text:p>5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" calcext:value-type="float">
            <text:p>-75</text:p>
          </table:table-cell>
          <table:table-cell table:number-columns-repeated="1016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VERITIV CORP.</text:p>
          </table:table-cell>
          <table:table-cell office:value-type="string" calcext:value-type="string">
            <text:p>VRTV</text:p>
          </table:table-cell>
          <table:table-cell office:value-type="string" calcext:value-type="string">
            <text:p>2014-06-18 00:00:00-04:00</text:p>
          </table:table-cell>
          <table:table-cell office:value-type="float" office:value="26.8669646057902" calcext:value-type="float">
            <text:p>26,8669646057902</text:p>
          </table:table-cell>
          <table:table-cell office:value-type="float" office:value="108.669998168945" calcext:value-type="float">
            <text:p>108,66999816894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4.474415935791" calcext:value-type="float">
            <text:p>304,474415935791</text:p>
          </table:table-cell>
          <table:table-cell table:number-columns-repeated="1016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VERITONE INC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2017-05-12 00:00:00-04:00</text:p>
          </table:table-cell>
          <table:table-cell office:value-type="float" office:value="15.6400003433228" calcext:value-type="float">
            <text:p>15,6400003433228</text:p>
          </table:table-cell>
          <table:table-cell office:value-type="float" office:value="3.72000002861023" calcext:value-type="float">
            <text:p>3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214834098783" calcext:value-type="float">
            <text:p>-76,214834098783</text:p>
          </table:table-cell>
          <table:table-cell table:number-columns-repeated="1016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VERRA MOBILITY CORPORATION (A)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2017-03-2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72.5" calcext:value-type="float">
            <text:p>72,5</text:p>
          </table:table-cell>
          <table:table-cell table:number-columns-repeated="1016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VERTEX ENERGY INC.</text:p>
          </table:table-cell>
          <table:table-cell office:value-type="string" calcext:value-type="string">
            <text:p>VTNR</text:p>
          </table:table-cell>
          <table:table-cell office:value-type="string" calcext:value-type="string">
            <text:p>1992-10-21 00:00:00-04:00</text:p>
          </table:table-cell>
          <table:table-cell office:value-type="float" office:value="3000" calcext:value-type="float">
            <text:p>3000</text:p>
          </table:table-cell>
          <table:table-cell office:value-type="float" office:value="7.3600001335144" calcext:value-type="float">
            <text:p>7,36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546666622162" calcext:value-type="float">
            <text:p>-99,7546666622162</text:p>
          </table:table-cell>
          <table:table-cell table:number-columns-repeated="1016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number-columns-repeated="2" office:value-type="string" calcext:value-type="string">
            <text:p>VERU</text:p>
          </table:table-cell>
          <table:table-cell office:value-type="string" calcext:value-type="string">
            <text:p>1999-02-11 00:00:00-05:00</text:p>
          </table:table-cell>
          <table:table-cell office:value-type="float" office:value="1.37849307060242" calcext:value-type="float">
            <text:p>1,37849307060242</text:p>
          </table:table-cell>
          <table:table-cell office:value-type="float" office:value="1.25999999046326" calcext:value-type="float">
            <text:p>1,2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59584155090294" calcext:value-type="float">
            <text:p>-8,59584155090294</text:p>
          </table:table-cell>
          <table:table-cell table:number-columns-repeated="1016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VERVE THERAPEUTICS</text:p>
          </table:table-cell>
          <table:table-cell office:value-type="string" calcext:value-type="string">
            <text:p>VERV</text:p>
          </table:table-cell>
          <table:table-cell office:value-type="string" calcext:value-type="string">
            <text:p>2021-06-17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6.5699996948242" calcext:value-type="float">
            <text:p>16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7666676839193" calcext:value-type="float">
            <text:p>-44,7666676839193</text:p>
          </table:table-cell>
          <table:table-cell table:number-columns-repeated="1016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VIA RENEWABLE IN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2014-07-29 00:00:00-04:00</text:p>
          </table:table-cell>
          <table:table-cell office:value-type="float" office:value="24.3796335124" calcext:value-type="float">
            <text:p>24,3796335124</text:p>
          </table:table-cell>
          <table:table-cell office:value-type="float" office:value="10.3400001525879" calcext:value-type="float">
            <text:p>10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875488557744" calcext:value-type="float">
            <text:p>-57,5875488557744</text:p>
          </table:table-cell>
          <table:table-cell table:number-columns-repeated="1016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VIAD CORP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2004-06-22 00:00:00-04:00</text:p>
          </table:table-cell>
          <table:table-cell office:value-type="float" office:value="12.4852199731259" calcext:value-type="float">
            <text:p>12,4852199731259</text:p>
          </table:table-cell>
          <table:table-cell office:value-type="float" office:value="20.6200008392334" calcext:value-type="float">
            <text:p>20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65.1552866799092" calcext:value-type="float">
            <text:p>65,1552866799092</text:p>
          </table:table-cell>
          <table:table-cell table:number-columns-repeated="1016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VIANT TECHNOLOGY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2021-02-10 00:00:00-05:00</text:p>
          </table:table-cell>
          <table:table-cell office:value-type="float" office:value="44" calcext:value-type="float">
            <text:p>44</text:p>
          </table:table-cell>
          <table:table-cell office:value-type="float" office:value="4.09999990463257" calcext:value-type="float">
            <text:p>4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6818183985623" calcext:value-type="float">
            <text:p>-90,6818183985623</text:p>
          </table:table-cell>
          <table:table-cell table:number-columns-repeated="1016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VIAVI SOLUTIONS</text:p>
          </table:table-cell>
          <table:table-cell office:value-type="string" calcext:value-type="string">
            <text:p>VIAV</text:p>
          </table:table-cell>
          <table:table-cell office:value-type="string" calcext:value-type="string">
            <text:p>1993-11-17 00:00:00-05:00</text:p>
          </table:table-cell>
          <table:table-cell office:value-type="float" office:value="1.13765597343445" calcext:value-type="float">
            <text:p>1,13765597343445</text:p>
          </table:table-cell>
          <table:table-cell office:value-type="float" office:value="9.21000003814697" calcext:value-type="float">
            <text:p>9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09.559326651543" calcext:value-type="float">
            <text:p>709,559326651543</text:p>
          </table:table-cell>
          <table:table-cell table:number-columns-repeated="1016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VICARIOUS SURGICAL INC (A)</text:p>
          </table:table-cell>
          <table:table-cell office:value-type="string" calcext:value-type="string">
            <text:p>RBOT</text:p>
          </table:table-cell>
          <table:table-cell office:value-type="string" calcext:value-type="string">
            <text:p>2020-09-04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2.24000000953674" calcext:value-type="float">
            <text:p>2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428574904061" calcext:value-type="float">
            <text:p>-77,1428574904061</text:p>
          </table:table-cell>
          <table:table-cell table:number-columns-repeated="101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VICOR CORP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1990-04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0699996948242" calcext:value-type="float">
            <text:p>42,0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VICTORY CAPITAL HOLDINGS CLASS A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2018-02-08 00:00:00-05:00</text:p>
          </table:table-cell>
          <table:table-cell office:value-type="float" office:value="11.3073050340355" calcext:value-type="float">
            <text:p>11,30730503403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6.471368842609" calcext:value-type="float">
            <text:p>156,471368842609</text:p>
          </table:table-cell>
          <table:table-cell table:number-columns-repeated="1016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VIEW INC (A)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2020-10-19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0.27700001001358" calcext:value-type="float">
            <text:p>0,277000010013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443297375223" calcext:value-type="float">
            <text:p>-97,1443297375223</text:p>
          </table:table-cell>
          <table:table-cell table:number-columns-repeated="1016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VIEWRAY INC</text:p>
          </table:table-cell>
          <table:table-cell office:value-type="string" calcext:value-type="string">
            <text:p>VRAY</text:p>
          </table:table-cell>
          <table:table-cell office:value-type="string" calcext:value-type="string">
            <text:p>2015-08-10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000007629395" calcext:value-type="float">
            <text:p>-79,2000007629395</text:p>
          </table:table-cell>
          <table:table-cell table:number-columns-repeated="1016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VILLAGE SUPER MARKET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1973-02-21 00:00:00-05:00</text:p>
          </table:table-cell>
          <table:table-cell office:value-type="float" office:value="0.177030771970749" calcext:value-type="float">
            <text:p>0,177030771970749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44.7812494161" calcext:value-type="float">
            <text:p>12044,7812494161</text:p>
          </table:table-cell>
          <table:table-cell table:number-columns-repeated="1016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VMEO</text:p>
          </table:table-cell>
          <table:table-cell office:value-type="string" calcext:value-type="string">
            <text:p>2021-05-21 00:00:00-04:00</text:p>
          </table:table-cell>
          <table:table-cell office:value-type="float" office:value="55" calcext:value-type="float">
            <text:p>55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272725885565" calcext:value-type="float">
            <text:p>-93,3272725885565</text:p>
          </table:table-cell>
          <table:table-cell table:number-columns-repeated="1016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VINCO VENTURES INC</text:p>
          </table:table-cell>
          <table:table-cell office:value-type="string" calcext:value-type="string">
            <text:p>BBIG</text:p>
          </table:table-cell>
          <table:table-cell office:value-type="string" calcext:value-type="string">
            <text:p>2018-05-03 00:00:00-04:00</text:p>
          </table:table-cell>
          <table:table-cell office:value-type="float" office:value="3.74829888343811" calcext:value-type="float">
            <text:p>3,74829888343811</text:p>
          </table:table-cell>
          <table:table-cell office:value-type="float" office:value="0.180999994277954" calcext:value-type="float">
            <text:p>0,1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711429662745" calcext:value-type="float">
            <text:p>-95,1711429662745</text:p>
          </table:table-cell>
          <table:table-cell table:number-columns-repeated="1016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VINTAGE WINE ESTATES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2020-03-12 00:00:00-04:00</text:p>
          </table:table-cell>
          <table:table-cell office:value-type="float" office:value="9.68000030517578" calcext:value-type="float">
            <text:p>9,68000030517578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636362516817" calcext:value-type="float">
            <text:p>-86,3636362516817</text:p>
          </table:table-cell>
          <table:table-cell table:number-columns-repeated="1016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office:value-type="string" calcext:value-type="string">
            <text:p>WISDOMTREE INVESTMENTS</text:p>
          </table:table-cell>
          <table:table-cell office:value-type="string" calcext:value-type="string">
            <text:p>WETF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office:value-type="string" calcext:value-type="string">
            <text:p>WM TECHNOLOGY INC (A)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2019-10-01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0.759999990463257" calcext:value-type="float">
            <text:p>0,7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2528036905736" calcext:value-type="float">
            <text:p>-92,2528036905736</text:p>
          </table:table-cell>
          <table:table-cell table:number-columns-repeated="1016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WOLVERINE WORLD WID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3699998855591" calcext:value-type="float">
            <text:p>14,36999988555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WORKHORSE GROUP</text:p>
          </table:table-cell>
          <table:table-cell office:value-type="string" calcext:value-type="string">
            <text:p>WKHS</text:p>
          </table:table-cell>
          <table:table-cell office:value-type="string" calcext:value-type="string">
            <text:p>2010-06-02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07000005245209" calcext:value-type="float">
            <text:p>1,07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4059404748618" calcext:value-type="float">
            <text:p>-89,4059404748618</text:p>
          </table:table-cell>
          <table:table-cell table:number-columns-repeated="1016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WORKIVA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2014-12-12 00:00:00-05:00</text:p>
          </table:table-cell>
          <table:table-cell office:value-type="float" office:value="14" calcext:value-type="float">
            <text:p>14</text:p>
          </table:table-cell>
          <table:table-cell office:value-type="float" office:value="86.4800033569336" calcext:value-type="float">
            <text:p>86,4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517.714309692383" calcext:value-type="float">
            <text:p>517,714309692383</text:p>
          </table:table-cell>
          <table:table-cell table:number-columns-repeated="1016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WORLD ACCEPTANCE</text:p>
          </table:table-cell>
          <table:table-cell office:value-type="string" calcext:value-type="string">
            <text:p>WRLD</text:p>
          </table:table-cell>
          <table:table-cell office:value-type="string" calcext:value-type="string">
            <text:p>1991-11-26 00:00:00-05:00</text:p>
          </table:table-cell>
          <table:table-cell office:value-type="float" office:value="2.33333301544189" calcext:value-type="float">
            <text:p>2,33333301544189</text:p>
          </table:table-cell>
          <table:table-cell office:value-type="float" office:value="105.300003051758" calcext:value-type="float">
            <text:p>105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412.85788847486" calcext:value-type="float">
            <text:p>4412,85788847486</text:p>
          </table:table-cell>
          <table:table-cell table:number-columns-repeated="1016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WORLD FUEL SERVI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986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2.9899997711182" calcext:value-type="float">
            <text:p>22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WORTHINGTON INDS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.0900001525879" calcext:value-type="float">
            <text:p>57,0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WSFS FINANCIAL CORP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1986-11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1.9599990844727" calcext:value-type="float">
            <text:p>31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2001-11-15 00:00:00-05:00</text:p>
          </table:table-cell>
          <table:table-cell office:value-type="float" office:value="25.8883562650032" calcext:value-type="float">
            <text:p>25,8883562650032</text:p>
          </table:table-cell>
          <table:table-cell office:value-type="float" office:value="8.26000022888184" calcext:value-type="float">
            <text:p>8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0937632952464" calcext:value-type="float">
            <text:p>-68,0937632952464</text:p>
          </table:table-cell>
          <table:table-cell table:number-columns-repeated="1016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XENCOR</text:p>
          </table:table-cell>
          <table:table-cell office:value-type="string" calcext:value-type="string">
            <text:p>XNCR</text:p>
          </table:table-cell>
          <table:table-cell office:value-type="string" calcext:value-type="string">
            <text:p>2013-12-03 00:00:00-05:00</text:p>
          </table:table-cell>
          <table:table-cell office:value-type="float" office:value="5.94999980926514" calcext:value-type="float">
            <text:p>5,94999980926514</text:p>
          </table:table-cell>
          <table:table-cell office:value-type="float" office:value="27.8799991607666" calcext:value-type="float">
            <text:p>27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68.571429487322" calcext:value-type="float">
            <text:p>368,571429487322</text:p>
          </table:table-cell>
          <table:table-cell table:number-columns-repeated="1016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XENIA HOTELS &amp; RESORTS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2015-02-04 00:00:00-05:00</text:p>
          </table:table-cell>
          <table:table-cell office:value-type="float" office:value="15.1903719172187" calcext:value-type="float">
            <text:p>15,1903719172187</text:p>
          </table:table-cell>
          <table:table-cell office:value-type="float" office:value="13.1199998855591" calcext:value-type="float">
            <text:p>13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6295019170186" calcext:value-type="float">
            <text:p>-13,6295019170186</text:p>
          </table:table-cell>
          <table:table-cell table:number-columns-repeated="1016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XERIS BIOPHARMA HOLDINGS INC</text:p>
          </table:table-cell>
          <table:table-cell office:value-type="string" calcext:value-type="string">
            <text:p>XERS</text:p>
          </table:table-cell>
          <table:table-cell office:value-type="string" calcext:value-type="string">
            <text:p>2018-06-21 00:00:00-04:00</text:p>
          </table:table-cell>
          <table:table-cell office:value-type="float" office:value="15.75" calcext:value-type="float">
            <text:p>15,7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2063496907552" calcext:value-type="float">
            <text:p>-85,2063496907552</text:p>
          </table:table-cell>
          <table:table-cell table:number-columns-repeated="1016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XEROX HOLDINGS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1099996566773" calcext:value-type="float">
            <text:p>14,10999965667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XOMETRY</text:p>
          </table:table-cell>
          <table:table-cell office:value-type="string" calcext:value-type="string">
            <text:p>XMTR</text:p>
          </table:table-cell>
          <table:table-cell office:value-type="string" calcext:value-type="string">
            <text:p>2021-06-30 00:00:00-04:00</text:p>
          </table:table-cell>
          <table:table-cell office:value-type="float" office:value="67.0100021362305" calcext:value-type="float">
            <text:p>67,0100021362305</text:p>
          </table:table-cell>
          <table:table-cell office:value-type="float" office:value="12.8599996566773" calcext:value-type="float">
            <text:p>12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8088356264591" calcext:value-type="float">
            <text:p>-80,8088356264591</text:p>
          </table:table-cell>
          <table:table-cell table:number-columns-repeated="1016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XOS INC (A)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2020-12-08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0.477999985218048" calcext:value-type="float">
            <text:p>0,47799998521804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125000923872" calcext:value-type="float">
            <text:p>-97,0125000923872</text:p>
          </table:table-cell>
          <table:table-cell table:number-columns-repeated="1016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XPEL INC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2019-07-01 00:00:00-04:00</text:p>
          </table:table-cell>
          <table:table-cell office:value-type="float" office:value="5.40899991989136" calcext:value-type="float">
            <text:p>5,40899991989136</text:p>
          </table:table-cell>
          <table:table-cell office:value-type="float" office:value="70.25" calcext:value-type="float">
            <text:p>70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8.76134295471" calcext:value-type="float">
            <text:p>1198,76134295471</text:p>
          </table:table-cell>
          <table:table-cell table:number-columns-repeated="1016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XPERI HOLDING CORPORATION</text:p>
          </table:table-cell>
          <table:table-cell office:value-type="string" calcext:value-type="string">
            <text:p>XPER</text:p>
          </table:table-cell>
          <table:table-cell office:value-type="string" calcext:value-type="string">
            <text:p>2022-09-20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9.17000007629395" calcext:value-type="float">
            <text:p>9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1304344508959" calcext:value-type="float">
            <text:p>-60,1304344508959</text:p>
          </table:table-cell>
          <table:table-cell table:number-columns-repeated="1016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XPONENTIAL FITNESS</text:p>
          </table:table-cell>
          <table:table-cell office:value-type="string" calcext:value-type="string">
            <text:p>XPOF</text:p>
          </table:table-cell>
          <table:table-cell office:value-type="string" calcext:value-type="string">
            <text:p>2021-07-23 00:00:00-04:00</text:p>
          </table:table-cell>
          <table:table-cell office:value-type="float" office:value="11.1999998092651" calcext:value-type="float">
            <text:p>11,1999998092651</text:p>
          </table:table-cell>
          <table:table-cell office:value-type="float" office:value="33.3499984741211" calcext:value-type="float">
            <text:p>33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7.767848589895" calcext:value-type="float">
            <text:p>197,767848589895</text:p>
          </table:table-cell>
          <table:table-cell table:number-columns-repeated="1016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2012-03-02 00:00:00-05:00</text:p>
          </table:table-cell>
          <table:table-cell office:value-type="float" office:value="22.0100002288818" calcext:value-type="float">
            <text:p>22,0100002288818</text:p>
          </table:table-cell>
          <table:table-cell office:value-type="float" office:value="27.6299991607666" calcext:value-type="float">
            <text:p>27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5338431324054" calcext:value-type="float">
            <text:p>25,5338431324054</text:p>
          </table:table-cell>
          <table:table-cell table:number-columns-repeated="1016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number-columns-repeated="2" office:value-type="string" calcext:value-type="string">
            <text:p>YEXT</text:p>
          </table:table-cell>
          <table:table-cell office:value-type="string" calcext:value-type="string">
            <text:p>2017-04-1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8.21000003814697" calcext:value-type="float">
            <text:p>8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3571425846645" calcext:value-type="float">
            <text:p>-41,3571425846645</text:p>
          </table:table-cell>
          <table:table-cell table:number-columns-repeated="1016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Y-MABS THERAPEUTICS</text:p>
          </table:table-cell>
          <table:table-cell office:value-type="string" calcext:value-type="string">
            <text:p>YMAB</text:p>
          </table:table-cell>
          <table:table-cell office:value-type="string" calcext:value-type="string">
            <text:p>2018-09-21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6.23999977111816" calcext:value-type="float">
            <text:p>6,2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4528310523843" calcext:value-type="float">
            <text:p>-76,4528310523843</text:p>
          </table:table-cell>
          <table:table-cell table:number-columns-repeated="1016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YORK WATER CO</text:p>
          </table:table-cell>
          <table:table-cell office:value-type="string" calcext:value-type="string">
            <text:p>YORW</text:p>
          </table:table-cell>
          <table:table-cell office:value-type="string" calcext:value-type="string">
            <text:p>1999-05-03 00:00:00-04:00</text:p>
          </table:table-cell>
          <table:table-cell office:value-type="float" office:value="3.22443094128672" calcext:value-type="float">
            <text:p>3,22443094128672</text:p>
          </table:table-cell>
          <table:table-cell office:value-type="float" office:value="42.5800018310547" calcext:value-type="float">
            <text:p>42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0.54314719059" calcext:value-type="float">
            <text:p>1220,54314719059</text:p>
          </table:table-cell>
          <table:table-cell table:number-columns-repeated="1016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ZENTALIS PHARMACEUTICALS</text:p>
          </table:table-cell>
          <table:table-cell office:value-type="string" calcext:value-type="string">
            <text:p>ZNTL</text:p>
          </table:table-cell>
          <table:table-cell office:value-type="string" calcext:value-type="string">
            <text:p>2020-04-03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22.3999996185303" calcext:value-type="float">
            <text:p>22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4000015258789" calcext:value-type="float">
            <text:p>-10,4000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ZETA GLOBAL HOLDING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2021-06-10 00:00:00-04:00</text:p>
          </table:table-cell>
          <table:table-cell office:value-type="float" office:value="9.01000022888184" calcext:value-type="float">
            <text:p>9,01000022888184</text:p>
          </table:table-cell>
          <table:table-cell office:value-type="float" office:value="9.09000015258789" calcext:value-type="float">
            <text:p>9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87901461418529" calcext:value-type="float">
            <text:p>0,887901461418529</text:p>
          </table:table-cell>
          <table:table-cell table:number-columns-repeated="1016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ZIFF DAVIS IN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1999-07-23 00:00:00-04:00</text:p>
          </table:table-cell>
          <table:table-cell office:value-type="float" office:value="7.46183851399702" calcext:value-type="float">
            <text:p>7,46183851399702</text:p>
          </table:table-cell>
          <table:table-cell office:value-type="float" office:value="67.0100021362305" calcext:value-type="float">
            <text:p>67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798.036080659373" calcext:value-type="float">
            <text:p>798,036080659373</text:p>
          </table:table-cell>
          <table:table-cell table:number-columns-repeated="1016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ZIMVIE</text:p>
          </table:table-cell>
          <table:table-cell office:value-type="string" calcext:value-type="string">
            <text:p>ZIMV</text:p>
          </table:table-cell>
          <table:table-cell office:value-type="string" calcext:value-type="string">
            <text:p>2022-02-16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9.40999984741211" calcext:value-type="float">
            <text:p>9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3600006103516" calcext:value-type="float">
            <text:p>-62,3600006103516</text:p>
          </table:table-cell>
          <table:table-cell table:number-columns-repeated="1016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ZIPRECRUITER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2021-05-26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6.5499992370606" calcext:value-type="float">
            <text:p>16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2500038146973" calcext:value-type="float">
            <text:p>-17,2500038146973</text:p>
          </table:table-cell>
          <table:table-cell table:number-columns-repeated="1016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ZUMIEZ</text:p>
          </table:table-cell>
          <table:table-cell office:value-type="string" calcext:value-type="string">
            <text:p>ZUMZ</text:p>
          </table:table-cell>
          <table:table-cell office:value-type="string" calcext:value-type="string">
            <text:p>2005-05-06 00:00:00-04:00</text:p>
          </table:table-cell>
          <table:table-cell office:value-type="float" office:value="10.4399995803833" calcext:value-type="float">
            <text:p>10,4399995803833</text:p>
          </table:table-cell>
          <table:table-cell office:value-type="float" office:value="16.5799999237061" calcext:value-type="float">
            <text:p>16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58.812266188782" calcext:value-type="float">
            <text:p>58,812266188782</text:p>
          </table:table-cell>
          <table:table-cell table:number-columns-repeated="1016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EB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WEIS MARKETS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9.4599990844727" calcext:value-type="float">
            <text:p>79,4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office:value-type="string" calcext:value-type="string">
            <text:p>WEJO GROUP LIMITED (A)</text:p>
          </table:table-cell>
          <table:table-cell office:value-type="string" calcext:value-type="string">
            <text:p>WEJO</text:p>
          </table:table-cell>
          <table:table-cell office:value-type="string" calcext:value-type="string">
            <text:p>2021-03-16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349999994039536" calcext:value-type="float">
            <text:p>0,3499999940395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000000596046" calcext:value-type="float">
            <text:p>-96,5000000596046</text:p>
          </table:table-cell>
          <table:table-cell table:number-columns-repeated="1016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office:value-type="string" calcext:value-type="string">
            <text:p>WELBILT</text:p>
          </table:table-cell>
          <table:table-cell office:value-type="string" calcext:value-type="string">
            <text:p>WB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office:value-type="string" calcext:value-type="string">
            <text:p>WERNER ENTERPRISES</text:p>
          </table:table-cell>
          <table:table-cell office:value-type="string" calcext:value-type="string">
            <text:p>WERN</text:p>
          </table:table-cell>
          <table:table-cell office:value-type="string" calcext:value-type="string">
            <text:p>1986-06-20 00:00:00-04:00</text:p>
          </table:table-cell>
          <table:table-cell office:value-type="float" office:value="1.40694409318198" calcext:value-type="float">
            <text:p>1,40694409318198</text:p>
          </table:table-cell>
          <table:table-cell office:value-type="float" office:value="45.6199989318848" calcext:value-type="float">
            <text:p>45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3142.48839402777" calcext:value-type="float">
            <text:p>3142,48839402777</text:p>
          </table:table-cell>
          <table:table-cell table:number-columns-repeated="1016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office:value-type="string" calcext:value-type="string">
            <text:p>WESBANCO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1987-05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9300003051758" calcext:value-type="float">
            <text:p>21,9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1999-05-03 00:00:00-04:00</text:p>
          </table:table-cell>
          <table:table-cell office:value-type="float" office:value="6.73371458053589" calcext:value-type="float">
            <text:p>6,73371458053589</text:p>
          </table:table-cell>
          <table:table-cell office:value-type="float" office:value="16.4699993133545" calcext:value-type="float">
            <text:p>16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4.590101293598" calcext:value-type="float">
            <text:p>144,590101293598</text:p>
          </table:table-cell>
          <table:table-cell table:number-columns-repeated="1016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office:value-type="string" calcext:value-type="string">
            <text:p>WESTAMERICA <text:s/>BANCP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8.1199989318848" calcext:value-type="float">
            <text:p>38,11999893188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office:value-type="string" calcext:value-type="string">
            <text:p>WEYCO GRP INC</text:p>
          </table:table-cell>
          <table:table-cell office:value-type="string" calcext:value-type="string">
            <text:p>WEY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8700008392334" calcext:value-type="float">
            <text:p>25,87000083923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office:value-type="string" calcext:value-type="string">
            <text:p>WHEELS UP EXPERIENCE IN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2020-11-18 00:00:00-05:00</text:p>
          </table:table-cell>
          <table:table-cell office:value-type="float" office:value="9.89000034332275" calcext:value-type="float">
            <text:p>9,89000034332275</text:p>
          </table:table-cell>
          <table:table-cell office:value-type="float" office:value="0.492000013589859" calcext:value-type="float">
            <text:p>0,49200001358985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252780939282" calcext:value-type="float">
            <text:p>-95,0252780939282</text:p>
          </table:table-cell>
          <table:table-cell table:number-columns-repeated="1016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office:value-type="string" calcext:value-type="string">
            <text:p>WHITESTONE REIT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2010-08-26 00:00:00-04:00</text:p>
          </table:table-cell>
          <table:table-cell office:value-type="float" office:value="4.51252829510233" calcext:value-type="float">
            <text:p>4,51252829510233</text:p>
          </table:table-cell>
          <table:table-cell office:value-type="float" office:value="8.61999988555908" calcext:value-type="float">
            <text:p>8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0237304199245" calcext:value-type="float">
            <text:p>91,0237304199245</text:p>
          </table:table-cell>
          <table:table-cell table:number-columns-repeated="1016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office:value-type="string" calcext:value-type="string">
            <text:p>WHITING PETROLEUM</text:p>
          </table:table-cell>
          <table:table-cell office:value-type="string" calcext:value-type="string">
            <text:p>WL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WHOLE EARTH BRANDS INC (A)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19-05-14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29999995231628" calcext:value-type="float">
            <text:p>2,2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2886598191539" calcext:value-type="float">
            <text:p>-76,2886598191539</text:p>
          </table:table-cell>
          <table:table-cell table:number-columns-repeated="1016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office:value-type="string" calcext:value-type="string">
            <text:p>WIDEOPENWEST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2017-05-25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9.14999961853027" calcext:value-type="float">
            <text:p>9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8125023841858" calcext:value-type="float">
            <text:p>-42,8125023841858</text:p>
          </table:table-cell>
          <table:table-cell table:number-columns-repeated="1016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office:value-type="string" calcext:value-type="string">
            <text:p>WILEY (JOHN) &amp; SONS - CL A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1972-06-02 00:00:00-04:00</text:p>
          </table:table-cell>
          <table:table-cell office:value-type="float" office:value="0.300513803958893" calcext:value-type="float">
            <text:p>0,300513803958893</text:p>
          </table:table-cell>
          <table:table-cell office:value-type="float" office:value="35.9900016784668" calcext:value-type="float">
            <text:p>35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76.1559051011" calcext:value-type="float">
            <text:p>11876,155905101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WILLDAN GROUP</text:p>
          </table:table-cell>
          <table:table-cell office:value-type="string" calcext:value-type="string">
            <text:p>WLDN</text:p>
          </table:table-cell>
          <table:table-cell office:value-type="string" calcext:value-type="string">
            <text:p>2006-11-21 00:00:00-05:00</text:p>
          </table:table-cell>
          <table:table-cell office:value-type="float" office:value="10.1099996566772" calcext:value-type="float">
            <text:p>10,1099996566772</text:p>
          </table:table-cell>
          <table:table-cell office:value-type="float" office:value="17.1000003814697" calcext:value-type="float">
            <text:p>17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1394753923247" calcext:value-type="float">
            <text:p>69,1394753923247</text:p>
          </table:table-cell>
          <table:table-cell table:number-columns-repeated="1016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office:value-type="string" calcext:value-type="string">
            <text:p>WINGSTOP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2015-06-12 00:00:00-04:00</text:p>
          </table:table-cell>
          <table:table-cell office:value-type="float" office:value="21.9577380740829" calcext:value-type="float">
            <text:p>21,957738074082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851.828459265055" calcext:value-type="float">
            <text:p>851,828459265055</text:p>
          </table:table-cell>
          <table:table-cell table:number-columns-repeated="1016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office:value-type="string" calcext:value-type="string">
            <text:p>WINMARK CORP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1993-08-25 00:00:00-04:00</text:p>
          </table:table-cell>
          <table:table-cell office:value-type="float" office:value="9.94438943862915" calcext:value-type="float">
            <text:p>9,94438943862915</text:p>
          </table:table-cell>
          <table:table-cell office:value-type="float" office:value="323.820007324219" calcext:value-type="float">
            <text:p>323,820007324219</text:p>
          </table:table-cell>
          <table:table-cell office:value-type="string" calcext:value-type="string">
            <text:p>2023-05-05 00:00:00-04:00</text:p>
          </table:table-cell>
          <table:table-cell office:value-type="float" office:value="3156.30858810028" calcext:value-type="float">
            <text:p>3156,30858810028</text:p>
          </table:table-cell>
          <table:table-cell table:number-columns-repeated="1016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office:value-type="string" calcext:value-type="string">
            <text:p>WINNEBAGO INDS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9.810001373291" calcext:value-type="float">
            <text:p>59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office:value-type="string" calcext:value-type="string">
            <text:p>ZUORA</text:p>
          </table:table-cell>
          <table:table-cell office:value-type="string" calcext:value-type="string">
            <text:p>ZUO</text:p>
          </table:table-cell>
          <table:table-cell office:value-type="string" calcext:value-type="string">
            <text:p>2018-04-12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7.48999977111816" calcext:value-type="float">
            <text:p>7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5500011444092" calcext:value-type="float">
            <text:p>-62,5500011444092</text:p>
          </table:table-cell>
          <table:table-cell table:number-columns-repeated="1016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ZURN WATER SOLUTIONS CORPORATION</text:p>
          </table:table-cell>
          <table:table-cell office:value-type="string" calcext:value-type="string">
            <text:p>ZWS</text:p>
          </table:table-cell>
          <table:table-cell office:value-type="string" calcext:value-type="string">
            <text:p>2012-03-29 00:00:00-04:00</text:p>
          </table:table-cell>
          <table:table-cell office:value-type="float" office:value="18.5612572865721" calcext:value-type="float">
            <text:p>18,5612572865721</text:p>
          </table:table-cell>
          <table:table-cell office:value-type="float" office:value="21.6800003051758" calcext:value-type="float">
            <text:p>21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8024340725018" calcext:value-type="float">
            <text:p>16,8024340725018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office:value-type="string" calcext:value-type="string">
            <text:p>ZYNEX</text:p>
          </table:table-cell>
          <table:table-cell office:value-type="string" calcext:value-type="string">
            <text:p>ZYXI</text:p>
          </table:table-cell>
          <table:table-cell office:value-type="string" calcext:value-type="string">
            <text:p>2004-02-25 00:00:00-05:00</text:p>
          </table:table-cell>
          <table:table-cell office:value-type="float" office:value="1.41861294726543" calcext:value-type="float">
            <text:p>1,41861294726543</text:p>
          </table:table-cell>
          <table:table-cell office:value-type="float" office:value="9.4399995803833" calcext:value-type="float">
            <text:p>9,4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565.43870183761" calcext:value-type="float">
            <text:p>565,43870183761</text:p>
          </table:table-cell>
          <table:table-cell table:number-columns-repeated="1016"/>
        </table:table-row>
        <table:table-row table:style-name="ro1" table:number-rows-repeated="1046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07T03:38:30</meta:creation-date>
    <dc:date>2023-05-07T05:41:06.703819695</dc:date>
    <meta:generator>LibreOffice/7.3.7.2$Linux_X86_64 LibreOffice_project/30$Build-2</meta:generator>
    <meta:editing-duration>PT2M52S</meta:editing-duration>
    <meta:editing-cycles>1</meta:editing-cycles>
    <meta:document-statistic meta:table-count="1" meta:cell-count="16087" meta:object-count="0"/>
    <meta:user-defined meta:name="AppVersion">3.1</meta:user-defined>
  </office:meta>
</office:document-meta>
</file>